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AP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/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usted 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vidend amount</text:p>
          </table:table-cell>
          <table:table-cell office:value-type="string" calcext:value-type="string">
            <text:p>split coefficient</text:p>
          </table:table-cell>
          <table:table-cell/>
          <table:table-cell office:value-type="string" calcext:value-type="string">
            <text:p>12 day EMA</text:p>
          </table:table-cell>
          <table:table-cell office:value-type="string" calcext:value-type="string">
            <text:p>12 day SUM</text:p>
          </table:table-cell>
          <table:table-cell office:value-type="string" calcext:value-type="string">
            <text:p>12 day SMA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Adj Close 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70.16" calcext:value-type="float">
            <text:p>170.16</text:p>
          </table:table-cell>
          <table:table-cell office:value-type="float" office:value="172.3" calcext:value-type="float">
            <text:p>172.3</text:p>
          </table:table-cell>
          <table:table-cell office:value-type="float" office:value="169.26" calcext:value-type="float">
            <text:p>169.26</text:p>
          </table:table-cell>
          <table:table-cell office:value-type="float" office:value="172.26" calcext:value-type="float">
            <text:p>172.26</text:p>
          </table:table-cell>
          <table:table-cell office:value-type="float" office:value="41.4400863936" calcext:value-type="float">
            <text:p>41.4400863936</text:p>
          </table:table-cell>
          <table:table-cell office:value-type="float" office:value="25048048" calcext:value-type="float">
            <text:p>25048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.15140792" calcext:value-type="float">
            <text:p>42.15140792</text:p>
          </table:table-cell>
          <table:table-cell table:formula="of:=SUM([.F2:.F13])" office:value-type="float" office:value="505.7706492213" calcext:value-type="float">
            <text:p>505.7706492213</text:p>
          </table:table-cell>
          <table:table-cell table:formula="of:=SUM([.F2:.F13])/12" office:value-type="float" office:value="42.147554101775" calcext:value-type="float">
            <text:p>42.147554101775</text:p>
          </table:table-cell>
          <table:table-cell table:formula="of:=2/([.L2]+1)" office:value-type="float" office:value="0.00394655847388396" calcext:value-type="float">
            <text:p>0.003946558473884</text:p>
          </table:table-cell>
          <table:table-cell table:formula="of:=[.F13]" office:value-type="float" office:value="43.1240560021" calcext:value-type="float">
            <text:p>43.1240560021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72.53" calcext:value-type="float">
            <text:p>172.53</text:p>
          </table:table-cell>
          <table:table-cell office:value-type="float" office:value="174.55" calcext:value-type="float">
            <text:p>174.55</text:p>
          </table:table-cell>
          <table:table-cell office:value-type="float" office:value="171.96" calcext:value-type="float">
            <text:p>171.96</text:p>
          </table:table-cell>
          <table:table-cell office:value-type="float" office:value="172.23" calcext:value-type="float">
            <text:p>172.23</text:p>
          </table:table-cell>
          <table:table-cell office:value-type="float" office:value="41.432869381" calcext:value-type="float">
            <text:p>41.432869381</text:p>
          </table:table-cell>
          <table:table-cell office:value-type="float" office:value="28819653" calcext:value-type="float">
            <text:p>28819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]-[.K2])*[.N3])+[.K2]" office:value-type="float" office:value="42.1544779671767" calcext:value-type="float">
            <text:p>42.1544779671767</text:p>
          </table:table-cell>
          <table:table-cell table:formula="of:=SUM([.F3:.F14])" office:value-type="float" office:value="507.2621651603" calcext:value-type="float">
            <text:p>507.2621651603</text:p>
          </table:table-cell>
          <table:table-cell table:formula="of:=SUM([.F3:.F14])/12" office:value-type="float" office:value="42.2718470966917" calcext:value-type="float">
            <text:p>42.2718470966917</text:p>
          </table:table-cell>
          <table:table-cell table:formula="of:=2/([.L3]+1)" office:value-type="float" office:value="0.0039349771379682" calcext:value-type="float">
            <text:p>0.003934977137968</text:p>
          </table:table-cell>
          <table:table-cell table:formula="of:=[.F14]" office:value-type="float" office:value="42.9316023326" calcext:value-type="float">
            <text:p>42.931602332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72.54" calcext:value-type="float">
            <text:p>172.54</text:p>
          </table:table-cell>
          <table:table-cell office:value-type="float" office:value="173.47" calcext:value-type="float">
            <text:p>173.47</text:p>
          </table:table-cell>
          <table:table-cell office:value-type="float" office:value="172.08" calcext:value-type="float">
            <text:p>172.08</text:p>
          </table:table-cell>
          <table:table-cell office:value-type="float" office:value="173.03" calcext:value-type="float">
            <text:p>173.03</text:p>
          </table:table-cell>
          <table:table-cell office:value-type="float" office:value="41.6253230506" calcext:value-type="float">
            <text:p>41.6253230506</text:p>
          </table:table-cell>
          <table:table-cell office:value-type="float" office:value="22211345" calcext:value-type="float">
            <text:p>22211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]-[.K3])*[.N4])+[.K3]" office:value-type="float" office:value="42.1561500847021" calcext:value-type="float">
            <text:p>42.1561500847021</text:p>
          </table:table-cell>
          <table:table-cell table:formula="of:=SUM([.F4:.F15])" office:value-type="float" office:value="508.409670165" calcext:value-type="float">
            <text:p>508.409670165</text:p>
          </table:table-cell>
          <table:table-cell/>
          <table:table-cell table:formula="of:=2/([.L4]+1)" office:value-type="float" office:value="0.00392611314063235" calcext:value-type="float">
            <text:p>0.003926113140632</text:p>
          </table:table-cell>
          <table:table-cell table:formula="of:=[.F15]" office:value-type="float" office:value="42.5803743857" calcext:value-type="float">
            <text:p>42.5803743857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73.44" calcext:value-type="float">
            <text:p>173.44</text:p>
          </table:table-cell>
          <table:table-cell office:value-type="float" office:value="175.37" calcext:value-type="float">
            <text:p>175.37</text:p>
          </table:table-cell>
          <table:table-cell office:value-type="float" office:value="173.05" calcext:value-type="float">
            <text:p>173.05</text:p>
          </table:table-cell>
          <table:table-cell office:value-type="float" office:value="175" calcext:value-type="float">
            <text:p>175</text:p>
          </table:table-cell>
          <table:table-cell office:value-type="float" office:value="42.0992402118" calcext:value-type="float">
            <text:p>42.0992402118</text:p>
          </table:table-cell>
          <table:table-cell office:value-type="float" office:value="23016177" calcext:value-type="float">
            <text:p>23016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]-[.K4])*[.N5])+[.K4]" office:value-type="float" office:value="42.1578501975284" calcext:value-type="float">
            <text:p>42.1578501975284</text:p>
          </table:table-cell>
          <table:table-cell table:formula="of:=SUM([.F5:.F16])" office:value-type="float" office:value="509.3743441835" calcext:value-type="float">
            <text:p>509.3743441835</text:p>
          </table:table-cell>
          <table:table-cell/>
          <table:table-cell table:formula="of:=2/([.L5]+1)" office:value-type="float" office:value="0.0039186922751762" calcext:value-type="float">
            <text:p>0.003918692275176</text:p>
          </table:table-cell>
          <table:table-cell table:formula="of:=[.F16]" office:value-type="float" office:value="42.5899970691" calcext:value-type="float">
            <text:p>42.5899970691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74.35" calcext:value-type="float">
            <text:p>174.35</text:p>
          </table:table-cell>
          <table:table-cell office:value-type="float" office:value="175.61" calcext:value-type="float">
            <text:p>175.61</text:p>
          </table:table-cell>
          <table:table-cell office:value-type="float" office:value="173.93" calcext:value-type="float">
            <text:p>173.93</text:p>
          </table:table-cell>
          <table:table-cell office:value-type="float" office:value="174.35" calcext:value-type="float">
            <text:p>174.35</text:p>
          </table:table-cell>
          <table:table-cell office:value-type="float" office:value="41.9428716053" calcext:value-type="float">
            <text:p>41.9428716053</text:p>
          </table:table-cell>
          <table:table-cell office:value-type="float" office:value="20134092" calcext:value-type="float">
            <text:p>20134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]-[.K5])*[.N6])+[.K5]" office:value-type="float" office:value="42.1568848555756" calcext:value-type="float">
            <text:p>42.1568848555756</text:p>
          </table:table-cell>
          <table:table-cell table:formula="of:=SUM([.F6:.F17])" office:value-type="float" office:value="509.1867018557" calcext:value-type="float">
            <text:p>509.1867018557</text:p>
          </table:table-cell>
          <table:table-cell/>
          <table:table-cell table:formula="of:=2/([.L6]+1)" office:value-type="float" office:value="0.00392013353685113" calcext:value-type="float">
            <text:p>0.003920133536851</text:p>
          </table:table-cell>
          <table:table-cell table:formula="of:=[.F17]" office:value-type="float" office:value="41.911597884" calcext:value-type="float">
            <text:p>41.91159788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74.55" calcext:value-type="float">
            <text:p>174.55</text:p>
          </table:table-cell>
          <table:table-cell office:value-type="float" office:value="175.06" calcext:value-type="float">
            <text:p>175.06</text:p>
          </table:table-cell>
          <table:table-cell office:value-type="float" office:value="173.41" calcext:value-type="float">
            <text:p>173.41</text:p>
          </table:table-cell>
          <table:table-cell office:value-type="float" office:value="174.33" calcext:value-type="float">
            <text:p>174.33</text:p>
          </table:table-cell>
          <table:table-cell office:value-type="float" office:value="41.9380602636" calcext:value-type="float">
            <text:p>41.9380602636</text:p>
          </table:table-cell>
          <table:table-cell office:value-type="float" office:value="21262614" calcext:value-type="float">
            <text:p>21262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]-[.K6])*[.N7])+[.K6]" office:value-type="float" office:value="42.1529844376542" calcext:value-type="float">
            <text:p>42.1529844376542</text:p>
          </table:table-cell>
          <table:table-cell table:formula="of:=SUM([.F7:.F18])" office:value-type="float" office:value="508.4072644941" calcext:value-type="float">
            <text:p>508.4072644941</text:p>
          </table:table-cell>
          <table:table-cell/>
          <table:table-cell table:formula="of:=2/([.L7]+1)" office:value-type="float" office:value="0.00392613168166385" calcext:value-type="float">
            <text:p>0.003926131681664</text:p>
          </table:table-cell>
          <table:table-cell table:formula="of:=[.F18]" office:value-type="float" office:value="41.1634342437" calcext:value-type="float">
            <text:p>41.1634342437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73.16" calcext:value-type="float">
            <text:p>173.16</text:p>
          </table:table-cell>
          <table:table-cell office:value-type="float" office:value="174.3" calcext:value-type="float">
            <text:p>174.3</text:p>
          </table:table-cell>
          <table:table-cell office:value-type="float" office:value="173" calcext:value-type="float">
            <text:p>173</text:p>
          </table:table-cell>
          <table:table-cell office:value-type="float" office:value="174.29" calcext:value-type="float">
            <text:p>174.29</text:p>
          </table:table-cell>
          <table:table-cell office:value-type="float" office:value="41.9284375801" calcext:value-type="float">
            <text:p>41.9284375801</text:p>
          </table:table-cell>
          <table:table-cell office:value-type="float" office:value="23589129" calcext:value-type="float">
            <text:p>23589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]-[.K7])*[.N8])+[.K7]" office:value-type="float" office:value="42.1494724554563" calcext:value-type="float">
            <text:p>42.1494724554563</text:p>
          </table:table-cell>
          <table:table-cell table:formula="of:=SUM([.F8:.F19])" office:value-type="float" office:value="507.7288653089" calcext:value-type="float">
            <text:p>507.7288653089</text:p>
          </table:table-cell>
          <table:table-cell/>
          <table:table-cell table:formula="of:=2/([.L8]+1)" office:value-type="float" office:value="0.0039313672495969" calcext:value-type="float">
            <text:p>0.003931367249597</text:p>
          </table:table-cell>
          <table:table-cell table:formula="of:=[.F19]" office:value-type="float" office:value="41.2596610784" calcext:value-type="float">
            <text:p>41.2596610784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174.59" calcext:value-type="float">
            <text:p>174.59</text:p>
          </table:table-cell>
          <table:table-cell office:value-type="float" office:value="175.49" calcext:value-type="float">
            <text:p>175.49</text:p>
          </table:table-cell>
          <table:table-cell office:value-type="float" office:value="174.49" calcext:value-type="float">
            <text:p>174.49</text:p>
          </table:table-cell>
          <table:table-cell office:value-type="float" office:value="175.28" calcext:value-type="float">
            <text:p>175.28</text:p>
          </table:table-cell>
          <table:table-cell office:value-type="float" office:value="42.1665989962" calcext:value-type="float">
            <text:p>42.1665989962</text:p>
          </table:table-cell>
          <table:table-cell office:value-type="float" office:value="17523256" calcext:value-type="float">
            <text:p>17523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]-[.K8])*[.N9])+[.K8]" office:value-type="float" office:value="42.1425962581106" calcext:value-type="float">
            <text:p>42.1425962581106</text:p>
          </table:table-cell>
          <table:table-cell table:formula="of:=SUM([.F9:.F20])" office:value-type="float" office:value="506.2060756487" calcext:value-type="float">
            <text:p>506.2060756487</text:p>
          </table:table-cell>
          <table:table-cell/>
          <table:table-cell table:formula="of:=2/([.L9]+1)" office:value-type="float" office:value="0.00394317043115476" calcext:value-type="float">
            <text:p>0.003943170431155</text:p>
          </table:table-cell>
          <table:table-cell table:formula="of:=[.F20]" office:value-type="float" office:value="40.4056479199" calcext:value-type="float">
            <text:p>40.4056479199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176.18" calcext:value-type="float">
            <text:p>176.18</text:p>
          </table:table-cell>
          <table:table-cell office:value-type="float" office:value="177.36" calcext:value-type="float">
            <text:p>177.36</text:p>
          </table:table-cell>
          <table:table-cell office:value-type="float" office:value="175.65" calcext:value-type="float">
            <text:p>175.65</text:p>
          </table:table-cell>
          <table:table-cell office:value-type="float" office:value="177.09" calcext:value-type="float">
            <text:p>177.09</text:p>
          </table:table-cell>
          <table:table-cell office:value-type="float" office:value="42.6020254235" calcext:value-type="float">
            <text:p>42.6020254235</text:p>
          </table:table-cell>
          <table:table-cell office:value-type="float" office:value="25039531" calcext:value-type="float">
            <text:p>250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]-[.K9])*[.N10])+[.K9]" office:value-type="float" office:value="42.1347772457123" calcext:value-type="float">
            <text:p>42.1347772457123</text:p>
          </table:table-cell>
          <table:table-cell table:formula="of:=SUM([.F10:.F21])" office:value-type="float" office:value="504.2069631563" calcext:value-type="float">
            <text:p>504.2069631563</text:p>
          </table:table-cell>
          <table:table-cell/>
          <table:table-cell table:formula="of:=2/([.L10]+1)" office:value-type="float" office:value="0.00395877362319973" calcext:value-type="float">
            <text:p>0.0039587736232</text:p>
          </table:table-cell>
          <table:table-cell table:formula="of:=[.F21]" office:value-type="float" office:value="40.1674865038" calcext:value-type="float">
            <text:p>40.1674865038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177.9" calcext:value-type="float">
            <text:p>177.9</text:p>
          </table:table-cell>
          <table:table-cell office:value-type="float" office:value="179.39" calcext:value-type="float">
            <text:p>179.39</text:p>
          </table:table-cell>
          <table:table-cell office:value-type="float" office:value="176.14" calcext:value-type="float">
            <text:p>176.14</text:p>
          </table:table-cell>
          <table:table-cell office:value-type="float" office:value="176.19" calcext:value-type="float">
            <text:p>176.19</text:p>
          </table:table-cell>
          <table:table-cell office:value-type="float" office:value="42.3855150453" calcext:value-type="float">
            <text:p>42.3855150453</text:p>
          </table:table-cell>
          <table:table-cell office:value-type="float" office:value="29159005" calcext:value-type="float">
            <text:p>29159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]-[.K10])*[.N11])+[.K10]" office:value-type="float" office:value="42.1273933032536" calcext:value-type="float">
            <text:p>42.1273933032536</text:p>
          </table:table-cell>
          <table:table-cell table:formula="of:=SUM([.F11:.F22])" office:value-type="float" office:value="501.8830850966" calcext:value-type="float">
            <text:p>501.8830850966</text:p>
          </table:table-cell>
          <table:table-cell/>
          <table:table-cell table:formula="of:=2/([.L11]+1)" office:value-type="float" office:value="0.00397706755162746" calcext:value-type="float">
            <text:p>0.003977067551627</text:p>
          </table:table-cell>
          <table:table-cell table:formula="of:=[.F22]" office:value-type="float" office:value="40.2781473638" calcext:value-type="float">
            <text:p>40.2781473638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176.15" calcext:value-type="float">
            <text:p>176.15</text:p>
          </table:table-cell>
          <table:table-cell office:value-type="float" office:value="179.25" calcext:value-type="float">
            <text:p>179.25</text:p>
          </table:table-cell>
          <table:table-cell office:value-type="float" office:value="175.07" calcext:value-type="float">
            <text:p>175.07</text:p>
          </table:table-cell>
          <table:table-cell office:value-type="float" office:value="179.1" calcext:value-type="float">
            <text:p>179.1</text:p>
          </table:table-cell>
          <table:table-cell office:value-type="float" office:value="43.0855652682" calcext:value-type="float">
            <text:p>43.0855652682</text:p>
          </table:table-cell>
          <table:table-cell office:value-type="float" office:value="32752734" calcext:value-type="float">
            <text:p>32752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]-[.K11])*[.N12])+[.K11]" office:value-type="float" office:value="42.1203452349094" calcext:value-type="float">
            <text:p>42.1203452349094</text:p>
          </table:table-cell>
          <table:table-cell table:formula="of:=SUM([.F12:.F23])" office:value-type="float" office:value="499.8599158955" calcext:value-type="float">
            <text:p>499.8599158955</text:p>
          </table:table-cell>
          <table:table-cell/>
          <table:table-cell table:formula="of:=2/([.L12]+1)" office:value-type="float" office:value="0.00399313248380867" calcext:value-type="float">
            <text:p>0.003993132483809</text:p>
          </table:table-cell>
          <table:table-cell table:formula="of:=[.F23]" office:value-type="float" office:value="40.3623458442" calcext:value-type="float">
            <text:p>40.3623458442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179.37" calcext:value-type="float">
            <text:p>179.37</text:p>
          </table:table-cell>
          <table:table-cell office:value-type="float" office:value="180.1" calcext:value-type="float">
            <text:p>180.1</text:p>
          </table:table-cell>
          <table:table-cell office:value-type="float" office:value="178.25" calcext:value-type="float">
            <text:p>178.25</text:p>
          </table:table-cell>
          <table:table-cell office:value-type="float" office:value="179.26" calcext:value-type="float">
            <text:p>179.26</text:p>
          </table:table-cell>
          <table:table-cell office:value-type="float" office:value="43.1240560021" calcext:value-type="float">
            <text:p>43.1240560021</text:p>
          </table:table-cell>
          <table:table-cell office:value-type="float" office:value="30234512" calcext:value-type="float">
            <text:p>30234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]-[.K12])*[.N13])+[.K12]" office:value-type="float" office:value="42.1062057053858" calcext:value-type="float">
            <text:p>42.1062057053858</text:p>
          </table:table-cell>
          <table:table-cell table:formula="of:=SUM([.F13:.F24])" office:value-type="float" office:value="495.3853680787" calcext:value-type="float">
            <text:p>495.3853680787</text:p>
          </table:table-cell>
          <table:table-cell/>
          <table:table-cell table:formula="of:=2/([.L13]+1)" office:value-type="float" office:value="0.0040291276266687" calcext:value-type="float">
            <text:p>0.004029127626669</text:p>
          </table:table-cell>
          <table:table-cell table:formula="of:=[.F24]" office:value-type="float" office:value="38.6110174514" calcext:value-type="float">
            <text:p>38.611017451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178.61" calcext:value-type="float">
            <text:p>178.61</text:p>
          </table:table-cell>
          <table:table-cell office:value-type="float" office:value="179.58" calcext:value-type="float">
            <text:p>179.58</text:p>
          </table:table-cell>
          <table:table-cell office:value-type="float" office:value="177.41" calcext:value-type="float">
            <text:p>177.41</text:p>
          </table:table-cell>
          <table:table-cell office:value-type="float" office:value="178.46" calcext:value-type="float">
            <text:p>178.46</text:p>
          </table:table-cell>
          <table:table-cell office:value-type="float" office:value="42.9316023326" calcext:value-type="float">
            <text:p>42.9316023326</text:p>
          </table:table-cell>
          <table:table-cell office:value-type="float" office:value="30827809" calcext:value-type="float">
            <text:p>30827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]-[.K13])*[.N14])+[.K13]" office:value-type="float" office:value="42.0880358429991" calcext:value-type="float">
            <text:p>42.0880358429991</text:p>
          </table:table-cell>
          <table:table-cell table:formula="of:=SUM([.F14:.F25])" office:value-type="float" office:value="489.9076555094" calcext:value-type="float">
            <text:p>489.9076555094</text:p>
          </table:table-cell>
          <table:table-cell/>
          <table:table-cell table:formula="of:=2/([.L14]+1)" office:value-type="float" office:value="0.00407408598654804" calcext:value-type="float">
            <text:p>0.004074085986548</text:p>
          </table:table-cell>
          <table:table-cell table:formula="of:=[.F25]" office:value-type="float" office:value="37.6463434328" calcext:value-type="float">
            <text:p>37.6463434328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177.3" calcext:value-type="float">
            <text:p>177.3</text:p>
          </table:table-cell>
          <table:table-cell office:value-type="float" office:value="177.78" calcext:value-type="float">
            <text:p>177.78</text:p>
          </table:table-cell>
          <table:table-cell office:value-type="float" office:value="176.6" calcext:value-type="float">
            <text:p>176.6</text:p>
          </table:table-cell>
          <table:table-cell office:value-type="float" office:value="177" calcext:value-type="float">
            <text:p>177</text:p>
          </table:table-cell>
          <table:table-cell office:value-type="float" office:value="42.5803743857" calcext:value-type="float">
            <text:p>42.5803743857</text:p>
          </table:table-cell>
          <table:table-cell office:value-type="float" office:value="26023683" calcext:value-type="float">
            <text:p>26023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]-[.K14])*[.N15])+[.K14]" office:value-type="float" office:value="42.0762607652217" calcext:value-type="float">
            <text:p>42.0762607652217</text:p>
          </table:table-cell>
          <table:table-cell table:formula="of:=SUM([.F15:.F26])" office:value-type="float" office:value="486.1957053581" calcext:value-type="float">
            <text:p>486.1957053581</text:p>
          </table:table-cell>
          <table:table-cell/>
          <table:table-cell table:formula="of:=2/([.L15]+1)" office:value-type="float" office:value="0.00410512649845703" calcext:value-type="float">
            <text:p>0.004105126498457</text:p>
          </table:table-cell>
          <table:table-cell table:formula="of:=[.F26]" office:value-type="float" office:value="39.2196521813" calcext:value-type="float">
            <text:p>39.2196521813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177.3" calcext:value-type="float">
            <text:p>177.3</text:p>
          </table:table-cell>
          <table:table-cell office:value-type="float" office:value="179.44" calcext:value-type="float">
            <text:p>179.44</text:p>
          </table:table-cell>
          <table:table-cell office:value-type="float" office:value="176.82" calcext:value-type="float">
            <text:p>176.82</text:p>
          </table:table-cell>
          <table:table-cell office:value-type="float" office:value="177.04" calcext:value-type="float">
            <text:p>177.04</text:p>
          </table:table-cell>
          <table:table-cell office:value-type="float" office:value="42.5899970691" calcext:value-type="float">
            <text:p>42.5899970691</text:p>
          </table:table-cell>
          <table:table-cell office:value-type="float" office:value="31702531" calcext:value-type="float">
            <text:p>31702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]-[.K15])*[.N16])+[.K15]" office:value-type="float" office:value="42.0609554944616" calcext:value-type="float">
            <text:p>42.0609554944616</text:p>
          </table:table-cell>
          <table:table-cell table:formula="of:=SUM([.F16:.F27])" office:value-type="float" office:value="481.9954040204" calcext:value-type="float">
            <text:p>481.9954040204</text:p>
          </table:table-cell>
          <table:table-cell/>
          <table:table-cell table:formula="of:=2/([.L16]+1)" office:value-type="float" office:value="0.00414082615145449" calcext:value-type="float">
            <text:p>0.004140826151455</text:p>
          </table:table-cell>
          <table:table-cell table:formula="of:=[.F27]" office:value-type="float" office:value="38.380073048" calcext:value-type="float">
            <text:p>38.380073048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177.25" calcext:value-type="float">
            <text:p>177.25</text:p>
          </table:table-cell>
          <table:table-cell office:value-type="float" office:value="177.3" calcext:value-type="float">
            <text:p>177.3</text:p>
          </table:table-cell>
          <table:table-cell office:value-type="float" office:value="173.2" calcext:value-type="float">
            <text:p>173.2</text:p>
          </table:table-cell>
          <table:table-cell office:value-type="float" office:value="174.22" calcext:value-type="float">
            <text:p>174.22</text:p>
          </table:table-cell>
          <table:table-cell office:value-type="float" office:value="41.911597884" calcext:value-type="float">
            <text:p>41.911597884</text:p>
          </table:table-cell>
          <table:table-cell office:value-type="float" office:value="50562257" calcext:value-type="float">
            <text:p>50562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]-[.K16])*[.N17])+[.K16]" office:value-type="float" office:value="42.0411243011024" calcext:value-type="float">
            <text:p>42.0411243011024</text:p>
          </table:table-cell>
          <table:table-cell table:formula="of:=SUM([.F17:.F28])" office:value-type="float" office:value="476.7293904877" calcext:value-type="float">
            <text:p>476.7293904877</text:p>
          </table:table-cell>
          <table:table-cell/>
          <table:table-cell table:formula="of:=2/([.L17]+1)" office:value-type="float" office:value="0.00418647049945631" calcext:value-type="float">
            <text:p>0.004186470499456</text:p>
          </table:table-cell>
          <table:table-cell table:formula="of:=[.F28]" office:value-type="float" office:value="37.3239835364" calcext:value-type="float">
            <text:p>37.3239835364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174.51" calcext:value-type="float">
            <text:p>174.51</text:p>
          </table:table-cell>
          <table:table-cell office:value-type="float" office:value="174.95" calcext:value-type="float">
            <text:p>174.95</text:p>
          </table:table-cell>
          <table:table-cell office:value-type="float" office:value="170.53" calcext:value-type="float">
            <text:p>170.53</text:p>
          </table:table-cell>
          <table:table-cell office:value-type="float" office:value="171.11" calcext:value-type="float">
            <text:p>171.11</text:p>
          </table:table-cell>
          <table:table-cell office:value-type="float" office:value="41.1634342437" calcext:value-type="float">
            <text:p>41.1634342437</text:p>
          </table:table-cell>
          <table:table-cell office:value-type="float" office:value="39661804" calcext:value-type="float">
            <text:p>39661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]-[.K17])*[.N18])+[.K17]" office:value-type="float" office:value="42.0231238748361" calcext:value-type="float">
            <text:p>42.0231238748361</text:p>
          </table:table-cell>
          <table:table-cell table:formula="of:=SUM([.F18:.F29])" office:value-type="float" office:value="472.5964479343" calcext:value-type="float">
            <text:p>472.5964479343</text:p>
          </table:table-cell>
          <table:table-cell/>
          <table:table-cell table:formula="of:=2/([.L18]+1)" office:value-type="float" office:value="0.00422300464609365" calcext:value-type="float">
            <text:p>0.004223004646094</text:p>
          </table:table-cell>
          <table:table-cell table:formula="of:=[.F29]" office:value-type="float" office:value="37.7786553306" calcext:value-type="float">
            <text:p>37.7786553306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0.06" calcext:value-type="float">
            <text:p>170.06</text:p>
          </table:table-cell>
          <table:table-cell office:value-type="float" office:value="171.51" calcext:value-type="float">
            <text:p>171.51</text:p>
          </table:table-cell>
          <table:table-cell office:value-type="float" office:value="41.2596610784" calcext:value-type="float">
            <text:p>41.2596610784</text:p>
          </table:table-cell>
          <table:table-cell office:value-type="float" office:value="37121805" calcext:value-type="float">
            <text:p>37121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]-[.K18])*[.N19])+[.K18]" office:value-type="float" office:value="42.0115801017252" calcext:value-type="float">
            <text:p>42.0115801017252</text:p>
          </table:table-cell>
          <table:table-cell table:formula="of:=SUM([.F19:.F30])" office:value-type="float" office:value="470.7333462067" calcext:value-type="float">
            <text:p>470.7333462067</text:p>
          </table:table-cell>
          <table:table-cell/>
          <table:table-cell table:formula="of:=2/([.L19]+1)" office:value-type="float" office:value="0.0042396833212712" calcext:value-type="float">
            <text:p>0.004239683321271</text:p>
          </table:table-cell>
          <table:table-cell table:formula="of:=[.F30]" office:value-type="float" office:value="39.3003325161" calcext:value-type="float">
            <text:p>39.3003325161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table:number-columns-repeated="2" office:value-type="float" office:value="170.16" calcext:value-type="float">
            <text:p>170.16</text:p>
          </table:table-cell>
          <table:table-cell office:value-type="float" office:value="167.07" calcext:value-type="float">
            <text:p>167.07</text:p>
          </table:table-cell>
          <table:table-cell office:value-type="float" office:value="167.96" calcext:value-type="float">
            <text:p>167.96</text:p>
          </table:table-cell>
          <table:table-cell office:value-type="float" office:value="40.4056479199" calcext:value-type="float">
            <text:p>40.4056479199</text:p>
          </table:table-cell>
          <table:table-cell office:value-type="float" office:value="48434424" calcext:value-type="float">
            <text:p>48434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]-[.K19])*[.N20])+[.K19]" office:value-type="float" office:value="42.0017217311897" calcext:value-type="float">
            <text:p>42.0017217311897</text:p>
          </table:table-cell>
          <table:table-cell table:formula="of:=SUM([.F20:.F31])" office:value-type="float" office:value="469.1677214242" calcext:value-type="float">
            <text:p>469.1677214242</text:p>
          </table:table-cell>
          <table:table-cell/>
          <table:table-cell table:formula="of:=2/([.L20]+1)" office:value-type="float" office:value="0.00425380116257606" calcext:value-type="float">
            <text:p>0.004253801162576</text:p>
          </table:table-cell>
          <table:table-cell table:formula="of:=[.F31]" office:value-type="float" office:value="39.6940362959" calcext:value-type="float">
            <text:p>39.6940362959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165.53" calcext:value-type="float">
            <text:p>165.53</text:p>
          </table:table-cell>
          <table:table-cell office:value-type="float" office:value="167.37" calcext:value-type="float">
            <text:p>167.37</text:p>
          </table:table-cell>
          <table:table-cell office:value-type="float" office:value="164.7" calcext:value-type="float">
            <text:p>164.7</text:p>
          </table:table-cell>
          <table:table-cell office:value-type="float" office:value="166.97" calcext:value-type="float">
            <text:p>166.97</text:p>
          </table:table-cell>
          <table:table-cell office:value-type="float" office:value="40.1674865038" calcext:value-type="float">
            <text:p>40.1674865038</text:p>
          </table:table-cell>
          <table:table-cell office:value-type="float" office:value="45137026" calcext:value-type="float">
            <text:p>45137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]-[.K20])*[.N21])+[.K20]" office:value-type="float" office:value="41.995018747318" calcext:value-type="float">
            <text:p>41.995018747318</text:p>
          </table:table-cell>
          <table:table-cell table:formula="of:=SUM([.F21:.F32])" office:value-type="float" office:value="469.1879640656" calcext:value-type="float">
            <text:p>469.1879640656</text:p>
          </table:table-cell>
          <table:table-cell/>
          <table:table-cell table:formula="of:=2/([.L21]+1)" office:value-type="float" office:value="0.00425361802694074" calcext:value-type="float">
            <text:p>0.004253618026941</text:p>
          </table:table-cell>
          <table:table-cell table:formula="of:=[.F32]" office:value-type="float" office:value="40.4258905613" calcext:value-type="float">
            <text:p>40.4258905613</text:p>
          </table:table-cell>
        </table:table-row>
        <table:table-row table:style-name="ro1">
          <table:table-cell office:value-type="string" calcext:value-type="string">
            <text:p>2018-01-31</text:p>
          </table:table-cell>
          <table:table-cell office:value-type="float" office:value="166.87" calcext:value-type="float">
            <text:p>166.87</text:p>
          </table:table-cell>
          <table:table-cell office:value-type="float" office:value="168.44" calcext:value-type="float">
            <text:p>168.44</text:p>
          </table:table-cell>
          <table:table-cell office:value-type="float" office:value="166.5" calcext:value-type="float">
            <text:p>166.5</text:p>
          </table:table-cell>
          <table:table-cell office:value-type="float" office:value="167.43" calcext:value-type="float">
            <text:p>167.43</text:p>
          </table:table-cell>
          <table:table-cell office:value-type="float" office:value="40.2781473638" calcext:value-type="float">
            <text:p>40.2781473638</text:p>
          </table:table-cell>
          <table:table-cell office:value-type="float" office:value="30984099" calcext:value-type="float">
            <text:p>30984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]-[.K21])*[.N22])+[.K21]" office:value-type="float" office:value="41.9941213593709" calcext:value-type="float">
            <text:p>41.9941213593709</text:p>
          </table:table-cell>
          <table:table-cell table:formula="of:=SUM([.F22:.F33])" office:value-type="float" office:value="470.803800787" calcext:value-type="float">
            <text:p>470.803800787</text:p>
          </table:table-cell>
          <table:table-cell/>
          <table:table-cell table:formula="of:=2/([.L22]+1)" office:value-type="float" office:value="0.00423905020829393" calcext:value-type="float">
            <text:p>0.004239050208294</text:p>
          </table:table-cell>
          <table:table-cell table:formula="of:=[.F33]" office:value-type="float" office:value="41.7833232252" calcext:value-type="float">
            <text:p>41.7833232252</text:p>
          </table:table-cell>
        </table:table-row>
        <table:table-row table:style-name="ro1">
          <table:table-cell office:value-type="string" calcext:value-type="string">
            <text:p>2018-02-01</text:p>
          </table:table-cell>
          <table:table-cell office:value-type="float" office:value="167.17" calcext:value-type="float">
            <text:p>167.17</text:p>
          </table:table-cell>
          <table:table-cell office:value-type="float" office:value="168.62" calcext:value-type="float">
            <text:p>168.62</text:p>
          </table:table-cell>
          <table:table-cell office:value-type="float" office:value="166.76" calcext:value-type="float">
            <text:p>166.76</text:p>
          </table:table-cell>
          <table:table-cell office:value-type="float" office:value="167.78" calcext:value-type="float">
            <text:p>167.78</text:p>
          </table:table-cell>
          <table:table-cell office:value-type="float" office:value="40.3623458442" calcext:value-type="float">
            <text:p>40.3623458442</text:p>
          </table:table-cell>
          <table:table-cell office:value-type="float" office:value="38099665" calcext:value-type="float">
            <text:p>38099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]-[.K22])*[.N23])+[.K22]" office:value-type="float" office:value="41.9926586478278" calcext:value-type="float">
            <text:p>41.9926586478278</text:p>
          </table:table-cell>
          <table:table-cell table:formula="of:=SUM([.F23:.F34])" office:value-type="float" office:value="472.1737164541" calcext:value-type="float">
            <text:p>472.1737164541</text:p>
          </table:table-cell>
          <table:table-cell/>
          <table:table-cell table:formula="of:=2/([.L23]+1)" office:value-type="float" office:value="0.0042267774613259" calcext:value-type="float">
            <text:p>0.004226777461326</text:p>
          </table:table-cell>
          <table:table-cell table:formula="of:=[.F34]" office:value-type="float" office:value="41.6480630309" calcext:value-type="float">
            <text:p>41.6480630309</text:p>
          </table:table-cell>
        </table:table-row>
        <table:table-row table:style-name="ro1">
          <table:table-cell office:value-type="string" calcext:value-type="string">
            <text:p>2018-02-02</text:p>
          </table:table-cell>
          <table:table-cell office:value-type="float" office:value="166" calcext:value-type="float">
            <text:p>166</text:p>
          </table:table-cell>
          <table:table-cell office:value-type="float" office:value="166.8" calcext:value-type="float">
            <text:p>166.8</text:p>
          </table:table-cell>
          <table:table-cell office:value-type="float" office:value="160.1" calcext:value-type="float">
            <text:p>160.1</text:p>
          </table:table-cell>
          <table:table-cell office:value-type="float" office:value="160.5" calcext:value-type="float">
            <text:p>160.5</text:p>
          </table:table-cell>
          <table:table-cell office:value-type="float" office:value="38.6110174514" calcext:value-type="float">
            <text:p>38.6110174514</text:p>
          </table:table-cell>
          <table:table-cell office:value-type="float" office:value="85436075" calcext:value-type="float">
            <text:p>85436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]-[.K23])*[.N24])+[.K23]" office:value-type="float" office:value="41.9906149338622" calcext:value-type="float">
            <text:p>41.9906149338622</text:p>
          </table:table-cell>
          <table:table-cell table:formula="of:=SUM([.F24:.F35])" office:value-type="float" office:value="473.3193427253" calcext:value-type="float">
            <text:p>473.3193427253</text:p>
          </table:table-cell>
          <table:table-cell/>
          <table:table-cell table:formula="of:=2/([.L24]+1)" office:value-type="float" office:value="0.00421656850110431" calcext:value-type="float">
            <text:p>0.004216568501104</text:p>
          </table:table-cell>
          <table:table-cell table:formula="of:=[.F35]" office:value-type="float" office:value="41.5079721154" calcext:value-type="float">
            <text:p>41.5079721154</text:p>
          </table:table-cell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159.1" calcext:value-type="float">
            <text:p>159.1</text:p>
          </table:table-cell>
          <table:table-cell office:value-type="float" office:value="163.88" calcext:value-type="float">
            <text:p>163.88</text:p>
          </table:table-cell>
          <table:table-cell office:value-type="float" office:value="156" calcext:value-type="float">
            <text:p>156</text:p>
          </table:table-cell>
          <table:table-cell office:value-type="float" office:value="156.49" calcext:value-type="float">
            <text:p>156.49</text:p>
          </table:table-cell>
          <table:table-cell office:value-type="float" office:value="37.6463434328" calcext:value-type="float">
            <text:p>37.6463434328</text:p>
          </table:table-cell>
          <table:table-cell office:value-type="float" office:value="66090446" calcext:value-type="float">
            <text:p>66090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]-[.K24])*[.N25])+[.K24]" office:value-type="float" office:value="41.9878015095439" calcext:value-type="float">
            <text:p>41.9878015095439</text:p>
          </table:table-cell>
          <table:table-cell table:formula="of:=SUM([.F25:.F36])" office:value-type="float" office:value="476.0278992616" calcext:value-type="float">
            <text:p>476.0278992616</text:p>
          </table:table-cell>
          <table:table-cell/>
          <table:table-cell table:formula="of:=2/([.L25]+1)" office:value-type="float" office:value="0.00419262689477038" calcext:value-type="float">
            <text:p>0.00419262689477</text:p>
          </table:table-cell>
          <table:table-cell table:formula="of:=[.F36]" office:value-type="float" office:value="41.3195739877" calcext:value-type="float">
            <text:p>41.3195739877</text:p>
          </table:table-cell>
        </table:table-row>
        <table:table-row table:style-name="ro1">
          <table:table-cell office:value-type="string" calcext:value-type="string">
            <text:p>2018-02-06</text:p>
          </table:table-cell>
          <table:table-cell office:value-type="float" office:value="154.83" calcext:value-type="float">
            <text:p>154.83</text:p>
          </table:table-cell>
          <table:table-cell office:value-type="float" office:value="163.72" calcext:value-type="float">
            <text:p>163.72</text:p>
          </table:table-cell>
          <table:table-cell office:value-type="float" office:value="154" calcext:value-type="float">
            <text:p>154</text:p>
          </table:table-cell>
          <table:table-cell office:value-type="float" office:value="163.03" calcext:value-type="float">
            <text:p>163.03</text:p>
          </table:table-cell>
          <table:table-cell office:value-type="float" office:value="39.2196521813" calcext:value-type="float">
            <text:p>39.2196521813</text:p>
          </table:table-cell>
          <table:table-cell office:value-type="float" office:value="66625484" calcext:value-type="float">
            <text:p>66625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]-[.K25])*[.N26])+[.K25]" office:value-type="float" office:value="41.9864593069226" calcext:value-type="float">
            <text:p>41.9864593069226</text:p>
          </table:table-cell>
          <table:table-cell table:formula="of:=SUM([.F26:.F37])" office:value-type="float" office:value="480.046526384" calcext:value-type="float">
            <text:p>480.046526384</text:p>
          </table:table-cell>
          <table:table-cell/>
          <table:table-cell table:formula="of:=2/([.L26]+1)" office:value-type="float" office:value="0.00415760199961091" calcext:value-type="float">
            <text:p>0.004157601999611</text:p>
          </table:table-cell>
          <table:table-cell table:formula="of:=[.F37]" office:value-type="float" office:value="41.6649705552" calcext:value-type="float">
            <text:p>41.6649705552</text:p>
          </table:table-cell>
        </table:table-row>
        <table:table-row table:style-name="ro1">
          <table:table-cell office:value-type="string" calcext:value-type="string">
            <text:p>2018-02-07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3.4" calcext:value-type="float">
            <text:p>163.4</text:p>
          </table:table-cell>
          <table:table-cell office:value-type="float" office:value="159.07" calcext:value-type="float">
            <text:p>159.07</text:p>
          </table:table-cell>
          <table:table-cell office:value-type="float" office:value="159.54" calcext:value-type="float">
            <text:p>159.54</text:p>
          </table:table-cell>
          <table:table-cell office:value-type="float" office:value="38.380073048" calcext:value-type="float">
            <text:p>38.380073048</text:p>
          </table:table-cell>
          <table:table-cell office:value-type="float" office:value="50852130" calcext:value-type="float">
            <text:p>50852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]-[.K26])*[.N27])+[.K26]" office:value-type="float" office:value="41.9881243450658" calcext:value-type="float">
            <text:p>41.9881243450658</text:p>
          </table:table-cell>
          <table:table-cell table:formula="of:=SUM([.F27:.F38])" office:value-type="float" office:value="483.2164529415" calcext:value-type="float">
            <text:p>483.2164529415</text:p>
          </table:table-cell>
          <table:table-cell/>
          <table:table-cell table:formula="of:=2/([.L27]+1)" office:value-type="float" office:value="0.00413038422765372" calcext:value-type="float">
            <text:p>0.004130384227654</text:p>
          </table:table-cell>
          <table:table-cell table:formula="of:=[.F38]" office:value-type="float" office:value="42.3895787388" calcext:value-type="float">
            <text:p>42.3895787388</text:p>
          </table:table-cell>
        </table:table-row>
        <table:table-row table:style-name="ro1">
          <table:table-cell office:value-type="string" calcext:value-type="string">
            <text:p>2018-02-08</text:p>
          </table:table-cell>
          <table:table-cell office:value-type="float" office:value="160.29" calcext:value-type="float">
            <text:p>160.29</text:p>
          </table:table-cell>
          <table:table-cell office:value-type="float" office:value="161" calcext:value-type="float">
            <text:p>161</text:p>
          </table:table-cell>
          <table:table-cell office:value-type="float" office:value="155.03" calcext:value-type="float">
            <text:p>155.03</text:p>
          </table:table-cell>
          <table:table-cell office:value-type="float" office:value="155.15" calcext:value-type="float">
            <text:p>155.15</text:p>
          </table:table-cell>
          <table:table-cell office:value-type="float" office:value="37.3239835364" calcext:value-type="float">
            <text:p>37.3239835364</text:p>
          </table:table-cell>
          <table:table-cell office:value-type="float" office:value="49594129" calcext:value-type="float">
            <text:p>49594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]-[.K27])*[.N28])+[.K27]" office:value-type="float" office:value="41.9931935560528" calcext:value-type="float">
            <text:p>41.9931935560528</text:p>
          </table:table-cell>
          <table:table-cell table:formula="of:=SUM([.F28:.F39])" office:value-type="float" office:value="488.0640887646" calcext:value-type="float">
            <text:p>488.0640887646</text:p>
          </table:table-cell>
          <table:table-cell/>
          <table:table-cell table:formula="of:=2/([.L28]+1)" office:value-type="float" office:value="0.00408944358407525" calcext:value-type="float">
            <text:p>0.004089443584075</text:p>
          </table:table-cell>
          <table:table-cell table:formula="of:=[.F39]" office:value-type="float" office:value="43.2277088711" calcext:value-type="float">
            <text:p>43.2277088711</text:p>
          </table:table-cell>
        </table:table-row>
        <table:table-row table:style-name="ro1">
          <table:table-cell office:value-type="string" calcext:value-type="string">
            <text:p>2018-02-09</text:p>
          </table:table-cell>
          <table:table-cell office:value-type="float" office:value="157.07" calcext:value-type="float">
            <text:p>157.07</text:p>
          </table:table-cell>
          <table:table-cell office:value-type="float" office:value="157.89" calcext:value-type="float">
            <text:p>157.89</text:p>
          </table:table-cell>
          <table:table-cell office:value-type="float" office:value="150.24" calcext:value-type="float">
            <text:p>150.24</text:p>
          </table:table-cell>
          <table:table-cell office:value-type="float" office:value="156.41" calcext:value-type="float">
            <text:p>156.41</text:p>
          </table:table-cell>
          <table:table-cell office:value-type="float" office:value="37.7786553306" calcext:value-type="float">
            <text:p>37.7786553306</text:p>
          </table:table-cell>
          <table:table-cell office:value-type="float" office:value="66723743" calcext:value-type="float">
            <text:p>66723743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]-[.K28])*[.N29])+[.K28]" office:value-type="float" office:value="41.9976170123317" calcext:value-type="float">
            <text:p>41.9976170123317</text:p>
          </table:table-cell>
          <table:table-cell table:formula="of:=SUM([.F29:.F40])" office:value-type="float" office:value="493.8277231838" calcext:value-type="float">
            <text:p>493.8277231838</text:p>
          </table:table-cell>
          <table:table-cell/>
          <table:table-cell table:formula="of:=2/([.L29]+1)" office:value-type="float" office:value="0.00404181072784621" calcext:value-type="float">
            <text:p>0.004041810727846</text:p>
          </table:table-cell>
          <table:table-cell table:formula="of:=[.F40]" office:value-type="float" office:value="43.0876179556" calcext:value-type="float">
            <text:p>43.0876179556</text:p>
          </table:table-cell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158.5" calcext:value-type="float">
            <text:p>158.5</text:p>
          </table:table-cell>
          <table:table-cell office:value-type="float" office:value="163.89" calcext:value-type="float">
            <text:p>163.89</text:p>
          </table:table-cell>
          <table:table-cell office:value-type="float" office:value="157.51" calcext:value-type="float">
            <text:p>157.51</text:p>
          </table:table-cell>
          <table:table-cell office:value-type="float" office:value="162.71" calcext:value-type="float">
            <text:p>162.71</text:p>
          </table:table-cell>
          <table:table-cell office:value-type="float" office:value="39.3003325161" calcext:value-type="float">
            <text:p>39.3003325161</text:p>
          </table:table-cell>
          <table:table-cell office:value-type="float" office:value="60560145" calcext:value-type="float">
            <text:p>60560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]-[.K29])*[.N30])+[.K29]" office:value-type="float" office:value="42.0017155713019" calcext:value-type="float">
            <text:p>42.0017155713019</text:p>
          </table:table-cell>
          <table:table-cell table:formula="of:=SUM([.F30:.F41])" office:value-type="float" office:value="499.0714710723" calcext:value-type="float">
            <text:p>499.0714710723</text:p>
          </table:table-cell>
          <table:table-cell/>
          <table:table-cell table:formula="of:=2/([.L30]+1)" office:value-type="float" office:value="0.00399942831313975" calcext:value-type="float">
            <text:p>0.00399942831314</text:p>
          </table:table-cell>
          <table:table-cell table:formula="of:=[.F41]" office:value-type="float" office:value="43.0224032191" calcext:value-type="float">
            <text:p>43.0224032191</text:p>
          </table:table-cell>
        </table:table-row>
        <table:table-row table:style-name="ro1">
          <table:table-cell office:value-type="string" calcext:value-type="string">
            <text:p>2018-02-13</text:p>
          </table:table-cell>
          <table:table-cell office:value-type="float" office:value="161.95" calcext:value-type="float">
            <text:p>161.95</text:p>
          </table:table-cell>
          <table:table-cell office:value-type="float" office:value="164.75" calcext:value-type="float">
            <text:p>164.75</text:p>
          </table:table-cell>
          <table:table-cell office:value-type="float" office:value="161.65" calcext:value-type="float">
            <text:p>161.65</text:p>
          </table:table-cell>
          <table:table-cell office:value-type="float" office:value="164.34" calcext:value-type="float">
            <text:p>164.34</text:p>
          </table:table-cell>
          <table:table-cell office:value-type="float" office:value="39.6940362959" calcext:value-type="float">
            <text:p>39.6940362959</text:p>
          </table:table-cell>
          <table:table-cell office:value-type="float" office:value="32104756" calcext:value-type="float">
            <text:p>32104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]-[.K30])*[.N31])+[.K30]" office:value-type="float" office:value="42.0027774954584" calcext:value-type="float">
            <text:p>42.0027774954584</text:p>
          </table:table-cell>
          <table:table-cell table:formula="of:=SUM([.F31:.F42])" office:value-type="float" office:value="502.0399492644" calcext:value-type="float">
            <text:p>502.0399492644</text:p>
          </table:table-cell>
          <table:table-cell/>
          <table:table-cell table:formula="of:=2/([.L31]+1)" office:value-type="float" office:value="0.00397582737300411" calcext:value-type="float">
            <text:p>0.003975827373004</text:p>
          </table:table-cell>
          <table:table-cell table:formula="of:=[.F42]" office:value-type="float" office:value="42.2688107082" calcext:value-type="float">
            <text:p>42.2688107082</text:p>
          </table:table-cell>
        </table:table-row>
        <table:table-row table:style-name="ro1">
          <table:table-cell office:value-type="string" calcext:value-type="string">
            <text:p>2018-02-14</text:p>
          </table:table-cell>
          <table:table-cell office:value-type="float" office:value="163.04" calcext:value-type="float">
            <text:p>163.04</text:p>
          </table:table-cell>
          <table:table-cell office:value-type="float" office:value="167.54" calcext:value-type="float">
            <text:p>167.54</text:p>
          </table:table-cell>
          <table:table-cell office:value-type="float" office:value="162.88" calcext:value-type="float">
            <text:p>162.88</text:p>
          </table:table-cell>
          <table:table-cell office:value-type="float" office:value="167.37" calcext:value-type="float">
            <text:p>167.37</text:p>
          </table:table-cell>
          <table:table-cell office:value-type="float" office:value="40.4258905613" calcext:value-type="float">
            <text:p>40.4258905613</text:p>
          </table:table-cell>
          <table:table-cell office:value-type="float" office:value="39669178" calcext:value-type="float">
            <text:p>39669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]-[.K31])*[.N32])+[.K31]" office:value-type="float" office:value="42.0049845883283" calcext:value-type="float">
            <text:p>42.0049845883283</text:p>
          </table:table-cell>
          <table:table-cell table:formula="of:=SUM([.F32:.F43])" office:value-type="float" office:value="504.9069823107" calcext:value-type="float">
            <text:p>504.9069823107</text:p>
          </table:table-cell>
          <table:table-cell/>
          <table:table-cell table:formula="of:=2/([.L32]+1)" office:value-type="float" office:value="0.00395329590207496" calcext:value-type="float">
            <text:p>0.003953295902075</text:p>
          </table:table-cell>
          <table:table-cell table:formula="of:=[.F43]" office:value-type="float" office:value="42.5610693422" calcext:value-type="float">
            <text:p>42.5610693422</text:p>
          </table:table-cell>
        </table:table-row>
        <table:table-row table:style-name="ro1">
          <table:table-cell office:value-type="string" calcext:value-type="string">
            <text:p>2018-02-1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73.09" calcext:value-type="float">
            <text:p>173.09</text:p>
          </table:table-cell>
          <table:table-cell office:value-type="float" office:value="169" calcext:value-type="float">
            <text:p>169</text:p>
          </table:table-cell>
          <table:table-cell office:value-type="float" office:value="172.99" calcext:value-type="float">
            <text:p>172.99</text:p>
          </table:table-cell>
          <table:table-cell office:value-type="float" office:value="41.7833232252" calcext:value-type="float">
            <text:p>41.7833232252</text:p>
          </table:table-cell>
          <table:table-cell office:value-type="float" office:value="50609595" calcext:value-type="float">
            <text:p>50609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]-[.K32])*[.N33])+[.K32]" office:value-type="float" office:value="42.0077529326322" calcext:value-type="float">
            <text:p>42.0077529326322</text:p>
          </table:table-cell>
          <table:table-cell table:formula="of:=SUM([.F33:.F44])" office:value-type="float" office:value="507.1894980889" calcext:value-type="float">
            <text:p>507.1894980889</text:p>
          </table:table-cell>
          <table:table-cell/>
          <table:table-cell table:formula="of:=2/([.L33]+1)" office:value-type="float" office:value="0.00393553980851869" calcext:value-type="float">
            <text:p>0.003935539808519</text:p>
          </table:table-cell>
          <table:table-cell table:formula="of:=[.F44]" office:value-type="float" office:value="42.7084063395" calcext:value-type="float">
            <text:p>42.7084063395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float" office:value="172.36" calcext:value-type="float">
            <text:p>172.36</text:p>
          </table:table-cell>
          <table:table-cell office:value-type="float" office:value="174.82" calcext:value-type="float">
            <text:p>174.82</text:p>
          </table:table-cell>
          <table:table-cell office:value-type="float" office:value="171.77" calcext:value-type="float">
            <text:p>171.77</text:p>
          </table:table-cell>
          <table:table-cell office:value-type="float" office:value="172.43" calcext:value-type="float">
            <text:p>172.43</text:p>
          </table:table-cell>
          <table:table-cell office:value-type="float" office:value="41.6480630309" calcext:value-type="float">
            <text:p>41.6480630309</text:p>
          </table:table-cell>
          <table:table-cell office:value-type="float" office:value="39638793" calcext:value-type="float">
            <text:p>39638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]-[.K33])*[.N34])+[.K33]" office:value-type="float" office:value="42.0103632302284" calcext:value-type="float">
            <text:p>42.0103632302284</text:p>
          </table:table-cell>
          <table:table-cell table:formula="of:=SUM([.F34:.F45])" office:value-type="float" office:value="508.078350794" calcext:value-type="float">
            <text:p>508.078350794</text:p>
          </table:table-cell>
          <table:table-cell/>
          <table:table-cell table:formula="of:=2/([.L34]+1)" office:value-type="float" office:value="0.00392866834128899" calcext:value-type="float">
            <text:p>0.003928668341289</text:p>
          </table:table-cell>
          <table:table-cell table:formula="of:=[.F45]" office:value-type="float" office:value="42.6721759303" calcext:value-type="float">
            <text:p>42.6721759303</text:p>
          </table:table-cell>
        </table:table-row>
        <table:table-row table:style-name="ro1">
          <table:table-cell office:value-type="string" calcext:value-type="string">
            <text:p>2018-02-20</text:p>
          </table:table-cell>
          <table:table-cell office:value-type="float" office:value="172.05" calcext:value-type="float">
            <text:p>172.05</text:p>
          </table:table-cell>
          <table:table-cell office:value-type="float" office:value="174.26" calcext:value-type="float">
            <text:p>174.26</text:p>
          </table:table-cell>
          <table:table-cell office:value-type="float" office:value="171.42" calcext:value-type="float">
            <text:p>171.42</text:p>
          </table:table-cell>
          <table:table-cell office:value-type="float" office:value="171.85" calcext:value-type="float">
            <text:p>171.85</text:p>
          </table:table-cell>
          <table:table-cell office:value-type="float" office:value="41.5079721154" calcext:value-type="float">
            <text:p>41.5079721154</text:p>
          </table:table-cell>
          <table:table-cell office:value-type="float" office:value="33531012" calcext:value-type="float">
            <text:p>3353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]-[.K34])*[.N35])+[.K34]" office:value-type="float" office:value="42.0114057660438" calcext:value-type="float">
            <text:p>42.0114057660438</text:p>
          </table:table-cell>
          <table:table-cell table:formula="of:=SUM([.F35:.F46])" office:value-type="float" office:value="508.7063445531" calcext:value-type="float">
            <text:p>508.7063445531</text:p>
          </table:table-cell>
          <table:table-cell/>
          <table:table-cell table:formula="of:=2/([.L35]+1)" office:value-type="float" office:value="0.00392382794794041" calcext:value-type="float">
            <text:p>0.00392382794794</text:p>
          </table:table-cell>
          <table:table-cell table:formula="of:=[.F46]" office:value-type="float" office:value="42.27605679" calcext:value-type="float">
            <text:p>42.27605679</text:p>
          </table:table-cell>
        </table:table-row>
        <table:table-row table:style-name="ro1">
          <table:table-cell office:value-type="string" calcext:value-type="string">
            <text:p>2018-02-21</text:p>
          </table:table-cell>
          <table:table-cell office:value-type="float" office:value="172.83" calcext:value-type="float">
            <text:p>172.83</text:p>
          </table:table-cell>
          <table:table-cell office:value-type="float" office:value="174.12" calcext:value-type="float">
            <text:p>174.12</text:p>
          </table:table-cell>
          <table:table-cell office:value-type="float" office:value="171.01" calcext:value-type="float">
            <text:p>171.01</text:p>
          </table:table-cell>
          <table:table-cell office:value-type="float" office:value="171.07" calcext:value-type="float">
            <text:p>171.07</text:p>
          </table:table-cell>
          <table:table-cell office:value-type="float" office:value="41.3195739877" calcext:value-type="float">
            <text:p>41.3195739877</text:p>
          </table:table-cell>
          <table:table-cell office:value-type="float" office:value="35833514" calcext:value-type="float">
            <text:p>35833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]-[.K35])*[.N36])+[.K35]" office:value-type="float" office:value="42.0142475514629" calcext:value-type="float">
            <text:p>42.0142475514629</text:p>
          </table:table-cell>
          <table:table-cell table:formula="of:=SUM([.F36:.F47])" office:value-type="float" office:value="509.9357631046" calcext:value-type="float">
            <text:p>509.9357631046</text:p>
          </table:table-cell>
          <table:table-cell/>
          <table:table-cell table:formula="of:=2/([.L36]+1)" office:value-type="float" office:value="0.00391438639536093" calcext:value-type="float">
            <text:p>0.003914386395361</text:p>
          </table:table-cell>
          <table:table-cell table:formula="of:=[.F47]" office:value-type="float" office:value="42.7373906669" calcext:value-type="float">
            <text:p>42.7373906669</text:p>
          </table:table-cell>
        </table:table-row>
        <table:table-row table:style-name="ro1">
          <table:table-cell office:value-type="string" calcext:value-type="string">
            <text:p>2018-02-22</text:p>
          </table:table-cell>
          <table:table-cell office:value-type="float" office:value="171.8" calcext:value-type="float">
            <text:p>171.8</text:p>
          </table:table-cell>
          <table:table-cell office:value-type="float" office:value="173.95" calcext:value-type="float">
            <text:p>173.95</text:p>
          </table:table-cell>
          <table:table-cell office:value-type="float" office:value="171.71" calcext:value-type="float">
            <text:p>171.71</text:p>
          </table:table-cell>
          <table:table-cell office:value-type="float" office:value="172.5" calcext:value-type="float">
            <text:p>172.5</text:p>
          </table:table-cell>
          <table:table-cell office:value-type="float" office:value="41.6649705552" calcext:value-type="float">
            <text:p>41.6649705552</text:p>
          </table:table-cell>
          <table:table-cell office:value-type="float" office:value="30504116" calcext:value-type="float">
            <text:p>30504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]-[.K36])*[.N37])+[.K36]" office:value-type="float" office:value="42.0199284996402" calcext:value-type="float">
            <text:p>42.0199284996402</text:p>
          </table:table-cell>
          <table:table-cell table:formula="of:=SUM([.F37:.F48])" office:value-type="float" office:value="512.0878494098" calcext:value-type="float">
            <text:p>512.0878494098</text:p>
          </table:table-cell>
          <table:table-cell/>
          <table:table-cell table:formula="of:=2/([.L37]+1)" office:value-type="float" office:value="0.00389796796455145" calcext:value-type="float">
            <text:p>0.003897967964551</text:p>
          </table:table-cell>
          <table:table-cell table:formula="of:=[.F48]" office:value-type="float" office:value="43.4716602929" calcext:value-type="float">
            <text:p>43.4716602929</text:p>
          </table:table-cell>
        </table:table-row>
        <table:table-row table:style-name="ro1">
          <table:table-cell office:value-type="string" calcext:value-type="string">
            <text:p>2018-02-23</text:p>
          </table:table-cell>
          <table:table-cell office:value-type="float" office:value="173.67" calcext:value-type="float">
            <text:p>173.67</text:p>
          </table:table-cell>
          <table:table-cell office:value-type="float" office:value="175.65" calcext:value-type="float">
            <text:p>175.65</text:p>
          </table:table-cell>
          <table:table-cell office:value-type="float" office:value="173.54" calcext:value-type="float">
            <text:p>173.54</text:p>
          </table:table-cell>
          <table:table-cell office:value-type="float" office:value="175.5" calcext:value-type="float">
            <text:p>175.5</text:p>
          </table:table-cell>
          <table:table-cell office:value-type="float" office:value="42.3895787388" calcext:value-type="float">
            <text:p>42.3895787388</text:p>
          </table:table-cell>
          <table:table-cell office:value-type="float" office:value="33329232" calcext:value-type="float">
            <text:p>33329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]-[.K37])*[.N38])+[.K37]" office:value-type="float" office:value="42.0271939789028" calcext:value-type="float">
            <text:p>42.0271939789028</text:p>
          </table:table-cell>
          <table:table-cell table:formula="of:=SUM([.F38:.F49])" office:value-type="float" office:value="514.314811894" calcext:value-type="float">
            <text:p>514.314811894</text:p>
          </table:table-cell>
          <table:table-cell/>
          <table:table-cell table:formula="of:=2/([.L38]+1)" office:value-type="float" office:value="0.00388112267266131" calcext:value-type="float">
            <text:p>0.003881122672661</text:p>
          </table:table-cell>
          <table:table-cell table:formula="of:=[.F49]" office:value-type="float" office:value="43.8919330394" calcext:value-type="float">
            <text:p>43.8919330394</text:p>
          </table:table-cell>
        </table:table-row>
        <table:table-row table:style-name="ro1">
          <table:table-cell office:value-type="string" calcext:value-type="string">
            <text:p>2018-02-26</text:p>
          </table:table-cell>
          <table:table-cell office:value-type="float" office:value="176.35" calcext:value-type="float">
            <text:p>176.35</text:p>
          </table:table-cell>
          <table:table-cell office:value-type="float" office:value="179.39" calcext:value-type="float">
            <text:p>179.39</text:p>
          </table:table-cell>
          <table:table-cell office:value-type="float" office:value="176.21" calcext:value-type="float">
            <text:p>176.21</text:p>
          </table:table-cell>
          <table:table-cell office:value-type="float" office:value="178.97" calcext:value-type="float">
            <text:p>178.97</text:p>
          </table:table-cell>
          <table:table-cell office:value-type="float" office:value="43.2277088711" calcext:value-type="float">
            <text:p>43.2277088711</text:p>
          </table:table-cell>
          <table:table-cell office:value-type="float" office:value="36886432" calcext:value-type="float">
            <text:p>36886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]-[.K38])*[.N39])+[.K38]" office:value-type="float" office:value="42.0327790539359" calcext:value-type="float">
            <text:p>42.0327790539359</text:p>
          </table:table-cell>
          <table:table-cell table:formula="of:=SUM([.F39:.F50])" office:value-type="float" office:value="515.3944780875" calcext:value-type="float">
            <text:p>515.3944780875</text:p>
          </table:table-cell>
          <table:table-cell/>
          <table:table-cell table:formula="of:=2/([.L39]+1)" office:value-type="float" office:value="0.00387300810691688" calcext:value-type="float">
            <text:p>0.003873008106917</text:p>
          </table:table-cell>
          <table:table-cell table:formula="of:=[.F50]" office:value-type="float" office:value="43.4692449323" calcext:value-type="float">
            <text:p>43.4692449323</text:p>
          </table:table-cell>
        </table:table-row>
        <table:table-row table:style-name="ro1">
          <table:table-cell office:value-type="string" calcext:value-type="string">
            <text:p>2018-02-27</text:p>
          </table:table-cell>
          <table:table-cell office:value-type="float" office:value="179.1" calcext:value-type="float">
            <text:p>179.1</text:p>
          </table:table-cell>
          <table:table-cell office:value-type="float" office:value="180.48" calcext:value-type="float">
            <text:p>180.48</text:p>
          </table:table-cell>
          <table:table-cell office:value-type="float" office:value="178.16" calcext:value-type="float">
            <text:p>178.16</text:p>
          </table:table-cell>
          <table:table-cell office:value-type="float" office:value="178.39" calcext:value-type="float">
            <text:p>178.39</text:p>
          </table:table-cell>
          <table:table-cell office:value-type="float" office:value="43.0876179556" calcext:value-type="float">
            <text:p>43.0876179556</text:p>
          </table:table-cell>
          <table:table-cell office:value-type="float" office:value="38685165" calcext:value-type="float">
            <text:p>38685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]-[.K39])*[.N40])+[.K39]" office:value-type="float" office:value="42.0369122517289" calcext:value-type="float">
            <text:p>42.0369122517289</text:p>
          </table:table-cell>
          <table:table-cell table:formula="of:=SUM([.F40:.F51])" office:value-type="float" office:value="515.2664639751" calcext:value-type="float">
            <text:p>515.2664639751</text:p>
          </table:table-cell>
          <table:table-cell/>
          <table:table-cell table:formula="of:=2/([.L40]+1)" office:value-type="float" office:value="0.00387396846310835" calcext:value-type="float">
            <text:p>0.003873968463108</text:p>
          </table:table-cell>
          <table:table-cell table:formula="of:=[.F51]" office:value-type="float" office:value="43.0996947587" calcext:value-type="float">
            <text:p>43.0996947587</text:p>
          </table:table-cell>
        </table:table-row>
        <table:table-row table:style-name="ro1">
          <table:table-cell office:value-type="string" calcext:value-type="string">
            <text:p>2018-02-28</text:p>
          </table:table-cell>
          <table:table-cell office:value-type="float" office:value="179.26" calcext:value-type="float">
            <text:p>179.26</text:p>
          </table:table-cell>
          <table:table-cell office:value-type="float" office:value="180.62" calcext:value-type="float">
            <text:p>180.62</text:p>
          </table:table-cell>
          <table:table-cell office:value-type="float" office:value="178.05" calcext:value-type="float">
            <text:p>178.05</text:p>
          </table:table-cell>
          <table:table-cell office:value-type="float" office:value="178.12" calcext:value-type="float">
            <text:p>178.12</text:p>
          </table:table-cell>
          <table:table-cell office:value-type="float" office:value="43.0224032191" calcext:value-type="float">
            <text:p>43.0224032191</text:p>
          </table:table-cell>
          <table:table-cell office:value-type="float" office:value="33604574" calcext:value-type="float">
            <text:p>33604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]-[.K40])*[.N41])+[.K40]" office:value-type="float" office:value="42.0412254106328" calcext:value-type="float">
            <text:p>42.0412254106328</text:p>
          </table:table-cell>
          <table:table-cell table:formula="of:=SUM([.F41:.F52])" office:value-type="float" office:value="515.329263351" calcext:value-type="float">
            <text:p>515.329263351</text:p>
          </table:table-cell>
          <table:table-cell/>
          <table:table-cell table:formula="of:=2/([.L41]+1)" office:value-type="float" office:value="0.00387349728547228" calcext:value-type="float">
            <text:p>0.003873497285472</text:p>
          </table:table-cell>
          <table:table-cell table:formula="of:=[.F52]" office:value-type="float" office:value="43.1504173315" calcext:value-type="float">
            <text:p>43.1504173315</text:p>
          </table:table-cell>
        </table:table-row>
        <table:table-row table:style-name="ro1">
          <table:table-cell office:value-type="string" calcext:value-type="string">
            <text:p>2018-03-01</text:p>
          </table:table-cell>
          <table:table-cell office:value-type="float" office:value="178.54" calcext:value-type="float">
            <text:p>178.54</text:p>
          </table:table-cell>
          <table:table-cell office:value-type="float" office:value="179.78" calcext:value-type="float">
            <text:p>179.78</text:p>
          </table:table-cell>
          <table:table-cell office:value-type="float" office:value="172.66" calcext:value-type="float">
            <text:p>172.66</text:p>
          </table:table-cell>
          <table:table-cell office:value-type="float" office:value="175" calcext:value-type="float">
            <text:p>175</text:p>
          </table:table-cell>
          <table:table-cell office:value-type="float" office:value="42.2688107082" calcext:value-type="float">
            <text:p>42.2688107082</text:p>
          </table:table-cell>
          <table:table-cell office:value-type="float" office:value="48801970" calcext:value-type="float">
            <text:p>48801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]-[.K41])*[.N42])+[.K41]" office:value-type="float" office:value="42.0449326147038" calcext:value-type="float">
            <text:p>42.0449326147038</text:p>
          </table:table-cell>
          <table:table-cell table:formula="of:=SUM([.F42:.F53])" office:value-type="float" office:value="515.3051097449" calcext:value-type="float">
            <text:p>515.3051097449</text:p>
          </table:table-cell>
          <table:table-cell/>
          <table:table-cell table:formula="of:=2/([.L42]+1)" office:value-type="float" office:value="0.00387367849407529" calcext:value-type="float">
            <text:p>0.003873678494075</text:p>
          </table:table-cell>
          <table:table-cell table:formula="of:=[.F53]" office:value-type="float" office:value="42.998249613" calcext:value-type="float">
            <text:p>42.998249613</text:p>
          </table:table-cell>
        </table:table-row>
        <table:table-row table:style-name="ro1">
          <table:table-cell office:value-type="string" calcext:value-type="string">
            <text:p>2018-03-02</text:p>
          </table:table-cell>
          <table:table-cell office:value-type="float" office:value="172.8" calcext:value-type="float">
            <text:p>172.8</text:p>
          </table:table-cell>
          <table:table-cell office:value-type="float" office:value="176.3" calcext:value-type="float">
            <text:p>176.3</text:p>
          </table:table-cell>
          <table:table-cell office:value-type="float" office:value="172.45" calcext:value-type="float">
            <text:p>172.45</text:p>
          </table:table-cell>
          <table:table-cell office:value-type="float" office:value="176.21" calcext:value-type="float">
            <text:p>176.21</text:p>
          </table:table-cell>
          <table:table-cell office:value-type="float" office:value="42.5610693422" calcext:value-type="float">
            <text:p>42.5610693422</text:p>
          </table:table-cell>
          <table:table-cell office:value-type="float" office:value="38453950" calcext:value-type="float">
            <text:p>38453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]-[.K42])*[.N43])+[.K42]" office:value-type="float" office:value="42.046080375291" calcext:value-type="float">
            <text:p>42.046080375291</text:p>
          </table:table-cell>
          <table:table-cell table:formula="of:=SUM([.F43:.F54])" office:value-type="float" office:value="515.3775705632" calcext:value-type="float">
            <text:p>515.3775705632</text:p>
          </table:table-cell>
          <table:table-cell/>
          <table:table-cell table:formula="of:=2/([.L43]+1)" office:value-type="float" office:value="0.00387313491912255" calcext:value-type="float">
            <text:p>0.003873134919123</text:p>
          </table:table-cell>
          <table:table-cell table:formula="of:=[.F54]" office:value-type="float" office:value="42.3412715265" calcext:value-type="float">
            <text:p>42.3412715265</text:p>
          </table:table-cell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175.21" calcext:value-type="float">
            <text:p>175.21</text:p>
          </table:table-cell>
          <table:table-cell office:value-type="float" office:value="177.74" calcext:value-type="float">
            <text:p>177.74</text:p>
          </table:table-cell>
          <table:table-cell office:value-type="float" office:value="174.52" calcext:value-type="float">
            <text:p>174.52</text:p>
          </table:table-cell>
          <table:table-cell office:value-type="float" office:value="176.82" calcext:value-type="float">
            <text:p>176.82</text:p>
          </table:table-cell>
          <table:table-cell office:value-type="float" office:value="42.7084063395" calcext:value-type="float">
            <text:p>42.7084063395</text:p>
          </table:table-cell>
          <table:table-cell office:value-type="float" office:value="28401366" calcext:value-type="float">
            <text:p>28401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]-[.K43])*[.N44])+[.K43]" office:value-type="float" office:value="42.047168053841" calcext:value-type="float">
            <text:p>42.047168053841</text:p>
          </table:table-cell>
          <table:table-cell table:formula="of:=SUM([.F44:.F55])" office:value-type="float" office:value="515.1432805838" calcext:value-type="float">
            <text:p>515.1432805838</text:p>
          </table:table-cell>
          <table:table-cell/>
          <table:table-cell table:formula="of:=2/([.L44]+1)" office:value-type="float" office:value="0.00387489302919499" calcext:value-type="float">
            <text:p>0.003874893029195</text:p>
          </table:table-cell>
          <table:table-cell table:formula="of:=[.F55]" office:value-type="float" office:value="42.3267793628" calcext:value-type="float">
            <text:p>42.3267793628</text:p>
          </table:table-cell>
        </table:table-row>
        <table:table-row table:style-name="ro1">
          <table:table-cell office:value-type="string" calcext:value-type="string">
            <text:p>2018-03-06</text:p>
          </table:table-cell>
          <table:table-cell office:value-type="float" office:value="177.91" calcext:value-type="float">
            <text:p>177.91</text:p>
          </table:table-cell>
          <table:table-cell office:value-type="float" office:value="178.25" calcext:value-type="float">
            <text:p>178.25</text:p>
          </table:table-cell>
          <table:table-cell office:value-type="float" office:value="176.13" calcext:value-type="float">
            <text:p>176.13</text:p>
          </table:table-cell>
          <table:table-cell office:value-type="float" office:value="176.67" calcext:value-type="float">
            <text:p>176.67</text:p>
          </table:table-cell>
          <table:table-cell office:value-type="float" office:value="42.6721759303" calcext:value-type="float">
            <text:p>42.6721759303</text:p>
          </table:table-cell>
          <table:table-cell office:value-type="float" office:value="23788506" calcext:value-type="float">
            <text:p>23788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]-[.K44])*[.N45])+[.K44]" office:value-type="float" office:value="42.0445290358996" calcext:value-type="float">
            <text:p>42.0445290358996</text:p>
          </table:table-cell>
          <table:table-cell table:formula="of:=SUM([.F45:.F56])" office:value-type="float" office:value="513.8027554442" calcext:value-type="float">
            <text:p>513.8027554442</text:p>
          </table:table-cell>
          <table:table-cell/>
          <table:table-cell table:formula="of:=2/([.L45]+1)" office:value-type="float" office:value="0.00388498309080395" calcext:value-type="float">
            <text:p>0.003884983090804</text:p>
          </table:table-cell>
          <table:table-cell table:formula="of:=[.F56]" office:value-type="float" office:value="41.3678811999" calcext:value-type="float">
            <text:p>41.3678811999</text:p>
          </table:table-cell>
        </table:table-row>
        <table:table-row table:style-name="ro1">
          <table:table-cell office:value-type="string" calcext:value-type="string">
            <text:p>2018-03-07</text:p>
          </table:table-cell>
          <table:table-cell office:value-type="float" office:value="174.94" calcext:value-type="float">
            <text:p>174.94</text:p>
          </table:table-cell>
          <table:table-cell office:value-type="float" office:value="175.85" calcext:value-type="float">
            <text:p>175.85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5.03" calcext:value-type="float">
            <text:p>175.03</text:p>
          </table:table-cell>
          <table:table-cell office:value-type="float" office:value="42.27605679" calcext:value-type="float">
            <text:p>42.27605679</text:p>
          </table:table-cell>
          <table:table-cell office:value-type="float" office:value="31703462" calcext:value-type="float">
            <text:p>31703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]-[.K45])*[.N46])+[.K45]" office:value-type="float" office:value="42.0396113879385" calcext:value-type="float">
            <text:p>42.0396113879385</text:p>
          </table:table-cell>
          <table:table-cell table:formula="of:=SUM([.F46:.F57])" office:value-type="float" office:value="511.9139434457" calcext:value-type="float">
            <text:p>511.9139434457</text:p>
          </table:table-cell>
          <table:table-cell/>
          <table:table-cell table:formula="of:=2/([.L46]+1)" office:value-type="float" office:value="0.00389928958952494" calcext:value-type="float">
            <text:p>0.003899289589525</text:p>
          </table:table-cell>
          <table:table-cell table:formula="of:=[.F57]" office:value-type="float" office:value="40.7833639318" calcext:value-type="float">
            <text:p>40.7833639318</text:p>
          </table:table-cell>
        </table:table-row>
        <table:table-row table:style-name="ro1">
          <table:table-cell office:value-type="string" calcext:value-type="string">
            <text:p>2018-03-08</text:p>
          </table:table-cell>
          <table:table-cell office:value-type="float" office:value="175.48" calcext:value-type="float">
            <text:p>175.48</text:p>
          </table:table-cell>
          <table:table-cell office:value-type="float" office:value="177.12" calcext:value-type="float">
            <text:p>177.12</text:p>
          </table:table-cell>
          <table:table-cell office:value-type="float" office:value="175.07" calcext:value-type="float">
            <text:p>175.07</text:p>
          </table:table-cell>
          <table:table-cell office:value-type="float" office:value="176.94" calcext:value-type="float">
            <text:p>176.94</text:p>
          </table:table-cell>
          <table:table-cell office:value-type="float" office:value="42.7373906669" calcext:value-type="float">
            <text:p>42.7373906669</text:p>
          </table:table-cell>
          <table:table-cell office:value-type="float" office:value="23163767" calcext:value-type="float">
            <text:p>2316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]-[.K46])*[.N47])+[.K46]" office:value-type="float" office:value="42.0309894358219" calcext:value-type="float">
            <text:p>42.0309894358219</text:p>
          </table:table-cell>
          <table:table-cell table:formula="of:=SUM([.F47:.F58])" office:value-type="float" office:value="509.4768445883" calcext:value-type="float">
            <text:p>509.4768445883</text:p>
          </table:table-cell>
          <table:table-cell/>
          <table:table-cell table:formula="of:=2/([.L47]+1)" office:value-type="float" office:value="0.0039179054274499" calcext:value-type="float">
            <text:p>0.00391790542745</text:p>
          </table:table-cell>
          <table:table-cell table:formula="of:=[.F58]" office:value-type="float" office:value="39.8389579326" calcext:value-type="float">
            <text:p>39.8389579326</text:p>
          </table:table-cell>
        </table:table-row>
        <table:table-row table:style-name="ro1">
          <table:table-cell office:value-type="string" calcext:value-type="string">
            <text:p>2018-03-09</text:p>
          </table:table-cell>
          <table:table-cell office:value-type="float" office:value="177.96" calcext:value-type="float">
            <text:p>177.96</text:p>
          </table:table-cell>
          <table:table-cell office:value-type="float" office:value="180" calcext:value-type="float">
            <text:p>180</text:p>
          </table:table-cell>
          <table:table-cell office:value-type="float" office:value="177.39" calcext:value-type="float">
            <text:p>177.39</text:p>
          </table:table-cell>
          <table:table-cell office:value-type="float" office:value="179.98" calcext:value-type="float">
            <text:p>179.98</text:p>
          </table:table-cell>
          <table:table-cell office:value-type="float" office:value="43.4716602929" calcext:value-type="float">
            <text:p>43.4716602929</text:p>
          </table:table-cell>
          <table:table-cell office:value-type="float" office:value="31385134" calcext:value-type="float">
            <text:p>31385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]-[.K47])*[.N48])+[.K47]" office:value-type="float" office:value="42.0298085837319" calcext:value-type="float">
            <text:p>42.0298085837319</text:p>
          </table:table-cell>
          <table:table-cell table:formula="of:=SUM([.F48:.F59])" office:value-type="float" office:value="508.4696392131" calcext:value-type="float">
            <text:p>508.4696392131</text:p>
          </table:table-cell>
          <table:table-cell/>
          <table:table-cell table:formula="of:=2/([.L48]+1)" office:value-type="float" office:value="0.0039256510026566" calcext:value-type="float">
            <text:p>0.003925651002657</text:p>
          </table:table-cell>
          <table:table-cell table:formula="of:=[.F59]" office:value-type="float" office:value="41.7301852917" calcext:value-type="float">
            <text:p>41.7301852917</text:p>
          </table:table-cell>
        </table:table-row>
        <table:table-row table:style-name="ro1">
          <table:table-cell office:value-type="string" calcext:value-type="string">
            <text:p>2018-03-12</text:p>
          </table:table-cell>
          <table:table-cell office:value-type="float" office:value="180.29" calcext:value-type="float">
            <text:p>180.29</text:p>
          </table:table-cell>
          <table:table-cell office:value-type="float" office:value="182.39" calcext:value-type="float">
            <text:p>182.39</text:p>
          </table:table-cell>
          <table:table-cell office:value-type="float" office:value="180.21" calcext:value-type="float">
            <text:p>180.21</text:p>
          </table:table-cell>
          <table:table-cell office:value-type="float" office:value="181.72" calcext:value-type="float">
            <text:p>181.72</text:p>
          </table:table-cell>
          <table:table-cell office:value-type="float" office:value="43.8919330394" calcext:value-type="float">
            <text:p>43.8919330394</text:p>
          </table:table-cell>
          <table:table-cell office:value-type="float" office:value="32055405" calcext:value-type="float">
            <text:p>32055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]-[.K48])*[.N49])+[.K48]" office:value-type="float" office:value="42.0244020664676" calcext:value-type="float">
            <text:p>42.0244020664676</text:p>
          </table:table-cell>
          <table:table-cell table:formula="of:=SUM([.F49:.F60])" office:value-type="float" office:value="505.6581594608" calcext:value-type="float">
            <text:p>505.6581594608</text:p>
          </table:table-cell>
          <table:table-cell/>
          <table:table-cell table:formula="of:=2/([.L49]+1)" office:value-type="float" office:value="0.00394743470060456" calcext:value-type="float">
            <text:p>0.003947434700605</text:p>
          </table:table-cell>
          <table:table-cell table:formula="of:=[.F60]" office:value-type="float" office:value="40.6601805406" calcext:value-type="float">
            <text:p>40.6601805406</text:p>
          </table:table-cell>
        </table:table-row>
        <table:table-row table:style-name="ro1">
          <table:table-cell office:value-type="string" calcext:value-type="string">
            <text:p>2018-03-13</text:p>
          </table:table-cell>
          <table:table-cell office:value-type="float" office:value="182.59" calcext:value-type="float">
            <text:p>182.59</text:p>
          </table:table-cell>
          <table:table-cell office:value-type="float" office:value="183.5" calcext:value-type="float">
            <text:p>183.5</text:p>
          </table:table-cell>
          <table:table-cell office:value-type="float" office:value="179.24" calcext:value-type="float">
            <text:p>179.24</text:p>
          </table:table-cell>
          <table:table-cell office:value-type="float" office:value="179.97" calcext:value-type="float">
            <text:p>179.97</text:p>
          </table:table-cell>
          <table:table-cell office:value-type="float" office:value="43.4692449323" calcext:value-type="float">
            <text:p>43.4692449323</text:p>
          </table:table-cell>
          <table:table-cell office:value-type="float" office:value="31168404" calcext:value-type="float">
            <text:p>31168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0]-[.K49])*[.N50])+[.K49]" office:value-type="float" office:value="42.017191088394" calcext:value-type="float">
            <text:p>42.017191088394</text:p>
          </table:table-cell>
          <table:table-cell table:formula="of:=SUM([.F50:.F61])" office:value-type="float" office:value="501.9771498882" calcext:value-type="float">
            <text:p>501.9771498882</text:p>
          </table:table-cell>
          <table:table-cell/>
          <table:table-cell table:formula="of:=2/([.L50]+1)" office:value-type="float" office:value="0.00397632377622831" calcext:value-type="float">
            <text:p>0.003976323776228</text:p>
          </table:table-cell>
          <table:table-cell table:formula="of:=[.F61]" office:value-type="float" office:value="40.2109234668" calcext:value-type="float">
            <text:p>40.2109234668</text:p>
          </table:table-cell>
        </table:table-row>
        <table:table-row table:style-name="ro1">
          <table:table-cell office:value-type="string" calcext:value-type="string">
            <text:p>2018-03-14</text:p>
          </table:table-cell>
          <table:table-cell office:value-type="float" office:value="180.32" calcext:value-type="float">
            <text:p>180.32</text:p>
          </table:table-cell>
          <table:table-cell office:value-type="float" office:value="180.52" calcext:value-type="float">
            <text:p>180.52</text:p>
          </table:table-cell>
          <table:table-cell office:value-type="float" office:value="177.81" calcext:value-type="float">
            <text:p>177.81</text:p>
          </table:table-cell>
          <table:table-cell office:value-type="float" office:value="178.44" calcext:value-type="float">
            <text:p>178.44</text:p>
          </table:table-cell>
          <table:table-cell office:value-type="float" office:value="43.0996947587" calcext:value-type="float">
            <text:p>43.0996947587</text:p>
          </table:table-cell>
          <table:table-cell office:value-type="float" office:value="29075469" calcext:value-type="float">
            <text:p>29075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1]-[.K50])*[.N51])+[.K50]" office:value-type="float" office:value="42.0112223972742" calcext:value-type="float">
            <text:p>42.0112223972742</text:p>
          </table:table-cell>
          <table:table-cell table:formula="of:=SUM([.F51:.F62])" office:value-type="float" office:value="499.0328253023" calcext:value-type="float">
            <text:p>499.0328253023</text:p>
          </table:table-cell>
          <table:table-cell/>
          <table:table-cell table:formula="of:=2/([.L51]+1)" office:value-type="float" office:value="0.00399973741482048" calcext:value-type="float">
            <text:p>0.00399973741482</text:p>
          </table:table-cell>
          <table:table-cell table:formula="of:=[.F62]" office:value-type="float" office:value="40.5249203464" calcext:value-type="float">
            <text:p>40.5249203464</text:p>
          </table:table-cell>
        </table:table-row>
        <table:table-row table:style-name="ro1">
          <table:table-cell office:value-type="string" calcext:value-type="string">
            <text:p>2018-03-15</text:p>
          </table:table-cell>
          <table:table-cell office:value-type="float" office:value="178.5" calcext:value-type="float">
            <text:p>178.5</text:p>
          </table:table-cell>
          <table:table-cell office:value-type="float" office:value="180.24" calcext:value-type="float">
            <text:p>180.24</text:p>
          </table:table-cell>
          <table:table-cell office:value-type="float" office:value="178.07" calcext:value-type="float">
            <text:p>178.07</text:p>
          </table:table-cell>
          <table:table-cell office:value-type="float" office:value="178.65" calcext:value-type="float">
            <text:p>178.65</text:p>
          </table:table-cell>
          <table:table-cell office:value-type="float" office:value="43.1504173315" calcext:value-type="float">
            <text:p>43.1504173315</text:p>
          </table:table-cell>
          <table:table-cell office:value-type="float" office:value="22584565" calcext:value-type="float">
            <text:p>22584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2]-[.K51])*[.N52])+[.K51]" office:value-type="float" office:value="42.004174856504" calcext:value-type="float">
            <text:p>42.004174856504</text:p>
          </table:table-cell>
          <table:table-cell table:formula="of:=SUM([.F52:.F63])" office:value-type="float" office:value="496.1923612227" calcext:value-type="float">
            <text:p>496.1923612227</text:p>
          </table:table-cell>
          <table:table-cell/>
          <table:table-cell table:formula="of:=2/([.L52]+1)" office:value-type="float" office:value="0.00402258794781477" calcext:value-type="float">
            <text:p>0.004022587947815</text:p>
          </table:table-cell>
          <table:table-cell table:formula="of:=[.F63]" office:value-type="float" office:value="40.2592306791" calcext:value-type="float">
            <text:p>40.2592306791</text:p>
          </table:table-cell>
        </table:table-row>
        <table:table-row table:style-name="ro1">
          <table:table-cell office:value-type="string" calcext:value-type="string">
            <text:p>2018-03-16</text:p>
          </table:table-cell>
          <table:table-cell office:value-type="float" office:value="178.65" calcext:value-type="float">
            <text:p>178.65</text:p>
          </table:table-cell>
          <table:table-cell office:value-type="float" office:value="179.12" calcext:value-type="float">
            <text:p>179.12</text:p>
          </table:table-cell>
          <table:table-cell office:value-type="float" office:value="177.62" calcext:value-type="float">
            <text:p>177.62</text:p>
          </table:table-cell>
          <table:table-cell office:value-type="float" office:value="178.02" calcext:value-type="float">
            <text:p>178.02</text:p>
          </table:table-cell>
          <table:table-cell office:value-type="float" office:value="42.998249613" calcext:value-type="float">
            <text:p>42.998249613</text:p>
          </table:table-cell>
          <table:table-cell office:value-type="float" office:value="36836456" calcext:value-type="float">
            <text:p>36836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3]-[.K52])*[.N53])+[.K52]" office:value-type="float" office:value="41.9987902626942" calcext:value-type="float">
            <text:p>41.9987902626942</text:p>
          </table:table-cell>
          <table:table-cell table:formula="of:=SUM([.F53:.F64])" office:value-type="float" office:value="493.7142012349" calcext:value-type="float">
            <text:p>493.7142012349</text:p>
          </table:table-cell>
          <table:table-cell/>
          <table:table-cell table:formula="of:=2/([.L53]+1)" office:value-type="float" office:value="0.00404273820118287" calcext:value-type="float">
            <text:p>0.004042738201183</text:p>
          </table:table-cell>
          <table:table-cell table:formula="of:=[.F64]" office:value-type="float" office:value="40.6722573437" calcext:value-type="float">
            <text:p>40.6722573437</text:p>
          </table:table-cell>
        </table:table-row>
        <table:table-row table:style-name="ro1">
          <table:table-cell office:value-type="string" calcext:value-type="string">
            <text:p>2018-03-19</text:p>
          </table:table-cell>
          <table:table-cell office:value-type="float" office:value="177.32" calcext:value-type="float">
            <text:p>177.32</text:p>
          </table:table-cell>
          <table:table-cell office:value-type="float" office:value="177.47" calcext:value-type="float">
            <text:p>177.47</text:p>
          </table:table-cell>
          <table:table-cell office:value-type="float" office:value="173.66" calcext:value-type="float">
            <text:p>173.66</text:p>
          </table:table-cell>
          <table:table-cell office:value-type="float" office:value="175.3" calcext:value-type="float">
            <text:p>175.3</text:p>
          </table:table-cell>
          <table:table-cell office:value-type="float" office:value="42.3412715265" calcext:value-type="float">
            <text:p>42.3412715265</text:p>
          </table:table-cell>
          <table:table-cell office:value-type="float" office:value="32804695" calcext:value-type="float">
            <text:p>32804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4]-[.K53])*[.N54])+[.K53]" office:value-type="float" office:value="41.996564696244" calcext:value-type="float">
            <text:p>41.996564696244</text:p>
          </table:table-cell>
          <table:table-cell table:formula="of:=SUM([.F54:.F65])" office:value-type="float" office:value="492.1659550826" calcext:value-type="float">
            <text:p>492.1659550826</text:p>
          </table:table-cell>
          <table:table-cell/>
          <table:table-cell table:formula="of:=2/([.L54]+1)" office:value-type="float" office:value="0.00405542998130319" calcext:value-type="float">
            <text:p>0.004055429981303</text:p>
          </table:table-cell>
          <table:table-cell table:formula="of:=[.F65]" office:value-type="float" office:value="41.4500034607" calcext:value-type="float">
            <text:p>41.4500034607</text:p>
          </table:table-cell>
        </table:table-row>
        <table:table-row table:style-name="ro1">
          <table:table-cell office:value-type="string" calcext:value-type="string">
            <text:p>2018-03-20</text:p>
          </table:table-cell>
          <table:table-cell office:value-type="float" office:value="175.24" calcext:value-type="float">
            <text:p>175.24</text:p>
          </table:table-cell>
          <table:table-cell office:value-type="float" office:value="176.8" calcext:value-type="float">
            <text:p>176.8</text:p>
          </table:table-cell>
          <table:table-cell office:value-type="float" office:value="174.94" calcext:value-type="float">
            <text:p>174.94</text:p>
          </table:table-cell>
          <table:table-cell office:value-type="float" office:value="175.24" calcext:value-type="float">
            <text:p>175.24</text:p>
          </table:table-cell>
          <table:table-cell office:value-type="float" office:value="42.3267793628" calcext:value-type="float">
            <text:p>42.3267793628</text:p>
          </table:table-cell>
          <table:table-cell office:value-type="float" office:value="19314039" calcext:value-type="float">
            <text:p>19314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5]-[.K54])*[.N55])+[.K54]" office:value-type="float" office:value="41.9955125108855" calcext:value-type="float">
            <text:p>41.9955125108855</text:p>
          </table:table-cell>
          <table:table-cell table:formula="of:=SUM([.F55:.F66])" office:value-type="float" office:value="491.5621149296" calcext:value-type="float">
            <text:p>491.5621149296</text:p>
          </table:table-cell>
          <table:table-cell/>
          <table:table-cell table:formula="of:=2/([.L55]+1)" office:value-type="float" office:value="0.00406040160089424" calcext:value-type="float">
            <text:p>0.004060401600894</text:p>
          </table:table-cell>
          <table:table-cell table:formula="of:=[.F66]" office:value-type="float" office:value="41.7374313735" calcext:value-type="float">
            <text:p>41.7374313735</text:p>
          </table:table-cell>
        </table:table-row>
        <table:table-row table:style-name="ro1">
          <table:table-cell office:value-type="string" calcext:value-type="string">
            <text:p>2018-03-21</text:p>
          </table:table-cell>
          <table:table-cell office:value-type="float" office:value="175.04" calcext:value-type="float">
            <text:p>175.04</text:p>
          </table:table-cell>
          <table:table-cell office:value-type="float" office:value="175.09" calcext:value-type="float">
            <text:p>175.09</text:p>
          </table:table-cell>
          <table:table-cell office:value-type="float" office:value="171.26" calcext:value-type="float">
            <text:p>171.26</text:p>
          </table:table-cell>
          <table:table-cell office:value-type="float" office:value="171.27" calcext:value-type="float">
            <text:p>171.27</text:p>
          </table:table-cell>
          <table:table-cell office:value-type="float" office:value="41.3678811999" calcext:value-type="float">
            <text:p>41.3678811999</text:p>
          </table:table-cell>
          <table:table-cell office:value-type="float" office:value="35247358" calcext:value-type="float">
            <text:p>35247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6]-[.K55])*[.N56])+[.K55]" office:value-type="float" office:value="41.9901115879032" calcext:value-type="float">
            <text:p>41.9901115879032</text:p>
          </table:table-cell>
          <table:table-cell table:formula="of:=SUM([.F56:.F67])" office:value-type="float" office:value="489.9051775499" calcext:value-type="float">
            <text:p>489.9051775499</text:p>
          </table:table-cell>
          <table:table-cell/>
          <table:table-cell table:formula="of:=2/([.L56]+1)" office:value-type="float" office:value="0.00407410655145657" calcext:value-type="float">
            <text:p>0.004074106551457</text:p>
          </table:table-cell>
          <table:table-cell table:formula="of:=[.F67]" office:value-type="float" office:value="40.6698419831" calcext:value-type="float">
            <text:p>40.6698419831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float" office:value="170" calcext:value-type="float">
            <text:p>170</text:p>
          </table:table-cell>
          <table:table-cell office:value-type="float" office:value="172.68" calcext:value-type="float">
            <text:p>172.68</text:p>
          </table:table-cell>
          <table:table-cell office:value-type="float" office:value="168.6" calcext:value-type="float">
            <text:p>168.6</text:p>
          </table:table-cell>
          <table:table-cell office:value-type="float" office:value="168.85" calcext:value-type="float">
            <text:p>168.85</text:p>
          </table:table-cell>
          <table:table-cell office:value-type="float" office:value="40.7833639318" calcext:value-type="float">
            <text:p>40.7833639318</text:p>
          </table:table-cell>
          <table:table-cell office:value-type="float" office:value="41051076" calcext:value-type="float">
            <text:p>41051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7]-[.K56])*[.N57])+[.K56]" office:value-type="float" office:value="41.9863737780685" calcext:value-type="float">
            <text:p>41.9863737780685</text:p>
          </table:table-cell>
          <table:table-cell table:formula="of:=SUM([.F57:.F68])" office:value-type="float" office:value="489.6105035553" calcext:value-type="float">
            <text:p>489.6105035553</text:p>
          </table:table-cell>
          <table:table-cell/>
          <table:table-cell table:formula="of:=2/([.L57]+1)" office:value-type="float" office:value="0.00407655357051394" calcext:value-type="float">
            <text:p>0.004076553570514</text:p>
          </table:table-cell>
          <table:table-cell table:formula="of:=[.F68]" office:value-type="float" office:value="41.0732072053" calcext:value-type="float">
            <text:p>41.0732072053</text:p>
          </table:table-cell>
        </table:table-row>
        <table:table-row table:style-name="ro1">
          <table:table-cell office:value-type="string" calcext:value-type="string">
            <text:p>2018-03-23</text:p>
          </table:table-cell>
          <table:table-cell office:value-type="float" office:value="168.39" calcext:value-type="float">
            <text:p>168.39</text:p>
          </table:table-cell>
          <table:table-cell office:value-type="float" office:value="169.92" calcext:value-type="float">
            <text:p>169.92</text:p>
          </table:table-cell>
          <table:table-cell table:number-columns-repeated="2" office:value-type="float" office:value="164.94" calcext:value-type="float">
            <text:p>164.94</text:p>
          </table:table-cell>
          <table:table-cell office:value-type="float" office:value="39.8389579326" calcext:value-type="float">
            <text:p>39.8389579326</text:p>
          </table:table-cell>
          <table:table-cell office:value-type="float" office:value="40248954" calcext:value-type="float">
            <text:p>40248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8]-[.K57])*[.N58])+[.K57]" office:value-type="float" office:value="41.9858032724594" calcext:value-type="float">
            <text:p>41.9858032724594</text:p>
          </table:table-cell>
          <table:table-cell table:formula="of:=SUM([.F58:.F69])" office:value-type="float" office:value="490.6732622246" calcext:value-type="float">
            <text:p>490.6732622246</text:p>
          </table:table-cell>
          <table:table-cell/>
          <table:table-cell table:formula="of:=2/([.L58]+1)" office:value-type="float" office:value="0.00406774204265431" calcext:value-type="float">
            <text:p>0.004067742042654</text:p>
          </table:table-cell>
          <table:table-cell table:formula="of:=[.F69]" office:value-type="float" office:value="41.8461226011" calcext:value-type="float">
            <text:p>41.8461226011</text:p>
          </table:table-cell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168.07" calcext:value-type="float">
            <text:p>168.07</text:p>
          </table:table-cell>
          <table:table-cell office:value-type="float" office:value="173.1" calcext:value-type="float">
            <text:p>173.1</text:p>
          </table:table-cell>
          <table:table-cell office:value-type="float" office:value="166.44" calcext:value-type="float">
            <text:p>166.44</text:p>
          </table:table-cell>
          <table:table-cell office:value-type="float" office:value="172.77" calcext:value-type="float">
            <text:p>172.77</text:p>
          </table:table-cell>
          <table:table-cell office:value-type="float" office:value="41.7301852917" calcext:value-type="float">
            <text:p>41.7301852917</text:p>
          </table:table-cell>
          <table:table-cell office:value-type="float" office:value="36272617" calcext:value-type="float">
            <text:p>36272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9]-[.K58])*[.N59])+[.K58]" office:value-type="float" office:value="41.9844442644708" calcext:value-type="float">
            <text:p>41.9844442644708</text:p>
          </table:table-cell>
          <table:table-cell table:formula="of:=SUM([.F59:.F70])" office:value-type="float" office:value="492.4847826835" calcext:value-type="float">
            <text:p>492.4847826835</text:p>
          </table:table-cell>
          <table:table-cell/>
          <table:table-cell table:formula="of:=2/([.L59]+1)" office:value-type="float" office:value="0.00405280987414502" calcext:value-type="float">
            <text:p>0.004052809874145</text:p>
          </table:table-cell>
          <table:table-cell table:formula="of:=[.F70]" office:value-type="float" office:value="41.6504783915" calcext:value-type="float">
            <text:p>41.6504783915</text:p>
          </table:table-cell>
        </table:table-row>
        <table:table-row table:style-name="ro1">
          <table:table-cell office:value-type="string" calcext:value-type="string">
            <text:p>2018-03-27</text:p>
          </table:table-cell>
          <table:table-cell office:value-type="float" office:value="173.68" calcext:value-type="float">
            <text:p>173.68</text:p>
          </table:table-cell>
          <table:table-cell office:value-type="float" office:value="175.15" calcext:value-type="float">
            <text:p>175.15</text:p>
          </table:table-cell>
          <table:table-cell office:value-type="float" office:value="166.92" calcext:value-type="float">
            <text:p>166.92</text:p>
          </table:table-cell>
          <table:table-cell office:value-type="float" office:value="168.34" calcext:value-type="float">
            <text:p>168.34</text:p>
          </table:table-cell>
          <table:table-cell office:value-type="float" office:value="40.6601805406" calcext:value-type="float">
            <text:p>40.6601805406</text:p>
          </table:table-cell>
          <table:table-cell office:value-type="float" office:value="38962839" calcext:value-type="float">
            <text:p>38962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0]-[.K59])*[.N60])+[.K59]" office:value-type="float" office:value="41.9847546856787" calcext:value-type="float">
            <text:p>41.9847546856787</text:p>
          </table:table-cell>
          <table:table-cell table:formula="of:=SUM([.F60:.F71])" office:value-type="float" office:value="492.8156870873" calcext:value-type="float">
            <text:p>492.8156870873</text:p>
          </table:table-cell>
          <table:table-cell/>
          <table:table-cell table:formula="of:=2/([.L60]+1)" office:value-type="float" office:value="0.00405009409846153" calcext:value-type="float">
            <text:p>0.004050094098462</text:p>
          </table:table-cell>
          <table:table-cell table:formula="of:=[.F71]" office:value-type="float" office:value="42.0610896955" calcext:value-type="float">
            <text:p>42.0610896955</text:p>
          </table:table-cell>
        </table:table-row>
        <table:table-row table:style-name="ro1">
          <table:table-cell office:value-type="string" calcext:value-type="string">
            <text:p>2018-03-28</text:p>
          </table:table-cell>
          <table:table-cell office:value-type="float" office:value="167.25" calcext:value-type="float">
            <text:p>167.25</text:p>
          </table:table-cell>
          <table:table-cell office:value-type="float" office:value="170.02" calcext:value-type="float">
            <text:p>170.02</text:p>
          </table:table-cell>
          <table:table-cell office:value-type="float" office:value="165.19" calcext:value-type="float">
            <text:p>165.19</text:p>
          </table:table-cell>
          <table:table-cell office:value-type="float" office:value="166.48" calcext:value-type="float">
            <text:p>166.48</text:p>
          </table:table-cell>
          <table:table-cell office:value-type="float" office:value="40.2109234668" calcext:value-type="float">
            <text:p>40.2109234668</text:p>
          </table:table-cell>
          <table:table-cell office:value-type="float" office:value="41668545" calcext:value-type="float">
            <text:p>41668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1]-[.K60])*[.N61])+[.K60]" office:value-type="float" office:value="41.9856382519029" calcext:value-type="float">
            <text:p>41.9856382519029</text:p>
          </table:table-cell>
          <table:table-cell table:formula="of:=SUM([.F61:.F72])" office:value-type="float" office:value="494.3591025183" calcext:value-type="float">
            <text:p>494.3591025183</text:p>
          </table:table-cell>
          <table:table-cell/>
          <table:table-cell table:formula="of:=2/([.L61]+1)" office:value-type="float" office:value="0.00403747501526151" calcext:value-type="float">
            <text:p>0.004037475015262</text:p>
          </table:table-cell>
          <table:table-cell table:formula="of:=[.F72]" office:value-type="float" office:value="42.2035959716" calcext:value-type="float">
            <text:p>42.2035959716</text:p>
          </table:table-cell>
        </table:table-row>
        <table:table-row table:style-name="ro1">
          <table:table-cell office:value-type="string" calcext:value-type="string">
            <text:p>2018-03-29</text:p>
          </table:table-cell>
          <table:table-cell office:value-type="float" office:value="167.81" calcext:value-type="float">
            <text:p>167.81</text:p>
          </table:table-cell>
          <table:table-cell office:value-type="float" office:value="171.75" calcext:value-type="float">
            <text:p>171.75</text:p>
          </table:table-cell>
          <table:table-cell office:value-type="float" office:value="166.9" calcext:value-type="float">
            <text:p>166.9</text:p>
          </table:table-cell>
          <table:table-cell office:value-type="float" office:value="167.78" calcext:value-type="float">
            <text:p>167.78</text:p>
          </table:table-cell>
          <table:table-cell office:value-type="float" office:value="40.5249203464" calcext:value-type="float">
            <text:p>40.5249203464</text:p>
          </table:table-cell>
          <table:table-cell office:value-type="float" office:value="38398505" calcext:value-type="float">
            <text:p>38398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2]-[.K61])*[.N62])+[.K61]" office:value-type="float" office:value="41.9875724057314" calcext:value-type="float">
            <text:p>41.9875724057314</text:p>
          </table:table-cell>
          <table:table-cell table:formula="of:=SUM([.F62:.F73])" office:value-type="float" office:value="496.6150493298" calcext:value-type="float">
            <text:p>496.6150493298</text:p>
          </table:table-cell>
          <table:table-cell/>
          <table:table-cell table:formula="of:=2/([.L62]+1)" office:value-type="float" office:value="0.00401917104937571" calcext:value-type="float">
            <text:p>0.004019171049376</text:p>
          </table:table-cell>
          <table:table-cell table:formula="of:=[.F73]" office:value-type="float" office:value="42.4668702783" calcext:value-type="float">
            <text:p>42.4668702783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166.64" calcext:value-type="float">
            <text:p>166.64</text:p>
          </table:table-cell>
          <table:table-cell office:value-type="float" office:value="168.94" calcext:value-type="float">
            <text:p>168.94</text:p>
          </table:table-cell>
          <table:table-cell office:value-type="float" office:value="164.47" calcext:value-type="float">
            <text:p>164.47</text:p>
          </table:table-cell>
          <table:table-cell office:value-type="float" office:value="166.68" calcext:value-type="float">
            <text:p>166.68</text:p>
          </table:table-cell>
          <table:table-cell office:value-type="float" office:value="40.2592306791" calcext:value-type="float">
            <text:p>40.2592306791</text:p>
          </table:table-cell>
          <table:table-cell office:value-type="float" office:value="37586791" calcext:value-type="float">
            <text:p>375867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3]-[.K62])*[.N63])+[.K62]" office:value-type="float" office:value="41.9918264622555" calcext:value-type="float">
            <text:p>41.9918264622555</text:p>
          </table:table-cell>
          <table:table-cell table:formula="of:=SUM([.F63:.F74])" office:value-type="float" office:value="499.1415165298" calcext:value-type="float">
            <text:p>499.1415165298</text:p>
          </table:table-cell>
          <table:table-cell/>
          <table:table-cell table:formula="of:=2/([.L63]+1)" office:value-type="float" office:value="0.00399886818810178" calcext:value-type="float">
            <text:p>0.003998868188102</text:p>
          </table:table-cell>
          <table:table-cell table:formula="of:=[.F74]" office:value-type="float" office:value="43.0513875464" calcext:value-type="float">
            <text:p>43.0513875464</text:p>
          </table:table-cell>
        </table:table-row>
        <table:table-row table:style-name="ro1">
          <table:table-cell office:value-type="string" calcext:value-type="string">
            <text:p>2018-04-0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68.75" calcext:value-type="float">
            <text:p>168.75</text:p>
          </table:table-cell>
          <table:table-cell office:value-type="float" office:value="164.88" calcext:value-type="float">
            <text:p>164.88</text:p>
          </table:table-cell>
          <table:table-cell office:value-type="float" office:value="168.39" calcext:value-type="float">
            <text:p>168.39</text:p>
          </table:table-cell>
          <table:table-cell office:value-type="float" office:value="40.6722573437" calcext:value-type="float">
            <text:p>40.6722573437</text:p>
          </table:table-cell>
          <table:table-cell office:value-type="float" office:value="30278046" calcext:value-type="float">
            <text:p>30278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4]-[.K63])*[.N64])+[.K63]" office:value-type="float" office:value="41.9956565167133" calcext:value-type="float">
            <text:p>41.9956565167133</text:p>
          </table:table-cell>
          <table:table-cell table:formula="of:=SUM([.F64:.F75])" office:value-type="float" office:value="501.8370589726" calcext:value-type="float">
            <text:p>501.8370589726</text:p>
          </table:table-cell>
          <table:table-cell/>
          <table:table-cell table:formula="of:=2/([.L64]+1)" office:value-type="float" office:value="0.00397743158407301" calcext:value-type="float">
            <text:p>0.003977431584073</text:p>
          </table:table-cell>
          <table:table-cell table:formula="of:=[.F75]" office:value-type="float" office:value="42.9547731219" calcext:value-type="float">
            <text:p>42.9547731219</text:p>
          </table:table-cell>
        </table:table-row>
        <table:table-row table:style-name="ro1">
          <table:table-cell office:value-type="string" calcext:value-type="string">
            <text:p>2018-04-04</text:p>
          </table:table-cell>
          <table:table-cell office:value-type="float" office:value="164.88" calcext:value-type="float">
            <text:p>164.88</text:p>
          </table:table-cell>
          <table:table-cell office:value-type="float" office:value="172.01" calcext:value-type="float">
            <text:p>172.01</text:p>
          </table:table-cell>
          <table:table-cell office:value-type="float" office:value="164.77" calcext:value-type="float">
            <text:p>164.77</text:p>
          </table:table-cell>
          <table:table-cell office:value-type="float" office:value="171.61" calcext:value-type="float">
            <text:p>171.61</text:p>
          </table:table-cell>
          <table:table-cell office:value-type="float" office:value="41.4500034607" calcext:value-type="float">
            <text:p>41.4500034607</text:p>
          </table:table-cell>
          <table:table-cell office:value-type="float" office:value="34605489" calcext:value-type="float">
            <text:p>34605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5]-[.K64])*[.N65])+[.K64]" office:value-type="float" office:value="41.9946316149514" calcext:value-type="float">
            <text:p>41.9946316149514</text:p>
          </table:table-cell>
          <table:table-cell table:formula="of:=SUM([.F65:.F76])" office:value-type="float" office:value="502.9022330024" calcext:value-type="float">
            <text:p>502.9022330024</text:p>
          </table:table-cell>
          <table:table-cell/>
          <table:table-cell table:formula="of:=2/([.L65]+1)" office:value-type="float" office:value="0.00396902388799391" calcext:value-type="float">
            <text:p>0.003969023887994</text:p>
          </table:table-cell>
          <table:table-cell table:formula="of:=[.F76]" office:value-type="float" office:value="41.7374313735" calcext:value-type="float">
            <text:p>41.7374313735</text:p>
          </table:table-cell>
        </table:table-row>
        <table:table-row table:style-name="ro1">
          <table:table-cell office:value-type="string" calcext:value-type="string">
            <text:p>2018-04-05</text:p>
          </table:table-cell>
          <table:table-cell office:value-type="float" office:value="172.58" calcext:value-type="float">
            <text:p>172.58</text:p>
          </table:table-cell>
          <table:table-cell office:value-type="float" office:value="174.23" calcext:value-type="float">
            <text:p>174.23</text:p>
          </table:table-cell>
          <table:table-cell office:value-type="float" office:value="172.08" calcext:value-type="float">
            <text:p>172.08</text:p>
          </table:table-cell>
          <table:table-cell office:value-type="float" office:value="172.8" calcext:value-type="float">
            <text:p>172.8</text:p>
          </table:table-cell>
          <table:table-cell office:value-type="float" office:value="41.7374313735" calcext:value-type="float">
            <text:p>41.7374313735</text:p>
          </table:table-cell>
          <table:table-cell office:value-type="float" office:value="26933197" calcext:value-type="float">
            <text:p>26933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6]-[.K65])*[.N66])+[.K65]" office:value-type="float" office:value="41.9868013443851" calcext:value-type="float">
            <text:p>41.9868013443851</text:p>
          </table:table-cell>
          <table:table-cell table:formula="of:=SUM([.F66:.F77])" office:value-type="float" office:value="501.479585602" calcext:value-type="float">
            <text:p>501.479585602</text:p>
          </table:table-cell>
          <table:table-cell/>
          <table:table-cell table:formula="of:=2/([.L66]+1)" office:value-type="float" office:value="0.00398026120325641" calcext:value-type="float">
            <text:p>0.003980261203256</text:p>
          </table:table-cell>
          <table:table-cell table:formula="of:=[.F77]" office:value-type="float" office:value="40.0273560603" calcext:value-type="float">
            <text:p>40.0273560603</text:p>
          </table:table-cell>
        </table:table-row>
        <table:table-row table:style-name="ro1">
          <table:table-cell office:value-type="string" calcext:value-type="string">
            <text:p>2018-04-06</text:p>
          </table:table-cell>
          <table:table-cell office:value-type="float" office:value="170.97" calcext:value-type="float">
            <text:p>170.97</text:p>
          </table:table-cell>
          <table:table-cell office:value-type="float" office:value="172.48" calcext:value-type="float">
            <text:p>172.48</text:p>
          </table:table-cell>
          <table:table-cell office:value-type="float" office:value="168.2" calcext:value-type="float">
            <text:p>168.2</text:p>
          </table:table-cell>
          <table:table-cell office:value-type="float" office:value="168.38" calcext:value-type="float">
            <text:p>168.38</text:p>
          </table:table-cell>
          <table:table-cell office:value-type="float" office:value="40.6698419831" calcext:value-type="float">
            <text:p>40.6698419831</text:p>
          </table:table-cell>
          <table:table-cell office:value-type="float" office:value="35005290" calcext:value-type="float">
            <text:p>35005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7]-[.K66])*[.N67])+[.K66]" office:value-type="float" office:value="41.9785106511577" calcext:value-type="float">
            <text:p>41.9785106511577</text:p>
          </table:table-cell>
          <table:table-cell table:formula="of:=SUM([.F67:.F78])" office:value-type="float" office:value="499.6535729795" calcext:value-type="float">
            <text:p>499.6535729795</text:p>
          </table:table-cell>
          <table:table-cell/>
          <table:table-cell table:formula="of:=2/([.L67]+1)" office:value-type="float" office:value="0.00399477824176418" calcext:value-type="float">
            <text:p>0.003994778241764</text:p>
          </table:table-cell>
          <table:table-cell table:formula="of:=[.F78]" office:value-type="float" office:value="39.911418751" calcext:value-type="float">
            <text:p>39.911418751</text:p>
          </table:table-cell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169.88" calcext:value-type="float">
            <text:p>169.88</text:p>
          </table:table-cell>
          <table:table-cell office:value-type="float" office:value="173.09" calcext:value-type="float">
            <text:p>173.09</text:p>
          </table:table-cell>
          <table:table-cell office:value-type="float" office:value="169.85" calcext:value-type="float">
            <text:p>169.85</text:p>
          </table:table-cell>
          <table:table-cell office:value-type="float" office:value="170.05" calcext:value-type="float">
            <text:p>170.05</text:p>
          </table:table-cell>
          <table:table-cell office:value-type="float" office:value="41.0732072053" calcext:value-type="float">
            <text:p>41.0732072053</text:p>
          </table:table-cell>
          <table:table-cell office:value-type="float" office:value="29017718" calcext:value-type="float">
            <text:p>29017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8]-[.K67])*[.N68])+[.K67]" office:value-type="float" office:value="41.9680062779709" calcext:value-type="float">
            <text:p>41.9680062779709</text:p>
          </table:table-cell>
          <table:table-cell table:formula="of:=SUM([.F68:.F79])" office:value-type="float" office:value="498.3396168066" calcext:value-type="float">
            <text:p>498.3396168066</text:p>
          </table:table-cell>
          <table:table-cell/>
          <table:table-cell table:formula="of:=2/([.L68]+1)" office:value-type="float" office:value="0.00400529005247069" calcext:value-type="float">
            <text:p>0.004005290052471</text:p>
          </table:table-cell>
          <table:table-cell table:formula="of:=[.F79]" office:value-type="float" office:value="39.3558858102" calcext:value-type="float">
            <text:p>39.3558858102</text:p>
          </table:table-cell>
        </table:table-row>
        <table:table-row table:style-name="ro1">
          <table:table-cell office:value-type="string" calcext:value-type="string">
            <text:p>2018-04-1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1.53" calcext:value-type="float">
            <text:p>171.53</text:p>
          </table:table-cell>
          <table:table-cell office:value-type="float" office:value="173.25" calcext:value-type="float">
            <text:p>173.25</text:p>
          </table:table-cell>
          <table:table-cell office:value-type="float" office:value="41.8461226011" calcext:value-type="float">
            <text:p>41.8461226011</text:p>
          </table:table-cell>
          <table:table-cell office:value-type="float" office:value="28614241" calcext:value-type="float">
            <text:p>28614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69]-[.K68])*[.N69])+[.K68]" office:value-type="float" office:value="41.9582004911859" calcext:value-type="float">
            <text:p>41.9582004911859</text:p>
          </table:table-cell>
          <table:table-cell table:formula="of:=SUM([.F69:.F80])" office:value-type="float" office:value="496.793786015" calcext:value-type="float">
            <text:p>496.793786015</text:p>
          </table:table-cell>
          <table:table-cell/>
          <table:table-cell table:formula="of:=2/([.L69]+1)" office:value-type="float" office:value="0.00401772793511676" calcext:value-type="float">
            <text:p>0.004017727935117</text:p>
          </table:table-cell>
          <table:table-cell table:formula="of:=[.F80]" office:value-type="float" office:value="39.5273764137" calcext:value-type="float">
            <text:p>39.5273764137</text:p>
          </table:table-cell>
        </table:table-row>
        <table:table-row table:style-name="ro1">
          <table:table-cell office:value-type="string" calcext:value-type="string">
            <text:p>2018-04-11</text:p>
          </table:table-cell>
          <table:table-cell office:value-type="float" office:value="172.23" calcext:value-type="float">
            <text:p>172.23</text:p>
          </table:table-cell>
          <table:table-cell office:value-type="float" office:value="173.92" calcext:value-type="float">
            <text:p>173.92</text:p>
          </table:table-cell>
          <table:table-cell office:value-type="float" office:value="171.7" calcext:value-type="float">
            <text:p>171.7</text:p>
          </table:table-cell>
          <table:table-cell office:value-type="float" office:value="172.44" calcext:value-type="float">
            <text:p>172.44</text:p>
          </table:table-cell>
          <table:table-cell office:value-type="float" office:value="41.6504783915" calcext:value-type="float">
            <text:p>41.6504783915</text:p>
          </table:table-cell>
          <table:table-cell office:value-type="float" office:value="22431640" calcext:value-type="float">
            <text:p>22431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0]-[.K69])*[.N70])+[.K69]" office:value-type="float" office:value="41.9489466990554" calcext:value-type="float">
            <text:p>41.9489466990554</text:p>
          </table:table-cell>
          <table:table-cell table:formula="of:=SUM([.F70:.F81])" office:value-type="float" office:value="494.6127153824" calcext:value-type="float">
            <text:p>494.6127153824</text:p>
          </table:table-cell>
          <table:table-cell/>
          <table:table-cell table:formula="of:=2/([.L70]+1)" office:value-type="float" office:value="0.00403540897544741" calcext:value-type="float">
            <text:p>0.004035408975447</text:p>
          </table:table-cell>
          <table:table-cell table:formula="of:=[.F81]" office:value-type="float" office:value="39.6650519685" calcext:value-type="float">
            <text:p>39.6650519685</text:p>
          </table:table-cell>
        </table:table-row>
        <table:table-row table:style-name="ro1">
          <table:table-cell office:value-type="string" calcext:value-type="string">
            <text:p>2018-04-12</text:p>
          </table:table-cell>
          <table:table-cell office:value-type="float" office:value="173.41" calcext:value-type="float">
            <text:p>173.41</text:p>
          </table:table-cell>
          <table:table-cell office:value-type="float" office:value="175" calcext:value-type="float">
            <text:p>175</text:p>
          </table:table-cell>
          <table:table-cell office:value-type="float" office:value="173.04" calcext:value-type="float">
            <text:p>173.04</text:p>
          </table:table-cell>
          <table:table-cell office:value-type="float" office:value="174.14" calcext:value-type="float">
            <text:p>174.14</text:p>
          </table:table-cell>
          <table:table-cell office:value-type="float" office:value="42.0610896955" calcext:value-type="float">
            <text:p>42.0610896955</text:p>
          </table:table-cell>
          <table:table-cell office:value-type="float" office:value="22889285" calcext:value-type="float">
            <text:p>22889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1]-[.K70])*[.N71])+[.K70]" office:value-type="float" office:value="41.9378234664593" calcext:value-type="float">
            <text:p>41.9378234664593</text:p>
          </table:table-cell>
          <table:table-cell table:formula="of:=SUM([.F71:.F82])" office:value-type="float" office:value="492.1683704432" calcext:value-type="float">
            <text:p>492.1683704432</text:p>
          </table:table-cell>
          <table:table-cell/>
          <table:table-cell table:formula="of:=2/([.L71]+1)" office:value-type="float" office:value="0.00405541011927152" calcext:value-type="float">
            <text:p>0.004055410119272</text:p>
          </table:table-cell>
          <table:table-cell table:formula="of:=[.F82]" office:value-type="float" office:value="39.2061334523" calcext:value-type="float">
            <text:p>39.2061334523</text:p>
          </table:table-cell>
        </table:table-row>
        <table:table-row table:style-name="ro1">
          <table:table-cell office:value-type="string" calcext:value-type="string">
            <text:p>2018-04-13</text:p>
          </table:table-cell>
          <table:table-cell office:value-type="float" office:value="174.78" calcext:value-type="float">
            <text:p>174.78</text:p>
          </table:table-cell>
          <table:table-cell office:value-type="float" office:value="175.84" calcext:value-type="float">
            <text:p>175.84</text:p>
          </table:table-cell>
          <table:table-cell office:value-type="float" office:value="173.85" calcext:value-type="float">
            <text:p>173.85</text:p>
          </table:table-cell>
          <table:table-cell office:value-type="float" office:value="174.73" calcext:value-type="float">
            <text:p>174.73</text:p>
          </table:table-cell>
          <table:table-cell office:value-type="float" office:value="42.2035959716" calcext:value-type="float">
            <text:p>42.2035959716</text:p>
          </table:table-cell>
          <table:table-cell office:value-type="float" office:value="25124255" calcext:value-type="float">
            <text:p>25124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2]-[.K71])*[.N72])+[.K71]" office:value-type="float" office:value="41.9295893437754" calcext:value-type="float">
            <text:p>41.9295893437754</text:p>
          </table:table-cell>
          <table:table-cell table:formula="of:=SUM([.F72:.F83])" office:value-type="float" office:value="490.0235302199" calcext:value-type="float">
            <text:p>490.0235302199</text:p>
          </table:table-cell>
          <table:table-cell/>
          <table:table-cell table:formula="of:=2/([.L72]+1)" office:value-type="float" office:value="0.00407312455902942" calcext:value-type="float">
            <text:p>0.004073124559029</text:p>
          </table:table-cell>
          <table:table-cell table:formula="of:=[.F83]" office:value-type="float" office:value="39.9162494722" calcext:value-type="float">
            <text:p>39.9162494722</text:p>
          </table:table-cell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175.03" calcext:value-type="float">
            <text:p>175.03</text:p>
          </table:table-cell>
          <table:table-cell office:value-type="float" office:value="176.19" calcext:value-type="float">
            <text:p>176.19</text:p>
          </table:table-cell>
          <table:table-cell office:value-type="float" office:value="174.83" calcext:value-type="float">
            <text:p>174.83</text:p>
          </table:table-cell>
          <table:table-cell office:value-type="float" office:value="175.82" calcext:value-type="float">
            <text:p>175.82</text:p>
          </table:table-cell>
          <table:table-cell office:value-type="float" office:value="42.4668702783" calcext:value-type="float">
            <text:p>42.4668702783</text:p>
          </table:table-cell>
          <table:table-cell office:value-type="float" office:value="21578420" calcext:value-type="float">
            <text:p>21578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3]-[.K72])*[.N73])+[.K72]" office:value-type="float" office:value="41.9251542940212" calcext:value-type="float">
            <text:p>41.9251542940212</text:p>
          </table:table-cell>
          <table:table-cell table:formula="of:=SUM([.F73:.F84])" office:value-type="float" office:value="488.6636821954" calcext:value-type="float">
            <text:p>488.6636821954</text:p>
          </table:table-cell>
          <table:table-cell/>
          <table:table-cell table:formula="of:=2/([.L73]+1)" office:value-type="float" office:value="0.00408443605830236" calcext:value-type="float">
            <text:p>0.004084436058302</text:p>
          </table:table-cell>
          <table:table-cell table:formula="of:=[.F84]" office:value-type="float" office:value="40.8437479471" calcext:value-type="float">
            <text:p>40.8437479471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float" office:value="176.49" calcext:value-type="float">
            <text:p>176.49</text:p>
          </table:table-cell>
          <table:table-cell office:value-type="float" office:value="178.94" calcext:value-type="float">
            <text:p>178.94</text:p>
          </table:table-cell>
          <table:table-cell office:value-type="float" office:value="176.41" calcext:value-type="float">
            <text:p>176.41</text:p>
          </table:table-cell>
          <table:table-cell office:value-type="float" office:value="178.24" calcext:value-type="float">
            <text:p>178.24</text:p>
          </table:table-cell>
          <table:table-cell office:value-type="float" office:value="43.0513875464" calcext:value-type="float">
            <text:p>43.0513875464</text:p>
          </table:table-cell>
          <table:table-cell office:value-type="float" office:value="26605442" calcext:value-type="float">
            <text:p>26605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4]-[.K73])*[.N74])+[.K73]" office:value-type="float" office:value="41.9281057103867" calcext:value-type="float">
            <text:p>41.9281057103867</text:p>
          </table:table-cell>
          <table:table-cell table:formula="of:=SUM([.F74:.F85])" office:value-type="float" office:value="488.8448342413" calcext:value-type="float">
            <text:p>488.8448342413</text:p>
          </table:table-cell>
          <table:table-cell/>
          <table:table-cell table:formula="of:=2/([.L74]+1)" office:value-type="float" office:value="0.0040829255719267" calcext:value-type="float">
            <text:p>0.004082925571927</text:p>
          </table:table-cell>
          <table:table-cell table:formula="of:=[.F85]" office:value-type="float" office:value="42.6480223242" calcext:value-type="float">
            <text:p>42.6480223242</text:p>
          </table:table-cell>
        </table:table-row>
        <table:table-row table:style-name="ro1">
          <table:table-cell office:value-type="string" calcext:value-type="string">
            <text:p>2018-04-18</text:p>
          </table:table-cell>
          <table:table-cell office:value-type="float" office:value="177.81" calcext:value-type="float">
            <text:p>177.81</text:p>
          </table:table-cell>
          <table:table-cell office:value-type="float" office:value="178.82" calcext:value-type="float">
            <text:p>178.82</text:p>
          </table:table-cell>
          <table:table-cell office:value-type="float" office:value="176.88" calcext:value-type="float">
            <text:p>176.88</text:p>
          </table:table-cell>
          <table:table-cell office:value-type="float" office:value="177.84" calcext:value-type="float">
            <text:p>177.84</text:p>
          </table:table-cell>
          <table:table-cell office:value-type="float" office:value="42.9547731219" calcext:value-type="float">
            <text:p>42.9547731219</text:p>
          </table:table-cell>
          <table:table-cell office:value-type="float" office:value="20754538" calcext:value-type="float">
            <text:p>20754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5]-[.K74])*[.N75])+[.K74]" office:value-type="float" office:value="41.9313628200938" calcext:value-type="float">
            <text:p>41.9313628200938</text:p>
          </table:table-cell>
          <table:table-cell table:formula="of:=SUM([.F75:.F86])" office:value-type="float" office:value="488.5187605587" calcext:value-type="float">
            <text:p>488.5187605587</text:p>
          </table:table-cell>
          <table:table-cell/>
          <table:table-cell table:formula="of:=2/([.L75]+1)" office:value-type="float" office:value="0.00408564525232363" calcext:value-type="float">
            <text:p>0.004085645252324</text:p>
          </table:table-cell>
          <table:table-cell table:formula="of:=[.F86]" office:value-type="float" office:value="42.7253138638" calcext:value-type="float">
            <text:p>42.7253138638</text:p>
          </table:table-cell>
        </table:table-row>
        <table:table-row table:style-name="ro1">
          <table:table-cell office:value-type="string" calcext:value-type="string">
            <text:p>2018-04-19</text:p>
          </table:table-cell>
          <table:table-cell office:value-type="float" office:value="173.76" calcext:value-type="float">
            <text:p>173.76</text:p>
          </table:table-cell>
          <table:table-cell office:value-type="float" office:value="175.39" calcext:value-type="float">
            <text:p>175.39</text:p>
          </table:table-cell>
          <table:table-cell office:value-type="float" office:value="172.66" calcext:value-type="float">
            <text:p>172.66</text:p>
          </table:table-cell>
          <table:table-cell office:value-type="float" office:value="172.8" calcext:value-type="float">
            <text:p>172.8</text:p>
          </table:table-cell>
          <table:table-cell office:value-type="float" office:value="41.7374313735" calcext:value-type="float">
            <text:p>41.7374313735</text:p>
          </table:table-cell>
          <table:table-cell office:value-type="float" office:value="34808800" calcext:value-type="float">
            <text:p>34808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6]-[.K75])*[.N76])+[.K75]" office:value-type="float" office:value="41.941425486406" calcext:value-type="float">
            <text:p>41.941425486406</text:p>
          </table:table-cell>
          <table:table-cell table:formula="of:=SUM([.F76:.F87])" office:value-type="float" office:value="489.9655615653" calcext:value-type="float">
            <text:p>489.9655615653</text:p>
          </table:table-cell>
          <table:table-cell/>
          <table:table-cell table:formula="of:=2/([.L76]+1)" office:value-type="float" office:value="0.00407360547575595" calcext:value-type="float">
            <text:p>0.004073605475756</text:p>
          </table:table-cell>
          <table:table-cell table:formula="of:=[.F87]" office:value-type="float" office:value="44.4015741285" calcext:value-type="float">
            <text:p>44.4015741285</text:p>
          </table:table-cell>
        </table:table-row>
        <table:table-row table:style-name="ro1">
          <table:table-cell office:value-type="string" calcext:value-type="string">
            <text:p>2018-04-20</text:p>
          </table:table-cell>
          <table:table-cell office:value-type="float" office:value="170.6" calcext:value-type="float">
            <text:p>170.6</text:p>
          </table:table-cell>
          <table:table-cell office:value-type="float" office:value="171.22" calcext:value-type="float">
            <text:p>171.22</text:p>
          </table:table-cell>
          <table:table-cell office:value-type="float" office:value="165.43" calcext:value-type="float">
            <text:p>165.43</text:p>
          </table:table-cell>
          <table:table-cell office:value-type="float" office:value="165.72" calcext:value-type="float">
            <text:p>165.72</text:p>
          </table:table-cell>
          <table:table-cell office:value-type="float" office:value="40.0273560603" calcext:value-type="float">
            <text:p>40.0273560603</text:p>
          </table:table-cell>
          <table:table-cell office:value-type="float" office:value="65491140" calcext:value-type="float">
            <text:p>65491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7]-[.K76])*[.N77])+[.K76]" office:value-type="float" office:value="41.9526872994209" calcext:value-type="float">
            <text:p>41.9526872994209</text:p>
          </table:table-cell>
          <table:table-cell table:formula="of:=SUM([.F77:.F88])" office:value-type="float" office:value="492.9509472816" calcext:value-type="float">
            <text:p>492.9509472816</text:p>
          </table:table-cell>
          <table:table-cell/>
          <table:table-cell table:formula="of:=2/([.L77]+1)" office:value-type="float" office:value="0.00404898504802301" calcext:value-type="float">
            <text:p>0.004048985048023</text:p>
          </table:table-cell>
          <table:table-cell table:formula="of:=[.F88]" office:value-type="float" office:value="44.7228170898" calcext:value-type="float">
            <text:p>44.7228170898</text:p>
          </table:table-cell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166.83" calcext:value-type="float">
            <text:p>166.83</text:p>
          </table:table-cell>
          <table:table-cell office:value-type="float" office:value="166.92" calcext:value-type="float">
            <text:p>166.92</text:p>
          </table:table-cell>
          <table:table-cell office:value-type="float" office:value="164.09" calcext:value-type="float">
            <text:p>164.09</text:p>
          </table:table-cell>
          <table:table-cell office:value-type="float" office:value="165.24" calcext:value-type="float">
            <text:p>165.24</text:p>
          </table:table-cell>
          <table:table-cell office:value-type="float" office:value="39.911418751" calcext:value-type="float">
            <text:p>39.911418751</text:p>
          </table:table-cell>
          <table:table-cell office:value-type="float" office:value="36515477" calcext:value-type="float">
            <text:p>365154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8]-[.K77])*[.N78])+[.K77]" office:value-type="float" office:value="41.9646549402608" calcext:value-type="float">
            <text:p>41.9646549402608</text:p>
          </table:table-cell>
          <table:table-cell table:formula="of:=SUM([.F78:.F89])" office:value-type="float" office:value="497.8613754056" calcext:value-type="float">
            <text:p>497.8613754056</text:p>
          </table:table-cell>
          <table:table-cell/>
          <table:table-cell table:formula="of:=2/([.L78]+1)" office:value-type="float" office:value="0.00400912978755651" calcext:value-type="float">
            <text:p>0.004009129787557</text:p>
          </table:table-cell>
          <table:table-cell table:formula="of:=[.F89]" office:value-type="float" office:value="44.9377841843" calcext:value-type="float">
            <text:p>44.9377841843</text:p>
          </table:table-cell>
        </table:table-row>
        <table:table-row table:style-name="ro1">
          <table:table-cell office:value-type="string" calcext:value-type="string">
            <text:p>2018-04-24</text:p>
          </table:table-cell>
          <table:table-cell office:value-type="float" office:value="165.67" calcext:value-type="float">
            <text:p>165.67</text:p>
          </table:table-cell>
          <table:table-cell office:value-type="float" office:value="166.33" calcext:value-type="float">
            <text:p>166.33</text:p>
          </table:table-cell>
          <table:table-cell office:value-type="float" office:value="161.22" calcext:value-type="float">
            <text:p>161.22</text:p>
          </table:table-cell>
          <table:table-cell office:value-type="float" office:value="162.94" calcext:value-type="float">
            <text:p>162.94</text:p>
          </table:table-cell>
          <table:table-cell office:value-type="float" office:value="39.3558858102" calcext:value-type="float">
            <text:p>39.3558858102</text:p>
          </table:table-cell>
          <table:table-cell office:value-type="float" office:value="33692017" calcext:value-type="float">
            <text:p>3369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79]-[.K78])*[.N79])+[.K78]" office:value-type="float" office:value="41.9777033908305" calcext:value-type="float">
            <text:p>41.9777033908305</text:p>
          </table:table-cell>
          <table:table-cell table:formula="of:=SUM([.F79:.F90])" office:value-type="float" office:value="503.2041530791" calcext:value-type="float">
            <text:p>503.2041530791</text:p>
          </table:table-cell>
          <table:table-cell/>
          <table:table-cell table:formula="of:=2/([.L79]+1)" office:value-type="float" office:value="0.00396664721578808" calcext:value-type="float">
            <text:p>0.003966647215788</text:p>
          </table:table-cell>
          <table:table-cell table:formula="of:=[.F90]" office:value-type="float" office:value="45.2541964245" calcext:value-type="float">
            <text:p>45.2541964245</text:p>
          </table:table-cell>
        </table:table-row>
        <table:table-row table:style-name="ro1">
          <table:table-cell office:value-type="string" calcext:value-type="string">
            <text:p>2018-04-25</text:p>
          </table:table-cell>
          <table:table-cell office:value-type="float" office:value="162.62" calcext:value-type="float">
            <text:p>162.62</text:p>
          </table:table-cell>
          <table:table-cell office:value-type="float" office:value="165.42" calcext:value-type="float">
            <text:p>165.42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3.65" calcext:value-type="float">
            <text:p>163.65</text:p>
          </table:table-cell>
          <table:table-cell office:value-type="float" office:value="39.5273764137" calcext:value-type="float">
            <text:p>39.5273764137</text:p>
          </table:table-cell>
          <table:table-cell office:value-type="float" office:value="28382084" calcext:value-type="float">
            <text:p>28382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0]-[.K79])*[.N80])+[.K79]" office:value-type="float" office:value="41.9930682909386" calcext:value-type="float">
            <text:p>41.9930682909386</text:p>
          </table:table-cell>
          <table:table-cell table:formula="of:=SUM([.F80:.F91])" office:value-type="float" office:value="509.7497803373" calcext:value-type="float">
            <text:p>509.7497803373</text:p>
          </table:table-cell>
          <table:table-cell/>
          <table:table-cell table:formula="of:=2/([.L80]+1)" office:value-type="float" office:value="0.00391581176731823" calcext:value-type="float">
            <text:p>0.003915811767318</text:p>
          </table:table-cell>
          <table:table-cell table:formula="of:=[.F91]" office:value-type="float" office:value="45.9015130684" calcext:value-type="float">
            <text:p>45.9015130684</text:p>
          </table:table-cell>
        </table:table-row>
        <table:table-row table:style-name="ro1">
          <table:table-cell office:value-type="string" calcext:value-type="string">
            <text:p>2018-04-26</text:p>
          </table:table-cell>
          <table:table-cell office:value-type="float" office:value="164.12" calcext:value-type="float">
            <text:p>164.12</text:p>
          </table:table-cell>
          <table:table-cell office:value-type="float" office:value="165.73" calcext:value-type="float">
            <text:p>165.73</text:p>
          </table:table-cell>
          <table:table-cell office:value-type="float" office:value="163.37" calcext:value-type="float">
            <text:p>163.37</text:p>
          </table:table-cell>
          <table:table-cell office:value-type="float" office:value="164.22" calcext:value-type="float">
            <text:p>164.22</text:p>
          </table:table-cell>
          <table:table-cell office:value-type="float" office:value="39.6650519685" calcext:value-type="float">
            <text:p>39.6650519685</text:p>
          </table:table-cell>
          <table:table-cell office:value-type="float" office:value="27963014" calcext:value-type="float">
            <text:p>27963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1]-[.K80])*[.N81])+[.K80]" office:value-type="float" office:value="42.0075166466163" calcext:value-type="float">
            <text:p>42.0075166466163</text:p>
          </table:table-cell>
          <table:table-cell table:formula="of:=SUM([.F81:.F92])" office:value-type="float" office:value="515.950011028" calcext:value-type="float">
            <text:p>515.950011028</text:p>
          </table:table-cell>
          <table:table-cell/>
          <table:table-cell table:formula="of:=2/([.L81]+1)" office:value-type="float" office:value="0.00386884603411232" calcext:value-type="float">
            <text:p>0.003868846034112</text:p>
          </table:table-cell>
          <table:table-cell table:formula="of:=[.F92]" office:value-type="float" office:value="45.7276071044" calcext:value-type="float">
            <text:p>45.7276071044</text:p>
          </table:table-cell>
        </table:table-row>
        <table:table-row table:style-name="ro1">
          <table:table-cell office:value-type="string" calcext:value-type="string">
            <text:p>2018-04-27</text:p>
          </table:table-cell>
          <table:table-cell office:value-type="float" office:value="164" calcext:value-type="float">
            <text:p>164</text:p>
          </table:table-cell>
          <table:table-cell office:value-type="float" office:value="164.33" calcext:value-type="float">
            <text:p>164.33</text:p>
          </table:table-cell>
          <table:table-cell office:value-type="float" office:value="160.63" calcext:value-type="float">
            <text:p>160.63</text:p>
          </table:table-cell>
          <table:table-cell office:value-type="float" office:value="162.32" calcext:value-type="float">
            <text:p>162.32</text:p>
          </table:table-cell>
          <table:table-cell office:value-type="float" office:value="39.2061334523" calcext:value-type="float">
            <text:p>39.2061334523</text:p>
          </table:table-cell>
          <table:table-cell office:value-type="float" office:value="35655839" calcext:value-type="float">
            <text:p>35655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2]-[.K81])*[.N82])+[.K81]" office:value-type="float" office:value="42.0213371193272" calcext:value-type="float">
            <text:p>42.0213371193272</text:p>
          </table:table-cell>
          <table:table-cell table:formula="of:=SUM([.F82:.F93])" office:value-type="float" office:value="521.9058789211" calcext:value-type="float">
            <text:p>521.9058789211</text:p>
          </table:table-cell>
          <table:table-cell/>
          <table:table-cell table:formula="of:=2/([.L82]+1)" office:value-type="float" office:value="0.00382478010024778" calcext:value-type="float">
            <text:p>0.003824780100248</text:p>
          </table:table-cell>
          <table:table-cell table:formula="of:=[.F93]" office:value-type="float" office:value="45.6209198616" calcext:value-type="float">
            <text:p>45.6209198616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162.13" calcext:value-type="float">
            <text:p>162.13</text:p>
          </table:table-cell>
          <table:table-cell office:value-type="float" office:value="167.26" calcext:value-type="float">
            <text:p>167.26</text:p>
          </table:table-cell>
          <table:table-cell office:value-type="float" office:value="161.84" calcext:value-type="float">
            <text:p>161.84</text:p>
          </table:table-cell>
          <table:table-cell office:value-type="float" office:value="165.26" calcext:value-type="float">
            <text:p>165.26</text:p>
          </table:table-cell>
          <table:table-cell office:value-type="float" office:value="39.9162494722" calcext:value-type="float">
            <text:p>39.9162494722</text:p>
          </table:table-cell>
          <table:table-cell office:value-type="float" office:value="42427424" calcext:value-type="float">
            <text:p>42427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3]-[.K82])*[.N83])+[.K82]" office:value-type="float" office:value="42.0333806850301" calcext:value-type="float">
            <text:p>42.0333806850301</text:p>
          </table:table-cell>
          <table:table-cell table:formula="of:=SUM([.F83:.F94])" office:value-type="float" office:value="527.9060399093" calcext:value-type="float">
            <text:p>527.9060399093</text:p>
          </table:table-cell>
          <table:table-cell/>
          <table:table-cell table:formula="of:=2/([.L83]+1)" office:value-type="float" office:value="0.00378138998061541" calcext:value-type="float">
            <text:p>0.003781389980615</text:p>
          </table:table-cell>
          <table:table-cell table:formula="of:=[.F94]" office:value-type="float" office:value="45.2062944405" calcext:value-type="float">
            <text:p>45.2062944405</text:p>
          </table:table-cell>
        </table:table-row>
        <table:table-row table:style-name="ro1">
          <table:table-cell office:value-type="string" calcext:value-type="string">
            <text:p>2018-05-01</text:p>
          </table:table-cell>
          <table:table-cell office:value-type="float" office:value="166.41" calcext:value-type="float">
            <text:p>166.41</text:p>
          </table:table-cell>
          <table:table-cell office:value-type="float" office:value="169.2" calcext:value-type="float">
            <text:p>169.2</text:p>
          </table:table-cell>
          <table:table-cell office:value-type="float" office:value="165.27" calcext:value-type="float">
            <text:p>165.27</text:p>
          </table:table-cell>
          <table:table-cell office:value-type="float" office:value="169.1" calcext:value-type="float">
            <text:p>169.1</text:p>
          </table:table-cell>
          <table:table-cell office:value-type="float" office:value="40.8437479471" calcext:value-type="float">
            <text:p>40.8437479471</text:p>
          </table:table-cell>
          <table:table-cell office:value-type="float" office:value="53569376" calcext:value-type="float">
            <text:p>53569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4]-[.K83])*[.N84])+[.K83]" office:value-type="float" office:value="42.0468288420749" calcext:value-type="float">
            <text:p>42.0468288420749</text:p>
          </table:table-cell>
          <table:table-cell table:formula="of:=SUM([.F84:.F95])" office:value-type="float" office:value="533.6179844289" calcext:value-type="float">
            <text:p>533.6179844289</text:p>
          </table:table-cell>
          <table:table-cell/>
          <table:table-cell table:formula="of:=2/([.L84]+1)" office:value-type="float" office:value="0.00374098900196274" calcext:value-type="float">
            <text:p>0.003740989001963</text:p>
          </table:table-cell>
          <table:table-cell table:formula="of:=[.F95]" office:value-type="float" office:value="45.6281939918" calcext:value-type="float">
            <text:p>45.6281939918</text:p>
          </table:table-cell>
        </table:table-row>
        <table:table-row table:style-name="ro1">
          <table:table-cell office:value-type="string" calcext:value-type="string">
            <text:p>2018-05-02</text:p>
          </table:table-cell>
          <table:table-cell office:value-type="float" office:value="175.23" calcext:value-type="float">
            <text:p>175.23</text:p>
          </table:table-cell>
          <table:table-cell office:value-type="float" office:value="177.75" calcext:value-type="float">
            <text:p>177.75</text:p>
          </table:table-cell>
          <table:table-cell office:value-type="float" office:value="173.8" calcext:value-type="float">
            <text:p>173.8</text:p>
          </table:table-cell>
          <table:table-cell office:value-type="float" office:value="176.57" calcext:value-type="float">
            <text:p>176.57</text:p>
          </table:table-cell>
          <table:table-cell office:value-type="float" office:value="42.6480223242" calcext:value-type="float">
            <text:p>42.6480223242</text:p>
          </table:table-cell>
          <table:table-cell office:value-type="float" office:value="66539371" calcext:value-type="float">
            <text:p>66539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5]-[.K84])*[.N85])+[.K84]" office:value-type="float" office:value="42.0590445342069" calcext:value-type="float">
            <text:p>42.0590445342069</text:p>
          </table:table-cell>
          <table:table-cell table:formula="of:=SUM([.F85:.F96])" office:value-type="float" office:value="538.1138899759" calcext:value-type="float">
            <text:p>538.1138899759</text:p>
          </table:table-cell>
          <table:table-cell/>
          <table:table-cell table:formula="of:=2/([.L85]+1)" office:value-type="float" office:value="0.00370979126523601" calcext:value-type="float">
            <text:p>0.003709791265236</text:p>
          </table:table-cell>
          <table:table-cell table:formula="of:=[.F96]" office:value-type="float" office:value="45.3396534941" calcext:value-type="float">
            <text:p>45.3396534941</text:p>
          </table:table-cell>
        </table:table-row>
        <table:table-row table:style-name="ro1">
          <table:table-cell office:value-type="string" calcext:value-type="string">
            <text:p>2018-05-03</text:p>
          </table:table-cell>
          <table:table-cell office:value-type="float" office:value="175.88" calcext:value-type="float">
            <text:p>175.88</text:p>
          </table:table-cell>
          <table:table-cell office:value-type="float" office:value="177.5" calcext:value-type="float">
            <text:p>177.5</text:p>
          </table:table-cell>
          <table:table-cell office:value-type="float" office:value="174.44" calcext:value-type="float">
            <text:p>174.44</text:p>
          </table:table-cell>
          <table:table-cell office:value-type="float" office:value="176.89" calcext:value-type="float">
            <text:p>176.89</text:p>
          </table:table-cell>
          <table:table-cell office:value-type="float" office:value="42.7253138638" calcext:value-type="float">
            <text:p>42.7253138638</text:p>
          </table:table-cell>
          <table:table-cell office:value-type="float" office:value="34068180" calcext:value-type="float">
            <text:p>34068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6]-[.K85])*[.N86])+[.K85]" office:value-type="float" office:value="42.0705493159402" calcext:value-type="float">
            <text:p>42.0705493159402</text:p>
          </table:table-cell>
          <table:table-cell table:formula="of:=SUM([.F86:.F97])" office:value-type="float" office:value="540.6406408614" calcext:value-type="float">
            <text:p>540.6406408614</text:p>
          </table:table-cell>
          <table:table-cell/>
          <table:table-cell table:formula="of:=2/([.L86]+1)" office:value-type="float" office:value="0.00369248510750466" calcext:value-type="float">
            <text:p>0.003692485107505</text:p>
          </table:table-cell>
          <table:table-cell table:formula="of:=[.F97]" office:value-type="float" office:value="45.1747732097" calcext:value-type="float">
            <text:p>45.1747732097</text:p>
          </table:table-cell>
        </table:table-row>
        <table:table-row table:style-name="ro1">
          <table:table-cell office:value-type="string" calcext:value-type="string">
            <text:p>2018-05-04</text:p>
          </table:table-cell>
          <table:table-cell office:value-type="float" office:value="178.25" calcext:value-type="float">
            <text:p>178.25</text:p>
          </table:table-cell>
          <table:table-cell office:value-type="float" office:value="184.25" calcext:value-type="float">
            <text:p>184.25</text:p>
          </table:table-cell>
          <table:table-cell office:value-type="float" office:value="178.17" calcext:value-type="float">
            <text:p>178.17</text:p>
          </table:table-cell>
          <table:table-cell office:value-type="float" office:value="183.83" calcext:value-type="float">
            <text:p>183.83</text:p>
          </table:table-cell>
          <table:table-cell office:value-type="float" office:value="44.4015741285" calcext:value-type="float">
            <text:p>44.4015741285</text:p>
          </table:table-cell>
          <table:table-cell office:value-type="float" office:value="56201317" calcext:value-type="float">
            <text:p>56201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7]-[.K86])*[.N87])+[.K86]" office:value-type="float" office:value="42.0831291164718" calcext:value-type="float">
            <text:p>42.0831291164718</text:p>
          </table:table-cell>
          <table:table-cell table:formula="of:=SUM([.F87:.F98])" office:value-type="float" office:value="543.4101619358" calcext:value-type="float">
            <text:p>543.4101619358</text:p>
          </table:table-cell>
          <table:table-cell/>
          <table:table-cell table:formula="of:=2/([.L87]+1)" office:value-type="float" office:value="0.0036737007128751" calcext:value-type="float">
            <text:p>0.003673700712875</text:p>
          </table:table-cell>
          <table:table-cell table:formula="of:=[.F98]" office:value-type="float" office:value="45.4948349382" calcext:value-type="float">
            <text:p>45.4948349382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185.18" calcext:value-type="float">
            <text:p>185.18</text:p>
          </table:table-cell>
          <table:table-cell office:value-type="float" office:value="187.67" calcext:value-type="float">
            <text:p>187.67</text:p>
          </table:table-cell>
          <table:table-cell office:value-type="float" office:value="184.75" calcext:value-type="float">
            <text:p>184.75</text:p>
          </table:table-cell>
          <table:table-cell office:value-type="float" office:value="185.16" calcext:value-type="float">
            <text:p>185.16</text:p>
          </table:table-cell>
          <table:table-cell office:value-type="float" office:value="44.7228170898" calcext:value-type="float">
            <text:p>44.7228170898</text:p>
          </table:table-cell>
          <table:table-cell office:value-type="float" office:value="42451423" calcext:value-type="float">
            <text:p>424514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8]-[.K87])*[.N88])+[.K87]" office:value-type="float" office:value="42.0952222890843" calcext:value-type="float">
            <text:p>42.0952222890843</text:p>
          </table:table-cell>
          <table:table-cell table:formula="of:=SUM([.F88:.F99])" office:value-type="float" office:value="544.3894613725" calcext:value-type="float">
            <text:p>544.3894613725</text:p>
          </table:table-cell>
          <table:table-cell/>
          <table:table-cell table:formula="of:=2/([.L88]+1)" office:value-type="float" office:value="0.00366710422853955" calcext:value-type="float">
            <text:p>0.00366710422854</text:p>
          </table:table-cell>
          <table:table-cell table:formula="of:=[.F99]" office:value-type="float" office:value="45.3808735652" calcext:value-type="float">
            <text:p>45.3808735652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6.22" calcext:value-type="float">
            <text:p>186.22</text:p>
          </table:table-cell>
          <table:table-cell office:value-type="float" office:value="183.67" calcext:value-type="float">
            <text:p>183.67</text:p>
          </table:table-cell>
          <table:table-cell office:value-type="float" office:value="186.05" calcext:value-type="float">
            <text:p>186.05</text:p>
          </table:table-cell>
          <table:table-cell office:value-type="float" office:value="44.9377841843" calcext:value-type="float">
            <text:p>44.9377841843</text:p>
          </table:table-cell>
          <table:table-cell office:value-type="float" office:value="28402777" calcext:value-type="float">
            <text:p>28402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89]-[.K88])*[.N89])+[.K88]" office:value-type="float" office:value="42.1083153315653" calcext:value-type="float">
            <text:p>42.1083153315653</text:p>
          </table:table-cell>
          <table:table-cell table:formula="of:=SUM([.F89:.F100])" office:value-type="float" office:value="545.3384830556" calcext:value-type="float">
            <text:p>545.3384830556</text:p>
          </table:table-cell>
          <table:table-cell/>
          <table:table-cell table:formula="of:=2/([.L89]+1)" office:value-type="float" office:value="0.00366073425546423" calcext:value-type="float">
            <text:p>0.003660734255464</text:p>
          </table:table-cell>
          <table:table-cell table:formula="of:=[.F100]" office:value-type="float" office:value="45.6718387729" calcext:value-type="float">
            <text:p>45.6718387729</text:p>
          </table:table-cell>
        </table:table-row>
        <table:table-row table:style-name="ro1">
          <table:table-cell office:value-type="string" calcext:value-type="string">
            <text:p>2018-05-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87.4" calcext:value-type="float">
            <text:p>187.4</text:p>
          </table:table-cell>
          <table:table-cell office:value-type="float" office:value="185.22" calcext:value-type="float">
            <text:p>185.22</text:p>
          </table:table-cell>
          <table:table-cell office:value-type="float" office:value="187.36" calcext:value-type="float">
            <text:p>187.36</text:p>
          </table:table-cell>
          <table:table-cell office:value-type="float" office:value="45.2541964245" calcext:value-type="float">
            <text:p>45.2541964245</text:p>
          </table:table-cell>
          <table:table-cell office:value-type="float" office:value="23211241" calcext:value-type="float">
            <text:p>23211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0]-[.K89])*[.N90])+[.K89]" office:value-type="float" office:value="42.1211579849806" calcext:value-type="float">
            <text:p>42.1211579849806</text:p>
          </table:table-cell>
          <table:table-cell table:formula="of:=SUM([.F90:.F101])" office:value-type="float" office:value="546.0216187329" calcext:value-type="float">
            <text:p>546.0216187329</text:p>
          </table:table-cell>
          <table:table-cell/>
          <table:table-cell table:formula="of:=2/([.L90]+1)" office:value-type="float" office:value="0.00365616262961" calcext:value-type="float">
            <text:p>0.00365616262961</text:p>
          </table:table-cell>
          <table:table-cell table:formula="of:=[.F101]" office:value-type="float" office:value="45.6209198616" calcext:value-type="float">
            <text:p>45.6209198616</text:p>
          </table:table-cell>
        </table:table-row>
        <table:table-row table:style-name="ro1">
          <table:table-cell office:value-type="string" calcext:value-type="string">
            <text:p>2018-05-10</text:p>
          </table:table-cell>
          <table:table-cell office:value-type="float" office:value="187.74" calcext:value-type="float">
            <text:p>187.74</text:p>
          </table:table-cell>
          <table:table-cell office:value-type="float" office:value="190.37" calcext:value-type="float">
            <text:p>190.37</text:p>
          </table:table-cell>
          <table:table-cell office:value-type="float" office:value="187.65" calcext:value-type="float">
            <text:p>187.65</text:p>
          </table:table-cell>
          <table:table-cell office:value-type="float" office:value="190.04" calcext:value-type="float">
            <text:p>190.04</text:p>
          </table:table-cell>
          <table:table-cell office:value-type="float" office:value="45.9015130684" calcext:value-type="float">
            <text:p>45.9015130684</text:p>
          </table:table-cell>
          <table:table-cell office:value-type="float" office:value="27989289" calcext:value-type="float">
            <text:p>279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1]-[.K90])*[.N91])+[.K90]" office:value-type="float" office:value="42.1343235487832" calcext:value-type="float">
            <text:p>42.1343235487832</text:p>
          </table:table-cell>
          <table:table-cell table:formula="of:=SUM([.F91:.F102])" office:value-type="float" office:value="546.4926047027" calcext:value-type="float">
            <text:p>546.4926047027</text:p>
          </table:table-cell>
          <table:table-cell/>
          <table:table-cell table:formula="of:=2/([.L91]+1)" office:value-type="float" office:value="0.00365301737926861" calcext:value-type="float">
            <text:p>0.003653017379269</text:p>
          </table:table-cell>
          <table:table-cell table:formula="of:=[.F102]" office:value-type="float" office:value="45.7251823943" calcext:value-type="float">
            <text:p>45.7251823943</text:p>
          </table:table-cell>
        </table:table-row>
        <table:table-row table:style-name="ro1">
          <table:table-cell office:value-type="string" calcext:value-type="string">
            <text:p>2018-05-11</text:p>
          </table:table-cell>
          <table:table-cell office:value-type="float" office:value="189.49" calcext:value-type="float">
            <text:p>189.49</text:p>
          </table:table-cell>
          <table:table-cell office:value-type="float" office:value="190.06" calcext:value-type="float">
            <text:p>190.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88.59" calcext:value-type="float">
            <text:p>188.59</text:p>
          </table:table-cell>
          <table:table-cell office:value-type="float" office:value="45.7276071044" calcext:value-type="float">
            <text:p>45.7276071044</text:p>
          </table:table-cell>
          <table:table-cell office:value-type="float" office:value="26212221" calcext:value-type="float">
            <text:p>2621222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2]-[.K91])*[.N92])+[.K91]" office:value-type="float" office:value="42.1468465126293" calcext:value-type="float">
            <text:p>42.1468465126293</text:p>
          </table:table-cell>
          <table:table-cell table:formula="of:=SUM([.F92:.F103])" office:value-type="float" office:value="546.1513937442" calcext:value-type="float">
            <text:p>546.1513937442</text:p>
          </table:table-cell>
          <table:table-cell/>
          <table:table-cell table:formula="of:=2/([.L92]+1)" office:value-type="float" office:value="0.0036552954499738" calcext:value-type="float">
            <text:p>0.003655295449974</text:p>
          </table:table-cell>
          <table:table-cell table:formula="of:=[.F103]" office:value-type="float" office:value="45.5603021099" calcext:value-type="float">
            <text:p>45.5603021099</text:p>
          </table:table-cell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189.01" calcext:value-type="float">
            <text:p>189.01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7.86" calcext:value-type="float">
            <text:p>187.86</text:p>
          </table:table-cell>
          <table:table-cell office:value-type="float" office:value="188.15" calcext:value-type="float">
            <text:p>188.15</text:p>
          </table:table-cell>
          <table:table-cell office:value-type="float" office:value="45.6209198616" calcext:value-type="float">
            <text:p>45.6209198616</text:p>
          </table:table-cell>
          <table:table-cell office:value-type="float" office:value="20778772" calcext:value-type="float">
            <text:p>20778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3]-[.K92])*[.N93])+[.K92]" office:value-type="float" office:value="42.1589750385816" calcext:value-type="float">
            <text:p>42.1589750385816</text:p>
          </table:table-cell>
          <table:table-cell table:formula="of:=SUM([.F93:.F104])" office:value-type="float" office:value="545.8871003472" calcext:value-type="float">
            <text:p>545.8871003472</text:p>
          </table:table-cell>
          <table:table-cell/>
          <table:table-cell table:formula="of:=2/([.L93]+1)" office:value-type="float" office:value="0.00365706193971346" calcext:value-type="float">
            <text:p>0.003657061939713</text:p>
          </table:table-cell>
          <table:table-cell table:formula="of:=[.F104]" office:value-type="float" office:value="45.4633137074" calcext:value-type="float">
            <text:p>45.4633137074</text:p>
          </table:table-cell>
        </table:table-row>
        <table:table-row table:style-name="ro1">
          <table:table-cell office:value-type="string" calcext:value-type="string">
            <text:p>2018-05-15</text:p>
          </table:table-cell>
          <table:table-cell office:value-type="float" office:value="186.78" calcext:value-type="float">
            <text:p>186.78</text:p>
          </table:table-cell>
          <table:table-cell office:value-type="float" office:value="187.07" calcext:value-type="float">
            <text:p>187.07</text:p>
          </table:table-cell>
          <table:table-cell office:value-type="float" office:value="185.1" calcext:value-type="float">
            <text:p>185.1</text:p>
          </table:table-cell>
          <table:table-cell office:value-type="float" office:value="186.44" calcext:value-type="float">
            <text:p>186.44</text:p>
          </table:table-cell>
          <table:table-cell office:value-type="float" office:value="45.2062944405" calcext:value-type="float">
            <text:p>45.2062944405</text:p>
          </table:table-cell>
          <table:table-cell office:value-type="float" office:value="23695159" calcext:value-type="float">
            <text:p>23695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4]-[.K93])*[.N94])+[.K93]" office:value-type="float" office:value="42.1705071134715" calcext:value-type="float">
            <text:p>42.1705071134715</text:p>
          </table:table-cell>
          <table:table-cell table:formula="of:=SUM([.F94:.F105])" office:value-type="float" office:value="545.5767374589" calcext:value-type="float">
            <text:p>545.5767374589</text:p>
          </table:table-cell>
          <table:table-cell/>
          <table:table-cell table:formula="of:=2/([.L94]+1)" office:value-type="float" office:value="0.00365913853066312" calcext:value-type="float">
            <text:p>0.003659138530663</text:p>
          </table:table-cell>
          <table:table-cell table:formula="of:=[.F105]" office:value-type="float" office:value="45.3105569733" calcext:value-type="float">
            <text:p>45.3105569733</text:p>
          </table:table-cell>
        </table:table-row>
        <table:table-row table:style-name="ro1">
          <table:table-cell office:value-type="string" calcext:value-type="string">
            <text:p>2018-05-16</text:p>
          </table:table-cell>
          <table:table-cell office:value-type="float" office:value="186.07" calcext:value-type="float">
            <text:p>186.07</text:p>
          </table:table-cell>
          <table:table-cell office:value-type="float" office:value="188.46" calcext:value-type="float">
            <text:p>188.46</text:p>
          </table:table-cell>
          <table:table-cell office:value-type="float" office:value="186" calcext:value-type="float">
            <text:p>186</text:p>
          </table:table-cell>
          <table:table-cell office:value-type="float" office:value="188.18" calcext:value-type="float">
            <text:p>188.18</text:p>
          </table:table-cell>
          <table:table-cell office:value-type="float" office:value="45.6281939918" calcext:value-type="float">
            <text:p>45.6281939918</text:p>
          </table:table-cell>
          <table:table-cell office:value-type="float" office:value="19183064" calcext:value-type="float">
            <text:p>19183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5]-[.K94])*[.N95])+[.K94]" office:value-type="float" office:value="42.1849626045657" calcext:value-type="float">
            <text:p>42.1849626045657</text:p>
          </table:table-cell>
          <table:table-cell table:formula="of:=SUM([.F95:.F106])" office:value-type="float" office:value="546.4981272834" calcext:value-type="float">
            <text:p>546.4981272834</text:p>
          </table:table-cell>
          <table:table-cell/>
          <table:table-cell table:formula="of:=2/([.L95]+1)" office:value-type="float" office:value="0.00365298053150188" calcext:value-type="float">
            <text:p>0.003652980531502</text:p>
          </table:table-cell>
          <table:table-cell table:formula="of:=[.F106]" office:value-type="float" office:value="46.127684265" calcext:value-type="float">
            <text:p>46.127684265</text:p>
          </table:table-cell>
        </table:table-row>
        <table:table-row table:style-name="ro1">
          <table:table-cell office:value-type="string" calcext:value-type="string">
            <text:p>2018-05-17</text:p>
          </table:table-cell>
          <table:table-cell office:value-type="float" office:value="188" calcext:value-type="float">
            <text:p>188</text:p>
          </table:table-cell>
          <table:table-cell office:value-type="float" office:value="188.91" calcext:value-type="float">
            <text:p>188.91</text:p>
          </table:table-cell>
          <table:table-cell office:value-type="float" office:value="186.36" calcext:value-type="float">
            <text:p>186.36</text:p>
          </table:table-cell>
          <table:table-cell office:value-type="float" office:value="186.99" calcext:value-type="float">
            <text:p>186.99</text:p>
          </table:table-cell>
          <table:table-cell office:value-type="float" office:value="45.3396534941" calcext:value-type="float">
            <text:p>45.3396534941</text:p>
          </table:table-cell>
          <table:table-cell office:value-type="float" office:value="17294029" calcext:value-type="float">
            <text:p>17294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6]-[.K95])*[.N96])+[.K95]" office:value-type="float" office:value="42.2007481026749" calcext:value-type="float">
            <text:p>42.2007481026749</text:p>
          </table:table-cell>
          <table:table-cell table:formula="of:=SUM([.F96:.F107])" office:value-type="float" office:value="547.3831464569" calcext:value-type="float">
            <text:p>547.3831464569</text:p>
          </table:table-cell>
          <table:table-cell/>
          <table:table-cell table:formula="of:=2/([.L96]+1)" office:value-type="float" office:value="0.003647085095379" calcext:value-type="float">
            <text:p>0.003647085095379</text:p>
          </table:table-cell>
          <table:table-cell table:formula="of:=[.F107]" office:value-type="float" office:value="46.5132131653" calcext:value-type="float">
            <text:p>46.5132131653</text:p>
          </table:table-cell>
        </table:table-row>
        <table:table-row table:style-name="ro1">
          <table:table-cell office:value-type="string" calcext:value-type="string">
            <text:p>2018-05-18</text:p>
          </table:table-cell>
          <table:table-cell office:value-type="float" office:value="187.19" calcext:value-type="float">
            <text:p>187.19</text:p>
          </table:table-cell>
          <table:table-cell office:value-type="float" office:value="187.81" calcext:value-type="float">
            <text:p>187.81</text:p>
          </table:table-cell>
          <table:table-cell office:value-type="float" office:value="186.13" calcext:value-type="float">
            <text:p>186.13</text:p>
          </table:table-cell>
          <table:table-cell office:value-type="float" office:value="186.31" calcext:value-type="float">
            <text:p>186.31</text:p>
          </table:table-cell>
          <table:table-cell office:value-type="float" office:value="45.1747732097" calcext:value-type="float">
            <text:p>45.1747732097</text:p>
          </table:table-cell>
          <table:table-cell office:value-type="float" office:value="18297728" calcext:value-type="float">
            <text:p>18297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7]-[.K96])*[.N97])+[.K96]" office:value-type="float" office:value="42.217737336894" calcext:value-type="float">
            <text:p>42.217737336894</text:p>
          </table:table-cell>
          <table:table-cell table:formula="of:=SUM([.F97:.F108])" office:value-type="float" office:value="548.9155632176" calcext:value-type="float">
            <text:p>548.9155632176</text:p>
          </table:table-cell>
          <table:table-cell/>
          <table:table-cell table:formula="of:=2/([.L97]+1)" office:value-type="float" office:value="0.00363692198179997" calcext:value-type="float">
            <text:p>0.0036369219818</text:p>
          </table:table-cell>
          <table:table-cell table:formula="of:=[.F108]" office:value-type="float" office:value="46.8720702548" calcext:value-type="float">
            <text:p>46.8720702548</text:p>
          </table:table-cell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188" calcext:value-type="float">
            <text:p>188</text:p>
          </table:table-cell>
          <table:table-cell office:value-type="float" office:value="189.27" calcext:value-type="float">
            <text:p>189.27</text:p>
          </table:table-cell>
          <table:table-cell office:value-type="float" office:value="186.91" calcext:value-type="float">
            <text:p>186.91</text:p>
          </table:table-cell>
          <table:table-cell office:value-type="float" office:value="187.63" calcext:value-type="float">
            <text:p>187.63</text:p>
          </table:table-cell>
          <table:table-cell office:value-type="float" office:value="45.4948349382" calcext:value-type="float">
            <text:p>45.4948349382</text:p>
          </table:table-cell>
          <table:table-cell office:value-type="float" office:value="18400787" calcext:value-type="float">
            <text:p>18400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8]-[.K97])*[.N98])+[.K97]" office:value-type="float" office:value="42.23519657566" calcext:value-type="float">
            <text:p>42.23519657566</text:p>
          </table:table-cell>
          <table:table-cell table:formula="of:=SUM([.F98:.F109])" office:value-type="float" office:value="550.775315837" calcext:value-type="float">
            <text:p>550.775315837</text:p>
          </table:table-cell>
          <table:table-cell/>
          <table:table-cell table:formula="of:=2/([.L98]+1)" office:value-type="float" office:value="0.0036246637763528" calcext:value-type="float">
            <text:p>0.003624663776353</text:p>
          </table:table-cell>
          <table:table-cell table:formula="of:=[.F109]" office:value-type="float" office:value="47.0345258291" calcext:value-type="float">
            <text:p>47.0345258291</text:p>
          </table:table-cell>
        </table:table-row>
        <table:table-row table:style-name="ro1">
          <table:table-cell office:value-type="string" calcext:value-type="string">
            <text:p>2018-05-22</text:p>
          </table:table-cell>
          <table:table-cell office:value-type="float" office:value="188.38" calcext:value-type="float">
            <text:p>188.38</text:p>
          </table:table-cell>
          <table:table-cell office:value-type="float" office:value="188.88" calcext:value-type="float">
            <text:p>188.88</text:p>
          </table:table-cell>
          <table:table-cell office:value-type="float" office:value="186.78" calcext:value-type="float">
            <text:p>186.78</text:p>
          </table:table-cell>
          <table:table-cell office:value-type="float" office:value="187.16" calcext:value-type="float">
            <text:p>187.16</text:p>
          </table:table-cell>
          <table:table-cell office:value-type="float" office:value="45.3808735652" calcext:value-type="float">
            <text:p>45.3808735652</text:p>
          </table:table-cell>
          <table:table-cell office:value-type="float" office:value="15240704" calcext:value-type="float">
            <text:p>15240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99]-[.K98])*[.N99])+[.K98]" office:value-type="float" office:value="42.2520922297339" calcext:value-type="float">
            <text:p>42.2520922297339</text:p>
          </table:table-cell>
          <table:table-cell table:formula="of:=SUM([.F99:.F110])" office:value-type="float" office:value="552.1889218046" calcext:value-type="float">
            <text:p>552.1889218046</text:p>
          </table:table-cell>
          <table:table-cell/>
          <table:table-cell table:formula="of:=2/([.L99]+1)" office:value-type="float" office:value="0.00361540139573954" calcext:value-type="float">
            <text:p>0.00361540139574</text:p>
          </table:table-cell>
          <table:table-cell table:formula="of:=[.F110]" office:value-type="float" office:value="46.9084409058" calcext:value-type="float">
            <text:p>46.9084409058</text:p>
          </table:table-cell>
        </table:table-row>
        <table:table-row table:style-name="ro1">
          <table:table-cell office:value-type="string" calcext:value-type="string">
            <text:p>2018-05-23</text:p>
          </table:table-cell>
          <table:table-cell office:value-type="float" office:value="186.35" calcext:value-type="float">
            <text:p>186.35</text:p>
          </table:table-cell>
          <table:table-cell office:value-type="float" office:value="188.5" calcext:value-type="float">
            <text:p>188.5</text:p>
          </table:table-cell>
          <table:table-cell office:value-type="float" office:value="185.76" calcext:value-type="float">
            <text:p>185.76</text:p>
          </table:table-cell>
          <table:table-cell office:value-type="float" office:value="188.36" calcext:value-type="float">
            <text:p>188.36</text:p>
          </table:table-cell>
          <table:table-cell office:value-type="float" office:value="45.6718387729" calcext:value-type="float">
            <text:p>45.6718387729</text:p>
          </table:table-cell>
          <table:table-cell office:value-type="float" office:value="20058415" calcext:value-type="float">
            <text:p>20058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0]-[.K99])*[.N100])+[.K99]" office:value-type="float" office:value="42.2673535611211" calcext:value-type="float">
            <text:p>42.2673535611211</text:p>
          </table:table-cell>
          <table:table-cell table:formula="of:=SUM([.F100:.F111])" office:value-type="float" office:value="553.2897401738" calcext:value-type="float">
            <text:p>553.2897401738</text:p>
          </table:table-cell>
          <table:table-cell/>
          <table:table-cell table:formula="of:=2/([.L100]+1)" office:value-type="float" office:value="0.00360822121544752" calcext:value-type="float">
            <text:p>0.003608221215448</text:p>
          </table:table-cell>
          <table:table-cell table:formula="of:=[.F111]" office:value-type="float" office:value="46.4816919344" calcext:value-type="float">
            <text:p>46.4816919344</text:p>
          </table:table-cell>
        </table:table-row>
        <table:table-row table:style-name="ro1">
          <table:table-cell office:value-type="string" calcext:value-type="string">
            <text:p>2018-05-24</text:p>
          </table:table-cell>
          <table:table-cell office:value-type="float" office:value="188.77" calcext:value-type="float">
            <text:p>188.77</text:p>
          </table:table-cell>
          <table:table-cell office:value-type="float" office:value="188.84" calcext:value-type="float">
            <text:p>188.84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8.15" calcext:value-type="float">
            <text:p>188.15</text:p>
          </table:table-cell>
          <table:table-cell office:value-type="float" office:value="45.6209198616" calcext:value-type="float">
            <text:p>45.6209198616</text:p>
          </table:table-cell>
          <table:table-cell office:value-type="float" office:value="23233975" calcext:value-type="float">
            <text:p>23233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1]-[.K100])*[.N101])+[.K100]" office:value-type="float" office:value="42.2821300769951" calcext:value-type="float">
            <text:p>42.2821300769951</text:p>
          </table:table-cell>
          <table:table-cell table:formula="of:=SUM([.F101:.F112])" office:value-type="float" office:value="553.9856319623" calcext:value-type="float">
            <text:p>553.9856319623</text:p>
          </table:table-cell>
          <table:table-cell/>
          <table:table-cell table:formula="of:=2/([.L101]+1)" office:value-type="float" office:value="0.00360369689739258" calcext:value-type="float">
            <text:p>0.003603696897393</text:p>
          </table:table-cell>
          <table:table-cell table:formula="of:=[.F112]" office:value-type="float" office:value="46.3677305614" calcext:value-type="float">
            <text:p>46.3677305614</text:p>
          </table:table-cell>
        </table:table-row>
        <table:table-row table:style-name="ro1">
          <table:table-cell office:value-type="string" calcext:value-type="string">
            <text:p>2018-05-25</text:p>
          </table:table-cell>
          <table:table-cell office:value-type="float" office:value="188.23" calcext:value-type="float">
            <text:p>188.23</text:p>
          </table:table-cell>
          <table:table-cell office:value-type="float" office:value="189.65" calcext:value-type="float">
            <text:p>189.65</text:p>
          </table:table-cell>
          <table:table-cell office:value-type="float" office:value="187.65" calcext:value-type="float">
            <text:p>187.65</text:p>
          </table:table-cell>
          <table:table-cell office:value-type="float" office:value="188.58" calcext:value-type="float">
            <text:p>188.58</text:p>
          </table:table-cell>
          <table:table-cell office:value-type="float" office:value="45.7251823943" calcext:value-type="float">
            <text:p>45.7251823943</text:p>
          </table:table-cell>
          <table:table-cell office:value-type="float" office:value="17460963" calcext:value-type="float">
            <text:p>17460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2]-[.K101])*[.N102])+[.K101]" office:value-type="float" office:value="42.2977426533707" calcext:value-type="float">
            <text:p>42.2977426533707</text:p>
          </table:table-cell>
          <table:table-cell table:formula="of:=SUM([.F102:.F113])" office:value-type="float" office:value="554.9870372189" calcext:value-type="float">
            <text:p>554.9870372189</text:p>
          </table:table-cell>
          <table:table-cell/>
          <table:table-cell table:formula="of:=2/([.L102]+1)" office:value-type="float" office:value="0.00359720616869809" calcext:value-type="float">
            <text:p>0.003597206168698</text:p>
          </table:table-cell>
          <table:table-cell table:formula="of:=[.F113]" office:value-type="float" office:value="46.6223251182" calcext:value-type="float">
            <text:p>46.6223251182</text:p>
          </table:table-cell>
        </table:table-row>
        <table:table-row table:style-name="ro1">
          <table:table-cell office:value-type="string" calcext:value-type="string">
            <text:p>2018-05-29</text:p>
          </table:table-cell>
          <table:table-cell office:value-type="float" office:value="187.6" calcext:value-type="float">
            <text:p>187.6</text:p>
          </table:table-cell>
          <table:table-cell office:value-type="float" office:value="188.75" calcext:value-type="float">
            <text:p>188.75</text:p>
          </table:table-cell>
          <table:table-cell office:value-type="float" office:value="186.87" calcext:value-type="float">
            <text:p>186.87</text:p>
          </table:table-cell>
          <table:table-cell office:value-type="float" office:value="187.9" calcext:value-type="float">
            <text:p>187.9</text:p>
          </table:table-cell>
          <table:table-cell office:value-type="float" office:value="45.5603021099" calcext:value-type="float">
            <text:p>45.5603021099</text:p>
          </table:table-cell>
          <table:table-cell office:value-type="float" office:value="22514075" calcext:value-type="float">
            <text:p>22514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3]-[.K102])*[.N103])+[.K102]" office:value-type="float" office:value="42.3119078668675" calcext:value-type="float">
            <text:p>42.3119078668675</text:p>
          </table:table-cell>
          <table:table-cell table:formula="of:=SUM([.F103:.F114])" office:value-type="float" office:value="555.5010757526" calcext:value-type="float">
            <text:p>555.5010757526</text:p>
          </table:table-cell>
          <table:table-cell/>
          <table:table-cell table:formula="of:=2/([.L103]+1)" office:value-type="float" office:value="0.00359388343912048" calcext:value-type="float">
            <text:p>0.00359388343912</text:p>
          </table:table-cell>
          <table:table-cell table:formula="of:=[.F114]" office:value-type="float" office:value="46.239220928" calcext:value-type="float">
            <text:p>46.239220928</text:p>
          </table:table-cell>
        </table:table-row>
        <table:table-row table:style-name="ro1">
          <table:table-cell office:value-type="string" calcext:value-type="string">
            <text:p>2018-05-30</text:p>
          </table:table-cell>
          <table:table-cell office:value-type="float" office:value="187.72" calcext:value-type="float">
            <text:p>187.72</text:p>
          </table:table-cell>
          <table:table-cell office:value-type="float" office:value="188" calcext:value-type="float">
            <text:p>188</text:p>
          </table:table-cell>
          <table:table-cell office:value-type="float" office:value="186.78" calcext:value-type="float">
            <text:p>186.78</text:p>
          </table:table-cell>
          <table:table-cell office:value-type="float" office:value="187.5" calcext:value-type="float">
            <text:p>187.5</text:p>
          </table:table-cell>
          <table:table-cell office:value-type="float" office:value="45.4633137074" calcext:value-type="float">
            <text:p>45.4633137074</text:p>
          </table:table-cell>
          <table:table-cell office:value-type="float" office:value="18690547" calcext:value-type="float">
            <text:p>18690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4]-[.K103])*[.N104])+[.K103]" office:value-type="float" office:value="42.3260913919243" calcext:value-type="float">
            <text:p>42.3260913919243</text:p>
          </table:table-cell>
          <table:table-cell table:formula="of:=SUM([.F104:.F115])" office:value-type="float" office:value="556.2042416713" calcext:value-type="float">
            <text:p>556.2042416713</text:p>
          </table:table-cell>
          <table:table-cell/>
          <table:table-cell table:formula="of:=2/([.L104]+1)" office:value-type="float" office:value="0.00358934812484758" calcext:value-type="float">
            <text:p>0.003589348124848</text:p>
          </table:table-cell>
          <table:table-cell table:formula="of:=[.F115]" office:value-type="float" office:value="46.2634680286" calcext:value-type="float">
            <text:p>46.2634680286</text:p>
          </table:table-cell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187.22" calcext:value-type="float">
            <text:p>187.22</text:p>
          </table:table-cell>
          <table:table-cell office:value-type="float" office:value="188.23" calcext:value-type="float">
            <text:p>188.23</text:p>
          </table:table-cell>
          <table:table-cell office:value-type="float" office:value="186.14" calcext:value-type="float">
            <text:p>186.14</text:p>
          </table:table-cell>
          <table:table-cell office:value-type="float" office:value="186.87" calcext:value-type="float">
            <text:p>186.87</text:p>
          </table:table-cell>
          <table:table-cell office:value-type="float" office:value="45.3105569733" calcext:value-type="float">
            <text:p>45.3105569733</text:p>
          </table:table-cell>
          <table:table-cell office:value-type="float" office:value="27482793" calcext:value-type="float">
            <text:p>27482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5]-[.K104])*[.N105])+[.K104]" office:value-type="float" office:value="42.3385109522166" calcext:value-type="float">
            <text:p>42.3385109522166</text:p>
          </table:table-cell>
          <table:table-cell table:formula="of:=SUM([.F105:.F116])" office:value-type="float" office:value="556.5291528199" calcext:value-type="float">
            <text:p>556.5291528199</text:p>
          </table:table-cell>
          <table:table-cell/>
          <table:table-cell table:formula="of:=2/([.L105]+1)" office:value-type="float" office:value="0.00358725636118631" calcext:value-type="float">
            <text:p>0.003587256361186</text:p>
          </table:table-cell>
          <table:table-cell table:formula="of:=[.F116]" office:value-type="float" office:value="45.788224856" calcext:value-type="float">
            <text:p>45.788224856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float" office:value="187.99" calcext:value-type="float">
            <text:p>187.99</text:p>
          </table:table-cell>
          <table:table-cell office:value-type="float" office:value="190.26" calcext:value-type="float">
            <text:p>190.26</text:p>
          </table:table-cell>
          <table:table-cell office:value-type="float" office:value="187.75" calcext:value-type="float">
            <text:p>187.75</text:p>
          </table:table-cell>
          <table:table-cell office:value-type="float" office:value="190.24" calcext:value-type="float">
            <text:p>190.24</text:p>
          </table:table-cell>
          <table:table-cell office:value-type="float" office:value="46.127684265" calcext:value-type="float">
            <text:p>46.127684265</text:p>
          </table:table-cell>
          <table:table-cell office:value-type="float" office:value="23442510" calcext:value-type="float">
            <text:p>2344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6]-[.K105])*[.N106])+[.K105]" office:value-type="float" office:value="42.3507889944539" calcext:value-type="float">
            <text:p>42.3507889944539</text:p>
          </table:table-cell>
          <table:table-cell table:formula="of:=SUM([.F106:.F117])" office:value-type="float" office:value="556.982573602" calcext:value-type="float">
            <text:p>556.982573602</text:p>
          </table:table-cell>
          <table:table-cell/>
          <table:table-cell table:formula="of:=2/([.L106]+1)" office:value-type="float" office:value="0.00358434133003331" calcext:value-type="float">
            <text:p>0.003584341330033</text:p>
          </table:table-cell>
          <table:table-cell table:formula="of:=[.F117]" office:value-type="float" office:value="45.7639777554" calcext:value-type="float">
            <text:p>45.7639777554</text:p>
          </table:table-cell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191.64" calcext:value-type="float">
            <text:p>191.64</text:p>
          </table:table-cell>
          <table:table-cell office:value-type="float" office:value="193.42" calcext:value-type="float">
            <text:p>193.42</text:p>
          </table:table-cell>
          <table:table-cell office:value-type="float" office:value="191.35" calcext:value-type="float">
            <text:p>191.35</text:p>
          </table:table-cell>
          <table:table-cell office:value-type="float" office:value="191.83" calcext:value-type="float">
            <text:p>191.83</text:p>
          </table:table-cell>
          <table:table-cell office:value-type="float" office:value="46.5132131653" calcext:value-type="float">
            <text:p>46.5132131653</text:p>
          </table:table-cell>
          <table:table-cell office:value-type="float" office:value="26266174" calcext:value-type="float">
            <text:p>26266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7]-[.K106])*[.N107])+[.K106]" office:value-type="float" office:value="42.3603912621076" calcext:value-type="float">
            <text:p>42.3603912621076</text:p>
          </table:table-cell>
          <table:table-cell table:formula="of:=SUM([.F107:.F118])" office:value-type="float" office:value="555.8793305227" calcext:value-type="float">
            <text:p>555.8793305227</text:p>
          </table:table-cell>
          <table:table-cell/>
          <table:table-cell table:formula="of:=2/([.L107]+1)" office:value-type="float" office:value="0.00359144232938714" calcext:value-type="float">
            <text:p>0.003591442329387</text:p>
          </table:table-cell>
          <table:table-cell table:formula="of:=[.F118]" office:value-type="float" office:value="45.0244411857" calcext:value-type="float">
            <text:p>45.0244411857</text:p>
          </table:table-cell>
        </table:table-row>
        <table:table-row table:style-name="ro1">
          <table:table-cell office:value-type="string" calcext:value-type="string">
            <text:p>2018-06-05</text:p>
          </table:table-cell>
          <table:table-cell office:value-type="float" office:value="193.07" calcext:value-type="float">
            <text:p>193.07</text:p>
          </table:table-cell>
          <table:table-cell office:value-type="float" office:value="193.94" calcext:value-type="float">
            <text:p>193.94</text:p>
          </table:table-cell>
          <table:table-cell office:value-type="float" office:value="192.36" calcext:value-type="float">
            <text:p>192.36</text:p>
          </table:table-cell>
          <table:table-cell office:value-type="float" office:value="193.31" calcext:value-type="float">
            <text:p>193.31</text:p>
          </table:table-cell>
          <table:table-cell office:value-type="float" office:value="46.8720702548" calcext:value-type="float">
            <text:p>46.8720702548</text:p>
          </table:table-cell>
          <table:table-cell office:value-type="float" office:value="21565963" calcext:value-type="float">
            <text:p>21565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8]-[.K107])*[.N108])+[.K107]" office:value-type="float" office:value="42.3706883052149" calcext:value-type="float">
            <text:p>42.3706883052149</text:p>
          </table:table-cell>
          <table:table-cell table:formula="of:=SUM([.F108:.F119])" office:value-type="float" office:value="554.5869600583" calcext:value-type="float">
            <text:p>554.5869600583</text:p>
          </table:table-cell>
          <table:table-cell/>
          <table:table-cell table:formula="of:=2/([.L108]+1)" office:value-type="float" office:value="0.0035997965103251" calcext:value-type="float">
            <text:p>0.003599796510325</text:p>
          </table:table-cell>
          <table:table-cell table:formula="of:=[.F119]" office:value-type="float" office:value="45.2208427009" calcext:value-type="float">
            <text:p>45.2208427009</text:p>
          </table:table-cell>
        </table:table-row>
        <table:table-row table:style-name="ro1">
          <table:table-cell office:value-type="string" calcext:value-type="string">
            <text:p>2018-06-06</text:p>
          </table:table-cell>
          <table:table-cell office:value-type="float" office:value="193.63" calcext:value-type="float">
            <text:p>193.63</text:p>
          </table:table-cell>
          <table:table-cell office:value-type="float" office:value="194.08" calcext:value-type="float">
            <text:p>194.08</text:p>
          </table:table-cell>
          <table:table-cell office:value-type="float" office:value="191.92" calcext:value-type="float">
            <text:p>191.92</text:p>
          </table:table-cell>
          <table:table-cell office:value-type="float" office:value="193.98" calcext:value-type="float">
            <text:p>193.98</text:p>
          </table:table-cell>
          <table:table-cell office:value-type="float" office:value="47.0345258291" calcext:value-type="float">
            <text:p>47.0345258291</text:p>
          </table:table-cell>
          <table:table-cell office:value-type="float" office:value="20933619" calcext:value-type="float">
            <text:p>20933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09]-[.K108])*[.N109])+[.K108]" office:value-type="float" office:value="42.3800726710303" calcext:value-type="float">
            <text:p>42.3800726710303</text:p>
          </table:table-cell>
          <table:table-cell table:formula="of:=SUM([.F109:.F120])" office:value-type="float" office:value="552.6835626577" calcext:value-type="float">
            <text:p>552.6835626577</text:p>
          </table:table-cell>
          <table:table-cell/>
          <table:table-cell table:formula="of:=2/([.L109]+1)" office:value-type="float" office:value="0.00361217152699988" calcext:value-type="float">
            <text:p>0.003612171527</text:p>
          </table:table-cell>
          <table:table-cell table:formula="of:=[.F120]" office:value-type="float" office:value="44.9686728542" calcext:value-type="float">
            <text:p>44.9686728542</text:p>
          </table:table-cell>
        </table:table-row>
        <table:table-row table:style-name="ro1">
          <table:table-cell office:value-type="string" calcext:value-type="string">
            <text:p>2018-06-07</text:p>
          </table:table-cell>
          <table:table-cell office:value-type="float" office:value="194.14" calcext:value-type="float">
            <text:p>194.14</text:p>
          </table:table-cell>
          <table:table-cell office:value-type="float" office:value="194.2" calcext:value-type="float">
            <text:p>194.2</text:p>
          </table:table-cell>
          <table:table-cell office:value-type="float" office:value="192.34" calcext:value-type="float">
            <text:p>192.34</text:p>
          </table:table-cell>
          <table:table-cell office:value-type="float" office:value="193.46" calcext:value-type="float">
            <text:p>193.46</text:p>
          </table:table-cell>
          <table:table-cell office:value-type="float" office:value="46.9084409058" calcext:value-type="float">
            <text:p>46.9084409058</text:p>
          </table:table-cell>
          <table:table-cell office:value-type="float" office:value="21347180" calcext:value-type="float">
            <text:p>21347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0]-[.K109])*[.N110])+[.K109]" office:value-type="float" office:value="42.3889855441931" calcext:value-type="float">
            <text:p>42.3889855441931</text:p>
          </table:table-cell>
          <table:table-cell table:formula="of:=SUM([.F110:.F121])" office:value-type="float" office:value="550.4867753394" calcext:value-type="float">
            <text:p>550.4867753394</text:p>
          </table:table-cell>
          <table:table-cell/>
          <table:table-cell table:formula="of:=2/([.L110]+1)" office:value-type="float" office:value="0.00362656021763921" calcext:value-type="float">
            <text:p>0.003626560217639</text:p>
          </table:table-cell>
          <table:table-cell table:formula="of:=[.F121]" office:value-type="float" office:value="44.8377385108" calcext:value-type="float">
            <text:p>44.8377385108</text:p>
          </table:table-cell>
        </table:table-row>
        <table:table-row table:style-name="ro1">
          <table:table-cell office:value-type="string" calcext:value-type="string">
            <text:p>2018-06-08</text:p>
          </table:table-cell>
          <table:table-cell office:value-type="float" office:value="191.17" calcext:value-type="float">
            <text:p>191.17</text:p>
          </table:table-cell>
          <table:table-cell office:value-type="float" office:value="192" calcext:value-type="float">
            <text:p>192</text:p>
          </table:table-cell>
          <table:table-cell office:value-type="float" office:value="189.77" calcext:value-type="float">
            <text:p>189.77</text:p>
          </table:table-cell>
          <table:table-cell office:value-type="float" office:value="191.7" calcext:value-type="float">
            <text:p>191.7</text:p>
          </table:table-cell>
          <table:table-cell office:value-type="float" office:value="46.4816919344" calcext:value-type="float">
            <text:p>46.4816919344</text:p>
          </table:table-cell>
          <table:table-cell office:value-type="float" office:value="26656799" calcext:value-type="float">
            <text:p>26656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1]-[.K110])*[.N111])+[.K110]" office:value-type="float" office:value="42.3954801593895" calcext:value-type="float">
            <text:p>42.3954801593895</text:p>
          </table:table-cell>
          <table:table-cell table:formula="of:=SUM([.F111:.F122])" office:value-type="float" office:value="547.7492776767" calcext:value-type="float">
            <text:p>547.7492776767</text:p>
          </table:table-cell>
          <table:table-cell/>
          <table:table-cell table:formula="of:=2/([.L111]+1)" office:value-type="float" office:value="0.00364465172230863" calcext:value-type="float">
            <text:p>0.003644651722309</text:p>
          </table:table-cell>
          <table:table-cell table:formula="of:=[.F122]" office:value-type="float" office:value="44.1709432431" calcext:value-type="float">
            <text:p>44.1709432431</text:p>
          </table:table-cell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191.35" calcext:value-type="float">
            <text:p>191.35</text:p>
          </table:table-cell>
          <table:table-cell office:value-type="float" office:value="191.97" calcext:value-type="float">
            <text:p>191.97</text:p>
          </table:table-cell>
          <table:table-cell office:value-type="float" office:value="190.21" calcext:value-type="float">
            <text:p>190.21</text:p>
          </table:table-cell>
          <table:table-cell office:value-type="float" office:value="191.23" calcext:value-type="float">
            <text:p>191.23</text:p>
          </table:table-cell>
          <table:table-cell office:value-type="float" office:value="46.3677305614" calcext:value-type="float">
            <text:p>46.3677305614</text:p>
          </table:table-cell>
          <table:table-cell office:value-type="float" office:value="18308460" calcext:value-type="float">
            <text:p>18308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2]-[.K111])*[.N112])+[.K111]" office:value-type="float" office:value="42.4039756067215" calcext:value-type="float">
            <text:p>42.4039756067215</text:p>
          </table:table-cell>
          <table:table-cell table:formula="of:=SUM([.F112:.F123])" office:value-type="float" office:value="545.9865134599" calcext:value-type="float">
            <text:p>545.9865134599</text:p>
          </table:table-cell>
          <table:table-cell/>
          <table:table-cell table:formula="of:=2/([.L112]+1)" office:value-type="float" office:value="0.00365639727997904" calcext:value-type="float">
            <text:p>0.003656397279979</text:p>
          </table:table-cell>
          <table:table-cell table:formula="of:=[.F123]" office:value-type="float" office:value="44.7189277176" calcext:value-type="float">
            <text:p>44.7189277176</text:p>
          </table:table-cell>
        </table:table-row>
        <table:table-row table:style-name="ro1">
          <table:table-cell office:value-type="string" calcext:value-type="string">
            <text:p>2018-06-12</text:p>
          </table:table-cell>
          <table:table-cell office:value-type="float" office:value="191.39" calcext:value-type="float">
            <text:p>191.39</text:p>
          </table:table-cell>
          <table:table-cell office:value-type="float" office:value="192.61" calcext:value-type="float">
            <text:p>192.61</text:p>
          </table:table-cell>
          <table:table-cell office:value-type="float" office:value="191.15" calcext:value-type="float">
            <text:p>191.15</text:p>
          </table:table-cell>
          <table:table-cell office:value-type="float" office:value="192.28" calcext:value-type="float">
            <text:p>192.28</text:p>
          </table:table-cell>
          <table:table-cell office:value-type="float" office:value="46.6223251182" calcext:value-type="float">
            <text:p>46.6223251182</text:p>
          </table:table-cell>
          <table:table-cell office:value-type="float" office:value="16911141" calcext:value-type="float">
            <text:p>16911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3]-[.K112])*[.N113])+[.K112]" office:value-type="float" office:value="42.4122264757735" calcext:value-type="float">
            <text:p>42.4122264757735</text:p>
          </table:table-cell>
          <table:table-cell table:formula="of:=SUM([.F113:.F124])" office:value-type="float" office:value="544.2722434444" calcext:value-type="float">
            <text:p>544.2722434444</text:p>
          </table:table-cell>
          <table:table-cell/>
          <table:table-cell table:formula="of:=2/([.L113]+1)" office:value-type="float" office:value="0.00366789255100592" calcext:value-type="float">
            <text:p>0.003667892551006</text:p>
          </table:table-cell>
          <table:table-cell table:formula="of:=[.F124]" office:value-type="float" office:value="44.6534605459" calcext:value-type="float">
            <text:p>44.6534605459</text:p>
          </table:table-cell>
        </table:table-row>
        <table:table-row table:style-name="ro1">
          <table:table-cell office:value-type="string" calcext:value-type="string">
            <text:p>2018-06-13</text:p>
          </table:table-cell>
          <table:table-cell office:value-type="float" office:value="192.42" calcext:value-type="float">
            <text:p>192.42</text:p>
          </table:table-cell>
          <table:table-cell office:value-type="float" office:value="192.88" calcext:value-type="float">
            <text:p>192.88</text:p>
          </table:table-cell>
          <table:table-cell office:value-type="float" office:value="190.44" calcext:value-type="float">
            <text:p>190.44</text:p>
          </table:table-cell>
          <table:table-cell office:value-type="float" office:value="190.7" calcext:value-type="float">
            <text:p>190.7</text:p>
          </table:table-cell>
          <table:table-cell office:value-type="float" office:value="46.239220928" calcext:value-type="float">
            <text:p>46.239220928</text:p>
          </table:table-cell>
          <table:table-cell office:value-type="float" office:value="21638393" calcext:value-type="float">
            <text:p>21638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4]-[.K113])*[.N114])+[.K113]" office:value-type="float" office:value="42.421667284009" calcext:value-type="float">
            <text:p>42.421667284009</text:p>
          </table:table-cell>
          <table:table-cell table:formula="of:=SUM([.F114:.F125])" office:value-type="float" office:value="542.6282900207" calcext:value-type="float">
            <text:p>542.6282900207</text:p>
          </table:table-cell>
          <table:table-cell/>
          <table:table-cell table:formula="of:=2/([.L114]+1)" office:value-type="float" office:value="0.00367898440297109" calcext:value-type="float">
            <text:p>0.003678984402971</text:p>
          </table:table-cell>
          <table:table-cell table:formula="of:=[.F125]" office:value-type="float" office:value="44.9783716945" calcext:value-type="float">
            <text:p>44.9783716945</text:p>
          </table:table-cell>
        </table:table-row>
        <table:table-row table:style-name="ro1">
          <table:table-cell office:value-type="string" calcext:value-type="string">
            <text:p>2018-06-14</text:p>
          </table:table-cell>
          <table:table-cell office:value-type="float" office:value="191.55" calcext:value-type="float">
            <text:p>191.55</text:p>
          </table:table-cell>
          <table:table-cell office:value-type="float" office:value="191.57" calcext:value-type="float">
            <text:p>191.57</text:p>
          </table:table-cell>
          <table:table-cell office:value-type="float" office:value="190.22" calcext:value-type="float">
            <text:p>190.22</text:p>
          </table:table-cell>
          <table:table-cell office:value-type="float" office:value="190.8" calcext:value-type="float">
            <text:p>190.8</text:p>
          </table:table-cell>
          <table:table-cell office:value-type="float" office:value="46.2634680286" calcext:value-type="float">
            <text:p>46.2634680286</text:p>
          </table:table-cell>
          <table:table-cell office:value-type="float" office:value="21610074" calcext:value-type="float">
            <text:p>21610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5]-[.K114])*[.N115])+[.K114]" office:value-type="float" office:value="42.4307481022538" calcext:value-type="float">
            <text:p>42.4307481022538</text:p>
          </table:table-cell>
          <table:table-cell table:formula="of:=SUM([.F115:.F126])" office:value-type="float" office:value="541.2728770947" calcext:value-type="float">
            <text:p>541.2728770947</text:p>
          </table:table-cell>
          <table:table-cell/>
          <table:table-cell table:formula="of:=2/([.L115]+1)" office:value-type="float" office:value="0.00368818003717108" calcext:value-type="float">
            <text:p>0.003688180037171</text:p>
          </table:table-cell>
          <table:table-cell table:formula="of:=[.F126]" office:value-type="float" office:value="44.883808002" calcext:value-type="float">
            <text:p>44.883808002</text:p>
          </table:table-cell>
        </table:table-row>
        <table:table-row table:style-name="ro1">
          <table:table-cell office:value-type="string" calcext:value-type="string">
            <text:p>2018-06-15</text:p>
          </table:table-cell>
          <table:table-cell office:value-type="float" office:value="190.03" calcext:value-type="float">
            <text:p>190.03</text:p>
          </table:table-cell>
          <table:table-cell office:value-type="float" office:value="190.16" calcext:value-type="float">
            <text:p>190.16</text:p>
          </table:table-cell>
          <table:table-cell office:value-type="float" office:value="188.26" calcext:value-type="float">
            <text:p>188.26</text:p>
          </table:table-cell>
          <table:table-cell office:value-type="float" office:value="188.84" calcext:value-type="float">
            <text:p>188.84</text:p>
          </table:table-cell>
          <table:table-cell office:value-type="float" office:value="45.788224856" calcext:value-type="float">
            <text:p>45.788224856</text:p>
          </table:table-cell>
          <table:table-cell office:value-type="float" office:value="61719160" calcext:value-type="float">
            <text:p>61719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6]-[.K115])*[.N116])+[.K115]" office:value-type="float" office:value="42.4416642509522" calcext:value-type="float">
            <text:p>42.4416642509522</text:p>
          </table:table-cell>
          <table:table-cell table:formula="of:=SUM([.F116:.F127])" office:value-type="float" office:value="540.3951320514" calcext:value-type="float">
            <text:p>540.3951320514</text:p>
          </table:table-cell>
          <table:table-cell/>
          <table:table-cell table:formula="of:=2/([.L116]+1)" office:value-type="float" office:value="0.00369415955481868" calcext:value-type="float">
            <text:p>0.003694159554819</text:p>
          </table:table-cell>
          <table:table-cell table:formula="of:=[.F127]" office:value-type="float" office:value="45.3857229853" calcext:value-type="float">
            <text:p>45.3857229853</text:p>
          </table:table-cell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9.22" calcext:value-type="float">
            <text:p>189.22</text:p>
          </table:table-cell>
          <table:table-cell office:value-type="float" office:value="187.2" calcext:value-type="float">
            <text:p>187.2</text:p>
          </table:table-cell>
          <table:table-cell office:value-type="float" office:value="188.74" calcext:value-type="float">
            <text:p>188.74</text:p>
          </table:table-cell>
          <table:table-cell office:value-type="float" office:value="45.7639777554" calcext:value-type="float">
            <text:p>45.7639777554</text:p>
          </table:table-cell>
          <table:table-cell office:value-type="float" office:value="18484865" calcext:value-type="float">
            <text:p>18484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7]-[.K116])*[.N117])+[.K116]" office:value-type="float" office:value="42.449637574105" calcext:value-type="float">
            <text:p>42.449637574105</text:p>
          </table:table-cell>
          <table:table-cell table:formula="of:=SUM([.F117:.F128])" office:value-type="float" office:value="539.2021746997" calcext:value-type="float">
            <text:p>539.2021746997</text:p>
          </table:table-cell>
          <table:table-cell/>
          <table:table-cell table:formula="of:=2/([.L117]+1)" office:value-type="float" office:value="0.00370231756492244" calcext:value-type="float">
            <text:p>0.003702317564922</text:p>
          </table:table-cell>
          <table:table-cell table:formula="of:=[.F128]" office:value-type="float" office:value="44.5952675043" calcext:value-type="float">
            <text:p>44.595267504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float" office:value="185.14" calcext:value-type="float">
            <text:p>185.14</text:p>
          </table:table-cell>
          <table:table-cell office:value-type="float" office:value="186.33" calcext:value-type="float">
            <text:p>186.33</text:p>
          </table:table-cell>
          <table:table-cell office:value-type="float" office:value="183.45" calcext:value-type="float">
            <text:p>183.45</text:p>
          </table:table-cell>
          <table:table-cell office:value-type="float" office:value="185.69" calcext:value-type="float">
            <text:p>185.69</text:p>
          </table:table-cell>
          <table:table-cell office:value-type="float" office:value="45.0244411857" calcext:value-type="float">
            <text:p>45.0244411857</text:p>
          </table:table-cell>
          <table:table-cell office:value-type="float" office:value="33578455" calcext:value-type="float">
            <text:p>33578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8]-[.K117])*[.N118])+[.K117]" office:value-type="float" office:value="42.4589239021441" calcext:value-type="float">
            <text:p>42.4589239021441</text:p>
          </table:table-cell>
          <table:table-cell table:formula="of:=SUM([.F118:.F129])" office:value-type="float" office:value="538.3923215382" calcext:value-type="float">
            <text:p>538.3923215382</text:p>
          </table:table-cell>
          <table:table-cell/>
          <table:table-cell table:formula="of:=2/([.L118]+1)" office:value-type="float" office:value="0.00370787628992668" calcext:value-type="float">
            <text:p>0.003707876289927</text:p>
          </table:table-cell>
          <table:table-cell table:formula="of:=[.F129]" office:value-type="float" office:value="44.9541245939" calcext:value-type="float">
            <text:p>44.9541245939</text:p>
          </table:table-cell>
        </table:table-row>
        <table:table-row table:style-name="ro1">
          <table:table-cell office:value-type="string" calcext:value-type="string">
            <text:p>2018-06-20</text:p>
          </table:table-cell>
          <table:table-cell office:value-type="float" office:value="186.35" calcext:value-type="float">
            <text:p>186.35</text:p>
          </table:table-cell>
          <table:table-cell office:value-type="float" office:value="187.2" calcext:value-type="float">
            <text:p>187.2</text:p>
          </table:table-cell>
          <table:table-cell office:value-type="float" office:value="185.73" calcext:value-type="float">
            <text:p>185.73</text:p>
          </table:table-cell>
          <table:table-cell office:value-type="float" office:value="186.5" calcext:value-type="float">
            <text:p>186.5</text:p>
          </table:table-cell>
          <table:table-cell office:value-type="float" office:value="45.2208427009" calcext:value-type="float">
            <text:p>45.2208427009</text:p>
          </table:table-cell>
          <table:table-cell office:value-type="float" office:value="20628701" calcext:value-type="float">
            <text:p>20628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19]-[.K118])*[.N119])+[.K118]" office:value-type="float" office:value="42.47047452408" calcext:value-type="float">
            <text:p>42.47047452408</text:p>
          </table:table-cell>
          <table:table-cell table:formula="of:=SUM([.F119:.F130])" office:value-type="float" office:value="538.9451554329" calcext:value-type="float">
            <text:p>538.9451554329</text:p>
          </table:table-cell>
          <table:table-cell/>
          <table:table-cell table:formula="of:=2/([.L119]+1)" office:value-type="float" office:value="0.00370407990492387" calcext:value-type="float">
            <text:p>0.003704079904924</text:p>
          </table:table-cell>
          <table:table-cell table:formula="of:=[.F130]" office:value-type="float" office:value="45.5772750804" calcext:value-type="float">
            <text:p>45.5772750804</text:p>
          </table:table-cell>
        </table:table-row>
        <table:table-row table:style-name="ro1">
          <table:table-cell office:value-type="string" calcext:value-type="string">
            <text:p>2018-06-21</text:p>
          </table:table-cell>
          <table:table-cell office:value-type="float" office:value="187.25" calcext:value-type="float">
            <text:p>187.25</text:p>
          </table:table-cell>
          <table:table-cell office:value-type="float" office:value="188.35" calcext:value-type="float">
            <text:p>188.35</text:p>
          </table:table-cell>
          <table:table-cell office:value-type="float" office:value="184.94" calcext:value-type="float">
            <text:p>184.94</text:p>
          </table:table-cell>
          <table:table-cell office:value-type="float" office:value="185.46" calcext:value-type="float">
            <text:p>185.46</text:p>
          </table:table-cell>
          <table:table-cell office:value-type="float" office:value="44.9686728542" calcext:value-type="float">
            <text:p>44.9686728542</text:p>
          </table:table-cell>
          <table:table-cell office:value-type="float" office:value="25711898" calcext:value-type="float">
            <text:p>25711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0]-[.K119])*[.N120])+[.K119]" office:value-type="float" office:value="42.4843011530626" calcext:value-type="float">
            <text:p>42.4843011530626</text:p>
          </table:table-cell>
          <table:table-cell table:formula="of:=SUM([.F120:.F131])" office:value-type="float" office:value="539.9344371392" calcext:value-type="float">
            <text:p>539.9344371392</text:p>
          </table:table-cell>
          <table:table-cell/>
          <table:table-cell table:formula="of:=2/([.L120]+1)" office:value-type="float" office:value="0.00369730574111209" calcext:value-type="float">
            <text:p>0.003697305741112</text:p>
          </table:table-cell>
          <table:table-cell table:formula="of:=[.F131]" office:value-type="float" office:value="46.2101244072" calcext:value-type="float">
            <text:p>46.2101244072</text:p>
          </table:table-cell>
        </table:table-row>
        <table:table-row table:style-name="ro1">
          <table:table-cell office:value-type="string" calcext:value-type="string">
            <text:p>2018-06-22</text:p>
          </table:table-cell>
          <table:table-cell office:value-type="float" office:value="186.12" calcext:value-type="float">
            <text:p>186.12</text:p>
          </table:table-cell>
          <table:table-cell office:value-type="float" office:value="186.15" calcext:value-type="float">
            <text:p>186.15</text:p>
          </table:table-cell>
          <table:table-cell office:value-type="float" office:value="184.7" calcext:value-type="float">
            <text:p>184.7</text:p>
          </table:table-cell>
          <table:table-cell office:value-type="float" office:value="184.92" calcext:value-type="float">
            <text:p>184.92</text:p>
          </table:table-cell>
          <table:table-cell office:value-type="float" office:value="44.8377385108" calcext:value-type="float">
            <text:p>44.8377385108</text:p>
          </table:table-cell>
          <table:table-cell office:value-type="float" office:value="27200447" calcext:value-type="float">
            <text:p>27200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1]-[.K120])*[.N121])+[.K120]" office:value-type="float" office:value="42.4978407904411" calcext:value-type="float">
            <text:p>42.4978407904411</text:p>
          </table:table-cell>
          <table:table-cell table:formula="of:=SUM([.F121:.F132])" office:value-type="float" office:value="541.1201203607" calcext:value-type="float">
            <text:p>541.1201203607</text:p>
          </table:table-cell>
          <table:table-cell/>
          <table:table-cell table:formula="of:=2/([.L121]+1)" office:value-type="float" office:value="0.00368921927979596" calcext:value-type="float">
            <text:p>0.003689219279796</text:p>
          </table:table-cell>
          <table:table-cell table:formula="of:=[.F132]" office:value-type="float" office:value="46.1543560757" calcext:value-type="float">
            <text:p>46.1543560757</text:p>
          </table:table-cell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183.4" calcext:value-type="float">
            <text:p>183.4</text:p>
          </table:table-cell>
          <table:table-cell office:value-type="float" office:value="184.92" calcext:value-type="float">
            <text:p>184.92</text:p>
          </table:table-cell>
          <table:table-cell office:value-type="float" office:value="180.73" calcext:value-type="float">
            <text:p>180.73</text:p>
          </table:table-cell>
          <table:table-cell office:value-type="float" office:value="182.17" calcext:value-type="float">
            <text:p>182.17</text:p>
          </table:table-cell>
          <table:table-cell office:value-type="float" office:value="44.1709432431" calcext:value-type="float">
            <text:p>44.1709432431</text:p>
          </table:table-cell>
          <table:table-cell office:value-type="float" office:value="31663096" calcext:value-type="float">
            <text:p>31663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2]-[.K121])*[.N122])+[.K121]" office:value-type="float" office:value="42.5091060770693" calcext:value-type="float">
            <text:p>42.5091060770693</text:p>
          </table:table-cell>
          <table:table-cell table:formula="of:=SUM([.F122:.F133])" office:value-type="float" office:value="541.8378345397" calcext:value-type="float">
            <text:p>541.8378345397</text:p>
          </table:table-cell>
          <table:table-cell/>
          <table:table-cell table:formula="of:=2/([.L122]+1)" office:value-type="float" office:value="0.00368434157080429" calcext:value-type="float">
            <text:p>0.003684341570804</text:p>
          </table:table-cell>
          <table:table-cell table:formula="of:=[.F133]" office:value-type="float" office:value="45.5554526898" calcext:value-type="float">
            <text:p>45.5554526898</text:p>
          </table:table-cell>
        </table:table-row>
        <table:table-row table:style-name="ro1">
          <table:table-cell office:value-type="string" calcext:value-type="string">
            <text:p>2018-06-26</text:p>
          </table:table-cell>
          <table:table-cell office:value-type="float" office:value="182.99" calcext:value-type="float">
            <text:p>182.99</text:p>
          </table:table-cell>
          <table:table-cell office:value-type="float" office:value="186.53" calcext:value-type="float">
            <text:p>186.53</text:p>
          </table:table-cell>
          <table:table-cell office:value-type="float" office:value="182.54" calcext:value-type="float">
            <text:p>182.54</text:p>
          </table:table-cell>
          <table:table-cell office:value-type="float" office:value="184.43" calcext:value-type="float">
            <text:p>184.43</text:p>
          </table:table-cell>
          <table:table-cell office:value-type="float" office:value="44.7189277176" calcext:value-type="float">
            <text:p>44.7189277176</text:p>
          </table:table-cell>
          <table:table-cell office:value-type="float" office:value="24569201" calcext:value-type="float">
            <text:p>24569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3]-[.K122])*[.N123])+[.K122]" office:value-type="float" office:value="42.5230885624562" calcext:value-type="float">
            <text:p>42.5230885624562</text:p>
          </table:table-cell>
          <table:table-cell table:formula="of:=SUM([.F123:.F134])" office:value-type="float" office:value="543.9861276567" calcext:value-type="float">
            <text:p>543.9861276567</text:p>
          </table:table-cell>
          <table:table-cell/>
          <table:table-cell table:formula="of:=2/([.L123]+1)" office:value-type="float" office:value="0.00366981818161039" calcext:value-type="float">
            <text:p>0.00366981818161</text:p>
          </table:table-cell>
          <table:table-cell table:formula="of:=[.F134]" office:value-type="float" office:value="46.3192363601" calcext:value-type="float">
            <text:p>46.3192363601</text:p>
          </table:table-cell>
        </table:table-row>
        <table:table-row table:style-name="ro1">
          <table:table-cell office:value-type="string" calcext:value-type="string">
            <text:p>2018-06-27</text:p>
          </table:table-cell>
          <table:table-cell office:value-type="float" office:value="185.23" calcext:value-type="float">
            <text:p>185.23</text:p>
          </table:table-cell>
          <table:table-cell office:value-type="float" office:value="187.28" calcext:value-type="float">
            <text:p>187.28</text:p>
          </table:table-cell>
          <table:table-cell office:value-type="float" office:value="184.03" calcext:value-type="float">
            <text:p>184.03</text:p>
          </table:table-cell>
          <table:table-cell office:value-type="float" office:value="184.16" calcext:value-type="float">
            <text:p>184.16</text:p>
          </table:table-cell>
          <table:table-cell office:value-type="float" office:value="44.6534605459" calcext:value-type="float">
            <text:p>44.6534605459</text:p>
          </table:table-cell>
          <table:table-cell office:value-type="float" office:value="25285328" calcext:value-type="float">
            <text:p>25285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4]-[.K123])*[.N124])+[.K123]" office:value-type="float" office:value="42.5372432286836" calcext:value-type="float">
            <text:p>42.5372432286836</text:p>
          </table:table-cell>
          <table:table-cell table:formula="of:=SUM([.F124:.F135])" office:value-type="float" office:value="545.6591776011" calcext:value-type="float">
            <text:p>545.6591776011</text:p>
          </table:table-cell>
          <table:table-cell/>
          <table:table-cell table:formula="of:=2/([.L124]+1)" office:value-type="float" office:value="0.00365858670621169" calcext:value-type="float">
            <text:p>0.003658586706212</text:p>
          </table:table-cell>
          <table:table-cell table:formula="of:=[.F135]" office:value-type="float" office:value="46.391977662" calcext:value-type="float">
            <text:p>46.391977662</text:p>
          </table:table-cell>
        </table:table-row>
        <table:table-row table:style-name="ro1">
          <table:table-cell office:value-type="string" calcext:value-type="string">
            <text:p>2018-06-28</text:p>
          </table:table-cell>
          <table:table-cell office:value-type="float" office:value="184.1" calcext:value-type="float">
            <text:p>184.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3.8" calcext:value-type="float">
            <text:p>183.8</text:p>
          </table:table-cell>
          <table:table-cell office:value-type="float" office:value="185.5" calcext:value-type="float">
            <text:p>185.5</text:p>
          </table:table-cell>
          <table:table-cell office:value-type="float" office:value="44.9783716945" calcext:value-type="float">
            <text:p>44.9783716945</text:p>
          </table:table-cell>
          <table:table-cell office:value-type="float" office:value="17365235" calcext:value-type="float">
            <text:p>17365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5]-[.K124])*[.N125])+[.K124]" office:value-type="float" office:value="42.5509325409899" calcext:value-type="float">
            <text:p>42.5509325409899</text:p>
          </table:table-cell>
          <table:table-cell table:formula="of:=SUM([.F125:.F136])" office:value-type="float" office:value="547.2958568945" calcext:value-type="float">
            <text:p>547.2958568945</text:p>
          </table:table-cell>
          <table:table-cell/>
          <table:table-cell table:formula="of:=2/([.L125]+1)" office:value-type="float" office:value="0.00364766571705981" calcext:value-type="float">
            <text:p>0.00364766571706</text:p>
          </table:table-cell>
          <table:table-cell table:formula="of:=[.F136]" office:value-type="float" office:value="46.2901398393" calcext:value-type="float">
            <text:p>46.2901398393</text:p>
          </table:table-cell>
        </table:table-row>
        <table:table-row table:style-name="ro1">
          <table:table-cell office:value-type="string" calcext:value-type="string">
            <text:p>2018-06-29</text:p>
          </table:table-cell>
          <table:table-cell office:value-type="float" office:value="186.29" calcext:value-type="float">
            <text:p>186.29</text:p>
          </table:table-cell>
          <table:table-cell office:value-type="float" office:value="187.19" calcext:value-type="float">
            <text:p>187.19</text:p>
          </table:table-cell>
          <table:table-cell office:value-type="float" office:value="182.91" calcext:value-type="float">
            <text:p>182.91</text:p>
          </table:table-cell>
          <table:table-cell office:value-type="float" office:value="185.11" calcext:value-type="float">
            <text:p>185.11</text:p>
          </table:table-cell>
          <table:table-cell office:value-type="float" office:value="44.883808002" calcext:value-type="float">
            <text:p>44.883808002</text:p>
          </table:table-cell>
          <table:table-cell office:value-type="float" office:value="22737666" calcext:value-type="float">
            <text:p>22737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6]-[.K125])*[.N126])+[.K125]" office:value-type="float" office:value="42.5650124761727" calcext:value-type="float">
            <text:p>42.5650124761727</text:p>
          </table:table-cell>
          <table:table-cell table:formula="of:=SUM([.F126:.F137])" office:value-type="float" office:value="548.7385593828" calcext:value-type="float">
            <text:p>548.7385593828</text:p>
          </table:table-cell>
          <table:table-cell/>
          <table:table-cell table:formula="of:=2/([.L126]+1)" office:value-type="float" office:value="0.00363809299141292" calcext:value-type="float">
            <text:p>0.003638092991413</text:p>
          </table:table-cell>
          <table:table-cell table:formula="of:=[.F137]" office:value-type="float" office:value="46.4210741828" calcext:value-type="float">
            <text:p>46.4210741828</text:p>
          </table:table-cell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183.82" calcext:value-type="float">
            <text:p>183.82</text:p>
          </table:table-cell>
          <table:table-cell office:value-type="float" office:value="187.3" calcext:value-type="float">
            <text:p>187.3</text:p>
          </table:table-cell>
          <table:table-cell office:value-type="float" office:value="183.42" calcext:value-type="float">
            <text:p>183.42</text:p>
          </table:table-cell>
          <table:table-cell office:value-type="float" office:value="187.18" calcext:value-type="float">
            <text:p>187.18</text:p>
          </table:table-cell>
          <table:table-cell office:value-type="float" office:value="45.3857229853" calcext:value-type="float">
            <text:p>45.3857229853</text:p>
          </table:table-cell>
          <table:table-cell office:value-type="float" office:value="17731343" calcext:value-type="float">
            <text:p>17731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7]-[.K126])*[.N127])+[.K126]" office:value-type="float" office:value="42.5780844485294" calcext:value-type="float">
            <text:p>42.5780844485294</text:p>
          </table:table-cell>
          <table:table-cell table:formula="of:=SUM([.F127:.F138])" office:value-type="float" office:value="550.0212310068" calcext:value-type="float">
            <text:p>550.0212310068</text:p>
          </table:table-cell>
          <table:table-cell/>
          <table:table-cell table:formula="of:=2/([.L127]+1)" office:value-type="float" office:value="0.00362962420948045" calcext:value-type="float">
            <text:p>0.00362962420948</text:p>
          </table:table-cell>
          <table:table-cell table:formula="of:=[.F138]" office:value-type="float" office:value="46.166479626" calcext:value-type="float">
            <text:p>46.166479626</text:p>
          </table:table-cell>
        </table:table-row>
        <table:table-row table:style-name="ro1">
          <table:table-cell office:value-type="string" calcext:value-type="string">
            <text:p>2018-07-03</text:p>
          </table:table-cell>
          <table:table-cell office:value-type="float" office:value="187.79" calcext:value-type="float">
            <text:p>187.79</text:p>
          </table:table-cell>
          <table:table-cell office:value-type="float" office:value="187.95" calcext:value-type="float">
            <text:p>187.95</text:p>
          </table:table-cell>
          <table:table-cell office:value-type="float" office:value="183.54" calcext:value-type="float">
            <text:p>183.54</text:p>
          </table:table-cell>
          <table:table-cell office:value-type="float" office:value="183.92" calcext:value-type="float">
            <text:p>183.92</text:p>
          </table:table-cell>
          <table:table-cell office:value-type="float" office:value="44.5952675043" calcext:value-type="float">
            <text:p>44.5952675043</text:p>
          </table:table-cell>
          <table:table-cell office:value-type="float" office:value="13954806" calcext:value-type="float">
            <text:p>13954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8]-[.K127])*[.N128])+[.K127]" office:value-type="float" office:value="42.5923819211035" calcext:value-type="float">
            <text:p>42.5923819211035</text:p>
          </table:table-cell>
          <table:table-cell table:formula="of:=SUM([.F128:.F139])" office:value-type="float" office:value="551.1608447371" calcext:value-type="float">
            <text:p>551.1608447371</text:p>
          </table:table-cell>
          <table:table-cell/>
          <table:table-cell table:formula="of:=2/([.L128]+1)" office:value-type="float" office:value="0.00362213296915731" calcext:value-type="float">
            <text:p>0.003622132969157</text:p>
          </table:table-cell>
          <table:table-cell table:formula="of:=[.F139]" office:value-type="float" office:value="46.5253367156" calcext:value-type="float">
            <text:p>46.5253367156</text:p>
          </table:table-cell>
        </table:table-row>
        <table:table-row table:style-name="ro1">
          <table:table-cell office:value-type="string" calcext:value-type="string">
            <text:p>2018-07-05</text:p>
          </table:table-cell>
          <table:table-cell office:value-type="float" office:value="185.26" calcext:value-type="float">
            <text:p>185.26</text:p>
          </table:table-cell>
          <table:table-cell office:value-type="float" office:value="186.41" calcext:value-type="float">
            <text:p>186.41</text:p>
          </table:table-cell>
          <table:table-cell office:value-type="float" office:value="184.28" calcext:value-type="float">
            <text:p>184.28</text:p>
          </table:table-cell>
          <table:table-cell office:value-type="float" office:value="185.4" calcext:value-type="float">
            <text:p>185.4</text:p>
          </table:table-cell>
          <table:table-cell office:value-type="float" office:value="44.9541245939" calcext:value-type="float">
            <text:p>44.9541245939</text:p>
          </table:table-cell>
          <table:table-cell office:value-type="float" office:value="16604248" calcext:value-type="float">
            <text:p>16604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29]-[.K128])*[.N129])+[.K128]" office:value-type="float" office:value="42.6061955546589" calcext:value-type="float">
            <text:p>42.6061955546589</text:p>
          </table:table-cell>
          <table:table-cell table:formula="of:=SUM([.F129:.F140])" office:value-type="float" office:value="552.9842267055" calcext:value-type="float">
            <text:p>552.9842267055</text:p>
          </table:table-cell>
          <table:table-cell/>
          <table:table-cell table:formula="of:=2/([.L129]+1)" office:value-type="float" office:value="0.00361021109191834" calcext:value-type="float">
            <text:p>0.003610211091918</text:p>
          </table:table-cell>
          <table:table-cell table:formula="of:=[.F140]" office:value-type="float" office:value="46.4186494727" calcext:value-type="float">
            <text:p>46.4186494727</text:p>
          </table:table-cell>
        </table:table-row>
        <table:table-row table:style-name="ro1">
          <table:table-cell office:value-type="string" calcext:value-type="string">
            <text:p>2018-07-06</text:p>
          </table:table-cell>
          <table:table-cell office:value-type="float" office:value="185.42" calcext:value-type="float">
            <text:p>185.42</text:p>
          </table:table-cell>
          <table:table-cell office:value-type="float" office:value="188.43" calcext:value-type="float">
            <text:p>188.43</text:p>
          </table:table-cell>
          <table:table-cell office:value-type="float" office:value="185.2" calcext:value-type="float">
            <text:p>185.2</text:p>
          </table:table-cell>
          <table:table-cell office:value-type="float" office:value="187.97" calcext:value-type="float">
            <text:p>187.97</text:p>
          </table:table-cell>
          <table:table-cell office:value-type="float" office:value="45.5772750804" calcext:value-type="float">
            <text:p>45.5772750804</text:p>
          </table:table-cell>
          <table:table-cell office:value-type="float" office:value="17485245" calcext:value-type="float">
            <text:p>17485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0]-[.K129])*[.N130])+[.K129]" office:value-type="float" office:value="42.6200704189617" calcext:value-type="float">
            <text:p>42.6200704189617</text:p>
          </table:table-cell>
          <table:table-cell table:formula="of:=SUM([.F130:.F141])" office:value-type="float" office:value="554.4899716554" calcext:value-type="float">
            <text:p>554.4899716554</text:p>
          </table:table-cell>
          <table:table-cell/>
          <table:table-cell table:formula="of:=2/([.L130]+1)" office:value-type="float" office:value="0.00360042503384869" calcext:value-type="float">
            <text:p>0.003600425033849</text:p>
          </table:table-cell>
          <table:table-cell table:formula="of:=[.F141]" office:value-type="float" office:value="46.4598695438" calcext:value-type="float">
            <text:p>46.4598695438</text:p>
          </table:table-cell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189.5" calcext:value-type="float">
            <text:p>189.5</text:p>
          </table:table-cell>
          <table:table-cell office:value-type="float" office:value="190.68" calcext:value-type="float">
            <text:p>190.68</text:p>
          </table:table-cell>
          <table:table-cell office:value-type="float" office:value="189.3" calcext:value-type="float">
            <text:p>189.3</text:p>
          </table:table-cell>
          <table:table-cell office:value-type="float" office:value="190.58" calcext:value-type="float">
            <text:p>190.58</text:p>
          </table:table-cell>
          <table:table-cell office:value-type="float" office:value="46.2101244072" calcext:value-type="float">
            <text:p>46.2101244072</text:p>
          </table:table-cell>
          <table:table-cell office:value-type="float" office:value="19756634" calcext:value-type="float">
            <text:p>19756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1]-[.K130])*[.N131])+[.K130]" office:value-type="float" office:value="42.6350758502232" calcext:value-type="float">
            <text:p>42.6350758502232</text:p>
          </table:table-cell>
          <table:table-cell table:formula="of:=SUM([.F131:.F142])" office:value-type="float" office:value="555.7096008178" calcext:value-type="float">
            <text:p>555.7096008178</text:p>
          </table:table-cell>
          <table:table-cell/>
          <table:table-cell table:formula="of:=2/([.L131]+1)" office:value-type="float" office:value="0.00359253728885225" calcext:value-type="float">
            <text:p>0.003592537288852</text:p>
          </table:table-cell>
          <table:table-cell table:formula="of:=[.F142]" office:value-type="float" office:value="46.7969042428" calcext:value-type="float">
            <text:p>46.7969042428</text:p>
          </table:table-cell>
        </table:table-row>
        <table:table-row table:style-name="ro1">
          <table:table-cell office:value-type="string" calcext:value-type="string">
            <text:p>2018-07-10</text:p>
          </table:table-cell>
          <table:table-cell office:value-type="float" office:value="190.71" calcext:value-type="float">
            <text:p>190.71</text:p>
          </table:table-cell>
          <table:table-cell office:value-type="float" office:value="191.28" calcext:value-type="float">
            <text:p>191.28</text:p>
          </table:table-cell>
          <table:table-cell office:value-type="float" office:value="190.18" calcext:value-type="float">
            <text:p>190.18</text:p>
          </table:table-cell>
          <table:table-cell office:value-type="float" office:value="190.35" calcext:value-type="float">
            <text:p>190.35</text:p>
          </table:table-cell>
          <table:table-cell office:value-type="float" office:value="46.1543560757" calcext:value-type="float">
            <text:p>46.1543560757</text:p>
          </table:table-cell>
          <table:table-cell office:value-type="float" office:value="15939149" calcext:value-type="float">
            <text:p>15939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2]-[.K131])*[.N132])+[.K131]" office:value-type="float" office:value="42.6515822682286" calcext:value-type="float">
            <text:p>42.6515822682286</text:p>
          </table:table-cell>
          <table:table-cell table:formula="of:=SUM([.F132:.F143])" office:value-type="float" office:value="556.7376778851" calcext:value-type="float">
            <text:p>556.7376778851</text:p>
          </table:table-cell>
          <table:table-cell/>
          <table:table-cell table:formula="of:=2/([.L132]+1)" office:value-type="float" office:value="0.00358591516998431" calcext:value-type="float">
            <text:p>0.003585915169984</text:p>
          </table:table-cell>
          <table:table-cell table:formula="of:=[.F143]" office:value-type="float" office:value="47.2382014745" calcext:value-type="float">
            <text:p>47.2382014745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float" office:value="188.5" calcext:value-type="float">
            <text:p>188.5</text:p>
          </table:table-cell>
          <table:table-cell office:value-type="float" office:value="189.78" calcext:value-type="float">
            <text:p>189.78</text:p>
          </table:table-cell>
          <table:table-cell office:value-type="float" office:value="187.61" calcext:value-type="float">
            <text:p>187.61</text:p>
          </table:table-cell>
          <table:table-cell office:value-type="float" office:value="187.88" calcext:value-type="float">
            <text:p>187.88</text:p>
          </table:table-cell>
          <table:table-cell office:value-type="float" office:value="45.5554526898" calcext:value-type="float">
            <text:p>45.5554526898</text:p>
          </table:table-cell>
          <table:table-cell office:value-type="float" office:value="18831470" calcext:value-type="float">
            <text:p>1883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3]-[.K132])*[.N133])+[.K132]" office:value-type="float" office:value="42.6674724472723" calcext:value-type="float">
            <text:p>42.6674724472723</text:p>
          </table:table-cell>
          <table:table-cell table:formula="of:=SUM([.F133:.F144])" office:value-type="float" office:value="557.67361597" calcext:value-type="float">
            <text:p>557.67361597</text:p>
          </table:table-cell>
          <table:table-cell/>
          <table:table-cell table:formula="of:=2/([.L133]+1)" office:value-type="float" office:value="0.00357990773651892" calcext:value-type="float">
            <text:p>0.003579907736519</text:p>
          </table:table-cell>
          <table:table-cell table:formula="of:=[.F144]" office:value-type="float" office:value="47.0902941606" calcext:value-type="float">
            <text:p>47.0902941606</text:p>
          </table:table-cell>
        </table:table-row>
        <table:table-row table:style-name="ro1">
          <table:table-cell office:value-type="string" calcext:value-type="string">
            <text:p>2018-07-12</text:p>
          </table:table-cell>
          <table:table-cell office:value-type="float" office:value="189.53" calcext:value-type="float">
            <text:p>189.53</text:p>
          </table:table-cell>
          <table:table-cell office:value-type="float" office:value="191.41" calcext:value-type="float">
            <text:p>191.41</text:p>
          </table:table-cell>
          <table:table-cell office:value-type="float" office:value="189.31" calcext:value-type="float">
            <text:p>189.31</text:p>
          </table:table-cell>
          <table:table-cell office:value-type="float" office:value="191.03" calcext:value-type="float">
            <text:p>191.03</text:p>
          </table:table-cell>
          <table:table-cell office:value-type="float" office:value="46.3192363601" calcext:value-type="float">
            <text:p>46.3192363601</text:p>
          </table:table-cell>
          <table:table-cell office:value-type="float" office:value="18041131" calcext:value-type="float">
            <text:p>18041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4]-[.K133])*[.N134])+[.K133]" office:value-type="float" office:value="42.6804845170449" calcext:value-type="float">
            <text:p>42.6804845170449</text:p>
          </table:table-cell>
          <table:table-cell table:formula="of:=SUM([.F134:.F145])" office:value-type="float" office:value="558.42527609" calcext:value-type="float">
            <text:p>558.42527609</text:p>
          </table:table-cell>
          <table:table-cell/>
          <table:table-cell table:formula="of:=2/([.L134]+1)" office:value-type="float" office:value="0.00357509766805431" calcext:value-type="float">
            <text:p>0.003575097668054</text:p>
          </table:table-cell>
          <table:table-cell table:formula="of:=[.F145]" office:value-type="float" office:value="46.3071128098" calcext:value-type="float">
            <text:p>46.3071128098</text:p>
          </table:table-cell>
        </table:table-row>
        <table:table-row table:style-name="ro1">
          <table:table-cell office:value-type="string" calcext:value-type="string">
            <text:p>2018-07-13</text:p>
          </table:table-cell>
          <table:table-cell office:value-type="float" office:value="191.08" calcext:value-type="float">
            <text:p>191.08</text:p>
          </table:table-cell>
          <table:table-cell office:value-type="float" office:value="191.84" calcext:value-type="float">
            <text:p>191.84</text:p>
          </table:table-cell>
          <table:table-cell office:value-type="float" office:value="190.9" calcext:value-type="float">
            <text:p>190.9</text:p>
          </table:table-cell>
          <table:table-cell office:value-type="float" office:value="191.33" calcext:value-type="float">
            <text:p>191.33</text:p>
          </table:table-cell>
          <table:table-cell office:value-type="float" office:value="46.391977662" calcext:value-type="float">
            <text:p>46.391977662</text:p>
          </table:table-cell>
          <table:table-cell office:value-type="float" office:value="12519792" calcext:value-type="float">
            <text:p>12519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5]-[.K134])*[.N135])+[.K134]" office:value-type="float" office:value="42.6925283764142" calcext:value-type="float">
            <text:p>42.6925283764142</text:p>
          </table:table-cell>
          <table:table-cell table:formula="of:=SUM([.F135:.F146])" office:value-type="float" office:value="558.1537085628" calcext:value-type="float">
            <text:p>558.1537085628</text:p>
          </table:table-cell>
          <table:table-cell/>
          <table:table-cell table:formula="of:=2/([.L135]+1)" office:value-type="float" office:value="0.0035768340071295" calcext:value-type="float">
            <text:p>0.00357683400713</text:p>
          </table:table-cell>
          <table:table-cell table:formula="of:=[.F146]" office:value-type="float" office:value="46.0476688329" calcext:value-type="float">
            <text:p>46.0476688329</text:p>
          </table:table-cell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191.52" calcext:value-type="float">
            <text:p>191.52</text:p>
          </table:table-cell>
          <table:table-cell office:value-type="float" office:value="192.65" calcext:value-type="float">
            <text:p>192.65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0.91" calcext:value-type="float">
            <text:p>190.91</text:p>
          </table:table-cell>
          <table:table-cell office:value-type="float" office:value="46.2901398393" calcext:value-type="float">
            <text:p>46.2901398393</text:p>
          </table:table-cell>
          <table:table-cell office:value-type="float" office:value="15043110" calcext:value-type="float">
            <text:p>15043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6]-[.K135])*[.N136])+[.K135]" office:value-type="float" office:value="42.7048642860515" calcext:value-type="float">
            <text:p>42.7048642860515</text:p>
          </table:table-cell>
          <table:table-cell table:formula="of:=SUM([.F136:.F147])" office:value-type="float" office:value="557.9015387161" calcext:value-type="float">
            <text:p>557.9015387161</text:p>
          </table:table-cell>
          <table:table-cell/>
          <table:table-cell table:formula="of:=2/([.L136]+1)" office:value-type="float" office:value="0.00357844783285866" calcext:value-type="float">
            <text:p>0.003578447832859</text:p>
          </table:table-cell>
          <table:table-cell table:formula="of:=[.F147]" office:value-type="float" office:value="46.1398078153" calcext:value-type="float">
            <text:p>46.1398078153</text:p>
          </table:table-cell>
        </table:table-row>
        <table:table-row table:style-name="ro1">
          <table:table-cell office:value-type="string" calcext:value-type="string">
            <text:p>2018-07-17</text:p>
          </table:table-cell>
          <table:table-cell office:value-type="float" office:value="189.75" calcext:value-type="float">
            <text:p>189.75</text:p>
          </table:table-cell>
          <table:table-cell office:value-type="float" office:value="191.87" calcext:value-type="float">
            <text:p>191.87</text:p>
          </table:table-cell>
          <table:table-cell office:value-type="float" office:value="189.2" calcext:value-type="float">
            <text:p>189.2</text:p>
          </table:table-cell>
          <table:table-cell office:value-type="float" office:value="191.45" calcext:value-type="float">
            <text:p>191.45</text:p>
          </table:table-cell>
          <table:table-cell office:value-type="float" office:value="46.4210741828" calcext:value-type="float">
            <text:p>46.4210741828</text:p>
          </table:table-cell>
          <table:table-cell office:value-type="float" office:value="15534523" calcext:value-type="float">
            <text:p>15534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7]-[.K136])*[.N137])+[.K136]" office:value-type="float" office:value="42.7267819347575" calcext:value-type="float">
            <text:p>42.7267819347575</text:p>
          </table:table-cell>
          <table:table-cell table:formula="of:=SUM([.F137:.F148])" office:value-type="float" office:value="560.4693066743" calcext:value-type="float">
            <text:p>560.4693066743</text:p>
          </table:table-cell>
          <table:table-cell/>
          <table:table-cell table:formula="of:=2/([.L137]+1)" office:value-type="float" office:value="0.00356208251497561" calcext:value-type="float">
            <text:p>0.003562082514976</text:p>
          </table:table-cell>
          <table:table-cell table:formula="of:=[.F148]" office:value-type="float" office:value="48.8579077975" calcext:value-type="float">
            <text:p>48.8579077975</text:p>
          </table:table-cell>
        </table:table-row>
        <table:table-row table:style-name="ro1">
          <table:table-cell office:value-type="string" calcext:value-type="string">
            <text:p>2018-07-18</text:p>
          </table:table-cell>
          <table:table-cell office:value-type="float" office:value="191.78" calcext:value-type="float">
            <text:p>191.78</text:p>
          </table:table-cell>
          <table:table-cell office:value-type="float" office:value="191.8" calcext:value-type="float">
            <text:p>191.8</text:p>
          </table:table-cell>
          <table:table-cell office:value-type="float" office:value="189.93" calcext:value-type="float">
            <text:p>189.93</text:p>
          </table:table-cell>
          <table:table-cell office:value-type="float" office:value="190.4" calcext:value-type="float">
            <text:p>190.4</text:p>
          </table:table-cell>
          <table:table-cell office:value-type="float" office:value="46.166479626" calcext:value-type="float">
            <text:p>46.166479626</text:p>
          </table:table-cell>
          <table:table-cell office:value-type="float" office:value="16393381" calcext:value-type="float">
            <text:p>16393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8]-[.K137])*[.N138])+[.K137]" office:value-type="float" office:value="42.7535246254595" calcext:value-type="float">
            <text:p>42.7535246254595</text:p>
          </table:table-cell>
          <table:table-cell table:formula="of:=SUM([.F138:.F149])" office:value-type="float" office:value="564.334294517" calcext:value-type="float">
            <text:p>564.334294517</text:p>
          </table:table-cell>
          <table:table-cell/>
          <table:table-cell table:formula="of:=2/([.L138]+1)" office:value-type="float" office:value="0.00353772983418373" calcext:value-type="float">
            <text:p>0.003537729834184</text:p>
          </table:table-cell>
          <table:table-cell table:formula="of:=[.F149]" office:value-type="float" office:value="50.2860620255" calcext:value-type="float">
            <text:p>50.2860620255</text:p>
          </table:table-cell>
        </table:table-row>
        <table:table-row table:style-name="ro1">
          <table:table-cell office:value-type="string" calcext:value-type="string">
            <text:p>2018-07-19</text:p>
          </table:table-cell>
          <table:table-cell office:value-type="float" office:value="189.69" calcext:value-type="float">
            <text:p>189.69</text:p>
          </table:table-cell>
          <table:table-cell office:value-type="float" office:value="192.55" calcext:value-type="float">
            <text:p>192.55</text:p>
          </table:table-cell>
          <table:table-cell office:value-type="float" office:value="189.69" calcext:value-type="float">
            <text:p>189.69</text:p>
          </table:table-cell>
          <table:table-cell office:value-type="float" office:value="191.88" calcext:value-type="float">
            <text:p>191.88</text:p>
          </table:table-cell>
          <table:table-cell office:value-type="float" office:value="46.5253367156" calcext:value-type="float">
            <text:p>46.5253367156</text:p>
          </table:table-cell>
          <table:table-cell office:value-type="float" office:value="20286752" calcext:value-type="float">
            <text:p>20286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39]-[.K138])*[.N139])+[.K138]" office:value-type="float" office:value="42.7804839956747" calcext:value-type="float">
            <text:p>42.7804839956747</text:p>
          </table:table-cell>
          <table:table-cell table:formula="of:=SUM([.F139:.F150])" office:value-type="float" office:value="568.5993595203" calcext:value-type="float">
            <text:p>568.5993595203</text:p>
          </table:table-cell>
          <table:table-cell/>
          <table:table-cell table:formula="of:=2/([.L139]+1)" office:value-type="float" office:value="0.00351123990322661" calcext:value-type="float">
            <text:p>0.003511239903227</text:p>
          </table:table-cell>
          <table:table-cell table:formula="of:=[.F150]" office:value-type="float" office:value="50.4315446293" calcext:value-type="float">
            <text:p>50.4315446293</text:p>
          </table:table-cell>
        </table:table-row>
        <table:table-row table:style-name="ro1">
          <table:table-cell office:value-type="string" calcext:value-type="string">
            <text:p>2018-07-20</text:p>
          </table:table-cell>
          <table:table-cell office:value-type="float" office:value="191.78" calcext:value-type="float">
            <text:p>191.78</text:p>
          </table:table-cell>
          <table:table-cell office:value-type="float" office:value="192.43" calcext:value-type="float">
            <text:p>192.43</text:p>
          </table:table-cell>
          <table:table-cell office:value-type="float" office:value="190.17" calcext:value-type="float">
            <text:p>190.17</text:p>
          </table:table-cell>
          <table:table-cell office:value-type="float" office:value="191.44" calcext:value-type="float">
            <text:p>191.44</text:p>
          </table:table-cell>
          <table:table-cell office:value-type="float" office:value="46.4186494727" calcext:value-type="float">
            <text:p>46.4186494727</text:p>
          </table:table-cell>
          <table:table-cell office:value-type="float" office:value="20706042" calcext:value-type="float">
            <text:p>20706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0]-[.K139])*[.N140])+[.K139]" office:value-type="float" office:value="42.8080663533426" calcext:value-type="float">
            <text:p>42.8080663533426</text:p>
          </table:table-cell>
          <table:table-cell table:formula="of:=SUM([.F140:.F151])" office:value-type="float" office:value="572.767436121" calcext:value-type="float">
            <text:p>572.767436121</text:p>
          </table:table-cell>
          <table:table-cell/>
          <table:table-cell table:formula="of:=2/([.L140]+1)" office:value-type="float" office:value="0.0034857328493948" calcext:value-type="float">
            <text:p>0.003485732849395</text:p>
          </table:table-cell>
          <table:table-cell table:formula="of:=[.F151]" office:value-type="float" office:value="50.6934133163" calcext:value-type="float">
            <text:p>50.6934133163</text:p>
          </table:table-cell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190.68" calcext:value-type="float">
            <text:p>190.68</text:p>
          </table:table-cell>
          <table:table-cell office:value-type="float" office:value="191.96" calcext:value-type="float">
            <text:p>191.96</text:p>
          </table:table-cell>
          <table:table-cell office:value-type="float" office:value="189.56" calcext:value-type="float">
            <text:p>189.56</text:p>
          </table:table-cell>
          <table:table-cell office:value-type="float" office:value="191.61" calcext:value-type="float">
            <text:p>191.61</text:p>
          </table:table-cell>
          <table:table-cell office:value-type="float" office:value="46.4598695438" calcext:value-type="float">
            <text:p>46.4598695438</text:p>
          </table:table-cell>
          <table:table-cell office:value-type="float" office:value="15989365" calcext:value-type="float">
            <text:p>15989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1]-[.K140])*[.N141])+[.K140]" office:value-type="float" office:value="42.8337260753994" calcext:value-type="float">
            <text:p>42.8337260753994</text:p>
          </table:table-cell>
          <table:table-cell table:formula="of:=SUM([.F141:.F152])" office:value-type="float" office:value="576.5669567919" calcext:value-type="float">
            <text:p>576.5669567919</text:p>
          </table:table-cell>
          <table:table-cell/>
          <table:table-cell table:formula="of:=2/([.L141]+1)" office:value-type="float" office:value="0.0034628019772963" calcext:value-type="float">
            <text:p>0.003462801977296</text:p>
          </table:table-cell>
          <table:table-cell table:formula="of:=[.F152]" office:value-type="float" office:value="50.2181701436" calcext:value-type="float">
            <text:p>50.2181701436</text:p>
          </table:table-cell>
        </table:table-row>
        <table:table-row table:style-name="ro1">
          <table:table-cell office:value-type="string" calcext:value-type="string">
            <text:p>2018-07-24</text:p>
          </table:table-cell>
          <table:table-cell office:value-type="float" office:value="192.45" calcext:value-type="float">
            <text:p>192.45</text:p>
          </table:table-cell>
          <table:table-cell office:value-type="float" office:value="193.66" calcext:value-type="float">
            <text:p>193.66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3" calcext:value-type="float">
            <text:p>193</text:p>
          </table:table-cell>
          <table:table-cell office:value-type="float" office:value="46.7969042428" calcext:value-type="float">
            <text:p>46.7969042428</text:p>
          </table:table-cell>
          <table:table-cell office:value-type="float" office:value="18697898" calcext:value-type="float">
            <text:p>18697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2]-[.K141])*[.N142])+[.K141]" office:value-type="float" office:value="42.8592469236691" calcext:value-type="float">
            <text:p>42.8592469236691</text:p>
          </table:table-cell>
          <table:table-cell table:formula="of:=SUM([.F142:.F153])" office:value-type="float" office:value="580.3592033327" calcext:value-type="float">
            <text:p>580.3592033327</text:p>
          </table:table-cell>
          <table:table-cell/>
          <table:table-cell table:formula="of:=2/([.L142]+1)" office:value-type="float" office:value="0.003440213879018" calcext:value-type="float">
            <text:p>0.003440213879018</text:p>
          </table:table-cell>
          <table:table-cell table:formula="of:=[.F153]" office:value-type="float" office:value="50.2521160846" calcext:value-type="float">
            <text:p>50.2521160846</text:p>
          </table:table-cell>
        </table:table-row>
        <table:table-row table:style-name="ro1">
          <table:table-cell office:value-type="string" calcext:value-type="string">
            <text:p>2018-07-25</text:p>
          </table:table-cell>
          <table:table-cell office:value-type="float" office:value="193.06" calcext:value-type="float">
            <text:p>193.06</text:p>
          </table:table-cell>
          <table:table-cell office:value-type="float" office:value="194.85" calcext:value-type="float">
            <text:p>194.85</text:p>
          </table:table-cell>
          <table:table-cell office:value-type="float" office:value="192.43" calcext:value-type="float">
            <text:p>192.43</text:p>
          </table:table-cell>
          <table:table-cell office:value-type="float" office:value="194.82" calcext:value-type="float">
            <text:p>194.82</text:p>
          </table:table-cell>
          <table:table-cell office:value-type="float" office:value="47.2382014745" calcext:value-type="float">
            <text:p>47.2382014745</text:p>
          </table:table-cell>
          <table:table-cell office:value-type="float" office:value="16826483" calcext:value-type="float">
            <text:p>16826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3]-[.K142])*[.N143])+[.K142]" office:value-type="float" office:value="42.8858633576107" calcext:value-type="float">
            <text:p>42.8858633576107</text:p>
          </table:table-cell>
          <table:table-cell table:formula="of:=SUM([.F143:.F154])" office:value-type="float" office:value="584.2096429149" calcext:value-type="float">
            <text:p>584.2096429149</text:p>
          </table:table-cell>
          <table:table-cell/>
          <table:table-cell table:formula="of:=2/([.L143]+1)" office:value-type="float" office:value="0.00341757868178333" calcext:value-type="float">
            <text:p>0.003417578681783</text:p>
          </table:table-cell>
          <table:table-cell table:formula="of:=[.F154]" office:value-type="float" office:value="50.647343825" calcext:value-type="float">
            <text:p>50.647343825</text:p>
          </table:table-cell>
        </table:table-row>
        <table:table-row table:style-name="ro1">
          <table:table-cell office:value-type="string" calcext:value-type="string">
            <text:p>2018-07-26</text:p>
          </table:table-cell>
          <table:table-cell office:value-type="float" office:value="194.61" calcext:value-type="float">
            <text:p>194.61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3.61" calcext:value-type="float">
            <text:p>193.61</text:p>
          </table:table-cell>
          <table:table-cell office:value-type="float" office:value="194.21" calcext:value-type="float">
            <text:p>194.21</text:p>
          </table:table-cell>
          <table:table-cell office:value-type="float" office:value="47.0902941606" calcext:value-type="float">
            <text:p>47.0902941606</text:p>
          </table:table-cell>
          <table:table-cell office:value-type="float" office:value="19075964" calcext:value-type="float">
            <text:p>19075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4]-[.K143])*[.N144])+[.K143]" office:value-type="float" office:value="42.9117310091443" calcext:value-type="float">
            <text:p>42.9117310091443</text:p>
          </table:table-cell>
          <table:table-cell table:formula="of:=SUM([.F144:.F155])" office:value-type="float" office:value="587.4684532415" calcext:value-type="float">
            <text:p>587.4684532415</text:p>
          </table:table-cell>
          <table:table-cell/>
          <table:table-cell table:formula="of:=2/([.L144]+1)" office:value-type="float" office:value="0.00339865287422506" calcext:value-type="float">
            <text:p>0.003398652874225</text:p>
          </table:table-cell>
          <table:table-cell table:formula="of:=[.F155]" office:value-type="float" office:value="50.4970118011" calcext:value-type="float">
            <text:p>50.4970118011</text:p>
          </table:table-cell>
        </table:table-row>
        <table:table-row table:style-name="ro1">
          <table:table-cell office:value-type="string" calcext:value-type="string">
            <text:p>2018-07-27</text:p>
          </table:table-cell>
          <table:table-cell office:value-type="float" office:value="194.99" calcext:value-type="float">
            <text:p>194.99</text:p>
          </table:table-cell>
          <table:table-cell office:value-type="float" office:value="195.19" calcext:value-type="float">
            <text:p>195.19</text:p>
          </table:table-cell>
          <table:table-cell office:value-type="float" office:value="190.1" calcext:value-type="float">
            <text:p>190.1</text:p>
          </table:table-cell>
          <table:table-cell office:value-type="float" office:value="190.98" calcext:value-type="float">
            <text:p>190.98</text:p>
          </table:table-cell>
          <table:table-cell office:value-type="float" office:value="46.3071128098" calcext:value-type="float">
            <text:p>46.3071128098</text:p>
          </table:table-cell>
          <table:table-cell office:value-type="float" office:value="24023972" calcext:value-type="float">
            <text:p>24023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5]-[.K144])*[.N145])+[.K144]" office:value-type="float" office:value="42.9384494099286" calcext:value-type="float">
            <text:p>42.9384494099286</text:p>
          </table:table-cell>
          <table:table-cell table:formula="of:=SUM([.F145:.F156])" office:value-type="float" office:value="591.2012249263" calcext:value-type="float">
            <text:p>591.2012249263</text:p>
          </table:table-cell>
          <table:table-cell/>
          <table:table-cell table:formula="of:=2/([.L145]+1)" office:value-type="float" office:value="0.00337723043421415" calcext:value-type="float">
            <text:p>0.003377230434214</text:p>
          </table:table-cell>
          <table:table-cell table:formula="of:=[.F156]" office:value-type="float" office:value="50.8230658454" calcext:value-type="float">
            <text:p>50.8230658454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191.9" calcext:value-type="float">
            <text:p>191.9</text:p>
          </table:table-cell>
          <table:table-cell office:value-type="float" office:value="192.2" calcext:value-type="float">
            <text:p>192.2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9.91" calcext:value-type="float">
            <text:p>189.91</text:p>
          </table:table-cell>
          <table:table-cell office:value-type="float" office:value="46.0476688329" calcext:value-type="float">
            <text:p>46.0476688329</text:p>
          </table:table-cell>
          <table:table-cell office:value-type="float" office:value="21029535" calcext:value-type="float">
            <text:p>21029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6]-[.K145])*[.N146])+[.K145]" office:value-type="float" office:value="42.9655839945573" calcext:value-type="float">
            <text:p>42.9655839945573</text:p>
          </table:table-cell>
          <table:table-cell table:formula="of:=SUM([.F146:.F157])" office:value-type="float" office:value="595.9313030059" calcext:value-type="float">
            <text:p>595.9313030059</text:p>
          </table:table-cell>
          <table:table-cell/>
          <table:table-cell table:formula="of:=2/([.L146]+1)" office:value-type="float" office:value="0.00335046929174065" calcext:value-type="float">
            <text:p>0.003350469291741</text:p>
          </table:table-cell>
          <table:table-cell table:formula="of:=[.F157]" office:value-type="float" office:value="51.0371908894" calcext:value-type="float">
            <text:p>51.0371908894</text:p>
          </table:table-cell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190.3" calcext:value-type="float">
            <text:p>190.3</text:p>
          </table:table-cell>
          <table:table-cell office:value-type="float" office:value="192.14" calcext:value-type="float">
            <text:p>192.14</text:p>
          </table:table-cell>
          <table:table-cell office:value-type="float" office:value="189.34" calcext:value-type="float">
            <text:p>189.34</text:p>
          </table:table-cell>
          <table:table-cell office:value-type="float" office:value="190.29" calcext:value-type="float">
            <text:p>190.29</text:p>
          </table:table-cell>
          <table:table-cell office:value-type="float" office:value="46.1398078153" calcext:value-type="float">
            <text:p>46.1398078153</text:p>
          </table:table-cell>
          <table:table-cell office:value-type="float" office:value="39373038" calcext:value-type="float">
            <text:p>39373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7]-[.K146])*[.N147])+[.K146]" office:value-type="float" office:value="42.9927942625822" calcext:value-type="float">
            <text:p>42.9927942625822</text:p>
          </table:table-cell>
          <table:table-cell table:formula="of:=SUM([.F147:.F158])" office:value-type="float" office:value="601.0400537801" calcext:value-type="float">
            <text:p>601.0400537801</text:p>
          </table:table-cell>
          <table:table-cell/>
          <table:table-cell table:formula="of:=2/([.L147]+1)" office:value-type="float" office:value="0.00332203810600701" calcext:value-type="float">
            <text:p>0.003322038106007</text:p>
          </table:table-cell>
          <table:table-cell table:formula="of:=[.F158]" office:value-type="float" office:value="51.1564196071" calcext:value-type="float">
            <text:p>51.1564196071</text:p>
          </table:table-cell>
        </table:table-row>
        <table:table-row table:style-name="ro1">
          <table:table-cell office:value-type="string" calcext:value-type="string">
            <text:p>2018-08-01</text:p>
          </table:table-cell>
          <table:table-cell office:value-type="float" office:value="199.13" calcext:value-type="float">
            <text:p>199.13</text:p>
          </table:table-cell>
          <table:table-cell office:value-type="float" office:value="201.76" calcext:value-type="float">
            <text:p>201.76</text:p>
          </table:table-cell>
          <table:table-cell office:value-type="float" office:value="197.31" calcext:value-type="float">
            <text:p>197.31</text:p>
          </table:table-cell>
          <table:table-cell office:value-type="float" office:value="201.5" calcext:value-type="float">
            <text:p>201.5</text:p>
          </table:table-cell>
          <table:table-cell office:value-type="float" office:value="48.8579077975" calcext:value-type="float">
            <text:p>48.8579077975</text:p>
          </table:table-cell>
          <table:table-cell office:value-type="float" office:value="67935716" calcext:value-type="float">
            <text:p>67935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8]-[.K147])*[.N148])+[.K147]" office:value-type="float" office:value="43.0221229019335" calcext:value-type="float">
            <text:p>43.0221229019335</text:p>
          </table:table-cell>
          <table:table-cell table:formula="of:=SUM([.F148:.F159])" office:value-type="float" office:value="606.8061032259" calcext:value-type="float">
            <text:p>606.8061032259</text:p>
          </table:table-cell>
          <table:table-cell/>
          <table:table-cell table:formula="of:=2/([.L148]+1)" office:value-type="float" office:value="0.00329052306218233" calcext:value-type="float">
            <text:p>0.003290523062182</text:p>
          </table:table-cell>
          <table:table-cell table:formula="of:=[.F159]" office:value-type="float" office:value="51.9058572611" calcext:value-type="float">
            <text:p>51.9058572611</text:p>
          </table:table-cell>
        </table:table-row>
        <table:table-row table:style-name="ro1">
          <table:table-cell office:value-type="string" calcext:value-type="string">
            <text:p>2018-08-02</text:p>
          </table:table-cell>
          <table:table-cell office:value-type="float" office:value="200.58" calcext:value-type="float">
            <text:p>200.58</text:p>
          </table:table-cell>
          <table:table-cell office:value-type="float" office:value="208.38" calcext:value-type="float">
            <text:p>208.38</text:p>
          </table:table-cell>
          <table:table-cell office:value-type="float" office:value="200.35" calcext:value-type="float">
            <text:p>200.35</text:p>
          </table:table-cell>
          <table:table-cell office:value-type="float" office:value="207.39" calcext:value-type="float">
            <text:p>207.39</text:p>
          </table:table-cell>
          <table:table-cell office:value-type="float" office:value="50.2860620255" calcext:value-type="float">
            <text:p>50.2860620255</text:p>
          </table:table-cell>
          <table:table-cell office:value-type="float" office:value="62404012" calcext:value-type="float">
            <text:p>62404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49]-[.K148])*[.N149])+[.K148]" office:value-type="float" office:value="43.054547959706" calcext:value-type="float">
            <text:p>43.054547959706</text:p>
          </table:table-cell>
          <table:table-cell table:formula="of:=SUM([.F149:.F160])" office:value-type="float" office:value="610.8906125617" calcext:value-type="float">
            <text:p>610.8906125617</text:p>
          </table:table-cell>
          <table:table-cell/>
          <table:table-cell table:formula="of:=2/([.L149]+1)" office:value-type="float" office:value="0.00326855807057888" calcext:value-type="float">
            <text:p>0.003268558070579</text:p>
          </table:table-cell>
          <table:table-cell table:formula="of:=[.F160]" office:value-type="float" office:value="52.9424171333" calcext:value-type="float">
            <text:p>52.9424171333</text:p>
          </table:table-cell>
        </table:table-row>
        <table:table-row table:style-name="ro1">
          <table:table-cell office:value-type="string" calcext:value-type="string">
            <text:p>2018-08-03</text:p>
          </table:table-cell>
          <table:table-cell office:value-type="float" office:value="207.03" calcext:value-type="float">
            <text:p>207.03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5.48" calcext:value-type="float">
            <text:p>205.48</text:p>
          </table:table-cell>
          <table:table-cell office:value-type="float" office:value="207.99" calcext:value-type="float">
            <text:p>207.99</text:p>
          </table:table-cell>
          <table:table-cell office:value-type="float" office:value="50.4315446293" calcext:value-type="float">
            <text:p>50.4315446293</text:p>
          </table:table-cell>
          <table:table-cell office:value-type="float" office:value="33447396" calcext:value-type="float">
            <text:p>33447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0]-[.K149])*[.N150])+[.K149]" office:value-type="float" office:value="43.0850741729759" calcext:value-type="float">
            <text:p>43.0850741729759</text:p>
          </table:table-cell>
          <table:table-cell table:formula="of:=SUM([.F150:.F161])" office:value-type="float" office:value="613.0311209725" calcext:value-type="float">
            <text:p>613.0311209725</text:p>
          </table:table-cell>
          <table:table-cell/>
          <table:table-cell table:formula="of:=2/([.L150]+1)" office:value-type="float" office:value="0.0032571638988467" calcext:value-type="float">
            <text:p>0.003257163898847</text:p>
          </table:table-cell>
          <table:table-cell table:formula="of:=[.F161]" office:value-type="float" office:value="52.4265704363" calcext:value-type="float">
            <text:p>52.4265704363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208" calcext:value-type="float">
            <text:p>208</text:p>
          </table:table-cell>
          <table:table-cell office:value-type="float" office:value="209.25" calcext:value-type="float">
            <text:p>209.25</text:p>
          </table:table-cell>
          <table:table-cell office:value-type="float" office:value="207.07" calcext:value-type="float">
            <text:p>207.07</text:p>
          </table:table-cell>
          <table:table-cell office:value-type="float" office:value="209.07" calcext:value-type="float">
            <text:p>209.07</text:p>
          </table:table-cell>
          <table:table-cell office:value-type="float" office:value="50.6934133163" calcext:value-type="float">
            <text:p>50.6934133163</text:p>
          </table:table-cell>
          <table:table-cell office:value-type="float" office:value="25425387" calcext:value-type="float">
            <text:p>25425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1]-[.K150])*[.N151])+[.K150]" office:value-type="float" office:value="43.1150756048364" calcext:value-type="float">
            <text:p>43.1150756048364</text:p>
          </table:table-cell>
          <table:table-cell table:formula="of:=SUM([.F151:.F162])" office:value-type="float" office:value="614.9239507358" calcext:value-type="float">
            <text:p>614.9239507358</text:p>
          </table:table-cell>
          <table:table-cell/>
          <table:table-cell table:formula="of:=2/([.L151]+1)" office:value-type="float" office:value="0.00324715412935435" calcext:value-type="float">
            <text:p>0.003247154129354</text:p>
          </table:table-cell>
          <table:table-cell table:formula="of:=[.F162]" office:value-type="float" office:value="52.3243743926" calcext:value-type="float">
            <text:p>52.3243743926</text:p>
          </table:table-cell>
        </table:table-row>
        <table:table-row table:style-name="ro1">
          <table:table-cell office:value-type="string" calcext:value-type="string">
            <text:p>2018-08-07</text:p>
          </table:table-cell>
          <table:table-cell office:value-type="float" office:value="209.32" calcext:value-type="float">
            <text:p>209.32</text:p>
          </table:table-cell>
          <table:table-cell office:value-type="float" office:value="209.5" calcext:value-type="float">
            <text:p>209.5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7.11" calcext:value-type="float">
            <text:p>207.11</text:p>
          </table:table-cell>
          <table:table-cell office:value-type="float" office:value="50.2181701436" calcext:value-type="float">
            <text:p>50.2181701436</text:p>
          </table:table-cell>
          <table:table-cell office:value-type="float" office:value="25587387" calcext:value-type="float">
            <text:p>25587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2]-[.K151])*[.N152])+[.K151]" office:value-type="float" office:value="43.1449084036872" calcext:value-type="float">
            <text:p>43.1449084036872</text:p>
          </table:table-cell>
          <table:table-cell table:formula="of:=SUM([.F152:.F163])" office:value-type="float" office:value="616.5573450512" calcext:value-type="float">
            <text:p>616.5573450512</text:p>
          </table:table-cell>
          <table:table-cell/>
          <table:table-cell table:formula="of:=2/([.L152]+1)" office:value-type="float" office:value="0.00323856564257071" calcext:value-type="float">
            <text:p>0.003238565642571</text:p>
          </table:table-cell>
          <table:table-cell table:formula="of:=[.F163]" office:value-type="float" office:value="52.3268076317" calcext:value-type="float">
            <text:p>52.3268076317</text:p>
          </table:table-cell>
        </table:table-row>
        <table:table-row table:style-name="ro1">
          <table:table-cell office:value-type="string" calcext:value-type="string">
            <text:p>2018-08-08</text:p>
          </table:table-cell>
          <table:table-cell office:value-type="float" office:value="206.05" calcext:value-type="float">
            <text:p>206.05</text:p>
          </table:table-cell>
          <table:table-cell office:value-type="float" office:value="207.81" calcext:value-type="float">
            <text:p>207.81</text:p>
          </table:table-cell>
          <table:table-cell office:value-type="float" office:value="204.52" calcext:value-type="float">
            <text:p>204.52</text:p>
          </table:table-cell>
          <table:table-cell office:value-type="float" office:value="207.25" calcext:value-type="float">
            <text:p>207.25</text:p>
          </table:table-cell>
          <table:table-cell office:value-type="float" office:value="50.2521160846" calcext:value-type="float">
            <text:p>50.2521160846</text:p>
          </table:table-cell>
          <table:table-cell office:value-type="float" office:value="22525487" calcext:value-type="float">
            <text:p>22525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3]-[.K152])*[.N153])+[.K152]" office:value-type="float" office:value="43.1748837691024" calcext:value-type="float">
            <text:p>43.1748837691024</text:p>
          </table:table-cell>
          <table:table-cell table:formula="of:=SUM([.F153:.F164])" office:value-type="float" office:value="618.7730450614" calcext:value-type="float">
            <text:p>618.7730450614</text:p>
          </table:table-cell>
          <table:table-cell/>
          <table:table-cell table:formula="of:=2/([.L153]+1)" office:value-type="float" office:value="0.0032269877109642" calcext:value-type="float">
            <text:p>0.003226987710964</text:p>
          </table:table-cell>
          <table:table-cell table:formula="of:=[.F164]" office:value-type="float" office:value="52.4338701538" calcext:value-type="float">
            <text:p>52.4338701538</text:p>
          </table:table-cell>
        </table:table-row>
        <table:table-row table:style-name="ro1">
          <table:table-cell office:value-type="string" calcext:value-type="string">
            <text:p>2018-08-09</text:p>
          </table:table-cell>
          <table:table-cell office:value-type="float" office:value="207.28" calcext:value-type="float">
            <text:p>207.28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7.2" calcext:value-type="float">
            <text:p>207.2</text:p>
          </table:table-cell>
          <table:table-cell office:value-type="float" office:value="208.88" calcext:value-type="float">
            <text:p>208.88</text:p>
          </table:table-cell>
          <table:table-cell office:value-type="float" office:value="50.647343825" calcext:value-type="float">
            <text:p>50.647343825</text:p>
          </table:table-cell>
          <table:table-cell office:value-type="float" office:value="23492626" calcext:value-type="float">
            <text:p>23492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4]-[.K153])*[.N154])+[.K153]" office:value-type="float" office:value="43.2051738942547" calcext:value-type="float">
            <text:p>43.2051738942547</text:p>
          </table:table-cell>
          <table:table-cell table:formula="of:=SUM([.F154:.F165])" office:value-type="float" office:value="621.1178261527" calcext:value-type="float">
            <text:p>621.1178261527</text:p>
          </table:table-cell>
          <table:table-cell/>
          <table:table-cell table:formula="of:=2/([.L154]+1)" office:value-type="float" office:value="0.00321482509570317" calcext:value-type="float">
            <text:p>0.003214825095703</text:p>
          </table:table-cell>
          <table:table-cell table:formula="of:=[.F165]" office:value-type="float" office:value="52.5968971759" calcext:value-type="float">
            <text:p>52.5968971759</text:p>
          </table:table-cell>
        </table:table-row>
        <table:table-row table:style-name="ro1">
          <table:table-cell office:value-type="string" calcext:value-type="string">
            <text:p>2018-08-10</text:p>
          </table:table-cell>
          <table:table-cell office:value-type="float" office:value="207.36" calcext:value-type="float">
            <text:p>207.3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67" calcext:value-type="float">
            <text:p>206.67</text:p>
          </table:table-cell>
          <table:table-cell office:value-type="float" office:value="207.53" calcext:value-type="float">
            <text:p>207.53</text:p>
          </table:table-cell>
          <table:table-cell office:value-type="float" office:value="50.4970118011" calcext:value-type="float">
            <text:p>50.4970118011</text:p>
          </table:table-cell>
          <table:table-cell office:value-type="float" office:value="24611202" calcext:value-type="float">
            <text:p>24611202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5]-[.K154])*[.N155])+[.K154]" office:value-type="float" office:value="43.2366385285016" calcext:value-type="float">
            <text:p>43.2366385285016</text:p>
          </table:table-cell>
          <table:table-cell table:formula="of:=SUM([.F155:.F166])" office:value-type="float" office:value="623.5004960699" calcext:value-type="float">
            <text:p>623.5004960699</text:p>
          </table:table-cell>
          <table:table-cell/>
          <table:table-cell table:formula="of:=2/([.L155]+1)" office:value-type="float" office:value="0.00320255950569516" calcext:value-type="float">
            <text:p>0.003202559505695</text:p>
          </table:table-cell>
          <table:table-cell table:formula="of:=[.F166]" office:value-type="float" office:value="53.0300137422" calcext:value-type="float">
            <text:p>53.0300137422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207.7" calcext:value-type="float">
            <text:p>207.7</text:p>
          </table:table-cell>
          <table:table-cell office:value-type="float" office:value="210.95" calcext:value-type="float">
            <text:p>210.95</text:p>
          </table:table-cell>
          <table:table-cell office:value-type="float" office:value="207.7" calcext:value-type="float">
            <text:p>207.7</text:p>
          </table:table-cell>
          <table:table-cell office:value-type="float" office:value="208.87" calcext:value-type="float">
            <text:p>208.87</text:p>
          </table:table-cell>
          <table:table-cell office:value-type="float" office:value="50.8230658454" calcext:value-type="float">
            <text:p>50.8230658454</text:p>
          </table:table-cell>
          <table:table-cell office:value-type="float" office:value="25890880" calcext:value-type="float">
            <text:p>258908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6]-[.K155])*[.N156])+[.K155]" office:value-type="float" office:value="43.2692194000294" calcext:value-type="float">
            <text:p>43.2692194000294</text:p>
          </table:table-cell>
          <table:table-cell table:formula="of:=SUM([.F156:.F167])" office:value-type="float" office:value="626.461748099" calcext:value-type="float">
            <text:p>626.461748099</text:p>
          </table:table-cell>
          <table:table-cell/>
          <table:table-cell table:formula="of:=2/([.L156]+1)" office:value-type="float" office:value="0.00318744530014672" calcext:value-type="float">
            <text:p>0.003187445300147</text:p>
          </table:table-cell>
          <table:table-cell table:formula="of:=[.F167]" office:value-type="float" office:value="53.4582638302" calcext:value-type="float">
            <text:p>53.4582638302</text:p>
          </table:table-cell>
        </table:table-row>
        <table:table-row table:style-name="ro1">
          <table:table-cell office:value-type="string" calcext:value-type="string">
            <text:p>2018-08-14</text:p>
          </table:table-cell>
          <table:table-cell office:value-type="float" office:value="210.16" calcext:value-type="float">
            <text:p>210.16</text:p>
          </table:table-cell>
          <table:table-cell office:value-type="float" office:value="210.56" calcext:value-type="float">
            <text:p>210.56</text:p>
          </table:table-cell>
          <table:table-cell office:value-type="float" office:value="208.26" calcext:value-type="float">
            <text:p>208.26</text:p>
          </table:table-cell>
          <table:table-cell office:value-type="float" office:value="209.75" calcext:value-type="float">
            <text:p>209.75</text:p>
          </table:table-cell>
          <table:table-cell office:value-type="float" office:value="51.0371908894" calcext:value-type="float">
            <text:p>51.0371908894</text:p>
          </table:table-cell>
          <table:table-cell office:value-type="float" office:value="20748010" calcext:value-type="float">
            <text:p>20748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7]-[.K156])*[.N157])+[.K156]" office:value-type="float" office:value="43.3040497474627" calcext:value-type="float">
            <text:p>43.3040497474627</text:p>
          </table:table-cell>
          <table:table-cell table:formula="of:=SUM([.F157:.F168])" office:value-type="float" office:value="629.8950485206" calcext:value-type="float">
            <text:p>629.8950485206</text:p>
          </table:table-cell>
          <table:table-cell/>
          <table:table-cell table:formula="of:=2/([.L157]+1)" office:value-type="float" office:value="0.00317009937657594" calcext:value-type="float">
            <text:p>0.003170099376576</text:p>
          </table:table-cell>
          <table:table-cell table:formula="of:=[.F168]" office:value-type="float" office:value="54.256366267" calcext:value-type="float">
            <text:p>54.256366267</text:p>
          </table:table-cell>
        </table:table-row>
        <table:table-row table:style-name="ro1">
          <table:table-cell office:value-type="string" calcext:value-type="string">
            <text:p>2018-08-15</text:p>
          </table:table-cell>
          <table:table-cell office:value-type="float" office:value="209.22" calcext:value-type="float">
            <text:p>209.22</text:p>
          </table:table-cell>
          <table:table-cell office:value-type="float" office:value="210.74" calcext:value-type="float">
            <text:p>210.74</text:p>
          </table:table-cell>
          <table:table-cell office:value-type="float" office:value="208.33" calcext:value-type="float">
            <text:p>208.33</text:p>
          </table:table-cell>
          <table:table-cell office:value-type="float" office:value="210.24" calcext:value-type="float">
            <text:p>210.24</text:p>
          </table:table-cell>
          <table:table-cell office:value-type="float" office:value="51.1564196071" calcext:value-type="float">
            <text:p>51.1564196071</text:p>
          </table:table-cell>
          <table:table-cell office:value-type="float" office:value="28807564" calcext:value-type="float">
            <text:p>28807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8]-[.K157])*[.N158])+[.K157]" office:value-type="float" office:value="43.3401382923185" calcext:value-type="float">
            <text:p>43.3401382923185</text:p>
          </table:table-cell>
          <table:table-cell table:formula="of:=SUM([.F158:.F169])" office:value-type="float" office:value="633.6130379212" calcext:value-type="float">
            <text:p>633.6130379212</text:p>
          </table:table-cell>
          <table:table-cell/>
          <table:table-cell table:formula="of:=2/([.L158]+1)" office:value-type="float" office:value="0.00315152680529759" calcext:value-type="float">
            <text:p>0.003151526805298</text:p>
          </table:table-cell>
          <table:table-cell table:formula="of:=[.F169]" office:value-type="float" office:value="54.75518029" calcext:value-type="float">
            <text:p>54.75518029</text:p>
          </table:table-cell>
        </table:table-row>
        <table:table-row table:style-name="ro1">
          <table:table-cell office:value-type="string" calcext:value-type="string">
            <text:p>2018-08-16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3.81" calcext:value-type="float">
            <text:p>213.81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3.32" calcext:value-type="float">
            <text:p>213.32</text:p>
          </table:table-cell>
          <table:table-cell office:value-type="float" office:value="51.9058572611" calcext:value-type="float">
            <text:p>51.9058572611</text:p>
          </table:table-cell>
          <table:table-cell office:value-type="float" office:value="28500367" calcext:value-type="float">
            <text:p>28500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59]-[.K158])*[.N159])+[.K158]" office:value-type="float" office:value="43.3778554059197" calcext:value-type="float">
            <text:p>43.3778554059197</text:p>
          </table:table-cell>
          <table:table-cell table:formula="of:=SUM([.F159:.F170])" office:value-type="float" office:value="637.8444407796" calcext:value-type="float">
            <text:p>637.8444407796</text:p>
          </table:table-cell>
          <table:table-cell/>
          <table:table-cell table:formula="of:=2/([.L159]+1)" office:value-type="float" office:value="0.00313065258509465" calcext:value-type="float">
            <text:p>0.003130652585095</text:p>
          </table:table-cell>
          <table:table-cell table:formula="of:=[.F170]" office:value-type="float" office:value="55.3878224655" calcext:value-type="float">
            <text:p>55.3878224655</text:p>
          </table:table-cell>
        </table:table-row>
        <table:table-row table:style-name="ro1">
          <table:table-cell office:value-type="string" calcext:value-type="string">
            <text:p>2018-08-17</text:p>
          </table:table-cell>
          <table:table-cell office:value-type="float" office:value="213.44" calcext:value-type="float">
            <text:p>213.44</text:p>
          </table:table-cell>
          <table:table-cell office:value-type="float" office:value="217.95" calcext:value-type="float">
            <text:p>217.95</text:p>
          </table:table-cell>
          <table:table-cell office:value-type="float" office:value="213.16" calcext:value-type="float">
            <text:p>213.16</text:p>
          </table:table-cell>
          <table:table-cell office:value-type="float" office:value="217.58" calcext:value-type="float">
            <text:p>217.58</text:p>
          </table:table-cell>
          <table:table-cell office:value-type="float" office:value="52.9424171333" calcext:value-type="float">
            <text:p>52.9424171333</text:p>
          </table:table-cell>
          <table:table-cell office:value-type="float" office:value="35426997" calcext:value-type="float">
            <text:p>3542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0]-[.K159])*[.N160])+[.K159]" office:value-type="float" office:value="43.4157932021084" calcext:value-type="float">
            <text:p>43.4157932021084</text:p>
          </table:table-cell>
          <table:table-cell table:formula="of:=SUM([.F160:.F171])" office:value-type="float" office:value="641.504032441" calcext:value-type="float">
            <text:p>641.504032441</text:p>
          </table:table-cell>
          <table:table-cell/>
          <table:table-cell table:formula="of:=2/([.L160]+1)" office:value-type="float" office:value="0.00311282093032413" calcext:value-type="float">
            <text:p>0.003112820930324</text:p>
          </table:table-cell>
          <table:table-cell table:formula="of:=[.F171]" office:value-type="float" office:value="55.5654489225" calcext:value-type="float">
            <text:p>55.5654489225</text:p>
          </table:table-cell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218.1" calcext:value-type="float">
            <text:p>218.1</text:p>
          </table:table-cell>
          <table:table-cell office:value-type="float" office:value="219.18" calcext:value-type="float">
            <text:p>219.18</text:p>
          </table:table-cell>
          <table:table-cell office:value-type="float" office:value="215.11" calcext:value-type="float">
            <text:p>215.11</text:p>
          </table:table-cell>
          <table:table-cell office:value-type="float" office:value="215.46" calcext:value-type="float">
            <text:p>215.46</text:p>
          </table:table-cell>
          <table:table-cell office:value-type="float" office:value="52.4265704363" calcext:value-type="float">
            <text:p>52.4265704363</text:p>
          </table:table-cell>
          <table:table-cell office:value-type="float" office:value="30287695" calcext:value-type="float">
            <text:p>30287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1]-[.K160])*[.N161])+[.K160]" office:value-type="float" office:value="43.4523557078823" calcext:value-type="float">
            <text:p>43.4523557078823</text:p>
          </table:table-cell>
          <table:table-cell table:formula="of:=SUM([.F161:.F172])" office:value-type="float" office:value="643.7645115989" calcext:value-type="float">
            <text:p>643.7645115989</text:p>
          </table:table-cell>
          <table:table-cell/>
          <table:table-cell table:formula="of:=2/([.L161]+1)" office:value-type="float" office:value="0.00310190769501311" calcext:value-type="float">
            <text:p>0.003101907695013</text:p>
          </table:table-cell>
          <table:table-cell table:formula="of:=[.F172]" office:value-type="float" office:value="55.2028962912" calcext:value-type="float">
            <text:p>55.2028962912</text:p>
          </table:table-cell>
        </table:table-row>
        <table:table-row table:style-name="ro1">
          <table:table-cell office:value-type="string" calcext:value-type="string">
            <text:p>2018-08-21</text:p>
          </table:table-cell>
          <table:table-cell office:value-type="float" office:value="216.8" calcext:value-type="float">
            <text:p>216.8</text:p>
          </table:table-cell>
          <table:table-cell office:value-type="float" office:value="217.19" calcext:value-type="float">
            <text:p>217.19</text:p>
          </table:table-cell>
          <table:table-cell office:value-type="float" office:value="214.03" calcext:value-type="float">
            <text:p>214.03</text:p>
          </table:table-cell>
          <table:table-cell office:value-type="float" office:value="215.04" calcext:value-type="float">
            <text:p>215.04</text:p>
          </table:table-cell>
          <table:table-cell office:value-type="float" office:value="52.3243743926" calcext:value-type="float">
            <text:p>52.3243743926</text:p>
          </table:table-cell>
          <table:table-cell office:value-type="float" office:value="26159755" calcext:value-type="float">
            <text:p>26159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2]-[.K161])*[.N162])+[.K161]" office:value-type="float" office:value="43.4858627156644" calcext:value-type="float">
            <text:p>43.4858627156644</text:p>
          </table:table-cell>
          <table:table-cell table:formula="of:=SUM([.F162:.F173])" office:value-type="float" office:value="645.6235062993" calcext:value-type="float">
            <text:p>645.6235062993</text:p>
          </table:table-cell>
          <table:table-cell/>
          <table:table-cell table:formula="of:=2/([.L162]+1)" office:value-type="float" office:value="0.00309298994007537" calcext:value-type="float">
            <text:p>0.003092989940075</text:p>
          </table:table-cell>
          <table:table-cell table:formula="of:=[.F173]" office:value-type="float" office:value="54.2855651367" calcext:value-type="float">
            <text:p>54.2855651367</text:p>
          </table:table-cell>
        </table:table-row>
        <table:table-row table:style-name="ro1">
          <table:table-cell office:value-type="string" calcext:value-type="string">
            <text:p>2018-08-22</text:p>
          </table:table-cell>
          <table:table-cell office:value-type="float" office:value="214.1" calcext:value-type="float">
            <text:p>214.1</text:p>
          </table:table-cell>
          <table:table-cell office:value-type="float" office:value="216.36" calcext:value-type="float">
            <text:p>216.36</text:p>
          </table:table-cell>
          <table:table-cell office:value-type="float" office:value="213.84" calcext:value-type="float">
            <text:p>213.84</text:p>
          </table:table-cell>
          <table:table-cell office:value-type="float" office:value="215.05" calcext:value-type="float">
            <text:p>215.05</text:p>
          </table:table-cell>
          <table:table-cell office:value-type="float" office:value="52.3268076317" calcext:value-type="float">
            <text:p>52.3268076317</text:p>
          </table:table-cell>
          <table:table-cell office:value-type="float" office:value="19018131" calcext:value-type="float">
            <text:p>19018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3]-[.K162])*[.N163])+[.K162]" office:value-type="float" office:value="43.5178360919159" calcext:value-type="float">
            <text:p>43.5178360919159</text:p>
          </table:table-cell>
          <table:table-cell table:formula="of:=SUM([.F163:.F174])" office:value-type="float" office:value="647.1467139988" calcext:value-type="float">
            <text:p>647.1467139988</text:p>
          </table:table-cell>
          <table:table-cell/>
          <table:table-cell table:formula="of:=2/([.L163]+1)" office:value-type="float" office:value="0.00308572111345102" calcext:value-type="float">
            <text:p>0.003085721113451</text:p>
          </table:table-cell>
          <table:table-cell table:formula="of:=[.F174]" office:value-type="float" office:value="53.8475820921" calcext:value-type="float">
            <text:p>53.8475820921</text:p>
          </table:table-cell>
        </table:table-row>
        <table:table-row table:style-name="ro1">
          <table:table-cell office:value-type="string" calcext:value-type="string">
            <text:p>2018-08-23</text:p>
          </table:table-cell>
          <table:table-cell office:value-type="float" office:value="214.65" calcext:value-type="float">
            <text:p>214.65</text:p>
          </table:table-cell>
          <table:table-cell office:value-type="float" office:value="217.05" calcext:value-type="float">
            <text:p>217.05</text:p>
          </table:table-cell>
          <table:table-cell office:value-type="float" office:value="214.6" calcext:value-type="float">
            <text:p>214.6</text:p>
          </table:table-cell>
          <table:table-cell office:value-type="float" office:value="215.49" calcext:value-type="float">
            <text:p>215.49</text:p>
          </table:table-cell>
          <table:table-cell office:value-type="float" office:value="52.4338701538" calcext:value-type="float">
            <text:p>52.4338701538</text:p>
          </table:table-cell>
          <table:table-cell office:value-type="float" office:value="18883224" calcext:value-type="float">
            <text:p>18883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4]-[.K163])*[.N164])+[.K163]" office:value-type="float" office:value="43.5474443844341" calcext:value-type="float">
            <text:p>43.5474443844341</text:p>
          </table:table-cell>
          <table:table-cell table:formula="of:=SUM([.F164:.F175])" office:value-type="float" office:value="647.9448164356" calcext:value-type="float">
            <text:p>647.9448164356</text:p>
          </table:table-cell>
          <table:table-cell/>
          <table:table-cell table:formula="of:=2/([.L164]+1)" office:value-type="float" office:value="0.00308192615049338" calcext:value-type="float">
            <text:p>0.003081926150493</text:p>
          </table:table-cell>
          <table:table-cell table:formula="of:=[.F175]" office:value-type="float" office:value="53.1249100685" calcext:value-type="float">
            <text:p>53.1249100685</text:p>
          </table:table-cell>
        </table:table-row>
        <table:table-row table:style-name="ro1">
          <table:table-cell office:value-type="string" calcext:value-type="string">
            <text:p>2018-08-24</text:p>
          </table:table-cell>
          <table:table-cell office:value-type="float" office:value="216.6" calcext:value-type="float">
            <text:p>216.6</text:p>
          </table:table-cell>
          <table:table-cell office:value-type="float" office:value="216.9" calcext:value-type="float">
            <text:p>216.9</text:p>
          </table:table-cell>
          <table:table-cell office:value-type="float" office:value="215.11" calcext:value-type="float">
            <text:p>215.11</text:p>
          </table:table-cell>
          <table:table-cell office:value-type="float" office:value="216.16" calcext:value-type="float">
            <text:p>216.16</text:p>
          </table:table-cell>
          <table:table-cell office:value-type="float" office:value="52.5968971759" calcext:value-type="float">
            <text:p>52.5968971759</text:p>
          </table:table-cell>
          <table:table-cell office:value-type="float" office:value="18476356" calcext:value-type="float">
            <text:p>18476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5]-[.K164])*[.N165])+[.K164]" office:value-type="float" office:value="43.5809957389768" calcext:value-type="float">
            <text:p>43.5809957389768</text:p>
          </table:table-cell>
          <table:table-cell table:formula="of:=SUM([.F165:.F176])" office:value-type="float" office:value="649.9790043537" calcext:value-type="float">
            <text:p>649.9790043537</text:p>
          </table:table-cell>
          <table:table-cell/>
          <table:table-cell table:formula="of:=2/([.L165]+1)" office:value-type="float" office:value="0.0030722957063502" calcext:value-type="float">
            <text:p>0.00307229570635</text:p>
          </table:table-cell>
          <table:table-cell table:formula="of:=[.F176]" office:value-type="float" office:value="54.4680580719" calcext:value-type="float">
            <text:p>54.4680580719</text:p>
          </table:table-cell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217.15" calcext:value-type="float">
            <text:p>217.15</text:p>
          </table:table-cell>
          <table:table-cell office:value-type="float" office:value="218.74" calcext:value-type="float">
            <text:p>218.74</text:p>
          </table:table-cell>
          <table:table-cell office:value-type="float" office:value="216.33" calcext:value-type="float">
            <text:p>216.33</text:p>
          </table:table-cell>
          <table:table-cell office:value-type="float" office:value="217.94" calcext:value-type="float">
            <text:p>217.94</text:p>
          </table:table-cell>
          <table:table-cell office:value-type="float" office:value="53.0300137422" calcext:value-type="float">
            <text:p>53.0300137422</text:p>
          </table:table-cell>
          <table:table-cell office:value-type="float" office:value="20525117" calcext:value-type="float">
            <text:p>20525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6]-[.K165])*[.N166])+[.K165]" office:value-type="float" office:value="43.6123083216989" calcext:value-type="float">
            <text:p>43.6123083216989</text:p>
          </table:table-cell>
          <table:table-cell table:formula="of:=SUM([.F166:.F177])" office:value-type="float" office:value="651.1737247698" calcext:value-type="float">
            <text:p>651.1737247698</text:p>
          </table:table-cell>
          <table:table-cell/>
          <table:table-cell table:formula="of:=2/([.L166]+1)" office:value-type="float" office:value="0.0030666675519716" calcext:value-type="float">
            <text:p>0.003066667551972</text:p>
          </table:table-cell>
          <table:table-cell table:formula="of:=[.F177]" office:value-type="float" office:value="53.791617592" calcext:value-type="float">
            <text:p>53.791617592</text:p>
          </table:table-cell>
        </table:table-row>
        <table:table-row table:style-name="ro1">
          <table:table-cell office:value-type="string" calcext:value-type="string">
            <text:p>2018-08-2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20.54" calcext:value-type="float">
            <text:p>220.54</text:p>
          </table:table-cell>
          <table:table-cell office:value-type="float" office:value="218.92" calcext:value-type="float">
            <text:p>218.92</text:p>
          </table:table-cell>
          <table:table-cell office:value-type="float" office:value="219.7" calcext:value-type="float">
            <text:p>219.7</text:p>
          </table:table-cell>
          <table:table-cell office:value-type="float" office:value="53.4582638302" calcext:value-type="float">
            <text:p>53.4582638302</text:p>
          </table:table-cell>
          <table:table-cell office:value-type="float" office:value="22776766" calcext:value-type="float">
            <text:p>22776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7]-[.K166])*[.N167])+[.K166]" office:value-type="float" office:value="43.6473986626717" calcext:value-type="float">
            <text:p>43.6473986626717</text:p>
          </table:table-cell>
          <table:table-cell table:formula="of:=SUM([.F167:.F178])" office:value-type="float" office:value="653.2346783185" calcext:value-type="float">
            <text:p>653.2346783185</text:p>
          </table:table-cell>
          <table:table-cell/>
          <table:table-cell table:formula="of:=2/([.L167]+1)" office:value-type="float" office:value="0.00305700701335545" calcext:value-type="float">
            <text:p>0.003057007013355</text:p>
          </table:table-cell>
          <table:table-cell table:formula="of:=[.F178]" office:value-type="float" office:value="55.0909672909" calcext:value-type="float">
            <text:p>55.0909672909</text:p>
          </table:table-cell>
        </table:table-row>
        <table:table-row table:style-name="ro1">
          <table:table-cell office:value-type="string" calcext:value-type="string">
            <text:p>2018-08-29</text:p>
          </table:table-cell>
          <table:table-cell office:value-type="float" office:value="220.15" calcext:value-type="float">
            <text:p>220.15</text:p>
          </table:table-cell>
          <table:table-cell office:value-type="float" office:value="223.49" calcext:value-type="float">
            <text:p>223.49</text:p>
          </table:table-cell>
          <table:table-cell office:value-type="float" office:value="219.41" calcext:value-type="float">
            <text:p>219.41</text:p>
          </table:table-cell>
          <table:table-cell office:value-type="float" office:value="222.98" calcext:value-type="float">
            <text:p>222.98</text:p>
          </table:table-cell>
          <table:table-cell office:value-type="float" office:value="54.256366267" calcext:value-type="float">
            <text:p>54.256366267</text:p>
          </table:table-cell>
          <table:table-cell office:value-type="float" office:value="27254804" calcext:value-type="float">
            <text:p>27254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8]-[.K167])*[.N168])+[.K167]" office:value-type="float" office:value="43.680419212395" calcext:value-type="float">
            <text:p>43.680419212395</text:p>
          </table:table-cell>
          <table:table-cell table:formula="of:=SUM([.F168:.F179])" office:value-type="float" office:value="654.2420393211" calcext:value-type="float">
            <text:p>654.2420393211</text:p>
          </table:table-cell>
          <table:table-cell/>
          <table:table-cell table:formula="of:=2/([.L168]+1)" office:value-type="float" office:value="0.00305230720860373" calcext:value-type="float">
            <text:p>0.003052307208604</text:p>
          </table:table-cell>
          <table:table-cell table:formula="of:=[.F179]" office:value-type="float" office:value="54.4656248328" calcext:value-type="float">
            <text:p>54.4656248328</text:p>
          </table:table-cell>
        </table:table-row>
        <table:table-row table:style-name="ro1">
          <table:table-cell office:value-type="string" calcext:value-type="string">
            <text:p>2018-08-30</text:p>
          </table:table-cell>
          <table:table-cell office:value-type="float" office:value="223.25" calcext:value-type="float">
            <text:p>223.25</text:p>
          </table:table-cell>
          <table:table-cell office:value-type="float" office:value="228.26" calcext:value-type="float">
            <text:p>228.26</text:p>
          </table:table-cell>
          <table:table-cell office:value-type="float" office:value="222.4" calcext:value-type="float">
            <text:p>222.4</text:p>
          </table:table-cell>
          <table:table-cell office:value-type="float" office:value="225.03" calcext:value-type="float">
            <text:p>225.03</text:p>
          </table:table-cell>
          <table:table-cell office:value-type="float" office:value="54.75518029" calcext:value-type="float">
            <text:p>54.75518029</text:p>
          </table:table-cell>
          <table:table-cell office:value-type="float" office:value="48793824" calcext:value-type="float">
            <text:p>48793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69]-[.K168])*[.N169])+[.K168]" office:value-type="float" office:value="43.7089665505429" calcext:value-type="float">
            <text:p>43.7089665505429</text:p>
          </table:table-cell>
          <table:table-cell table:formula="of:=SUM([.F169:.F180])" office:value-type="float" office:value="653.0010873615" calcext:value-type="float">
            <text:p>653.0010873615</text:p>
          </table:table-cell>
          <table:table-cell/>
          <table:table-cell table:formula="of:=2/([.L169]+1)" office:value-type="float" office:value="0.00305809889104129" calcext:value-type="float">
            <text:p>0.003058098891041</text:p>
          </table:table-cell>
          <table:table-cell table:formula="of:=[.F180]" office:value-type="float" office:value="53.0154143074" calcext:value-type="float">
            <text:p>53.0154143074</text:p>
          </table:table-cell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226.51" calcext:value-type="float">
            <text:p>226.51</text:p>
          </table:table-cell>
          <table:table-cell office:value-type="float" office:value="228.87" calcext:value-type="float">
            <text:p>228.87</text:p>
          </table:table-cell>
          <table:table-cell office:value-type="float" office:value="226" calcext:value-type="float">
            <text:p>226</text:p>
          </table:table-cell>
          <table:table-cell office:value-type="float" office:value="227.63" calcext:value-type="float">
            <text:p>227.63</text:p>
          </table:table-cell>
          <table:table-cell office:value-type="float" office:value="55.3878224655" calcext:value-type="float">
            <text:p>55.3878224655</text:p>
          </table:table-cell>
          <table:table-cell office:value-type="float" office:value="43340134" calcext:value-type="float">
            <text:p>43340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0]-[.K169])*[.N170])+[.K169]" office:value-type="float" office:value="43.7377672248653" calcext:value-type="float">
            <text:p>43.7377672248653</text:p>
          </table:table-cell>
          <table:table-cell table:formula="of:=SUM([.F170:.F181])" office:value-type="float" office:value="651.3489179878" calcext:value-type="float">
            <text:p>651.3489179878</text:p>
          </table:table-cell>
          <table:table-cell/>
          <table:table-cell table:formula="of:=2/([.L170]+1)" office:value-type="float" office:value="0.00306584397529023" calcext:value-type="float">
            <text:p>0.00306584397529</text:p>
          </table:table-cell>
          <table:table-cell table:formula="of:=[.F181]" office:value-type="float" office:value="53.1030109163" calcext:value-type="float">
            <text:p>53.1030109163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float" office:value="228.41" calcext:value-type="float">
            <text:p>228.41</text:p>
          </table:table-cell>
          <table:table-cell office:value-type="float" office:value="229.18" calcext:value-type="float">
            <text:p>229.18</text:p>
          </table:table-cell>
          <table:table-cell office:value-type="float" office:value="226.63" calcext:value-type="float">
            <text:p>226.63</text:p>
          </table:table-cell>
          <table:table-cell office:value-type="float" office:value="228.36" calcext:value-type="float">
            <text:p>228.36</text:p>
          </table:table-cell>
          <table:table-cell office:value-type="float" office:value="55.5654489225" calcext:value-type="float">
            <text:p>55.5654489225</text:p>
          </table:table-cell>
          <table:table-cell office:value-type="float" office:value="27390132" calcext:value-type="float">
            <text:p>27390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1]-[.K170])*[.N171])+[.K170]" office:value-type="float" office:value="43.766676430827" calcext:value-type="float">
            <text:p>43.766676430827</text:p>
          </table:table-cell>
          <table:table-cell table:formula="of:=SUM([.F171:.F182])" office:value-type="float" office:value="649.0957385474" calcext:value-type="float">
            <text:p>649.0957385474</text:p>
          </table:table-cell>
          <table:table-cell/>
          <table:table-cell table:formula="of:=2/([.L171]+1)" office:value-type="float" office:value="0.00307646994344076" calcext:value-type="float">
            <text:p>0.003076469943441</text:p>
          </table:table-cell>
          <table:table-cell table:formula="of:=[.F182]" office:value-type="float" office:value="53.1346430251" calcext:value-type="float">
            <text:p>53.1346430251</text:p>
          </table:table-cell>
        </table:table-row>
        <table:table-row table:style-name="ro1">
          <table:table-cell office:value-type="string" calcext:value-type="string">
            <text:p>2018-09-05</text:p>
          </table:table-cell>
          <table:table-cell office:value-type="float" office:value="228.99" calcext:value-type="float">
            <text:p>228.99</text:p>
          </table:table-cell>
          <table:table-cell office:value-type="float" office:value="229.67" calcext:value-type="float">
            <text:p>229.67</text:p>
          </table:table-cell>
          <table:table-cell office:value-type="float" office:value="225.1" calcext:value-type="float">
            <text:p>225.1</text:p>
          </table:table-cell>
          <table:table-cell office:value-type="float" office:value="226.87" calcext:value-type="float">
            <text:p>226.87</text:p>
          </table:table-cell>
          <table:table-cell office:value-type="float" office:value="55.2028962912" calcext:value-type="float">
            <text:p>55.2028962912</text:p>
          </table:table-cell>
          <table:table-cell office:value-type="float" office:value="33332960" calcext:value-type="float">
            <text:p>33332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2]-[.K171])*[.N172])+[.K171]" office:value-type="float" office:value="43.7968333633373" calcext:value-type="float">
            <text:p>43.7968333633373</text:p>
          </table:table-cell>
          <table:table-cell table:formula="of:=SUM([.F172:.F183])" office:value-type="float" office:value="647.0688503467" calcext:value-type="float">
            <text:p>647.0688503467</text:p>
          </table:table-cell>
          <table:table-cell/>
          <table:table-cell table:formula="of:=2/([.L172]+1)" office:value-type="float" office:value="0.00308609185417576" calcext:value-type="float">
            <text:p>0.003086091854176</text:p>
          </table:table-cell>
          <table:table-cell table:formula="of:=[.F183]" office:value-type="float" office:value="53.5385607218" calcext:value-type="float">
            <text:p>53.5385607218</text:p>
          </table:table-cell>
        </table:table-row>
        <table:table-row table:style-name="ro1">
          <table:table-cell office:value-type="string" calcext:value-type="string">
            <text:p>2018-09-06</text:p>
          </table:table-cell>
          <table:table-cell office:value-type="float" office:value="226.23" calcext:value-type="float">
            <text:p>226.23</text:p>
          </table:table-cell>
          <table:table-cell office:value-type="float" office:value="227.35" calcext:value-type="float">
            <text:p>227.35</text:p>
          </table:table-cell>
          <table:table-cell office:value-type="float" office:value="221.3" calcext:value-type="float">
            <text:p>221.3</text:p>
          </table:table-cell>
          <table:table-cell office:value-type="float" office:value="223.1" calcext:value-type="float">
            <text:p>223.1</text:p>
          </table:table-cell>
          <table:table-cell office:value-type="float" office:value="54.2855651367" calcext:value-type="float">
            <text:p>54.2855651367</text:p>
          </table:table-cell>
          <table:table-cell office:value-type="float" office:value="34289976" calcext:value-type="float">
            <text:p>34289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3]-[.K172])*[.N173])+[.K172]" office:value-type="float" office:value="43.8252156942204" calcext:value-type="float">
            <text:p>43.8252156942204</text:p>
          </table:table-cell>
          <table:table-cell table:formula="of:=SUM([.F173:.F184])" office:value-type="float" office:value="644.8278371019" calcext:value-type="float">
            <text:p>644.8278371019</text:p>
          </table:table-cell>
          <table:table-cell/>
          <table:table-cell table:formula="of:=2/([.L173]+1)" office:value-type="float" office:value="0.00309680054823099" calcext:value-type="float">
            <text:p>0.003096800548231</text:p>
          </table:table-cell>
          <table:table-cell table:formula="of:=[.F184]" office:value-type="float" office:value="52.9618830464" calcext:value-type="float">
            <text:p>52.9618830464</text:p>
          </table:table-cell>
        </table:table-row>
        <table:table-row table:style-name="ro1">
          <table:table-cell office:value-type="string" calcext:value-type="string">
            <text:p>2018-09-07</text:p>
          </table:table-cell>
          <table:table-cell office:value-type="float" office:value="221.85" calcext:value-type="float">
            <text:p>221.85</text:p>
          </table:table-cell>
          <table:table-cell office:value-type="float" office:value="225.37" calcext:value-type="float">
            <text:p>225.37</text:p>
          </table:table-cell>
          <table:table-cell office:value-type="float" office:value="220.71" calcext:value-type="float">
            <text:p>220.71</text:p>
          </table:table-cell>
          <table:table-cell office:value-type="float" office:value="221.3" calcext:value-type="float">
            <text:p>221.3</text:p>
          </table:table-cell>
          <table:table-cell office:value-type="float" office:value="53.8475820921" calcext:value-type="float">
            <text:p>53.8475820921</text:p>
          </table:table-cell>
          <table:table-cell office:value-type="float" office:value="37619810" calcext:value-type="float">
            <text:p>37619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4]-[.K173])*[.N174])+[.K173]" office:value-type="float" office:value="43.8558953671023" calcext:value-type="float">
            <text:p>43.8558953671023</text:p>
          </table:table-cell>
          <table:table-cell table:formula="of:=SUM([.F174:.F185])" office:value-type="float" office:value="644.2657588613" calcext:value-type="float">
            <text:p>644.2657588613</text:p>
          </table:table-cell>
          <table:table-cell/>
          <table:table-cell table:formula="of:=2/([.L174]+1)" office:value-type="float" office:value="0.00309949810994062" calcext:value-type="float">
            <text:p>0.003099498109941</text:p>
          </table:table-cell>
          <table:table-cell table:formula="of:=[.F185]" office:value-type="float" office:value="53.7234868961" calcext:value-type="float">
            <text:p>53.7234868961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220.95" calcext:value-type="float">
            <text:p>220.95</text:p>
          </table:table-cell>
          <table:table-cell office:value-type="float" office:value="221.85" calcext:value-type="float">
            <text:p>221.85</text:p>
          </table:table-cell>
          <table:table-cell office:value-type="float" office:value="216.47" calcext:value-type="float">
            <text:p>216.47</text:p>
          </table:table-cell>
          <table:table-cell office:value-type="float" office:value="218.33" calcext:value-type="float">
            <text:p>218.33</text:p>
          </table:table-cell>
          <table:table-cell office:value-type="float" office:value="53.1249100685" calcext:value-type="float">
            <text:p>53.1249100685</text:p>
          </table:table-cell>
          <table:table-cell office:value-type="float" office:value="39516453" calcext:value-type="float">
            <text:p>39516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5]-[.K174])*[.N175])+[.K174]" office:value-type="float" office:value="43.8875251878954" calcext:value-type="float">
            <text:p>43.8875251878954</text:p>
          </table:table-cell>
          <table:table-cell table:formula="of:=SUM([.F175:.F186])" office:value-type="float" office:value="644.4823171445" calcext:value-type="float">
            <text:p>644.4823171445</text:p>
          </table:table-cell>
          <table:table-cell/>
          <table:table-cell table:formula="of:=2/([.L175]+1)" office:value-type="float" office:value="0.0030984582332908" calcext:value-type="float">
            <text:p>0.003098458233291</text:p>
          </table:table-cell>
          <table:table-cell table:formula="of:=[.F186]" office:value-type="float" office:value="54.0641403753" calcext:value-type="float">
            <text:p>54.0641403753</text:p>
          </table:table-cell>
        </table:table-row>
        <table:table-row table:style-name="ro1">
          <table:table-cell office:value-type="string" calcext:value-type="string">
            <text:p>2018-09-11</text:p>
          </table:table-cell>
          <table:table-cell office:value-type="float" office:value="218.01" calcext:value-type="float">
            <text:p>218.01</text:p>
          </table:table-cell>
          <table:table-cell office:value-type="float" office:value="224.3" calcext:value-type="float">
            <text:p>224.3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3.85" calcext:value-type="float">
            <text:p>223.85</text:p>
          </table:table-cell>
          <table:table-cell office:value-type="float" office:value="54.4680580719" calcext:value-type="float">
            <text:p>54.4680580719</text:p>
          </table:table-cell>
          <table:table-cell office:value-type="float" office:value="35749049" calcext:value-type="float">
            <text:p>35749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6]-[.K175])*[.N176])+[.K175]" office:value-type="float" office:value="43.9176987782709" calcext:value-type="float">
            <text:p>43.9176987782709</text:p>
          </table:table-cell>
          <table:table-cell table:formula="of:=SUM([.F176:.F187])" office:value-type="float" office:value="644.9908641241" calcext:value-type="float">
            <text:p>644.9908641241</text:p>
          </table:table-cell>
          <table:table-cell/>
          <table:table-cell table:formula="of:=2/([.L176]+1)" office:value-type="float" office:value="0.00309601901678873" calcext:value-type="float">
            <text:p>0.003096019016789</text:p>
          </table:table-cell>
          <table:table-cell table:formula="of:=[.F187]" office:value-type="float" office:value="53.6334570481" calcext:value-type="float">
            <text:p>53.6334570481</text:p>
          </table:table-cell>
        </table:table-row>
        <table:table-row table:style-name="ro1">
          <table:table-cell office:value-type="string" calcext:value-type="string">
            <text:p>2018-09-12</text:p>
          </table:table-cell>
          <table:table-cell office:value-type="float" office:value="224.94" calcext:value-type="float">
            <text:p>224.94</text:p>
          </table:table-cell>
          <table:table-cell office:value-type="float" office:value="225" calcext:value-type="float">
            <text:p>225</text:p>
          </table:table-cell>
          <table:table-cell office:value-type="float" office:value="219.84" calcext:value-type="float">
            <text:p>219.84</text:p>
          </table:table-cell>
          <table:table-cell office:value-type="float" office:value="221.07" calcext:value-type="float">
            <text:p>221.07</text:p>
          </table:table-cell>
          <table:table-cell office:value-type="float" office:value="53.791617592" calcext:value-type="float">
            <text:p>53.791617592</text:p>
          </table:table-cell>
          <table:table-cell office:value-type="float" office:value="49278740" calcext:value-type="float">
            <text:p>49278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7]-[.K176])*[.N177])+[.K176]" office:value-type="float" office:value="43.9511776888203" calcext:value-type="float">
            <text:p>43.9511776888203</text:p>
          </table:table-cell>
          <table:table-cell table:formula="of:=SUM([.F177:.F188])" office:value-type="float" office:value="645.2585204291" calcext:value-type="float">
            <text:p>645.2585204291</text:p>
          </table:table-cell>
          <table:table-cell/>
          <table:table-cell table:formula="of:=2/([.L177]+1)" office:value-type="float" office:value="0.00309473676056456" calcext:value-type="float">
            <text:p>0.003094736760565</text:p>
          </table:table-cell>
          <table:table-cell table:formula="of:=[.F188]" office:value-type="float" office:value="54.7357143769" calcext:value-type="float">
            <text:p>54.7357143769</text:p>
          </table:table-cell>
        </table:table-row>
        <table:table-row table:style-name="ro1">
          <table:table-cell office:value-type="string" calcext:value-type="string">
            <text:p>2018-09-13</text:p>
          </table:table-cell>
          <table:table-cell office:value-type="float" office:value="223.52" calcext:value-type="float">
            <text:p>223.52</text:p>
          </table:table-cell>
          <table:table-cell office:value-type="float" office:value="228.35" calcext:value-type="float">
            <text:p>228.35</text:p>
          </table:table-cell>
          <table:table-cell office:value-type="float" office:value="222.57" calcext:value-type="float">
            <text:p>222.57</text:p>
          </table:table-cell>
          <table:table-cell office:value-type="float" office:value="226.41" calcext:value-type="float">
            <text:p>226.41</text:p>
          </table:table-cell>
          <table:table-cell office:value-type="float" office:value="55.0909672909" calcext:value-type="float">
            <text:p>55.0909672909</text:p>
          </table:table-cell>
          <table:table-cell office:value-type="float" office:value="41706377" calcext:value-type="float">
            <text:p>41706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8]-[.K177])*[.N178])+[.K177]" office:value-type="float" office:value="43.9850882542095" calcext:value-type="float">
            <text:p>43.9850882542095</text:p>
          </table:table-cell>
          <table:table-cell table:formula="of:=SUM([.F178:.F189])" office:value-type="float" office:value="646.3948431058" calcext:value-type="float">
            <text:p>646.3948431058</text:p>
          </table:table-cell>
          <table:table-cell/>
          <table:table-cell table:formula="of:=2/([.L178]+1)" office:value-type="float" office:value="0.00308930480571213" calcext:value-type="float">
            <text:p>0.003089304805712</text:p>
          </table:table-cell>
          <table:table-cell table:formula="of:=[.F189]" office:value-type="float" office:value="54.9279402687" calcext:value-type="float">
            <text:p>54.9279402687</text:p>
          </table:table-cell>
        </table:table-row>
        <table:table-row table:style-name="ro1">
          <table:table-cell office:value-type="string" calcext:value-type="string">
            <text:p>2018-09-14</text:p>
          </table:table-cell>
          <table:table-cell office:value-type="float" office:value="225.75" calcext:value-type="float">
            <text:p>225.75</text:p>
          </table:table-cell>
          <table:table-cell office:value-type="float" office:value="226.84" calcext:value-type="float">
            <text:p>226.84</text:p>
          </table:table-cell>
          <table:table-cell office:value-type="float" office:value="222.52" calcext:value-type="float">
            <text:p>222.52</text:p>
          </table:table-cell>
          <table:table-cell office:value-type="float" office:value="223.84" calcext:value-type="float">
            <text:p>223.84</text:p>
          </table:table-cell>
          <table:table-cell office:value-type="float" office:value="54.4656248328" calcext:value-type="float">
            <text:p>54.4656248328</text:p>
          </table:table-cell>
          <table:table-cell office:value-type="float" office:value="31999289" calcext:value-type="float">
            <text:p>3199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79]-[.K178])*[.N179])+[.K178]" office:value-type="float" office:value="44.0200254846545" calcext:value-type="float">
            <text:p>44.0200254846545</text:p>
          </table:table-cell>
          <table:table-cell table:formula="of:=SUM([.F179:.F190])" office:value-type="float" office:value="646.6016684324" calcext:value-type="float">
            <text:p>646.6016684324</text:p>
          </table:table-cell>
          <table:table-cell/>
          <table:table-cell table:formula="of:=2/([.L179]+1)" office:value-type="float" office:value="0.00308831817070708" calcext:value-type="float">
            <text:p>0.003088318170707</text:p>
          </table:table-cell>
          <table:table-cell table:formula="of:=[.F190]" office:value-type="float" office:value="55.2977926175" calcext:value-type="float">
            <text:p>55.2977926175</text:p>
          </table:table-cell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222.15" calcext:value-type="float">
            <text:p>222.15</text:p>
          </table:table-cell>
          <table:table-cell office:value-type="float" office:value="222.95" calcext:value-type="float">
            <text:p>222.95</text:p>
          </table:table-cell>
          <table:table-cell office:value-type="float" office:value="217.27" calcext:value-type="float">
            <text:p>217.27</text:p>
          </table:table-cell>
          <table:table-cell office:value-type="float" office:value="217.88" calcext:value-type="float">
            <text:p>217.88</text:p>
          </table:table-cell>
          <table:table-cell office:value-type="float" office:value="53.0154143074" calcext:value-type="float">
            <text:p>53.0154143074</text:p>
          </table:table-cell>
          <table:table-cell office:value-type="float" office:value="37195133" calcext:value-type="float">
            <text:p>37195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0]-[.K179])*[.N180])+[.K179]" office:value-type="float" office:value="44.0562986289506" calcext:value-type="float">
            <text:p>44.0562986289506</text:p>
          </table:table-cell>
          <table:table-cell table:formula="of:=SUM([.F180:.F191])" office:value-type="float" office:value="647.9253505227" calcext:value-type="float">
            <text:p>647.9253505227</text:p>
          </table:table-cell>
          <table:table-cell/>
          <table:table-cell table:formula="of:=2/([.L180]+1)" office:value-type="float" office:value="0.00308201859950305" calcext:value-type="float">
            <text:p>0.003082018599503</text:p>
          </table:table-cell>
          <table:table-cell table:formula="of:=[.F191]" office:value-type="float" office:value="55.7893069231" calcext:value-type="float">
            <text:p>55.7893069231</text:p>
          </table:table-cell>
        </table:table-row>
        <table:table-row table:style-name="ro1">
          <table:table-cell office:value-type="string" calcext:value-type="string">
            <text:p>2018-09-18</text:p>
          </table:table-cell>
          <table:table-cell office:value-type="float" office:value="217.79" calcext:value-type="float">
            <text:p>217.79</text:p>
          </table:table-cell>
          <table:table-cell office:value-type="float" office:value="221.85" calcext:value-type="float">
            <text:p>221.85</text:p>
          </table:table-cell>
          <table:table-cell office:value-type="float" office:value="217.12" calcext:value-type="float">
            <text:p>217.12</text:p>
          </table:table-cell>
          <table:table-cell office:value-type="float" office:value="218.24" calcext:value-type="float">
            <text:p>218.24</text:p>
          </table:table-cell>
          <table:table-cell office:value-type="float" office:value="53.1030109163" calcext:value-type="float">
            <text:p>53.1030109163</text:p>
          </table:table-cell>
          <table:table-cell office:value-type="float" office:value="31571712" calcext:value-type="float">
            <text:p>31571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1]-[.K180])*[.N181])+[.K180]" office:value-type="float" office:value="44.0943498194873" calcext:value-type="float">
            <text:p>44.0943498194873</text:p>
          </table:table-cell>
          <table:table-cell table:formula="of:=SUM([.F181:.F192])" office:value-type="float" office:value="651.3781168575" calcext:value-type="float">
            <text:p>651.3781168575</text:p>
          </table:table-cell>
          <table:table-cell/>
          <table:table-cell table:formula="of:=2/([.L181]+1)" office:value-type="float" office:value="0.00306570675551471" calcext:value-type="float">
            <text:p>0.003065706755515</text:p>
          </table:table-cell>
          <table:table-cell table:formula="of:=[.F192]" office:value-type="float" office:value="56.4681806422" calcext:value-type="float">
            <text:p>56.4681806422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float" office:value="218.5" calcext:value-type="float">
            <text:p>218.5</text:p>
          </table:table-cell>
          <table:table-cell office:value-type="float" office:value="219.62" calcext:value-type="float">
            <text:p>219.62</text:p>
          </table:table-cell>
          <table:table-cell office:value-type="float" office:value="215.3" calcext:value-type="float">
            <text:p>215.3</text:p>
          </table:table-cell>
          <table:table-cell office:value-type="float" office:value="218.37" calcext:value-type="float">
            <text:p>218.37</text:p>
          </table:table-cell>
          <table:table-cell office:value-type="float" office:value="53.1346430251" calcext:value-type="float">
            <text:p>53.1346430251</text:p>
          </table:table-cell>
          <table:table-cell office:value-type="float" office:value="27123833" calcext:value-type="float">
            <text:p>27123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2]-[.K181])*[.N182])+[.K181]" office:value-type="float" office:value="44.1291144170559" calcext:value-type="float">
            <text:p>44.1291144170559</text:p>
          </table:table-cell>
          <table:table-cell table:formula="of:=SUM([.F182:.F193])" office:value-type="float" office:value="653.7505250157" calcext:value-type="float">
            <text:p>653.7505250157</text:p>
          </table:table-cell>
          <table:table-cell/>
          <table:table-cell table:formula="of:=2/([.L182]+1)" office:value-type="float" office:value="0.00305459854339489" calcext:value-type="float">
            <text:p>0.003054598543395</text:p>
          </table:table-cell>
          <table:table-cell table:formula="of:=[.F193]" office:value-type="float" office:value="55.4754190745" calcext:value-type="float">
            <text:p>55.4754190745</text:p>
          </table:table-cell>
        </table:table-row>
        <table:table-row table:style-name="ro1">
          <table:table-cell office:value-type="string" calcext:value-type="string">
            <text:p>2018-09-20</text:p>
          </table:table-cell>
          <table:table-cell office:value-type="float" office:value="220.24" calcext:value-type="float">
            <text:p>220.24</text:p>
          </table:table-cell>
          <table:table-cell office:value-type="float" office:value="222.28" calcext:value-type="float">
            <text:p>222.28</text:p>
          </table:table-cell>
          <table:table-cell office:value-type="float" office:value="219.15" calcext:value-type="float">
            <text:p>219.15</text:p>
          </table:table-cell>
          <table:table-cell office:value-type="float" office:value="220.03" calcext:value-type="float">
            <text:p>220.03</text:p>
          </table:table-cell>
          <table:table-cell office:value-type="float" office:value="53.5385607218" calcext:value-type="float">
            <text:p>53.5385607218</text:p>
          </table:table-cell>
          <table:table-cell office:value-type="float" office:value="26608794" calcext:value-type="float">
            <text:p>26608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3]-[.K182])*[.N183])+[.K182]" office:value-type="float" office:value="44.1609527267423" calcext:value-type="float">
            <text:p>44.1609527267423</text:p>
          </table:table-cell>
          <table:table-cell table:formula="of:=SUM([.F183:.F194])" office:value-type="float" office:value="655.1910025845" calcext:value-type="float">
            <text:p>655.1910025845</text:p>
          </table:table-cell>
          <table:table-cell/>
          <table:table-cell table:formula="of:=2/([.L183]+1)" office:value-type="float" office:value="0.00304789305571506" calcext:value-type="float">
            <text:p>0.003047893055715</text:p>
          </table:table-cell>
          <table:table-cell table:formula="of:=[.F194]" office:value-type="float" office:value="54.5751205939" calcext:value-type="float">
            <text:p>54.5751205939</text:p>
          </table:table-cell>
        </table:table-row>
        <table:table-row table:style-name="ro1">
          <table:table-cell office:value-type="string" calcext:value-type="string">
            <text:p>2018-09-21</text:p>
          </table:table-cell>
          <table:table-cell office:value-type="float" office:value="220.78" calcext:value-type="float">
            <text:p>220.78</text:p>
          </table:table-cell>
          <table:table-cell office:value-type="float" office:value="221.36" calcext:value-type="float">
            <text:p>221.36</text:p>
          </table:table-cell>
          <table:table-cell office:value-type="float" office:value="217.29" calcext:value-type="float">
            <text:p>217.29</text:p>
          </table:table-cell>
          <table:table-cell office:value-type="float" office:value="217.66" calcext:value-type="float">
            <text:p>217.66</text:p>
          </table:table-cell>
          <table:table-cell office:value-type="float" office:value="52.9618830464" calcext:value-type="float">
            <text:p>52.9618830464</text:p>
          </table:table-cell>
          <table:table-cell office:value-type="float" office:value="96246748" calcext:value-type="float">
            <text:p>96246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4]-[.K183])*[.N184])+[.K183]" office:value-type="float" office:value="44.1922649265393" calcext:value-type="float">
            <text:p>44.1922649265393</text:p>
          </table:table-cell>
          <table:table-cell table:formula="of:=SUM([.F184:.F195])" office:value-type="float" office:value="656.1010340215" calcext:value-type="float">
            <text:p>656.1010340215</text:p>
          </table:table-cell>
          <table:table-cell/>
          <table:table-cell table:formula="of:=2/([.L184]+1)" office:value-type="float" office:value="0.0030436719719643" calcext:value-type="float">
            <text:p>0.003043671971964</text:p>
          </table:table-cell>
          <table:table-cell table:formula="of:=[.F195]" office:value-type="float" office:value="54.4485921588" calcext:value-type="float">
            <text:p>54.4485921588</text:p>
          </table:table-cell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216.82" calcext:value-type="float">
            <text:p>216.82</text:p>
          </table:table-cell>
          <table:table-cell office:value-type="float" office:value="221.26" calcext:value-type="float">
            <text:p>221.26</text:p>
          </table:table-cell>
          <table:table-cell office:value-type="float" office:value="216.63" calcext:value-type="float">
            <text:p>216.63</text:p>
          </table:table-cell>
          <table:table-cell office:value-type="float" office:value="220.79" calcext:value-type="float">
            <text:p>220.79</text:p>
          </table:table-cell>
          <table:table-cell office:value-type="float" office:value="53.7234868961" calcext:value-type="float">
            <text:p>53.7234868961</text:p>
          </table:table-cell>
          <table:table-cell office:value-type="float" office:value="27693358" calcext:value-type="float">
            <text:p>27693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5]-[.K184])*[.N185])+[.K184]" office:value-type="float" office:value="44.2256637713735" calcext:value-type="float">
            <text:p>44.2256637713735</text:p>
          </table:table-cell>
          <table:table-cell table:formula="of:=SUM([.F185:.F196])" office:value-type="float" office:value="658.3420472663" calcext:value-type="float">
            <text:p>658.3420472663</text:p>
          </table:table-cell>
          <table:table-cell/>
          <table:table-cell table:formula="of:=2/([.L185]+1)" office:value-type="float" office:value="0.00303332694811776" calcext:value-type="float">
            <text:p>0.003033326948118</text:p>
          </table:table-cell>
          <table:table-cell table:formula="of:=[.F196]" office:value-type="float" office:value="55.2028962912" calcext:value-type="float">
            <text:p>55.2028962912</text:p>
          </table:table-cell>
        </table:table-row>
        <table:table-row table:style-name="ro1">
          <table:table-cell office:value-type="string" calcext:value-type="string">
            <text:p>2018-09-25</text:p>
          </table:table-cell>
          <table:table-cell office:value-type="float" office:value="219.75" calcext:value-type="float">
            <text:p>219.75</text:p>
          </table:table-cell>
          <table:table-cell office:value-type="float" office:value="222.82" calcext:value-type="float">
            <text:p>222.82</text:p>
          </table:table-cell>
          <table:table-cell office:value-type="float" office:value="219.7" calcext:value-type="float">
            <text:p>219.7</text:p>
          </table:table-cell>
          <table:table-cell office:value-type="float" office:value="222.19" calcext:value-type="float">
            <text:p>222.19</text:p>
          </table:table-cell>
          <table:table-cell office:value-type="float" office:value="54.0641403753" calcext:value-type="float">
            <text:p>54.0641403753</text:p>
          </table:table-cell>
          <table:table-cell office:value-type="float" office:value="24554379" calcext:value-type="float">
            <text:p>24554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6]-[.K185])*[.N186])+[.K185]" office:value-type="float" office:value="44.2512458983697" calcext:value-type="float">
            <text:p>44.2512458983697</text:p>
          </table:table-cell>
          <table:table-cell table:formula="of:=SUM([.F186:.F197])" office:value-type="float" office:value="657.2641223288" calcext:value-type="float">
            <text:p>657.2641223288</text:p>
          </table:table-cell>
          <table:table-cell/>
          <table:table-cell table:formula="of:=2/([.L186]+1)" office:value-type="float" office:value="0.00303829410134707" calcext:value-type="float">
            <text:p>0.003038294101347</text:p>
          </table:table-cell>
          <table:table-cell table:formula="of:=[.F197]" office:value-type="float" office:value="52.6455619586" calcext:value-type="float">
            <text:p>52.6455619586</text:p>
          </table:table-cell>
        </table:table-row>
        <table:table-row table:style-name="ro1">
          <table:table-cell office:value-type="string" calcext:value-type="string">
            <text:p>2018-09-26</text:p>
          </table:table-cell>
          <table:table-cell office:value-type="float" office:value="221" calcext:value-type="float">
            <text:p>221</text:p>
          </table:table-cell>
          <table:table-cell office:value-type="float" office:value="223.75" calcext:value-type="float">
            <text:p>223.75</text:p>
          </table:table-cell>
          <table:table-cell office:value-type="float" office:value="219.76" calcext:value-type="float">
            <text:p>219.76</text:p>
          </table:table-cell>
          <table:table-cell office:value-type="float" office:value="220.42" calcext:value-type="float">
            <text:p>220.42</text:p>
          </table:table-cell>
          <table:table-cell office:value-type="float" office:value="53.6334570481" calcext:value-type="float">
            <text:p>53.6334570481</text:p>
          </table:table-cell>
          <table:table-cell office:value-type="float" office:value="23984706" calcext:value-type="float">
            <text:p>23984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7]-[.K186])*[.N187])+[.K186]" office:value-type="float" office:value="44.2754073834185" calcext:value-type="float">
            <text:p>44.2754073834185</text:p>
          </table:table-cell>
          <table:table-cell table:formula="of:=SUM([.F187:.F198])" office:value-type="float" office:value="655.3807952371" calcext:value-type="float">
            <text:p>655.3807952371</text:p>
          </table:table-cell>
          <table:table-cell/>
          <table:table-cell table:formula="of:=2/([.L187]+1)" office:value-type="float" office:value="0.00304701175676164" calcext:value-type="float">
            <text:p>0.003047011756762</text:p>
          </table:table-cell>
          <table:table-cell table:formula="of:=[.F198]" office:value-type="float" office:value="52.1808132836" calcext:value-type="float">
            <text:p>52.1808132836</text:p>
          </table:table-cell>
        </table:table-row>
        <table:table-row table:style-name="ro1">
          <table:table-cell office:value-type="string" calcext:value-type="string">
            <text:p>2018-09-27</text:p>
          </table:table-cell>
          <table:table-cell office:value-type="float" office:value="223.82" calcext:value-type="float">
            <text:p>223.82</text:p>
          </table:table-cell>
          <table:table-cell office:value-type="float" office:value="226.44" calcext:value-type="float">
            <text:p>226.44</text:p>
          </table:table-cell>
          <table:table-cell office:value-type="float" office:value="223.54" calcext:value-type="float">
            <text:p>223.54</text:p>
          </table:table-cell>
          <table:table-cell office:value-type="float" office:value="224.95" calcext:value-type="float">
            <text:p>224.95</text:p>
          </table:table-cell>
          <table:table-cell office:value-type="float" office:value="54.7357143769" calcext:value-type="float">
            <text:p>54.7357143769</text:p>
          </table:table-cell>
          <table:table-cell office:value-type="float" office:value="30181227" calcext:value-type="float">
            <text:p>30181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8]-[.K187])*[.N188])+[.K187]" office:value-type="float" office:value="44.3051558179019" calcext:value-type="float">
            <text:p>44.3051558179019</text:p>
          </table:table-cell>
          <table:table-cell table:formula="of:=SUM([.F188:.F199])" office:value-type="float" office:value="655.7920126512" calcext:value-type="float">
            <text:p>655.7920126512</text:p>
          </table:table-cell>
          <table:table-cell/>
          <table:table-cell table:formula="of:=2/([.L188]+1)" office:value-type="float" office:value="0.00304510402300238" calcext:value-type="float">
            <text:p>0.003045104023002</text:p>
          </table:table-cell>
          <table:table-cell table:formula="of:=[.F199]" office:value-type="float" office:value="54.0446744622" calcext:value-type="float">
            <text:p>54.0446744622</text:p>
          </table:table-cell>
        </table:table-row>
        <table:table-row table:style-name="ro1">
          <table:table-cell office:value-type="string" calcext:value-type="string">
            <text:p>2018-09-28</text:p>
          </table:table-cell>
          <table:table-cell office:value-type="float" office:value="224.79" calcext:value-type="float">
            <text:p>224.79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4.02" calcext:value-type="float">
            <text:p>224.02</text:p>
          </table:table-cell>
          <table:table-cell office:value-type="float" office:value="225.74" calcext:value-type="float">
            <text:p>225.74</text:p>
          </table:table-cell>
          <table:table-cell office:value-type="float" office:value="54.9279402687" calcext:value-type="float">
            <text:p>54.9279402687</text:p>
          </table:table-cell>
          <table:table-cell office:value-type="float" office:value="22929364" calcext:value-type="float">
            <text:p>22929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89]-[.K188])*[.N189])+[.K188]" office:value-type="float" office:value="44.3313678743065" calcext:value-type="float">
            <text:p>44.3313678743065</text:p>
          </table:table-cell>
          <table:table-cell table:formula="of:=SUM([.F189:.F200])" office:value-type="float" office:value="653.9451841466" calcext:value-type="float">
            <text:p>653.9451841466</text:p>
          </table:table-cell>
          <table:table-cell/>
          <table:table-cell table:formula="of:=2/([.L189]+1)" office:value-type="float" office:value="0.00305369067276374" calcext:value-type="float">
            <text:p>0.003053690672764</text:p>
          </table:table-cell>
          <table:table-cell table:formula="of:=[.F200]" office:value-type="float" office:value="52.8888858723" calcext:value-type="float">
            <text:p>52.8888858723</text:p>
          </table:table-cell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227.95" calcext:value-type="float">
            <text:p>227.95</text:p>
          </table:table-cell>
          <table:table-cell office:value-type="float" office:value="229.42" calcext:value-type="float">
            <text:p>229.42</text:p>
          </table:table-cell>
          <table:table-cell office:value-type="float" office:value="226.35" calcext:value-type="float">
            <text:p>226.35</text:p>
          </table:table-cell>
          <table:table-cell office:value-type="float" office:value="227.26" calcext:value-type="float">
            <text:p>227.26</text:p>
          </table:table-cell>
          <table:table-cell office:value-type="float" office:value="55.2977926175" calcext:value-type="float">
            <text:p>55.2977926175</text:p>
          </table:table-cell>
          <table:table-cell office:value-type="float" office:value="23600802" calcext:value-type="float">
            <text:p>23600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0]-[.K189])*[.N190])+[.K189]" office:value-type="float" office:value="44.361098682927" calcext:value-type="float">
            <text:p>44.361098682927</text:p>
          </table:table-cell>
          <table:table-cell table:formula="of:=SUM([.F190:.F201])" office:value-type="float" office:value="653.0716512966" calcext:value-type="float">
            <text:p>653.0716512966</text:p>
          </table:table-cell>
          <table:table-cell/>
          <table:table-cell table:formula="of:=2/([.L190]+1)" office:value-type="float" office:value="0.00305776897077758" calcext:value-type="float">
            <text:p>0.003057768970778</text:p>
          </table:table-cell>
          <table:table-cell table:formula="of:=[.F201]" office:value-type="float" office:value="54.0544074187" calcext:value-type="float">
            <text:p>54.0544074187</text:p>
          </table:table-cell>
        </table:table-row>
        <table:table-row table:style-name="ro1">
          <table:table-cell office:value-type="string" calcext:value-type="string">
            <text:p>2018-10-02</text:p>
          </table:table-cell>
          <table:table-cell office:value-type="float" office:value="227.25" calcext:value-type="float">
            <text:p>227.25</text:p>
          </table:table-cell>
          <table:table-cell office:value-type="float" office:value="230" calcext:value-type="float">
            <text:p>230</text:p>
          </table:table-cell>
          <table:table-cell office:value-type="float" office:value="226.63" calcext:value-type="float">
            <text:p>226.63</text:p>
          </table:table-cell>
          <table:table-cell office:value-type="float" office:value="229.28" calcext:value-type="float">
            <text:p>229.28</text:p>
          </table:table-cell>
          <table:table-cell office:value-type="float" office:value="55.7893069231" calcext:value-type="float">
            <text:p>55.7893069231</text:p>
          </table:table-cell>
          <table:table-cell office:value-type="float" office:value="24788170" calcext:value-type="float">
            <text:p>24788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1]-[.K190])*[.N191])+[.K190]" office:value-type="float" office:value="44.3900897799709" calcext:value-type="float">
            <text:p>44.3900897799709</text:p>
          </table:table-cell>
          <table:table-cell table:formula="of:=SUM([.F191:.F202])" office:value-type="float" office:value="651.5946751407" calcext:value-type="float">
            <text:p>651.5946751407</text:p>
          </table:table-cell>
          <table:table-cell/>
          <table:table-cell table:formula="of:=2/([.L191]+1)" office:value-type="float" office:value="0.0030646894254367" calcext:value-type="float">
            <text:p>0.003064689425437</text:p>
          </table:table-cell>
          <table:table-cell table:formula="of:=[.F202]" office:value-type="float" office:value="53.8208164616" calcext:value-type="float">
            <text:p>53.8208164616</text:p>
          </table:table-cell>
        </table:table-row>
        <table:table-row table:style-name="ro1">
          <table:table-cell office:value-type="string" calcext:value-type="string">
            <text:p>2018-10-03</text:p>
          </table:table-cell>
          <table:table-cell office:value-type="float" office:value="230.05" calcext:value-type="float">
            <text:p>230.05</text:p>
          </table:table-cell>
          <table:table-cell office:value-type="float" office:value="233.47" calcext:value-type="float">
            <text:p>233.47</text:p>
          </table:table-cell>
          <table:table-cell office:value-type="float" office:value="229.78" calcext:value-type="float">
            <text:p>229.78</text:p>
          </table:table-cell>
          <table:table-cell office:value-type="float" office:value="232.07" calcext:value-type="float">
            <text:p>232.07</text:p>
          </table:table-cell>
          <table:table-cell office:value-type="float" office:value="56.4681806422" calcext:value-type="float">
            <text:p>56.4681806422</text:p>
          </table:table-cell>
          <table:table-cell office:value-type="float" office:value="28654799" calcext:value-type="float">
            <text:p>28654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2]-[.K191])*[.N192])+[.K191]" office:value-type="float" office:value="44.4152611451454" calcext:value-type="float">
            <text:p>44.4152611451454</text:p>
          </table:table-cell>
          <table:table-cell table:formula="of:=SUM([.F192:.F203])" office:value-type="float" office:value="648.3682000456" calcext:value-type="float">
            <text:p>648.3682000456</text:p>
          </table:table-cell>
          <table:table-cell/>
          <table:table-cell table:formula="of:=2/([.L192]+1)" office:value-type="float" office:value="0.00307991675579364" calcext:value-type="float">
            <text:p>0.003079916755794</text:p>
          </table:table-cell>
          <table:table-cell table:formula="of:=[.F203]" office:value-type="float" office:value="52.562831828" calcext:value-type="float">
            <text:p>52.562831828</text:p>
          </table:table-cell>
        </table:table-row>
        <table:table-row table:style-name="ro1">
          <table:table-cell office:value-type="string" calcext:value-type="string">
            <text:p>2018-10-04</text:p>
          </table:table-cell>
          <table:table-cell office:value-type="float" office:value="230.78" calcext:value-type="float">
            <text:p>230.78</text:p>
          </table:table-cell>
          <table:table-cell office:value-type="float" office:value="232.35" calcext:value-type="float">
            <text:p>232.35</text:p>
          </table:table-cell>
          <table:table-cell office:value-type="float" office:value="226.73" calcext:value-type="float">
            <text:p>226.73</text:p>
          </table:table-cell>
          <table:table-cell office:value-type="float" office:value="227.99" calcext:value-type="float">
            <text:p>227.99</text:p>
          </table:table-cell>
          <table:table-cell office:value-type="float" office:value="55.4754190745" calcext:value-type="float">
            <text:p>55.4754190745</text:p>
          </table:table-cell>
          <table:table-cell office:value-type="float" office:value="32042000" calcext:value-type="float">
            <text:p>3204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3]-[.K192])*[.N193])+[.K192]" office:value-type="float" office:value="44.4429529703054" calcext:value-type="float">
            <text:p>44.4429529703054</text:p>
          </table:table-cell>
          <table:table-cell table:formula="of:=SUM([.F193:.F204])" office:value-type="float" office:value="645.2633869073" calcext:value-type="float">
            <text:p>645.2633869073</text:p>
          </table:table-cell>
          <table:table-cell/>
          <table:table-cell table:formula="of:=2/([.L193]+1)" office:value-type="float" office:value="0.00309471345664655" calcext:value-type="float">
            <text:p>0.003094713456647</text:p>
          </table:table-cell>
          <table:table-cell table:formula="of:=[.F204]" office:value-type="float" office:value="53.3633675039" calcext:value-type="float">
            <text:p>53.3633675039</text:p>
          </table:table-cell>
        </table:table-row>
        <table:table-row table:style-name="ro1">
          <table:table-cell office:value-type="string" calcext:value-type="string">
            <text:p>2018-10-05</text:p>
          </table:table-cell>
          <table:table-cell office:value-type="float" office:value="227.96" calcext:value-type="float">
            <text:p>227.96</text:p>
          </table:table-cell>
          <table:table-cell office:value-type="float" office:value="228.41" calcext:value-type="float">
            <text:p>228.41</text:p>
          </table:table-cell>
          <table:table-cell office:value-type="float" office:value="220.58" calcext:value-type="float">
            <text:p>220.58</text:p>
          </table:table-cell>
          <table:table-cell office:value-type="float" office:value="224.29" calcext:value-type="float">
            <text:p>224.29</text:p>
          </table:table-cell>
          <table:table-cell office:value-type="float" office:value="54.5751205939" calcext:value-type="float">
            <text:p>54.5751205939</text:p>
          </table:table-cell>
          <table:table-cell office:value-type="float" office:value="33580463" calcext:value-type="float">
            <text:p>33580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4]-[.K193])*[.N194])+[.K193]" office:value-type="float" office:value="44.4716474403683" calcext:value-type="float">
            <text:p>44.4716474403683</text:p>
          </table:table-cell>
          <table:table-cell table:formula="of:=SUM([.F194:.F205])" office:value-type="float" office:value="643.477389381" calcext:value-type="float">
            <text:p>643.477389381</text:p>
          </table:table-cell>
          <table:table-cell/>
          <table:table-cell table:formula="of:=2/([.L194]+1)" office:value-type="float" office:value="0.00310328963118619" calcext:value-type="float">
            <text:p>0.003103289631186</text:p>
          </table:table-cell>
          <table:table-cell table:formula="of:=[.F205]" office:value-type="float" office:value="53.6894215482" calcext:value-type="float">
            <text:p>53.6894215482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float" office:value="222.21" calcext:value-type="float">
            <text:p>222.21</text:p>
          </table:table-cell>
          <table:table-cell office:value-type="float" office:value="224.8" calcext:value-type="float">
            <text:p>224.8</text:p>
          </table:table-cell>
          <table:table-cell office:value-type="float" office:value="220.2" calcext:value-type="float">
            <text:p>220.2</text:p>
          </table:table-cell>
          <table:table-cell office:value-type="float" office:value="223.77" calcext:value-type="float">
            <text:p>223.77</text:p>
          </table:table-cell>
          <table:table-cell office:value-type="float" office:value="54.4485921588" calcext:value-type="float">
            <text:p>54.4485921588</text:p>
          </table:table-cell>
          <table:table-cell office:value-type="float" office:value="29663923" calcext:value-type="float">
            <text:p>29663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5]-[.K194])*[.N195])+[.K194]" office:value-type="float" office:value="44.5018412643084" calcext:value-type="float">
            <text:p>44.5018412643084</text:p>
          </table:table-cell>
          <table:table-cell table:formula="of:=SUM([.F195:.F206])" office:value-type="float" office:value="643.0978040757" calcext:value-type="float">
            <text:p>643.0978040757</text:p>
          </table:table-cell>
          <table:table-cell/>
          <table:table-cell table:formula="of:=2/([.L195]+1)" office:value-type="float" office:value="0.00310511848875197" calcext:value-type="float">
            <text:p>0.003105118488752</text:p>
          </table:table-cell>
          <table:table-cell table:formula="of:=[.F206]" office:value-type="float" office:value="54.1955352886" calcext:value-type="float">
            <text:p>54.1955352886</text:p>
          </table:table-cell>
        </table:table-row>
        <table:table-row table:style-name="ro1">
          <table:table-cell office:value-type="string" calcext:value-type="string">
            <text:p>2018-10-09</text:p>
          </table:table-cell>
          <table:table-cell office:value-type="float" office:value="223.64" calcext:value-type="float">
            <text:p>223.64</text:p>
          </table:table-cell>
          <table:table-cell office:value-type="float" office:value="227.27" calcext:value-type="float">
            <text:p>227.27</text:p>
          </table:table-cell>
          <table:table-cell office:value-type="float" office:value="222.25" calcext:value-type="float">
            <text:p>222.25</text:p>
          </table:table-cell>
          <table:table-cell office:value-type="float" office:value="226.87" calcext:value-type="float">
            <text:p>226.87</text:p>
          </table:table-cell>
          <table:table-cell office:value-type="float" office:value="55.2028962912" calcext:value-type="float">
            <text:p>55.2028962912</text:p>
          </table:table-cell>
          <table:table-cell office:value-type="float" office:value="26891029" calcext:value-type="float">
            <text:p>2689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6]-[.K195])*[.N196])+[.K195]" office:value-type="float" office:value="44.526248968976" calcext:value-type="float">
            <text:p>44.526248968976</text:p>
          </table:table-cell>
          <table:table-cell table:formula="of:=SUM([.F196:.F207])" office:value-type="float" office:value="640.9857525052" calcext:value-type="float">
            <text:p>640.9857525052</text:p>
          </table:table-cell>
          <table:table-cell/>
          <table:table-cell table:formula="of:=2/([.L196]+1)" office:value-type="float" office:value="0.00311533393411842" calcext:value-type="float">
            <text:p>0.003115333934118</text:p>
          </table:table-cell>
          <table:table-cell table:formula="of:=[.F207]" office:value-type="float" office:value="52.3365405883" calcext:value-type="float">
            <text:p>52.3365405883</text:p>
          </table:table-cell>
        </table:table-row>
        <table:table-row table:style-name="ro1">
          <table:table-cell office:value-type="string" calcext:value-type="string">
            <text:p>2018-10-10</text:p>
          </table:table-cell>
          <table:table-cell office:value-type="float" office:value="225.46" calcext:value-type="float">
            <text:p>225.46</text:p>
          </table:table-cell>
          <table:table-cell office:value-type="float" office:value="226.35" calcext:value-type="float">
            <text:p>226.35</text:p>
          </table:table-cell>
          <table:table-cell office:value-type="float" office:value="216.05" calcext:value-type="float">
            <text:p>216.05</text:p>
          </table:table-cell>
          <table:table-cell office:value-type="float" office:value="216.36" calcext:value-type="float">
            <text:p>216.36</text:p>
          </table:table-cell>
          <table:table-cell office:value-type="float" office:value="52.6455619586" calcext:value-type="float">
            <text:p>52.6455619586</text:p>
          </table:table-cell>
          <table:table-cell office:value-type="float" office:value="41990554" calcext:value-type="float">
            <text:p>41990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7]-[.K196])*[.N197])+[.K196]" office:value-type="float" office:value="44.5542259501439" calcext:value-type="float">
            <text:p>44.5542259501439</text:p>
          </table:table-cell>
          <table:table-cell table:formula="of:=SUM([.F197:.F208])" office:value-type="float" office:value="639.2654524356" calcext:value-type="float">
            <text:p>639.2654524356</text:p>
          </table:table-cell>
          <table:table-cell/>
          <table:table-cell table:formula="of:=2/([.L197]+1)" office:value-type="float" office:value="0.00312370438291166" calcext:value-type="float">
            <text:p>0.003123704382912</text:p>
          </table:table-cell>
          <table:table-cell table:formula="of:=[.F208]" office:value-type="float" office:value="53.4825962216" calcext:value-type="float">
            <text:p>53.4825962216</text:p>
          </table:table-cell>
        </table:table-row>
        <table:table-row table:style-name="ro1">
          <table:table-cell office:value-type="string" calcext:value-type="string">
            <text:p>2018-10-11</text:p>
          </table:table-cell>
          <table:table-cell office:value-type="float" office:value="214.52" calcext:value-type="float">
            <text:p>214.52</text:p>
          </table:table-cell>
          <table:table-cell office:value-type="float" office:value="219.5" calcext:value-type="float">
            <text:p>219.5</text:p>
          </table:table-cell>
          <table:table-cell office:value-type="float" office:value="212.32" calcext:value-type="float">
            <text:p>212.32</text:p>
          </table:table-cell>
          <table:table-cell office:value-type="float" office:value="214.45" calcext:value-type="float">
            <text:p>214.45</text:p>
          </table:table-cell>
          <table:table-cell office:value-type="float" office:value="52.1808132836" calcext:value-type="float">
            <text:p>52.1808132836</text:p>
          </table:table-cell>
          <table:table-cell office:value-type="float" office:value="53124392" calcext:value-type="float">
            <text:p>53124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8]-[.K197])*[.N198])+[.K197]" office:value-type="float" office:value="44.5794558628751" calcext:value-type="float">
            <text:p>44.5794558628751</text:p>
          </table:table-cell>
          <table:table-cell table:formula="of:=SUM([.F198:.F209])" office:value-type="float" office:value="639.2508530008" calcext:value-type="float">
            <text:p>639.2508530008</text:p>
          </table:table-cell>
          <table:table-cell/>
          <table:table-cell table:formula="of:=2/([.L198]+1)" office:value-type="float" office:value="0.00312377561174058" calcext:value-type="float">
            <text:p>0.003123775611741</text:p>
          </table:table-cell>
          <table:table-cell table:formula="of:=[.F209]" office:value-type="float" office:value="52.6309625238" calcext:value-type="float">
            <text:p>52.6309625238</text:p>
          </table:table-cell>
        </table:table-row>
        <table:table-row table:style-name="ro1">
          <table:table-cell office:value-type="string" calcext:value-type="string">
            <text:p>2018-10-12</text:p>
          </table:table-cell>
          <table:table-cell office:value-type="float" office:value="220.42" calcext:value-type="float">
            <text:p>220.42</text:p>
          </table:table-cell>
          <table:table-cell office:value-type="float" office:value="222.88" calcext:value-type="float">
            <text:p>222.88</text:p>
          </table:table-cell>
          <table:table-cell office:value-type="float" office:value="216.84" calcext:value-type="float">
            <text:p>216.84</text:p>
          </table:table-cell>
          <table:table-cell office:value-type="float" office:value="222.11" calcext:value-type="float">
            <text:p>222.11</text:p>
          </table:table-cell>
          <table:table-cell office:value-type="float" office:value="54.0446744622" calcext:value-type="float">
            <text:p>54.0446744622</text:p>
          </table:table-cell>
          <table:table-cell office:value-type="float" office:value="40337851" calcext:value-type="float">
            <text:p>40337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199]-[.K198])*[.N199])+[.K198]" office:value-type="float" office:value="44.6015395484916" calcext:value-type="float">
            <text:p>44.6015395484916</text:p>
          </table:table-cell>
          <table:table-cell table:formula="of:=SUM([.F199:.F210])" office:value-type="float" office:value="638.7131071516" calcext:value-type="float">
            <text:p>638.7131071516</text:p>
          </table:table-cell>
          <table:table-cell/>
          <table:table-cell table:formula="of:=2/([.L199]+1)" office:value-type="float" office:value="0.00312640147222439" calcext:value-type="float">
            <text:p>0.003126401472224</text:p>
          </table:table-cell>
          <table:table-cell table:formula="of:=[.F210]" office:value-type="float" office:value="51.6430674344" calcext:value-type="float">
            <text:p>51.6430674344</text:p>
          </table:table-cell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221.16" calcext:value-type="float">
            <text:p>221.16</text:p>
          </table:table-cell>
          <table:table-cell office:value-type="float" office:value="221.83" calcext:value-type="float">
            <text:p>221.83</text:p>
          </table:table-cell>
          <table:table-cell office:value-type="float" office:value="217.27" calcext:value-type="float">
            <text:p>217.27</text:p>
          </table:table-cell>
          <table:table-cell office:value-type="float" office:value="217.36" calcext:value-type="float">
            <text:p>217.36</text:p>
          </table:table-cell>
          <table:table-cell office:value-type="float" office:value="52.8888858723" calcext:value-type="float">
            <text:p>52.8888858723</text:p>
          </table:table-cell>
          <table:table-cell office:value-type="float" office:value="30791007" calcext:value-type="float">
            <text:p>30791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0]-[.K199])*[.N200])+[.K199]" office:value-type="float" office:value="44.6244372941038" calcext:value-type="float">
            <text:p>44.6244372941038</text:p>
          </table:table-cell>
          <table:table-cell table:formula="of:=SUM([.F200:.F211])" office:value-type="float" office:value="636.5694234723" calcext:value-type="float">
            <text:p>636.5694234723</text:p>
          </table:table-cell>
          <table:table-cell/>
          <table:table-cell table:formula="of:=2/([.L200]+1)" office:value-type="float" office:value="0.00313691329346959" calcext:value-type="float">
            <text:p>0.00313691329347</text:p>
          </table:table-cell>
          <table:table-cell table:formula="of:=[.F211]" office:value-type="float" office:value="51.9009907829" calcext:value-type="float">
            <text:p>51.9009907829</text:p>
          </table:table-cell>
        </table:table-row>
        <table:table-row table:style-name="ro1">
          <table:table-cell office:value-type="string" calcext:value-type="string">
            <text:p>2018-10-16</text:p>
          </table:table-cell>
          <table:table-cell office:value-type="float" office:value="218.93" calcext:value-type="float">
            <text:p>218.93</text:p>
          </table:table-cell>
          <table:table-cell office:value-type="float" office:value="222.99" calcext:value-type="float">
            <text:p>222.99</text:p>
          </table:table-cell>
          <table:table-cell office:value-type="float" office:value="216.76" calcext:value-type="float">
            <text:p>216.76</text:p>
          </table:table-cell>
          <table:table-cell office:value-type="float" office:value="222.15" calcext:value-type="float">
            <text:p>222.15</text:p>
          </table:table-cell>
          <table:table-cell office:value-type="float" office:value="54.0544074187" calcext:value-type="float">
            <text:p>54.0544074187</text:p>
          </table:table-cell>
          <table:table-cell office:value-type="float" office:value="29183963" calcext:value-type="float">
            <text:p>29183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1]-[.K200])*[.N201])+[.K200]" office:value-type="float" office:value="44.6514915941143" calcext:value-type="float">
            <text:p>44.6514915941143</text:p>
          </table:table-cell>
          <table:table-cell table:formula="of:=SUM([.F201:.F212])" office:value-type="float" office:value="636.9344093428" calcext:value-type="float">
            <text:p>636.9344093428</text:p>
          </table:table-cell>
          <table:table-cell/>
          <table:table-cell table:formula="of:=2/([.L201]+1)" office:value-type="float" office:value="0.00313511854935118" calcext:value-type="float">
            <text:p>0.003135118549351</text:p>
          </table:table-cell>
          <table:table-cell table:formula="of:=[.F212]" office:value-type="float" office:value="53.2538717428" calcext:value-type="float">
            <text:p>53.2538717428</text:p>
          </table:table-cell>
        </table:table-row>
        <table:table-row table:style-name="ro1">
          <table:table-cell office:value-type="string" calcext:value-type="string">
            <text:p>2018-10-17</text:p>
          </table:table-cell>
          <table:table-cell office:value-type="float" office:value="222.3" calcext:value-type="float">
            <text:p>222.3</text:p>
          </table:table-cell>
          <table:table-cell office:value-type="float" office:value="222.64" calcext:value-type="float">
            <text:p>222.64</text:p>
          </table:table-cell>
          <table:table-cell office:value-type="float" office:value="219.34" calcext:value-type="float">
            <text:p>219.34</text:p>
          </table:table-cell>
          <table:table-cell office:value-type="float" office:value="221.19" calcext:value-type="float">
            <text:p>221.19</text:p>
          </table:table-cell>
          <table:table-cell office:value-type="float" office:value="53.8208164616" calcext:value-type="float">
            <text:p>53.8208164616</text:p>
          </table:table-cell>
          <table:table-cell office:value-type="float" office:value="22885397" calcext:value-type="float">
            <text:p>22885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2]-[.K201])*[.N202])+[.K201]" office:value-type="float" office:value="44.6810234608934" calcext:value-type="float">
            <text:p>44.6810234608934</text:p>
          </table:table-cell>
          <table:table-cell table:formula="of:=SUM([.F202:.F213])" office:value-type="float" office:value="636.9514420168" calcext:value-type="float">
            <text:p>636.9514420168</text:p>
          </table:table-cell>
          <table:table-cell/>
          <table:table-cell table:formula="of:=2/([.L202]+1)" office:value-type="float" office:value="0.00313503484477951" calcext:value-type="float">
            <text:p>0.00313503484478</text:p>
          </table:table-cell>
          <table:table-cell table:formula="of:=[.F213]" office:value-type="float" office:value="54.0714400927" calcext:value-type="float">
            <text:p>54.0714400927</text:p>
          </table:table-cell>
        </table:table-row>
        <table:table-row table:style-name="ro1">
          <table:table-cell office:value-type="string" calcext:value-type="string">
            <text:p>2018-10-18</text:p>
          </table:table-cell>
          <table:table-cell office:value-type="float" office:value="217.86" calcext:value-type="float">
            <text:p>217.86</text:p>
          </table:table-cell>
          <table:table-cell office:value-type="float" office:value="219.74" calcext:value-type="float">
            <text:p>219.74</text:p>
          </table:table-cell>
          <table:table-cell office:value-type="float" office:value="213" calcext:value-type="float">
            <text:p>213</text:p>
          </table:table-cell>
          <table:table-cell office:value-type="float" office:value="216.02" calcext:value-type="float">
            <text:p>216.02</text:p>
          </table:table-cell>
          <table:table-cell office:value-type="float" office:value="52.562831828" calcext:value-type="float">
            <text:p>52.562831828</text:p>
          </table:table-cell>
          <table:table-cell office:value-type="float" office:value="32581315" calcext:value-type="float">
            <text:p>3258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3]-[.K202])*[.N203])+[.K202]" office:value-type="float" office:value="44.6993142918242" calcext:value-type="float">
            <text:p>44.6993142918242</text:p>
          </table:table-cell>
          <table:table-cell table:formula="of:=SUM([.F203:.F214])" office:value-type="float" office:value="633.6154711606" calcext:value-type="float">
            <text:p>633.6154711606</text:p>
          </table:table-cell>
          <table:table-cell/>
          <table:table-cell table:formula="of:=2/([.L203]+1)" office:value-type="float" office:value="0.0031515147217296" calcext:value-type="float">
            <text:p>0.00315151472173</text:p>
          </table:table-cell>
          <table:table-cell table:formula="of:=[.F214]" office:value-type="float" office:value="50.4848456054" calcext:value-type="float">
            <text:p>50.4848456054</text:p>
          </table:table-cell>
        </table:table-row>
        <table:table-row table:style-name="ro1">
          <table:table-cell office:value-type="string" calcext:value-type="string">
            <text:p>2018-10-19</text:p>
          </table:table-cell>
          <table:table-cell office:value-type="float" office:value="218.06" calcext:value-type="float">
            <text:p>218.06</text:p>
          </table:table-cell>
          <table:table-cell office:value-type="float" office:value="221.26" calcext:value-type="float">
            <text:p>221.26</text:p>
          </table:table-cell>
          <table:table-cell office:value-type="float" office:value="217.43" calcext:value-type="float">
            <text:p>217.43</text:p>
          </table:table-cell>
          <table:table-cell office:value-type="float" office:value="219.31" calcext:value-type="float">
            <text:p>219.31</text:p>
          </table:table-cell>
          <table:table-cell office:value-type="float" office:value="53.3633675039" calcext:value-type="float">
            <text:p>53.3633675039</text:p>
          </table:table-cell>
          <table:table-cell office:value-type="float" office:value="33078726" calcext:value-type="float">
            <text:p>33078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4]-[.K203])*[.N204])+[.K203]" office:value-type="float" office:value="44.7131071099469" calcext:value-type="float">
            <text:p>44.7131071099469</text:p>
          </table:table-cell>
          <table:table-cell table:formula="of:=SUM([.F204:.F215])" office:value-type="float" office:value="630.1043070865" calcext:value-type="float">
            <text:p>630.1043070865</text:p>
          </table:table-cell>
          <table:table-cell/>
          <table:table-cell table:formula="of:=2/([.L204]+1)" office:value-type="float" office:value="0.00316904825009517" calcext:value-type="float">
            <text:p>0.003169048250095</text:p>
          </table:table-cell>
          <table:table-cell table:formula="of:=[.F215]" office:value-type="float" office:value="49.0516677539" calcext:value-type="float">
            <text:p>49.0516677539</text:p>
          </table:table-cell>
        </table:table-row>
        <table:table-row table:style-name="ro1">
          <table:table-cell office:value-type="string" calcext:value-type="string">
            <text:p>2018-10-22</text:p>
          </table:table-cell>
          <table:table-cell office:value-type="float" office:value="219.79" calcext:value-type="float">
            <text:p>219.79</text:p>
          </table:table-cell>
          <table:table-cell office:value-type="float" office:value="223.36" calcext:value-type="float">
            <text:p>223.36</text:p>
          </table:table-cell>
          <table:table-cell office:value-type="float" office:value="218.94" calcext:value-type="float">
            <text:p>218.94</text:p>
          </table:table-cell>
          <table:table-cell office:value-type="float" office:value="220.65" calcext:value-type="float">
            <text:p>220.65</text:p>
          </table:table-cell>
          <table:table-cell office:value-type="float" office:value="53.6894215482" calcext:value-type="float">
            <text:p>53.6894215482</text:p>
          </table:table-cell>
          <table:table-cell office:value-type="float" office:value="28792082" calcext:value-type="float">
            <text:p>28792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5]-[.K204])*[.N205])+[.K204]" office:value-type="float" office:value="44.728630233954" calcext:value-type="float">
            <text:p>44.728630233954</text:p>
          </table:table-cell>
          <table:table-cell table:formula="of:=SUM([.F205:.F216])" office:value-type="float" office:value="626.3230534683" calcext:value-type="float">
            <text:p>626.3230534683</text:p>
          </table:table-cell>
          <table:table-cell/>
          <table:table-cell table:formula="of:=2/([.L205]+1)" office:value-type="float" office:value="0.00318815001129408" calcext:value-type="float">
            <text:p>0.003188150011294</text:p>
          </table:table-cell>
          <table:table-cell table:formula="of:=[.F216]" office:value-type="float" office:value="49.5821138857" calcext:value-type="float">
            <text:p>49.5821138857</text:p>
          </table:table-cell>
        </table:table-row>
        <table:table-row table:style-name="ro1">
          <table:table-cell office:value-type="string" calcext:value-type="string">
            <text:p>2018-10-23</text:p>
          </table:table-cell>
          <table:table-cell office:value-type="float" office:value="215.83" calcext:value-type="float">
            <text:p>215.83</text:p>
          </table:table-cell>
          <table:table-cell office:value-type="float" office:value="223.25" calcext:value-type="float">
            <text:p>223.25</text:p>
          </table:table-cell>
          <table:table-cell office:value-type="float" office:value="214.7" calcext:value-type="float">
            <text:p>214.7</text:p>
          </table:table-cell>
          <table:table-cell office:value-type="float" office:value="222.73" calcext:value-type="float">
            <text:p>222.73</text:p>
          </table:table-cell>
          <table:table-cell office:value-type="float" office:value="54.1955352886" calcext:value-type="float">
            <text:p>54.1955352886</text:p>
          </table:table-cell>
          <table:table-cell office:value-type="float" office:value="38767846" calcext:value-type="float">
            <text:p>38767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6]-[.K205])*[.N206])+[.K205]" office:value-type="float" office:value="44.7489824898526" calcext:value-type="float">
            <text:p>44.7489824898526</text:p>
          </table:table-cell>
          <table:table-cell table:formula="of:=SUM([.F206:.F217])" office:value-type="float" office:value="623.7194875922" calcext:value-type="float">
            <text:p>623.7194875922</text:p>
          </table:table-cell>
          <table:table-cell/>
          <table:table-cell table:formula="of:=2/([.L206]+1)" office:value-type="float" office:value="0.00320143686842301" calcext:value-type="float">
            <text:p>0.003201436868423</text:p>
          </table:table-cell>
          <table:table-cell table:formula="of:=[.F217]" office:value-type="float" office:value="51.0858556721" calcext:value-type="float">
            <text:p>51.0858556721</text:p>
          </table:table-cell>
        </table:table-row>
        <table:table-row table:style-name="ro1">
          <table:table-cell office:value-type="string" calcext:value-type="string">
            <text:p>2018-10-24</text:p>
          </table:table-cell>
          <table:table-cell office:value-type="float" office:value="222.6" calcext:value-type="float">
            <text:p>222.6</text:p>
          </table:table-cell>
          <table:table-cell office:value-type="float" office:value="224.23" calcext:value-type="float">
            <text:p>224.23</text:p>
          </table:table-cell>
          <table:table-cell office:value-type="float" office:value="214.54" calcext:value-type="float">
            <text:p>214.54</text:p>
          </table:table-cell>
          <table:table-cell office:value-type="float" office:value="215.09" calcext:value-type="float">
            <text:p>215.09</text:p>
          </table:table-cell>
          <table:table-cell office:value-type="float" office:value="52.3365405883" calcext:value-type="float">
            <text:p>52.3365405883</text:p>
          </table:table-cell>
          <table:table-cell office:value-type="float" office:value="40925163" calcext:value-type="float">
            <text:p>40925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7]-[.K206])*[.N207])+[.K206]" office:value-type="float" office:value="44.7688052377193" calcext:value-type="float">
            <text:p>44.7688052377193</text:p>
          </table:table-cell>
          <table:table-cell table:formula="of:=SUM([.F207:.F218])" office:value-type="float" office:value="620.4321815187" calcext:value-type="float">
            <text:p>620.4321815187</text:p>
          </table:table-cell>
          <table:table-cell/>
          <table:table-cell table:formula="of:=2/([.L207]+1)" office:value-type="float" office:value="0.00321837210797847" calcext:value-type="float">
            <text:p>0.003218372107978</text:p>
          </table:table-cell>
          <table:table-cell table:formula="of:=[.F218]" office:value-type="float" office:value="50.9082292151" calcext:value-type="float">
            <text:p>50.9082292151</text:p>
          </table:table-cell>
        </table:table-row>
        <table:table-row table:style-name="ro1">
          <table:table-cell office:value-type="string" calcext:value-type="string">
            <text:p>2018-10-25</text:p>
          </table:table-cell>
          <table:table-cell office:value-type="float" office:value="217.71" calcext:value-type="float">
            <text:p>217.71</text:p>
          </table:table-cell>
          <table:table-cell office:value-type="float" office:value="221.38" calcext:value-type="float">
            <text:p>221.38</text:p>
          </table:table-cell>
          <table:table-cell office:value-type="float" office:value="216.75" calcext:value-type="float">
            <text:p>216.75</text:p>
          </table:table-cell>
          <table:table-cell office:value-type="float" office:value="219.8" calcext:value-type="float">
            <text:p>219.8</text:p>
          </table:table-cell>
          <table:table-cell office:value-type="float" office:value="53.4825962216" calcext:value-type="float">
            <text:p>53.4825962216</text:p>
          </table:table-cell>
          <table:table-cell office:value-type="float" office:value="29855768" calcext:value-type="float">
            <text:p>29855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8]-[.K207])*[.N208])+[.K207]" office:value-type="float" office:value="44.7854697006336" calcext:value-type="float">
            <text:p>44.7854697006336</text:p>
          </table:table-cell>
          <table:table-cell table:formula="of:=SUM([.F208:.F219])" office:value-type="float" office:value="618.0222831081" calcext:value-type="float">
            <text:p>618.0222831081</text:p>
          </table:table-cell>
          <table:table-cell/>
          <table:table-cell table:formula="of:=2/([.L208]+1)" office:value-type="float" office:value="0.00323090146280039" calcext:value-type="float">
            <text:p>0.0032309014628</text:p>
          </table:table-cell>
          <table:table-cell table:formula="of:=[.F219]" office:value-type="float" office:value="49.9266421777" calcext:value-type="float">
            <text:p>49.9266421777</text:p>
          </table:table-cell>
        </table:table-row>
        <table:table-row table:style-name="ro1">
          <table:table-cell office:value-type="string" calcext:value-type="string">
            <text:p>2018-10-26</text:p>
          </table:table-cell>
          <table:table-cell office:value-type="float" office:value="215.9" calcext:value-type="float">
            <text:p>215.9</text:p>
          </table:table-cell>
          <table:table-cell office:value-type="float" office:value="220.19" calcext:value-type="float">
            <text:p>220.19</text:p>
          </table:table-cell>
          <table:table-cell office:value-type="float" office:value="212.67" calcext:value-type="float">
            <text:p>212.67</text:p>
          </table:table-cell>
          <table:table-cell office:value-type="float" office:value="216.3" calcext:value-type="float">
            <text:p>216.3</text:p>
          </table:table-cell>
          <table:table-cell office:value-type="float" office:value="52.6309625238" calcext:value-type="float">
            <text:p>52.6309625238</text:p>
          </table:table-cell>
          <table:table-cell office:value-type="float" office:value="47258375" calcext:value-type="float">
            <text:p>47258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09]-[.K208])*[.N209])+[.K208]" office:value-type="float" office:value="44.7940386059883" calcext:value-type="float">
            <text:p>44.7940386059883</text:p>
          </table:table-cell>
          <table:table-cell table:formula="of:=SUM([.F209:.F220])" office:value-type="float" office:value="611.9513175005" calcext:value-type="float">
            <text:p>611.9513175005</text:p>
          </table:table-cell>
          <table:table-cell/>
          <table:table-cell table:formula="of:=2/([.L209]+1)" office:value-type="float" office:value="0.00326290186985097" calcext:value-type="float">
            <text:p>0.003262901869851</text:p>
          </table:table-cell>
          <table:table-cell table:formula="of:=[.F220]" office:value-type="float" office:value="47.411630614" calcext:value-type="float">
            <text:p>47.411630614</text:p>
          </table:table-cell>
        </table:table-row>
        <table:table-row table:style-name="ro1">
          <table:table-cell office:value-type="string" calcext:value-type="string">
            <text:p>2018-10-29</text:p>
          </table:table-cell>
          <table:table-cell office:value-type="float" office:value="219.19" calcext:value-type="float">
            <text:p>219.19</text:p>
          </table:table-cell>
          <table:table-cell office:value-type="float" office:value="219.69" calcext:value-type="float">
            <text:p>219.69</text:p>
          </table:table-cell>
          <table:table-cell office:value-type="float" office:value="206.09" calcext:value-type="float">
            <text:p>206.09</text:p>
          </table:table-cell>
          <table:table-cell office:value-type="float" office:value="212.24" calcext:value-type="float">
            <text:p>212.24</text:p>
          </table:table-cell>
          <table:table-cell office:value-type="float" office:value="51.6430674344" calcext:value-type="float">
            <text:p>51.6430674344</text:p>
          </table:table-cell>
          <table:table-cell office:value-type="float" office:value="45935520" calcext:value-type="float">
            <text:p>45935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0]-[.K209])*[.N210])+[.K209]" office:value-type="float" office:value="44.8010994921251" calcext:value-type="float">
            <text:p>44.8010994921251</text:p>
          </table:table-cell>
          <table:table-cell table:formula="of:=SUM([.F210:.F221])" office:value-type="float" office:value="606.2582843835" calcext:value-type="float">
            <text:p>606.2582843835</text:p>
          </table:table-cell>
          <table:table-cell/>
          <table:table-cell table:formula="of:=2/([.L210]+1)" office:value-type="float" office:value="0.00329349150342253" calcext:value-type="float">
            <text:p>0.003293491503423</text:p>
          </table:table-cell>
          <table:table-cell table:formula="of:=[.F221]" office:value-type="float" office:value="46.9379294068" calcext:value-type="float">
            <text:p>46.9379294068</text:p>
          </table:table-cell>
        </table:table-row>
        <table:table-row table:style-name="ro1">
          <table:table-cell office:value-type="string" calcext:value-type="string">
            <text:p>2018-10-30</text:p>
          </table:table-cell>
          <table:table-cell office:value-type="float" office:value="211.15" calcext:value-type="float">
            <text:p>211.15</text:p>
          </table:table-cell>
          <table:table-cell office:value-type="float" office:value="215.18" calcext:value-type="float">
            <text:p>215.18</text:p>
          </table:table-cell>
          <table:table-cell office:value-type="float" office:value="209.27" calcext:value-type="float">
            <text:p>209.27</text:p>
          </table:table-cell>
          <table:table-cell office:value-type="float" office:value="213.3" calcext:value-type="float">
            <text:p>213.3</text:p>
          </table:table-cell>
          <table:table-cell office:value-type="float" office:value="51.9009907829" calcext:value-type="float">
            <text:p>51.9009907829</text:p>
          </table:table-cell>
          <table:table-cell office:value-type="float" office:value="36659990" calcext:value-type="float">
            <text:p>366599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1]-[.K210])*[.N211])+[.K210]" office:value-type="float" office:value="44.8037971571351" calcext:value-type="float">
            <text:p>44.8037971571351</text:p>
          </table:table-cell>
          <table:table-cell table:formula="of:=SUM([.F211:.F222])" office:value-type="float" office:value="600.2272713277" calcext:value-type="float">
            <text:p>600.2272713277</text:p>
          </table:table-cell>
          <table:table-cell/>
          <table:table-cell table:formula="of:=2/([.L211]+1)" office:value-type="float" office:value="0.00332652907707158" calcext:value-type="float">
            <text:p>0.003326529077072</text:p>
          </table:table-cell>
          <table:table-cell table:formula="of:=[.F222]" office:value-type="float" office:value="45.6120543786" calcext:value-type="float">
            <text:p>45.6120543786</text:p>
          </table:table-cell>
        </table:table-row>
        <table:table-row table:style-name="ro1">
          <table:table-cell office:value-type="string" calcext:value-type="string">
            <text:p>2018-10-31</text:p>
          </table:table-cell>
          <table:table-cell office:value-type="float" office:value="216.88" calcext:value-type="float">
            <text:p>216.88</text:p>
          </table:table-cell>
          <table:table-cell office:value-type="float" office:value="220.45" calcext:value-type="float">
            <text:p>220.45</text:p>
          </table:table-cell>
          <table:table-cell office:value-type="float" office:value="216.62" calcext:value-type="float">
            <text:p>216.62</text:p>
          </table:table-cell>
          <table:table-cell office:value-type="float" office:value="218.86" calcext:value-type="float">
            <text:p>218.86</text:p>
          </table:table-cell>
          <table:table-cell office:value-type="float" office:value="53.2538717428" calcext:value-type="float">
            <text:p>53.2538717428</text:p>
          </table:table-cell>
          <table:table-cell office:value-type="float" office:value="38358933" calcext:value-type="float">
            <text:p>38358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2]-[.K211])*[.N212])+[.K211]" office:value-type="float" office:value="44.8102860847481" calcext:value-type="float">
            <text:p>44.8102860847481</text:p>
          </table:table-cell>
          <table:table-cell table:formula="of:=SUM([.F212:.F223])" office:value-type="float" office:value="595.06398573" calcext:value-type="float">
            <text:p>595.06398573</text:p>
          </table:table-cell>
          <table:table-cell/>
          <table:table-cell table:formula="of:=2/([.L212]+1)" office:value-type="float" office:value="0.00335534447287668" calcext:value-type="float">
            <text:p>0.003355344472877</text:p>
          </table:table-cell>
          <table:table-cell table:formula="of:=[.F223]" office:value-type="float" office:value="46.7377051852" calcext:value-type="float">
            <text:p>46.7377051852</text:p>
          </table:table-cell>
        </table:table-row>
        <table:table-row table:style-name="ro1">
          <table:table-cell office:value-type="string" calcext:value-type="string">
            <text:p>2018-11-01</text:p>
          </table:table-cell>
          <table:table-cell office:value-type="float" office:value="219.05" calcext:value-type="float">
            <text:p>219.05</text:p>
          </table:table-cell>
          <table:table-cell office:value-type="float" office:value="222.36" calcext:value-type="float">
            <text:p>222.36</text:p>
          </table:table-cell>
          <table:table-cell office:value-type="float" office:value="216.81" calcext:value-type="float">
            <text:p>216.81</text:p>
          </table:table-cell>
          <table:table-cell office:value-type="float" office:value="222.22" calcext:value-type="float">
            <text:p>222.22</text:p>
          </table:table-cell>
          <table:table-cell office:value-type="float" office:value="54.0714400927" calcext:value-type="float">
            <text:p>54.0714400927</text:p>
          </table:table-cell>
          <table:table-cell office:value-type="float" office:value="58323180" calcext:value-type="float">
            <text:p>58323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3]-[.K212])*[.N213])+[.K212]" office:value-type="float" office:value="44.8185735446383" calcext:value-type="float">
            <text:p>44.8185735446383</text:p>
          </table:table-cell>
          <table:table-cell table:formula="of:=SUM([.F213:.F224])" office:value-type="float" office:value="589.065472038" calcext:value-type="float">
            <text:p>589.065472038</text:p>
          </table:table-cell>
          <table:table-cell/>
          <table:table-cell table:formula="of:=2/([.L213]+1)" office:value-type="float" office:value="0.00338945438222693" calcext:value-type="float">
            <text:p>0.003389454382227</text:p>
          </table:table-cell>
          <table:table-cell table:formula="of:=[.F224]" office:value-type="float" office:value="47.2553580508" calcext:value-type="float">
            <text:p>47.2553580508</text:p>
          </table:table-cell>
        </table:table-row>
        <table:table-row table:style-name="ro1">
          <table:table-cell office:value-type="string" calcext:value-type="string">
            <text:p>2018-11-02</text:p>
          </table:table-cell>
          <table:table-cell office:value-type="float" office:value="209.55" calcext:value-type="float">
            <text:p>209.55</text:p>
          </table:table-cell>
          <table:table-cell office:value-type="float" office:value="213.65" calcext:value-type="float">
            <text:p>213.65</text:p>
          </table:table-cell>
          <table:table-cell office:value-type="float" office:value="205.43" calcext:value-type="float">
            <text:p>205.43</text:p>
          </table:table-cell>
          <table:table-cell office:value-type="float" office:value="207.48" calcext:value-type="float">
            <text:p>207.48</text:p>
          </table:table-cell>
          <table:table-cell office:value-type="float" office:value="50.4848456054" calcext:value-type="float">
            <text:p>50.4848456054</text:p>
          </table:table-cell>
          <table:table-cell office:value-type="float" office:value="91328654" calcext:value-type="float">
            <text:p>91328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4]-[.K213])*[.N214])+[.K213]" office:value-type="float" office:value="44.8205136142751" calcext:value-type="float">
            <text:p>44.8205136142751</text:p>
          </table:table-cell>
          <table:table-cell table:formula="of:=SUM([.F214:.F225])" office:value-type="float" office:value="580.3765609967" calcext:value-type="float">
            <text:p>580.3765609967</text:p>
          </table:table-cell>
          <table:table-cell/>
          <table:table-cell table:formula="of:=2/([.L214]+1)" office:value-type="float" office:value="0.00344011116748711" calcext:value-type="float">
            <text:p>0.003440111167487</text:p>
          </table:table-cell>
          <table:table-cell table:formula="of:=[.F225]" office:value-type="float" office:value="45.3825290514" calcext:value-type="float">
            <text:p>45.3825290514</text:p>
          </table:table-cell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204.3" calcext:value-type="float">
            <text:p>204.3</text:p>
          </table:table-cell>
          <table:table-cell office:value-type="float" office:value="204.39" calcext:value-type="float">
            <text:p>204.39</text:p>
          </table:table-cell>
          <table:table-cell office:value-type="float" office:value="198.17" calcext:value-type="float">
            <text:p>198.17</text:p>
          </table:table-cell>
          <table:table-cell office:value-type="float" office:value="201.59" calcext:value-type="float">
            <text:p>201.59</text:p>
          </table:table-cell>
          <table:table-cell office:value-type="float" office:value="49.0516677539" calcext:value-type="float">
            <text:p>49.0516677539</text:p>
          </table:table-cell>
          <table:table-cell office:value-type="float" office:value="66163669" calcext:value-type="float">
            <text:p>66163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5]-[.K214])*[.N215])+[.K214]" office:value-type="float" office:value="44.8149179003075" calcext:value-type="float">
            <text:p>44.8149179003075</text:p>
          </table:table-cell>
          <table:table-cell table:formula="of:=SUM([.F215:.F226])" office:value-type="float" office:value="573.1059626286" calcext:value-type="float">
            <text:p>573.1059626286</text:p>
          </table:table-cell>
          <table:table-cell/>
          <table:table-cell table:formula="of:=2/([.L215]+1)" office:value-type="float" office:value="0.00348367745710706" calcext:value-type="float">
            <text:p>0.003483677457107</text:p>
          </table:table-cell>
          <table:table-cell table:formula="of:=[.F226]" office:value-type="float" office:value="43.2142472373" calcext:value-type="float">
            <text:p>43.2142472373</text:p>
          </table:table-cell>
        </table:table-row>
        <table:table-row table:style-name="ro1">
          <table:table-cell office:value-type="string" calcext:value-type="string">
            <text:p>2018-11-06</text:p>
          </table:table-cell>
          <table:table-cell office:value-type="float" office:value="201.92" calcext:value-type="float">
            <text:p>201.92</text:p>
          </table:table-cell>
          <table:table-cell office:value-type="float" office:value="204.72" calcext:value-type="float">
            <text:p>204.72</text:p>
          </table:table-cell>
          <table:table-cell office:value-type="float" office:value="201.69" calcext:value-type="float">
            <text:p>201.69</text:p>
          </table:table-cell>
          <table:table-cell office:value-type="float" office:value="203.77" calcext:value-type="float">
            <text:p>203.77</text:p>
          </table:table-cell>
          <table:table-cell office:value-type="float" office:value="49.5821138857" calcext:value-type="float">
            <text:p>49.5821138857</text:p>
          </table:table-cell>
          <table:table-cell office:value-type="float" office:value="31882881" calcext:value-type="float">
            <text:p>31882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6]-[.K215])*[.N216])+[.K215]" office:value-type="float" office:value="44.8091120269143" calcext:value-type="float">
            <text:p>44.8091120269143</text:p>
          </table:table-cell>
          <table:table-cell table:formula="of:=SUM([.F216:.F227])" office:value-type="float" office:value="567.219706936" calcext:value-type="float">
            <text:p>567.219706936</text:p>
          </table:table-cell>
          <table:table-cell/>
          <table:table-cell table:formula="of:=2/([.L216]+1)" office:value-type="float" office:value="0.00351976528724173" calcext:value-type="float">
            <text:p>0.003519765287242</text:p>
          </table:table-cell>
          <table:table-cell table:formula="of:=[.F227]" office:value-type="float" office:value="43.1654120613" calcext:value-type="float">
            <text:p>43.1654120613</text:p>
          </table:table-cell>
        </table:table-row>
        <table:table-row table:style-name="ro1">
          <table:table-cell office:value-type="string" calcext:value-type="string">
            <text:p>2018-11-07</text:p>
          </table:table-cell>
          <table:table-cell office:value-type="float" office:value="205.97" calcext:value-type="float">
            <text:p>205.97</text:p>
          </table:table-cell>
          <table:table-cell office:value-type="float" office:value="210.06" calcext:value-type="float">
            <text:p>210.06</text:p>
          </table:table-cell>
          <table:table-cell office:value-type="float" office:value="204.13" calcext:value-type="float">
            <text:p>204.13</text:p>
          </table:table-cell>
          <table:table-cell office:value-type="float" office:value="209.95" calcext:value-type="float">
            <text:p>209.95</text:p>
          </table:table-cell>
          <table:table-cell office:value-type="float" office:value="51.0858556721" calcext:value-type="float">
            <text:p>51.0858556721</text:p>
          </table:table-cell>
          <table:table-cell office:value-type="float" office:value="33424434" calcext:value-type="float">
            <text:p>33424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7]-[.K216])*[.N217])+[.K216]" office:value-type="float" office:value="44.7993384683511" calcext:value-type="float">
            <text:p>44.7993384683511</text:p>
          </table:table-cell>
          <table:table-cell table:formula="of:=SUM([.F217:.F228])" office:value-type="float" office:value="559.7066554105" calcext:value-type="float">
            <text:p>559.7066554105</text:p>
          </table:table-cell>
          <table:table-cell/>
          <table:table-cell table:formula="of:=2/([.L217]+1)" office:value-type="float" office:value="0.00356692752030164" calcext:value-type="float">
            <text:p>0.003566927520302</text:p>
          </table:table-cell>
          <table:table-cell table:formula="of:=[.F228]" office:value-type="float" office:value="42.0690623602" calcext:value-type="float">
            <text:p>42.0690623602</text:p>
          </table:table-cell>
        </table:table-row>
        <table:table-row table:style-name="ro1">
          <table:table-cell office:value-type="string" calcext:value-type="string">
            <text:p>2018-11-08</text:p>
          </table:table-cell>
          <table:table-cell office:value-type="float" office:value="209.98" calcext:value-type="float">
            <text:p>209.98</text:p>
          </table:table-cell>
          <table:table-cell office:value-type="float" office:value="210.12" calcext:value-type="float">
            <text:p>210.12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8.49" calcext:value-type="float">
            <text:p>208.49</text:p>
          </table:table-cell>
          <table:table-cell office:value-type="float" office:value="50.9082292151" calcext:value-type="float">
            <text:p>50.9082292151</text:p>
          </table:table-cell>
          <table:table-cell office:value-type="float" office:value="25362636" calcext:value-type="float">
            <text:p>25362636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8]-[.K217])*[.N218])+[.K217]" office:value-type="float" office:value="44.7915111731063" calcext:value-type="float">
            <text:p>44.7915111731063</text:p>
          </table:table-cell>
          <table:table-cell table:formula="of:=SUM([.F218:.F229])" office:value-type="float" office:value="551.2587918989" calcext:value-type="float">
            <text:p>551.2587918989</text:p>
          </table:table-cell>
          <table:table-cell/>
          <table:table-cell table:formula="of:=2/([.L218]+1)" office:value-type="float" office:value="0.0036214905572135" calcext:value-type="float">
            <text:p>0.003621490557214</text:p>
          </table:table-cell>
          <table:table-cell table:formula="of:=[.F229]" office:value-type="float" office:value="42.6379921605" calcext:value-type="float">
            <text:p>42.6379921605</text:p>
          </table:table-cell>
        </table:table-row>
        <table:table-row table:style-name="ro1">
          <table:table-cell office:value-type="string" calcext:value-type="string">
            <text:p>2018-11-09</text:p>
          </table:table-cell>
          <table:table-cell office:value-type="float" office:value="205.55" calcext:value-type="float">
            <text:p>205.55</text:p>
          </table:table-cell>
          <table:table-cell office:value-type="float" office:value="206.01" calcext:value-type="float">
            <text:p>206.01</text:p>
          </table:table-cell>
          <table:table-cell office:value-type="float" office:value="202.25" calcext:value-type="float">
            <text:p>202.25</text:p>
          </table:table-cell>
          <table:table-cell office:value-type="float" office:value="204.47" calcext:value-type="float">
            <text:p>204.47</text:p>
          </table:table-cell>
          <table:table-cell office:value-type="float" office:value="49.9266421777" calcext:value-type="float">
            <text:p>49.9266421777</text:p>
          </table:table-cell>
          <table:table-cell office:value-type="float" office:value="34365750" calcext:value-type="float">
            <text:p>34365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19]-[.K218])*[.N219])+[.K218]" office:value-type="float" office:value="44.783251113076" calcext:value-type="float">
            <text:p>44.783251113076</text:p>
          </table:table-cell>
          <table:table-cell table:formula="of:=SUM([.F219:.F230])" office:value-type="float" office:value="542.8957680099" calcext:value-type="float">
            <text:p>542.8957680099</text:p>
          </table:table-cell>
          <table:table-cell/>
          <table:table-cell table:formula="of:=2/([.L219]+1)" office:value-type="float" office:value="0.00367717514574152" calcext:value-type="float">
            <text:p>0.003677175145742</text:p>
          </table:table-cell>
          <table:table-cell table:formula="of:=[.F230]" office:value-type="float" office:value="42.5452053261" calcext:value-type="float">
            <text:p>42.5452053261</text:p>
          </table:table-cell>
        </table:table-row>
        <table:table-row table:style-name="ro1">
          <table:table-cell office:value-type="string" calcext:value-type="string">
            <text:p>2018-11-12</text:p>
          </table:table-cell>
          <table:table-cell office:value-type="float" office:value="199" calcext:value-type="float">
            <text:p>199</text:p>
          </table:table-cell>
          <table:table-cell office:value-type="float" office:value="199.85" calcext:value-type="float">
            <text:p>199.85</text:p>
          </table:table-cell>
          <table:table-cell office:value-type="float" office:value="193.79" calcext:value-type="float">
            <text:p>193.79</text:p>
          </table:table-cell>
          <table:table-cell office:value-type="float" office:value="194.17" calcext:value-type="float">
            <text:p>194.17</text:p>
          </table:table-cell>
          <table:table-cell office:value-type="float" office:value="47.411630614" calcext:value-type="float">
            <text:p>47.411630614</text:p>
          </table:table-cell>
          <table:table-cell office:value-type="float" office:value="51135518" calcext:value-type="float">
            <text:p>5113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0]-[.K219])*[.N220])+[.K219]" office:value-type="float" office:value="44.7810135694734" calcext:value-type="float">
            <text:p>44.7810135694734</text:p>
          </table:table-cell>
          <table:table-cell table:formula="of:=SUM([.F220:.F231])" office:value-type="float" office:value="537.1503095541" calcext:value-type="float">
            <text:p>537.1503095541</text:p>
          </table:table-cell>
          <table:table-cell/>
          <table:table-cell table:formula="of:=2/([.L220]+1)" office:value-type="float" office:value="0.00371643380017222" calcext:value-type="float">
            <text:p>0.003716433800172</text:p>
          </table:table-cell>
          <table:table-cell table:formula="of:=[.F231]" office:value-type="float" office:value="44.1811837219" calcext:value-type="float">
            <text:p>44.1811837219</text:p>
          </table:table-cell>
        </table:table-row>
        <table:table-row table:style-name="ro1">
          <table:table-cell office:value-type="string" calcext:value-type="string">
            <text:p>2018-11-13</text:p>
          </table:table-cell>
          <table:table-cell office:value-type="float" office:value="191.63" calcext:value-type="float">
            <text:p>191.63</text:p>
          </table:table-cell>
          <table:table-cell office:value-type="float" office:value="197.18" calcext:value-type="float">
            <text:p>197.18</text:p>
          </table:table-cell>
          <table:table-cell office:value-type="float" office:value="191.45" calcext:value-type="float">
            <text:p>191.45</text:p>
          </table:table-cell>
          <table:table-cell office:value-type="float" office:value="192.23" calcext:value-type="float">
            <text:p>192.23</text:p>
          </table:table-cell>
          <table:table-cell office:value-type="float" office:value="46.9379294068" calcext:value-type="float">
            <text:p>46.9379294068</text:p>
          </table:table-cell>
          <table:table-cell office:value-type="float" office:value="46882936" calcext:value-type="float">
            <text:p>46882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1]-[.K220])*[.N221])+[.K220]" office:value-type="float" office:value="44.7774996575588" calcext:value-type="float">
            <text:p>44.7774996575588</text:p>
          </table:table-cell>
          <table:table-cell table:formula="of:=SUM([.F221:.F232])" office:value-type="float" office:value="533.5804581889" calcext:value-type="float">
            <text:p>533.5804581889</text:p>
          </table:table-cell>
          <table:table-cell/>
          <table:table-cell table:formula="of:=2/([.L221]+1)" office:value-type="float" office:value="0.00374125161023615" calcext:value-type="float">
            <text:p>0.003741251610236</text:p>
          </table:table-cell>
          <table:table-cell table:formula="of:=[.F232]" office:value-type="float" office:value="43.8417792488" calcext:value-type="float">
            <text:p>43.8417792488</text:p>
          </table:table-cell>
        </table:table-row>
        <table:table-row table:style-name="ro1">
          <table:table-cell office:value-type="string" calcext:value-type="string">
            <text:p>2018-11-14</text:p>
          </table:table-cell>
          <table:table-cell office:value-type="float" office:value="193.9" calcext:value-type="float">
            <text:p>193.9</text:p>
          </table:table-cell>
          <table:table-cell office:value-type="float" office:value="194.48" calcext:value-type="float">
            <text:p>194.48</text:p>
          </table:table-cell>
          <table:table-cell office:value-type="float" office:value="185.93" calcext:value-type="float">
            <text:p>185.93</text:p>
          </table:table-cell>
          <table:table-cell office:value-type="float" office:value="186.8" calcext:value-type="float">
            <text:p>186.8</text:p>
          </table:table-cell>
          <table:table-cell office:value-type="float" office:value="45.6120543786" calcext:value-type="float">
            <text:p>45.6120543786</text:p>
          </table:table-cell>
          <table:table-cell office:value-type="float" office:value="60800957" calcext:value-type="float">
            <text:p>60800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2]-[.K221])*[.N222])+[.K221]" office:value-type="float" office:value="44.7730852514437" calcext:value-type="float">
            <text:p>44.7730852514437</text:p>
          </table:table-cell>
          <table:table-cell table:formula="of:=SUM([.F222:.F233])" office:value-type="float" office:value="530.2474574273" calcext:value-type="float">
            <text:p>530.2474574273</text:p>
          </table:table-cell>
          <table:table-cell/>
          <table:table-cell table:formula="of:=2/([.L222]+1)" office:value-type="float" office:value="0.00376472390039381" calcext:value-type="float">
            <text:p>0.003764723900394</text:p>
          </table:table-cell>
          <table:table-cell table:formula="of:=[.F233]" office:value-type="float" office:value="43.6049286452" calcext:value-type="float">
            <text:p>43.6049286452</text:p>
          </table:table-cell>
        </table:table-row>
        <table:table-row table:style-name="ro1">
          <table:table-cell office:value-type="string" calcext:value-type="string">
            <text:p>2018-11-15</text:p>
          </table:table-cell>
          <table:table-cell office:value-type="float" office:value="188.39" calcext:value-type="float">
            <text:p>188.39</text:p>
          </table:table-cell>
          <table:table-cell office:value-type="float" office:value="191.97" calcext:value-type="float">
            <text:p>191.97</text:p>
          </table:table-cell>
          <table:table-cell office:value-type="float" office:value="186.9" calcext:value-type="float">
            <text:p>186.9</text:p>
          </table:table-cell>
          <table:table-cell office:value-type="float" office:value="191.41" calcext:value-type="float">
            <text:p>191.41</text:p>
          </table:table-cell>
          <table:table-cell office:value-type="float" office:value="46.7377051852" calcext:value-type="float">
            <text:p>46.7377051852</text:p>
          </table:table-cell>
          <table:table-cell office:value-type="float" office:value="46478801" calcext:value-type="float">
            <text:p>46478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3]-[.K222])*[.N223])+[.K222]" office:value-type="float" office:value="44.7744248332239" calcext:value-type="float">
            <text:p>44.7744248332239</text:p>
          </table:table-cell>
          <table:table-cell table:formula="of:=SUM([.F223:.F234])" office:value-type="float" office:value="529.7639891849" calcext:value-type="float">
            <text:p>529.7639891849</text:p>
          </table:table-cell>
          <table:table-cell/>
          <table:table-cell table:formula="of:=2/([.L223]+1)" office:value-type="float" office:value="0.0037681531542323" calcext:value-type="float">
            <text:p>0.003768153154232</text:p>
          </table:table-cell>
          <table:table-cell table:formula="of:=[.F234]" office:value-type="float" office:value="45.1285861362" calcext:value-type="float">
            <text:p>45.1285861362</text:p>
          </table:table-cell>
        </table:table-row>
        <table:table-row table:style-name="ro1">
          <table:table-cell office:value-type="string" calcext:value-type="string">
            <text:p>2018-11-16</text:p>
          </table:table-cell>
          <table:table-cell office:value-type="float" office:value="190.5" calcext:value-type="float">
            <text:p>190.5</text:p>
          </table:table-cell>
          <table:table-cell office:value-type="float" office:value="194.97" calcext:value-type="float">
            <text:p>194.97</text:p>
          </table:table-cell>
          <table:table-cell office:value-type="float" office:value="189.46" calcext:value-type="float">
            <text:p>189.46</text:p>
          </table:table-cell>
          <table:table-cell office:value-type="float" office:value="193.53" calcext:value-type="float">
            <text:p>193.53</text:p>
          </table:table-cell>
          <table:table-cell office:value-type="float" office:value="47.2553580508" calcext:value-type="float">
            <text:p>47.2553580508</text:p>
          </table:table-cell>
          <table:table-cell office:value-type="float" office:value="36928253" calcext:value-type="float">
            <text:p>36928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4]-[.K223])*[.N224])+[.K223]" office:value-type="float" office:value="44.7682371159157" calcext:value-type="float">
            <text:p>44.7682371159157</text:p>
          </table:table-cell>
          <table:table-cell table:formula="of:=SUM([.F224:.F235])" office:value-type="float" office:value="526.1697202318" calcext:value-type="float">
            <text:p>526.1697202318</text:p>
          </table:table-cell>
          <table:table-cell/>
          <table:table-cell table:formula="of:=2/([.L224]+1)" office:value-type="float" office:value="0.00379384460685752" calcext:value-type="float">
            <text:p>0.003793844606858</text:p>
          </table:table-cell>
          <table:table-cell table:formula="of:=[.F235]" office:value-type="float" office:value="43.1434362321" calcext:value-type="float">
            <text:p>43.1434362321</text:p>
          </table:table-cell>
        </table:table-row>
        <table:table-row table:style-name="ro1">
          <table:table-cell office:value-type="string" calcext:value-type="string">
            <text:p>2018-11-19</text:p>
          </table:table-cell>
          <table:table-cell office:value-type="float" office:value="190" calcext:value-type="float">
            <text:p>190</text:p>
          </table:table-cell>
          <table:table-cell office:value-type="float" office:value="190.7" calcext:value-type="float">
            <text:p>190.7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5.86" calcext:value-type="float">
            <text:p>185.86</text:p>
          </table:table-cell>
          <table:table-cell office:value-type="float" office:value="45.3825290514" calcext:value-type="float">
            <text:p>45.3825290514</text:p>
          </table:table-cell>
          <table:table-cell office:value-type="float" office:value="41920872" calcext:value-type="float">
            <text:p>41920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5]-[.K224])*[.N225])+[.K224]" office:value-type="float" office:value="44.7601777168741" calcext:value-type="float">
            <text:p>44.7601777168741</text:p>
          </table:table-cell>
          <table:table-cell table:formula="of:=SUM([.F225:.F236])" office:value-type="float" office:value="521.5767719295" calcext:value-type="float">
            <text:p>521.5767719295</text:p>
          </table:table-cell>
          <table:table-cell/>
          <table:table-cell table:formula="of:=2/([.L225]+1)" office:value-type="float" office:value="0.00382718885995533" calcext:value-type="float">
            <text:p>0.003827188859955</text:p>
          </table:table-cell>
          <table:table-cell table:formula="of:=[.F236]" office:value-type="float" office:value="42.6624097485" calcext:value-type="float">
            <text:p>42.6624097485</text:p>
          </table:table-cell>
        </table:table-row>
        <table:table-row table:style-name="ro1">
          <table:table-cell office:value-type="string" calcext:value-type="string">
            <text:p>2018-11-20</text:p>
          </table:table-cell>
          <table:table-cell office:value-type="float" office:value="178.37" calcext:value-type="float">
            <text:p>178.37</text:p>
          </table:table-cell>
          <table:table-cell office:value-type="float" office:value="181.47" calcext:value-type="float">
            <text:p>181.47</text:p>
          </table:table-cell>
          <table:table-cell office:value-type="float" office:value="175.51" calcext:value-type="float">
            <text:p>175.51</text:p>
          </table:table-cell>
          <table:table-cell office:value-type="float" office:value="176.98" calcext:value-type="float">
            <text:p>176.98</text:p>
          </table:table-cell>
          <table:table-cell office:value-type="float" office:value="43.2142472373" calcext:value-type="float">
            <text:p>43.2142472373</text:p>
          </table:table-cell>
          <table:table-cell office:value-type="float" office:value="67825247" calcext:value-type="float">
            <text:p>67825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6]-[.K225])*[.N226])+[.K225]" office:value-type="float" office:value="44.7462138492974" calcext:value-type="float">
            <text:p>44.7462138492974</text:p>
          </table:table-cell>
          <table:table-cell table:formula="of:=SUM([.F226:.F237])" office:value-type="float" office:value="517.3354368944" calcext:value-type="float">
            <text:p>517.3354368944</text:p>
          </table:table-cell>
          <table:table-cell/>
          <table:table-cell table:formula="of:=2/([.L226]+1)" office:value-type="float" office:value="0.00385850524128347" calcext:value-type="float">
            <text:p>0.003858505241283</text:p>
          </table:table-cell>
          <table:table-cell table:formula="of:=[.F237]" office:value-type="float" office:value="41.1411940163" calcext:value-type="float">
            <text:p>41.1411940163</text:p>
          </table:table-cell>
        </table:table-row>
        <table:table-row table:style-name="ro1">
          <table:table-cell office:value-type="string" calcext:value-type="string">
            <text:p>2018-11-21</text:p>
          </table:table-cell>
          <table:table-cell office:value-type="float" office:value="179.73" calcext:value-type="float">
            <text:p>179.73</text:p>
          </table:table-cell>
          <table:table-cell office:value-type="float" office:value="180.27" calcext:value-type="float">
            <text:p>180.27</text:p>
          </table:table-cell>
          <table:table-cell office:value-type="float" office:value="176.55" calcext:value-type="float">
            <text:p>176.55</text:p>
          </table:table-cell>
          <table:table-cell office:value-type="float" office:value="176.78" calcext:value-type="float">
            <text:p>176.78</text:p>
          </table:table-cell>
          <table:table-cell office:value-type="float" office:value="43.1654120613" calcext:value-type="float">
            <text:p>43.1654120613</text:p>
          </table:table-cell>
          <table:table-cell office:value-type="float" office:value="31124210" calcext:value-type="float">
            <text:p>31124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7]-[.K226])*[.N227])+[.K226]" office:value-type="float" office:value="44.7333047731981" calcext:value-type="float">
            <text:p>44.7333047731981</text:p>
          </table:table-cell>
          <table:table-cell table:formula="of:=SUM([.F227:.F238])" office:value-type="float" office:value="515.5334189002" calcext:value-type="float">
            <text:p>515.5334189002</text:p>
          </table:table-cell>
          <table:table-cell/>
          <table:table-cell table:formula="of:=2/([.L227]+1)" office:value-type="float" office:value="0.00387196631780067" calcext:value-type="float">
            <text:p>0.003871966317801</text:p>
          </table:table-cell>
          <table:table-cell table:formula="of:=[.F238]" office:value-type="float" office:value="41.4122292431" calcext:value-type="float">
            <text:p>41.4122292431</text:p>
          </table:table-cell>
        </table:table-row>
        <table:table-row table:style-name="ro1">
          <table:table-cell office:value-type="string" calcext:value-type="string">
            <text:p>2018-11-23</text:p>
          </table:table-cell>
          <table:table-cell office:value-type="float" office:value="174.94" calcext:value-type="float">
            <text:p>174.94</text:p>
          </table:table-cell>
          <table:table-cell office:value-type="float" office:value="176.595" calcext:value-type="float">
            <text:p>176.595</text:p>
          </table:table-cell>
          <table:table-cell office:value-type="float" office:value="172.1" calcext:value-type="float">
            <text:p>172.1</text:p>
          </table:table-cell>
          <table:table-cell office:value-type="float" office:value="172.29" calcext:value-type="float">
            <text:p>172.29</text:p>
          </table:table-cell>
          <table:table-cell office:value-type="float" office:value="42.0690623602" calcext:value-type="float">
            <text:p>42.0690623602</text:p>
          </table:table-cell>
          <table:table-cell office:value-type="float" office:value="23623972" calcext:value-type="float">
            <text:p>23623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8]-[.K227])*[.N228])+[.K227]" office:value-type="float" office:value="44.7194753227218" calcext:value-type="float">
            <text:p>44.7194753227218</text:p>
          </table:table-cell>
          <table:table-cell table:formula="of:=SUM([.F228:.F239])" office:value-type="float" office:value="513.5433854784" calcext:value-type="float">
            <text:p>513.5433854784</text:p>
          </table:table-cell>
          <table:table-cell/>
          <table:table-cell table:formula="of:=2/([.L228]+1)" office:value-type="float" office:value="0.00388694142504716" calcext:value-type="float">
            <text:p>0.003886941425047</text:p>
          </table:table-cell>
          <table:table-cell table:formula="of:=[.F239]" office:value-type="float" office:value="41.1753786395" calcext:value-type="float">
            <text:p>41.1753786395</text:p>
          </table:table-cell>
        </table:table-row>
        <table:table-row table:style-name="ro1">
          <table:table-cell office:value-type="string" calcext:value-type="string">
            <text:p>2018-11-26</text:p>
          </table:table-cell>
          <table:table-cell office:value-type="float" office:value="174.24" calcext:value-type="float">
            <text:p>174.24</text:p>
          </table:table-cell>
          <table:table-cell office:value-type="float" office:value="174.95" calcext:value-type="float">
            <text:p>174.95</text:p>
          </table:table-cell>
          <table:table-cell office:value-type="float" office:value="170.26" calcext:value-type="float">
            <text:p>170.26</text:p>
          </table:table-cell>
          <table:table-cell office:value-type="float" office:value="174.62" calcext:value-type="float">
            <text:p>174.62</text:p>
          </table:table-cell>
          <table:table-cell office:value-type="float" office:value="42.6379921605" calcext:value-type="float">
            <text:p>42.6379921605</text:p>
          </table:table-cell>
          <table:table-cell office:value-type="float" office:value="44998520" calcext:value-type="float">
            <text:p>44998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29]-[.K228])*[.N229])+[.K228]" office:value-type="float" office:value="44.7061254931516" calcext:value-type="float">
            <text:p>44.7061254931516</text:p>
          </table:table-cell>
          <table:table-cell table:formula="of:=SUM([.F229:.F240])" office:value-type="float" office:value="512.7644644213" calcext:value-type="float">
            <text:p>512.7644644213</text:p>
          </table:table-cell>
          <table:table-cell/>
          <table:table-cell table:formula="of:=2/([.L229]+1)" office:value-type="float" office:value="0.0038928344377667" calcext:value-type="float">
            <text:p>0.003892834437767</text:p>
          </table:table-cell>
          <table:table-cell table:formula="of:=[.F240]" office:value-type="float" office:value="41.2901413031" calcext:value-type="float">
            <text:p>41.2901413031</text:p>
          </table:table-cell>
        </table:table-row>
        <table:table-row table:style-name="ro1">
          <table:table-cell office:value-type="string" calcext:value-type="string">
            <text:p>2018-11-27</text:p>
          </table:table-cell>
          <table:table-cell office:value-type="float" office:value="171.51" calcext:value-type="float">
            <text:p>171.51</text:p>
          </table:table-cell>
          <table:table-cell office:value-type="float" office:value="174.77" calcext:value-type="float">
            <text:p>174.77</text:p>
          </table:table-cell>
          <table:table-cell office:value-type="float" office:value="170.88" calcext:value-type="float">
            <text:p>170.88</text:p>
          </table:table-cell>
          <table:table-cell office:value-type="float" office:value="174.24" calcext:value-type="float">
            <text:p>174.24</text:p>
          </table:table-cell>
          <table:table-cell office:value-type="float" office:value="42.5452053261" calcext:value-type="float">
            <text:p>42.5452053261</text:p>
          </table:table-cell>
          <table:table-cell office:value-type="float" office:value="41387377" calcext:value-type="float">
            <text:p>41387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0]-[.K229])*[.N230])+[.K229]" office:value-type="float" office:value="44.6945659618369" calcext:value-type="float">
            <text:p>44.6945659618369</text:p>
          </table:table-cell>
          <table:table-cell table:formula="of:=SUM([.F230:.F241])" office:value-type="float" office:value="511.8683389418" calcext:value-type="float">
            <text:p>511.8683389418</text:p>
          </table:table-cell>
          <table:table-cell/>
          <table:table-cell table:formula="of:=2/([.L230]+1)" office:value-type="float" office:value="0.0038996363162651" calcext:value-type="float">
            <text:p>0.003899636316265</text:p>
          </table:table-cell>
          <table:table-cell table:formula="of:=[.F241]" office:value-type="float" office:value="41.741866681" calcext:value-type="float">
            <text:p>41.741866681</text:p>
          </table:table-cell>
        </table:table-row>
        <table:table-row table:style-name="ro1">
          <table:table-cell office:value-type="string" calcext:value-type="string">
            <text:p>2018-11-2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81.29" calcext:value-type="float">
            <text:p>181.29</text:p>
          </table:table-cell>
          <table:table-cell office:value-type="float" office:value="174.93" calcext:value-type="float">
            <text:p>174.93</text:p>
          </table:table-cell>
          <table:table-cell office:value-type="float" office:value="180.94" calcext:value-type="float">
            <text:p>180.94</text:p>
          </table:table-cell>
          <table:table-cell office:value-type="float" office:value="44.1811837219" calcext:value-type="float">
            <text:p>44.1811837219</text:p>
          </table:table-cell>
          <table:table-cell office:value-type="float" office:value="46062539" calcext:value-type="float">
            <text:p>46062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1]-[.K230])*[.N231])+[.K230]" office:value-type="float" office:value="44.6777729528778" calcext:value-type="float">
            <text:p>44.6777729528778</text:p>
          </table:table-cell>
          <table:table-cell table:formula="of:=SUM([.F231:.F242])" office:value-type="float" office:value="509.7293582333" calcext:value-type="float">
            <text:p>509.7293582333</text:p>
          </table:table-cell>
          <table:table-cell/>
          <table:table-cell table:formula="of:=2/([.L231]+1)" office:value-type="float" office:value="0.00391596834558002" calcext:value-type="float">
            <text:p>0.00391596834558</text:p>
          </table:table-cell>
          <table:table-cell table:formula="of:=[.F242]" office:value-type="float" office:value="40.4062246176" calcext:value-type="float">
            <text:p>40.4062246176</text:p>
          </table:table-cell>
        </table:table-row>
        <table:table-row table:style-name="ro1">
          <table:table-cell office:value-type="string" calcext:value-type="string">
            <text:p>2018-11-29</text:p>
          </table:table-cell>
          <table:table-cell office:value-type="float" office:value="182.66" calcext:value-type="float">
            <text:p>182.66</text:p>
          </table:table-cell>
          <table:table-cell office:value-type="float" office:value="182.8" calcext:value-type="float">
            <text:p>182.8</text:p>
          </table:table-cell>
          <table:table-cell office:value-type="float" office:value="177.7" calcext:value-type="float">
            <text:p>177.7</text:p>
          </table:table-cell>
          <table:table-cell office:value-type="float" office:value="179.55" calcext:value-type="float">
            <text:p>179.55</text:p>
          </table:table-cell>
          <table:table-cell office:value-type="float" office:value="43.8417792488" calcext:value-type="float">
            <text:p>43.8417792488</text:p>
          </table:table-cell>
          <table:table-cell office:value-type="float" office:value="41769992" calcext:value-type="float">
            <text:p>41769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2]-[.K231])*[.N232])+[.K231]" office:value-type="float" office:value="44.6594240478256" calcext:value-type="float">
            <text:p>44.6594240478256</text:p>
          </table:table-cell>
          <table:table-cell table:formula="of:=SUM([.F232:.F243])" office:value-type="float" office:value="505.5783682738" calcext:value-type="float">
            <text:p>505.5783682738</text:p>
          </table:table-cell>
          <table:table-cell/>
          <table:table-cell table:formula="of:=2/([.L232]+1)" office:value-type="float" office:value="0.0039480564612641" calcext:value-type="float">
            <text:p>0.003948056461264</text:p>
          </table:table-cell>
          <table:table-cell table:formula="of:=[.F243]" office:value-type="float" office:value="40.0301937624" calcext:value-type="float">
            <text:p>40.0301937624</text:p>
          </table:table-cell>
        </table:table-row>
        <table:table-row table:style-name="ro1">
          <table:table-cell office:value-type="string" calcext:value-type="string">
            <text:p>2018-11-30</text:p>
          </table:table-cell>
          <table:table-cell office:value-type="float" office:value="180.29" calcext:value-type="float">
            <text:p>180.29</text:p>
          </table:table-cell>
          <table:table-cell office:value-type="float" office:value="180.33" calcext:value-type="float">
            <text:p>180.33</text:p>
          </table:table-cell>
          <table:table-cell office:value-type="float" office:value="177.03" calcext:value-type="float">
            <text:p>177.03</text:p>
          </table:table-cell>
          <table:table-cell office:value-type="float" office:value="178.58" calcext:value-type="float">
            <text:p>178.58</text:p>
          </table:table-cell>
          <table:table-cell office:value-type="float" office:value="43.6049286452" calcext:value-type="float">
            <text:p>43.6049286452</text:p>
          </table:table-cell>
          <table:table-cell office:value-type="float" office:value="39531549" calcext:value-type="float">
            <text:p>3953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3]-[.K232])*[.N233])+[.K232]" office:value-type="float" office:value="44.6430948493289" calcext:value-type="float">
            <text:p>44.6430948493289</text:p>
          </table:table-cell>
          <table:table-cell table:formula="of:=SUM([.F233:.F244])" office:value-type="float" office:value="502.2868774118" calcext:value-type="float">
            <text:p>502.2868774118</text:p>
          </table:table-cell>
          <table:table-cell/>
          <table:table-cell table:formula="of:=2/([.L233]+1)" office:value-type="float" office:value="0.00397387670881702" calcext:value-type="float">
            <text:p>0.003973876708817</text:p>
          </table:table-cell>
          <table:table-cell table:formula="of:=[.F244]" office:value-type="float" office:value="40.5502883868" calcext:value-type="float">
            <text:p>40.5502883868</text:p>
          </table:table-cell>
        </table:table-row>
        <table:table-row table:style-name="ro1">
          <table:table-cell office:value-type="string" calcext:value-type="string">
            <text:p>2018-12-03</text:p>
          </table:table-cell>
          <table:table-cell office:value-type="float" office:value="184.46" calcext:value-type="float">
            <text:p>184.46</text:p>
          </table:table-cell>
          <table:table-cell office:value-type="float" office:value="184.94" calcext:value-type="float">
            <text:p>184.94</text:p>
          </table:table-cell>
          <table:table-cell office:value-type="float" office:value="181.21" calcext:value-type="float">
            <text:p>181.21</text:p>
          </table:table-cell>
          <table:table-cell office:value-type="float" office:value="184.82" calcext:value-type="float">
            <text:p>184.82</text:p>
          </table:table-cell>
          <table:table-cell office:value-type="float" office:value="45.1285861362" calcext:value-type="float">
            <text:p>45.1285861362</text:p>
          </table:table-cell>
          <table:table-cell office:value-type="float" office:value="40798002" calcext:value-type="float">
            <text:p>40798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4]-[.K233])*[.N234])+[.K233]" office:value-type="float" office:value="44.6216199495443" calcext:value-type="float">
            <text:p>44.6216199495443</text:p>
          </table:table-cell>
          <table:table-cell table:formula="of:=SUM([.F234:.F245])" office:value-type="float" office:value="497.9674060951" calcext:value-type="float">
            <text:p>497.9674060951</text:p>
          </table:table-cell>
          <table:table-cell/>
          <table:table-cell table:formula="of:=2/([.L234]+1)" office:value-type="float" office:value="0.00400827784654698" calcext:value-type="float">
            <text:p>0.004008277846547</text:p>
          </table:table-cell>
          <table:table-cell table:formula="of:=[.F245]" office:value-type="float" office:value="39.2854573285" calcext:value-type="float">
            <text:p>39.2854573285</text:p>
          </table:table-cell>
        </table:table-row>
        <table:table-row table:style-name="ro1">
          <table:table-cell office:value-type="string" calcext:value-type="string">
            <text:p>2018-12-04</text:p>
          </table:table-cell>
          <table:table-cell office:value-type="float" office:value="180.95" calcext:value-type="float">
            <text:p>180.95</text:p>
          </table:table-cell>
          <table:table-cell office:value-type="float" office:value="182.39" calcext:value-type="float">
            <text:p>182.39</text:p>
          </table:table-cell>
          <table:table-cell office:value-type="float" office:value="176.27" calcext:value-type="float">
            <text:p>176.27</text:p>
          </table:table-cell>
          <table:table-cell office:value-type="float" office:value="176.69" calcext:value-type="float">
            <text:p>176.69</text:p>
          </table:table-cell>
          <table:table-cell office:value-type="float" office:value="43.1434362321" calcext:value-type="float">
            <text:p>43.1434362321</text:p>
          </table:table-cell>
          <table:table-cell office:value-type="float" office:value="41344282" calcext:value-type="float">
            <text:p>41344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5]-[.K234])*[.N235])+[.K234]" office:value-type="float" office:value="44.595905284277" calcext:value-type="float">
            <text:p>44.595905284277</text:p>
          </table:table-cell>
          <table:table-cell table:formula="of:=SUM([.F235:.F246])" office:value-type="float" office:value="491.1329232147" calcext:value-type="float">
            <text:p>491.1329232147</text:p>
          </table:table-cell>
          <table:table-cell/>
          <table:table-cell table:formula="of:=2/([.L235]+1)" office:value-type="float" office:value="0.00406394269852064" calcext:value-type="float">
            <text:p>0.004063942698521</text:p>
          </table:table-cell>
          <table:table-cell table:formula="of:=[.F246]" office:value-type="float" office:value="38.2941032558" calcext:value-type="float">
            <text:p>38.2941032558</text:p>
          </table:table-cell>
        </table:table-row>
        <table:table-row table:style-name="ro1">
          <table:table-cell office:value-type="string" calcext:value-type="string">
            <text:p>2018-12-06</text:p>
          </table:table-cell>
          <table:table-cell office:value-type="float" office:value="171.76" calcext:value-type="float">
            <text:p>171.76</text:p>
          </table:table-cell>
          <table:table-cell office:value-type="float" office:value="174.78" calcext:value-type="float">
            <text:p>174.78</text:p>
          </table:table-cell>
          <table:table-cell office:value-type="float" office:value="170.42" calcext:value-type="float">
            <text:p>170.42</text:p>
          </table:table-cell>
          <table:table-cell office:value-type="float" office:value="174.72" calcext:value-type="float">
            <text:p>174.72</text:p>
          </table:table-cell>
          <table:table-cell office:value-type="float" office:value="42.6624097485" calcext:value-type="float">
            <text:p>42.6624097485</text:p>
          </table:table-cell>
          <table:table-cell office:value-type="float" office:value="43098410" calcext:value-type="float">
            <text:p>43098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6]-[.K235])*[.N236])+[.K235]" office:value-type="float" office:value="44.5638288361782" calcext:value-type="float">
            <text:p>44.5638288361782</text:p>
          </table:table-cell>
          <table:table-cell table:formula="of:=SUM([.F236:.F247])" office:value-type="float" office:value="484.7941173706" calcext:value-type="float">
            <text:p>484.7941173706</text:p>
          </table:table-cell>
          <table:table-cell/>
          <table:table-cell table:formula="of:=2/([.L236]+1)" office:value-type="float" office:value="0.00411697039648228" calcext:value-type="float">
            <text:p>0.004116970396482</text:p>
          </table:table-cell>
          <table:table-cell table:formula="of:=[.F247]" office:value-type="float" office:value="36.804630388" calcext:value-type="float">
            <text:p>36.804630388</text:p>
          </table:table-cell>
        </table:table-row>
        <table:table-row table:style-name="ro1">
          <table:table-cell office:value-type="string" calcext:value-type="string">
            <text:p>2018-12-07</text:p>
          </table:table-cell>
          <table:table-cell office:value-type="float" office:value="173.49" calcext:value-type="float">
            <text:p>173.49</text:p>
          </table:table-cell>
          <table:table-cell office:value-type="float" office:value="174.49" calcext:value-type="float">
            <text:p>174.49</text:p>
          </table:table-cell>
          <table:table-cell office:value-type="float" office:value="168.3" calcext:value-type="float">
            <text:p>168.3</text:p>
          </table:table-cell>
          <table:table-cell office:value-type="float" office:value="168.49" calcext:value-type="float">
            <text:p>168.49</text:p>
          </table:table-cell>
          <table:table-cell office:value-type="float" office:value="41.1411940163" calcext:value-type="float">
            <text:p>41.1411940163</text:p>
          </table:table-cell>
          <table:table-cell office:value-type="float" office:value="42281631" calcext:value-type="float">
            <text:p>42281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7]-[.K236])*[.N237])+[.K236]" office:value-type="float" office:value="44.5274539951275" calcext:value-type="float">
            <text:p>44.5274539951275</text:p>
          </table:table-cell>
          <table:table-cell table:formula="of:=SUM([.F237:.F248])" office:value-type="float" office:value="477.9840520782" calcext:value-type="float">
            <text:p>477.9840520782</text:p>
          </table:table-cell>
          <table:table-cell/>
          <table:table-cell table:formula="of:=2/([.L237]+1)" office:value-type="float" office:value="0.00417550436454506" calcext:value-type="float">
            <text:p>0.004175504364545</text:p>
          </table:table-cell>
          <table:table-cell table:formula="of:=[.F248]" office:value-type="float" office:value="35.8523444561" calcext:value-type="float">
            <text:p>35.8523444561</text:p>
          </table:table-cell>
        </table:table-row>
        <table:table-row table:style-name="ro1">
          <table:table-cell office:value-type="string" calcext:value-type="string">
            <text:p>2018-12-10</text:p>
          </table:table-cell>
          <table:table-cell office:value-type="float" office:value="165" calcext:value-type="float">
            <text:p>165</text:p>
          </table:table-cell>
          <table:table-cell office:value-type="float" office:value="170.09" calcext:value-type="float">
            <text:p>170.09</text:p>
          </table:table-cell>
          <table:table-cell office:value-type="float" office:value="163.33" calcext:value-type="float">
            <text:p>163.33</text:p>
          </table:table-cell>
          <table:table-cell office:value-type="float" office:value="169.6" calcext:value-type="float">
            <text:p>169.6</text:p>
          </table:table-cell>
          <table:table-cell office:value-type="float" office:value="41.4122292431" calcext:value-type="float">
            <text:p>41.4122292431</text:p>
          </table:table-cell>
          <table:table-cell office:value-type="float" office:value="62025994" calcext:value-type="float">
            <text:p>62025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8]-[.K237])*[.N238])+[.K237]" office:value-type="float" office:value="44.5016242056017" calcext:value-type="float">
            <text:p>44.5016242056017</text:p>
          </table:table-cell>
          <table:table-cell table:formula="of:=SUM([.F238:.F249])" office:value-type="float" office:value="475.2199811169" calcext:value-type="float">
            <text:p>475.2199811169</text:p>
          </table:table-cell>
          <table:table-cell/>
          <table:table-cell table:formula="of:=2/([.L238]+1)" office:value-type="float" office:value="0.0041997397826721" calcext:value-type="float">
            <text:p>0.004199739782672</text:p>
          </table:table-cell>
          <table:table-cell table:formula="of:=[.F249]" office:value-type="float" office:value="38.377123055" calcext:value-type="float">
            <text:p>38.377123055</text:p>
          </table:table-cell>
        </table:table-row>
        <table:table-row table:style-name="ro1">
          <table:table-cell office:value-type="string" calcext:value-type="string">
            <text:p>2018-12-11</text:p>
          </table:table-cell>
          <table:table-cell office:value-type="float" office:value="171.66" calcext:value-type="float">
            <text:p>171.66</text:p>
          </table:table-cell>
          <table:table-cell office:value-type="float" office:value="171.79" calcext:value-type="float">
            <text:p>171.79</text:p>
          </table:table-cell>
          <table:table-cell office:value-type="float" office:value="167" calcext:value-type="float">
            <text:p>167</text:p>
          </table:table-cell>
          <table:table-cell office:value-type="float" office:value="168.63" calcext:value-type="float">
            <text:p>168.63</text:p>
          </table:table-cell>
          <table:table-cell office:value-type="float" office:value="41.1753786395" calcext:value-type="float">
            <text:p>41.1753786395</text:p>
          </table:table-cell>
          <table:table-cell office:value-type="float" office:value="47281665" calcext:value-type="float">
            <text:p>47281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39]-[.K238])*[.N239])+[.K238]" office:value-type="float" office:value="44.4746710320893" calcext:value-type="float">
            <text:p>44.4746710320893</text:p>
          </table:table-cell>
          <table:table-cell table:formula="of:=SUM([.F239:.F250])" office:value-type="float" office:value="471.9358155313" calcext:value-type="float">
            <text:p>471.9358155313</text:p>
          </table:table-cell>
          <table:table-cell/>
          <table:table-cell table:formula="of:=2/([.L239]+1)" office:value-type="float" office:value="0.00422890365736666" calcext:value-type="float">
            <text:p>0.004228903657367</text:p>
          </table:table-cell>
          <table:table-cell table:formula="of:=[.F250]" office:value-type="float" office:value="38.1280636575" calcext:value-type="float">
            <text:p>38.1280636575</text:p>
          </table:table-cell>
        </table:table-row>
        <table:table-row table:style-name="ro1">
          <table:table-cell office:value-type="string" calcext:value-type="string">
            <text:p>2018-12-12</text:p>
          </table:table-cell>
          <table:table-cell office:value-type="float" office:value="170.4" calcext:value-type="float">
            <text:p>170.4</text:p>
          </table:table-cell>
          <table:table-cell office:value-type="float" office:value="171.92" calcext:value-type="float">
            <text:p>171.92</text:p>
          </table:table-cell>
          <table:table-cell office:value-type="float" office:value="169.02" calcext:value-type="float">
            <text:p>169.02</text:p>
          </table:table-cell>
          <table:table-cell office:value-type="float" office:value="169.1" calcext:value-type="float">
            <text:p>169.1</text:p>
          </table:table-cell>
          <table:table-cell office:value-type="float" office:value="41.2901413031" calcext:value-type="float">
            <text:p>41.2901413031</text:p>
          </table:table-cell>
          <table:table-cell office:value-type="float" office:value="35627674" calcext:value-type="float">
            <text:p>35627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0]-[.K239])*[.N240])+[.K239]" office:value-type="float" office:value="44.4477420466792" calcext:value-type="float">
            <text:p>44.4477420466792</text:p>
          </table:table-cell>
          <table:table-cell table:formula="of:=SUM([.F240:.F251])" office:value-type="float" office:value="468.9080346197" calcext:value-type="float">
            <text:p>468.9080346197</text:p>
          </table:table-cell>
          <table:table-cell/>
          <table:table-cell table:formula="of:=2/([.L240]+1)" office:value-type="float" office:value="0.00425615195453854" calcext:value-type="float">
            <text:p>0.004256151954539</text:p>
          </table:table-cell>
          <table:table-cell table:formula="of:=[.F251]" office:value-type="float" office:value="38.1475977279" calcext:value-type="float">
            <text:p>38.1475977279</text:p>
          </table:table-cell>
        </table:table-row>
        <table:table-row table:style-name="ro1">
          <table:table-cell office:value-type="string" calcext:value-type="string">
            <text:p>2018-12-13</text:p>
          </table:table-cell>
          <table:table-cell office:value-type="float" office:value="170.49" calcext:value-type="float">
            <text:p>170.49</text:p>
          </table:table-cell>
          <table:table-cell office:value-type="float" office:value="172.57" calcext:value-type="float">
            <text:p>172.57</text:p>
          </table:table-cell>
          <table:table-cell office:value-type="float" office:value="169.55" calcext:value-type="float">
            <text:p>169.55</text:p>
          </table:table-cell>
          <table:table-cell office:value-type="float" office:value="170.95" calcext:value-type="float">
            <text:p>170.95</text:p>
          </table:table-cell>
          <table:table-cell office:value-type="float" office:value="41.741866681" calcext:value-type="float">
            <text:p>41.741866681</text:p>
          </table:table-cell>
          <table:table-cell office:value-type="float" office:value="31897827" calcext:value-type="float">
            <text:p>31897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1]-[.K240])*[.N241])+[.K240]" office:value-type="float" office:value="44.4223470369242" calcext:value-type="float">
            <text:p>44.4223470369242</text:p>
          </table:table-cell>
          <table:table-cell table:formula="of:=SUM([.F241:.F252])" office:value-type="float" office:value="466.1341966232" calcext:value-type="float">
            <text:p>466.1341966232</text:p>
          </table:table-cell>
          <table:table-cell/>
          <table:table-cell table:formula="of:=2/([.L241]+1)" office:value-type="float" office:value="0.00428142494053639" calcext:value-type="float">
            <text:p>0.004281424940536</text:p>
          </table:table-cell>
          <table:table-cell table:formula="of:=[.F252]" office:value-type="float" office:value="38.5163033066" calcext:value-type="float">
            <text:p>38.5163033066</text:p>
          </table:table-cell>
        </table:table-row>
        <table:table-row table:style-name="ro1">
          <table:table-cell office:value-type="string" calcext:value-type="string">
            <text:p>2018-12-14</text:p>
          </table:table-cell>
          <table:table-cell office:value-type="float" office:value="169" calcext:value-type="float">
            <text:p>169</text:p>
          </table:table-cell>
          <table:table-cell office:value-type="float" office:value="169.08" calcext:value-type="float">
            <text:p>169.08</text:p>
          </table:table-cell>
          <table:table-cell office:value-type="float" office:value="165.28" calcext:value-type="float">
            <text:p>165.28</text:p>
          </table:table-cell>
          <table:table-cell office:value-type="float" office:value="165.48" calcext:value-type="float">
            <text:p>165.48</text:p>
          </table:table-cell>
          <table:table-cell office:value-type="float" office:value="40.4062246176" calcext:value-type="float">
            <text:p>40.4062246176</text:p>
          </table:table-cell>
          <table:table-cell office:value-type="float" office:value="40703710" calcext:value-type="float">
            <text:p>40703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2]-[.K241])*[.N242])+[.K241]" office:value-type="float" office:value="44.3970768163774" calcext:value-type="float">
            <text:p>44.3970768163774</text:p>
          </table:table-cell>
          <table:table-cell table:formula="of:=SUM([.F242:.F253])" office:value-type="float" office:value="462.9525849072" calcext:value-type="float">
            <text:p>462.9525849072</text:p>
          </table:table-cell>
          <table:table-cell/>
          <table:table-cell table:formula="of:=2/([.L242]+1)" office:value-type="float" office:value="0.00431078533682497" calcext:value-type="float">
            <text:p>0.004310785336825</text:p>
          </table:table-cell>
          <table:table-cell table:formula="of:=[.F253]" office:value-type="float" office:value="38.560254965" calcext:value-type="float">
            <text:p>38.560254965</text:p>
          </table:table-cell>
        </table:table-row>
        <table:table-row table:style-name="ro1">
          <table:table-cell office:value-type="string" calcext:value-type="string">
            <text:p>2018-12-17</text:p>
          </table:table-cell>
          <table:table-cell office:value-type="float" office:value="165.45" calcext:value-type="float">
            <text:p>165.45</text:p>
          </table:table-cell>
          <table:table-cell office:value-type="float" office:value="168.35" calcext:value-type="float">
            <text:p>168.35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3.94" calcext:value-type="float">
            <text:p>163.94</text:p>
          </table:table-cell>
          <table:table-cell office:value-type="float" office:value="40.0301937624" calcext:value-type="float">
            <text:p>40.0301937624</text:p>
          </table:table-cell>
          <table:table-cell office:value-type="float" office:value="44287922" calcext:value-type="float">
            <text:p>44287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3]-[.K242])*[.N243])+[.K242]" office:value-type="float" office:value="44.3548405860072" calcext:value-type="float">
            <text:p>44.3548405860072</text:p>
          </table:table-cell>
          <table:table-cell table:formula="of:=SUM([.F243:.F254])" office:value-type="float" office:value="457.2657286627" calcext:value-type="float">
            <text:p>457.2657286627</text:p>
          </table:table-cell>
          <table:table-cell/>
          <table:table-cell table:formula="of:=2/([.L243]+1)" office:value-type="float" office:value="0.00436428009974988" calcext:value-type="float">
            <text:p>0.00436428009975</text:p>
          </table:table-cell>
          <table:table-cell table:formula="of:=[.F254]" office:value-type="float" office:value="34.7193683731" calcext:value-type="float">
            <text:p>34.7193683731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float" office:value="165.38" calcext:value-type="float">
            <text:p>165.38</text:p>
          </table:table-cell>
          <table:table-cell office:value-type="float" office:value="167.53" calcext:value-type="float">
            <text:p>167.53</text:p>
          </table:table-cell>
          <table:table-cell office:value-type="float" office:value="164.39" calcext:value-type="float">
            <text:p>164.39</text:p>
          </table:table-cell>
          <table:table-cell office:value-type="float" office:value="166.07" calcext:value-type="float">
            <text:p>166.07</text:p>
          </table:table-cell>
          <table:table-cell office:value-type="float" office:value="40.5502883868" calcext:value-type="float">
            <text:p>40.5502883868</text:p>
          </table:table-cell>
          <table:table-cell office:value-type="float" office:value="33841518" calcext:value-type="float">
            <text:p>33841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4]-[.K243])*[.N244])+[.K243]" office:value-type="float" office:value="44.3189573999598" calcext:value-type="float">
            <text:p>44.3189573999598</text:p>
          </table:table-cell>
          <table:table-cell table:formula="of:=SUM([.F244:.F255])" office:value-type="float" office:value="453.4370508648" calcext:value-type="float">
            <text:p>453.4370508648</text:p>
          </table:table-cell>
          <table:table-cell/>
          <table:table-cell table:formula="of:=2/([.L244]+1)" office:value-type="float" office:value="0.00440104959794535" calcext:value-type="float">
            <text:p>0.004401049597945</text:p>
          </table:table-cell>
          <table:table-cell table:formula="of:=[.F255]" office:value-type="float" office:value="36.2015159645" calcext:value-type="float">
            <text:p>36.2015159645</text:p>
          </table:table-cell>
        </table:table-row>
        <table:table-row table:style-name="ro1">
          <table:table-cell office:value-type="string" calcext:value-type="string">
            <text:p>2018-12-19</text:p>
          </table:table-cell>
          <table:table-cell office:value-type="float" office:value="166" calcext:value-type="float">
            <text:p>166</text:p>
          </table:table-cell>
          <table:table-cell office:value-type="float" office:value="167.45" calcext:value-type="float">
            <text:p>167.45</text:p>
          </table:table-cell>
          <table:table-cell office:value-type="float" office:value="159.09" calcext:value-type="float">
            <text:p>159.09</text:p>
          </table:table-cell>
          <table:table-cell office:value-type="float" office:value="160.89" calcext:value-type="float">
            <text:p>160.89</text:p>
          </table:table-cell>
          <table:table-cell office:value-type="float" office:value="39.2854573285" calcext:value-type="float">
            <text:p>39.2854573285</text:p>
          </table:table-cell>
          <table:table-cell office:value-type="float" office:value="49047297" calcext:value-type="float">
            <text:p>49047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5]-[.K244])*[.N245])+[.K244]" office:value-type="float" office:value="44.2825223813211" calcext:value-type="float">
            <text:p>44.2825223813211</text:p>
          </table:table-cell>
          <table:table-cell table:formula="of:=SUM([.F245:.F256])" office:value-type="float" office:value="449.0077004021" calcext:value-type="float">
            <text:p>449.0077004021</text:p>
          </table:table-cell>
          <table:table-cell/>
          <table:table-cell table:formula="of:=2/([.L245]+1)" office:value-type="float" office:value="0.00444436839239177" calcext:value-type="float">
            <text:p>0.004444368392392</text:p>
          </table:table-cell>
          <table:table-cell table:formula="of:=[.F256]" office:value-type="float" office:value="36.1209379241" calcext:value-type="float">
            <text:p>36.1209379241</text:p>
          </table:table-cell>
        </table:table-row>
        <table:table-row table:style-name="ro1">
          <table:table-cell office:value-type="string" calcext:value-type="string">
            <text:p>2018-12-20</text:p>
          </table:table-cell>
          <table:table-cell office:value-type="float" office:value="160.4" calcext:value-type="float">
            <text:p>160.4</text:p>
          </table:table-cell>
          <table:table-cell office:value-type="float" office:value="162.11" calcext:value-type="float">
            <text:p>162.11</text:p>
          </table:table-cell>
          <table:table-cell office:value-type="float" office:value="155.3" calcext:value-type="float">
            <text:p>155.3</text:p>
          </table:table-cell>
          <table:table-cell office:value-type="float" office:value="156.83" calcext:value-type="float">
            <text:p>156.83</text:p>
          </table:table-cell>
          <table:table-cell office:value-type="float" office:value="38.2941032558" calcext:value-type="float">
            <text:p>38.2941032558</text:p>
          </table:table-cell>
          <table:table-cell office:value-type="float" office:value="64772960" calcext:value-type="float">
            <text:p>64772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6]-[.K245])*[.N246])+[.K245]" office:value-type="float" office:value="44.249125830756" calcext:value-type="float">
            <text:p>44.249125830756</text:p>
          </table:table-cell>
          <table:table-cell table:formula="of:=SUM([.F246:.F257])" office:value-type="float" office:value="446.5317569792" calcext:value-type="float">
            <text:p>446.5317569792</text:p>
          </table:table-cell>
          <table:table-cell/>
          <table:table-cell table:formula="of:=2/([.L246]+1)" office:value-type="float" office:value="0.00446895660209641" calcext:value-type="float">
            <text:p>0.004468956602096</text:p>
          </table:table-cell>
          <table:table-cell table:formula="of:=[.F257]" office:value-type="float" office:value="36.8095139056" calcext:value-type="float">
            <text:p>36.8095139056</text:p>
          </table:table-cell>
        </table:table-row>
        <table:table-row table:style-name="ro1">
          <table:table-cell office:value-type="string" calcext:value-type="string">
            <text:p>2018-12-21</text:p>
          </table:table-cell>
          <table:table-cell office:value-type="float" office:value="156.86" calcext:value-type="float">
            <text:p>156.86</text:p>
          </table:table-cell>
          <table:table-cell office:value-type="float" office:value="158.16" calcext:value-type="float">
            <text:p>158.16</text:p>
          </table:table-cell>
          <table:table-cell office:value-type="float" office:value="149.63" calcext:value-type="float">
            <text:p>149.63</text:p>
          </table:table-cell>
          <table:table-cell office:value-type="float" office:value="150.73" calcext:value-type="float">
            <text:p>150.73</text:p>
          </table:table-cell>
          <table:table-cell office:value-type="float" office:value="36.804630388" calcext:value-type="float">
            <text:p>36.804630388</text:p>
          </table:table-cell>
          <table:table-cell office:value-type="float" office:value="95744384" calcext:value-type="float">
            <text:p>95744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7]-[.K246])*[.N247])+[.K246]" office:value-type="float" office:value="44.2186134290914" calcext:value-type="float">
            <text:p>44.2186134290914</text:p>
          </table:table-cell>
          <table:table-cell table:formula="of:=SUM([.F247:.F258])" office:value-type="float" office:value="445.6722578817" calcext:value-type="float">
            <text:p>445.6722578817</text:p>
          </table:table-cell>
          <table:table-cell/>
          <table:table-cell table:formula="of:=2/([.L247]+1)" office:value-type="float" office:value="0.00447755589184071" calcext:value-type="float">
            <text:p>0.004477555891841</text:p>
          </table:table-cell>
          <table:table-cell table:formula="of:=[.F258]" office:value-type="float" office:value="37.4346041583" calcext:value-type="float">
            <text:p>37.4346041583</text:p>
          </table:table-cell>
        </table:table-row>
        <table:table-row table:style-name="ro1">
          <table:table-cell office:value-type="string" calcext:value-type="string">
            <text:p>2018-12-24</text:p>
          </table:table-cell>
          <table:table-cell office:value-type="float" office:value="148.15" calcext:value-type="float">
            <text:p>148.15</text:p>
          </table:table-cell>
          <table:table-cell office:value-type="float" office:value="151.55" calcext:value-type="float">
            <text:p>151.55</text:p>
          </table:table-cell>
          <table:table-cell office:value-type="float" office:value="146.59" calcext:value-type="float">
            <text:p>146.59</text:p>
          </table:table-cell>
          <table:table-cell office:value-type="float" office:value="146.83" calcext:value-type="float">
            <text:p>146.83</text:p>
          </table:table-cell>
          <table:table-cell office:value-type="float" office:value="35.8523444561" calcext:value-type="float">
            <text:p>35.8523444561</text:p>
          </table:table-cell>
          <table:table-cell office:value-type="float" office:value="37169232" calcext:value-type="float">
            <text:p>37169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8]-[.K247])*[.N248])+[.K247]" office:value-type="float" office:value="44.1888233655305" calcext:value-type="float">
            <text:p>44.1888233655305</text:p>
          </table:table-cell>
          <table:table-cell table:formula="of:=SUM([.F248:.F259])" office:value-type="float" office:value="446.4218778332" calcext:value-type="float">
            <text:p>446.4218778332</text:p>
          </table:table-cell>
          <table:table-cell/>
          <table:table-cell table:formula="of:=2/([.L248]+1)" office:value-type="float" office:value="0.0044700541012561" calcext:value-type="float">
            <text:p>0.004470054101256</text:p>
          </table:table-cell>
          <table:table-cell table:formula="of:=[.F259]" office:value-type="float" office:value="37.5542503395" calcext:value-type="float">
            <text:p>37.5542503395</text:p>
          </table:table-cell>
        </table:table-row>
        <table:table-row table:style-name="ro1">
          <table:table-cell office:value-type="string" calcext:value-type="string">
            <text:p>2018-12-26</text:p>
          </table:table-cell>
          <table:table-cell office:value-type="float" office:value="148.3" calcext:value-type="float">
            <text:p>148.3</text:p>
          </table:table-cell>
          <table:table-cell office:value-type="float" office:value="157.23" calcext:value-type="float">
            <text:p>157.23</text:p>
          </table:table-cell>
          <table:table-cell office:value-type="float" office:value="146.72" calcext:value-type="float">
            <text:p>146.72</text:p>
          </table:table-cell>
          <table:table-cell office:value-type="float" office:value="157.17" calcext:value-type="float">
            <text:p>157.17</text:p>
          </table:table-cell>
          <table:table-cell office:value-type="float" office:value="38.377123055" calcext:value-type="float">
            <text:p>38.377123055</text:p>
          </table:table-cell>
          <table:table-cell office:value-type="float" office:value="58582544" calcext:value-type="float">
            <text:p>58582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49]-[.K248])*[.N249])+[.K248]" office:value-type="float" office:value="44.157611334978" calcext:value-type="float">
            <text:p>44.157611334978</text:p>
          </table:table-cell>
          <table:table-cell table:formula="of:=SUM([.F249:.F260])" office:value-type="float" office:value="447.7550781379" calcext:value-type="float">
            <text:p>447.7550781379</text:p>
          </table:table-cell>
          <table:table-cell/>
          <table:table-cell table:formula="of:=2/([.L249]+1)" office:value-type="float" office:value="0.00445677407885602" calcext:value-type="float">
            <text:p>0.004456774078856</text:p>
          </table:table-cell>
          <table:table-cell table:formula="of:=[.F260]" office:value-type="float" office:value="37.1855447608" calcext:value-type="float">
            <text:p>37.1855447608</text:p>
          </table:table-cell>
        </table:table-row>
        <table:table-row table:style-name="ro1">
          <table:table-cell office:value-type="string" calcext:value-type="string">
            <text:p>2018-12-27</text:p>
          </table:table-cell>
          <table:table-cell office:value-type="float" office:value="155.84" calcext:value-type="float">
            <text:p>155.84</text:p>
          </table:table-cell>
          <table:table-cell office:value-type="float" office:value="156.77" calcext:value-type="float">
            <text:p>156.77</text:p>
          </table:table-cell>
          <table:table-cell office:value-type="float" office:value="150.07" calcext:value-type="float">
            <text:p>150.07</text:p>
          </table:table-cell>
          <table:table-cell office:value-type="float" office:value="156.15" calcext:value-type="float">
            <text:p>156.15</text:p>
          </table:table-cell>
          <table:table-cell office:value-type="float" office:value="38.1280636575" calcext:value-type="float">
            <text:p>38.1280636575</text:p>
          </table:table-cell>
          <table:table-cell office:value-type="float" office:value="53117065" calcext:value-type="float">
            <text:p>53117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0]-[.K249])*[.N250])+[.K249]" office:value-type="float" office:value="44.1239148863547" calcext:value-type="float">
            <text:p>44.1239148863547</text:p>
          </table:table-cell>
          <table:table-cell table:formula="of:=SUM([.F250:.F261])" office:value-type="float" office:value="446.0043370785" calcext:value-type="float">
            <text:p>446.0043370785</text:p>
          </table:table-cell>
          <table:table-cell/>
          <table:table-cell table:formula="of:=2/([.L250]+1)" office:value-type="float" office:value="0.00447422951882629" calcext:value-type="float">
            <text:p>0.004474229518826</text:p>
          </table:table-cell>
          <table:table-cell table:formula="of:=[.F261]" office:value-type="float" office:value="36.6263819956" calcext:value-type="float">
            <text:p>36.6263819956</text:p>
          </table:table-cell>
        </table:table-row>
        <table:table-row table:style-name="ro1">
          <table:table-cell office:value-type="string" calcext:value-type="string">
            <text:p>2018-12-28</text:p>
          </table:table-cell>
          <table:table-cell office:value-type="float" office:value="157.5" calcext:value-type="float">
            <text:p>157.5</text:p>
          </table:table-cell>
          <table:table-cell office:value-type="float" office:value="158.52" calcext:value-type="float">
            <text:p>158.52</text:p>
          </table:table-cell>
          <table:table-cell office:value-type="float" office:value="154.55" calcext:value-type="float">
            <text:p>154.55</text:p>
          </table:table-cell>
          <table:table-cell office:value-type="float" office:value="156.23" calcext:value-type="float">
            <text:p>156.23</text:p>
          </table:table-cell>
          <table:table-cell office:value-type="float" office:value="38.1475977279" calcext:value-type="float">
            <text:p>38.1475977279</text:p>
          </table:table-cell>
          <table:table-cell office:value-type="float" office:value="42291424" calcext:value-type="float">
            <text:p>42291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1]-[.K250])*[.N251])+[.K250]" office:value-type="float" office:value="44.0936722934909" calcext:value-type="float">
            <text:p>44.0936722934909</text:p>
          </table:table-cell>
          <table:table-cell table:formula="of:=SUM([.F251:.F262])" office:value-type="float" office:value="445.2522753681" calcext:value-type="float">
            <text:p>445.2522753681</text:p>
          </table:table-cell>
          <table:table-cell/>
          <table:table-cell table:formula="of:=2/([.L251]+1)" office:value-type="float" office:value="0.00448176986515141" calcext:value-type="float">
            <text:p>0.004481769865151</text:p>
          </table:table-cell>
          <table:table-cell table:formula="of:=[.F262]" office:value-type="float" office:value="37.3760019471" calcext:value-type="float">
            <text:p>37.3760019471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158.53" calcext:value-type="float">
            <text:p>158.53</text:p>
          </table:table-cell>
          <table:table-cell office:value-type="float" office:value="159.36" calcext:value-type="float">
            <text:p>159.36</text:p>
          </table:table-cell>
          <table:table-cell office:value-type="float" office:value="156.48" calcext:value-type="float">
            <text:p>156.48</text:p>
          </table:table-cell>
          <table:table-cell office:value-type="float" office:value="157.74" calcext:value-type="float">
            <text:p>157.74</text:p>
          </table:table-cell>
          <table:table-cell office:value-type="float" office:value="38.5163033066" calcext:value-type="float">
            <text:p>38.5163033066</text:p>
          </table:table-cell>
          <table:table-cell office:value-type="float" office:value="35003466" calcext:value-type="float">
            <text:p>35003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2]-[.K251])*[.N252])+[.K251]" office:value-type="float" office:value="44.065591836384" calcext:value-type="float">
            <text:p>44.065591836384</text:p>
          </table:table-cell>
          <table:table-cell table:formula="of:=SUM([.F252:.F263])" office:value-type="float" office:value="444.9372884829" calcext:value-type="float">
            <text:p>444.9372884829</text:p>
          </table:table-cell>
          <table:table-cell/>
          <table:table-cell table:formula="of:=2/([.L252]+1)" office:value-type="float" office:value="0.00448493555406433" calcext:value-type="float">
            <text:p>0.004484935554064</text:p>
          </table:table-cell>
          <table:table-cell table:formula="of:=[.F263]" office:value-type="float" office:value="37.8326108427" calcext:value-type="float">
            <text:p>37.8326108427</text:p>
          </table:table-cell>
        </table:table-row>
        <table:table-row table:style-name="ro1">
          <table:table-cell office:value-type="string" calcext:value-type="string">
            <text:p>2019-01-02</text:p>
          </table:table-cell>
          <table:table-cell office:value-type="float" office:value="154.89" calcext:value-type="float">
            <text:p>154.89</text:p>
          </table:table-cell>
          <table:table-cell office:value-type="float" office:value="158.85" calcext:value-type="float">
            <text:p>158.85</text:p>
          </table:table-cell>
          <table:table-cell office:value-type="float" office:value="154.23" calcext:value-type="float">
            <text:p>154.23</text:p>
          </table:table-cell>
          <table:table-cell office:value-type="float" office:value="157.92" calcext:value-type="float">
            <text:p>157.92</text:p>
          </table:table-cell>
          <table:table-cell office:value-type="float" office:value="38.560254965" calcext:value-type="float">
            <text:p>38.560254965</text:p>
          </table:table-cell>
          <table:table-cell office:value-type="float" office:value="37039737" calcext:value-type="float">
            <text:p>37039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3]-[.K252])*[.N253])+[.K252]" office:value-type="float" office:value="44.0386170543459" calcext:value-type="float">
            <text:p>44.0386170543459</text:p>
          </table:table-cell>
          <table:table-cell table:formula="of:=SUM([.F253:.F264])" office:value-type="float" office:value="444.4782378286" calcext:value-type="float">
            <text:p>444.4782378286</text:p>
          </table:table-cell>
          <table:table-cell/>
          <table:table-cell table:formula="of:=2/([.L253]+1)" office:value-type="float" office:value="0.00448955713246201" calcext:value-type="float">
            <text:p>0.004489557132462</text:p>
          </table:table-cell>
          <table:table-cell table:formula="of:=[.F264]" office:value-type="float" office:value="38.0572526523" calcext:value-type="float">
            <text:p>38.0572526523</text:p>
          </table:table-cell>
        </table:table-row>
        <table:table-row table:style-name="ro1">
          <table:table-cell office:value-type="string" calcext:value-type="string">
            <text:p>2019-01-03</text:p>
          </table:table-cell>
          <table:table-cell office:value-type="float" office:value="143.98" calcext:value-type="float">
            <text:p>143.98</text:p>
          </table:table-cell>
          <table:table-cell office:value-type="float" office:value="145.72" calcext:value-type="float">
            <text:p>145.72</text:p>
          </table:table-cell>
          <table:table-cell office:value-type="float" office:value="142" calcext:value-type="float">
            <text:p>142</text:p>
          </table:table-cell>
          <table:table-cell office:value-type="float" office:value="142.19" calcext:value-type="float">
            <text:p>142.19</text:p>
          </table:table-cell>
          <table:table-cell office:value-type="float" office:value="34.7193683731" calcext:value-type="float">
            <text:p>34.7193683731</text:p>
          </table:table-cell>
          <table:table-cell office:value-type="float" office:value="91312195" calcext:value-type="float">
            <text:p>91312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4]-[.K253])*[.N254])+[.K253]" office:value-type="float" office:value="44.0128002032056" calcext:value-type="float">
            <text:p>44.0128002032056</text:p>
          </table:table-cell>
          <table:table-cell table:formula="of:=SUM([.F254:.F265])" office:value-type="float" office:value="444.2096443606" calcext:value-type="float">
            <text:p>444.2096443606</text:p>
          </table:table-cell>
          <table:table-cell/>
          <table:table-cell table:formula="of:=2/([.L254]+1)" office:value-type="float" office:value="0.00449226566704851" calcext:value-type="float">
            <text:p>0.004492265667049</text:p>
          </table:table-cell>
          <table:table-cell table:formula="of:=[.F265]" office:value-type="float" office:value="38.291661497" calcext:value-type="float">
            <text:p>38.291661497</text:p>
          </table:table-cell>
        </table:table-row>
        <table:table-row table:style-name="ro1">
          <table:table-cell office:value-type="string" calcext:value-type="string">
            <text:p>2019-01-04</text:p>
          </table:table-cell>
          <table:table-cell office:value-type="float" office:value="144.53" calcext:value-type="float">
            <text:p>144.53</text:p>
          </table:table-cell>
          <table:table-cell office:value-type="float" office:value="148.55" calcext:value-type="float">
            <text:p>148.55</text:p>
          </table:table-cell>
          <table:table-cell office:value-type="float" office:value="143.8" calcext:value-type="float">
            <text:p>143.8</text:p>
          </table:table-cell>
          <table:table-cell office:value-type="float" office:value="148.26" calcext:value-type="float">
            <text:p>148.26</text:p>
          </table:table-cell>
          <table:table-cell office:value-type="float" office:value="36.2015159645" calcext:value-type="float">
            <text:p>36.2015159645</text:p>
          </table:table-cell>
          <table:table-cell office:value-type="float" office:value="58607070" calcext:value-type="float">
            <text:p>586070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5]-[.K254])*[.N255])+[.K254]" office:value-type="float" office:value="43.9834172688413" calcext:value-type="float">
            <text:p>43.9834172688413</text:p>
          </table:table-cell>
          <table:table-cell table:formula="of:=SUM([.F255:.F266])" office:value-type="float" office:value="446.922438387" calcext:value-type="float">
            <text:p>446.922438387</text:p>
          </table:table-cell>
          <table:table-cell/>
          <table:table-cell table:formula="of:=2/([.L255]+1)" office:value-type="float" office:value="0.00446505874365692" calcext:value-type="float">
            <text:p>0.004465058743657</text:p>
          </table:table-cell>
          <table:table-cell table:formula="of:=[.F266]" office:value-type="float" office:value="37.4321623995" calcext:value-type="float">
            <text:p>37.4321623995</text:p>
          </table:table-cell>
        </table:table-row>
        <table:table-row table:style-name="ro1">
          <table:table-cell office:value-type="string" calcext:value-type="string">
            <text:p>2019-01-07</text:p>
          </table:table-cell>
          <table:table-cell office:value-type="float" office:value="148.7" calcext:value-type="float">
            <text:p>148.7</text:p>
          </table:table-cell>
          <table:table-cell office:value-type="float" office:value="148.83" calcext:value-type="float">
            <text:p>148.83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93" calcext:value-type="float">
            <text:p>147.93</text:p>
          </table:table-cell>
          <table:table-cell office:value-type="float" office:value="36.1209379241" calcext:value-type="float">
            <text:p>36.1209379241</text:p>
          </table:table-cell>
          <table:table-cell office:value-type="float" office:value="54777764" calcext:value-type="float">
            <text:p>54777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6]-[.K255])*[.N256])+[.K255]" office:value-type="float" office:value="43.9549293894812" calcext:value-type="float">
            <text:p>43.9549293894812</text:p>
          </table:table-cell>
          <table:table-cell table:formula="of:=SUM([.F256:.F267])" office:value-type="float" office:value="448.3044738676" calcext:value-type="float">
            <text:p>448.3044738676</text:p>
          </table:table-cell>
          <table:table-cell/>
          <table:table-cell table:formula="of:=2/([.L256]+1)" office:value-type="float" office:value="0.00445132447220936" calcext:value-type="float">
            <text:p>0.004451324472209</text:p>
          </table:table-cell>
          <table:table-cell table:formula="of:=[.F267]" office:value-type="float" office:value="37.5835514451" calcext:value-type="float">
            <text:p>37.5835514451</text:p>
          </table:table-cell>
        </table:table-row>
        <table:table-row table:style-name="ro1">
          <table:table-cell office:value-type="string" calcext:value-type="string">
            <text:p>2019-01-08</text:p>
          </table:table-cell>
          <table:table-cell office:value-type="float" office:value="149.56" calcext:value-type="float">
            <text:p>149.56</text:p>
          </table:table-cell>
          <table:table-cell office:value-type="float" office:value="151.82" calcext:value-type="float">
            <text:p>151.82</text:p>
          </table:table-cell>
          <table:table-cell office:value-type="float" office:value="148.52" calcext:value-type="float">
            <text:p>148.52</text:p>
          </table:table-cell>
          <table:table-cell office:value-type="float" office:value="150.75" calcext:value-type="float">
            <text:p>150.75</text:p>
          </table:table-cell>
          <table:table-cell office:value-type="float" office:value="36.8095139056" calcext:value-type="float">
            <text:p>36.8095139056</text:p>
          </table:table-cell>
          <table:table-cell office:value-type="float" office:value="41025314" calcext:value-type="float">
            <text:p>41025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7]-[.K256])*[.N257])+[.K256]" office:value-type="float" office:value="43.9253190515302" calcext:value-type="float">
            <text:p>43.9253190515302</text:p>
          </table:table-cell>
          <table:table-cell table:formula="of:=SUM([.F257:.F268])" office:value-type="float" office:value="449.4691928151" calcext:value-type="float">
            <text:p>449.4691928151</text:p>
          </table:table-cell>
          <table:table-cell/>
          <table:table-cell table:formula="of:=2/([.L257]+1)" office:value-type="float" office:value="0.00443981526794646" calcext:value-type="float">
            <text:p>0.004439815267946</text:p>
          </table:table-cell>
          <table:table-cell table:formula="of:=[.F268]" office:value-type="float" office:value="37.2856568716" calcext:value-type="float">
            <text:p>37.2856568716</text:p>
          </table:table-cell>
        </table:table-row>
        <table:table-row table:style-name="ro1">
          <table:table-cell office:value-type="string" calcext:value-type="string">
            <text:p>2019-01-09</text:p>
          </table:table-cell>
          <table:table-cell office:value-type="float" office:value="151.29" calcext:value-type="float">
            <text:p>151.29</text:p>
          </table:table-cell>
          <table:table-cell office:value-type="float" office:value="154.53" calcext:value-type="float">
            <text:p>154.53</text:p>
          </table:table-cell>
          <table:table-cell office:value-type="float" office:value="149.63" calcext:value-type="float">
            <text:p>149.63</text:p>
          </table:table-cell>
          <table:table-cell office:value-type="float" office:value="153.31" calcext:value-type="float">
            <text:p>153.31</text:p>
          </table:table-cell>
          <table:table-cell office:value-type="float" office:value="37.4346041583" calcext:value-type="float">
            <text:p>37.4346041583</text:p>
          </table:table-cell>
          <table:table-cell office:value-type="float" office:value="45099081" calcext:value-type="float">
            <text:p>45099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8]-[.K257])*[.N258])+[.K257]" office:value-type="float" office:value="43.9014165265149" calcext:value-type="float">
            <text:p>43.9014165265149</text:p>
          </table:table-cell>
          <table:table-cell table:formula="of:=SUM([.F258:.F269])" office:value-type="float" office:value="451.1808657337" calcext:value-type="float">
            <text:p>451.1808657337</text:p>
          </table:table-cell>
          <table:table-cell/>
          <table:table-cell table:formula="of:=2/([.L258]+1)" office:value-type="float" office:value="0.00442300891426451" calcext:value-type="float">
            <text:p>0.004423008914265</text:p>
          </table:table-cell>
          <table:table-cell table:formula="of:=[.F269]" office:value-type="float" office:value="38.5211868242" calcext:value-type="float">
            <text:p>38.5211868242</text:p>
          </table:table-cell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97" calcext:value-type="float">
            <text:p>153.97</text:p>
          </table:table-cell>
          <table:table-cell office:value-type="float" office:value="150.86" calcext:value-type="float">
            <text:p>150.86</text:p>
          </table:table-cell>
          <table:table-cell office:value-type="float" office:value="153.8" calcext:value-type="float">
            <text:p>153.8</text:p>
          </table:table-cell>
          <table:table-cell office:value-type="float" office:value="37.5542503395" calcext:value-type="float">
            <text:p>37.5542503395</text:p>
          </table:table-cell>
          <table:table-cell office:value-type="float" office:value="35780670" calcext:value-type="float">
            <text:p>357806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59]-[.K258])*[.N259])+[.K258]" office:value-type="float" office:value="43.8760838359868" calcext:value-type="float">
            <text:p>43.8760838359868</text:p>
          </table:table-cell>
          <table:table-cell table:formula="of:=SUM([.F259:.F270])" office:value-type="float" office:value="451.9109516149" calcext:value-type="float">
            <text:p>451.9109516149</text:p>
          </table:table-cell>
          <table:table-cell/>
          <table:table-cell table:formula="of:=2/([.L259]+1)" office:value-type="float" office:value="0.00441587908808298" calcext:value-type="float">
            <text:p>0.004415879088083</text:p>
          </table:table-cell>
          <table:table-cell table:formula="of:=[.F270]" office:value-type="float" office:value="38.1646900395" calcext:value-type="float">
            <text:p>38.1646900395</text:p>
          </table:table-cell>
        </table:table-row>
        <table:table-row table:style-name="ro1">
          <table:table-cell office:value-type="string" calcext:value-type="string">
            <text:p>2019-01-11</text:p>
          </table:table-cell>
          <table:table-cell office:value-type="float" office:value="152.88" calcext:value-type="float">
            <text:p>152.88</text:p>
          </table:table-cell>
          <table:table-cell office:value-type="float" office:value="153.7" calcext:value-type="float">
            <text:p>153.7</text:p>
          </table:table-cell>
          <table:table-cell office:value-type="float" office:value="151.51" calcext:value-type="float">
            <text:p>151.51</text:p>
          </table:table-cell>
          <table:table-cell office:value-type="float" office:value="152.29" calcext:value-type="float">
            <text:p>152.29</text:p>
          </table:table-cell>
          <table:table-cell office:value-type="float" office:value="37.1855447608" calcext:value-type="float">
            <text:p>37.1855447608</text:p>
          </table:table-cell>
          <table:table-cell office:value-type="float" office:value="27023241" calcext:value-type="float">
            <text:p>27023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0]-[.K259])*[.N260])+[.K259]" office:value-type="float" office:value="43.8491290328552" calcext:value-type="float">
            <text:p>43.8491290328552</text:p>
          </table:table-cell>
          <table:table-cell table:formula="of:=SUM([.F260:.F271])" office:value-type="float" office:value="452.1258263893" calcext:value-type="float">
            <text:p>452.1258263893</text:p>
          </table:table-cell>
          <table:table-cell/>
          <table:table-cell table:formula="of:=2/([.L260]+1)" office:value-type="float" office:value="0.00441378505378264" calcext:value-type="float">
            <text:p>0.004413785053783</text:p>
          </table:table-cell>
          <table:table-cell table:formula="of:=[.F271]" office:value-type="float" office:value="37.7691251139" calcext:value-type="float">
            <text:p>37.7691251139</text:p>
          </table:table-cell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1.27" calcext:value-type="float">
            <text:p>151.27</text:p>
          </table:table-cell>
          <table:table-cell office:value-type="float" office:value="149.22" calcext:value-type="float">
            <text:p>149.22</text:p>
          </table:table-cell>
          <table:table-cell office:value-type="float" office:value="150" calcext:value-type="float">
            <text:p>150</text:p>
          </table:table-cell>
          <table:table-cell office:value-type="float" office:value="36.6263819956" calcext:value-type="float">
            <text:p>36.6263819956</text:p>
          </table:table-cell>
          <table:table-cell office:value-type="float" office:value="32439186" calcext:value-type="float">
            <text:p>32439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1]-[.K260])*[.N261])+[.K260]" office:value-type="float" office:value="43.8337920225506" calcext:value-type="float">
            <text:p>43.8337920225506</text:p>
          </table:table-cell>
          <table:table-cell table:formula="of:=SUM([.F261:.F272])" office:value-type="float" office:value="455.2903457937" calcext:value-type="float">
            <text:p>455.2903457937</text:p>
          </table:table-cell>
          <table:table-cell/>
          <table:table-cell table:formula="of:=2/([.L261]+1)" office:value-type="float" office:value="0.00438317404353817" calcext:value-type="float">
            <text:p>0.004383174043538</text:p>
          </table:table-cell>
          <table:table-cell table:formula="of:=[.F272]" office:value-type="float" office:value="40.3500641652" calcext:value-type="float">
            <text:p>40.3500641652</text:p>
          </table:table-cell>
        </table:table-row>
        <table:table-row table:style-name="ro1">
          <table:table-cell office:value-type="string" calcext:value-type="string">
            <text:p>2019-01-15</text:p>
          </table:table-cell>
          <table:table-cell office:value-type="float" office:value="150.27" calcext:value-type="float">
            <text:p>150.27</text:p>
          </table:table-cell>
          <table:table-cell office:value-type="float" office:value="153.39" calcext:value-type="float">
            <text:p>153.39</text:p>
          </table:table-cell>
          <table:table-cell office:value-type="float" office:value="150.05" calcext:value-type="float">
            <text:p>150.05</text:p>
          </table:table-cell>
          <table:table-cell office:value-type="float" office:value="153.07" calcext:value-type="float">
            <text:p>153.07</text:p>
          </table:table-cell>
          <table:table-cell office:value-type="float" office:value="37.3760019471" calcext:value-type="float">
            <text:p>37.3760019471</text:p>
          </table:table-cell>
          <table:table-cell office:value-type="float" office:value="28710324" calcext:value-type="float">
            <text:p>28710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2]-[.K261])*[.N262])+[.K261]" office:value-type="float" office:value="43.8199179114548" calcext:value-type="float">
            <text:p>43.8199179114548</text:p>
          </table:table-cell>
          <table:table-cell table:formula="of:=SUM([.F262:.F273])" office:value-type="float" office:value="459.3045972605" calcext:value-type="float">
            <text:p>459.3045972605</text:p>
          </table:table-cell>
          <table:table-cell/>
          <table:table-cell table:formula="of:=2/([.L262]+1)" office:value-type="float" office:value="0.00434494900095065" calcext:value-type="float">
            <text:p>0.004344949000951</text:p>
          </table:table-cell>
          <table:table-cell table:formula="of:=[.F273]" office:value-type="float" office:value="40.6406334624" calcext:value-type="float">
            <text:p>40.6406334624</text:p>
          </table:table-cell>
        </table:table-row>
        <table:table-row table:style-name="ro1">
          <table:table-cell office:value-type="string" calcext:value-type="string">
            <text:p>2019-01-16</text:p>
          </table:table-cell>
          <table:table-cell office:value-type="float" office:value="153.08" calcext:value-type="float">
            <text:p>153.08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3" calcext:value-type="float">
            <text:p>153</text:p>
          </table:table-cell>
          <table:table-cell office:value-type="float" office:value="154.94" calcext:value-type="float">
            <text:p>154.94</text:p>
          </table:table-cell>
          <table:table-cell office:value-type="float" office:value="37.8326108427" calcext:value-type="float">
            <text:p>37.8326108427</text:p>
          </table:table-cell>
          <table:table-cell office:value-type="float" office:value="30569706" calcext:value-type="float">
            <text:p>30569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3]-[.K262])*[.N263])+[.K262]" office:value-type="float" office:value="43.8062862161598" calcext:value-type="float">
            <text:p>43.8062862161598</text:p>
          </table:table-cell>
          <table:table-cell table:formula="of:=SUM([.F263:.F274])" office:value-type="float" office:value="462.5887628462" calcext:value-type="float">
            <text:p>462.5887628462</text:p>
          </table:table-cell>
          <table:table-cell/>
          <table:table-cell table:formula="of:=2/([.L263]+1)" office:value-type="float" office:value="0.00431416841883961" calcext:value-type="float">
            <text:p>0.00431416841884</text:p>
          </table:table-cell>
          <table:table-cell table:formula="of:=[.F274]" office:value-type="float" office:value="40.6601675328" calcext:value-type="float">
            <text:p>40.6601675328</text:p>
          </table:table-cell>
        </table:table-row>
        <table:table-row table:style-name="ro1">
          <table:table-cell office:value-type="string" calcext:value-type="string">
            <text:p>2019-01-17</text:p>
          </table:table-cell>
          <table:table-cell office:value-type="float" office:value="154.2" calcext:value-type="float">
            <text:p>154.2</text:p>
          </table:table-cell>
          <table:table-cell office:value-type="float" office:value="157.66" calcext:value-type="float">
            <text:p>157.66</text:p>
          </table:table-cell>
          <table:table-cell office:value-type="float" office:value="153.26" calcext:value-type="float">
            <text:p>153.26</text:p>
          </table:table-cell>
          <table:table-cell office:value-type="float" office:value="155.86" calcext:value-type="float">
            <text:p>155.86</text:p>
          </table:table-cell>
          <table:table-cell office:value-type="float" office:value="38.0572526523" calcext:value-type="float">
            <text:p>38.0572526523</text:p>
          </table:table-cell>
          <table:table-cell office:value-type="float" office:value="29821160" calcext:value-type="float">
            <text:p>29821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4]-[.K263])*[.N264])+[.K263]" office:value-type="float" office:value="43.7977691540872" calcext:value-type="float">
            <text:p>43.7977691540872</text:p>
          </table:table-cell>
          <table:table-cell table:formula="of:=SUM([.F264:.F275])" office:value-type="float" office:value="466.5712714485" calcext:value-type="float">
            <text:p>466.5712714485</text:p>
          </table:table-cell>
          <table:table-cell/>
          <table:table-cell table:formula="of:=2/([.L264]+1)" office:value-type="float" office:value="0.00427742276338782" calcext:value-type="float">
            <text:p>0.004277422763388</text:p>
          </table:table-cell>
          <table:table-cell table:formula="of:=[.F275]" office:value-type="float" office:value="41.815119445" calcext:value-type="float">
            <text:p>41.815119445</text:p>
          </table:table-cell>
        </table:table-row>
        <table:table-row table:style-name="ro1">
          <table:table-cell office:value-type="string" calcext:value-type="string">
            <text:p>2019-01-18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88" calcext:value-type="float">
            <text:p>157.88</text:p>
          </table:table-cell>
          <table:table-cell office:value-type="float" office:value="155.98" calcext:value-type="float">
            <text:p>155.98</text:p>
          </table:table-cell>
          <table:table-cell office:value-type="float" office:value="156.82" calcext:value-type="float">
            <text:p>156.82</text:p>
          </table:table-cell>
          <table:table-cell office:value-type="float" office:value="38.291661497" calcext:value-type="float">
            <text:p>38.291661497</text:p>
          </table:table-cell>
          <table:table-cell office:value-type="float" office:value="33751023" calcext:value-type="float">
            <text:p>33751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5]-[.K264])*[.N265])+[.K264]" office:value-type="float" office:value="43.7924001086549" calcext:value-type="float">
            <text:p>43.7924001086549</text:p>
          </table:table-cell>
          <table:table-cell table:formula="of:=SUM([.F265:.F276])" office:value-type="float" office:value="471.0445735695" calcext:value-type="float">
            <text:p>471.0445735695</text:p>
          </table:table-cell>
          <table:table-cell/>
          <table:table-cell table:formula="of:=2/([.L265]+1)" office:value-type="float" office:value="0.00423688802283316" calcext:value-type="float">
            <text:p>0.004236888022833</text:p>
          </table:table-cell>
          <table:table-cell table:formula="of:=[.F276]" office:value-type="float" office:value="42.5305547733" calcext:value-type="float">
            <text:p>42.5305547733</text:p>
          </table:table-cell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156.41" calcext:value-type="float">
            <text:p>156.41</text:p>
          </table:table-cell>
          <table:table-cell office:value-type="float" office:value="156.73" calcext:value-type="float">
            <text:p>156.73</text:p>
          </table:table-cell>
          <table:table-cell office:value-type="float" office:value="152.62" calcext:value-type="float">
            <text:p>152.62</text:p>
          </table:table-cell>
          <table:table-cell office:value-type="float" office:value="153.3" calcext:value-type="float">
            <text:p>153.3</text:p>
          </table:table-cell>
          <table:table-cell office:value-type="float" office:value="37.4321623995" calcext:value-type="float">
            <text:p>37.4321623995</text:p>
          </table:table-cell>
          <table:table-cell office:value-type="float" office:value="30393970" calcext:value-type="float">
            <text:p>30393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6]-[.K265])*[.N266])+[.K265]" office:value-type="float" office:value="43.7871630743816" calcext:value-type="float">
            <text:p>43.7871630743816</text:p>
          </table:table-cell>
          <table:table-cell table:formula="of:=SUM([.F266:.F277])" office:value-type="float" office:value="475.2981173986" calcext:value-type="float">
            <text:p>475.2981173986</text:p>
          </table:table-cell>
          <table:table-cell/>
          <table:table-cell table:formula="of:=2/([.L266]+1)" office:value-type="float" office:value="0.0041990508191034" calcext:value-type="float">
            <text:p>0.004199050819103</text:p>
          </table:table-cell>
          <table:table-cell table:formula="of:=[.F277]" office:value-type="float" office:value="42.5452053261" calcext:value-type="float">
            <text:p>42.5452053261</text:p>
          </table:table-cell>
        </table:table-row>
        <table:table-row table:style-name="ro1">
          <table:table-cell office:value-type="string" calcext:value-type="string">
            <text:p>2019-01-23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5.14" calcext:value-type="float">
            <text:p>155.14</text:p>
          </table:table-cell>
          <table:table-cell office:value-type="float" office:value="151.7" calcext:value-type="float">
            <text:p>151.7</text:p>
          </table:table-cell>
          <table:table-cell office:value-type="float" office:value="153.92" calcext:value-type="float">
            <text:p>153.92</text:p>
          </table:table-cell>
          <table:table-cell office:value-type="float" office:value="37.5835514451" calcext:value-type="float">
            <text:p>37.5835514451</text:p>
          </table:table-cell>
          <table:table-cell office:value-type="float" office:value="23130570" calcext:value-type="float">
            <text:p>23130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7]-[.K266])*[.N267])+[.K266]" office:value-type="float" office:value="43.7786415794598" calcext:value-type="float">
            <text:p>43.7786415794598</text:p>
          </table:table-cell>
          <table:table-cell table:formula="of:=SUM([.F267:.F278])" office:value-type="float" office:value="479.6053799213" calcext:value-type="float">
            <text:p>479.6053799213</text:p>
          </table:table-cell>
          <table:table-cell/>
          <table:table-cell table:formula="of:=2/([.L267]+1)" office:value-type="float" office:value="0.0041614182519711" calcext:value-type="float">
            <text:p>0.004161418251971</text:p>
          </table:table-cell>
          <table:table-cell table:formula="of:=[.F278]" office:value-type="float" office:value="41.7394249222" calcext:value-type="float">
            <text:p>41.7394249222</text:p>
          </table:table-cell>
        </table:table-row>
        <table:table-row table:style-name="ro1">
          <table:table-cell office:value-type="string" calcext:value-type="string">
            <text:p>2019-01-24</text:p>
          </table:table-cell>
          <table:table-cell office:value-type="float" office:value="154.11" calcext:value-type="float">
            <text:p>154.11</text:p>
          </table:table-cell>
          <table:table-cell office:value-type="float" office:value="154.48" calcext:value-type="float">
            <text:p>154.48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2.7" calcext:value-type="float">
            <text:p>152.7</text:p>
          </table:table-cell>
          <table:table-cell office:value-type="float" office:value="37.2856568716" calcext:value-type="float">
            <text:p>37.2856568716</text:p>
          </table:table-cell>
          <table:table-cell office:value-type="float" office:value="25441549" calcext:value-type="float">
            <text:p>25441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8]-[.K267])*[.N268])+[.K267]" office:value-type="float" office:value="43.7704306056036" calcext:value-type="float">
            <text:p>43.7704306056036</text:p>
          </table:table-cell>
          <table:table-cell table:formula="of:=SUM([.F268:.F279])" office:value-type="float" office:value="483.8100885744" calcext:value-type="float">
            <text:p>483.8100885744</text:p>
          </table:table-cell>
          <table:table-cell/>
          <table:table-cell table:formula="of:=2/([.L268]+1)" office:value-type="float" office:value="0.00412532669417228" calcext:value-type="float">
            <text:p>0.004125326694172</text:p>
          </table:table-cell>
          <table:table-cell table:formula="of:=[.F279]" office:value-type="float" office:value="41.7882600982" calcext:value-type="float">
            <text:p>41.7882600982</text:p>
          </table:table-cell>
        </table:table-row>
        <table:table-row table:style-name="ro1">
          <table:table-cell office:value-type="string" calcext:value-type="string">
            <text:p>2019-01-25</text:p>
          </table:table-cell>
          <table:table-cell office:value-type="float" office:value="155.48" calcext:value-type="float">
            <text:p>155.48</text:p>
          </table:table-cell>
          <table:table-cell office:value-type="float" office:value="158.13" calcext:value-type="float">
            <text:p>158.13</text:p>
          </table:table-cell>
          <table:table-cell office:value-type="float" office:value="154.32" calcext:value-type="float">
            <text:p>154.32</text:p>
          </table:table-cell>
          <table:table-cell office:value-type="float" office:value="157.76" calcext:value-type="float">
            <text:p>157.76</text:p>
          </table:table-cell>
          <table:table-cell office:value-type="float" office:value="38.5211868242" calcext:value-type="float">
            <text:p>38.5211868242</text:p>
          </table:table-cell>
          <table:table-cell office:value-type="float" office:value="33547893" calcext:value-type="float">
            <text:p>33547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69]-[.K268])*[.N269])+[.K268]" office:value-type="float" office:value="43.7613420205041" calcext:value-type="float">
            <text:p>43.7613420205041</text:p>
          </table:table-cell>
          <table:table-cell table:formula="of:=SUM([.F269:.F280])" office:value-type="float" office:value="488.0723743613" calcext:value-type="float">
            <text:p>488.0723743613</text:p>
          </table:table-cell>
          <table:table-cell/>
          <table:table-cell table:formula="of:=2/([.L269]+1)" office:value-type="float" office:value="0.0040893743029585" calcext:value-type="float">
            <text:p>0.004089374302959</text:p>
          </table:table-cell>
          <table:table-cell table:formula="of:=[.F280]" office:value-type="float" office:value="41.5479426585" calcext:value-type="float">
            <text:p>41.5479426585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office:value-type="float" office:value="155.79" calcext:value-type="float">
            <text:p>155.79</text:p>
          </table:table-cell>
          <table:table-cell office:value-type="float" office:value="156.33" calcext:value-type="float">
            <text:p>156.33</text:p>
          </table:table-cell>
          <table:table-cell office:value-type="float" office:value="153.66" calcext:value-type="float">
            <text:p>153.66</text:p>
          </table:table-cell>
          <table:table-cell office:value-type="float" office:value="156.3" calcext:value-type="float">
            <text:p>156.3</text:p>
          </table:table-cell>
          <table:table-cell office:value-type="float" office:value="38.1646900395" calcext:value-type="float">
            <text:p>38.1646900395</text:p>
          </table:table-cell>
          <table:table-cell office:value-type="float" office:value="26192058" calcext:value-type="float">
            <text:p>26192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0]-[.K269])*[.N270])+[.K269]" office:value-type="float" office:value="43.7538068454919" calcext:value-type="float">
            <text:p>43.7538068454919</text:p>
          </table:table-cell>
          <table:table-cell table:formula="of:=SUM([.F270:.F281])" office:value-type="float" office:value="491.4571541364" calcext:value-type="float">
            <text:p>491.4571541364</text:p>
          </table:table-cell>
          <table:table-cell/>
          <table:table-cell table:formula="of:=2/([.L270]+1)" office:value-type="float" office:value="0.00406126702232057" calcext:value-type="float">
            <text:p>0.004061267022321</text:p>
          </table:table-cell>
          <table:table-cell table:formula="of:=[.F281]" office:value-type="float" office:value="41.9059665993" calcext:value-type="float">
            <text:p>41.9059665993</text:p>
          </table:table-cell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8.13" calcext:value-type="float">
            <text:p>158.13</text:p>
          </table:table-cell>
          <table:table-cell office:value-type="float" office:value="154.11" calcext:value-type="float">
            <text:p>154.11</text:p>
          </table:table-cell>
          <table:table-cell office:value-type="float" office:value="154.68" calcext:value-type="float">
            <text:p>154.68</text:p>
          </table:table-cell>
          <table:table-cell office:value-type="float" office:value="37.7691251139" calcext:value-type="float">
            <text:p>37.7691251139</text:p>
          </table:table-cell>
          <table:table-cell office:value-type="float" office:value="41587239" calcext:value-type="float">
            <text:p>41587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1]-[.K270])*[.N271])+[.K270]" office:value-type="float" office:value="43.7456542300472" calcext:value-type="float">
            <text:p>43.7456542300472</text:p>
          </table:table-cell>
          <table:table-cell table:formula="of:=SUM([.F271:.F282])" office:value-type="float" office:value="495.0243231634" calcext:value-type="float">
            <text:p>495.0243231634</text:p>
          </table:table-cell>
          <table:table-cell/>
          <table:table-cell table:formula="of:=2/([.L271]+1)" office:value-type="float" office:value="0.00403206033777735" calcext:value-type="float">
            <text:p>0.004032060337777</text:p>
          </table:table-cell>
          <table:table-cell table:formula="of:=[.F282]" office:value-type="float" office:value="41.7318590665" calcext:value-type="float">
            <text:p>41.7318590665</text:p>
          </table:table-cell>
        </table:table-row>
        <table:table-row table:style-name="ro1">
          <table:table-cell office:value-type="string" calcext:value-type="string">
            <text:p>2019-01-30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6.15" calcext:value-type="float">
            <text:p>166.15</text:p>
          </table:table-cell>
          <table:table-cell office:value-type="float" office:value="160.23" calcext:value-type="float">
            <text:p>160.23</text:p>
          </table:table-cell>
          <table:table-cell office:value-type="float" office:value="165.25" calcext:value-type="float">
            <text:p>165.25</text:p>
          </table:table-cell>
          <table:table-cell office:value-type="float" office:value="40.3500641652" calcext:value-type="float">
            <text:p>40.3500641652</text:p>
          </table:table-cell>
          <table:table-cell office:value-type="float" office:value="61109780" calcext:value-type="float">
            <text:p>61109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2]-[.K271])*[.N272])+[.K271]" office:value-type="float" office:value="43.7382092707567" calcext:value-type="float">
            <text:p>43.7382092707567</text:p>
          </table:table-cell>
          <table:table-cell table:formula="of:=SUM([.F272:.F283])" office:value-type="float" office:value="499.1390946798" calcext:value-type="float">
            <text:p>499.1390946798</text:p>
          </table:table-cell>
          <table:table-cell/>
          <table:table-cell table:formula="of:=2/([.L272]+1)" office:value-type="float" office:value="0.00399888755203279" calcext:value-type="float">
            <text:p>0.003998887552033</text:p>
          </table:table-cell>
          <table:table-cell table:formula="of:=[.F283]" office:value-type="float" office:value="41.8838966303" calcext:value-type="float">
            <text:p>41.8838966303</text:p>
          </table:table-cell>
        </table:table-row>
        <table:table-row table:style-name="ro1">
          <table:table-cell office:value-type="string" calcext:value-type="string">
            <text:p>2019-01-31</text:p>
          </table:table-cell>
          <table:table-cell office:value-type="float" office:value="166.11" calcext:value-type="float">
            <text:p>166.11</text:p>
          </table:table-cell>
          <table:table-cell office:value-type="float" office:value="169" calcext:value-type="float">
            <text:p>169</text:p>
          </table:table-cell>
          <table:table-cell office:value-type="float" office:value="164.56" calcext:value-type="float">
            <text:p>164.56</text:p>
          </table:table-cell>
          <table:table-cell office:value-type="float" office:value="166.44" calcext:value-type="float">
            <text:p>166.44</text:p>
          </table:table-cell>
          <table:table-cell office:value-type="float" office:value="40.6406334624" calcext:value-type="float">
            <text:p>40.6406334624</text:p>
          </table:table-cell>
          <table:table-cell office:value-type="float" office:value="40739649" calcext:value-type="float">
            <text:p>40739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3]-[.K272])*[.N273])+[.K272]" office:value-type="float" office:value="43.730443817779" calcext:value-type="float">
            <text:p>43.730443817779</text:p>
          </table:table-cell>
          <table:table-cell table:formula="of:=SUM([.F273:.F284])" office:value-type="float" office:value="500.5797428316" calcext:value-type="float">
            <text:p>500.5797428316</text:p>
          </table:table-cell>
          <table:table-cell/>
          <table:table-cell table:formula="of:=2/([.L273]+1)" office:value-type="float" office:value="0.0039874018609868" calcext:value-type="float">
            <text:p>0.003987401860987</text:p>
          </table:table-cell>
          <table:table-cell table:formula="of:=[.F284]" office:value-type="float" office:value="41.790712317" calcext:value-type="float">
            <text:p>41.790712317</text:p>
          </table:table-cell>
        </table:table-row>
        <table:table-row table:style-name="ro1">
          <table:table-cell office:value-type="string" calcext:value-type="string">
            <text:p>2019-02-01</text:p>
          </table:table-cell>
          <table:table-cell office:value-type="float" office:value="166.96" calcext:value-type="float">
            <text:p>166.96</text:p>
          </table:table-cell>
          <table:table-cell office:value-type="float" office:value="168.98" calcext:value-type="float">
            <text:p>168.98</text:p>
          </table:table-cell>
          <table:table-cell office:value-type="float" office:value="165.93" calcext:value-type="float">
            <text:p>165.93</text:p>
          </table:table-cell>
          <table:table-cell office:value-type="float" office:value="166.52" calcext:value-type="float">
            <text:p>166.52</text:p>
          </table:table-cell>
          <table:table-cell office:value-type="float" office:value="40.6601675328" calcext:value-type="float">
            <text:p>40.6601675328</text:p>
          </table:table-cell>
          <table:table-cell office:value-type="float" office:value="32668138" calcext:value-type="float">
            <text:p>32668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4]-[.K273])*[.N274])+[.K273]" office:value-type="float" office:value="43.7232263544588" calcext:value-type="float">
            <text:p>43.7232263544588</text:p>
          </table:table-cell>
          <table:table-cell table:formula="of:=SUM([.F274:.F285])" office:value-type="float" office:value="501.8548848436" calcext:value-type="float">
            <text:p>501.8548848436</text:p>
          </table:table-cell>
          <table:table-cell/>
          <table:table-cell table:formula="of:=2/([.L274]+1)" office:value-type="float" office:value="0.00397729058677047" calcext:value-type="float">
            <text:p>0.00397729058677</text:p>
          </table:table-cell>
          <table:table-cell table:formula="of:=[.F285]" office:value-type="float" office:value="41.9157754744" calcext:value-type="float">
            <text:p>41.9157754744</text:p>
          </table:table-cell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167.41" calcext:value-type="float">
            <text:p>167.41</text:p>
          </table:table-cell>
          <table:table-cell office:value-type="float" office:value="171.66" calcext:value-type="float">
            <text:p>171.66</text:p>
          </table:table-cell>
          <table:table-cell office:value-type="float" office:value="167.28" calcext:value-type="float">
            <text:p>167.28</text:p>
          </table:table-cell>
          <table:table-cell office:value-type="float" office:value="171.25" calcext:value-type="float">
            <text:p>171.25</text:p>
          </table:table-cell>
          <table:table-cell office:value-type="float" office:value="41.815119445" calcext:value-type="float">
            <text:p>41.815119445</text:p>
          </table:table-cell>
          <table:table-cell office:value-type="float" office:value="31495582" calcext:value-type="float">
            <text:p>314955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5]-[.K274])*[.N275])+[.K274]" office:value-type="float" office:value="43.7171289434073" calcext:value-type="float">
            <text:p>43.7171289434073</text:p>
          </table:table-cell>
          <table:table-cell table:formula="of:=SUM([.F275:.F286])" office:value-type="float" office:value="503.3802368501" calcext:value-type="float">
            <text:p>503.3802368501</text:p>
          </table:table-cell>
          <table:table-cell/>
          <table:table-cell table:formula="of:=2/([.L275]+1)" office:value-type="float" office:value="0.0039652624228304" calcext:value-type="float">
            <text:p>0.00396526242283</text:p>
          </table:table-cell>
          <table:table-cell table:formula="of:=[.F286]" office:value-type="float" office:value="42.1855195393" calcext:value-type="float">
            <text:p>42.1855195393</text:p>
          </table:table-cell>
        </table:table-row>
        <table:table-row table:style-name="ro1">
          <table:table-cell office:value-type="string" calcext:value-type="string">
            <text:p>2019-02-05</text:p>
          </table:table-cell>
          <table:table-cell office:value-type="float" office:value="172.86" calcext:value-type="float">
            <text:p>172.86</text:p>
          </table:table-cell>
          <table:table-cell office:value-type="float" office:value="175.08" calcext:value-type="float">
            <text:p>175.08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4.18" calcext:value-type="float">
            <text:p>174.18</text:p>
          </table:table-cell>
          <table:table-cell office:value-type="float" office:value="42.5305547733" calcext:value-type="float">
            <text:p>42.5305547733</text:p>
          </table:table-cell>
          <table:table-cell office:value-type="float" office:value="36101628" calcext:value-type="float">
            <text:p>36101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6]-[.K275])*[.N276])+[.K275]" office:value-type="float" office:value="43.7101143553763" calcext:value-type="float">
            <text:p>43.7101143553763</text:p>
          </table:table-cell>
          <table:table-cell table:formula="of:=SUM([.F276:.F287])" office:value-type="float" office:value="503.5127717235" calcext:value-type="float">
            <text:p>503.5127717235</text:p>
          </table:table-cell>
          <table:table-cell/>
          <table:table-cell table:formula="of:=2/([.L276]+1)" office:value-type="float" office:value="0.00396422075335708" calcext:value-type="float">
            <text:p>0.003964220753357</text:p>
          </table:table-cell>
          <table:table-cell table:formula="of:=[.F287]" office:value-type="float" office:value="41.9476543184" calcext:value-type="float">
            <text:p>41.9476543184</text:p>
          </table:table-cell>
        </table:table-row>
        <table:table-row table:style-name="ro1">
          <table:table-cell office:value-type="string" calcext:value-type="string">
            <text:p>2019-02-06</text:p>
          </table:table-cell>
          <table:table-cell office:value-type="float" office:value="174.65" calcext:value-type="float">
            <text:p>174.65</text:p>
          </table:table-cell>
          <table:table-cell office:value-type="float" office:value="175.57" calcext:value-type="float">
            <text:p>175.57</text:p>
          </table:table-cell>
          <table:table-cell office:value-type="float" office:value="172.85" calcext:value-type="float">
            <text:p>172.85</text:p>
          </table:table-cell>
          <table:table-cell office:value-type="float" office:value="174.24" calcext:value-type="float">
            <text:p>174.24</text:p>
          </table:table-cell>
          <table:table-cell office:value-type="float" office:value="42.5452053261" calcext:value-type="float">
            <text:p>42.5452053261</text:p>
          </table:table-cell>
          <table:table-cell office:value-type="float" office:value="28239591" calcext:value-type="float">
            <text:p>28239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7]-[.K276])*[.N277])+[.K276]" office:value-type="float" office:value="43.7049831469942" calcext:value-type="float">
            <text:p>43.7049831469942</text:p>
          </table:table-cell>
          <table:table-cell table:formula="of:=SUM([.F277:.F288])" office:value-type="float" office:value="503.3982450541" calcext:value-type="float">
            <text:p>503.3982450541</text:p>
          </table:table-cell>
          <table:table-cell/>
          <table:table-cell table:formula="of:=2/([.L277]+1)" office:value-type="float" office:value="0.0039651208536332" calcext:value-type="float">
            <text:p>0.003965120853633</text:p>
          </table:table-cell>
          <table:table-cell table:formula="of:=[.F288]" office:value-type="float" office:value="42.4160281039" calcext:value-type="float">
            <text:p>42.4160281039</text:p>
          </table:table-cell>
        </table:table-row>
        <table:table-row table:style-name="ro1">
          <table:table-cell office:value-type="string" calcext:value-type="string">
            <text:p>2019-02-07</text:p>
          </table:table-cell>
          <table:table-cell office:value-type="float" office:value="172.4" calcext:value-type="float">
            <text:p>172.4</text:p>
          </table:table-cell>
          <table:table-cell office:value-type="float" office:value="173.94" calcext:value-type="float">
            <text:p>173.94</text:p>
          </table:table-cell>
          <table:table-cell office:value-type="float" office:value="170.34" calcext:value-type="float">
            <text:p>170.34</text:p>
          </table:table-cell>
          <table:table-cell office:value-type="float" office:value="170.94" calcext:value-type="float">
            <text:p>170.94</text:p>
          </table:table-cell>
          <table:table-cell office:value-type="float" office:value="41.7394249222" calcext:value-type="float">
            <text:p>41.7394249222</text:p>
          </table:table-cell>
          <table:table-cell office:value-type="float" office:value="31741690" calcext:value-type="float">
            <text:p>317416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8]-[.K277])*[.N278])+[.K277]" office:value-type="float" office:value="43.7010988104367" calcext:value-type="float">
            <text:p>43.7010988104367</text:p>
          </table:table-cell>
          <table:table-cell table:formula="of:=SUM([.F278:.F289])" office:value-type="float" office:value="503.5780473972" calcext:value-type="float">
            <text:p>503.5780473972</text:p>
          </table:table-cell>
          <table:table-cell/>
          <table:table-cell table:formula="of:=2/([.L278]+1)" office:value-type="float" office:value="0.00396370791459664" calcext:value-type="float">
            <text:p>0.003963707914597</text:p>
          </table:table-cell>
          <table:table-cell table:formula="of:=[.F289]" office:value-type="float" office:value="42.7250076692" calcext:value-type="float">
            <text:p>42.7250076692</text:p>
          </table:table-cell>
        </table:table-row>
        <table:table-row table:style-name="ro1">
          <table:table-cell office:value-type="string" calcext:value-type="string">
            <text:p>2019-02-08</text:p>
          </table:table-cell>
          <table:table-cell office:value-type="float" office:value="168.99" calcext:value-type="float">
            <text:p>168.99</text:p>
          </table:table-cell>
          <table:table-cell office:value-type="float" office:value="170.66" calcext:value-type="float">
            <text:p>170.66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0.41" calcext:value-type="float">
            <text:p>170.41</text:p>
          </table:table-cell>
          <table:table-cell office:value-type="float" office:value="41.7882600982" calcext:value-type="float">
            <text:p>41.7882600982</text:p>
          </table:table-cell>
          <table:table-cell office:value-type="float" office:value="23819966" calcext:value-type="float">
            <text:p>23819966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79]-[.K278])*[.N279])+[.K278]" office:value-type="float" office:value="43.6973346045346" calcext:value-type="float">
            <text:p>43.6973346045346</text:p>
          </table:table-cell>
          <table:table-cell table:formula="of:=SUM([.F279:.F290])" office:value-type="float" office:value="504.5881523319" calcext:value-type="float">
            <text:p>504.5881523319</text:p>
          </table:table-cell>
          <table:table-cell/>
          <table:table-cell table:formula="of:=2/([.L279]+1)" office:value-type="float" office:value="0.00395578889808928" calcext:value-type="float">
            <text:p>0.003955788898089</text:p>
          </table:table-cell>
          <table:table-cell table:formula="of:=[.F290]" office:value-type="float" office:value="42.7495298569" calcext:value-type="float">
            <text:p>42.7495298569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171.05" calcext:value-type="float">
            <text:p>171.05</text:p>
          </table:table-cell>
          <table:table-cell office:value-type="float" office:value="171.21" calcext:value-type="float">
            <text:p>171.21</text:p>
          </table:table-cell>
          <table:table-cell office:value-type="float" office:value="169.25" calcext:value-type="float">
            <text:p>169.25</text:p>
          </table:table-cell>
          <table:table-cell office:value-type="float" office:value="169.43" calcext:value-type="float">
            <text:p>169.43</text:p>
          </table:table-cell>
          <table:table-cell office:value-type="float" office:value="41.5479426585" calcext:value-type="float">
            <text:p>41.5479426585</text:p>
          </table:table-cell>
          <table:table-cell office:value-type="float" office:value="20993425" calcext:value-type="float">
            <text:p>20993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0]-[.K279])*[.N280])+[.K279]" office:value-type="float" office:value="43.6941160761943" calcext:value-type="float">
            <text:p>43.6941160761943</text:p>
          </table:table-cell>
          <table:table-cell table:formula="of:=SUM([.F280:.F291])" office:value-type="float" office:value="505.6818419044" calcext:value-type="float">
            <text:p>505.6818419044</text:p>
          </table:table-cell>
          <table:table-cell/>
          <table:table-cell table:formula="of:=2/([.L280]+1)" office:value-type="float" office:value="0.00394725019646028" calcext:value-type="float">
            <text:p>0.00394725019646</text:p>
          </table:table-cell>
          <table:table-cell table:formula="of:=[.F291]" office:value-type="float" office:value="42.8819496707" calcext:value-type="float">
            <text:p>42.8819496707</text:p>
          </table:table-cell>
        </table:table-row>
        <table:table-row table:style-name="ro1">
          <table:table-cell office:value-type="string" calcext:value-type="string">
            <text:p>2019-02-12</text:p>
          </table:table-cell>
          <table:table-cell office:value-type="float" office:value="170.1" calcext:value-type="float">
            <text:p>170.1</text:p>
          </table:table-cell>
          <table:table-cell office:value-type="float" office:value="171" calcext:value-type="float">
            <text:p>171</text:p>
          </table:table-cell>
          <table:table-cell office:value-type="float" office:value="169.7" calcext:value-type="float">
            <text:p>169.7</text:p>
          </table:table-cell>
          <table:table-cell office:value-type="float" office:value="170.89" calcext:value-type="float">
            <text:p>170.89</text:p>
          </table:table-cell>
          <table:table-cell office:value-type="float" office:value="41.9059665993" calcext:value-type="float">
            <text:p>41.9059665993</text:p>
          </table:table-cell>
          <table:table-cell office:value-type="float" office:value="22283523" calcext:value-type="float">
            <text:p>22283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1]-[.K280])*[.N281])+[.K280]" office:value-type="float" office:value="43.6892541279805" calcext:value-type="float">
            <text:p>43.6892541279805</text:p>
          </table:table-cell>
          <table:table-cell table:formula="of:=SUM([.F281:.F292])" office:value-type="float" office:value="506.5940672877" calcext:value-type="float">
            <text:p>506.5940672877</text:p>
          </table:table-cell>
          <table:table-cell/>
          <table:table-cell table:formula="of:=2/([.L281]+1)" office:value-type="float" office:value="0.00394015637473244" calcext:value-type="float">
            <text:p>0.003940156374732</text:p>
          </table:table-cell>
          <table:table-cell table:formula="of:=[.F292]" office:value-type="float" office:value="42.4601680418" calcext:value-type="float">
            <text:p>42.4601680418</text:p>
          </table:table-cell>
        </table:table-row>
        <table:table-row table:style-name="ro1">
          <table:table-cell office:value-type="string" calcext:value-type="string">
            <text:p>2019-02-13</text:p>
          </table:table-cell>
          <table:table-cell office:value-type="float" office:value="171.39" calcext:value-type="float">
            <text:p>171.39</text:p>
          </table:table-cell>
          <table:table-cell office:value-type="float" office:value="172.48" calcext:value-type="float">
            <text:p>172.48</text:p>
          </table:table-cell>
          <table:table-cell office:value-type="float" office:value="169.92" calcext:value-type="float">
            <text:p>169.92</text:p>
          </table:table-cell>
          <table:table-cell office:value-type="float" office:value="170.18" calcext:value-type="float">
            <text:p>170.18</text:p>
          </table:table-cell>
          <table:table-cell office:value-type="float" office:value="41.7318590665" calcext:value-type="float">
            <text:p>41.7318590665</text:p>
          </table:table-cell>
          <table:table-cell office:value-type="float" office:value="22490233" calcext:value-type="float">
            <text:p>22490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2]-[.K281])*[.N282])+[.K281]" office:value-type="float" office:value="43.6861759108235" calcext:value-type="float">
            <text:p>43.6861759108235</text:p>
          </table:table-cell>
          <table:table-cell table:formula="of:=SUM([.F282:.F293])" office:value-type="float" office:value="507.5945725468" calcext:value-type="float">
            <text:p>507.5945725468</text:p>
          </table:table-cell>
          <table:table-cell/>
          <table:table-cell table:formula="of:=2/([.L282]+1)" office:value-type="float" office:value="0.00393240531448252" calcext:value-type="float">
            <text:p>0.003932405314483</text:p>
          </table:table-cell>
          <table:table-cell table:formula="of:=[.F293]" office:value-type="float" office:value="42.9064718584" calcext:value-type="float">
            <text:p>42.9064718584</text:p>
          </table:table-cell>
        </table:table-row>
        <table:table-row table:style-name="ro1">
          <table:table-cell office:value-type="string" calcext:value-type="string">
            <text:p>2019-02-14</text:p>
          </table:table-cell>
          <table:table-cell office:value-type="float" office:value="169.71" calcext:value-type="float">
            <text:p>169.71</text:p>
          </table:table-cell>
          <table:table-cell office:value-type="float" office:value="171.26" calcext:value-type="float">
            <text:p>171.26</text:p>
          </table:table-cell>
          <table:table-cell office:value-type="float" office:value="169.38" calcext:value-type="float">
            <text:p>169.38</text:p>
          </table:table-cell>
          <table:table-cell office:value-type="float" office:value="170.8" calcext:value-type="float">
            <text:p>170.8</text:p>
          </table:table-cell>
          <table:table-cell office:value-type="float" office:value="41.8838966303" calcext:value-type="float">
            <text:p>41.8838966303</text:p>
          </table:table-cell>
          <table:table-cell office:value-type="float" office:value="21835747" calcext:value-type="float">
            <text:p>21835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3]-[.K282])*[.N283])+[.K282]" office:value-type="float" office:value="43.6839644386352" calcext:value-type="float">
            <text:p>43.6839644386352</text:p>
          </table:table-cell>
          <table:table-cell table:formula="of:=SUM([.F283:.F294])" office:value-type="float" office:value="508.9849805906" calcext:value-type="float">
            <text:p>508.9849805906</text:p>
          </table:table-cell>
          <table:table-cell/>
          <table:table-cell table:formula="of:=2/([.L283]+1)" office:value-type="float" office:value="0.00392168412035165" calcext:value-type="float">
            <text:p>0.003921684120352</text:p>
          </table:table-cell>
          <table:table-cell table:formula="of:=[.F294]" office:value-type="float" office:value="43.1222671103" calcext:value-type="float">
            <text:p>43.1222671103</text:p>
          </table:table-cell>
        </table:table-row>
        <table:table-row table:style-name="ro1">
          <table:table-cell office:value-type="string" calcext:value-type="string">
            <text:p>2019-02-15</text:p>
          </table:table-cell>
          <table:table-cell office:value-type="float" office:value="171.25" calcext:value-type="float">
            <text:p>171.25</text:p>
          </table:table-cell>
          <table:table-cell office:value-type="float" office:value="171.7" calcext:value-type="float">
            <text:p>171.7</text:p>
          </table:table-cell>
          <table:table-cell office:value-type="float" office:value="169.75" calcext:value-type="float">
            <text:p>169.75</text:p>
          </table:table-cell>
          <table:table-cell office:value-type="float" office:value="170.42" calcext:value-type="float">
            <text:p>170.42</text:p>
          </table:table-cell>
          <table:table-cell office:value-type="float" office:value="41.790712317" calcext:value-type="float">
            <text:p>41.790712317</text:p>
          </table:table-cell>
          <table:table-cell office:value-type="float" office:value="24626814" calcext:value-type="float">
            <text:p>246268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4]-[.K283])*[.N284])+[.K283]" office:value-type="float" office:value="43.6814595976243" calcext:value-type="float">
            <text:p>43.6814595976243</text:p>
          </table:table-cell>
          <table:table-cell table:formula="of:=SUM([.F284:.F295])" office:value-type="float" office:value="510.1448800699" calcext:value-type="float">
            <text:p>510.1448800699</text:p>
          </table:table-cell>
          <table:table-cell/>
          <table:table-cell table:formula="of:=2/([.L284]+1)" office:value-type="float" office:value="0.00391278496172454" calcext:value-type="float">
            <text:p>0.003912784961725</text:p>
          </table:table-cell>
          <table:table-cell table:formula="of:=[.F295]" office:value-type="float" office:value="43.0437961096" calcext:value-type="float">
            <text:p>43.0437961096</text:p>
          </table:table-cell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169.71" calcext:value-type="float">
            <text:p>169.71</text:p>
          </table:table-cell>
          <table:table-cell office:value-type="float" office:value="171.44" calcext:value-type="float">
            <text:p>171.44</text:p>
          </table:table-cell>
          <table:table-cell office:value-type="float" office:value="169.49" calcext:value-type="float">
            <text:p>169.49</text:p>
          </table:table-cell>
          <table:table-cell office:value-type="float" office:value="170.93" calcext:value-type="float">
            <text:p>170.93</text:p>
          </table:table-cell>
          <table:table-cell office:value-type="float" office:value="41.9157754744" calcext:value-type="float">
            <text:p>41.9157754744</text:p>
          </table:table-cell>
          <table:table-cell office:value-type="float" office:value="18972826" calcext:value-type="float">
            <text:p>18972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5]-[.K284])*[.N285])+[.K284]" office:value-type="float" office:value="43.6780022625346" calcext:value-type="float">
            <text:p>43.6780022625346</text:p>
          </table:table-cell>
          <table:table-cell table:formula="of:=SUM([.F285:.F296])" office:value-type="float" office:value="511.1502897665" calcext:value-type="float">
            <text:p>511.1502897665</text:p>
          </table:table-cell>
          <table:table-cell/>
          <table:table-cell table:formula="of:=2/([.L285]+1)" office:value-type="float" office:value="0.00390510371655133" calcext:value-type="float">
            <text:p>0.003905103716551</text:p>
          </table:table-cell>
          <table:table-cell table:formula="of:=[.F296]" office:value-type="float" office:value="42.7961220136" calcext:value-type="float">
            <text:p>42.7961220136</text:p>
          </table:table-cell>
        </table:table-row>
        <table:table-row table:style-name="ro1">
          <table:table-cell office:value-type="string" calcext:value-type="string">
            <text:p>2019-02-20</text:p>
          </table:table-cell>
          <table:table-cell office:value-type="float" office:value="171.19" calcext:value-type="float">
            <text:p>171.19</text:p>
          </table:table-cell>
          <table:table-cell office:value-type="float" office:value="173.32" calcext:value-type="float">
            <text:p>173.32</text:p>
          </table:table-cell>
          <table:table-cell office:value-type="float" office:value="170.99" calcext:value-type="float">
            <text:p>170.99</text:p>
          </table:table-cell>
          <table:table-cell office:value-type="float" office:value="172.03" calcext:value-type="float">
            <text:p>172.03</text:p>
          </table:table-cell>
          <table:table-cell office:value-type="float" office:value="42.1855195393" calcext:value-type="float">
            <text:p>42.1855195393</text:p>
          </table:table-cell>
          <table:table-cell office:value-type="float" office:value="26114362" calcext:value-type="float">
            <text:p>26114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6]-[.K285])*[.N286])+[.K285]" office:value-type="float" office:value="43.6726280825595" calcext:value-type="float">
            <text:p>43.6726280825595</text:p>
          </table:table-cell>
          <table:table-cell table:formula="of:=SUM([.F286:.F297])" office:value-type="float" office:value="511.5352881137" calcext:value-type="float">
            <text:p>511.5352881137</text:p>
          </table:table-cell>
          <table:table-cell/>
          <table:table-cell table:formula="of:=2/([.L286]+1)" office:value-type="float" office:value="0.00390217034101333" calcext:value-type="float">
            <text:p>0.003902170341013</text:p>
          </table:table-cell>
          <table:table-cell table:formula="of:=[.F297]" office:value-type="float" office:value="42.3007738216" calcext:value-type="float">
            <text:p>42.3007738216</text:p>
          </table:table-cell>
        </table:table-row>
        <table:table-row table:style-name="ro1">
          <table:table-cell office:value-type="string" calcext:value-type="string">
            <text:p>2019-02-21</text:p>
          </table:table-cell>
          <table:table-cell office:value-type="float" office:value="171.8" calcext:value-type="float">
            <text:p>171.8</text:p>
          </table:table-cell>
          <table:table-cell office:value-type="float" office:value="172.37" calcext:value-type="float">
            <text:p>172.37</text:p>
          </table:table-cell>
          <table:table-cell office:value-type="float" office:value="170.3" calcext:value-type="float">
            <text:p>170.3</text:p>
          </table:table-cell>
          <table:table-cell office:value-type="float" office:value="171.06" calcext:value-type="float">
            <text:p>171.06</text:p>
          </table:table-cell>
          <table:table-cell office:value-type="float" office:value="41.9476543184" calcext:value-type="float">
            <text:p>41.9476543184</text:p>
          </table:table-cell>
          <table:table-cell office:value-type="float" office:value="17249670" calcext:value-type="float">
            <text:p>172496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7]-[.K286])*[.N287])+[.K286]" office:value-type="float" office:value="43.6676692893653" calcext:value-type="float">
            <text:p>43.6676692893653</text:p>
          </table:table-cell>
          <table:table-cell table:formula="of:=SUM([.F287:.F298])" office:value-type="float" office:value="511.7510833657" calcext:value-type="float">
            <text:p>511.7510833657</text:p>
          </table:table-cell>
          <table:table-cell/>
          <table:table-cell table:formula="of:=2/([.L287]+1)" office:value-type="float" office:value="0.00390052808249959" calcext:value-type="float">
            <text:p>0.0039005280825</text:p>
          </table:table-cell>
          <table:table-cell table:formula="of:=[.F298]" office:value-type="float" office:value="42.4013147913" calcext:value-type="float">
            <text:p>42.4013147913</text:p>
          </table:table-cell>
        </table:table-row>
        <table:table-row table:style-name="ro1">
          <table:table-cell office:value-type="string" calcext:value-type="string">
            <text:p>2019-02-22</text:p>
          </table:table-cell>
          <table:table-cell office:value-type="float" office:value="171.58" calcext:value-type="float">
            <text:p>171.58</text:p>
          </table:table-cell>
          <table:table-cell office:value-type="float" office:value="173" calcext:value-type="float">
            <text:p>173</text:p>
          </table:table-cell>
          <table:table-cell office:value-type="float" office:value="171.38" calcext:value-type="float">
            <text:p>171.38</text:p>
          </table:table-cell>
          <table:table-cell office:value-type="float" office:value="172.97" calcext:value-type="float">
            <text:p>172.97</text:p>
          </table:table-cell>
          <table:table-cell office:value-type="float" office:value="42.4160281039" calcext:value-type="float">
            <text:p>42.4160281039</text:p>
          </table:table-cell>
          <table:table-cell office:value-type="float" office:value="18913154" calcext:value-type="float">
            <text:p>18913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8]-[.K287])*[.N288])+[.K287]" office:value-type="float" office:value="43.6684562912148" calcext:value-type="float">
            <text:p>43.6684562912148</text:p>
          </table:table-cell>
          <table:table-cell table:formula="of:=SUM([.F288:.F299])" office:value-type="float" office:value="513.6736228832" calcext:value-type="float">
            <text:p>513.6736228832</text:p>
          </table:table-cell>
          <table:table-cell/>
          <table:table-cell table:formula="of:=2/([.L288]+1)" office:value-type="float" office:value="0.00388595784022505" calcext:value-type="float">
            <text:p>0.003885957840225</text:p>
          </table:table-cell>
          <table:table-cell table:formula="of:=[.F299]" office:value-type="float" office:value="43.8701938359" calcext:value-type="float">
            <text:p>43.8701938359</text:p>
          </table:table-cell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174.16" calcext:value-type="float">
            <text:p>174.16</text:p>
          </table:table-cell>
          <table:table-cell office:value-type="float" office:value="175.87" calcext:value-type="float">
            <text:p>175.87</text:p>
          </table:table-cell>
          <table:table-cell office:value-type="float" office:value="173.95" calcext:value-type="float">
            <text:p>173.95</text:p>
          </table:table-cell>
          <table:table-cell office:value-type="float" office:value="174.23" calcext:value-type="float">
            <text:p>174.23</text:p>
          </table:table-cell>
          <table:table-cell office:value-type="float" office:value="42.7250076692" calcext:value-type="float">
            <text:p>42.7250076692</text:p>
          </table:table-cell>
          <table:table-cell office:value-type="float" office:value="21873358" calcext:value-type="float">
            <text:p>21873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89]-[.K288])*[.N289])+[.K288]" office:value-type="float" office:value="43.6711454344822" calcext:value-type="float">
            <text:p>43.6711454344822</text:p>
          </table:table-cell>
          <table:table-cell table:formula="of:=SUM([.F289:.F300])" office:value-type="float" office:value="515.6206845884" calcext:value-type="float">
            <text:p>515.6206845884</text:p>
          </table:table-cell>
          <table:table-cell/>
          <table:table-cell table:formula="of:=2/([.L289]+1)" office:value-type="float" office:value="0.0038713122793243" calcext:value-type="float">
            <text:p>0.003871312279324</text:p>
          </table:table-cell>
          <table:table-cell table:formula="of:=[.F300]" office:value-type="float" office:value="44.3630898091" calcext:value-type="float">
            <text:p>44.3630898091</text:p>
          </table:table-cell>
        </table:table-row>
        <table:table-row table:style-name="ro1">
          <table:table-cell office:value-type="string" calcext:value-type="string">
            <text:p>2019-02-26</text:p>
          </table:table-cell>
          <table:table-cell office:value-type="float" office:value="173.71" calcext:value-type="float">
            <text:p>173.71</text:p>
          </table:table-cell>
          <table:table-cell office:value-type="float" office:value="175.3" calcext:value-type="float">
            <text:p>175.3</text:p>
          </table:table-cell>
          <table:table-cell office:value-type="float" office:value="173.17" calcext:value-type="float">
            <text:p>173.17</text:p>
          </table:table-cell>
          <table:table-cell office:value-type="float" office:value="174.33" calcext:value-type="float">
            <text:p>174.33</text:p>
          </table:table-cell>
          <table:table-cell office:value-type="float" office:value="42.7495298569" calcext:value-type="float">
            <text:p>42.7495298569</text:p>
          </table:table-cell>
          <table:table-cell office:value-type="float" office:value="17070211" calcext:value-type="float">
            <text:p>17070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0]-[.K289])*[.N290])+[.K289]" office:value-type="float" office:value="43.6745714674916" calcext:value-type="float">
            <text:p>43.6745714674916</text:p>
          </table:table-cell>
          <table:table-cell table:formula="of:=SUM([.F290:.F301])" office:value-type="float" office:value="517.4549442301" calcext:value-type="float">
            <text:p>517.4549442301</text:p>
          </table:table-cell>
          <table:table-cell/>
          <table:table-cell table:formula="of:=2/([.L290]+1)" office:value-type="float" office:value="0.00385761582999267" calcext:value-type="float">
            <text:p>0.003857615829993</text:p>
          </table:table-cell>
          <table:table-cell table:formula="of:=[.F301]" office:value-type="float" office:value="44.5592673109" calcext:value-type="float">
            <text:p>44.5592673109</text:p>
          </table:table-cell>
        </table:table-row>
        <table:table-row table:style-name="ro1">
          <table:table-cell office:value-type="string" calcext:value-type="string">
            <text:p>2019-02-27</text:p>
          </table:table-cell>
          <table:table-cell office:value-type="float" office:value="173.21" calcext:value-type="float">
            <text:p>173.21</text:p>
          </table:table-cell>
          <table:table-cell office:value-type="float" office:value="175" calcext:value-type="float">
            <text:p>175</text:p>
          </table:table-cell>
          <table:table-cell office:value-type="float" office:value="172.73" calcext:value-type="float">
            <text:p>172.73</text:p>
          </table:table-cell>
          <table:table-cell office:value-type="float" office:value="174.87" calcext:value-type="float">
            <text:p>174.87</text:p>
          </table:table-cell>
          <table:table-cell office:value-type="float" office:value="42.8819496707" calcext:value-type="float">
            <text:p>42.8819496707</text:p>
          </table:table-cell>
          <table:table-cell office:value-type="float" office:value="27835389" calcext:value-type="float">
            <text:p>27835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1]-[.K290])*[.N291])+[.K290]" office:value-type="float" office:value="43.6798715825398" calcext:value-type="float">
            <text:p>43.6798715825398</text:p>
          </table:table-cell>
          <table:table-cell table:formula="of:=SUM([.F291:.F302])" office:value-type="float" office:value="519.7600298761" calcext:value-type="float">
            <text:p>519.7600298761</text:p>
          </table:table-cell>
          <table:table-cell/>
          <table:table-cell table:formula="of:=2/([.L291]+1)" office:value-type="float" office:value="0.0038405405278048" calcext:value-type="float">
            <text:p>0.003840540527805</text:p>
          </table:table-cell>
          <table:table-cell table:formula="of:=[.F302]" office:value-type="float" office:value="45.0546155029" calcext:value-type="float">
            <text:p>45.0546155029</text:p>
          </table:table-cell>
        </table:table-row>
        <table:table-row table:style-name="ro1">
          <table:table-cell office:value-type="string" calcext:value-type="string">
            <text:p>2019-02-28</text:p>
          </table:table-cell>
          <table:table-cell office:value-type="float" office:value="174.32" calcext:value-type="float">
            <text:p>174.32</text:p>
          </table:table-cell>
          <table:table-cell office:value-type="float" office:value="174.91" calcext:value-type="float">
            <text:p>174.91</text:p>
          </table:table-cell>
          <table:table-cell office:value-type="float" office:value="172.92" calcext:value-type="float">
            <text:p>172.92</text:p>
          </table:table-cell>
          <table:table-cell office:value-type="float" office:value="173.15" calcext:value-type="float">
            <text:p>173.15</text:p>
          </table:table-cell>
          <table:table-cell office:value-type="float" office:value="42.4601680418" calcext:value-type="float">
            <text:p>42.4601680418</text:p>
          </table:table-cell>
          <table:table-cell office:value-type="float" office:value="28215416" calcext:value-type="float">
            <text:p>28215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2]-[.K291])*[.N292])+[.K291]" office:value-type="float" office:value="43.6873625238273" calcext:value-type="float">
            <text:p>43.6873625238273</text:p>
          </table:table-cell>
          <table:table-cell table:formula="of:=SUM([.F292:.F303])" office:value-type="float" office:value="522.5187759949" calcext:value-type="float">
            <text:p>522.5187759949</text:p>
          </table:table-cell>
          <table:table-cell/>
          <table:table-cell table:formula="of:=2/([.L292]+1)" office:value-type="float" office:value="0.0038203023305118" calcext:value-type="float">
            <text:p>0.003820302330512</text:p>
          </table:table-cell>
          <table:table-cell table:formula="of:=[.F303]" office:value-type="float" office:value="45.6406957895" calcext:value-type="float">
            <text:p>45.6406957895</text:p>
          </table:table-cell>
        </table:table-row>
        <table:table-row table:style-name="ro1">
          <table:table-cell office:value-type="string" calcext:value-type="string">
            <text:p>2019-03-01</text:p>
          </table:table-cell>
          <table:table-cell office:value-type="float" office:value="174.28" calcext:value-type="float">
            <text:p>174.28</text:p>
          </table:table-cell>
          <table:table-cell office:value-type="float" office:value="175.15" calcext:value-type="float">
            <text:p>175.15</text:p>
          </table:table-cell>
          <table:table-cell office:value-type="float" office:value="172.89" calcext:value-type="float">
            <text:p>172.89</text:p>
          </table:table-cell>
          <table:table-cell office:value-type="float" office:value="174.97" calcext:value-type="float">
            <text:p>174.97</text:p>
          </table:table-cell>
          <table:table-cell office:value-type="float" office:value="42.9064718584" calcext:value-type="float">
            <text:p>42.9064718584</text:p>
          </table:table-cell>
          <table:table-cell office:value-type="float" office:value="25886167" calcext:value-type="float">
            <text:p>25886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3]-[.K292])*[.N293])+[.K292]" office:value-type="float" office:value="43.6965408789852" calcext:value-type="float">
            <text:p>43.6965408789852</text:p>
          </table:table-cell>
          <table:table-cell table:formula="of:=SUM([.F293:.F304])" office:value-type="float" office:value="526.1652253093" calcext:value-type="float">
            <text:p>526.1652253093</text:p>
          </table:table-cell>
          <table:table-cell/>
          <table:table-cell table:formula="of:=2/([.L293]+1)" office:value-type="float" office:value="0.00379387695542048" calcext:value-type="float">
            <text:p>0.00379387695542</text:p>
          </table:table-cell>
          <table:table-cell table:formula="of:=[.F304]" office:value-type="float" office:value="46.1066173562" calcext:value-type="float">
            <text:p>46.1066173562</text:p>
          </table:table-cell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175.69" calcext:value-type="float">
            <text:p>175.69</text:p>
          </table:table-cell>
          <table:table-cell office:value-type="float" office:value="177.75" calcext:value-type="float">
            <text:p>177.75</text:p>
          </table:table-cell>
          <table:table-cell office:value-type="float" office:value="173.97" calcext:value-type="float">
            <text:p>173.97</text:p>
          </table:table-cell>
          <table:table-cell office:value-type="float" office:value="175.85" calcext:value-type="float">
            <text:p>175.85</text:p>
          </table:table-cell>
          <table:table-cell office:value-type="float" office:value="43.1222671103" calcext:value-type="float">
            <text:p>43.1222671103</text:p>
          </table:table-cell>
          <table:table-cell office:value-type="float" office:value="27436203" calcext:value-type="float">
            <text:p>2743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4]-[.K293])*[.N294])+[.K293]" office:value-type="float" office:value="43.7042567126376" calcext:value-type="float">
            <text:p>43.7042567126376</text:p>
          </table:table-cell>
          <table:table-cell table:formula="of:=SUM([.F294:.F305])" office:value-type="float" office:value="528.99999021" calcext:value-type="float">
            <text:p>528.99999021</text:p>
          </table:table-cell>
          <table:table-cell/>
          <table:table-cell table:formula="of:=2/([.L294]+1)" office:value-type="float" office:value="0.0037735849753649" calcext:value-type="float">
            <text:p>0.003773584975365</text:p>
          </table:table-cell>
          <table:table-cell table:formula="of:=[.F305]" office:value-type="float" office:value="45.7412367591" calcext:value-type="float">
            <text:p>45.7412367591</text:p>
          </table:table-cell>
        </table:table-row>
        <table:table-row table:style-name="ro1">
          <table:table-cell office:value-type="string" calcext:value-type="string">
            <text:p>2019-03-05</text:p>
          </table:table-cell>
          <table:table-cell office:value-type="float" office:value="175.94" calcext:value-type="float">
            <text:p>175.94</text:p>
          </table:table-cell>
          <table:table-cell office:value-type="float" office:value="176" calcext:value-type="float">
            <text:p>176</text:p>
          </table:table-cell>
          <table:table-cell office:value-type="float" office:value="174.54" calcext:value-type="float">
            <text:p>174.54</text:p>
          </table:table-cell>
          <table:table-cell office:value-type="float" office:value="175.53" calcext:value-type="float">
            <text:p>175.53</text:p>
          </table:table-cell>
          <table:table-cell office:value-type="float" office:value="43.0437961096" calcext:value-type="float">
            <text:p>43.0437961096</text:p>
          </table:table-cell>
          <table:table-cell office:value-type="float" office:value="19737419" calcext:value-type="float">
            <text:p>19737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5]-[.K294])*[.N295])+[.K294]" office:value-type="float" office:value="43.7133997008163" calcext:value-type="float">
            <text:p>43.7133997008163</text:p>
          </table:table-cell>
          <table:table-cell table:formula="of:=SUM([.F295:.F306])" office:value-type="float" office:value="532.0186715187" calcext:value-type="float">
            <text:p>532.0186715187</text:p>
          </table:table-cell>
          <table:table-cell/>
          <table:table-cell table:formula="of:=2/([.L295]+1)" office:value-type="float" office:value="0.00375221377198947" calcext:value-type="float">
            <text:p>0.003752213771989</text:p>
          </table:table-cell>
          <table:table-cell table:formula="of:=[.F306]" office:value-type="float" office:value="46.140948419" calcext:value-type="float">
            <text:p>46.140948419</text:p>
          </table:table-cell>
        </table:table-row>
        <table:table-row table:style-name="ro1">
          <table:table-cell office:value-type="string" calcext:value-type="string">
            <text:p>2019-03-06</text:p>
          </table:table-cell>
          <table:table-cell office:value-type="float" office:value="174.67" calcext:value-type="float">
            <text:p>174.67</text:p>
          </table:table-cell>
          <table:table-cell office:value-type="float" office:value="175.49" calcext:value-type="float">
            <text:p>175.49</text:p>
          </table:table-cell>
          <table:table-cell office:value-type="float" office:value="173.94" calcext:value-type="float">
            <text:p>173.94</text:p>
          </table:table-cell>
          <table:table-cell office:value-type="float" office:value="174.52" calcext:value-type="float">
            <text:p>174.52</text:p>
          </table:table-cell>
          <table:table-cell office:value-type="float" office:value="42.7961220136" calcext:value-type="float">
            <text:p>42.7961220136</text:p>
          </table:table-cell>
          <table:table-cell office:value-type="float" office:value="20810384" calcext:value-type="float">
            <text:p>20810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6]-[.K295])*[.N296])+[.K295]" office:value-type="float" office:value="43.7287467428471" calcext:value-type="float">
            <text:p>43.7287467428471</text:p>
          </table:table-cell>
          <table:table-cell table:formula="of:=SUM([.F296:.F307])" office:value-type="float" office:value="536.8152114373" calcext:value-type="float">
            <text:p>536.8152114373</text:p>
          </table:table-cell>
          <table:table-cell/>
          <table:table-cell table:formula="of:=2/([.L296]+1)" office:value-type="float" office:value="0.00371874940958818" calcext:value-type="float">
            <text:p>0.003718749409588</text:p>
          </table:table-cell>
          <table:table-cell table:formula="of:=[.F307]" office:value-type="float" office:value="47.8403360282" calcext:value-type="float">
            <text:p>47.8403360282</text:p>
          </table:table-cell>
        </table:table-row>
        <table:table-row table:style-name="ro1">
          <table:table-cell office:value-type="string" calcext:value-type="string">
            <text:p>2019-03-07</text:p>
          </table:table-cell>
          <table:table-cell office:value-type="float" office:value="173.87" calcext:value-type="float">
            <text:p>173.87</text:p>
          </table:table-cell>
          <table:table-cell office:value-type="float" office:value="174.44" calcext:value-type="float">
            <text:p>174.44</text:p>
          </table:table-cell>
          <table:table-cell office:value-type="float" office:value="172.02" calcext:value-type="float">
            <text:p>172.02</text:p>
          </table:table-cell>
          <table:table-cell office:value-type="float" office:value="172.5" calcext:value-type="float">
            <text:p>172.5</text:p>
          </table:table-cell>
          <table:table-cell office:value-type="float" office:value="42.3007738216" calcext:value-type="float">
            <text:p>42.3007738216</text:p>
          </table:table-cell>
          <table:table-cell office:value-type="float" office:value="24796374" calcext:value-type="float">
            <text:p>24796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7]-[.K296])*[.N297])+[.K296]" office:value-type="float" office:value="43.7402657426858" calcext:value-type="float">
            <text:p>43.7402657426858</text:p>
          </table:table-cell>
          <table:table-cell table:formula="of:=SUM([.F297:.F308])" office:value-type="float" office:value="540.8687290679" calcext:value-type="float">
            <text:p>540.8687290679</text:p>
          </table:table-cell>
          <table:table-cell/>
          <table:table-cell table:formula="of:=2/([.L297]+1)" office:value-type="float" office:value="0.0036909308338208" calcext:value-type="float">
            <text:p>0.003690930833821</text:p>
          </table:table-cell>
          <table:table-cell table:formula="of:=[.F308]" office:value-type="float" office:value="46.8496396442" calcext:value-type="float">
            <text:p>46.8496396442</text:p>
          </table:table-cell>
        </table:table-row>
        <table:table-row table:style-name="ro1">
          <table:table-cell office:value-type="string" calcext:value-type="string">
            <text:p>2019-03-08</text:p>
          </table:table-cell>
          <table:table-cell office:value-type="float" office:value="170.32" calcext:value-type="float">
            <text:p>170.32</text:p>
          </table:table-cell>
          <table:table-cell office:value-type="float" office:value="173.07" calcext:value-type="float">
            <text:p>173.07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91" calcext:value-type="float">
            <text:p>172.91</text:p>
          </table:table-cell>
          <table:table-cell office:value-type="float" office:value="42.4013147913" calcext:value-type="float">
            <text:p>42.4013147913</text:p>
          </table:table-cell>
          <table:table-cell office:value-type="float" office:value="23999358" calcext:value-type="float">
            <text:p>23999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8]-[.K297])*[.N298])+[.K297]" office:value-type="float" office:value="43.7495829766875" calcext:value-type="float">
            <text:p>43.7495829766875</text:p>
          </table:table-cell>
          <table:table-cell table:formula="of:=SUM([.F298:.F309])" office:value-type="float" office:value="544.8511323541" calcext:value-type="float">
            <text:p>544.8511323541</text:p>
          </table:table-cell>
          <table:table-cell/>
          <table:table-cell table:formula="of:=2/([.L298]+1)" office:value-type="float" office:value="0.00366400265833391" calcext:value-type="float">
            <text:p>0.003664002658334</text:p>
          </table:table-cell>
          <table:table-cell table:formula="of:=[.F309]" office:value-type="float" office:value="46.2831771078" calcext:value-type="float">
            <text:p>46.2831771078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175.49" calcext:value-type="float">
            <text:p>175.49</text:p>
          </table:table-cell>
          <table:table-cell office:value-type="float" office:value="179.12" calcext:value-type="float">
            <text:p>179.12</text:p>
          </table:table-cell>
          <table:table-cell office:value-type="float" office:value="175.35" calcext:value-type="float">
            <text:p>175.35</text:p>
          </table:table-cell>
          <table:table-cell office:value-type="float" office:value="178.9" calcext:value-type="float">
            <text:p>178.9</text:p>
          </table:table-cell>
          <table:table-cell office:value-type="float" office:value="43.8701938359" calcext:value-type="float">
            <text:p>43.8701938359</text:p>
          </table:table-cell>
          <table:table-cell office:value-type="float" office:value="32011034" calcext:value-type="float">
            <text:p>3201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299]-[.K298])*[.N299])+[.K298]" office:value-type="float" office:value="43.757067340686" calcext:value-type="float">
            <text:p>43.757067340686</text:p>
          </table:table-cell>
          <table:table-cell table:formula="of:=SUM([.F299:.F310])" office:value-type="float" office:value="548.25481201" calcext:value-type="float">
            <text:p>548.25481201</text:p>
          </table:table-cell>
          <table:table-cell/>
          <table:table-cell table:formula="of:=2/([.L299]+1)" office:value-type="float" office:value="0.00364129718350758" calcext:value-type="float">
            <text:p>0.003641297183508</text:p>
          </table:table-cell>
          <table:table-cell table:formula="of:=[.F310]" office:value-type="float" office:value="45.8049944472" calcext:value-type="float">
            <text:p>45.8049944472</text:p>
          </table:table-cell>
        </table:table-row>
        <table:table-row table:style-name="ro1">
          <table:table-cell office:value-type="string" calcext:value-type="string">
            <text:p>2019-03-12</text:p>
          </table:table-cell>
          <table:table-cell office:value-type="float" office:value="180" calcext:value-type="float">
            <text:p>180</text:p>
          </table:table-cell>
          <table:table-cell office:value-type="float" office:value="182.67" calcext:value-type="float">
            <text:p>182.67</text:p>
          </table:table-cell>
          <table:table-cell office:value-type="float" office:value="179.37" calcext:value-type="float">
            <text:p>179.37</text:p>
          </table:table-cell>
          <table:table-cell office:value-type="float" office:value="180.91" calcext:value-type="float">
            <text:p>180.91</text:p>
          </table:table-cell>
          <table:table-cell office:value-type="float" office:value="44.3630898091" calcext:value-type="float">
            <text:p>44.3630898091</text:p>
          </table:table-cell>
          <table:table-cell office:value-type="float" office:value="32467584" calcext:value-type="float">
            <text:p>32467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0]-[.K299])*[.N300])+[.K299]" office:value-type="float" office:value="43.7659864588519" calcext:value-type="float">
            <text:p>43.7659864588519</text:p>
          </table:table-cell>
          <table:table-cell table:formula="of:=SUM([.F300:.F311])" office:value-type="float" office:value="550.601585375" calcext:value-type="float">
            <text:p>550.601585375</text:p>
          </table:table-cell>
          <table:table-cell/>
          <table:table-cell table:formula="of:=2/([.L300]+1)" office:value-type="float" office:value="0.00362580538748873" calcext:value-type="float">
            <text:p>0.003625805387489</text:p>
          </table:table-cell>
          <table:table-cell table:formula="of:=[.F311]" office:value-type="float" office:value="46.2169672009" calcext:value-type="float">
            <text:p>46.2169672009</text:p>
          </table:table-cell>
        </table:table-row>
        <table:table-row table:style-name="ro1">
          <table:table-cell office:value-type="string" calcext:value-type="string">
            <text:p>2019-03-13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3.3" calcext:value-type="float">
            <text:p>183.3</text:p>
          </table:table-cell>
          <table:table-cell office:value-type="float" office:value="180.92" calcext:value-type="float">
            <text:p>180.92</text:p>
          </table:table-cell>
          <table:table-cell office:value-type="float" office:value="181.71" calcext:value-type="float">
            <text:p>181.71</text:p>
          </table:table-cell>
          <table:table-cell office:value-type="float" office:value="44.5592673109" calcext:value-type="float">
            <text:p>44.5592673109</text:p>
          </table:table-cell>
          <table:table-cell office:value-type="float" office:value="31032524" calcext:value-type="float">
            <text:p>3103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1]-[.K300])*[.N301])+[.K300]" office:value-type="float" office:value="43.775064002137" calcext:value-type="float">
            <text:p>43.775064002137</text:p>
          </table:table-cell>
          <table:table-cell table:formula="of:=SUM([.F301:.F312])" office:value-type="float" office:value="552.5167682361" calcext:value-type="float">
            <text:p>552.5167682361</text:p>
          </table:table-cell>
          <table:table-cell/>
          <table:table-cell table:formula="of:=2/([.L301]+1)" office:value-type="float" office:value="0.00361326000361909" calcext:value-type="float">
            <text:p>0.003613260003619</text:p>
          </table:table-cell>
          <table:table-cell table:formula="of:=[.F312]" office:value-type="float" office:value="46.2782726702" calcext:value-type="float">
            <text:p>46.2782726702</text:p>
          </table:table-cell>
        </table:table-row>
        <table:table-row table:style-name="ro1">
          <table:table-cell office:value-type="string" calcext:value-type="string">
            <text:p>2019-03-14</text:p>
          </table:table-cell>
          <table:table-cell office:value-type="float" office:value="183.9" calcext:value-type="float">
            <text:p>183.9</text:p>
          </table:table-cell>
          <table:table-cell office:value-type="float" office:value="184.1" calcext:value-type="float">
            <text:p>184.1</text:p>
          </table:table-cell>
          <table:table-cell office:value-type="float" office:value="182.56" calcext:value-type="float">
            <text:p>182.56</text:p>
          </table:table-cell>
          <table:table-cell office:value-type="float" office:value="183.73" calcext:value-type="float">
            <text:p>183.73</text:p>
          </table:table-cell>
          <table:table-cell office:value-type="float" office:value="45.0546155029" calcext:value-type="float">
            <text:p>45.0546155029</text:p>
          </table:table-cell>
          <table:table-cell office:value-type="float" office:value="23579508" calcext:value-type="float">
            <text:p>23579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2]-[.K301])*[.N302])+[.K301]" office:value-type="float" office:value="43.7851617258715" calcext:value-type="float">
            <text:p>43.7851617258715</text:p>
          </table:table-cell>
          <table:table-cell table:formula="of:=SUM([.F302:.F313])" office:value-type="float" office:value="554.5373965044" calcext:value-type="float">
            <text:p>554.5373965044</text:p>
          </table:table-cell>
          <table:table-cell/>
          <table:table-cell table:formula="of:=2/([.L302]+1)" office:value-type="float" office:value="0.00360011767449783" calcext:value-type="float">
            <text:p>0.003600117674498</text:p>
          </table:table-cell>
          <table:table-cell table:formula="of:=[.F313]" office:value-type="float" office:value="46.5798955792" calcext:value-type="float">
            <text:p>46.5798955792</text:p>
          </table:table-cell>
        </table:table-row>
        <table:table-row table:style-name="ro1">
          <table:table-cell office:value-type="string" calcext:value-type="string">
            <text:p>2019-03-15</text:p>
          </table:table-cell>
          <table:table-cell office:value-type="float" office:value="184.85" calcext:value-type="float">
            <text:p>184.85</text:p>
          </table:table-cell>
          <table:table-cell office:value-type="float" office:value="187.33" calcext:value-type="float">
            <text:p>187.33</text:p>
          </table:table-cell>
          <table:table-cell office:value-type="float" office:value="183.74" calcext:value-type="float">
            <text:p>183.74</text:p>
          </table:table-cell>
          <table:table-cell office:value-type="float" office:value="186.12" calcext:value-type="float">
            <text:p>186.12</text:p>
          </table:table-cell>
          <table:table-cell office:value-type="float" office:value="45.6406957895" calcext:value-type="float">
            <text:p>45.6406957895</text:p>
          </table:table-cell>
          <table:table-cell office:value-type="float" office:value="39042912" calcext:value-type="float">
            <text:p>39042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3]-[.K302])*[.N303])+[.K302]" office:value-type="float" office:value="43.7963249379896" calcext:value-type="float">
            <text:p>43.7963249379896</text:p>
          </table:table-cell>
          <table:table-cell table:formula="of:=SUM([.F303:.F314])" office:value-type="float" office:value="556.3790128024" calcext:value-type="float">
            <text:p>556.3790128024</text:p>
          </table:table-cell>
          <table:table-cell/>
          <table:table-cell table:formula="of:=2/([.L303]+1)" office:value-type="float" office:value="0.00358822265292043" calcext:value-type="float">
            <text:p>0.00358822265292</text:p>
          </table:table-cell>
          <table:table-cell table:formula="of:=[.F314]" office:value-type="float" office:value="46.8962318009" calcext:value-type="float">
            <text:p>46.8962318009</text:p>
          </table:table-cell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185.8" calcext:value-type="float">
            <text:p>185.8</text:p>
          </table:table-cell>
          <table:table-cell office:value-type="float" office:value="188.39" calcext:value-type="float">
            <text:p>188.39</text:p>
          </table:table-cell>
          <table:table-cell office:value-type="float" office:value="185.79" calcext:value-type="float">
            <text:p>185.79</text:p>
          </table:table-cell>
          <table:table-cell office:value-type="float" office:value="188.02" calcext:value-type="float">
            <text:p>188.02</text:p>
          </table:table-cell>
          <table:table-cell office:value-type="float" office:value="46.1066173562" calcext:value-type="float">
            <text:p>46.1066173562</text:p>
          </table:table-cell>
          <table:table-cell office:value-type="float" office:value="26219832" calcext:value-type="float">
            <text:p>26219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4]-[.K303])*[.N304])+[.K303]" office:value-type="float" office:value="43.8098472469724" calcext:value-type="float">
            <text:p>43.8098472469724</text:p>
          </table:table-cell>
          <table:table-cell table:formula="of:=SUM([.F304:.F315])" office:value-type="float" office:value="558.3162656324" calcext:value-type="float">
            <text:p>558.3162656324</text:p>
          </table:table-cell>
          <table:table-cell/>
          <table:table-cell table:formula="of:=2/([.L304]+1)" office:value-type="float" office:value="0.00357579445278365" calcext:value-type="float">
            <text:p>0.003575794452784</text:p>
          </table:table-cell>
          <table:table-cell table:formula="of:=[.F315]" office:value-type="float" office:value="47.5779486195" calcext:value-type="float">
            <text:p>47.5779486195</text:p>
          </table:table-cell>
        </table:table-row>
        <table:table-row table:style-name="ro1">
          <table:table-cell office:value-type="string" calcext:value-type="string">
            <text:p>2019-03-19</text:p>
          </table:table-cell>
          <table:table-cell office:value-type="float" office:value="188.35" calcext:value-type="float">
            <text:p>188.35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5.92" calcext:value-type="float">
            <text:p>185.92</text:p>
          </table:table-cell>
          <table:table-cell office:value-type="float" office:value="186.53" calcext:value-type="float">
            <text:p>186.53</text:p>
          </table:table-cell>
          <table:table-cell office:value-type="float" office:value="45.7412367591" calcext:value-type="float">
            <text:p>45.7412367591</text:p>
          </table:table-cell>
          <table:table-cell office:value-type="float" office:value="31646369" calcext:value-type="float">
            <text:p>31646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5]-[.K304])*[.N305])+[.K304]" office:value-type="float" office:value="43.824440532301" calcext:value-type="float">
            <text:p>43.824440532301</text:p>
          </table:table-cell>
          <table:table-cell table:formula="of:=SUM([.F305:.F316])" office:value-type="float" office:value="560.1137419925" calcext:value-type="float">
            <text:p>560.1137419925</text:p>
          </table:table-cell>
          <table:table-cell/>
          <table:table-cell table:formula="of:=2/([.L305]+1)" office:value-type="float" office:value="0.00356433972352567" calcext:value-type="float">
            <text:p>0.003564339723526</text:p>
          </table:table-cell>
          <table:table-cell table:formula="of:=[.F316]" office:value-type="float" office:value="47.9040937163" calcext:value-type="float">
            <text:p>47.9040937163</text:p>
          </table:table-cell>
        </table:table-row>
        <table:table-row table:style-name="ro1">
          <table:table-cell office:value-type="string" calcext:value-type="string">
            <text:p>2019-03-20</text:p>
          </table:table-cell>
          <table:table-cell office:value-type="float" office:value="186.23" calcext:value-type="float">
            <text:p>186.23</text:p>
          </table:table-cell>
          <table:table-cell office:value-type="float" office:value="189.49" calcext:value-type="float">
            <text:p>189.49</text:p>
          </table:table-cell>
          <table:table-cell office:value-type="float" office:value="184.73" calcext:value-type="float">
            <text:p>184.73</text:p>
          </table:table-cell>
          <table:table-cell office:value-type="float" office:value="188.16" calcext:value-type="float">
            <text:p>188.16</text:p>
          </table:table-cell>
          <table:table-cell office:value-type="float" office:value="46.140948419" calcext:value-type="float">
            <text:p>46.140948419</text:p>
          </table:table-cell>
          <table:table-cell office:value-type="float" office:value="31035231" calcext:value-type="float">
            <text:p>31035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6]-[.K305])*[.N306])+[.K305]" office:value-type="float" office:value="43.8392198166359" calcext:value-type="float">
            <text:p>43.8392198166359</text:p>
          </table:table-cell>
          <table:table-cell table:formula="of:=SUM([.F306:.F317])" office:value-type="float" office:value="562.3599743879" calcext:value-type="float">
            <text:p>562.3599743879</text:p>
          </table:table-cell>
          <table:table-cell/>
          <table:table-cell table:formula="of:=2/([.L306]+1)" office:value-type="float" office:value="0.00355012796600084" calcext:value-type="float">
            <text:p>0.003550127966001</text:p>
          </table:table-cell>
          <table:table-cell table:formula="of:=[.F317]" office:value-type="float" office:value="47.9874691545" calcext:value-type="float">
            <text:p>47.9874691545</text:p>
          </table:table-cell>
        </table:table-row>
        <table:table-row table:style-name="ro1">
          <table:table-cell office:value-type="string" calcext:value-type="string">
            <text:p>2019-03-21</text:p>
          </table:table-cell>
          <table:table-cell office:value-type="float" office:value="190.02" calcext:value-type="float">
            <text:p>190.02</text:p>
          </table:table-cell>
          <table:table-cell office:value-type="float" office:value="196.33" calcext:value-type="float">
            <text:p>196.33</text:p>
          </table:table-cell>
          <table:table-cell office:value-type="float" office:value="189.81" calcext:value-type="float">
            <text:p>189.81</text:p>
          </table:table-cell>
          <table:table-cell office:value-type="float" office:value="195.09" calcext:value-type="float">
            <text:p>195.09</text:p>
          </table:table-cell>
          <table:table-cell office:value-type="float" office:value="47.8403360282" calcext:value-type="float">
            <text:p>47.8403360282</text:p>
          </table:table-cell>
          <table:table-cell office:value-type="float" office:value="51034237" calcext:value-type="float">
            <text:p>5103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7]-[.K306])*[.N307])+[.K306]" office:value-type="float" office:value="43.8550262562294" calcext:value-type="float">
            <text:p>43.8550262562294</text:p>
          </table:table-cell>
          <table:table-cell table:formula="of:=SUM([.F307:.F318])" office:value-type="float" office:value="564.5277357826" calcext:value-type="float">
            <text:p>564.5277357826</text:p>
          </table:table-cell>
          <table:table-cell/>
          <table:table-cell table:formula="of:=2/([.L307]+1)" office:value-type="float" office:value="0.00353651973803251" calcext:value-type="float">
            <text:p>0.003536519738033</text:p>
          </table:table-cell>
          <table:table-cell table:formula="of:=[.F318]" office:value-type="float" office:value="48.3087098137" calcext:value-type="float">
            <text:p>48.3087098137</text:p>
          </table:table-cell>
        </table:table-row>
        <table:table-row table:style-name="ro1">
          <table:table-cell office:value-type="string" calcext:value-type="string">
            <text:p>2019-03-22</text:p>
          </table:table-cell>
          <table:table-cell office:value-type="float" office:value="195.34" calcext:value-type="float">
            <text:p>195.34</text:p>
          </table:table-cell>
          <table:table-cell office:value-type="float" office:value="197.69" calcext:value-type="float">
            <text:p>197.69</text:p>
          </table:table-cell>
          <table:table-cell office:value-type="float" office:value="190.78" calcext:value-type="float">
            <text:p>190.78</text:p>
          </table:table-cell>
          <table:table-cell office:value-type="float" office:value="191.05" calcext:value-type="float">
            <text:p>191.05</text:p>
          </table:table-cell>
          <table:table-cell office:value-type="float" office:value="46.8496396442" calcext:value-type="float">
            <text:p>46.8496396442</text:p>
          </table:table-cell>
          <table:table-cell office:value-type="float" office:value="42407666" calcext:value-type="float">
            <text:p>42407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8]-[.K307])*[.N308])+[.K307]" office:value-type="float" office:value="43.8734252450043" calcext:value-type="float">
            <text:p>43.8734252450043</text:p>
          </table:table-cell>
          <table:table-cell table:formula="of:=SUM([.F308:.F319])" office:value-type="float" office:value="565.7562973875" calcext:value-type="float">
            <text:p>565.7562973875</text:p>
          </table:table-cell>
          <table:table-cell/>
          <table:table-cell table:formula="of:=2/([.L308]+1)" office:value-type="float" office:value="0.00352885359936736" calcext:value-type="float">
            <text:p>0.003528853599367</text:p>
          </table:table-cell>
          <table:table-cell table:formula="of:=[.F319]" office:value-type="float" office:value="49.0688976331" calcext:value-type="float">
            <text:p>49.0688976331</text:p>
          </table:table-cell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191.51" calcext:value-type="float">
            <text:p>191.51</text:p>
          </table:table-cell>
          <table:table-cell office:value-type="float" office:value="191.98" calcext:value-type="float">
            <text:p>191.98</text:p>
          </table:table-cell>
          <table:table-cell office:value-type="float" office:value="186.6" calcext:value-type="float">
            <text:p>186.6</text:p>
          </table:table-cell>
          <table:table-cell office:value-type="float" office:value="188.74" calcext:value-type="float">
            <text:p>188.74</text:p>
          </table:table-cell>
          <table:table-cell office:value-type="float" office:value="46.2831771078" calcext:value-type="float">
            <text:p>46.2831771078</text:p>
          </table:table-cell>
          <table:table-cell office:value-type="float" office:value="43845293" calcext:value-type="float">
            <text:p>43845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09]-[.K308])*[.N309])+[.K308]" office:value-type="float" office:value="43.8911751993464" calcext:value-type="float">
            <text:p>43.8911751993464</text:p>
          </table:table-cell>
          <table:table-cell table:formula="of:=SUM([.F309:.F320])" office:value-type="float" office:value="567.82842225" calcext:value-type="float">
            <text:p>567.82842225</text:p>
          </table:table-cell>
          <table:table-cell/>
          <table:table-cell table:formula="of:=2/([.L309]+1)" office:value-type="float" office:value="0.00351599871203517" calcext:value-type="float">
            <text:p>0.003515998712035</text:p>
          </table:table-cell>
          <table:table-cell table:formula="of:=[.F320]" office:value-type="float" office:value="48.9217645067" calcext:value-type="float">
            <text:p>48.9217645067</text:p>
          </table:table-cell>
        </table:table-row>
        <table:table-row table:style-name="ro1">
          <table:table-cell office:value-type="string" calcext:value-type="string">
            <text:p>2019-03-26</text:p>
          </table:table-cell>
          <table:table-cell office:value-type="float" office:value="191.66" calcext:value-type="float">
            <text:p>191.66</text:p>
          </table:table-cell>
          <table:table-cell office:value-type="float" office:value="192.88" calcext:value-type="float">
            <text:p>192.88</text:p>
          </table:table-cell>
          <table:table-cell office:value-type="float" office:value="184.58" calcext:value-type="float">
            <text:p>184.58</text:p>
          </table:table-cell>
          <table:table-cell office:value-type="float" office:value="186.79" calcext:value-type="float">
            <text:p>186.79</text:p>
          </table:table-cell>
          <table:table-cell office:value-type="float" office:value="45.8049944472" calcext:value-type="float">
            <text:p>45.8049944472</text:p>
          </table:table-cell>
          <table:table-cell office:value-type="float" office:value="49800538" calcext:value-type="float">
            <text:p>49800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0]-[.K309])*[.N310])+[.K309]" office:value-type="float" office:value="43.9097333636299" calcext:value-type="float">
            <text:p>43.9097333636299</text:p>
          </table:table-cell>
          <table:table-cell table:formula="of:=SUM([.F310:.F321])" office:value-type="float" office:value="570.7416581514" calcext:value-type="float">
            <text:p>570.7416581514</text:p>
          </table:table-cell>
          <table:table-cell/>
          <table:table-cell table:formula="of:=2/([.L310]+1)" office:value-type="float" office:value="0.00349808339393452" calcext:value-type="float">
            <text:p>0.003498083393935</text:p>
          </table:table-cell>
          <table:table-cell table:formula="of:=[.F321]" office:value-type="float" office:value="49.1964130092" calcext:value-type="float">
            <text:p>49.1964130092</text:p>
          </table:table-cell>
        </table:table-row>
        <table:table-row table:style-name="ro1">
          <table:table-cell office:value-type="string" calcext:value-type="string">
            <text:p>2019-03-27</text:p>
          </table:table-cell>
          <table:table-cell office:value-type="float" office:value="188.75" calcext:value-type="float">
            <text:p>188.75</text:p>
          </table:table-cell>
          <table:table-cell office:value-type="float" office:value="189.76" calcext:value-type="float">
            <text:p>189.76</text:p>
          </table:table-cell>
          <table:table-cell office:value-type="float" office:value="186.55" calcext:value-type="float">
            <text:p>186.55</text:p>
          </table:table-cell>
          <table:table-cell office:value-type="float" office:value="188.47" calcext:value-type="float">
            <text:p>188.47</text:p>
          </table:table-cell>
          <table:table-cell office:value-type="float" office:value="46.2169672009" calcext:value-type="float">
            <text:p>46.2169672009</text:p>
          </table:table-cell>
          <table:table-cell office:value-type="float" office:value="29848427" calcext:value-type="float">
            <text:p>29848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1]-[.K310])*[.N311])+[.K310]" office:value-type="float" office:value="43.9267055550713" calcext:value-type="float">
            <text:p>43.9267055550713</text:p>
          </table:table-cell>
          <table:table-cell table:formula="of:=SUM([.F311:.F322])" office:value-type="float" office:value="573.7235561785" calcext:value-type="float">
            <text:p>573.7235561785</text:p>
          </table:table-cell>
          <table:table-cell/>
          <table:table-cell table:formula="of:=2/([.L311]+1)" office:value-type="float" office:value="0.00347993392388258" calcext:value-type="float">
            <text:p>0.003479933923883</text:p>
          </table:table-cell>
          <table:table-cell table:formula="of:=[.F322]" office:value-type="float" office:value="48.7868924743" calcext:value-type="float">
            <text:p>48.7868924743</text:p>
          </table:table-cell>
        </table:table-row>
        <table:table-row table:style-name="ro1">
          <table:table-cell office:value-type="string" calcext:value-type="string">
            <text:p>2019-03-28</text:p>
          </table:table-cell>
          <table:table-cell office:value-type="float" office:value="188.95" calcext:value-type="float">
            <text:p>188.95</text:p>
          </table:table-cell>
          <table:table-cell office:value-type="float" office:value="189.56" calcext:value-type="float">
            <text:p>189.56</text:p>
          </table:table-cell>
          <table:table-cell office:value-type="float" office:value="187.53" calcext:value-type="float">
            <text:p>187.53</text:p>
          </table:table-cell>
          <table:table-cell office:value-type="float" office:value="188.72" calcext:value-type="float">
            <text:p>188.72</text:p>
          </table:table-cell>
          <table:table-cell office:value-type="float" office:value="46.2782726702" calcext:value-type="float">
            <text:p>46.2782726702</text:p>
          </table:table-cell>
          <table:table-cell office:value-type="float" office:value="20780363" calcext:value-type="float">
            <text:p>20780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2]-[.K311])*[.N312])+[.K311]" office:value-type="float" office:value="43.9434759979179" calcext:value-type="float">
            <text:p>43.9434759979179</text:p>
          </table:table-cell>
          <table:table-cell table:formula="of:=SUM([.F312:.F323])" office:value-type="float" office:value="576.2738637017" calcext:value-type="float">
            <text:p>576.2738637017</text:p>
          </table:table-cell>
          <table:table-cell/>
          <table:table-cell table:formula="of:=2/([.L312]+1)" office:value-type="float" office:value="0.00346456010874152" calcext:value-type="float">
            <text:p>0.003464560108742</text:p>
          </table:table-cell>
          <table:table-cell table:formula="of:=[.F323]" office:value-type="float" office:value="48.7672747241" calcext:value-type="float">
            <text:p>48.7672747241</text:p>
          </table:table-cell>
        </table:table-row>
        <table:table-row table:style-name="ro1">
          <table:table-cell office:value-type="string" calcext:value-type="string">
            <text:p>2019-03-29</text:p>
          </table:table-cell>
          <table:table-cell office:value-type="float" office:value="189.83" calcext:value-type="float">
            <text:p>189.83</text:p>
          </table:table-cell>
          <table:table-cell office:value-type="float" office:value="190.08" calcext:value-type="float">
            <text:p>190.08</text:p>
          </table:table-cell>
          <table:table-cell office:value-type="float" office:value="188.54" calcext:value-type="float">
            <text:p>188.54</text:p>
          </table:table-cell>
          <table:table-cell office:value-type="float" office:value="189.95" calcext:value-type="float">
            <text:p>189.95</text:p>
          </table:table-cell>
          <table:table-cell office:value-type="float" office:value="46.5798955792" calcext:value-type="float">
            <text:p>46.5798955792</text:p>
          </table:table-cell>
          <table:table-cell office:value-type="float" office:value="23563961" calcext:value-type="float">
            <text:p>235639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3]-[.K312])*[.N313])+[.K312]" office:value-type="float" office:value="43.9604185482224" calcext:value-type="float">
            <text:p>43.9604185482224</text:p>
          </table:table-cell>
          <table:table-cell table:formula="of:=SUM([.F313:.F324])" office:value-type="float" office:value="578.8511456314" calcext:value-type="float">
            <text:p>578.8511456314</text:p>
          </table:table-cell>
          <table:table-cell/>
          <table:table-cell table:formula="of:=2/([.L313]+1)" office:value-type="float" office:value="0.00344916107361002" calcext:value-type="float">
            <text:p>0.00344916107361</text:p>
          </table:table-cell>
          <table:table-cell table:formula="of:=[.F324]" office:value-type="float" office:value="48.8555545999" calcext:value-type="float">
            <text:p>48.8555545999</text:p>
          </table:table-cell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191.64" calcext:value-type="float">
            <text:p>191.64</text:p>
          </table:table-cell>
          <table:table-cell office:value-type="float" office:value="191.68" calcext:value-type="float">
            <text:p>191.68</text:p>
          </table:table-cell>
          <table:table-cell office:value-type="float" office:value="188.38" calcext:value-type="float">
            <text:p>188.38</text:p>
          </table:table-cell>
          <table:table-cell office:value-type="float" office:value="191.24" calcext:value-type="float">
            <text:p>191.24</text:p>
          </table:table-cell>
          <table:table-cell office:value-type="float" office:value="46.8962318009" calcext:value-type="float">
            <text:p>46.8962318009</text:p>
          </table:table-cell>
          <table:table-cell office:value-type="float" office:value="27861964" calcext:value-type="float">
            <text:p>27861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4]-[.K313])*[.N314])+[.K313]" office:value-type="float" office:value="43.9772533655418" calcext:value-type="float">
            <text:p>43.9772533655418</text:p>
          </table:table-cell>
          <table:table-cell table:formula="of:=SUM([.F314:.F325])" office:value-type="float" office:value="581.1317090896" calcext:value-type="float">
            <text:p>581.1317090896</text:p>
          </table:table-cell>
          <table:table-cell/>
          <table:table-cell table:formula="of:=2/([.L314]+1)" office:value-type="float" office:value="0.0034356486148604" calcext:value-type="float">
            <text:p>0.00343564861486</text:p>
          </table:table-cell>
          <table:table-cell table:formula="of:=[.F325]" office:value-type="float" office:value="48.8604590374" calcext:value-type="float">
            <text:p>48.8604590374</text:p>
          </table:table-cell>
        </table:table-row>
        <table:table-row table:style-name="ro1">
          <table:table-cell office:value-type="string" calcext:value-type="string">
            <text:p>2019-04-02</text:p>
          </table:table-cell>
          <table:table-cell office:value-type="float" office:value="191.09" calcext:value-type="float">
            <text:p>191.09</text:p>
          </table:table-cell>
          <table:table-cell office:value-type="float" office:value="194.46" calcext:value-type="float">
            <text:p>194.46</text:p>
          </table:table-cell>
          <table:table-cell office:value-type="float" office:value="191.05" calcext:value-type="float">
            <text:p>191.05</text:p>
          </table:table-cell>
          <table:table-cell office:value-type="float" office:value="194.02" calcext:value-type="float">
            <text:p>194.02</text:p>
          </table:table-cell>
          <table:table-cell office:value-type="float" office:value="47.5779486195" calcext:value-type="float">
            <text:p>47.5779486195</text:p>
          </table:table-cell>
          <table:table-cell office:value-type="float" office:value="22765732" calcext:value-type="float">
            <text:p>22765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5]-[.K314])*[.N315])+[.K314]" office:value-type="float" office:value="43.9971993274703" calcext:value-type="float">
            <text:p>43.9971993274703</text:p>
          </table:table-cell>
          <table:table-cell table:formula="of:=SUM([.F315:.F326])" office:value-type="float" office:value="584.0473972098" calcext:value-type="float">
            <text:p>584.0473972098</text:p>
          </table:table-cell>
          <table:table-cell/>
          <table:table-cell table:formula="of:=2/([.L315]+1)" office:value-type="float" office:value="0.00341852644681161" calcext:value-type="float">
            <text:p>0.003418526446812</text:p>
          </table:table-cell>
          <table:table-cell table:formula="of:=[.F326]" office:value-type="float" office:value="49.8119199211" calcext:value-type="float">
            <text:p>49.8119199211</text:p>
          </table:table-cell>
        </table:table-row>
        <table:table-row table:style-name="ro1">
          <table:table-cell office:value-type="string" calcext:value-type="string">
            <text:p>2019-04-03</text:p>
          </table:table-cell>
          <table:table-cell office:value-type="float" office:value="193.25" calcext:value-type="float">
            <text:p>193.25</text:p>
          </table:table-cell>
          <table:table-cell office:value-type="float" office:value="196.5" calcext:value-type="float">
            <text:p>196.5</text:p>
          </table:table-cell>
          <table:table-cell office:value-type="float" office:value="193.15" calcext:value-type="float">
            <text:p>193.15</text:p>
          </table:table-cell>
          <table:table-cell office:value-type="float" office:value="195.35" calcext:value-type="float">
            <text:p>195.35</text:p>
          </table:table-cell>
          <table:table-cell office:value-type="float" office:value="47.9040937163" calcext:value-type="float">
            <text:p>47.9040937163</text:p>
          </table:table-cell>
          <table:table-cell office:value-type="float" office:value="23271830" calcext:value-type="float">
            <text:p>232718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6]-[.K315])*[.N316])+[.K315]" office:value-type="float" office:value="44.0176048995333" calcext:value-type="float">
            <text:p>44.0176048995333</text:p>
          </table:table-cell>
          <table:table-cell table:formula="of:=SUM([.F316:.F327])" office:value-type="float" office:value="586.4603804818" calcext:value-type="float">
            <text:p>586.4603804818</text:p>
          </table:table-cell>
          <table:table-cell/>
          <table:table-cell table:formula="of:=2/([.L316]+1)" office:value-type="float" office:value="0.00340448490902437" calcext:value-type="float">
            <text:p>0.003404484909024</text:p>
          </table:table-cell>
          <table:table-cell table:formula="of:=[.F327]" office:value-type="float" office:value="49.9909318915" calcext:value-type="float">
            <text:p>49.9909318915</text:p>
          </table:table-cell>
        </table:table-row>
        <table:table-row table:style-name="ro1">
          <table:table-cell office:value-type="string" calcext:value-type="string">
            <text:p>2019-04-04</text:p>
          </table:table-cell>
          <table:table-cell office:value-type="float" office:value="194.79" calcext:value-type="float">
            <text:p>194.79</text:p>
          </table:table-cell>
          <table:table-cell office:value-type="float" office:value="196.37" calcext:value-type="float">
            <text:p>196.37</text:p>
          </table:table-cell>
          <table:table-cell office:value-type="float" office:value="193.14" calcext:value-type="float">
            <text:p>193.14</text:p>
          </table:table-cell>
          <table:table-cell office:value-type="float" office:value="195.69" calcext:value-type="float">
            <text:p>195.69</text:p>
          </table:table-cell>
          <table:table-cell office:value-type="float" office:value="47.9874691545" calcext:value-type="float">
            <text:p>47.9874691545</text:p>
          </table:table-cell>
          <table:table-cell office:value-type="float" office:value="19114275" calcext:value-type="float">
            <text:p>19114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7]-[.K316])*[.N317])+[.K316]" office:value-type="float" office:value="44.0384205881181" calcext:value-type="float">
            <text:p>44.0384205881181</text:p>
          </table:table-cell>
          <table:table-cell table:formula="of:=SUM([.F317:.F328])" office:value-type="float" office:value="588.7115173147" calcext:value-type="float">
            <text:p>588.7115173147</text:p>
          </table:table-cell>
          <table:table-cell/>
          <table:table-cell table:formula="of:=2/([.L317]+1)" office:value-type="float" office:value="0.00339148878947992" calcext:value-type="float">
            <text:p>0.00339148878948</text:p>
          </table:table-cell>
          <table:table-cell table:formula="of:=[.F328]" office:value-type="float" office:value="50.1552305492" calcext:value-type="float">
            <text:p>50.1552305492</text:p>
          </table:table-cell>
        </table:table-row>
        <table:table-row table:style-name="ro1">
          <table:table-cell office:value-type="string" calcext:value-type="string">
            <text:p>2019-04-05</text:p>
          </table:table-cell>
          <table:table-cell office:value-type="float" office:value="196.45" calcext:value-type="float">
            <text:p>196.45</text:p>
          </table:table-cell>
          <table:table-cell office:value-type="float" office:value="197.1" calcext:value-type="float">
            <text:p>197.1</text:p>
          </table:table-cell>
          <table:table-cell office:value-type="float" office:value="195.93" calcext:value-type="float">
            <text:p>195.93</text:p>
          </table:table-cell>
          <table:table-cell office:value-type="float" office:value="197" calcext:value-type="float">
            <text:p>197</text:p>
          </table:table-cell>
          <table:table-cell office:value-type="float" office:value="48.3087098137" calcext:value-type="float">
            <text:p>48.3087098137</text:p>
          </table:table-cell>
          <table:table-cell office:value-type="float" office:value="18526644" calcext:value-type="float">
            <text:p>18526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8]-[.K317])*[.N318])+[.K317]" office:value-type="float" office:value="44.0615059189553" calcext:value-type="float">
            <text:p>44.0615059189553</text:p>
          </table:table-cell>
          <table:table-cell table:formula="of:=SUM([.F318:.F329])" office:value-type="float" office:value="591.6026832472" calcext:value-type="float">
            <text:p>591.6026832472</text:p>
          </table:table-cell>
          <table:table-cell/>
          <table:table-cell table:formula="of:=2/([.L318]+1)" office:value-type="float" office:value="0.00337494253154725" calcext:value-type="float">
            <text:p>0.003374942531547</text:p>
          </table:table-cell>
          <table:table-cell table:formula="of:=[.F329]" office:value-type="float" office:value="50.878635087" calcext:value-type="float">
            <text:p>50.878635087</text:p>
          </table:table-cell>
        </table:table-row>
        <table:table-row table:style-name="ro1">
          <table:table-cell office:value-type="string" calcext:value-type="string">
            <text:p>2019-04-08</text:p>
          </table:table-cell>
          <table:table-cell office:value-type="float" office:value="196.42" calcext:value-type="float">
            <text:p>196.42</text:p>
          </table:table-cell>
          <table:table-cell office:value-type="float" office:value="200.23" calcext:value-type="float">
            <text:p>200.23</text:p>
          </table:table-cell>
          <table:table-cell office:value-type="float" office:value="196.34" calcext:value-type="float">
            <text:p>196.34</text:p>
          </table:table-cell>
          <table:table-cell office:value-type="float" office:value="200.1" calcext:value-type="float">
            <text:p>200.1</text:p>
          </table:table-cell>
          <table:table-cell office:value-type="float" office:value="49.0688976331" calcext:value-type="float">
            <text:p>49.0688976331</text:p>
          </table:table-cell>
          <table:table-cell office:value-type="float" office:value="25881697" calcext:value-type="float">
            <text:p>2588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19]-[.K318])*[.N319])+[.K318]" office:value-type="float" office:value="44.0841532876403" calcext:value-type="float">
            <text:p>44.0841532876403</text:p>
          </table:table-cell>
          <table:table-cell table:formula="of:=SUM([.F319:.F330])" office:value-type="float" office:value="594.0941375198" calcext:value-type="float">
            <text:p>594.0941375198</text:p>
          </table:table-cell>
          <table:table-cell/>
          <table:table-cell table:formula="of:=2/([.L319]+1)" office:value-type="float" office:value="0.00336081280910527" calcext:value-type="float">
            <text:p>0.003360812809105</text:p>
          </table:table-cell>
          <table:table-cell table:formula="of:=[.F330]" office:value-type="float" office:value="50.8001640863" calcext:value-type="float">
            <text:p>50.8001640863</text:p>
          </table:table-cell>
        </table:table-row>
        <table:table-row table:style-name="ro1">
          <table:table-cell office:value-type="string" calcext:value-type="string">
            <text:p>2019-04-09</text:p>
          </table:table-cell>
          <table:table-cell office:value-type="float" office:value="200.32" calcext:value-type="float">
            <text:p>200.32</text:p>
          </table:table-cell>
          <table:table-cell office:value-type="float" office:value="202.85" calcext:value-type="float">
            <text:p>202.85</text:p>
          </table:table-cell>
          <table:table-cell office:value-type="float" office:value="199.23" calcext:value-type="float">
            <text:p>199.23</text:p>
          </table:table-cell>
          <table:table-cell office:value-type="float" office:value="199.5" calcext:value-type="float">
            <text:p>199.5</text:p>
          </table:table-cell>
          <table:table-cell office:value-type="float" office:value="48.9217645067" calcext:value-type="float">
            <text:p>48.9217645067</text:p>
          </table:table-cell>
          <table:table-cell office:value-type="float" office:value="35768237" calcext:value-type="float">
            <text:p>35768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0]-[.K319])*[.N320])+[.K319]" office:value-type="float" office:value="44.1051303741581" calcext:value-type="float">
            <text:p>44.1051303741581</text:p>
          </table:table-cell>
          <table:table-cell table:formula="of:=SUM([.F320:.F331])" office:value-type="float" office:value="595.3643868438" calcext:value-type="float">
            <text:p>595.3643868438</text:p>
          </table:table-cell>
          <table:table-cell/>
          <table:table-cell table:formula="of:=2/([.L320]+1)" office:value-type="float" office:value="0.00335365431625588" calcext:value-type="float">
            <text:p>0.003353654316256</text:p>
          </table:table-cell>
          <table:table-cell table:formula="of:=[.F331]" office:value-type="float" office:value="50.3391469571" calcext:value-type="float">
            <text:p>50.3391469571</text:p>
          </table:table-cell>
        </table:table-row>
        <table:table-row table:style-name="ro1">
          <table:table-cell office:value-type="string" calcext:value-type="string">
            <text:p>2019-04-10</text:p>
          </table:table-cell>
          <table:table-cell office:value-type="float" office:value="198.68" calcext:value-type="float">
            <text:p>198.68</text:p>
          </table:table-cell>
          <table:table-cell office:value-type="float" office:value="200.74" calcext:value-type="float">
            <text:p>200.74</text:p>
          </table:table-cell>
          <table:table-cell office:value-type="float" office:value="198.18" calcext:value-type="float">
            <text:p>198.18</text:p>
          </table:table-cell>
          <table:table-cell office:value-type="float" office:value="200.62" calcext:value-type="float">
            <text:p>200.62</text:p>
          </table:table-cell>
          <table:table-cell office:value-type="float" office:value="49.1964130092" calcext:value-type="float">
            <text:p>49.1964130092</text:p>
          </table:table-cell>
          <table:table-cell office:value-type="float" office:value="21695288" calcext:value-type="float">
            <text:p>21695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1]-[.K320])*[.N321])+[.K320]" office:value-type="float" office:value="44.125191573677" calcext:value-type="float">
            <text:p>44.125191573677</text:p>
          </table:table-cell>
          <table:table-cell table:formula="of:=SUM([.F321:.F332])" office:value-type="float" office:value="596.5414518545" calcext:value-type="float">
            <text:p>596.5414518545</text:p>
          </table:table-cell>
          <table:table-cell/>
          <table:table-cell table:formula="of:=2/([.L321]+1)" office:value-type="float" office:value="0.00334704813162819" calcext:value-type="float">
            <text:p>0.003347048131628</text:p>
          </table:table-cell>
          <table:table-cell table:formula="of:=[.F332]" office:value-type="float" office:value="50.0988295174" calcext:value-type="float">
            <text:p>50.0988295174</text:p>
          </table:table-cell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200.85" calcext:value-type="float">
            <text:p>200.85</text:p>
          </table:table-cell>
          <table:table-cell office:value-type="float" office:value="201" calcext:value-type="float">
            <text:p>201</text:p>
          </table:table-cell>
          <table:table-cell office:value-type="float" office:value="198.44" calcext:value-type="float">
            <text:p>198.44</text:p>
          </table:table-cell>
          <table:table-cell office:value-type="float" office:value="198.95" calcext:value-type="float">
            <text:p>198.95</text:p>
          </table:table-cell>
          <table:table-cell office:value-type="float" office:value="48.7868924743" calcext:value-type="float">
            <text:p>48.7868924743</text:p>
          </table:table-cell>
          <table:table-cell office:value-type="float" office:value="20900808" calcext:value-type="float">
            <text:p>20900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2]-[.K321])*[.N322])+[.K321]" office:value-type="float" office:value="44.1454069645292" calcext:value-type="float">
            <text:p>44.1454069645292</text:p>
          </table:table-cell>
          <table:table-cell table:formula="of:=SUM([.F322:.F333])" office:value-type="float" office:value="597.5198871447" calcext:value-type="float">
            <text:p>597.5198871447</text:p>
          </table:table-cell>
          <table:table-cell/>
          <table:table-cell table:formula="of:=2/([.L322]+1)" office:value-type="float" office:value="0.00334157651726696" calcext:value-type="float">
            <text:p>0.003341576517267</text:p>
          </table:table-cell>
          <table:table-cell table:formula="of:=[.F333]" office:value-type="float" office:value="50.1748482994" calcext:value-type="float">
            <text:p>50.1748482994</text:p>
          </table:table-cell>
        </table:table-row>
        <table:table-row table:style-name="ro1">
          <table:table-cell office:value-type="string" calcext:value-type="string">
            <text:p>2019-04-12</text:p>
          </table:table-cell>
          <table:table-cell office:value-type="float" office:value="199.2" calcext:value-type="float">
            <text:p>199.2</text:p>
          </table:table-cell>
          <table:table-cell office:value-type="float" office:value="200.14" calcext:value-type="float">
            <text:p>200.14</text:p>
          </table:table-cell>
          <table:table-cell office:value-type="float" office:value="196.21" calcext:value-type="float">
            <text:p>196.21</text:p>
          </table:table-cell>
          <table:table-cell office:value-type="float" office:value="198.87" calcext:value-type="float">
            <text:p>198.87</text:p>
          </table:table-cell>
          <table:table-cell office:value-type="float" office:value="48.7672747241" calcext:value-type="float">
            <text:p>48.7672747241</text:p>
          </table:table-cell>
          <table:table-cell office:value-type="float" office:value="27760668" calcext:value-type="float">
            <text:p>27760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3]-[.K322])*[.N323])+[.K322]" office:value-type="float" office:value="44.1623143443378" calcext:value-type="float">
            <text:p>44.1623143443378</text:p>
          </table:table-cell>
          <table:table-cell table:formula="of:=SUM([.F323:.F334])" office:value-type="float" office:value="597.9416687735" calcext:value-type="float">
            <text:p>597.9416687735</text:p>
          </table:table-cell>
          <table:table-cell/>
          <table:table-cell table:formula="of:=2/([.L323]+1)" office:value-type="float" office:value="0.00333922334055595" calcext:value-type="float">
            <text:p>0.003339223340556</text:p>
          </table:table-cell>
          <table:table-cell table:formula="of:=[.F334]" office:value-type="float" office:value="49.2086741031" calcext:value-type="float">
            <text:p>49.2086741031</text:p>
          </table:table-cell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198.58" calcext:value-type="float">
            <text:p>198.58</text:p>
          </table:table-cell>
          <table:table-cell office:value-type="float" office:value="199.85" calcext:value-type="float">
            <text:p>199.85</text:p>
          </table:table-cell>
          <table:table-cell office:value-type="float" office:value="198.01" calcext:value-type="float">
            <text:p>198.01</text:p>
          </table:table-cell>
          <table:table-cell office:value-type="float" office:value="199.23" calcext:value-type="float">
            <text:p>199.23</text:p>
          </table:table-cell>
          <table:table-cell office:value-type="float" office:value="48.8555545999" calcext:value-type="float">
            <text:p>48.8555545999</text:p>
          </table:table-cell>
          <table:table-cell office:value-type="float" office:value="17536646" calcext:value-type="float">
            <text:p>17536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4]-[.K323])*[.N324])+[.K323]" office:value-type="float" office:value="44.1871126620614" calcext:value-type="float">
            <text:p>44.1871126620614</text:p>
          </table:table-cell>
          <table:table-cell table:formula="of:=SUM([.F324:.F335])" office:value-type="float" office:value="600.7985036432" calcext:value-type="float">
            <text:p>600.7985036432</text:p>
          </table:table-cell>
          <table:table-cell/>
          <table:table-cell table:formula="of:=2/([.L324]+1)" office:value-type="float" office:value="0.0033233715070614" calcext:value-type="float">
            <text:p>0.003323371507061</text:p>
          </table:table-cell>
          <table:table-cell table:formula="of:=[.F335]" office:value-type="float" office:value="51.6241095938" calcext:value-type="float">
            <text:p>51.6241095938</text:p>
          </table:table-cell>
        </table:table-row>
        <table:table-row table:style-name="ro1">
          <table:table-cell office:value-type="string" calcext:value-type="string">
            <text:p>2019-04-16</text:p>
          </table:table-cell>
          <table:table-cell office:value-type="float" office:value="199.46" calcext:value-type="float">
            <text:p>199.46</text:p>
          </table:table-cell>
          <table:table-cell office:value-type="float" office:value="201.37" calcext:value-type="float">
            <text:p>201.37</text:p>
          </table:table-cell>
          <table:table-cell office:value-type="float" office:value="198.56" calcext:value-type="float">
            <text:p>198.56</text:p>
          </table:table-cell>
          <table:table-cell office:value-type="float" office:value="199.25" calcext:value-type="float">
            <text:p>199.25</text:p>
          </table:table-cell>
          <table:table-cell office:value-type="float" office:value="48.8604590374" calcext:value-type="float">
            <text:p>48.8604590374</text:p>
          </table:table-cell>
          <table:table-cell office:value-type="float" office:value="25696385" calcext:value-type="float">
            <text:p>25696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5]-[.K324])*[.N325])+[.K324]" office:value-type="float" office:value="44.2106170560097" calcext:value-type="float">
            <text:p>44.2106170560097</text:p>
          </table:table-cell>
          <table:table-cell table:formula="of:=SUM([.F325:.F336])" office:value-type="float" office:value="603.2311046653" calcext:value-type="float">
            <text:p>603.2311046653</text:p>
          </table:table-cell>
          <table:table-cell/>
          <table:table-cell table:formula="of:=2/([.L325]+1)" office:value-type="float" office:value="0.00330999179710858" calcext:value-type="float">
            <text:p>0.003309991797109</text:p>
          </table:table-cell>
          <table:table-cell table:formula="of:=[.F336]" office:value-type="float" office:value="51.288155622" calcext:value-type="float">
            <text:p>51.288155622</text:p>
          </table:table-cell>
        </table:table-row>
        <table:table-row table:style-name="ro1">
          <table:table-cell office:value-type="string" calcext:value-type="string">
            <text:p>2019-04-17</text:p>
          </table:table-cell>
          <table:table-cell office:value-type="float" office:value="199.54" calcext:value-type="float">
            <text:p>199.54</text:p>
          </table:table-cell>
          <table:table-cell office:value-type="float" office:value="203.38" calcext:value-type="float">
            <text:p>203.38</text:p>
          </table:table-cell>
          <table:table-cell office:value-type="float" office:value="198.61" calcext:value-type="float">
            <text:p>198.61</text:p>
          </table:table-cell>
          <table:table-cell office:value-type="float" office:value="203.13" calcext:value-type="float">
            <text:p>203.13</text:p>
          </table:table-cell>
          <table:table-cell office:value-type="float" office:value="49.8119199211" calcext:value-type="float">
            <text:p>49.8119199211</text:p>
          </table:table-cell>
          <table:table-cell office:value-type="float" office:value="28906780" calcext:value-type="float">
            <text:p>28906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6]-[.K325])*[.N326])+[.K325]" office:value-type="float" office:value="44.236025129315" calcext:value-type="float">
            <text:p>44.236025129315</text:p>
          </table:table-cell>
          <table:table-cell table:formula="of:=SUM([.F326:.F337])" office:value-type="float" office:value="606.2963781307" calcext:value-type="float">
            <text:p>606.2963781307</text:p>
          </table:table-cell>
          <table:table-cell/>
          <table:table-cell table:formula="of:=2/([.L326]+1)" office:value-type="float" office:value="0.00329328491330071" calcext:value-type="float">
            <text:p>0.003293284913301</text:p>
          </table:table-cell>
          <table:table-cell table:formula="of:=[.F337]" office:value-type="float" office:value="51.9257325028" calcext:value-type="float">
            <text:p>51.9257325028</text:p>
          </table:table-cell>
        </table:table-row>
        <table:table-row table:style-name="ro1">
          <table:table-cell office:value-type="string" calcext:value-type="string">
            <text:p>2019-04-18</text:p>
          </table:table-cell>
          <table:table-cell office:value-type="float" office:value="203.12" calcext:value-type="float">
            <text:p>203.12</text:p>
          </table:table-cell>
          <table:table-cell office:value-type="float" office:value="204.15" calcext:value-type="float">
            <text:p>204.15</text:p>
          </table:table-cell>
          <table:table-cell office:value-type="float" office:value="202.52" calcext:value-type="float">
            <text:p>202.52</text:p>
          </table:table-cell>
          <table:table-cell office:value-type="float" office:value="203.86" calcext:value-type="float">
            <text:p>203.86</text:p>
          </table:table-cell>
          <table:table-cell office:value-type="float" office:value="49.9909318915" calcext:value-type="float">
            <text:p>49.9909318915</text:p>
          </table:table-cell>
          <table:table-cell office:value-type="float" office:value="24195766" calcext:value-type="float">
            <text:p>24195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7]-[.K326])*[.N327])+[.K326]" office:value-type="float" office:value="44.2586598244486" calcext:value-type="float">
            <text:p>44.2586598244486</text:p>
          </table:table-cell>
          <table:table-cell table:formula="of:=SUM([.F327:.F338])" office:value-type="float" office:value="607.6083151738" calcext:value-type="float">
            <text:p>607.6083151738</text:p>
          </table:table-cell>
          <table:table-cell/>
          <table:table-cell table:formula="of:=2/([.L327]+1)" office:value-type="float" office:value="0.00328618579492931" calcext:value-type="float">
            <text:p>0.003286185794929</text:p>
          </table:table-cell>
          <table:table-cell table:formula="of:=[.F338]" office:value-type="float" office:value="51.1238569642" calcext:value-type="float">
            <text:p>51.1238569642</text:p>
          </table:table-cell>
        </table:table-row>
        <table:table-row table:style-name="ro1">
          <table:table-cell office:value-type="string" calcext:value-type="string">
            <text:p>2019-04-22</text:p>
          </table:table-cell>
          <table:table-cell office:value-type="float" office:value="202.83" calcext:value-type="float">
            <text:p>202.83</text:p>
          </table:table-cell>
          <table:table-cell office:value-type="float" office:value="204.94" calcext:value-type="float">
            <text:p>204.94</text:p>
          </table:table-cell>
          <table:table-cell office:value-type="float" office:value="202.34" calcext:value-type="float">
            <text:p>202.34</text:p>
          </table:table-cell>
          <table:table-cell office:value-type="float" office:value="204.53" calcext:value-type="float">
            <text:p>204.53</text:p>
          </table:table-cell>
          <table:table-cell office:value-type="float" office:value="50.1552305492" calcext:value-type="float">
            <text:p>50.1552305492</text:p>
          </table:table-cell>
          <table:table-cell office:value-type="float" office:value="19439545" calcext:value-type="float">
            <text:p>19439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8]-[.K327])*[.N328])+[.K327]" office:value-type="float" office:value="44.2766985590471" calcext:value-type="float">
            <text:p>44.2766985590471</text:p>
          </table:table-cell>
          <table:table-cell table:formula="of:=SUM([.F328:.F339])" office:value-type="float" office:value="607.3630932965" calcext:value-type="float">
            <text:p>607.3630932965</text:p>
          </table:table-cell>
          <table:table-cell/>
          <table:table-cell table:formula="of:=2/([.L328]+1)" office:value-type="float" office:value="0.00328751040626531" calcext:value-type="float">
            <text:p>0.003287510406265</text:p>
          </table:table-cell>
          <table:table-cell table:formula="of:=[.F339]" office:value-type="float" office:value="49.7457100142" calcext:value-type="float">
            <text:p>49.7457100142</text:p>
          </table:table-cell>
        </table:table-row>
        <table:table-row table:style-name="ro1">
          <table:table-cell office:value-type="string" calcext:value-type="string">
            <text:p>2019-04-23</text:p>
          </table:table-cell>
          <table:table-cell office:value-type="float" office:value="204.43" calcext:value-type="float">
            <text:p>204.43</text:p>
          </table:table-cell>
          <table:table-cell office:value-type="float" office:value="207.75" calcext:value-type="float">
            <text:p>207.75</text:p>
          </table:table-cell>
          <table:table-cell office:value-type="float" office:value="203.9" calcext:value-type="float">
            <text:p>203.9</text:p>
          </table:table-cell>
          <table:table-cell office:value-type="float" office:value="207.48" calcext:value-type="float">
            <text:p>207.48</text:p>
          </table:table-cell>
          <table:table-cell office:value-type="float" office:value="50.878635087" calcext:value-type="float">
            <text:p>50.878635087</text:p>
          </table:table-cell>
          <table:table-cell office:value-type="float" office:value="23322991" calcext:value-type="float">
            <text:p>23322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29]-[.K328])*[.N329])+[.K328]" office:value-type="float" office:value="44.2947220798569" calcext:value-type="float">
            <text:p>44.2947220798569</text:p>
          </table:table-cell>
          <table:table-cell table:formula="of:=SUM([.F329:.F340])" office:value-type="float" office:value="606.9633816366" calcext:value-type="float">
            <text:p>606.9633816366</text:p>
          </table:table-cell>
          <table:table-cell/>
          <table:table-cell table:formula="of:=2/([.L329]+1)" office:value-type="float" office:value="0.00328967181315447" calcext:value-type="float">
            <text:p>0.003289671813154</text:p>
          </table:table-cell>
          <table:table-cell table:formula="of:=[.F340]" office:value-type="float" office:value="49.7555188893" calcext:value-type="float">
            <text:p>49.7555188893</text:p>
          </table:table-cell>
        </table:table-row>
        <table:table-row table:style-name="ro1">
          <table:table-cell office:value-type="string" calcext:value-type="string">
            <text:p>2019-04-24</text:p>
          </table:table-cell>
          <table:table-cell office:value-type="float" office:value="207.36" calcext:value-type="float">
            <text:p>207.36</text:p>
          </table:table-cell>
          <table:table-cell office:value-type="float" office:value="208.48" calcext:value-type="float">
            <text:p>208.48</text:p>
          </table:table-cell>
          <table:table-cell office:value-type="float" office:value="207.05" calcext:value-type="float">
            <text:p>207.05</text:p>
          </table:table-cell>
          <table:table-cell office:value-type="float" office:value="207.16" calcext:value-type="float">
            <text:p>207.16</text:p>
          </table:table-cell>
          <table:table-cell office:value-type="float" office:value="50.8001640863" calcext:value-type="float">
            <text:p>50.8001640863</text:p>
          </table:table-cell>
          <table:table-cell office:value-type="float" office:value="17540609" calcext:value-type="float">
            <text:p>17540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0]-[.K329])*[.N330])+[.K329]" office:value-type="float" office:value="44.3109720120791" calcext:value-type="float">
            <text:p>44.3109720120791</text:p>
          </table:table-cell>
          <table:table-cell table:formula="of:=SUM([.F330:.F341])" office:value-type="float" office:value="605.3056817466" calcext:value-type="float">
            <text:p>605.3056817466</text:p>
          </table:table-cell>
          <table:table-cell/>
          <table:table-cell table:formula="of:=2/([.L330]+1)" office:value-type="float" office:value="0.00329866610228449" calcext:value-type="float">
            <text:p>0.003298666102285</text:p>
          </table:table-cell>
          <table:table-cell table:formula="of:=[.F341]" office:value-type="float" office:value="49.220935197" calcext:value-type="float">
            <text:p>49.220935197</text:p>
          </table:table-cell>
        </table:table-row>
        <table:table-row table:style-name="ro1">
          <table:table-cell office:value-type="string" calcext:value-type="string">
            <text:p>2019-04-25</text:p>
          </table:table-cell>
          <table:table-cell office:value-type="float" office:value="206.83" calcext:value-type="float">
            <text:p>206.83</text:p>
          </table:table-cell>
          <table:table-cell office:value-type="float" office:value="207.76" calcext:value-type="float">
            <text:p>207.76</text:p>
          </table:table-cell>
          <table:table-cell office:value-type="float" office:value="205.12" calcext:value-type="float">
            <text:p>205.12</text:p>
          </table:table-cell>
          <table:table-cell office:value-type="float" office:value="205.28" calcext:value-type="float">
            <text:p>205.28</text:p>
          </table:table-cell>
          <table:table-cell office:value-type="float" office:value="50.3391469571" calcext:value-type="float">
            <text:p>50.3391469571</text:p>
          </table:table-cell>
          <table:table-cell office:value-type="float" office:value="18543206" calcext:value-type="float">
            <text:p>18543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1]-[.K330])*[.N331])+[.K330]" office:value-type="float" office:value="44.3249798534105" calcext:value-type="float">
            <text:p>44.3249798534105</text:p>
          </table:table-cell>
          <table:table-cell table:formula="of:=SUM([.F331:.F342])" office:value-type="float" office:value="603.0471882573" calcext:value-type="float">
            <text:p>603.0471882573</text:p>
          </table:table-cell>
          <table:table-cell/>
          <table:table-cell table:formula="of:=2/([.L331]+1)" office:value-type="float" office:value="0.00331099960215042" calcext:value-type="float">
            <text:p>0.00331099960215</text:p>
          </table:table-cell>
          <table:table-cell table:formula="of:=[.F342]" office:value-type="float" office:value="48.541670597" calcext:value-type="float">
            <text:p>48.541670597</text:p>
          </table:table-cell>
        </table:table-row>
        <table:table-row table:style-name="ro1">
          <table:table-cell office:value-type="string" calcext:value-type="string">
            <text:p>2019-04-26</text:p>
          </table:table-cell>
          <table:table-cell office:value-type="float" office:value="204.9" calcext:value-type="float">
            <text:p>204.9</text:p>
          </table:table-cell>
          <table:table-cell office:value-type="float" office:value="205" calcext:value-type="float">
            <text:p>205</text:p>
          </table:table-cell>
          <table:table-cell office:value-type="float" office:value="202.12" calcext:value-type="float">
            <text:p>202.12</text:p>
          </table:table-cell>
          <table:table-cell office:value-type="float" office:value="204.3" calcext:value-type="float">
            <text:p>204.3</text:p>
          </table:table-cell>
          <table:table-cell office:value-type="float" office:value="50.0988295174" calcext:value-type="float">
            <text:p>50.0988295174</text:p>
          </table:table-cell>
          <table:table-cell office:value-type="float" office:value="18649102" calcext:value-type="float">
            <text:p>1864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2]-[.K331])*[.N332])+[.K331]" office:value-type="float" office:value="44.3296358678376" calcext:value-type="float">
            <text:p>44.3296358678376</text:p>
          </table:table-cell>
          <table:table-cell table:formula="of:=SUM([.F332:.F343])" office:value-type="float" office:value="598.428495014" calcext:value-type="float">
            <text:p>598.428495014</text:p>
          </table:table-cell>
          <table:table-cell/>
          <table:table-cell table:formula="of:=2/([.L332]+1)" office:value-type="float" office:value="0.00333651138815696" calcext:value-type="float">
            <text:p>0.003336511388157</text:p>
          </table:table-cell>
          <table:table-cell table:formula="of:=[.F343]" office:value-type="float" office:value="45.7204537138" calcext:value-type="float">
            <text:p>45.7204537138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204.4" calcext:value-type="float">
            <text:p>204.4</text:p>
          </table:table-cell>
          <table:table-cell office:value-type="float" office:value="205.97" calcext:value-type="float">
            <text:p>205.97</text:p>
          </table:table-cell>
          <table:table-cell office:value-type="float" office:value="203.86" calcext:value-type="float">
            <text:p>203.86</text:p>
          </table:table-cell>
          <table:table-cell office:value-type="float" office:value="204.61" calcext:value-type="float">
            <text:p>204.61</text:p>
          </table:table-cell>
          <table:table-cell office:value-type="float" office:value="50.1748482994" calcext:value-type="float">
            <text:p>50.1748482994</text:p>
          </table:table-cell>
          <table:table-cell office:value-type="float" office:value="22204716" calcext:value-type="float">
            <text:p>22204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3]-[.K332])*[.N333])+[.K332]" office:value-type="float" office:value="44.3367344855333" calcext:value-type="float">
            <text:p>44.3367344855333</text:p>
          </table:table-cell>
          <table:table-cell table:formula="of:=SUM([.F333:.F344])" office:value-type="float" office:value="594.7738868925" calcext:value-type="float">
            <text:p>594.7738868925</text:p>
          </table:table-cell>
          <table:table-cell/>
          <table:table-cell table:formula="of:=2/([.L333]+1)" office:value-type="float" office:value="0.00335697828320709" calcext:value-type="float">
            <text:p>0.003356978283207</text:p>
          </table:table-cell>
          <table:table-cell table:formula="of:=[.F344]" office:value-type="float" office:value="46.4442213959" calcext:value-type="float">
            <text:p>46.4442213959</text:p>
          </table:table-cell>
        </table:table-row>
        <table:table-row table:style-name="ro1">
          <table:table-cell office:value-type="string" calcext:value-type="string">
            <text:p>2019-04-30</text:p>
          </table:table-cell>
          <table:table-cell office:value-type="float" office:value="203.06" calcext:value-type="float">
            <text:p>203.06</text:p>
          </table:table-cell>
          <table:table-cell office:value-type="float" office:value="203.4" calcext:value-type="float">
            <text:p>203.4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0.67" calcext:value-type="float">
            <text:p>200.67</text:p>
          </table:table-cell>
          <table:table-cell office:value-type="float" office:value="49.2086741031" calcext:value-type="float">
            <text:p>49.2086741031</text:p>
          </table:table-cell>
          <table:table-cell office:value-type="float" office:value="46534923" calcext:value-type="float">
            <text:p>46534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4]-[.K333])*[.N334])+[.K333]" office:value-type="float" office:value="44.3457248811677" calcext:value-type="float">
            <text:p>44.3457248811677</text:p>
          </table:table-cell>
          <table:table-cell table:formula="of:=SUM([.F334:.F345])" office:value-type="float" office:value="591.5996256222" calcext:value-type="float">
            <text:p>591.5996256222</text:p>
          </table:table-cell>
          <table:table-cell/>
          <table:table-cell table:formula="of:=2/([.L334]+1)" office:value-type="float" office:value="0.00337495994517394" calcext:value-type="float">
            <text:p>0.003374959945174</text:p>
          </table:table-cell>
          <table:table-cell table:formula="of:=[.F345]" office:value-type="float" office:value="47.0005870291" calcext:value-type="float">
            <text:p>47.0005870291</text:p>
          </table:table-cell>
        </table:table-row>
        <table:table-row table:style-name="ro1">
          <table:table-cell office:value-type="string" calcext:value-type="string">
            <text:p>2019-05-01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5.31" calcext:value-type="float">
            <text:p>215.31</text:p>
          </table:table-cell>
          <table:table-cell office:value-type="float" office:value="209.23" calcext:value-type="float">
            <text:p>209.23</text:p>
          </table:table-cell>
          <table:table-cell office:value-type="float" office:value="210.52" calcext:value-type="float">
            <text:p>210.52</text:p>
          </table:table-cell>
          <table:table-cell office:value-type="float" office:value="51.6241095938" calcext:value-type="float">
            <text:p>51.6241095938</text:p>
          </table:table-cell>
          <table:table-cell office:value-type="float" office:value="64827328" calcext:value-type="float">
            <text:p>64827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5]-[.K334])*[.N335])+[.K334]" office:value-type="float" office:value="44.3540208304979" calcext:value-type="float">
            <text:p>44.3540208304979</text:p>
          </table:table-cell>
          <table:table-cell table:formula="of:=SUM([.F335:.F346])" office:value-type="float" office:value="589.1847477818" calcext:value-type="float">
            <text:p>589.1847477818</text:p>
          </table:table-cell>
          <table:table-cell/>
          <table:table-cell table:formula="of:=2/([.L335]+1)" office:value-type="float" office:value="0.00338876937690608" calcext:value-type="float">
            <text:p>0.003388769376906</text:p>
          </table:table-cell>
          <table:table-cell table:formula="of:=[.F346]" office:value-type="float" office:value="46.7937962627" calcext:value-type="float">
            <text:p>46.7937962627</text:p>
          </table:table-cell>
        </table:table-row>
        <table:table-row table:style-name="ro1">
          <table:table-cell office:value-type="string" calcext:value-type="string">
            <text:p>2019-05-02</text:p>
          </table:table-cell>
          <table:table-cell office:value-type="float" office:value="209.84" calcext:value-type="float">
            <text:p>209.84</text:p>
          </table:table-cell>
          <table:table-cell office:value-type="float" office:value="212.65" calcext:value-type="float">
            <text:p>212.65</text:p>
          </table:table-cell>
          <table:table-cell office:value-type="float" office:value="208.13" calcext:value-type="float">
            <text:p>208.13</text:p>
          </table:table-cell>
          <table:table-cell office:value-type="float" office:value="209.15" calcext:value-type="float">
            <text:p>209.15</text:p>
          </table:table-cell>
          <table:table-cell office:value-type="float" office:value="51.288155622" calcext:value-type="float">
            <text:p>51.288155622</text:p>
          </table:table-cell>
          <table:table-cell office:value-type="float" office:value="31996324" calcext:value-type="float">
            <text:p>31996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6]-[.K335])*[.N336])+[.K335]" office:value-type="float" office:value="44.3614518477358" calcext:value-type="float">
            <text:p>44.3614518477358</text:p>
          </table:table-cell>
          <table:table-cell table:formula="of:=SUM([.F336:.F347])" office:value-type="float" office:value="584.0885606083" calcext:value-type="float">
            <text:p>584.0885606083</text:p>
          </table:table-cell>
          <table:table-cell/>
          <table:table-cell table:formula="of:=2/([.L336]+1)" office:value-type="float" office:value="0.00341828593934678" calcext:value-type="float">
            <text:p>0.003418285939347</text:p>
          </table:table-cell>
          <table:table-cell table:formula="of:=[.F347]" office:value-type="float" office:value="46.5279224203" calcext:value-type="float">
            <text:p>46.5279224203</text:p>
          </table:table-cell>
        </table:table-row>
        <table:table-row table:style-name="ro1">
          <table:table-cell office:value-type="string" calcext:value-type="string">
            <text:p>2019-05-03</text:p>
          </table:table-cell>
          <table:table-cell office:value-type="float" office:value="210.89" calcext:value-type="float">
            <text:p>210.89</text:p>
          </table:table-cell>
          <table:table-cell office:value-type="float" office:value="211.84" calcext:value-type="float">
            <text:p>211.84</text:p>
          </table:table-cell>
          <table:table-cell office:value-type="float" office:value="210.23" calcext:value-type="float">
            <text:p>210.23</text:p>
          </table:table-cell>
          <table:table-cell office:value-type="float" office:value="211.75" calcext:value-type="float">
            <text:p>211.75</text:p>
          </table:table-cell>
          <table:table-cell office:value-type="float" office:value="51.9257325028" calcext:value-type="float">
            <text:p>51.9257325028</text:p>
          </table:table-cell>
          <table:table-cell office:value-type="float" office:value="20892378" calcext:value-type="float">
            <text:p>20892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7]-[.K336])*[.N337])+[.K336]" office:value-type="float" office:value="44.3639102430108" calcext:value-type="float">
            <text:p>44.3639102430108</text:p>
          </table:table-cell>
          <table:table-cell table:formula="of:=SUM([.F337:.F348])" office:value-type="float" office:value="577.8734066579" calcext:value-type="float">
            <text:p>577.8734066579</text:p>
          </table:table-cell>
          <table:table-cell/>
          <table:table-cell table:formula="of:=2/([.L337]+1)" office:value-type="float" office:value="0.00345498683649489" calcext:value-type="float">
            <text:p>0.003454986836495</text:p>
          </table:table-cell>
          <table:table-cell table:formula="of:=[.F348]" office:value-type="float" office:value="45.0730016716" calcext:value-type="float">
            <text:p>45.0730016716</text:p>
          </table:table-cell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204.29" calcext:value-type="float">
            <text:p>204.29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3.5" calcext:value-type="float">
            <text:p>203.5</text:p>
          </table:table-cell>
          <table:table-cell office:value-type="float" office:value="208.48" calcext:value-type="float">
            <text:p>208.48</text:p>
          </table:table-cell>
          <table:table-cell office:value-type="float" office:value="51.1238569642" calcext:value-type="float">
            <text:p>51.1238569642</text:p>
          </table:table-cell>
          <table:table-cell office:value-type="float" office:value="32443113" calcext:value-type="float">
            <text:p>32443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8]-[.K337])*[.N338])+[.K337]" office:value-type="float" office:value="44.3694023821294" calcext:value-type="float">
            <text:p>44.3694023821294</text:p>
          </table:table-cell>
          <table:table-cell table:formula="of:=SUM([.F338:.F349])" office:value-type="float" office:value="571.8847658145" calcext:value-type="float">
            <text:p>571.8847658145</text:p>
          </table:table-cell>
          <table:table-cell/>
          <table:table-cell table:formula="of:=2/([.L338]+1)" office:value-type="float" office:value="0.00349110348074363" calcext:value-type="float">
            <text:p>0.003491103480744</text:p>
          </table:table-cell>
          <table:table-cell table:formula="of:=[.F349]" office:value-type="float" office:value="45.9370916594" calcext:value-type="float">
            <text:p>45.9370916594</text:p>
          </table:table-cell>
        </table:table-row>
        <table:table-row table:style-name="ro1">
          <table:table-cell office:value-type="string" calcext:value-type="string">
            <text:p>2019-05-07</text:p>
          </table:table-cell>
          <table:table-cell office:value-type="float" office:value="205.88" calcext:value-type="float">
            <text:p>205.88</text:p>
          </table:table-cell>
          <table:table-cell office:value-type="float" office:value="207.42" calcext:value-type="float">
            <text:p>207.42</text:p>
          </table:table-cell>
          <table:table-cell office:value-type="float" office:value="200.83" calcext:value-type="float">
            <text:p>200.83</text:p>
          </table:table-cell>
          <table:table-cell office:value-type="float" office:value="202.86" calcext:value-type="float">
            <text:p>202.86</text:p>
          </table:table-cell>
          <table:table-cell office:value-type="float" office:value="49.7457100142" calcext:value-type="float">
            <text:p>49.7457100142</text:p>
          </table:table-cell>
          <table:table-cell office:value-type="float" office:value="38763698" calcext:value-type="float">
            <text:p>3876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39]-[.K338])*[.N339])+[.K338]" office:value-type="float" office:value="44.3716159692264" calcext:value-type="float">
            <text:p>44.3716159692264</text:p>
          </table:table-cell>
          <table:table-cell table:formula="of:=SUM([.F339:.F350])" office:value-type="float" office:value="565.757594882" calcext:value-type="float">
            <text:p>565.757594882</text:p>
          </table:table-cell>
          <table:table-cell/>
          <table:table-cell table:formula="of:=2/([.L339]+1)" office:value-type="float" office:value="0.00352884552066109" calcext:value-type="float">
            <text:p>0.003528845520661</text:p>
          </table:table-cell>
          <table:table-cell table:formula="of:=[.F350]" office:value-type="float" office:value="44.9966860317" calcext:value-type="float">
            <text:p>44.9966860317</text:p>
          </table:table-cell>
        </table:table-row>
        <table:table-row table:style-name="ro1">
          <table:table-cell office:value-type="string" calcext:value-type="string">
            <text:p>2019-05-08</text:p>
          </table:table-cell>
          <table:table-cell office:value-type="float" office:value="201.9" calcext:value-type="float">
            <text:p>201.9</text:p>
          </table:table-cell>
          <table:table-cell office:value-type="float" office:value="205.34" calcext:value-type="float">
            <text:p>205.34</text:p>
          </table:table-cell>
          <table:table-cell office:value-type="float" office:value="201.75" calcext:value-type="float">
            <text:p>201.75</text:p>
          </table:table-cell>
          <table:table-cell office:value-type="float" office:value="202.9" calcext:value-type="float">
            <text:p>202.9</text:p>
          </table:table-cell>
          <table:table-cell office:value-type="float" office:value="49.7555188893" calcext:value-type="float">
            <text:p>49.7555188893</text:p>
          </table:table-cell>
          <table:table-cell office:value-type="float" office:value="26339504" calcext:value-type="float">
            <text:p>26339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0]-[.K339])*[.N340])+[.K339]" office:value-type="float" office:value="44.371106348381" calcext:value-type="float">
            <text:p>44.371106348381</text:p>
          </table:table-cell>
          <table:table-cell table:formula="of:=SUM([.F340:.F351])" office:value-type="float" office:value="560.2404909103" calcext:value-type="float">
            <text:p>560.2404909103</text:p>
          </table:table-cell>
          <table:table-cell/>
          <table:table-cell table:formula="of:=2/([.L340]+1)" office:value-type="float" office:value="0.00356353476342399" calcext:value-type="float">
            <text:p>0.003563534763424</text:p>
          </table:table-cell>
          <table:table-cell table:formula="of:=[.F351]" office:value-type="float" office:value="44.2286060425" calcext:value-type="float">
            <text:p>44.2286060425</text:p>
          </table:table-cell>
        </table:table-row>
        <table:table-row table:style-name="ro1">
          <table:table-cell office:value-type="string" calcext:value-type="string">
            <text:p>2019-05-09</text:p>
          </table:table-cell>
          <table:table-cell office:value-type="float" office:value="200.4" calcext:value-type="float">
            <text:p>200.4</text:p>
          </table:table-cell>
          <table:table-cell office:value-type="float" office:value="201.68" calcext:value-type="float">
            <text:p>201.68</text:p>
          </table:table-cell>
          <table:table-cell office:value-type="float" office:value="196.66" calcext:value-type="float">
            <text:p>196.66</text:p>
          </table:table-cell>
          <table:table-cell office:value-type="float" office:value="200.72" calcext:value-type="float">
            <text:p>200.72</text:p>
          </table:table-cell>
          <table:table-cell office:value-type="float" office:value="49.220935197" calcext:value-type="float">
            <text:p>49.220935197</text:p>
          </table:table-cell>
          <table:table-cell office:value-type="float" office:value="34908607" calcext:value-type="float">
            <text:p>34908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1]-[.K340])*[.N341])+[.K340]" office:value-type="float" office:value="44.3699818134737" calcext:value-type="float">
            <text:p>44.3699818134737</text:p>
          </table:table-cell>
          <table:table-cell table:formula="of:=SUM([.F341:.F352])" office:value-type="float" office:value="554.5437142198" calcext:value-type="float">
            <text:p>554.5437142198</text:p>
          </table:table-cell>
          <table:table-cell/>
          <table:table-cell table:formula="of:=2/([.L341]+1)" office:value-type="float" office:value="0.00360007673349122" calcext:value-type="float">
            <text:p>0.003600076733491</text:p>
          </table:table-cell>
          <table:table-cell table:formula="of:=[.F352]" office:value-type="float" office:value="44.0587421988" calcext:value-type="float">
            <text:p>44.0587421988</text:p>
          </table:table-cell>
        </table:table-row>
        <table:table-row table:style-name="ro1">
          <table:table-cell office:value-type="string" calcext:value-type="string">
            <text:p>2019-05-10</text:p>
          </table:table-cell>
          <table:table-cell office:value-type="float" office:value="197.42" calcext:value-type="float">
            <text:p>197.42</text:p>
          </table:table-cell>
          <table:table-cell office:value-type="float" office:value="198.85" calcext:value-type="float">
            <text:p>198.85</text:p>
          </table:table-cell>
          <table:table-cell office:value-type="float" office:value="192.77" calcext:value-type="float">
            <text:p>192.77</text:p>
          </table:table-cell>
          <table:table-cell office:value-type="float" office:value="197.18" calcext:value-type="float">
            <text:p>197.18</text:p>
          </table:table-cell>
          <table:table-cell office:value-type="float" office:value="48.541670597" calcext:value-type="float">
            <text:p>48.541670597</text:p>
          </table:table-cell>
          <table:table-cell office:value-type="float" office:value="41208712" calcext:value-type="float">
            <text:p>41208712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2]-[.K341])*[.N342])+[.K341]" office:value-type="float" office:value="44.3681882365307" calcext:value-type="float">
            <text:p>44.3681882365307</text:p>
          </table:table-cell>
          <table:table-cell table:formula="of:=SUM([.F342:.F353])" office:value-type="float" office:value="549.1993484036" calcext:value-type="float">
            <text:p>549.1993484036</text:p>
          </table:table-cell>
          <table:table-cell/>
          <table:table-cell table:formula="of:=2/([.L342]+1)" office:value-type="float" office:value="0.00363504610792977" calcext:value-type="float">
            <text:p>0.00363504610793</text:p>
          </table:table-cell>
          <table:table-cell table:formula="of:=[.F353]" office:value-type="float" office:value="43.8765693808" calcext:value-type="float">
            <text:p>43.8765693808</text:p>
          </table:table-cell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187.71" calcext:value-type="float">
            <text:p>187.71</text:p>
          </table:table-cell>
          <table:table-cell office:value-type="float" office:value="189.48" calcext:value-type="float">
            <text:p>189.48</text:p>
          </table:table-cell>
          <table:table-cell office:value-type="float" office:value="182.85" calcext:value-type="float">
            <text:p>182.85</text:p>
          </table:table-cell>
          <table:table-cell office:value-type="float" office:value="185.72" calcext:value-type="float">
            <text:p>185.72</text:p>
          </table:table-cell>
          <table:table-cell office:value-type="float" office:value="45.7204537138" calcext:value-type="float">
            <text:p>45.7204537138</text:p>
          </table:table-cell>
          <table:table-cell office:value-type="float" office:value="57430623" calcext:value-type="float">
            <text:p>57430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3]-[.K342])*[.N343])+[.K342]" office:value-type="float" office:value="44.3656177641565" calcext:value-type="float">
            <text:p>44.3656177641565</text:p>
          </table:table-cell>
          <table:table-cell table:formula="of:=SUM([.F343:.F354])" office:value-type="float" office:value="544.3249946263" calcext:value-type="float">
            <text:p>544.3249946263</text:p>
          </table:table-cell>
          <table:table-cell/>
          <table:table-cell table:formula="of:=2/([.L343]+1)" office:value-type="float" office:value="0.00366753774301242" calcext:value-type="float">
            <text:p>0.003667537743012</text:p>
          </table:table-cell>
          <table:table-cell table:formula="of:=[.F354]" office:value-type="float" office:value="43.6673168197" calcext:value-type="float">
            <text:p>43.6673168197</text:p>
          </table:table-cell>
        </table:table-row>
        <table:table-row table:style-name="ro1">
          <table:table-cell office:value-type="string" calcext:value-type="string">
            <text:p>2019-05-14</text:p>
          </table:table-cell>
          <table:table-cell office:value-type="float" office:value="186.41" calcext:value-type="float">
            <text:p>186.41</text:p>
          </table:table-cell>
          <table:table-cell office:value-type="float" office:value="189.7" calcext:value-type="float">
            <text:p>189.7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8.66" calcext:value-type="float">
            <text:p>188.66</text:p>
          </table:table-cell>
          <table:table-cell office:value-type="float" office:value="46.4442213959" calcext:value-type="float">
            <text:p>46.4442213959</text:p>
          </table:table-cell>
          <table:table-cell office:value-type="float" office:value="36529677" calcext:value-type="float">
            <text:p>36529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4]-[.K343])*[.N344])+[.K343]" office:value-type="float" office:value="44.3638815460956" calcext:value-type="float">
            <text:p>44.3638815460956</text:p>
          </table:table-cell>
          <table:table-cell table:formula="of:=SUM([.F344:.F355])" office:value-type="float" office:value="542.4983428572" calcext:value-type="float">
            <text:p>542.4983428572</text:p>
          </table:table-cell>
          <table:table-cell/>
          <table:table-cell table:formula="of:=2/([.L344]+1)" office:value-type="float" office:value="0.00367986402586969" calcext:value-type="float">
            <text:p>0.00367986402587</text:p>
          </table:table-cell>
          <table:table-cell table:formula="of:=[.F355]" office:value-type="float" office:value="43.8938019447" calcext:value-type="float">
            <text:p>43.8938019447</text:p>
          </table:table-cell>
        </table:table-row>
        <table:table-row table:style-name="ro1">
          <table:table-cell office:value-type="string" calcext:value-type="string">
            <text:p>2019-05-15</text:p>
          </table:table-cell>
          <table:table-cell office:value-type="float" office:value="186.27" calcext:value-type="float">
            <text:p>186.27</text:p>
          </table:table-cell>
          <table:table-cell office:value-type="float" office:value="191.75" calcext:value-type="float">
            <text:p>191.75</text:p>
          </table:table-cell>
          <table:table-cell office:value-type="float" office:value="186.02" calcext:value-type="float">
            <text:p>186.02</text:p>
          </table:table-cell>
          <table:table-cell office:value-type="float" office:value="190.92" calcext:value-type="float">
            <text:p>190.92</text:p>
          </table:table-cell>
          <table:table-cell office:value-type="float" office:value="47.0005870291" calcext:value-type="float">
            <text:p>47.0005870291</text:p>
          </table:table-cell>
          <table:table-cell office:value-type="float" office:value="26544718" calcext:value-type="float">
            <text:p>26544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5]-[.K344])*[.N345])+[.K344]" office:value-type="float" office:value="44.3591967997835" calcext:value-type="float">
            <text:p>44.3591967997835</text:p>
          </table:table-cell>
          <table:table-cell table:formula="of:=SUM([.F345:.F356])" office:value-type="float" office:value="539.1527636736" calcext:value-type="float">
            <text:p>539.1527636736</text:p>
          </table:table-cell>
          <table:table-cell/>
          <table:table-cell table:formula="of:=2/([.L345]+1)" office:value-type="float" office:value="0.00370265623820551" calcext:value-type="float">
            <text:p>0.003702656238206</text:p>
          </table:table-cell>
          <table:table-cell table:formula="of:=[.F356]" office:value-type="float" office:value="43.0986422123" calcext:value-type="float">
            <text:p>43.0986422123</text:p>
          </table:table-cell>
        </table:table-row>
        <table:table-row table:style-name="ro1">
          <table:table-cell office:value-type="string" calcext:value-type="string">
            <text:p>2019-05-16</text:p>
          </table:table-cell>
          <table:table-cell office:value-type="float" office:value="189.91" calcext:value-type="float">
            <text:p>189.91</text:p>
          </table:table-cell>
          <table:table-cell office:value-type="float" office:value="192.47" calcext:value-type="float">
            <text:p>192.47</text:p>
          </table:table-cell>
          <table:table-cell office:value-type="float" office:value="188.84" calcext:value-type="float">
            <text:p>188.84</text:p>
          </table:table-cell>
          <table:table-cell office:value-type="float" office:value="190.08" calcext:value-type="float">
            <text:p>190.08</text:p>
          </table:table-cell>
          <table:table-cell office:value-type="float" office:value="46.7937962627" calcext:value-type="float">
            <text:p>46.7937962627</text:p>
          </table:table-cell>
          <table:table-cell office:value-type="float" office:value="33031364" calcext:value-type="float">
            <text:p>33031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6]-[.K345])*[.N346])+[.K345]" office:value-type="float" office:value="44.3528651666019" calcext:value-type="float">
            <text:p>44.3528651666019</text:p>
          </table:table-cell>
          <table:table-cell table:formula="of:=SUM([.F346:.F357])" office:value-type="float" office:value="534.8150811707" calcext:value-type="float">
            <text:p>534.8150811707</text:p>
          </table:table-cell>
          <table:table-cell/>
          <table:table-cell table:formula="of:=2/([.L346]+1)" office:value-type="float" office:value="0.00373263103313593" calcext:value-type="float">
            <text:p>0.003732631033136</text:p>
          </table:table-cell>
          <table:table-cell table:formula="of:=[.F357]" office:value-type="float" office:value="42.6629045262" calcext:value-type="float">
            <text:p>42.6629045262</text:p>
          </table:table-cell>
        </table:table-row>
        <table:table-row table:style-name="ro1">
          <table:table-cell office:value-type="string" calcext:value-type="string">
            <text:p>2019-05-17</text:p>
          </table:table-cell>
          <table:table-cell office:value-type="float" office:value="186.93" calcext:value-type="float">
            <text:p>186.93</text:p>
          </table:table-cell>
          <table:table-cell office:value-type="float" office:value="190.9" calcext:value-type="float">
            <text:p>190.9</text:p>
          </table:table-cell>
          <table:table-cell office:value-type="float" office:value="186.76" calcext:value-type="float">
            <text:p>186.76</text:p>
          </table:table-cell>
          <table:table-cell office:value-type="float" office:value="189" calcext:value-type="float">
            <text:p>189</text:p>
          </table:table-cell>
          <table:table-cell office:value-type="float" office:value="46.5279224203" calcext:value-type="float">
            <text:p>46.5279224203</text:p>
          </table:table-cell>
          <table:table-cell office:value-type="float" office:value="32879090" calcext:value-type="float">
            <text:p>32879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7]-[.K346])*[.N347])+[.K346]" office:value-type="float" office:value="44.3523806511479" calcext:value-type="float">
            <text:p>44.3523806511479</text:p>
          </table:table-cell>
          <table:table-cell table:formula="of:=SUM([.F347:.F358])" office:value-type="float" office:value="532.2449673609" calcext:value-type="float">
            <text:p>532.2449673609</text:p>
          </table:table-cell>
          <table:table-cell/>
          <table:table-cell table:formula="of:=2/([.L347]+1)" office:value-type="float" office:value="0.00375062142620542" calcext:value-type="float">
            <text:p>0.003750621426205</text:p>
          </table:table-cell>
          <table:table-cell table:formula="of:=[.F358]" office:value-type="float" office:value="44.2236824529" calcext:value-type="float">
            <text:p>44.2236824529</text:p>
          </table:table-cell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0.28" calcext:value-type="float">
            <text:p>180.28</text:p>
          </table:table-cell>
          <table:table-cell office:value-type="float" office:value="183.09" calcext:value-type="float">
            <text:p>183.09</text:p>
          </table:table-cell>
          <table:table-cell office:value-type="float" office:value="45.0730016716" calcext:value-type="float">
            <text:p>45.0730016716</text:p>
          </table:table-cell>
          <table:table-cell office:value-type="float" office:value="38612290" calcext:value-type="float">
            <text:p>38612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8]-[.K347])*[.N348])+[.K347]" office:value-type="float" office:value="44.3545821641292" calcext:value-type="float">
            <text:p>44.3545821641292</text:p>
          </table:table-cell>
          <table:table-cell table:formula="of:=SUM([.F348:.F359])" office:value-type="float" office:value="530.6546478962" calcext:value-type="float">
            <text:p>530.6546478962</text:p>
          </table:table-cell>
          <table:table-cell/>
          <table:table-cell table:formula="of:=2/([.L348]+1)" office:value-type="float" office:value="0.00376184052545042" calcext:value-type="float">
            <text:p>0.00376184052545</text:p>
          </table:table-cell>
          <table:table-cell table:formula="of:=[.F359]" office:value-type="float" office:value="44.9376029556" calcext:value-type="float">
            <text:p>44.9376029556</text:p>
          </table:table-cell>
        </table:table-row>
        <table:table-row table:style-name="ro1">
          <table:table-cell office:value-type="string" calcext:value-type="string">
            <text:p>2019-05-21</text:p>
          </table:table-cell>
          <table:table-cell office:value-type="float" office:value="185.22" calcext:value-type="float">
            <text:p>185.22</text:p>
          </table:table-cell>
          <table:table-cell office:value-type="float" office:value="188" calcext:value-type="float">
            <text:p>188</text:p>
          </table:table-cell>
          <table:table-cell office:value-type="float" office:value="184.7" calcext:value-type="float">
            <text:p>184.7</text:p>
          </table:table-cell>
          <table:table-cell office:value-type="float" office:value="186.6" calcext:value-type="float">
            <text:p>186.6</text:p>
          </table:table-cell>
          <table:table-cell office:value-type="float" office:value="45.9370916594" calcext:value-type="float">
            <text:p>45.9370916594</text:p>
          </table:table-cell>
          <table:table-cell office:value-type="float" office:value="28364848" calcext:value-type="float">
            <text:p>28364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49]-[.K348])*[.N349])+[.K348]" office:value-type="float" office:value="44.3592527046202" calcext:value-type="float">
            <text:p>44.3592527046202</text:p>
          </table:table-cell>
          <table:table-cell table:formula="of:=SUM([.F349:.F360])" office:value-type="float" office:value="531.1790101965" calcext:value-type="float">
            <text:p>531.1790101965</text:p>
          </table:table-cell>
          <table:table-cell/>
          <table:table-cell table:formula="of:=2/([.L349]+1)" office:value-type="float" office:value="0.00375813393929521" calcext:value-type="float">
            <text:p>0.003758133939295</text:p>
          </table:table-cell>
          <table:table-cell table:formula="of:=[.F360]" office:value-type="float" office:value="45.5973639719" calcext:value-type="float">
            <text:p>45.5973639719</text:p>
          </table:table-cell>
        </table:table-row>
        <table:table-row table:style-name="ro1">
          <table:table-cell office:value-type="string" calcext:value-type="string">
            <text:p>2019-05-22</text:p>
          </table:table-cell>
          <table:table-cell office:value-type="float" office:value="184.66" calcext:value-type="float">
            <text:p>184.66</text:p>
          </table:table-cell>
          <table:table-cell office:value-type="float" office:value="185.71" calcext:value-type="float">
            <text:p>185.71</text:p>
          </table:table-cell>
          <table:table-cell office:value-type="float" office:value="182.55" calcext:value-type="float">
            <text:p>182.55</text:p>
          </table:table-cell>
          <table:table-cell office:value-type="float" office:value="182.78" calcext:value-type="float">
            <text:p>182.78</text:p>
          </table:table-cell>
          <table:table-cell office:value-type="float" office:value="44.9966860317" calcext:value-type="float">
            <text:p>44.9966860317</text:p>
          </table:table-cell>
          <table:table-cell office:value-type="float" office:value="29748556" calcext:value-type="float">
            <text:p>29748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0]-[.K349])*[.N350])+[.K349]" office:value-type="float" office:value="44.368451701208" calcext:value-type="float">
            <text:p>44.368451701208</text:p>
          </table:table-cell>
          <table:table-cell table:formula="of:=SUM([.F350:.F361])" office:value-type="float" office:value="532.0529473637" calcext:value-type="float">
            <text:p>532.0529473637</text:p>
          </table:table-cell>
          <table:table-cell/>
          <table:table-cell table:formula="of:=2/([.L350]+1)" office:value-type="float" office:value="0.00375197250083941" calcext:value-type="float">
            <text:p>0.003751972500839</text:p>
          </table:table-cell>
          <table:table-cell table:formula="of:=[.F361]" office:value-type="float" office:value="46.8110288266" calcext:value-type="float">
            <text:p>46.8110288266</text:p>
          </table:table-cell>
        </table:table-row>
        <table:table-row table:style-name="ro1">
          <table:table-cell office:value-type="string" calcext:value-type="string">
            <text:p>2019-05-23</text:p>
          </table:table-cell>
          <table:table-cell office:value-type="float" office:value="179.8" calcext:value-type="float">
            <text:p>179.8</text:p>
          </table:table-cell>
          <table:table-cell office:value-type="float" office:value="180.54" calcext:value-type="float">
            <text:p>180.54</text:p>
          </table:table-cell>
          <table:table-cell office:value-type="float" office:value="177.81" calcext:value-type="float">
            <text:p>177.81</text:p>
          </table:table-cell>
          <table:table-cell office:value-type="float" office:value="179.66" calcext:value-type="float">
            <text:p>179.66</text:p>
          </table:table-cell>
          <table:table-cell office:value-type="float" office:value="44.2286060425" calcext:value-type="float">
            <text:p>44.2286060425</text:p>
          </table:table-cell>
          <table:table-cell office:value-type="float" office:value="36529736" calcext:value-type="float">
            <text:p>36529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1]-[.K350])*[.N351])+[.K350]" office:value-type="float" office:value="44.3798092704072" calcext:value-type="float">
            <text:p>44.3798092704072</text:p>
          </table:table-cell>
          <table:table-cell table:formula="of:=SUM([.F351:.F362])" office:value-type="float" office:value="534.465506304" calcext:value-type="float">
            <text:p>534.465506304</text:p>
          </table:table-cell>
          <table:table-cell/>
          <table:table-cell table:formula="of:=2/([.L351]+1)" office:value-type="float" office:value="0.00373506785489286" calcext:value-type="float">
            <text:p>0.003735067854893</text:p>
          </table:table-cell>
          <table:table-cell table:formula="of:=[.F362]" office:value-type="float" office:value="47.409244972" calcext:value-type="float">
            <text:p>47.409244972</text:p>
          </table:table-cell>
        </table:table-row>
        <table:table-row table:style-name="ro1">
          <table:table-cell office:value-type="string" calcext:value-type="string">
            <text:p>2019-05-24</text:p>
          </table:table-cell>
          <table:table-cell office:value-type="float" office:value="180.2" calcext:value-type="float">
            <text:p>180.2</text:p>
          </table:table-cell>
          <table:table-cell office:value-type="float" office:value="182.14" calcext:value-type="float">
            <text:p>182.14</text:p>
          </table:table-cell>
          <table:table-cell office:value-type="float" office:value="178.62" calcext:value-type="float">
            <text:p>178.62</text:p>
          </table:table-cell>
          <table:table-cell office:value-type="float" office:value="178.97" calcext:value-type="float">
            <text:p>178.97</text:p>
          </table:table-cell>
          <table:table-cell office:value-type="float" office:value="44.0587421988" calcext:value-type="float">
            <text:p>44.0587421988</text:p>
          </table:table-cell>
          <table:table-cell office:value-type="float" office:value="23714686" calcext:value-type="float">
            <text:p>23714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2]-[.K351])*[.N352])+[.K351]" office:value-type="float" office:value="44.3930824465958" calcext:value-type="float">
            <text:p>44.3930824465958</text:p>
          </table:table-cell>
          <table:table-cell table:formula="of:=SUM([.F352:.F363])" office:value-type="float" office:value="538.1951254822" calcext:value-type="float">
            <text:p>538.1951254822</text:p>
          </table:table-cell>
          <table:table-cell/>
          <table:table-cell table:formula="of:=2/([.L352]+1)" office:value-type="float" office:value="0.00370923234554728" calcext:value-type="float">
            <text:p>0.003709232345547</text:p>
          </table:table-cell>
          <table:table-cell table:formula="of:=[.F363]" office:value-type="float" office:value="47.9582252207" calcext:value-type="float">
            <text:p>47.9582252207</text:p>
          </table:table-cell>
        </table:table-row>
        <table:table-row table:style-name="ro1">
          <table:table-cell office:value-type="string" calcext:value-type="string">
            <text:p>2019-05-28</text:p>
          </table:table-cell>
          <table:table-cell office:value-type="float" office:value="178.92" calcext:value-type="float">
            <text:p>178.92</text:p>
          </table:table-cell>
          <table:table-cell office:value-type="float" office:value="180.59" calcext:value-type="float">
            <text:p>180.59</text:p>
          </table:table-cell>
          <table:table-cell office:value-type="float" office:value="177.91" calcext:value-type="float">
            <text:p>177.91</text:p>
          </table:table-cell>
          <table:table-cell office:value-type="float" office:value="178.23" calcext:value-type="float">
            <text:p>178.23</text:p>
          </table:table-cell>
          <table:table-cell office:value-type="float" office:value="43.8765693808" calcext:value-type="float">
            <text:p>43.8765693808</text:p>
          </table:table-cell>
          <table:table-cell office:value-type="float" office:value="27948160" calcext:value-type="float">
            <text:p>27948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3]-[.K352])*[.N353])+[.K352]" office:value-type="float" office:value="44.4056528929321" calcext:value-type="float">
            <text:p>44.4056528929321</text:p>
          </table:table-cell>
          <table:table-cell table:formula="of:=SUM([.F353:.F364])" office:value-type="float" office:value="541.9419772242" calcext:value-type="float">
            <text:p>541.9419772242</text:p>
          </table:table-cell>
          <table:table-cell/>
          <table:table-cell table:formula="of:=2/([.L353]+1)" office:value-type="float" office:value="0.00368363487057131" calcext:value-type="float">
            <text:p>0.003683634870571</text:p>
          </table:table-cell>
          <table:table-cell table:formula="of:=[.F364]" office:value-type="float" office:value="47.8055939408" calcext:value-type="float">
            <text:p>47.8055939408</text:p>
          </table:table-cell>
        </table:table-row>
        <table:table-row table:style-name="ro1">
          <table:table-cell office:value-type="string" calcext:value-type="string">
            <text:p>2019-05-29</text:p>
          </table:table-cell>
          <table:table-cell office:value-type="float" office:value="176.42" calcext:value-type="float">
            <text:p>176.42</text:p>
          </table:table-cell>
          <table:table-cell office:value-type="float" office:value="179.35" calcext:value-type="float">
            <text:p>179.35</text:p>
          </table:table-cell>
          <table:table-cell office:value-type="float" office:value="176" calcext:value-type="float">
            <text:p>176</text:p>
          </table:table-cell>
          <table:table-cell office:value-type="float" office:value="177.38" calcext:value-type="float">
            <text:p>177.38</text:p>
          </table:table-cell>
          <table:table-cell office:value-type="float" office:value="43.6673168197" calcext:value-type="float">
            <text:p>43.6673168197</text:p>
          </table:table-cell>
          <table:table-cell office:value-type="float" office:value="28481165" calcext:value-type="float">
            <text:p>28481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4]-[.K353])*[.N354])+[.K353]" office:value-type="float" office:value="44.4180512644014" calcext:value-type="float">
            <text:p>44.4180512644014</text:p>
          </table:table-cell>
          <table:table-cell table:formula="of:=SUM([.F354:.F365])" office:value-type="float" office:value="545.8611546048" calcext:value-type="float">
            <text:p>545.8611546048</text:p>
          </table:table-cell>
          <table:table-cell/>
          <table:table-cell table:formula="of:=2/([.L354]+1)" office:value-type="float" office:value="0.00365723544844823" calcext:value-type="float">
            <text:p>0.003657235448448</text:p>
          </table:table-cell>
          <table:table-cell table:formula="of:=[.F365]" office:value-type="float" office:value="47.7957467614" calcext:value-type="float">
            <text:p>47.7957467614</text:p>
          </table:table-cell>
        </table:table-row>
        <table:table-row table:style-name="ro1">
          <table:table-cell office:value-type="string" calcext:value-type="string">
            <text:p>2019-05-30</text:p>
          </table:table-cell>
          <table:table-cell office:value-type="float" office:value="177.95" calcext:value-type="float">
            <text:p>177.95</text:p>
          </table:table-cell>
          <table:table-cell office:value-type="float" office:value="179.23" calcext:value-type="float">
            <text:p>179.23</text:p>
          </table:table-cell>
          <table:table-cell office:value-type="float" office:value="176.67" calcext:value-type="float">
            <text:p>176.67</text:p>
          </table:table-cell>
          <table:table-cell office:value-type="float" office:value="178.3" calcext:value-type="float">
            <text:p>178.3</text:p>
          </table:table-cell>
          <table:table-cell office:value-type="float" office:value="43.8938019447" calcext:value-type="float">
            <text:p>43.8938019447</text:p>
          </table:table-cell>
          <table:table-cell office:value-type="float" office:value="21218412" calcext:value-type="float">
            <text:p>2121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5]-[.K354])*[.N355])+[.K354]" office:value-type="float" office:value="44.4290587060064" calcext:value-type="float">
            <text:p>44.4290587060064</text:p>
          </table:table-cell>
          <table:table-cell table:formula="of:=SUM([.F355:.F366])" office:value-type="float" office:value="549.6424714745" calcext:value-type="float">
            <text:p>549.6424714745</text:p>
          </table:table-cell>
          <table:table-cell/>
          <table:table-cell table:formula="of:=2/([.L355]+1)" office:value-type="float" office:value="0.00363212084720679" calcext:value-type="float">
            <text:p>0.003632120847207</text:p>
          </table:table-cell>
          <table:table-cell table:formula="of:=[.F366]" office:value-type="float" office:value="47.4486336894" calcext:value-type="float">
            <text:p>47.4486336894</text:p>
          </table:table-cell>
        </table:table-row>
        <table:table-row table:style-name="ro1">
          <table:table-cell office:value-type="string" calcext:value-type="string">
            <text:p>2019-05-31</text:p>
          </table:table-cell>
          <table:table-cell office:value-type="float" office:value="176.23" calcext:value-type="float">
            <text:p>176.23</text:p>
          </table:table-cell>
          <table:table-cell office:value-type="float" office:value="177.99" calcext:value-type="float">
            <text:p>177.99</text:p>
          </table:table-cell>
          <table:table-cell office:value-type="float" office:value="174.99" calcext:value-type="float">
            <text:p>174.99</text:p>
          </table:table-cell>
          <table:table-cell office:value-type="float" office:value="175.07" calcext:value-type="float">
            <text:p>175.07</text:p>
          </table:table-cell>
          <table:table-cell office:value-type="float" office:value="43.0986422123" calcext:value-type="float">
            <text:p>43.0986422123</text:p>
          </table:table-cell>
          <table:table-cell office:value-type="float" office:value="27043584" calcext:value-type="float">
            <text:p>27043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6]-[.K355])*[.N356])+[.K355]" office:value-type="float" office:value="44.440971413227" calcext:value-type="float">
            <text:p>44.440971413227</text:p>
          </table:table-cell>
          <table:table-cell table:formula="of:=SUM([.F356:.F367])" office:value-type="float" office:value="553.4804096255" calcext:value-type="float">
            <text:p>553.4804096255</text:p>
          </table:table-cell>
          <table:table-cell/>
          <table:table-cell table:formula="of:=2/([.L356]+1)" office:value-type="float" office:value="0.00360698045464007" calcext:value-type="float">
            <text:p>0.00360698045464</text:p>
          </table:table-cell>
          <table:table-cell table:formula="of:=[.F367]" office:value-type="float" office:value="47.7317400957" calcext:value-type="float">
            <text:p>47.7317400957</text:p>
          </table:table-cell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175.6" calcext:value-type="float">
            <text:p>175.6</text:p>
          </table:table-cell>
          <table:table-cell office:value-type="float" office:value="177.92" calcext:value-type="float">
            <text:p>177.92</text:p>
          </table:table-cell>
          <table:table-cell office:value-type="float" office:value="170.27" calcext:value-type="float">
            <text:p>170.27</text:p>
          </table:table-cell>
          <table:table-cell office:value-type="float" office:value="173.3" calcext:value-type="float">
            <text:p>173.3</text:p>
          </table:table-cell>
          <table:table-cell office:value-type="float" office:value="42.6629045262" calcext:value-type="float">
            <text:p>42.6629045262</text:p>
          </table:table-cell>
          <table:table-cell office:value-type="float" office:value="40396069" calcext:value-type="float">
            <text:p>40396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7]-[.K356])*[.N357])+[.K356]" office:value-type="float" office:value="44.4567267250993" calcext:value-type="float">
            <text:p>44.4567267250993</text:p>
          </table:table-cell>
          <table:table-cell table:formula="of:=SUM([.F357:.F368])" office:value-type="float" office:value="559.2360859546" calcext:value-type="float">
            <text:p>559.2360859546</text:p>
          </table:table-cell>
          <table:table-cell/>
          <table:table-cell table:formula="of:=2/([.L357]+1)" office:value-type="float" office:value="0.00356992355569554" calcext:value-type="float">
            <text:p>0.003569923555696</text:p>
          </table:table-cell>
          <table:table-cell table:formula="of:=[.F368]" office:value-type="float" office:value="48.8543185414" calcext:value-type="float">
            <text:p>48.8543185414</text:p>
          </table:table-cell>
        </table:table-row>
        <table:table-row table:style-name="ro1">
          <table:table-cell office:value-type="string" calcext:value-type="string">
            <text:p>2019-06-04</text:p>
          </table:table-cell>
          <table:table-cell office:value-type="float" office:value="175.44" calcext:value-type="float">
            <text:p>175.44</text:p>
          </table:table-cell>
          <table:table-cell office:value-type="float" office:value="179.83" calcext:value-type="float">
            <text:p>179.83</text:p>
          </table:table-cell>
          <table:table-cell office:value-type="float" office:value="174.52" calcext:value-type="float">
            <text:p>174.52</text:p>
          </table:table-cell>
          <table:table-cell office:value-type="float" office:value="179.64" calcext:value-type="float">
            <text:p>179.64</text:p>
          </table:table-cell>
          <table:table-cell office:value-type="float" office:value="44.2236824529" calcext:value-type="float">
            <text:p>44.2236824529</text:p>
          </table:table-cell>
          <table:table-cell office:value-type="float" office:value="30967961" calcext:value-type="float">
            <text:p>309679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8]-[.K357])*[.N358])+[.K357]" office:value-type="float" office:value="44.4717538222342" calcext:value-type="float">
            <text:p>44.4717538222342</text:p>
          </table:table-cell>
          <table:table-cell table:formula="of:=SUM([.F358:.F369])" office:value-type="float" office:value="565.2847158692" calcext:value-type="float">
            <text:p>565.2847158692</text:p>
          </table:table-cell>
          <table:table-cell/>
          <table:table-cell table:formula="of:=2/([.L358]+1)" office:value-type="float" office:value="0.00353179230156365" calcext:value-type="float">
            <text:p>0.003531792301564</text:p>
          </table:table-cell>
          <table:table-cell table:formula="of:=[.F369]" office:value-type="float" office:value="48.7115344408" calcext:value-type="float">
            <text:p>48.7115344408</text:p>
          </table:table-cell>
        </table:table-row>
        <table:table-row table:style-name="ro1">
          <table:table-cell office:value-type="string" calcext:value-type="string">
            <text:p>2019-06-05</text:p>
          </table:table-cell>
          <table:table-cell office:value-type="float" office:value="184.28" calcext:value-type="float">
            <text:p>184.28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1.14" calcext:value-type="float">
            <text:p>181.14</text:p>
          </table:table-cell>
          <table:table-cell office:value-type="float" office:value="182.54" calcext:value-type="float">
            <text:p>182.54</text:p>
          </table:table-cell>
          <table:table-cell office:value-type="float" office:value="44.9376029556" calcext:value-type="float">
            <text:p>44.9376029556</text:p>
          </table:table-cell>
          <table:table-cell office:value-type="float" office:value="29773427" calcext:value-type="float">
            <text:p>29773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59]-[.K358])*[.N359])+[.K358]" office:value-type="float" office:value="44.4879705517638" calcext:value-type="float">
            <text:p>44.4879705517638</text:p>
          </table:table-cell>
          <table:table-cell table:formula="of:=SUM([.F359:.F370])" office:value-type="float" office:value="570.1639932362" calcext:value-type="float">
            <text:p>570.1639932362</text:p>
          </table:table-cell>
          <table:table-cell/>
          <table:table-cell table:formula="of:=2/([.L359]+1)" office:value-type="float" office:value="0.00350162129210571" calcext:value-type="float">
            <text:p>0.003501621292106</text:p>
          </table:table-cell>
          <table:table-cell table:formula="of:=[.F370]" office:value-type="float" office:value="49.1029598199" calcext:value-type="float">
            <text:p>49.1029598199</text:p>
          </table:table-cell>
        </table:table-row>
        <table:table-row table:style-name="ro1">
          <table:table-cell office:value-type="string" calcext:value-type="string">
            <text:p>2019-06-06</text:p>
          </table:table-cell>
          <table:table-cell office:value-type="float" office:value="183.08" calcext:value-type="float">
            <text:p>183.08</text:p>
          </table:table-cell>
          <table:table-cell office:value-type="float" office:value="185.47" calcext:value-type="float">
            <text:p>185.47</text:p>
          </table:table-cell>
          <table:table-cell office:value-type="float" office:value="182.15" calcext:value-type="float">
            <text:p>182.15</text:p>
          </table:table-cell>
          <table:table-cell office:value-type="float" office:value="185.22" calcext:value-type="float">
            <text:p>185.22</text:p>
          </table:table-cell>
          <table:table-cell office:value-type="float" office:value="45.5973639719" calcext:value-type="float">
            <text:p>45.5973639719</text:p>
          </table:table-cell>
          <table:table-cell office:value-type="float" office:value="22526311" calcext:value-type="float">
            <text:p>22526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0]-[.K359])*[.N360])+[.K359]" office:value-type="float" office:value="44.5034360645096" calcext:value-type="float">
            <text:p>44.5034360645096</text:p>
          </table:table-cell>
          <table:table-cell table:formula="of:=SUM([.F360:.F371])" office:value-type="float" office:value="574.1619480516" calcext:value-type="float">
            <text:p>574.1619480516</text:p>
          </table:table-cell>
          <table:table-cell/>
          <table:table-cell table:formula="of:=2/([.L360]+1)" office:value-type="float" office:value="0.003477281497455" calcext:value-type="float">
            <text:p>0.003477281497455</text:p>
          </table:table-cell>
          <table:table-cell table:formula="of:=[.F371]" office:value-type="float" office:value="48.935557771" calcext:value-type="float">
            <text:p>48.935557771</text:p>
          </table:table-cell>
        </table:table-row>
        <table:table-row table:style-name="ro1">
          <table:table-cell office:value-type="string" calcext:value-type="string">
            <text:p>2019-06-07</text:p>
          </table:table-cell>
          <table:table-cell office:value-type="float" office:value="186.51" calcext:value-type="float">
            <text:p>186.51</text:p>
          </table:table-cell>
          <table:table-cell office:value-type="float" office:value="191.92" calcext:value-type="float">
            <text:p>191.92</text:p>
          </table:table-cell>
          <table:table-cell office:value-type="float" office:value="185.77" calcext:value-type="float">
            <text:p>185.77</text:p>
          </table:table-cell>
          <table:table-cell office:value-type="float" office:value="190.15" calcext:value-type="float">
            <text:p>190.15</text:p>
          </table:table-cell>
          <table:table-cell office:value-type="float" office:value="46.8110288266" calcext:value-type="float">
            <text:p>46.8110288266</text:p>
          </table:table-cell>
          <table:table-cell office:value-type="float" office:value="30684393" calcext:value-type="float">
            <text:p>30684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1]-[.K360])*[.N361])+[.K360]" office:value-type="float" office:value="44.5185899376026" calcext:value-type="float">
            <text:p>44.5185899376026</text:p>
          </table:table-cell>
          <table:table-cell table:formula="of:=SUM([.F361:.F372])" office:value-type="float" office:value="577.4509059539" calcext:value-type="float">
            <text:p>577.4509059539</text:p>
          </table:table-cell>
          <table:table-cell/>
          <table:table-cell table:formula="of:=2/([.L361]+1)" office:value-type="float" office:value="0.00345751035984961" calcext:value-type="float">
            <text:p>0.00345751035985</text:p>
          </table:table-cell>
          <table:table-cell table:formula="of:=[.F372]" office:value-type="float" office:value="48.8863218742" calcext:value-type="float">
            <text:p>48.8863218742</text:p>
          </table:table-cell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191.81" calcext:value-type="float">
            <text:p>191.81</text:p>
          </table:table-cell>
          <table:table-cell office:value-type="float" office:value="195.37" calcext:value-type="float">
            <text:p>195.37</text:p>
          </table:table-cell>
          <table:table-cell office:value-type="float" office:value="191.62" calcext:value-type="float">
            <text:p>191.62</text:p>
          </table:table-cell>
          <table:table-cell office:value-type="float" office:value="192.58" calcext:value-type="float">
            <text:p>192.58</text:p>
          </table:table-cell>
          <table:table-cell office:value-type="float" office:value="47.409244972" calcext:value-type="float">
            <text:p>47.409244972</text:p>
          </table:table-cell>
          <table:table-cell office:value-type="float" office:value="26220851" calcext:value-type="float">
            <text:p>26220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2]-[.K361])*[.N362])+[.K361]" office:value-type="float" office:value="44.5311005422144" calcext:value-type="float">
            <text:p>44.5311005422144</text:p>
          </table:table-cell>
          <table:table-cell table:formula="of:=SUM([.F362:.F373])" office:value-type="float" office:value="578.7851987556" calcext:value-type="float">
            <text:p>578.7851987556</text:p>
          </table:table-cell>
          <table:table-cell/>
          <table:table-cell table:formula="of:=2/([.L362]+1)" office:value-type="float" office:value="0.00344955339372689" calcext:value-type="float">
            <text:p>0.003449553393727</text:p>
          </table:table-cell>
          <table:table-cell table:formula="of:=[.F373]" office:value-type="float" office:value="48.1453216283" calcext:value-type="float">
            <text:p>48.1453216283</text:p>
          </table:table-cell>
        </table:table-row>
        <table:table-row table:style-name="ro1">
          <table:table-cell office:value-type="string" calcext:value-type="string">
            <text:p>2019-06-11</text:p>
          </table:table-cell>
          <table:table-cell office:value-type="float" office:value="194.86" calcext:value-type="float">
            <text:p>194.86</text:p>
          </table:table-cell>
          <table:table-cell office:value-type="float" office:value="196" calcext:value-type="float">
            <text:p>196</text:p>
          </table:table-cell>
          <table:table-cell office:value-type="float" office:value="193.6" calcext:value-type="float">
            <text:p>193.6</text:p>
          </table:table-cell>
          <table:table-cell office:value-type="float" office:value="194.81" calcext:value-type="float">
            <text:p>194.81</text:p>
          </table:table-cell>
          <table:table-cell office:value-type="float" office:value="47.9582252207" calcext:value-type="float">
            <text:p>47.9582252207</text:p>
          </table:table-cell>
          <table:table-cell office:value-type="float" office:value="26932882" calcext:value-type="float">
            <text:p>26932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3]-[.K362])*[.N363])+[.K362]" office:value-type="float" office:value="44.5471110634724" calcext:value-type="float">
            <text:p>44.5471110634724</text:p>
          </table:table-cell>
          <table:table-cell table:formula="of:=SUM([.F363:.F374])" office:value-type="float" office:value="580.562614628" calcext:value-type="float">
            <text:p>580.562614628</text:p>
          </table:table-cell>
          <table:table-cell/>
          <table:table-cell table:formula="of:=2/([.L363]+1)" office:value-type="float" office:value="0.00343901060641477" calcext:value-type="float">
            <text:p>0.003439010606415</text:p>
          </table:table-cell>
          <table:table-cell table:formula="of:=[.F374]" office:value-type="float" office:value="49.1866608444" calcext:value-type="float">
            <text:p>49.1866608444</text:p>
          </table:table-cell>
        </table:table-row>
        <table:table-row table:style-name="ro1">
          <table:table-cell office:value-type="string" calcext:value-type="string">
            <text:p>2019-06-12</text:p>
          </table:table-cell>
          <table:table-cell office:value-type="float" office:value="193.95" calcext:value-type="float">
            <text:p>193.95</text:p>
          </table:table-cell>
          <table:table-cell office:value-type="float" office:value="195.97" calcext:value-type="float">
            <text:p>195.97</text:p>
          </table:table-cell>
          <table:table-cell office:value-type="float" office:value="193.39" calcext:value-type="float">
            <text:p>193.39</text:p>
          </table:table-cell>
          <table:table-cell office:value-type="float" office:value="194.19" calcext:value-type="float">
            <text:p>194.19</text:p>
          </table:table-cell>
          <table:table-cell office:value-type="float" office:value="47.8055939408" calcext:value-type="float">
            <text:p>47.8055939408</text:p>
          </table:table-cell>
          <table:table-cell office:value-type="float" office:value="18253189" calcext:value-type="float">
            <text:p>18253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4]-[.K363])*[.N364])+[.K363]" office:value-type="float" office:value="44.562982605176" calcext:value-type="float">
            <text:p>44.562982605176</text:p>
          </table:table-cell>
          <table:table-cell table:formula="of:=SUM([.F364:.F375])" office:value-type="float" office:value="581.7762794826" calcext:value-type="float">
            <text:p>581.7762794826</text:p>
          </table:table-cell>
          <table:table-cell/>
          <table:table-cell table:formula="of:=2/([.L364]+1)" office:value-type="float" office:value="0.00343184867060073" calcext:value-type="float">
            <text:p>0.003431848670601</text:p>
          </table:table-cell>
          <table:table-cell table:formula="of:=[.F375]" office:value-type="float" office:value="49.1718900753" calcext:value-type="float">
            <text:p>49.1718900753</text:p>
          </table:table-cell>
        </table:table-row>
        <table:table-row table:style-name="ro1">
          <table:table-cell office:value-type="string" calcext:value-type="string">
            <text:p>2019-06-13</text:p>
          </table:table-cell>
          <table:table-cell office:value-type="float" office:value="194.7" calcext:value-type="float">
            <text:p>194.7</text:p>
          </table:table-cell>
          <table:table-cell office:value-type="float" office:value="196.79" calcext:value-type="float">
            <text:p>196.79</text:p>
          </table:table-cell>
          <table:table-cell office:value-type="float" office:value="193.6" calcext:value-type="float">
            <text:p>193.6</text:p>
          </table:table-cell>
          <table:table-cell office:value-type="float" office:value="194.15" calcext:value-type="float">
            <text:p>194.15</text:p>
          </table:table-cell>
          <table:table-cell office:value-type="float" office:value="47.7957467614" calcext:value-type="float">
            <text:p>47.7957467614</text:p>
          </table:table-cell>
          <table:table-cell office:value-type="float" office:value="21674625" calcext:value-type="float">
            <text:p>21674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5]-[.K364])*[.N365])+[.K364]" office:value-type="float" office:value="44.5772395858513" calcext:value-type="float">
            <text:p>44.5772395858513</text:p>
          </table:table-cell>
          <table:table-cell table:formula="of:=SUM([.F365:.F376])" office:value-type="float" office:value="582.6945289568" calcext:value-type="float">
            <text:p>582.6945289568</text:p>
          </table:table-cell>
          <table:table-cell/>
          <table:table-cell table:formula="of:=2/([.L365]+1)" office:value-type="float" office:value="0.00342644979656478" calcext:value-type="float">
            <text:p>0.003426449796565</text:p>
          </table:table-cell>
          <table:table-cell table:formula="of:=[.F376]" office:value-type="float" office:value="48.723843415" calcext:value-type="float">
            <text:p>48.723843415</text:p>
          </table:table-cell>
        </table:table-row>
        <table:table-row table:style-name="ro1">
          <table:table-cell office:value-type="string" calcext:value-type="string">
            <text:p>2019-06-14</text:p>
          </table:table-cell>
          <table:table-cell office:value-type="float" office:value="191.55" calcext:value-type="float">
            <text:p>191.55</text:p>
          </table:table-cell>
          <table:table-cell office:value-type="float" office:value="193.59" calcext:value-type="float">
            <text:p>193.59</text:p>
          </table:table-cell>
          <table:table-cell office:value-type="float" office:value="190.3" calcext:value-type="float">
            <text:p>190.3</text:p>
          </table:table-cell>
          <table:table-cell office:value-type="float" office:value="192.74" calcext:value-type="float">
            <text:p>192.74</text:p>
          </table:table-cell>
          <table:table-cell office:value-type="float" office:value="47.4486336894" calcext:value-type="float">
            <text:p>47.4486336894</text:p>
          </table:table-cell>
          <table:table-cell office:value-type="float" office:value="18761474" calcext:value-type="float">
            <text:p>18761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6]-[.K365])*[.N366])+[.K365]" office:value-type="float" office:value="44.5944559664164" calcext:value-type="float">
            <text:p>44.5944559664164</text:p>
          </table:table-cell>
          <table:table-cell table:formula="of:=SUM([.F366:.F377])" office:value-type="float" office:value="584.5162571362" calcext:value-type="float">
            <text:p>584.5162571362</text:p>
          </table:table-cell>
          <table:table-cell/>
          <table:table-cell table:formula="of:=2/([.L366]+1)" office:value-type="float" office:value="0.00341578901631551" calcext:value-type="float">
            <text:p>0.003415789016316</text:p>
          </table:table-cell>
          <table:table-cell table:formula="of:=[.F377]" office:value-type="float" office:value="49.6174749408" calcext:value-type="float">
            <text:p>49.6174749408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192.9" calcext:value-type="float">
            <text:p>192.9</text:p>
          </table:table-cell>
          <table:table-cell office:value-type="float" office:value="194.96" calcext:value-type="float">
            <text:p>194.96</text:p>
          </table:table-cell>
          <table:table-cell office:value-type="float" office:value="192.17" calcext:value-type="float">
            <text:p>192.17</text:p>
          </table:table-cell>
          <table:table-cell office:value-type="float" office:value="193.89" calcext:value-type="float">
            <text:p>193.89</text:p>
          </table:table-cell>
          <table:table-cell office:value-type="float" office:value="47.7317400957" calcext:value-type="float">
            <text:p>47.7317400957</text:p>
          </table:table-cell>
          <table:table-cell office:value-type="float" office:value="14669144" calcext:value-type="float">
            <text:p>14669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7]-[.K366])*[.N367])+[.K366]" office:value-type="float" office:value="44.6125298825923" calcext:value-type="float">
            <text:p>44.6125298825923</text:p>
          </table:table-cell>
          <table:table-cell table:formula="of:=SUM([.F367:.F378])" office:value-type="float" office:value="586.9755901784" calcext:value-type="float">
            <text:p>586.9755901784</text:p>
          </table:table-cell>
          <table:table-cell/>
          <table:table-cell table:formula="of:=2/([.L367]+1)" office:value-type="float" office:value="0.0034015017517873" calcext:value-type="float">
            <text:p>0.003401501751787</text:p>
          </table:table-cell>
          <table:table-cell table:formula="of:=[.F378]" office:value-type="float" office:value="49.9079667316" calcext:value-type="float">
            <text:p>49.9079667316</text:p>
          </table:table-cell>
        </table:table-row>
        <table:table-row table:style-name="ro1">
          <table:table-cell office:value-type="string" calcext:value-type="string">
            <text:p>2019-06-18</text:p>
          </table:table-cell>
          <table:table-cell office:value-type="float" office:value="196.05" calcext:value-type="float">
            <text:p>196.05</text:p>
          </table:table-cell>
          <table:table-cell office:value-type="float" office:value="200.29" calcext:value-type="float">
            <text:p>200.29</text:p>
          </table:table-cell>
          <table:table-cell office:value-type="float" office:value="195.21" calcext:value-type="float">
            <text:p>195.21</text:p>
          </table:table-cell>
          <table:table-cell office:value-type="float" office:value="198.45" calcext:value-type="float">
            <text:p>198.45</text:p>
          </table:table-cell>
          <table:table-cell office:value-type="float" office:value="48.8543185414" calcext:value-type="float">
            <text:p>48.8543185414</text:p>
          </table:table-cell>
          <table:table-cell office:value-type="float" office:value="26551004" calcext:value-type="float">
            <text:p>26551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8]-[.K367])*[.N368])+[.K367]" office:value-type="float" office:value="44.6318639593858" calcext:value-type="float">
            <text:p>44.6318639593858</text:p>
          </table:table-cell>
          <table:table-cell table:formula="of:=SUM([.F368:.F379])" office:value-type="float" office:value="589.5653983469" calcext:value-type="float">
            <text:p>589.5653983469</text:p>
          </table:table-cell>
          <table:table-cell/>
          <table:table-cell table:formula="of:=2/([.L368]+1)" office:value-type="float" office:value="0.00338658513620738" calcext:value-type="float">
            <text:p>0.003386585136207</text:p>
          </table:table-cell>
          <table:table-cell table:formula="of:=[.F379]" office:value-type="float" office:value="50.3215482642" calcext:value-type="float">
            <text:p>50.3215482642</text:p>
          </table:table-cell>
        </table:table-row>
        <table:table-row table:style-name="ro1">
          <table:table-cell office:value-type="string" calcext:value-type="string">
            <text:p>2019-06-19</text:p>
          </table:table-cell>
          <table:table-cell office:value-type="float" office:value="199.68" calcext:value-type="float">
            <text:p>199.68</text:p>
          </table:table-cell>
          <table:table-cell office:value-type="float" office:value="199.88" calcext:value-type="float">
            <text:p>199.88</text:p>
          </table:table-cell>
          <table:table-cell office:value-type="float" office:value="197.31" calcext:value-type="float">
            <text:p>197.31</text:p>
          </table:table-cell>
          <table:table-cell office:value-type="float" office:value="197.87" calcext:value-type="float">
            <text:p>197.87</text:p>
          </table:table-cell>
          <table:table-cell office:value-type="float" office:value="48.7115344408" calcext:value-type="float">
            <text:p>48.7115344408</text:p>
          </table:table-cell>
          <table:table-cell office:value-type="float" office:value="21124235" calcext:value-type="float">
            <text:p>21124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69]-[.K368])*[.N369])+[.K368]" office:value-type="float" office:value="44.6509365385145" calcext:value-type="float">
            <text:p>44.6509365385145</text:p>
          </table:table-cell>
          <table:table-cell table:formula="of:=SUM([.F369:.F380])" office:value-type="float" office:value="590.9883157627" calcext:value-type="float">
            <text:p>590.9883157627</text:p>
          </table:table-cell>
          <table:table-cell/>
          <table:table-cell table:formula="of:=2/([.L369]+1)" office:value-type="float" office:value="0.00337844505836785" calcext:value-type="float">
            <text:p>0.003378445058368</text:p>
          </table:table-cell>
          <table:table-cell table:formula="of:=[.F380]" office:value-type="float" office:value="50.2772359572" calcext:value-type="float">
            <text:p>50.2772359572</text:p>
          </table:table-cell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200.37" calcext:value-type="float">
            <text:p>200.37</text:p>
          </table:table-cell>
          <table:table-cell office:value-type="float" office:value="200.61" calcext:value-type="float">
            <text:p>200.61</text:p>
          </table:table-cell>
          <table:table-cell office:value-type="float" office:value="198.03" calcext:value-type="float">
            <text:p>198.03</text:p>
          </table:table-cell>
          <table:table-cell office:value-type="float" office:value="199.46" calcext:value-type="float">
            <text:p>199.46</text:p>
          </table:table-cell>
          <table:table-cell office:value-type="float" office:value="49.1029598199" calcext:value-type="float">
            <text:p>49.1029598199</text:p>
          </table:table-cell>
          <table:table-cell office:value-type="float" office:value="21513988" calcext:value-type="float">
            <text:p>21513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0]-[.K369])*[.N370])+[.K369]" office:value-type="float" office:value="44.6664293568864" calcext:value-type="float">
            <text:p>44.6664293568864</text:p>
          </table:table-cell>
          <table:table-cell table:formula="of:=SUM([.F370:.F381])" office:value-type="float" office:value="591.5176016527" calcext:value-type="float">
            <text:p>591.5176016527</text:p>
          </table:table-cell>
          <table:table-cell/>
          <table:table-cell table:formula="of:=2/([.L370]+1)" office:value-type="float" office:value="0.00337542715089211" calcext:value-type="float">
            <text:p>0.003375427150892</text:p>
          </table:table-cell>
          <table:table-cell table:formula="of:=[.F381]" office:value-type="float" office:value="49.2408203308" calcext:value-type="float">
            <text:p>49.2408203308</text:p>
          </table:table-cell>
        </table:table-row>
        <table:table-row table:style-name="ro1">
          <table:table-cell office:value-type="string" calcext:value-type="string">
            <text:p>2019-06-21</text:p>
          </table:table-cell>
          <table:table-cell office:value-type="float" office:value="198.8" calcext:value-type="float">
            <text:p>198.8</text:p>
          </table:table-cell>
          <table:table-cell office:value-type="float" office:value="200.85" calcext:value-type="float">
            <text:p>200.85</text:p>
          </table:table-cell>
          <table:table-cell office:value-type="float" office:value="198.15" calcext:value-type="float">
            <text:p>198.15</text:p>
          </table:table-cell>
          <table:table-cell office:value-type="float" office:value="198.78" calcext:value-type="float">
            <text:p>198.78</text:p>
          </table:table-cell>
          <table:table-cell office:value-type="float" office:value="48.935557771" calcext:value-type="float">
            <text:p>48.935557771</text:p>
          </table:table-cell>
          <table:table-cell office:value-type="float" office:value="47800589" calcext:value-type="float">
            <text:p>47800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1]-[.K370])*[.N371])+[.K370]" office:value-type="float" office:value="44.6828714928253" calcext:value-type="float">
            <text:p>44.6828714928253</text:p>
          </table:table-cell>
          <table:table-cell table:formula="of:=SUM([.F371:.F382])" office:value-type="float" office:value="591.9558011337" calcext:value-type="float">
            <text:p>591.9558011337</text:p>
          </table:table-cell>
          <table:table-cell/>
          <table:table-cell table:formula="of:=2/([.L371]+1)" office:value-type="float" office:value="0.00337293268094537" calcext:value-type="float">
            <text:p>0.003372932680945</text:p>
          </table:table-cell>
          <table:table-cell table:formula="of:=[.F382]" office:value-type="float" office:value="49.5411593009" calcext:value-type="float">
            <text:p>49.5411593009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198.54" calcext:value-type="float">
            <text:p>198.54</text:p>
          </table:table-cell>
          <table:table-cell office:value-type="float" office:value="200.16" calcext:value-type="float">
            <text:p>200.16</text:p>
          </table:table-cell>
          <table:table-cell office:value-type="float" office:value="198.17" calcext:value-type="float">
            <text:p>198.17</text:p>
          </table:table-cell>
          <table:table-cell office:value-type="float" office:value="198.58" calcext:value-type="float">
            <text:p>198.58</text:p>
          </table:table-cell>
          <table:table-cell office:value-type="float" office:value="48.8863218742" calcext:value-type="float">
            <text:p>48.8863218742</text:p>
          </table:table-cell>
          <table:table-cell office:value-type="float" office:value="18220421" calcext:value-type="float">
            <text:p>18220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2]-[.K371])*[.N372])+[.K371]" office:value-type="float" office:value="44.7008772946211" calcext:value-type="float">
            <text:p>44.7008772946211</text:p>
          </table:table-cell>
          <table:table-cell table:formula="of:=SUM([.F372:.F383])" office:value-type="float" office:value="593.0512998362" calcext:value-type="float">
            <text:p>593.0512998362</text:p>
          </table:table-cell>
          <table:table-cell/>
          <table:table-cell table:formula="of:=2/([.L372]+1)" office:value-type="float" office:value="0.00336671260638848" calcext:value-type="float">
            <text:p>0.003366712606388</text:p>
          </table:table-cell>
          <table:table-cell table:formula="of:=[.F383]" office:value-type="float" office:value="50.0310564735" calcext:value-type="float">
            <text:p>50.0310564735</text:p>
          </table:table-cell>
        </table:table-row>
        <table:table-row table:style-name="ro1">
          <table:table-cell office:value-type="string" calcext:value-type="string">
            <text:p>2019-06-25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9.26" calcext:value-type="float">
            <text:p>199.26</text:p>
          </table:table-cell>
          <table:table-cell office:value-type="float" office:value="195.29" calcext:value-type="float">
            <text:p>195.29</text:p>
          </table:table-cell>
          <table:table-cell office:value-type="float" office:value="195.57" calcext:value-type="float">
            <text:p>195.57</text:p>
          </table:table-cell>
          <table:table-cell office:value-type="float" office:value="48.1453216283" calcext:value-type="float">
            <text:p>48.1453216283</text:p>
          </table:table-cell>
          <table:table-cell office:value-type="float" office:value="21070334" calcext:value-type="float">
            <text:p>21070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3]-[.K372])*[.N373])+[.K372]" office:value-type="float" office:value="44.7175738951435" calcext:value-type="float">
            <text:p>44.7175738951435</text:p>
          </table:table-cell>
          <table:table-cell table:formula="of:=SUM([.F373:.F384])" office:value-type="float" office:value="593.8316887996" calcext:value-type="float">
            <text:p>593.8316887996</text:p>
          </table:table-cell>
          <table:table-cell/>
          <table:table-cell table:formula="of:=2/([.L373]+1)" office:value-type="float" office:value="0.00336229565044878" calcext:value-type="float">
            <text:p>0.003362295650449</text:p>
          </table:table-cell>
          <table:table-cell table:formula="of:=[.F384]" office:value-type="float" office:value="49.6667108376" calcext:value-type="float">
            <text:p>49.6667108376</text:p>
          </table:table-cell>
        </table:table-row>
        <table:table-row table:style-name="ro1">
          <table:table-cell office:value-type="string" calcext:value-type="string">
            <text:p>2019-06-26</text:p>
          </table:table-cell>
          <table:table-cell office:value-type="float" office:value="197.77" calcext:value-type="float">
            <text:p>197.77</text:p>
          </table:table-cell>
          <table:table-cell office:value-type="float" office:value="200.99" calcext:value-type="float">
            <text:p>200.99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9.8" calcext:value-type="float">
            <text:p>199.8</text:p>
          </table:table-cell>
          <table:table-cell office:value-type="float" office:value="49.1866608444" calcext:value-type="float">
            <text:p>49.1866608444</text:p>
          </table:table-cell>
          <table:table-cell office:value-type="float" office:value="26067512" calcext:value-type="float">
            <text:p>26067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4]-[.K373])*[.N374])+[.K373]" office:value-type="float" office:value="44.7354401782115" calcext:value-type="float">
            <text:p>44.7354401782115</text:p>
          </table:table-cell>
          <table:table-cell table:formula="of:=SUM([.F374:.F385])" office:value-type="float" office:value="595.7346562086" calcext:value-type="float">
            <text:p>595.7346562086</text:p>
          </table:table-cell>
          <table:table-cell/>
          <table:table-cell table:formula="of:=2/([.L374]+1)" office:value-type="float" office:value="0.00335157339898298" calcext:value-type="float">
            <text:p>0.003351573398983</text:p>
          </table:table-cell>
          <table:table-cell table:formula="of:=[.F385]" office:value-type="float" office:value="50.0482890373" calcext:value-type="float">
            <text:p>50.0482890373</text:p>
          </table:table-cell>
        </table:table-row>
        <table:table-row table:style-name="ro1">
          <table:table-cell office:value-type="string" calcext:value-type="string">
            <text:p>2019-06-27</text:p>
          </table:table-cell>
          <table:table-cell office:value-type="float" office:value="200.29" calcext:value-type="float">
            <text:p>200.29</text:p>
          </table:table-cell>
          <table:table-cell office:value-type="float" office:value="201.57" calcext:value-type="float">
            <text:p>201.57</text:p>
          </table:table-cell>
          <table:table-cell office:value-type="float" office:value="199.57" calcext:value-type="float">
            <text:p>199.57</text:p>
          </table:table-cell>
          <table:table-cell office:value-type="float" office:value="199.74" calcext:value-type="float">
            <text:p>199.74</text:p>
          </table:table-cell>
          <table:table-cell office:value-type="float" office:value="49.1718900753" calcext:value-type="float">
            <text:p>49.1718900753</text:p>
          </table:table-cell>
          <table:table-cell office:value-type="float" office:value="20899717" calcext:value-type="float">
            <text:p>20899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5]-[.K374])*[.N375])+[.K374]" office:value-type="float" office:value="44.7547793379759" calcext:value-type="float">
            <text:p>44.7547793379759</text:p>
          </table:table-cell>
          <table:table-cell table:formula="of:=SUM([.F375:.F386])" office:value-type="float" office:value="597.0664872154" calcext:value-type="float">
            <text:p>597.0664872154</text:p>
          </table:table-cell>
          <table:table-cell/>
          <table:table-cell table:formula="of:=2/([.L375]+1)" office:value-type="float" office:value="0.0033441097984139" calcext:value-type="float">
            <text:p>0.003344109798414</text:p>
          </table:table-cell>
          <table:table-cell table:formula="of:=[.F386]" office:value-type="float" office:value="50.5184918512" calcext:value-type="float">
            <text:p>50.5184918512</text:p>
          </table:table-cell>
        </table:table-row>
        <table:table-row table:style-name="ro1">
          <table:table-cell office:value-type="string" calcext:value-type="string">
            <text:p>2019-06-28</text:p>
          </table:table-cell>
          <table:table-cell office:value-type="float" office:value="198.68" calcext:value-type="float">
            <text:p>198.68</text:p>
          </table:table-cell>
          <table:table-cell office:value-type="float" office:value="199.5" calcext:value-type="float">
            <text:p>199.5</text:p>
          </table:table-cell>
          <table:table-cell office:value-type="float" office:value="197.05" calcext:value-type="float">
            <text:p>197.05</text:p>
          </table:table-cell>
          <table:table-cell office:value-type="float" office:value="197.92" calcext:value-type="float">
            <text:p>197.92</text:p>
          </table:table-cell>
          <table:table-cell office:value-type="float" office:value="48.723843415" calcext:value-type="float">
            <text:p>48.723843415</text:p>
          </table:table-cell>
          <table:table-cell office:value-type="float" office:value="31110642" calcext:value-type="float">
            <text:p>31110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6]-[.K375])*[.N376])+[.K375]" office:value-type="float" office:value="44.7734327687238" calcext:value-type="float">
            <text:p>44.7734327687238</text:p>
          </table:table-cell>
          <table:table-cell table:formula="of:=SUM([.F376:.F387])" office:value-type="float" office:value="598.2383015579" calcext:value-type="float">
            <text:p>598.2383015579</text:p>
          </table:table-cell>
          <table:table-cell/>
          <table:table-cell table:formula="of:=2/([.L376]+1)" office:value-type="float" office:value="0.00333757037025237" calcext:value-type="float">
            <text:p>0.003337570370252</text:p>
          </table:table-cell>
          <table:table-cell table:formula="of:=[.F387]" office:value-type="float" office:value="50.3437044178" calcext:value-type="float">
            <text:p>50.3437044178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203.17" calcext:value-type="float">
            <text:p>203.17</text:p>
          </table:table-cell>
          <table:table-cell office:value-type="float" office:value="204.49" calcext:value-type="float">
            <text:p>204.49</text:p>
          </table:table-cell>
          <table:table-cell office:value-type="float" office:value="200.65" calcext:value-type="float">
            <text:p>200.65</text:p>
          </table:table-cell>
          <table:table-cell office:value-type="float" office:value="201.55" calcext:value-type="float">
            <text:p>201.55</text:p>
          </table:table-cell>
          <table:table-cell office:value-type="float" office:value="49.6174749408" calcext:value-type="float">
            <text:p>49.6174749408</text:p>
          </table:table-cell>
          <table:table-cell office:value-type="float" office:value="27316739" calcext:value-type="float">
            <text:p>27316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7]-[.K376])*[.N377])+[.K376]" office:value-type="float" office:value="44.7910397778348" calcext:value-type="float">
            <text:p>44.7910397778348</text:p>
          </table:table-cell>
          <table:table-cell table:formula="of:=SUM([.F377:.F388])" office:value-type="float" office:value="599.5750561544" calcext:value-type="float">
            <text:p>599.5750561544</text:p>
          </table:table-cell>
          <table:table-cell/>
          <table:table-cell table:formula="of:=2/([.L377]+1)" office:value-type="float" office:value="0.00333014163592873" calcext:value-type="float">
            <text:p>0.003330141635929</text:p>
          </table:table-cell>
          <table:table-cell table:formula="of:=[.F388]" office:value-type="float" office:value="50.0605980115" calcext:value-type="float">
            <text:p>50.0605980115</text:p>
          </table:table-cell>
        </table:table-row>
        <table:table-row table:style-name="ro1">
          <table:table-cell office:value-type="string" calcext:value-type="string">
            <text:p>2019-07-02</text:p>
          </table:table-cell>
          <table:table-cell office:value-type="float" office:value="201.41" calcext:value-type="float">
            <text:p>201.41</text:p>
          </table:table-cell>
          <table:table-cell office:value-type="float" office:value="203.13" calcext:value-type="float">
            <text:p>203.13</text:p>
          </table:table-cell>
          <table:table-cell office:value-type="float" office:value="201.36" calcext:value-type="float">
            <text:p>201.36</text:p>
          </table:table-cell>
          <table:table-cell office:value-type="float" office:value="202.73" calcext:value-type="float">
            <text:p>202.73</text:p>
          </table:table-cell>
          <table:table-cell office:value-type="float" office:value="49.9079667316" calcext:value-type="float">
            <text:p>49.9079667316</text:p>
          </table:table-cell>
          <table:table-cell office:value-type="float" office:value="16935217" calcext:value-type="float">
            <text:p>1693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8]-[.K377])*[.N378])+[.K377]" office:value-type="float" office:value="44.8104492207237" calcext:value-type="float">
            <text:p>44.8104492207237</text:p>
          </table:table-cell>
          <table:table-cell table:formula="of:=SUM([.F378:.F389])" office:value-type="float" office:value="600.5868538325" calcext:value-type="float">
            <text:p>600.5868538325</text:p>
          </table:table-cell>
          <table:table-cell/>
          <table:table-cell table:formula="of:=2/([.L378]+1)" office:value-type="float" office:value="0.00332454073299424" calcext:value-type="float">
            <text:p>0.003324540732994</text:p>
          </table:table-cell>
          <table:table-cell table:formula="of:=[.F389]" office:value-type="float" office:value="50.6292726189" calcext:value-type="float">
            <text:p>50.6292726189</text:p>
          </table:table-cell>
        </table:table-row>
        <table:table-row table:style-name="ro1">
          <table:table-cell office:value-type="string" calcext:value-type="string">
            <text:p>2019-07-03</text:p>
          </table:table-cell>
          <table:table-cell office:value-type="float" office:value="203.28" calcext:value-type="float">
            <text:p>203.28</text:p>
          </table:table-cell>
          <table:table-cell office:value-type="float" office:value="204.44" calcext:value-type="float">
            <text:p>204.44</text:p>
          </table:table-cell>
          <table:table-cell office:value-type="float" office:value="202.69" calcext:value-type="float">
            <text:p>202.69</text:p>
          </table:table-cell>
          <table:table-cell office:value-type="float" office:value="204.41" calcext:value-type="float">
            <text:p>204.41</text:p>
          </table:table-cell>
          <table:table-cell office:value-type="float" office:value="50.3215482642" calcext:value-type="float">
            <text:p>50.3215482642</text:p>
          </table:table-cell>
          <table:table-cell office:value-type="float" office:value="11362045" calcext:value-type="float">
            <text:p>11362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79]-[.K378])*[.N379])+[.K378]" office:value-type="float" office:value="44.82728250899" calcext:value-type="float">
            <text:p>44.82728250899</text:p>
          </table:table-cell>
          <table:table-cell table:formula="of:=SUM([.F379:.F390])" office:value-type="float" office:value="600.5523887048" calcext:value-type="float">
            <text:p>600.5523887048</text:p>
          </table:table-cell>
          <table:table-cell/>
          <table:table-cell table:formula="of:=2/([.L379]+1)" office:value-type="float" office:value="0.00332473120804356" calcext:value-type="float">
            <text:p>0.003324731208044</text:p>
          </table:table-cell>
          <table:table-cell table:formula="of:=[.F390]" office:value-type="float" office:value="49.8735016039" calcext:value-type="float">
            <text:p>49.8735016039</text:p>
          </table:table-cell>
        </table:table-row>
        <table:table-row table:style-name="ro1">
          <table:table-cell office:value-type="string" calcext:value-type="string">
            <text:p>2019-07-05</text:p>
          </table:table-cell>
          <table:table-cell office:value-type="float" office:value="203.35" calcext:value-type="float">
            <text:p>203.35</text:p>
          </table:table-cell>
          <table:table-cell office:value-type="float" office:value="205.08" calcext:value-type="float">
            <text:p>205.08</text:p>
          </table:table-cell>
          <table:table-cell office:value-type="float" office:value="202.9" calcext:value-type="float">
            <text:p>202.9</text:p>
          </table:table-cell>
          <table:table-cell office:value-type="float" office:value="204.23" calcext:value-type="float">
            <text:p>204.23</text:p>
          </table:table-cell>
          <table:table-cell office:value-type="float" office:value="50.2772359572" calcext:value-type="float">
            <text:p>50.2772359572</text:p>
          </table:table-cell>
          <table:table-cell office:value-type="float" office:value="17265518" calcext:value-type="float">
            <text:p>1726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0]-[.K379])*[.N380])+[.K379]" office:value-type="float" office:value="44.8478257722929" calcext:value-type="float">
            <text:p>44.8478257722929</text:p>
          </table:table-cell>
          <table:table-cell table:formula="of:=SUM([.F380:.F391])" office:value-type="float" office:value="601.244153054" calcext:value-type="float">
            <text:p>601.244153054</text:p>
          </table:table-cell>
          <table:table-cell/>
          <table:table-cell table:formula="of:=2/([.L380]+1)" office:value-type="float" office:value="0.00332091227429595" calcext:value-type="float">
            <text:p>0.003320912274296</text:p>
          </table:table-cell>
          <table:table-cell table:formula="of:=[.F391]" office:value-type="float" office:value="51.0133126134" calcext:value-type="float">
            <text:p>51.0133126134</text:p>
          </table:table-cell>
        </table:table-row>
        <table:table-row table:style-name="ro1">
          <table:table-cell office:value-type="string" calcext:value-type="string">
            <text:p>2019-07-08</text:p>
          </table:table-cell>
          <table:table-cell office:value-type="float" office:value="200.81" calcext:value-type="float">
            <text:p>200.81</text:p>
          </table:table-cell>
          <table:table-cell office:value-type="float" office:value="201.4" calcext:value-type="float">
            <text:p>201.4</text:p>
          </table:table-cell>
          <table:table-cell office:value-type="float" office:value="198.41" calcext:value-type="float">
            <text:p>198.41</text:p>
          </table:table-cell>
          <table:table-cell office:value-type="float" office:value="200.02" calcext:value-type="float">
            <text:p>200.02</text:p>
          </table:table-cell>
          <table:table-cell office:value-type="float" office:value="49.2408203308" calcext:value-type="float">
            <text:p>49.2408203308</text:p>
          </table:table-cell>
          <table:table-cell office:value-type="float" office:value="25338628" calcext:value-type="float">
            <text:p>25338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1]-[.K380])*[.N381])+[.K380]" office:value-type="float" office:value="44.86958422648" calcext:value-type="float">
            <text:p>44.86958422648</text:p>
          </table:table-cell>
          <table:table-cell table:formula="of:=SUM([.F381:.F392])" office:value-type="float" office:value="602.3790404739" calcext:value-type="float">
            <text:p>602.3790404739</text:p>
          </table:table-cell>
          <table:table-cell/>
          <table:table-cell table:formula="of:=2/([.L381]+1)" office:value-type="float" office:value="0.00331466601562623" calcext:value-type="float">
            <text:p>0.003314666015626</text:p>
          </table:table-cell>
          <table:table-cell table:formula="of:=[.F392]" office:value-type="float" office:value="51.4121233771" calcext:value-type="float">
            <text:p>51.4121233771</text:p>
          </table:table-cell>
        </table:table-row>
        <table:table-row table:style-name="ro1">
          <table:table-cell office:value-type="string" calcext:value-type="string">
            <text:p>2019-07-09</text:p>
          </table:table-cell>
          <table:table-cell office:value-type="float" office:value="199.2" calcext:value-type="float">
            <text:p>199.2</text:p>
          </table:table-cell>
          <table:table-cell office:value-type="float" office:value="201.51" calcext:value-type="float">
            <text:p>201.51</text:p>
          </table:table-cell>
          <table:table-cell office:value-type="float" office:value="198.81" calcext:value-type="float">
            <text:p>198.81</text:p>
          </table:table-cell>
          <table:table-cell office:value-type="float" office:value="201.24" calcext:value-type="float">
            <text:p>201.24</text:p>
          </table:table-cell>
          <table:table-cell office:value-type="float" office:value="49.5411593009" calcext:value-type="float">
            <text:p>49.5411593009</text:p>
          </table:table-cell>
          <table:table-cell office:value-type="float" office:value="20578015" calcext:value-type="float">
            <text:p>20578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2]-[.K381])*[.N382])+[.K381]" office:value-type="float" office:value="44.8910560595373" calcext:value-type="float">
            <text:p>44.8910560595373</text:p>
          </table:table-cell>
          <table:table-cell table:formula="of:=SUM([.F382:.F393])" office:value-type="float" office:value="604.5084930079" calcext:value-type="float">
            <text:p>604.5084930079</text:p>
          </table:table-cell>
          <table:table-cell/>
          <table:table-cell table:formula="of:=2/([.L382]+1)" office:value-type="float" office:value="0.00330300899672749" calcext:value-type="float">
            <text:p>0.003303008996728</text:p>
          </table:table-cell>
          <table:table-cell table:formula="of:=[.F393]" office:value-type="float" office:value="51.3702728648" calcext:value-type="float">
            <text:p>51.3702728648</text:p>
          </table:table-cell>
        </table:table-row>
        <table:table-row table:style-name="ro1">
          <table:table-cell office:value-type="string" calcext:value-type="string">
            <text:p>2019-07-10</text:p>
          </table:table-cell>
          <table:table-cell office:value-type="float" office:value="201.85" calcext:value-type="float">
            <text:p>201.85</text:p>
          </table:table-cell>
          <table:table-cell office:value-type="float" office:value="203.73" calcext:value-type="float">
            <text:p>203.73</text:p>
          </table:table-cell>
          <table:table-cell office:value-type="float" office:value="201.56" calcext:value-type="float">
            <text:p>201.56</text:p>
          </table:table-cell>
          <table:table-cell office:value-type="float" office:value="203.23" calcext:value-type="float">
            <text:p>203.23</text:p>
          </table:table-cell>
          <table:table-cell office:value-type="float" office:value="50.0310564735" calcext:value-type="float">
            <text:p>50.0310564735</text:p>
          </table:table-cell>
          <table:table-cell office:value-type="float" office:value="17897138" calcext:value-type="float">
            <text:p>17897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3]-[.K382])*[.N383])+[.K382]" office:value-type="float" office:value="44.9110682736124" calcext:value-type="float">
            <text:p>44.9110682736124</text:p>
          </table:table-cell>
          <table:table-cell table:formula="of:=SUM([.F383:.F394])" office:value-type="float" office:value="605.9314104237" calcext:value-type="float">
            <text:p>605.9314104237</text:p>
          </table:table-cell>
          <table:table-cell/>
          <table:table-cell table:formula="of:=2/([.L383]+1)" office:value-type="float" office:value="0.00329526527322716" calcext:value-type="float">
            <text:p>0.003295265273227</text:p>
          </table:table-cell>
          <table:table-cell table:formula="of:=[.F394]" office:value-type="float" office:value="50.9640767167" calcext:value-type="float">
            <text:p>50.9640767167</text:p>
          </table:table-cell>
        </table:table-row>
        <table:table-row table:style-name="ro1">
          <table:table-cell office:value-type="string" calcext:value-type="string">
            <text:p>2019-07-11</text:p>
          </table:table-cell>
          <table:table-cell office:value-type="float" office:value="203.31" calcext:value-type="float">
            <text:p>203.31</text:p>
          </table:table-cell>
          <table:table-cell office:value-type="float" office:value="204.39" calcext:value-type="float">
            <text:p>204.39</text:p>
          </table:table-cell>
          <table:table-cell office:value-type="float" office:value="201.71" calcext:value-type="float">
            <text:p>201.71</text:p>
          </table:table-cell>
          <table:table-cell office:value-type="float" office:value="201.75" calcext:value-type="float">
            <text:p>201.75</text:p>
          </table:table-cell>
          <table:table-cell office:value-type="float" office:value="49.6667108376" calcext:value-type="float">
            <text:p>49.6667108376</text:p>
          </table:table-cell>
          <table:table-cell office:value-type="float" office:value="20191842" calcext:value-type="float">
            <text:p>20191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4]-[.K383])*[.N384])+[.K383]" office:value-type="float" office:value="44.9315611374321" calcext:value-type="float">
            <text:p>44.9315611374321</text:p>
          </table:table-cell>
          <table:table-cell table:formula="of:=SUM([.F384:.F395])" office:value-type="float" office:value="607.0416798952" calcext:value-type="float">
            <text:p>607.0416798952</text:p>
          </table:table-cell>
          <table:table-cell/>
          <table:table-cell table:formula="of:=2/([.L384]+1)" office:value-type="float" office:value="0.00328924819815759" calcext:value-type="float">
            <text:p>0.003289248198158</text:p>
          </table:table-cell>
          <table:table-cell table:formula="of:=[.F395]" office:value-type="float" office:value="51.141325945" calcext:value-type="float">
            <text:p>51.141325945</text:p>
          </table:table-cell>
        </table:table-row>
        <table:table-row table:style-name="ro1">
          <table:table-cell office:value-type="string" calcext:value-type="string">
            <text:p>2019-07-12</text:p>
          </table:table-cell>
          <table:table-cell office:value-type="float" office:value="202.45" calcext:value-type="float">
            <text:p>202.45</text:p>
          </table:table-cell>
          <table:table-cell office:value-type="float" office:value="204" calcext:value-type="float">
            <text:p>204</text:p>
          </table:table-cell>
          <table:table-cell office:value-type="float" office:value="202.2" calcext:value-type="float">
            <text:p>202.2</text:p>
          </table:table-cell>
          <table:table-cell office:value-type="float" office:value="203.3" calcext:value-type="float">
            <text:p>203.3</text:p>
          </table:table-cell>
          <table:table-cell office:value-type="float" office:value="50.0482890373" calcext:value-type="float">
            <text:p>50.0482890373</text:p>
          </table:table-cell>
          <table:table-cell office:value-type="float" office:value="17595212" calcext:value-type="float">
            <text:p>17595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5]-[.K384])*[.N385])+[.K384]" office:value-type="float" office:value="44.9534871048561" calcext:value-type="float">
            <text:p>44.9534871048561</text:p>
          </table:table-cell>
          <table:table-cell table:formula="of:=SUM([.F385:.F396])" office:value-type="float" office:value="608.993883201" calcext:value-type="float">
            <text:p>608.993883201</text:p>
          </table:table-cell>
          <table:table-cell/>
          <table:table-cell table:formula="of:=2/([.L385]+1)" office:value-type="float" office:value="0.00327872140209802" calcext:value-type="float">
            <text:p>0.003278721402098</text:p>
          </table:table-cell>
          <table:table-cell table:formula="of:=[.F396]" office:value-type="float" office:value="51.6189141434" calcext:value-type="float">
            <text:p>51.6189141434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office:value-type="float" office:value="204.09" calcext:value-type="float">
            <text:p>204.09</text:p>
          </table:table-cell>
          <table:table-cell office:value-type="float" office:value="205.87" calcext:value-type="float">
            <text:p>205.87</text:p>
          </table:table-cell>
          <table:table-cell office:value-type="float" office:value="204" calcext:value-type="float">
            <text:p>204</text:p>
          </table:table-cell>
          <table:table-cell office:value-type="float" office:value="205.21" calcext:value-type="float">
            <text:p>205.21</text:p>
          </table:table-cell>
          <table:table-cell office:value-type="float" office:value="50.5184918512" calcext:value-type="float">
            <text:p>50.5184918512</text:p>
          </table:table-cell>
          <table:table-cell office:value-type="float" office:value="16947420" calcext:value-type="float">
            <text:p>16947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6]-[.K385])*[.N386])+[.K385]" office:value-type="float" office:value="44.9745681217785" calcext:value-type="float">
            <text:p>44.9745681217785</text:p>
          </table:table-cell>
          <table:table-cell table:formula="of:=SUM([.F386:.F397])" office:value-type="float" office:value="610.3429467717" calcext:value-type="float">
            <text:p>610.3429467717</text:p>
          </table:table-cell>
          <table:table-cell/>
          <table:table-cell table:formula="of:=2/([.L386]+1)" office:value-type="float" office:value="0.00327148617737612" calcext:value-type="float">
            <text:p>0.003271486177376</text:p>
          </table:table-cell>
          <table:table-cell table:formula="of:=[.F397]" office:value-type="float" office:value="51.397352608" calcext:value-type="float">
            <text:p>51.397352608</text:p>
          </table:table-cell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204.59" calcext:value-type="float">
            <text:p>204.59</text:p>
          </table:table-cell>
          <table:table-cell office:value-type="float" office:value="206.11" calcext:value-type="float">
            <text:p>206.11</text:p>
          </table:table-cell>
          <table:table-cell office:value-type="float" office:value="203.5" calcext:value-type="float">
            <text:p>203.5</text:p>
          </table:table-cell>
          <table:table-cell office:value-type="float" office:value="204.5" calcext:value-type="float">
            <text:p>204.5</text:p>
          </table:table-cell>
          <table:table-cell office:value-type="float" office:value="50.3437044178" calcext:value-type="float">
            <text:p>50.3437044178</text:p>
          </table:table-cell>
          <table:table-cell office:value-type="float" office:value="16866816" calcext:value-type="float">
            <text:p>16866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7]-[.K386])*[.N387])+[.K386]" office:value-type="float" office:value="44.9989342332918" calcext:value-type="float">
            <text:p>44.9989342332918</text:p>
          </table:table-cell>
          <table:table-cell table:formula="of:=SUM([.F387:.F398])" office:value-type="float" office:value="612.2705321291" calcext:value-type="float">
            <text:p>612.2705321291</text:p>
          </table:table-cell>
          <table:table-cell/>
          <table:table-cell table:formula="of:=2/([.L387]+1)" office:value-type="float" office:value="0.00326120349049965" calcext:value-type="float">
            <text:p>0.0032612034905</text:p>
          </table:table-cell>
          <table:table-cell table:formula="of:=[.F398]" office:value-type="float" office:value="52.4460772086" calcext:value-type="float">
            <text:p>52.4460772086</text:p>
          </table:table-cell>
        </table:table-row>
        <table:table-row table:style-name="ro1">
          <table:table-cell office:value-type="string" calcext:value-type="string">
            <text:p>2019-07-17</text:p>
          </table:table-cell>
          <table:table-cell office:value-type="float" office:value="204.05" calcext:value-type="float">
            <text:p>204.05</text:p>
          </table:table-cell>
          <table:table-cell office:value-type="float" office:value="205.09" calcext:value-type="float">
            <text:p>205.09</text:p>
          </table:table-cell>
          <table:table-cell office:value-type="float" office:value="203.27" calcext:value-type="float">
            <text:p>203.27</text:p>
          </table:table-cell>
          <table:table-cell office:value-type="float" office:value="203.35" calcext:value-type="float">
            <text:p>203.35</text:p>
          </table:table-cell>
          <table:table-cell office:value-type="float" office:value="50.0605980115" calcext:value-type="float">
            <text:p>50.0605980115</text:p>
          </table:table-cell>
          <table:table-cell office:value-type="float" office:value="14107450" calcext:value-type="float">
            <text:p>14107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8]-[.K387])*[.N388])+[.K387]" office:value-type="float" office:value="45.0194873588736" calcext:value-type="float">
            <text:p>45.0194873588736</text:p>
          </table:table-cell>
          <table:table-cell table:formula="of:=SUM([.F388:.F399])" office:value-type="float" office:value="613.2380175" calcext:value-type="float">
            <text:p>613.2380175</text:p>
          </table:table-cell>
          <table:table-cell/>
          <table:table-cell table:formula="of:=2/([.L388]+1)" office:value-type="float" office:value="0.00325606677382192" calcext:value-type="float">
            <text:p>0.003256066773822</text:p>
          </table:table-cell>
          <table:table-cell table:formula="of:=[.F399]" office:value-type="float" office:value="51.3111897887" calcext:value-type="float">
            <text:p>51.3111897887</text:p>
          </table:table-cell>
        </table:table-row>
        <table:table-row table:style-name="ro1">
          <table:table-cell office:value-type="string" calcext:value-type="string">
            <text:p>2019-07-18</text:p>
          </table:table-cell>
          <table:table-cell office:value-type="float" office:value="204" calcext:value-type="float">
            <text:p>204</text:p>
          </table:table-cell>
          <table:table-cell office:value-type="float" office:value="205.88" calcext:value-type="float">
            <text:p>205.88</text:p>
          </table:table-cell>
          <table:table-cell office:value-type="float" office:value="203.7" calcext:value-type="float">
            <text:p>203.7</text:p>
          </table:table-cell>
          <table:table-cell office:value-type="float" office:value="205.66" calcext:value-type="float">
            <text:p>205.66</text:p>
          </table:table-cell>
          <table:table-cell office:value-type="float" office:value="50.6292726189" calcext:value-type="float">
            <text:p>50.6292726189</text:p>
          </table:table-cell>
          <table:table-cell office:value-type="float" office:value="18582161" calcext:value-type="float">
            <text:p>18582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89]-[.K388])*[.N389])+[.K388]" office:value-type="float" office:value="45.0364340575866" calcext:value-type="float">
            <text:p>45.0364340575866</text:p>
          </table:table-cell>
          <table:table-cell table:formula="of:=SUM([.F389:.F400])" office:value-type="float" office:value="613.4029577541" calcext:value-type="float">
            <text:p>613.4029577541</text:p>
          </table:table-cell>
          <table:table-cell/>
          <table:table-cell table:formula="of:=2/([.L389]+1)" office:value-type="float" office:value="0.00325519266266367" calcext:value-type="float">
            <text:p>0.003255192662664</text:p>
          </table:table-cell>
          <table:table-cell table:formula="of:=[.F400]" office:value-type="float" office:value="50.2255382656" calcext:value-type="float">
            <text:p>50.2255382656</text:p>
          </table:table-cell>
        </table:table-row>
        <table:table-row table:style-name="ro1">
          <table:table-cell office:value-type="string" calcext:value-type="string">
            <text:p>2019-07-19</text:p>
          </table:table-cell>
          <table:table-cell office:value-type="float" office:value="205.79" calcext:value-type="float">
            <text:p>205.79</text:p>
          </table:table-cell>
          <table:table-cell office:value-type="float" office:value="206.5" calcext:value-type="float">
            <text:p>206.5</text:p>
          </table:table-cell>
          <table:table-cell office:value-type="float" office:value="202.36" calcext:value-type="float">
            <text:p>202.36</text:p>
          </table:table-cell>
          <table:table-cell office:value-type="float" office:value="202.59" calcext:value-type="float">
            <text:p>202.59</text:p>
          </table:table-cell>
          <table:table-cell office:value-type="float" office:value="49.8735016039" calcext:value-type="float">
            <text:p>49.8735016039</text:p>
          </table:table-cell>
          <table:table-cell office:value-type="float" office:value="20929307" calcext:value-type="float">
            <text:p>20929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0]-[.K389])*[.N390])+[.K389]" office:value-type="float" office:value="45.0448083880608" calcext:value-type="float">
            <text:p>45.0448083880608</text:p>
          </table:table-cell>
          <table:table-cell table:formula="of:=SUM([.F390:.F401])" office:value-type="float" office:value="610.3700265148" calcext:value-type="float">
            <text:p>610.3700265148</text:p>
          </table:table-cell>
          <table:table-cell/>
          <table:table-cell table:formula="of:=2/([.L390]+1)" office:value-type="float" office:value="0.00327134127167025" calcext:value-type="float">
            <text:p>0.00327134127167</text:p>
          </table:table-cell>
          <table:table-cell table:formula="of:=[.F401]" office:value-type="float" office:value="47.5963413796" calcext:value-type="float">
            <text:p>47.5963413796</text:p>
          </table:table-cell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203.65" calcext:value-type="float">
            <text:p>203.65</text:p>
          </table:table-cell>
          <table:table-cell office:value-type="float" office:value="207.23" calcext:value-type="float">
            <text:p>207.23</text:p>
          </table:table-cell>
          <table:table-cell office:value-type="float" office:value="203.61" calcext:value-type="float">
            <text:p>203.61</text:p>
          </table:table-cell>
          <table:table-cell office:value-type="float" office:value="207.22" calcext:value-type="float">
            <text:p>207.22</text:p>
          </table:table-cell>
          <table:table-cell office:value-type="float" office:value="51.0133126134" calcext:value-type="float">
            <text:p>51.0133126134</text:p>
          </table:table-cell>
          <table:table-cell office:value-type="float" office:value="22277932" calcext:value-type="float">
            <text:p>22277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1]-[.K390])*[.N391])+[.K390]" office:value-type="float" office:value="45.0561283373161" calcext:value-type="float">
            <text:p>45.0561283373161</text:p>
          </table:table-cell>
          <table:table-cell table:formula="of:=SUM([.F391:.F402])" office:value-type="float" office:value="608.9938832009" calcext:value-type="float">
            <text:p>608.9938832009</text:p>
          </table:table-cell>
          <table:table-cell/>
          <table:table-cell table:formula="of:=2/([.L391]+1)" office:value-type="float" office:value="0.00327872140209856" calcext:value-type="float">
            <text:p>0.003278721402099</text:p>
          </table:table-cell>
          <table:table-cell table:formula="of:=[.F402]" office:value-type="float" office:value="48.49735829" calcext:value-type="float">
            <text:p>48.49735829</text:p>
          </table:table-cell>
        </table:table-row>
        <table:table-row table:style-name="ro1">
          <table:table-cell office:value-type="string" calcext:value-type="string">
            <text:p>2019-07-23</text:p>
          </table:table-cell>
          <table:table-cell office:value-type="float" office:value="208.46" calcext:value-type="float">
            <text:p>208.46</text:p>
          </table:table-cell>
          <table:table-cell office:value-type="float" office:value="208.91" calcext:value-type="float">
            <text:p>208.91</text:p>
          </table:table-cell>
          <table:table-cell office:value-type="float" office:value="207.29" calcext:value-type="float">
            <text:p>207.29</text:p>
          </table:table-cell>
          <table:table-cell office:value-type="float" office:value="208.84" calcext:value-type="float">
            <text:p>208.84</text:p>
          </table:table-cell>
          <table:table-cell office:value-type="float" office:value="51.4121233771" calcext:value-type="float">
            <text:p>51.4121233771</text:p>
          </table:table-cell>
          <table:table-cell office:value-type="float" office:value="18355210" calcext:value-type="float">
            <text:p>18355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2]-[.K391])*[.N392])+[.K391]" office:value-type="float" office:value="45.0691005904284" calcext:value-type="float">
            <text:p>45.0691005904284</text:p>
          </table:table-cell>
          <table:table-cell table:formula="of:=SUM([.F392:.F403])" office:value-type="float" office:value="606.9801350242" calcext:value-type="float">
            <text:p>606.9801350242</text:p>
          </table:table-cell>
          <table:table-cell/>
          <table:table-cell table:formula="of:=2/([.L392]+1)" office:value-type="float" office:value="0.00328958116356942" calcext:value-type="float">
            <text:p>0.003289581163569</text:p>
          </table:table-cell>
          <table:table-cell table:formula="of:=[.F403]" office:value-type="float" office:value="48.9995644367" calcext:value-type="float">
            <text:p>48.9995644367</text:p>
          </table:table-cell>
        </table:table-row>
        <table:table-row table:style-name="ro1">
          <table:table-cell office:value-type="string" calcext:value-type="string">
            <text:p>2019-07-24</text:p>
          </table:table-cell>
          <table:table-cell office:value-type="float" office:value="207.67" calcext:value-type="float">
            <text:p>207.67</text:p>
          </table:table-cell>
          <table:table-cell office:value-type="float" office:value="209.15" calcext:value-type="float">
            <text:p>209.15</text:p>
          </table:table-cell>
          <table:table-cell office:value-type="float" office:value="207.17" calcext:value-type="float">
            <text:p>207.17</text:p>
          </table:table-cell>
          <table:table-cell office:value-type="float" office:value="208.67" calcext:value-type="float">
            <text:p>208.67</text:p>
          </table:table-cell>
          <table:table-cell office:value-type="float" office:value="51.3702728648" calcext:value-type="float">
            <text:p>51.3702728648</text:p>
          </table:table-cell>
          <table:table-cell office:value-type="float" office:value="14991567" calcext:value-type="float">
            <text:p>1499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3]-[.K392])*[.N393])+[.K392]" office:value-type="float" office:value="45.0856215029459" calcext:value-type="float">
            <text:p>45.0856215029459</text:p>
          </table:table-cell>
          <table:table-cell table:formula="of:=SUM([.F393:.F404])" office:value-type="float" office:value="605.6483040173" calcext:value-type="float">
            <text:p>605.6483040173</text:p>
          </table:table-cell>
          <table:table-cell/>
          <table:table-cell table:formula="of:=2/([.L393]+1)" office:value-type="float" office:value="0.00329680308467979" calcext:value-type="float">
            <text:p>0.00329680308468</text:p>
          </table:table-cell>
          <table:table-cell table:formula="of:=[.F404]" office:value-type="float" office:value="50.0802923702" calcext:value-type="float">
            <text:p>50.0802923702</text:p>
          </table:table-cell>
        </table:table-row>
        <table:table-row table:style-name="ro1">
          <table:table-cell office:value-type="string" calcext:value-type="string">
            <text:p>2019-07-25</text:p>
          </table:table-cell>
          <table:table-cell office:value-type="float" office:value="208.89" calcext:value-type="float">
            <text:p>208.89</text:p>
          </table:table-cell>
          <table:table-cell office:value-type="float" office:value="209.24" calcext:value-type="float">
            <text:p>209.24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7.02" calcext:value-type="float">
            <text:p>207.02</text:p>
          </table:table-cell>
          <table:table-cell office:value-type="float" office:value="50.9640767167" calcext:value-type="float">
            <text:p>50.9640767167</text:p>
          </table:table-cell>
          <table:table-cell office:value-type="float" office:value="13909535" calcext:value-type="float">
            <text:p>13909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4]-[.K393])*[.N394])+[.K393]" office:value-type="float" office:value="45.100775060482" calcext:value-type="float">
            <text:p>45.100775060482</text:p>
          </table:table-cell>
          <table:table-cell table:formula="of:=SUM([.F394:.F405])" office:value-type="float" office:value="603.9472037849" calcext:value-type="float">
            <text:p>603.9472037849</text:p>
          </table:table-cell>
          <table:table-cell/>
          <table:table-cell table:formula="of:=2/([.L394]+1)" office:value-type="float" office:value="0.00330607363334658" calcext:value-type="float">
            <text:p>0.003306073633347</text:p>
          </table:table-cell>
          <table:table-cell table:formula="of:=[.F405]" office:value-type="float" office:value="49.6691726324" calcext:value-type="float">
            <text:p>49.6691726324</text:p>
          </table:table-cell>
        </table:table-row>
        <table:table-row table:style-name="ro1">
          <table:table-cell office:value-type="string" calcext:value-type="string">
            <text:p>2019-07-26</text:p>
          </table:table-cell>
          <table:table-cell office:value-type="float" office:value="207.48" calcext:value-type="float">
            <text:p>207.48</text:p>
          </table:table-cell>
          <table:table-cell office:value-type="float" office:value="209.73" calcext:value-type="float">
            <text:p>209.73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7.74" calcext:value-type="float">
            <text:p>207.74</text:p>
          </table:table-cell>
          <table:table-cell office:value-type="float" office:value="51.141325945" calcext:value-type="float">
            <text:p>51.141325945</text:p>
          </table:table-cell>
          <table:table-cell office:value-type="float" office:value="17618874" calcext:value-type="float">
            <text:p>176188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5]-[.K394])*[.N395])+[.K394]" office:value-type="float" office:value="45.1154964248513" calcext:value-type="float">
            <text:p>45.1154964248513</text:p>
          </table:table-cell>
          <table:table-cell table:formula="of:=SUM([.F395:.F406])" office:value-type="float" office:value="602.5262671714" calcext:value-type="float">
            <text:p>602.5262671714</text:p>
          </table:table-cell>
          <table:table-cell/>
          <table:table-cell table:formula="of:=2/([.L395]+1)" office:value-type="float" office:value="0.00331385742226859" calcext:value-type="float">
            <text:p>0.003313857422269</text:p>
          </table:table-cell>
          <table:table-cell table:formula="of:=[.F406]" office:value-type="float" office:value="49.5431401032" calcext:value-type="float">
            <text:p>49.5431401032</text:p>
          </table:table-cell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208.46" calcext:value-type="float">
            <text:p>208.46</text:p>
          </table:table-cell>
          <table:table-cell office:value-type="float" office:value="210.64" calcext:value-type="float">
            <text:p>210.64</text:p>
          </table:table-cell>
          <table:table-cell office:value-type="float" office:value="208.44" calcext:value-type="float">
            <text:p>208.44</text:p>
          </table:table-cell>
          <table:table-cell office:value-type="float" office:value="209.68" calcext:value-type="float">
            <text:p>209.68</text:p>
          </table:table-cell>
          <table:table-cell office:value-type="float" office:value="51.6189141434" calcext:value-type="float">
            <text:p>51.6189141434</text:p>
          </table:table-cell>
          <table:table-cell office:value-type="float" office:value="21673389" calcext:value-type="float">
            <text:p>21673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6]-[.K395])*[.N396])+[.K395]" office:value-type="float" office:value="45.1371038157934" calcext:value-type="float">
            <text:p>45.1371038157934</text:p>
          </table:table-cell>
          <table:table-cell table:formula="of:=SUM([.F396:.F407])" office:value-type="float" office:value="603.0261522568" calcext:value-type="float">
            <text:p>603.0261522568</text:p>
          </table:table-cell>
          <table:table-cell/>
          <table:table-cell table:formula="of:=2/([.L396]+1)" office:value-type="float" office:value="0.00331111491204061" calcext:value-type="float">
            <text:p>0.003311114912041</text:p>
          </table:table-cell>
          <table:table-cell table:formula="of:=[.F407]" office:value-type="float" office:value="51.6412110304" calcext:value-type="float">
            <text:p>51.6412110304</text:p>
          </table:table-cell>
        </table:table-row>
        <table:table-row table:style-name="ro1">
          <table:table-cell office:value-type="string" calcext:value-type="string">
            <text:p>2019-07-30</text:p>
          </table:table-cell>
          <table:table-cell office:value-type="float" office:value="208.76" calcext:value-type="float">
            <text:p>208.76</text:p>
          </table:table-cell>
          <table:table-cell office:value-type="float" office:value="210.16" calcext:value-type="float">
            <text:p>210.16</text:p>
          </table:table-cell>
          <table:table-cell office:value-type="float" office:value="207.31" calcext:value-type="float">
            <text:p>207.31</text:p>
          </table:table-cell>
          <table:table-cell office:value-type="float" office:value="208.78" calcext:value-type="float">
            <text:p>208.78</text:p>
          </table:table-cell>
          <table:table-cell office:value-type="float" office:value="51.397352608" calcext:value-type="float">
            <text:p>51.397352608</text:p>
          </table:table-cell>
          <table:table-cell office:value-type="float" office:value="33935718" calcext:value-type="float">
            <text:p>33935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7]-[.K396])*[.N397])+[.K396]" office:value-type="float" office:value="45.1535914873773" calcext:value-type="float">
            <text:p>45.1535914873773</text:p>
          </table:table-cell>
          <table:table-cell table:formula="of:=SUM([.F397:.F408])" office:value-type="float" office:value="601.5113465328" calcext:value-type="float">
            <text:p>601.5113465328</text:p>
          </table:table-cell>
          <table:table-cell/>
          <table:table-cell table:formula="of:=2/([.L397]+1)" office:value-type="float" office:value="0.00331943956161019" calcext:value-type="float">
            <text:p>0.00331943956161</text:p>
          </table:table-cell>
          <table:table-cell table:formula="of:=[.F408]" office:value-type="float" office:value="50.1041084194" calcext:value-type="float">
            <text:p>50.1041084194</text:p>
          </table:table-cell>
        </table:table-row>
        <table:table-row table:style-name="ro1">
          <table:table-cell office:value-type="string" calcext:value-type="string">
            <text:p>2019-07-31</text:p>
          </table:table-cell>
          <table:table-cell office:value-type="float" office:value="216.42" calcext:value-type="float">
            <text:p>216.42</text:p>
          </table:table-cell>
          <table:table-cell office:value-type="float" office:value="221.37" calcext:value-type="float">
            <text:p>221.37</text:p>
          </table:table-cell>
          <table:table-cell office:value-type="float" office:value="211.3" calcext:value-type="float">
            <text:p>211.3</text:p>
          </table:table-cell>
          <table:table-cell office:value-type="float" office:value="213.04" calcext:value-type="float">
            <text:p>213.04</text:p>
          </table:table-cell>
          <table:table-cell office:value-type="float" office:value="52.4460772086" calcext:value-type="float">
            <text:p>52.4460772086</text:p>
          </table:table-cell>
          <table:table-cell office:value-type="float" office:value="69281361" calcext:value-type="float">
            <text:p>69281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8]-[.K397])*[.N398])+[.K397]" office:value-type="float" office:value="45.1692359780058" calcext:value-type="float">
            <text:p>45.1692359780058</text:p>
          </table:table-cell>
          <table:table-cell table:formula="of:=SUM([.F398:.F409])" office:value-type="float" office:value="599.9685085119" calcext:value-type="float">
            <text:p>599.9685085119</text:p>
          </table:table-cell>
          <table:table-cell/>
          <table:table-cell table:formula="of:=2/([.L398]+1)" office:value-type="float" office:value="0.00332796140175854" calcext:value-type="float">
            <text:p>0.003327961401759</text:p>
          </table:table-cell>
          <table:table-cell table:formula="of:=[.F409]" office:value-type="float" office:value="49.8545145871" calcext:value-type="float">
            <text:p>49.8545145871</text:p>
          </table:table-cell>
        </table:table-row>
        <table:table-row table:style-name="ro1">
          <table:table-cell office:value-type="string" calcext:value-type="string">
            <text:p>2019-08-01</text:p>
          </table:table-cell>
          <table:table-cell office:value-type="float" office:value="213.9" calcext:value-type="float">
            <text:p>213.9</text:p>
          </table:table-cell>
          <table:table-cell office:value-type="float" office:value="218.03" calcext:value-type="float">
            <text:p>218.03</text:p>
          </table:table-cell>
          <table:table-cell office:value-type="float" office:value="206.74" calcext:value-type="float">
            <text:p>206.74</text:p>
          </table:table-cell>
          <table:table-cell office:value-type="float" office:value="208.43" calcext:value-type="float">
            <text:p>208.43</text:p>
          </table:table-cell>
          <table:table-cell office:value-type="float" office:value="51.3111897887" calcext:value-type="float">
            <text:p>51.3111897887</text:p>
          </table:table-cell>
          <table:table-cell office:value-type="float" office:value="54017922" calcext:value-type="float">
            <text:p>54017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399]-[.K398])*[.N399])+[.K398]" office:value-type="float" office:value="45.188789144367" calcext:value-type="float">
            <text:p>45.188789144367</text:p>
          </table:table-cell>
          <table:table-cell table:formula="of:=SUM([.F399:.F410])" office:value-type="float" office:value="598.5532494962" calcext:value-type="float">
            <text:p>598.5532494962</text:p>
          </table:table-cell>
          <table:table-cell/>
          <table:table-cell table:formula="of:=2/([.L399]+1)" office:value-type="float" office:value="0.00333581712997233" calcext:value-type="float">
            <text:p>0.003335817129972</text:p>
          </table:table-cell>
          <table:table-cell table:formula="of:=[.F410]" office:value-type="float" office:value="51.0308181929" calcext:value-type="float">
            <text:p>51.0308181929</text:p>
          </table:table-cell>
        </table:table-row>
        <table:table-row table:style-name="ro1">
          <table:table-cell office:value-type="string" calcext:value-type="string">
            <text:p>2019-08-02</text:p>
          </table:table-cell>
          <table:table-cell office:value-type="float" office:value="205.53" calcext:value-type="float">
            <text:p>205.53</text:p>
          </table:table-cell>
          <table:table-cell office:value-type="float" office:value="206.43" calcext:value-type="float">
            <text:p>206.43</text:p>
          </table:table-cell>
          <table:table-cell office:value-type="float" office:value="201.63" calcext:value-type="float">
            <text:p>201.63</text:p>
          </table:table-cell>
          <table:table-cell office:value-type="float" office:value="204.02" calcext:value-type="float">
            <text:p>204.02</text:p>
          </table:table-cell>
          <table:table-cell office:value-type="float" office:value="50.2255382656" calcext:value-type="float">
            <text:p>50.2255382656</text:p>
          </table:table-cell>
          <table:table-cell office:value-type="float" office:value="40862122" calcext:value-type="float">
            <text:p>40862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0]-[.K399])*[.N400])+[.K399]" office:value-type="float" office:value="45.2114255190802" calcext:value-type="float">
            <text:p>45.2114255190802</text:p>
          </table:table-cell>
          <table:table-cell table:formula="of:=SUM([.F400:.F411])" office:value-type="float" office:value="599.2242999345" calcext:value-type="float">
            <text:p>599.2242999345</text:p>
          </table:table-cell>
          <table:table-cell/>
          <table:table-cell table:formula="of:=2/([.L400]+1)" office:value-type="float" office:value="0.00333208768824963" calcext:value-type="float">
            <text:p>0.00333208768825</text:p>
          </table:table-cell>
          <table:table-cell table:formula="of:=[.F411]" office:value-type="float" office:value="51.982240227" calcext:value-type="float">
            <text:p>51.982240227</text:p>
          </table:table-cell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197.99" calcext:value-type="float">
            <text:p>197.99</text:p>
          </table:table-cell>
          <table:table-cell office:value-type="float" office:value="198.65" calcext:value-type="float">
            <text:p>198.65</text:p>
          </table:table-cell>
          <table:table-cell office:value-type="float" office:value="192.58" calcext:value-type="float">
            <text:p>192.58</text:p>
          </table:table-cell>
          <table:table-cell office:value-type="float" office:value="193.34" calcext:value-type="float">
            <text:p>193.34</text:p>
          </table:table-cell>
          <table:table-cell office:value-type="float" office:value="47.5963413796" calcext:value-type="float">
            <text:p>47.5963413796</text:p>
          </table:table-cell>
          <table:table-cell office:value-type="float" office:value="52392969" calcext:value-type="float">
            <text:p>52392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1]-[.K400])*[.N401])+[.K400]" office:value-type="float" office:value="45.2339287479442" calcext:value-type="float">
            <text:p>45.2339287479442</text:p>
          </table:table-cell>
          <table:table-cell table:formula="of:=SUM([.F401:.F412])" office:value-type="float" office:value="600.983473122" calcext:value-type="float">
            <text:p>600.983473122</text:p>
          </table:table-cell>
          <table:table-cell/>
          <table:table-cell table:formula="of:=2/([.L401]+1)" office:value-type="float" office:value="0.00332235034564591" calcext:value-type="float">
            <text:p>0.003322350345646</text:p>
          </table:table-cell>
          <table:table-cell table:formula="of:=[.F412]" office:value-type="float" office:value="51.9847114531" calcext:value-type="float">
            <text:p>51.9847114531</text:p>
          </table:table-cell>
        </table:table-row>
        <table:table-row table:style-name="ro1">
          <table:table-cell office:value-type="string" calcext:value-type="string">
            <text:p>2019-08-06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4.04" calcext:value-type="float">
            <text:p>194.04</text:p>
          </table:table-cell>
          <table:table-cell office:value-type="float" office:value="197" calcext:value-type="float">
            <text:p>197</text:p>
          </table:table-cell>
          <table:table-cell office:value-type="float" office:value="48.49735829" calcext:value-type="float">
            <text:p>48.49735829</text:p>
          </table:table-cell>
          <table:table-cell office:value-type="float" office:value="35824787" calcext:value-type="float">
            <text:p>35824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2]-[.K401])*[.N402])+[.K401]" office:value-type="float" office:value="45.2580308967416" calcext:value-type="float">
            <text:p>45.2580308967416</text:p>
          </table:table-cell>
          <table:table-cell table:formula="of:=SUM([.F402:.F413])" office:value-type="float" office:value="605.9352827378" calcext:value-type="float">
            <text:p>605.9352827378</text:p>
          </table:table-cell>
          <table:table-cell/>
          <table:table-cell table:formula="of:=2/([.L402]+1)" office:value-type="float" office:value="0.00329524424907097" calcext:value-type="float">
            <text:p>0.003295244249071</text:p>
          </table:table-cell>
          <table:table-cell table:formula="of:=[.F413]" office:value-type="float" office:value="52.5481509954" calcext:value-type="float">
            <text:p>52.5481509954</text:p>
          </table:table-cell>
        </table:table-row>
        <table:table-row table:style-name="ro1">
          <table:table-cell office:value-type="string" calcext:value-type="string">
            <text:p>2019-08-07</text:p>
          </table:table-cell>
          <table:table-cell office:value-type="float" office:value="195.41" calcext:value-type="float">
            <text:p>195.41</text:p>
          </table:table-cell>
          <table:table-cell office:value-type="float" office:value="199.56" calcext:value-type="float">
            <text:p>199.56</text:p>
          </table:table-cell>
          <table:table-cell office:value-type="float" office:value="193.82" calcext:value-type="float">
            <text:p>193.82</text:p>
          </table:table-cell>
          <table:table-cell office:value-type="float" office:value="199.04" calcext:value-type="float">
            <text:p>199.04</text:p>
          </table:table-cell>
          <table:table-cell office:value-type="float" office:value="48.9995644367" calcext:value-type="float">
            <text:p>48.9995644367</text:p>
          </table:table-cell>
          <table:table-cell office:value-type="float" office:value="33364400" calcext:value-type="float">
            <text:p>33364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3]-[.K402])*[.N403])+[.K402]" office:value-type="float" office:value="45.2817504735654" calcext:value-type="float">
            <text:p>45.2817504735654</text:p>
          </table:table-cell>
          <table:table-cell table:formula="of:=SUM([.F403:.F414])" office:value-type="float" office:value="609.941593374" calcext:value-type="float">
            <text:p>609.941593374</text:p>
          </table:table-cell>
          <table:table-cell/>
          <table:table-cell table:formula="of:=2/([.L403]+1)" office:value-type="float" office:value="0.00327363535514869" calcext:value-type="float">
            <text:p>0.003273635355149</text:p>
          </table:table-cell>
          <table:table-cell table:formula="of:=[.F414]" office:value-type="float" office:value="52.5036689262" calcext:value-type="float">
            <text:p>52.5036689262</text:p>
          </table:table-cell>
        </table:table-row>
        <table:table-row table:style-name="ro1">
          <table:table-cell office:value-type="string" calcext:value-type="string">
            <text:p>2019-08-08</text:p>
          </table:table-cell>
          <table:table-cell office:value-type="float" office:value="200.2" calcext:value-type="float">
            <text:p>200.2</text:p>
          </table:table-cell>
          <table:table-cell office:value-type="float" office:value="203.53" calcext:value-type="float">
            <text:p>203.53</text:p>
          </table:table-cell>
          <table:table-cell office:value-type="float" office:value="199.39" calcext:value-type="float">
            <text:p>199.39</text:p>
          </table:table-cell>
          <table:table-cell office:value-type="float" office:value="203.43" calcext:value-type="float">
            <text:p>203.43</text:p>
          </table:table-cell>
          <table:table-cell office:value-type="float" office:value="50.0802923702" calcext:value-type="float">
            <text:p>50.0802923702</text:p>
          </table:table-cell>
          <table:table-cell office:value-type="float" office:value="27009523" calcext:value-type="float">
            <text:p>27009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4]-[.K403])*[.N404])+[.K403]" office:value-type="float" office:value="45.2974204930275" calcext:value-type="float">
            <text:p>45.2974204930275</text:p>
          </table:table-cell>
          <table:table-cell table:formula="of:=SUM([.F404:.F415])" office:value-type="float" office:value="611.01895387" calcext:value-type="float">
            <text:p>611.01895387</text:p>
          </table:table-cell>
          <table:table-cell/>
          <table:table-cell table:formula="of:=2/([.L404]+1)" office:value-type="float" office:value="0.00326787264896509" calcext:value-type="float">
            <text:p>0.003267872648965</text:p>
          </table:table-cell>
          <table:table-cell table:formula="of:=[.F415]" office:value-type="float" office:value="50.0769249327" calcext:value-type="float">
            <text:p>50.0769249327</text:p>
          </table:table-cell>
        </table:table-row>
        <table:table-row table:style-name="ro1">
          <table:table-cell office:value-type="string" calcext:value-type="string">
            <text:p>2019-08-09</text:p>
          </table:table-cell>
          <table:table-cell office:value-type="float" office:value="201.3" calcext:value-type="float">
            <text:p>201.3</text:p>
          </table:table-cell>
          <table:table-cell office:value-type="float" office:value="202.76" calcext:value-type="float">
            <text:p>202.76</text:p>
          </table:table-cell>
          <table:table-cell office:value-type="float" office:value="199.29" calcext:value-type="float">
            <text:p>199.29</text:p>
          </table:table-cell>
          <table:table-cell office:value-type="float" office:value="200.99" calcext:value-type="float">
            <text:p>200.99</text:p>
          </table:table-cell>
          <table:table-cell office:value-type="float" office:value="49.6691726324" calcext:value-type="float">
            <text:p>49.6691726324</text:p>
          </table:table-cell>
          <table:table-cell office:value-type="float" office:value="24619746" calcext:value-type="float">
            <text:p>24619746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5]-[.K404])*[.N405])+[.K404]" office:value-type="float" office:value="45.3161194650593" calcext:value-type="float">
            <text:p>45.3161194650593</text:p>
          </table:table-cell>
          <table:table-cell table:formula="of:=SUM([.F405:.F416])" office:value-type="float" office:value="611.9670084667" calcext:value-type="float">
            <text:p>611.9670084667</text:p>
          </table:table-cell>
          <table:table-cell/>
          <table:table-cell table:formula="of:=2/([.L405]+1)" office:value-type="float" office:value="0.00326281834482883" calcext:value-type="float">
            <text:p>0.003262818344829</text:p>
          </table:table-cell>
          <table:table-cell table:formula="of:=[.F416]" office:value-type="float" office:value="51.0283469669" calcext:value-type="float">
            <text:p>51.0283469669</text:p>
          </table:table-cell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199.62" calcext:value-type="float">
            <text:p>199.62</text:p>
          </table:table-cell>
          <table:table-cell office:value-type="float" office:value="202.05" calcext:value-type="float">
            <text:p>202.05</text:p>
          </table:table-cell>
          <table:table-cell office:value-type="float" office:value="199.15" calcext:value-type="float">
            <text:p>199.15</text:p>
          </table:table-cell>
          <table:table-cell office:value-type="float" office:value="200.48" calcext:value-type="float">
            <text:p>200.48</text:p>
          </table:table-cell>
          <table:table-cell office:value-type="float" office:value="49.5431401032" calcext:value-type="float">
            <text:p>49.5431401032</text:p>
          </table:table-cell>
          <table:table-cell office:value-type="float" office:value="22481889" calcext:value-type="float">
            <text:p>22481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6]-[.K405])*[.N406])+[.K405]" office:value-type="float" office:value="45.3328573178964" calcext:value-type="float">
            <text:p>45.3328573178964</text:p>
          </table:table-cell>
          <table:table-cell table:formula="of:=SUM([.F406:.F417])" office:value-type="float" office:value="612.7503871286" calcext:value-type="float">
            <text:p>612.7503871286</text:p>
          </table:table-cell>
          <table:table-cell/>
          <table:table-cell table:formula="of:=2/([.L406]+1)" office:value-type="float" office:value="0.00325865374905407" calcext:value-type="float">
            <text:p>0.003258653749054</text:p>
          </table:table-cell>
          <table:table-cell table:formula="of:=[.F417]" office:value-type="float" office:value="50.4525512943" calcext:value-type="float">
            <text:p>50.4525512943</text:p>
          </table:table-cell>
        </table:table-row>
        <table:table-row table:style-name="ro1">
          <table:table-cell office:value-type="string" calcext:value-type="string">
            <text:p>2019-08-13</text:p>
          </table:table-cell>
          <table:table-cell office:value-type="float" office:value="201.02" calcext:value-type="float">
            <text:p>201.02</text:p>
          </table:table-cell>
          <table:table-cell office:value-type="float" office:value="212.14" calcext:value-type="float">
            <text:p>212.14</text:p>
          </table:table-cell>
          <table:table-cell office:value-type="float" office:value="200.48" calcext:value-type="float">
            <text:p>200.48</text:p>
          </table:table-cell>
          <table:table-cell office:value-type="float" office:value="208.97" calcext:value-type="float">
            <text:p>208.97</text:p>
          </table:table-cell>
          <table:table-cell office:value-type="float" office:value="51.6412110304" calcext:value-type="float">
            <text:p>51.6412110304</text:p>
          </table:table-cell>
          <table:table-cell office:value-type="float" office:value="47539786" calcext:value-type="float">
            <text:p>475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7]-[.K406])*[.N407])+[.K406]" office:value-type="float" office:value="45.3506077781735" calcext:value-type="float">
            <text:p>45.3506077781735</text:p>
          </table:table-cell>
          <table:table-cell table:formula="of:=SUM([.F407:.F418])" office:value-type="float" office:value="613.9983562902" calcext:value-type="float">
            <text:p>613.9983562902</text:p>
          </table:table-cell>
          <table:table-cell/>
          <table:table-cell table:formula="of:=2/([.L407]+1)" office:value-type="float" office:value="0.00325204121205205" calcext:value-type="float">
            <text:p>0.003252041212052</text:p>
          </table:table-cell>
          <table:table-cell table:formula="of:=[.F418]" office:value-type="float" office:value="50.7911092648" calcext:value-type="float">
            <text:p>50.7911092648</text:p>
          </table:table-cell>
        </table:table-row>
        <table:table-row table:style-name="ro1">
          <table:table-cell office:value-type="string" calcext:value-type="string">
            <text:p>2019-08-14</text:p>
          </table:table-cell>
          <table:table-cell office:value-type="float" office:value="203.16" calcext:value-type="float">
            <text:p>203.16</text:p>
          </table:table-cell>
          <table:table-cell office:value-type="float" office:value="206.44" calcext:value-type="float">
            <text:p>206.44</text:p>
          </table:table-cell>
          <table:table-cell office:value-type="float" office:value="202.59" calcext:value-type="float">
            <text:p>202.59</text:p>
          </table:table-cell>
          <table:table-cell office:value-type="float" office:value="202.75" calcext:value-type="float">
            <text:p>202.75</text:p>
          </table:table-cell>
          <table:table-cell office:value-type="float" office:value="50.1041084194" calcext:value-type="float">
            <text:p>50.1041084194</text:p>
          </table:table-cell>
          <table:table-cell office:value-type="float" office:value="36547443" calcext:value-type="float">
            <text:p>36547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8]-[.K407])*[.N408])+[.K407]" office:value-type="float" office:value="45.3710968959915" calcext:value-type="float">
            <text:p>45.3710968959915</text:p>
          </table:table-cell>
          <table:table-cell table:formula="of:=SUM([.F408:.F419])" office:value-type="float" office:value="614.0082411944" calcext:value-type="float">
            <text:p>614.0082411944</text:p>
          </table:table-cell>
          <table:table-cell/>
          <table:table-cell table:formula="of:=2/([.L408]+1)" office:value-type="float" office:value="0.00325198894264543" calcext:value-type="float">
            <text:p>0.003251988942645</text:p>
          </table:table-cell>
          <table:table-cell table:formula="of:=[.F419]" office:value-type="float" office:value="51.6510959346" calcext:value-type="float">
            <text:p>51.6510959346</text:p>
          </table:table-cell>
        </table:table-row>
        <table:table-row table:style-name="ro1">
          <table:table-cell office:value-type="string" calcext:value-type="string">
            <text:p>2019-08-15</text:p>
          </table:table-cell>
          <table:table-cell office:value-type="float" office:value="203.46" calcext:value-type="float">
            <text:p>203.46</text:p>
          </table:table-cell>
          <table:table-cell office:value-type="float" office:value="205.14" calcext:value-type="float">
            <text:p>205.14</text:p>
          </table:table-cell>
          <table:table-cell office:value-type="float" office:value="199.67" calcext:value-type="float">
            <text:p>199.67</text:p>
          </table:table-cell>
          <table:table-cell office:value-type="float" office:value="201.74" calcext:value-type="float">
            <text:p>201.74</text:p>
          </table:table-cell>
          <table:table-cell office:value-type="float" office:value="49.8545145871" calcext:value-type="float">
            <text:p>49.8545145871</text:p>
          </table:table-cell>
          <table:table-cell office:value-type="float" office:value="27883363" calcext:value-type="float">
            <text:p>27883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09]-[.K408])*[.N409])+[.K408]" office:value-type="float" office:value="45.3912538847379" calcext:value-type="float">
            <text:p>45.3912538847379</text:p>
          </table:table-cell>
          <table:table-cell table:formula="of:=SUM([.F409:.F420])" office:value-type="float" office:value="615.4885056059" calcext:value-type="float">
            <text:p>615.4885056059</text:p>
          </table:table-cell>
          <table:table-cell/>
          <table:table-cell table:formula="of:=2/([.L409]+1)" office:value-type="float" office:value="0.00324418051887983" calcext:value-type="float">
            <text:p>0.00324418051888</text:p>
          </table:table-cell>
          <table:table-cell table:formula="of:=[.F420]" office:value-type="float" office:value="51.5843728309" calcext:value-type="float">
            <text:p>51.5843728309</text:p>
          </table:table-cell>
        </table:table-row>
        <table:table-row table:style-name="ro1">
          <table:table-cell office:value-type="string" calcext:value-type="string">
            <text:p>2019-08-16</text:p>
          </table:table-cell>
          <table:table-cell office:value-type="float" office:value="204.28" calcext:value-type="float">
            <text:p>204.28</text:p>
          </table:table-cell>
          <table:table-cell office:value-type="float" office:value="207.16" calcext:value-type="float">
            <text:p>207.16</text:p>
          </table:table-cell>
          <table:table-cell office:value-type="float" office:value="203.84" calcext:value-type="float">
            <text:p>203.84</text:p>
          </table:table-cell>
          <table:table-cell office:value-type="float" office:value="206.5" calcext:value-type="float">
            <text:p>206.5</text:p>
          </table:table-cell>
          <table:table-cell office:value-type="float" office:value="51.0308181929" calcext:value-type="float">
            <text:p>51.0308181929</text:p>
          </table:table-cell>
          <table:table-cell office:value-type="float" office:value="28813624" calcext:value-type="float">
            <text:p>28813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0]-[.K409])*[.N410])+[.K409]" office:value-type="float" office:value="45.4088803011902" calcext:value-type="float">
            <text:p>45.4088803011902</text:p>
          </table:table-cell>
          <table:table-cell table:formula="of:=SUM([.F410:.F421])" office:value-type="float" office:value="616.4671111267" calcext:value-type="float">
            <text:p>616.4671111267</text:p>
          </table:table-cell>
          <table:table-cell/>
          <table:table-cell table:formula="of:=2/([.L410]+1)" office:value-type="float" office:value="0.00323903891229215" calcext:value-type="float">
            <text:p>0.003239038912292</text:p>
          </table:table-cell>
          <table:table-cell table:formula="of:=[.F421]" office:value-type="float" office:value="50.8331201079" calcext:value-type="float">
            <text:p>50.8331201079</text:p>
          </table:table-cell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2.73" calcext:value-type="float">
            <text:p>212.73</text:p>
          </table:table-cell>
          <table:table-cell office:value-type="float" office:value="210.03" calcext:value-type="float">
            <text:p>210.03</text:p>
          </table:table-cell>
          <table:table-cell office:value-type="float" office:value="210.35" calcext:value-type="float">
            <text:p>210.35</text:p>
          </table:table-cell>
          <table:table-cell office:value-type="float" office:value="51.982240227" calcext:value-type="float">
            <text:p>51.982240227</text:p>
          </table:table-cell>
          <table:table-cell office:value-type="float" office:value="24431915" calcext:value-type="float">
            <text:p>24431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1]-[.K410])*[.N411])+[.K410]" office:value-type="float" office:value="45.4292212607757" calcext:value-type="float">
            <text:p>45.4292212607757</text:p>
          </table:table-cell>
          <table:table-cell table:formula="of:=SUM([.F411:.F422])" office:value-type="float" office:value="617.1318709376" calcext:value-type="float">
            <text:p>617.1318709376</text:p>
          </table:table-cell>
          <table:table-cell/>
          <table:table-cell table:formula="of:=2/([.L411]+1)" office:value-type="float" office:value="0.0032355555408692" calcext:value-type="float">
            <text:p>0.003235555540869</text:p>
          </table:table-cell>
          <table:table-cell table:formula="of:=[.F422]" office:value-type="float" office:value="51.6955780038" calcext:value-type="float">
            <text:p>51.6955780038</text:p>
          </table:table-cell>
        </table:table-row>
        <table:table-row table:style-name="ro1">
          <table:table-cell office:value-type="string" calcext:value-type="string">
            <text:p>2019-08-20</text:p>
          </table:table-cell>
          <table:table-cell office:value-type="float" office:value="210.88" calcext:value-type="float">
            <text:p>210.88</text:p>
          </table:table-cell>
          <table:table-cell office:value-type="float" office:value="213.35" calcext:value-type="float">
            <text:p>213.35</text:p>
          </table:table-cell>
          <table:table-cell office:value-type="float" office:value="210.32" calcext:value-type="float">
            <text:p>210.32</text:p>
          </table:table-cell>
          <table:table-cell office:value-type="float" office:value="210.36" calcext:value-type="float">
            <text:p>210.36</text:p>
          </table:table-cell>
          <table:table-cell office:value-type="float" office:value="51.9847114531" calcext:value-type="float">
            <text:p>51.9847114531</text:p>
          </table:table-cell>
          <table:table-cell office:value-type="float" office:value="26919529" calcext:value-type="float">
            <text:p>26919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2]-[.K411])*[.N412])+[.K411]" office:value-type="float" office:value="45.4527391353898" calcext:value-type="float">
            <text:p>45.4527391353898</text:p>
          </table:table-cell>
          <table:table-cell table:formula="of:=SUM([.F412:.F423])" office:value-type="float" office:value="617.855940174" calcext:value-type="float">
            <text:p>617.855940174</text:p>
          </table:table-cell>
          <table:table-cell/>
          <table:table-cell table:formula="of:=2/([.L412]+1)" office:value-type="float" office:value="0.00323176990017688" calcext:value-type="float">
            <text:p>0.003231769900177</text:p>
          </table:table-cell>
          <table:table-cell table:formula="of:=[.F423]" office:value-type="float" office:value="52.7063094634" calcext:value-type="float">
            <text:p>52.7063094634</text:p>
          </table:table-cell>
        </table:table-row>
        <table:table-row table:style-name="ro1">
          <table:table-cell office:value-type="string" calcext:value-type="string">
            <text:p>2019-08-21</text:p>
          </table:table-cell>
          <table:table-cell office:value-type="float" office:value="212.99" calcext:value-type="float">
            <text:p>212.99</text:p>
          </table:table-cell>
          <table:table-cell office:value-type="float" office:value="213.65" calcext:value-type="float">
            <text:p>213.65</text:p>
          </table:table-cell>
          <table:table-cell office:value-type="float" office:value="211.6" calcext:value-type="float">
            <text:p>211.6</text:p>
          </table:table-cell>
          <table:table-cell office:value-type="float" office:value="212.64" calcext:value-type="float">
            <text:p>212.64</text:p>
          </table:table-cell>
          <table:table-cell office:value-type="float" office:value="52.5481509954" calcext:value-type="float">
            <text:p>52.5481509954</text:p>
          </table:table-cell>
          <table:table-cell office:value-type="float" office:value="21564747" calcext:value-type="float">
            <text:p>21564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3]-[.K412])*[.N413])+[.K412]" office:value-type="float" office:value="45.4761379361946" calcext:value-type="float">
            <text:p>45.4761379361946</text:p>
          </table:table-cell>
          <table:table-cell table:formula="of:=SUM([.F413:.F424])" office:value-type="float" office:value="618.5725957321" calcext:value-type="float">
            <text:p>618.5725957321</text:p>
          </table:table-cell>
          <table:table-cell/>
          <table:table-cell table:formula="of:=2/([.L413]+1)" office:value-type="float" office:value="0.00322803173312848" calcext:value-type="float">
            <text:p>0.003228031733128</text:p>
          </table:table-cell>
          <table:table-cell table:formula="of:=[.F424]" office:value-type="float" office:value="52.7013670112" calcext:value-type="float">
            <text:p>52.7013670112</text:p>
          </table:table-cell>
        </table:table-row>
        <table:table-row table:style-name="ro1">
          <table:table-cell office:value-type="string" calcext:value-type="string">
            <text:p>2019-08-22</text:p>
          </table:table-cell>
          <table:table-cell office:value-type="float" office:value="213.19" calcext:value-type="float">
            <text:p>213.19</text:p>
          </table:table-cell>
          <table:table-cell office:value-type="float" office:value="214.44" calcext:value-type="float">
            <text:p>214.44</text:p>
          </table:table-cell>
          <table:table-cell office:value-type="float" office:value="210.75" calcext:value-type="float">
            <text:p>210.75</text:p>
          </table:table-cell>
          <table:table-cell office:value-type="float" office:value="212.46" calcext:value-type="float">
            <text:p>212.46</text:p>
          </table:table-cell>
          <table:table-cell office:value-type="float" office:value="52.5036689262" calcext:value-type="float">
            <text:p>52.5036689262</text:p>
          </table:table-cell>
          <table:table-cell office:value-type="float" office:value="22267819" calcext:value-type="float">
            <text:p>22267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4]-[.K413])*[.N414])+[.K413]" office:value-type="float" office:value="45.5001724625754" calcext:value-type="float">
            <text:p>45.5001724625754</text:p>
          </table:table-cell>
          <table:table-cell table:formula="of:=SUM([.F414:.F425])" office:value-type="float" office:value="618.9506933196" calcext:value-type="float">
            <text:p>618.9506933196</text:p>
          </table:table-cell>
          <table:table-cell/>
          <table:table-cell table:formula="of:=2/([.L414]+1)" office:value-type="float" office:value="0.00322606301041581" calcext:value-type="float">
            <text:p>0.003226063010416</text:p>
          </table:table-cell>
          <table:table-cell table:formula="of:=[.F425]" office:value-type="float" office:value="52.9262485829" calcext:value-type="float">
            <text:p>52.9262485829</text:p>
          </table:table-cell>
        </table:table-row>
        <table:table-row table:style-name="ro1">
          <table:table-cell office:value-type="string" calcext:value-type="string">
            <text:p>2019-08-23</text:p>
          </table:table-cell>
          <table:table-cell office:value-type="float" office:value="209.43" calcext:value-type="float">
            <text:p>209.43</text:p>
          </table:table-cell>
          <table:table-cell office:value-type="float" office:value="212.05" calcext:value-type="float">
            <text:p>212.05</text:p>
          </table:table-cell>
          <table:table-cell office:value-type="float" office:value="201" calcext:value-type="float">
            <text:p>201</text:p>
          </table:table-cell>
          <table:table-cell office:value-type="float" office:value="202.64" calcext:value-type="float">
            <text:p>202.64</text:p>
          </table:table-cell>
          <table:table-cell office:value-type="float" office:value="50.0769249327" calcext:value-type="float">
            <text:p>50.0769249327</text:p>
          </table:table-cell>
          <table:table-cell office:value-type="float" office:value="46882843" calcext:value-type="float">
            <text:p>468828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5]-[.K414])*[.N415])+[.K414]" office:value-type="float" office:value="45.5261026263448" calcext:value-type="float">
            <text:p>45.5261026263448</text:p>
          </table:table-cell>
          <table:table-cell table:formula="of:=SUM([.F415:.F426])" office:value-type="float" office:value="619.9984931702" calcext:value-type="float">
            <text:p>619.9984931702</text:p>
          </table:table-cell>
          <table:table-cell/>
          <table:table-cell table:formula="of:=2/([.L415]+1)" office:value-type="float" office:value="0.0032206197309594" calcext:value-type="float">
            <text:p>0.003220619730959</text:p>
          </table:table-cell>
          <table:table-cell table:formula="of:=[.F426]" office:value-type="float" office:value="53.5514687768" calcext:value-type="float">
            <text:p>53.5514687768</text:p>
          </table:table-cell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205.86" calcext:value-type="float">
            <text:p>205.86</text:p>
          </table:table-cell>
          <table:table-cell office:value-type="float" office:value="207.19" calcext:value-type="float">
            <text:p>207.19</text:p>
          </table:table-cell>
          <table:table-cell office:value-type="float" office:value="205.06" calcext:value-type="float">
            <text:p>205.06</text:p>
          </table:table-cell>
          <table:table-cell office:value-type="float" office:value="206.49" calcext:value-type="float">
            <text:p>206.49</text:p>
          </table:table-cell>
          <table:table-cell office:value-type="float" office:value="51.0283469669" calcext:value-type="float">
            <text:p>51.0283469669</text:p>
          </table:table-cell>
          <table:table-cell office:value-type="float" office:value="26066130" calcext:value-type="float">
            <text:p>26066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6]-[.K415])*[.N416])+[.K415]" office:value-type="float" office:value="45.5571739078547" calcext:value-type="float">
            <text:p>45.5571739078547</text:p>
          </table:table-cell>
          <table:table-cell table:formula="of:=SUM([.F416:.F427])" office:value-type="float" office:value="625.1757117714" calcext:value-type="float">
            <text:p>625.1757117714</text:p>
          </table:table-cell>
          <table:table-cell/>
          <table:table-cell table:formula="of:=2/([.L416]+1)" office:value-type="float" office:value="0.00319399165825542" calcext:value-type="float">
            <text:p>0.003193991658255</text:p>
          </table:table-cell>
          <table:table-cell table:formula="of:=[.F427]" office:value-type="float" office:value="55.2541435339" calcext:value-type="float">
            <text:p>55.2541435339</text:p>
          </table:table-cell>
        </table:table-row>
        <table:table-row table:style-name="ro1">
          <table:table-cell office:value-type="string" calcext:value-type="string">
            <text:p>2019-08-27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8.55" calcext:value-type="float">
            <text:p>208.55</text:p>
          </table:table-cell>
          <table:table-cell office:value-type="float" office:value="203.53" calcext:value-type="float">
            <text:p>203.53</text:p>
          </table:table-cell>
          <table:table-cell office:value-type="float" office:value="204.16" calcext:value-type="float">
            <text:p>204.16</text:p>
          </table:table-cell>
          <table:table-cell office:value-type="float" office:value="50.4525512943" calcext:value-type="float">
            <text:p>50.4525512943</text:p>
          </table:table-cell>
          <table:table-cell office:value-type="float" office:value="25897344" calcext:value-type="float">
            <text:p>25897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7]-[.K416])*[.N417])+[.K416]" office:value-type="float" office:value="45.587552277804" calcext:value-type="float">
            <text:p>45.587552277804</text:p>
          </table:table-cell>
          <table:table-cell table:formula="of:=SUM([.F417:.F428])" office:value-type="float" office:value="629.2779470353" calcext:value-type="float">
            <text:p>629.2779470353</text:p>
          </table:table-cell>
          <table:table-cell/>
          <table:table-cell table:formula="of:=2/([.L417]+1)" office:value-type="float" office:value="0.0031732032025039" calcext:value-type="float">
            <text:p>0.003173203202504</text:p>
          </table:table-cell>
          <table:table-cell table:formula="of:=[.F428]" office:value-type="float" office:value="55.1305822308" calcext:value-type="float">
            <text:p>55.1305822308</text:p>
          </table:table-cell>
        </table:table-row>
        <table:table-row table:style-name="ro1">
          <table:table-cell office:value-type="string" calcext:value-type="string">
            <text:p>2019-08-28</text:p>
          </table:table-cell>
          <table:table-cell office:value-type="float" office:value="204.1" calcext:value-type="float">
            <text:p>204.1</text:p>
          </table:table-cell>
          <table:table-cell office:value-type="float" office:value="205.72" calcext:value-type="float">
            <text:p>205.72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5.53" calcext:value-type="float">
            <text:p>205.53</text:p>
          </table:table-cell>
          <table:table-cell office:value-type="float" office:value="50.7911092648" calcext:value-type="float">
            <text:p>50.7911092648</text:p>
          </table:table-cell>
          <table:table-cell office:value-type="float" office:value="15957632" calcext:value-type="float">
            <text:p>15957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8]-[.K417])*[.N418])+[.K417]" office:value-type="float" office:value="45.6142780666847" calcext:value-type="float">
            <text:p>45.6142780666847</text:p>
          </table:table-cell>
          <table:table-cell table:formula="of:=SUM([.F418:.F429])" office:value-type="float" office:value="632.8834658606" calcext:value-type="float">
            <text:p>632.8834658606</text:p>
          </table:table-cell>
          <table:table-cell/>
          <table:table-cell table:formula="of:=2/([.L418]+1)" office:value-type="float" office:value="0.00315515407439232" calcext:value-type="float">
            <text:p>0.003155154074392</text:p>
          </table:table-cell>
          <table:table-cell table:formula="of:=[.F429]" office:value-type="float" office:value="54.0580701196" calcext:value-type="float">
            <text:p>54.0580701196</text:p>
          </table:table-cell>
        </table:table-row>
        <table:table-row table:style-name="ro1">
          <table:table-cell office:value-type="string" calcext:value-type="string">
            <text:p>2019-08-29</text:p>
          </table:table-cell>
          <table:table-cell office:value-type="float" office:value="208.5" calcext:value-type="float">
            <text:p>208.5</text:p>
          </table:table-cell>
          <table:table-cell office:value-type="float" office:value="209.32" calcext:value-type="float">
            <text:p>209.32</text:p>
          </table:table-cell>
          <table:table-cell office:value-type="float" office:value="206.66" calcext:value-type="float">
            <text:p>206.66</text:p>
          </table:table-cell>
          <table:table-cell office:value-type="float" office:value="209.01" calcext:value-type="float">
            <text:p>209.01</text:p>
          </table:table-cell>
          <table:table-cell office:value-type="float" office:value="51.6510959346" calcext:value-type="float">
            <text:p>51.6510959346</text:p>
          </table:table-cell>
          <table:table-cell office:value-type="float" office:value="21007652" calcext:value-type="float">
            <text:p>21007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19]-[.K418])*[.N419])+[.K418]" office:value-type="float" office:value="45.6416627828818" calcext:value-type="float">
            <text:p>45.6416627828818</text:p>
          </table:table-cell>
          <table:table-cell table:formula="of:=SUM([.F419:.F430])" office:value-type="float" office:value="636.4346177126" calcext:value-type="float">
            <text:p>636.4346177126</text:p>
          </table:table-cell>
          <table:table-cell/>
          <table:table-cell table:formula="of:=2/([.L419]+1)" office:value-type="float" office:value="0.00313757669324094" calcext:value-type="float">
            <text:p>0.003137576693241</text:p>
          </table:table-cell>
          <table:table-cell table:formula="of:=[.F430]" office:value-type="float" office:value="54.3422611168" calcext:value-type="float">
            <text:p>54.3422611168</text:p>
          </table:table-cell>
        </table:table-row>
        <table:table-row table:style-name="ro1">
          <table:table-cell office:value-type="string" calcext:value-type="string">
            <text:p>2019-08-30</text:p>
          </table:table-cell>
          <table:table-cell office:value-type="float" office:value="210.16" calcext:value-type="float">
            <text:p>210.16</text:p>
          </table:table-cell>
          <table:table-cell office:value-type="float" office:value="210.45" calcext:value-type="float">
            <text:p>210.45</text:p>
          </table:table-cell>
          <table:table-cell office:value-type="float" office:value="207.2" calcext:value-type="float">
            <text:p>207.2</text:p>
          </table:table-cell>
          <table:table-cell office:value-type="float" office:value="208.74" calcext:value-type="float">
            <text:p>208.74</text:p>
          </table:table-cell>
          <table:table-cell office:value-type="float" office:value="51.5843728309" calcext:value-type="float">
            <text:p>51.5843728309</text:p>
          </table:table-cell>
          <table:table-cell office:value-type="float" office:value="21162561" calcext:value-type="float">
            <text:p>21162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0]-[.K419])*[.N420])+[.K419]" office:value-type="float" office:value="45.6694559114589" calcext:value-type="float">
            <text:p>45.6694559114589</text:p>
          </table:table-cell>
          <table:table-cell table:formula="of:=SUM([.F420:.F431])" office:value-type="float" office:value="639.3234809798" calcext:value-type="float">
            <text:p>639.3234809798</text:p>
          </table:table-cell>
          <table:table-cell/>
          <table:table-cell table:formula="of:=2/([.L420]+1)" office:value-type="float" office:value="0.00312342130096443" calcext:value-type="float">
            <text:p>0.003123421300964</text:p>
          </table:table-cell>
          <table:table-cell table:formula="of:=[.F431]" office:value-type="float" office:value="54.5399592018" calcext:value-type="float">
            <text:p>54.5399592018</text:p>
          </table:table-cell>
        </table:table-row>
        <table:table-row table:style-name="ro1">
          <table:table-cell office:value-type="string" calcext:value-type="string">
            <text:p>2019-09-03</text:p>
          </table:table-cell>
          <table:table-cell office:value-type="float" office:value="206.43" calcext:value-type="float">
            <text:p>206.43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4.22" calcext:value-type="float">
            <text:p>204.22</text:p>
          </table:table-cell>
          <table:table-cell office:value-type="float" office:value="205.7" calcext:value-type="float">
            <text:p>205.7</text:p>
          </table:table-cell>
          <table:table-cell office:value-type="float" office:value="50.8331201079" calcext:value-type="float">
            <text:p>50.8331201079</text:p>
          </table:table-cell>
          <table:table-cell office:value-type="float" office:value="20059574" calcext:value-type="float">
            <text:p>20059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1]-[.K420])*[.N421])+[.K420]" office:value-type="float" office:value="45.6986021802081" calcext:value-type="float">
            <text:p>45.6986021802081</text:p>
          </table:table-cell>
          <table:table-cell table:formula="of:=SUM([.F421:.F432])" office:value-type="float" office:value="642.7906111457" calcext:value-type="float">
            <text:p>642.7906111457</text:p>
          </table:table-cell>
          <table:table-cell/>
          <table:table-cell table:formula="of:=2/([.L421]+1)" office:value-type="float" office:value="0.00310660013578137" calcext:value-type="float">
            <text:p>0.003106600135781</text:p>
          </table:table-cell>
          <table:table-cell table:formula="of:=[.F432]" office:value-type="float" office:value="55.0515029968" calcext:value-type="float">
            <text:p>55.0515029968</text:p>
          </table:table-cell>
        </table:table-row>
        <table:table-row table:style-name="ro1">
          <table:table-cell office:value-type="string" calcext:value-type="string">
            <text:p>2019-09-04</text:p>
          </table:table-cell>
          <table:table-cell office:value-type="float" office:value="208.39" calcext:value-type="float">
            <text:p>208.39</text:p>
          </table:table-cell>
          <table:table-cell office:value-type="float" office:value="209.48" calcext:value-type="float">
            <text:p>209.48</text:p>
          </table:table-cell>
          <table:table-cell office:value-type="float" office:value="207.32" calcext:value-type="float">
            <text:p>207.32</text:p>
          </table:table-cell>
          <table:table-cell office:value-type="float" office:value="209.19" calcext:value-type="float">
            <text:p>209.19</text:p>
          </table:table-cell>
          <table:table-cell office:value-type="float" office:value="51.6955780038" calcext:value-type="float">
            <text:p>51.6955780038</text:p>
          </table:table-cell>
          <table:table-cell office:value-type="float" office:value="19216820" calcext:value-type="float">
            <text:p>19216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2]-[.K421])*[.N422])+[.K421]" office:value-type="float" office:value="45.7261072314494" calcext:value-type="float">
            <text:p>45.7261072314494</text:p>
          </table:table-cell>
          <table:table-cell table:formula="of:=SUM([.F422:.F433])" office:value-type="float" office:value="646.5617021173" calcext:value-type="float">
            <text:p>646.5617021173</text:p>
          </table:table-cell>
          <table:table-cell/>
          <table:table-cell table:formula="of:=2/([.L422]+1)" office:value-type="float" office:value="0.00308850877601424" calcext:value-type="float">
            <text:p>0.003088508776014</text:p>
          </table:table-cell>
          <table:table-cell table:formula="of:=[.F433]" office:value-type="float" office:value="54.6042110795" calcext:value-type="float">
            <text:p>54.6042110795</text:p>
          </table:table-cell>
        </table:table-row>
        <table:table-row table:style-name="ro1">
          <table:table-cell office:value-type="string" calcext:value-type="string">
            <text:p>2019-09-05</text:p>
          </table:table-cell>
          <table:table-cell office:value-type="float" office:value="212" calcext:value-type="float">
            <text:p>212</text:p>
          </table:table-cell>
          <table:table-cell office:value-type="float" office:value="213.97" calcext:value-type="float">
            <text:p>213.97</text:p>
          </table:table-cell>
          <table:table-cell office:value-type="float" office:value="211.51" calcext:value-type="float">
            <text:p>211.51</text:p>
          </table:table-cell>
          <table:table-cell office:value-type="float" office:value="213.28" calcext:value-type="float">
            <text:p>213.28</text:p>
          </table:table-cell>
          <table:table-cell office:value-type="float" office:value="52.7063094634" calcext:value-type="float">
            <text:p>52.7063094634</text:p>
          </table:table-cell>
          <table:table-cell office:value-type="float" office:value="23946984" calcext:value-type="float">
            <text:p>23946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3]-[.K422])*[.N423])+[.K422]" office:value-type="float" office:value="45.7509810022852" calcext:value-type="float">
            <text:p>45.7509810022852</text:p>
          </table:table-cell>
          <table:table-cell table:formula="of:=SUM([.F423:.F434])" office:value-type="float" office:value="648.6721291747" calcext:value-type="float">
            <text:p>648.6721291747</text:p>
          </table:table-cell>
          <table:table-cell/>
          <table:table-cell table:formula="of:=2/([.L423]+1)" office:value-type="float" office:value="0.00307847591144269" calcext:value-type="float">
            <text:p>0.003078475911443</text:p>
          </table:table-cell>
          <table:table-cell table:formula="of:=[.F434]" office:value-type="float" office:value="53.8060050612" calcext:value-type="float">
            <text:p>53.8060050612</text:p>
          </table:table-cell>
        </table:table-row>
        <table:table-row table:style-name="ro1">
          <table:table-cell office:value-type="string" calcext:value-type="string">
            <text:p>2019-09-06</text:p>
          </table:table-cell>
          <table:table-cell office:value-type="float" office:value="214.05" calcext:value-type="float">
            <text:p>214.05</text:p>
          </table:table-cell>
          <table:table-cell office:value-type="float" office:value="214.42" calcext:value-type="float">
            <text:p>214.42</text:p>
          </table:table-cell>
          <table:table-cell office:value-type="float" office:value="212.51" calcext:value-type="float">
            <text:p>212.51</text:p>
          </table:table-cell>
          <table:table-cell office:value-type="float" office:value="213.26" calcext:value-type="float">
            <text:p>213.26</text:p>
          </table:table-cell>
          <table:table-cell office:value-type="float" office:value="52.7013670112" calcext:value-type="float">
            <text:p>52.7013670112</text:p>
          </table:table-cell>
          <table:table-cell office:value-type="float" office:value="19362294" calcext:value-type="float">
            <text:p>19362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4]-[.K423])*[.N424])+[.K423]" office:value-type="float" office:value="45.7764785918029" calcext:value-type="float">
            <text:p>45.7764785918029</text:p>
          </table:table-cell>
          <table:table-cell table:formula="of:=SUM([.F424:.F435])" office:value-type="float" office:value="650.0164761527" calcext:value-type="float">
            <text:p>650.0164761527</text:p>
          </table:table-cell>
          <table:table-cell/>
          <table:table-cell table:formula="of:=2/([.L424]+1)" office:value-type="float" office:value="0.00307211886835701" calcext:value-type="float">
            <text:p>0.003072118868357</text:p>
          </table:table-cell>
          <table:table-cell table:formula="of:=[.F435]" office:value-type="float" office:value="54.0506564414" calcext:value-type="float">
            <text:p>54.0506564414</text:p>
          </table:table-cell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214.84" calcext:value-type="float">
            <text:p>214.84</text:p>
          </table:table-cell>
          <table:table-cell office:value-type="float" office:value="216.44" calcext:value-type="float">
            <text:p>216.44</text:p>
          </table:table-cell>
          <table:table-cell office:value-type="float" office:value="211.07" calcext:value-type="float">
            <text:p>211.07</text:p>
          </table:table-cell>
          <table:table-cell office:value-type="float" office:value="214.17" calcext:value-type="float">
            <text:p>214.17</text:p>
          </table:table-cell>
          <table:table-cell office:value-type="float" office:value="52.9262485829" calcext:value-type="float">
            <text:p>52.9262485829</text:p>
          </table:table-cell>
          <table:table-cell office:value-type="float" office:value="27309401" calcext:value-type="float">
            <text:p>27309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5]-[.K424])*[.N425])+[.K424]" office:value-type="float" office:value="45.801067037334" calcext:value-type="float">
            <text:p>45.801067037334</text:p>
          </table:table-cell>
          <table:table-cell table:formula="of:=SUM([.F425:.F436])" office:value-type="float" office:value="651.1087580724" calcext:value-type="float">
            <text:p>651.1087580724</text:p>
          </table:table-cell>
          <table:table-cell/>
          <table:table-cell table:formula="of:=2/([.L425]+1)" office:value-type="float" office:value="0.00306697307043061" calcext:value-type="float">
            <text:p>0.003066973070431</text:p>
          </table:table-cell>
          <table:table-cell table:formula="of:=[.F436]" office:value-type="float" office:value="53.7936489309" calcext:value-type="float">
            <text:p>53.7936489309</text:p>
          </table:table-cell>
        </table:table-row>
        <table:table-row table:style-name="ro1">
          <table:table-cell office:value-type="string" calcext:value-type="string">
            <text:p>2019-09-10</text:p>
          </table:table-cell>
          <table:table-cell office:value-type="float" office:value="213.86" calcext:value-type="float">
            <text:p>213.86</text:p>
          </table:table-cell>
          <table:table-cell office:value-type="float" office:value="216.78" calcext:value-type="float">
            <text:p>216.78</text:p>
          </table:table-cell>
          <table:table-cell office:value-type="float" office:value="211.71" calcext:value-type="float">
            <text:p>211.71</text:p>
          </table:table-cell>
          <table:table-cell office:value-type="float" office:value="216.7" calcext:value-type="float">
            <text:p>216.7</text:p>
          </table:table-cell>
          <table:table-cell office:value-type="float" office:value="53.5514687768" calcext:value-type="float">
            <text:p>53.5514687768</text:p>
          </table:table-cell>
          <table:table-cell office:value-type="float" office:value="31777931" calcext:value-type="float">
            <text:p>31777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6]-[.K425])*[.N426])+[.K425]" office:value-type="float" office:value="45.8280489535235" calcext:value-type="float">
            <text:p>45.8280489535235</text:p>
          </table:table-cell>
          <table:table-cell table:formula="of:=SUM([.F426:.F437])" office:value-type="float" office:value="652.8040191514" calcext:value-type="float">
            <text:p>652.8040191514</text:p>
          </table:table-cell>
          <table:table-cell/>
          <table:table-cell table:formula="of:=2/([.L426]+1)" office:value-type="float" office:value="0.00305902065667306" calcext:value-type="float">
            <text:p>0.003059020656673</text:p>
          </table:table-cell>
          <table:table-cell table:formula="of:=[.F437]" office:value-type="float" office:value="54.6215096619" calcext:value-type="float">
            <text:p>54.6215096619</text:p>
          </table:table-cell>
        </table:table-row>
        <table:table-row table:style-name="ro1">
          <table:table-cell office:value-type="string" calcext:value-type="string">
            <text:p>2019-09-11</text:p>
          </table:table-cell>
          <table:table-cell office:value-type="float" office:value="218.07" calcext:value-type="float">
            <text:p>218.07</text:p>
          </table:table-cell>
          <table:table-cell office:value-type="float" office:value="223.71" calcext:value-type="float">
            <text:p>223.71</text:p>
          </table:table-cell>
          <table:table-cell office:value-type="float" office:value="217.73" calcext:value-type="float">
            <text:p>217.73</text:p>
          </table:table-cell>
          <table:table-cell office:value-type="float" office:value="223.59" calcext:value-type="float">
            <text:p>223.59</text:p>
          </table:table-cell>
          <table:table-cell office:value-type="float" office:value="55.2541435339" calcext:value-type="float">
            <text:p>55.2541435339</text:p>
          </table:table-cell>
          <table:table-cell office:value-type="float" office:value="44289646" calcext:value-type="float">
            <text:p>44289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7]-[.K426])*[.N427])+[.K426]" office:value-type="float" office:value="45.8540551879803" calcext:value-type="float">
            <text:p>45.8540551879803</text:p>
          </table:table-cell>
          <table:table-cell table:formula="of:=SUM([.F427:.F438])" office:value-type="float" office:value="653.5923402654" calcext:value-type="float">
            <text:p>653.5923402654</text:p>
          </table:table-cell>
          <table:table-cell/>
          <table:table-cell table:formula="of:=2/([.L427]+1)" office:value-type="float" office:value="0.00305533669885155" calcext:value-type="float">
            <text:p>0.003055336698852</text:p>
          </table:table-cell>
          <table:table-cell table:formula="of:=[.F438]" office:value-type="float" office:value="54.3397898908" calcext:value-type="float">
            <text:p>54.3397898908</text:p>
          </table:table-cell>
        </table:table-row>
        <table:table-row table:style-name="ro1">
          <table:table-cell office:value-type="string" calcext:value-type="string">
            <text:p>2019-09-12</text:p>
          </table:table-cell>
          <table:table-cell office:value-type="float" office:value="224.8" calcext:value-type="float">
            <text:p>224.8</text:p>
          </table:table-cell>
          <table:table-cell office:value-type="float" office:value="226.42" calcext:value-type="float">
            <text:p>226.42</text:p>
          </table:table-cell>
          <table:table-cell office:value-type="float" office:value="222.86" calcext:value-type="float">
            <text:p>222.86</text:p>
          </table:table-cell>
          <table:table-cell office:value-type="float" office:value="223.09" calcext:value-type="float">
            <text:p>223.09</text:p>
          </table:table-cell>
          <table:table-cell office:value-type="float" office:value="55.1305822308" calcext:value-type="float">
            <text:p>55.1305822308</text:p>
          </table:table-cell>
          <table:table-cell office:value-type="float" office:value="32226669" calcext:value-type="float">
            <text:p>32226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8]-[.K427])*[.N428])+[.K427]" office:value-type="float" office:value="45.8792193839782" calcext:value-type="float">
            <text:p>45.8792193839782</text:p>
          </table:table-cell>
          <table:table-cell table:formula="of:=SUM([.F428:.F439])" office:value-type="float" office:value="652.4135654336" calcext:value-type="float">
            <text:p>652.4135654336</text:p>
          </table:table-cell>
          <table:table-cell/>
          <table:table-cell table:formula="of:=2/([.L428]+1)" office:value-type="float" office:value="0.00306084860462426" calcext:value-type="float">
            <text:p>0.003060848604624</text:p>
          </table:table-cell>
          <table:table-cell table:formula="of:=[.F439]" office:value-type="float" office:value="54.0753687021" calcext:value-type="float">
            <text:p>54.0753687021</text:p>
          </table:table-cell>
        </table:table-row>
        <table:table-row table:style-name="ro1">
          <table:table-cell office:value-type="string" calcext:value-type="string">
            <text:p>2019-09-13</text:p>
          </table:table-cell>
          <table:table-cell office:value-type="float" office:value="220" calcext:value-type="float">
            <text:p>220</text:p>
          </table:table-cell>
          <table:table-cell office:value-type="float" office:value="220.79" calcext:value-type="float">
            <text:p>220.79</text:p>
          </table:table-cell>
          <table:table-cell office:value-type="float" office:value="217.02" calcext:value-type="float">
            <text:p>217.02</text:p>
          </table:table-cell>
          <table:table-cell office:value-type="float" office:value="218.75" calcext:value-type="float">
            <text:p>218.75</text:p>
          </table:table-cell>
          <table:table-cell office:value-type="float" office:value="54.0580701196" calcext:value-type="float">
            <text:p>54.0580701196</text:p>
          </table:table-cell>
          <table:table-cell office:value-type="float" office:value="39763296" calcext:value-type="float">
            <text:p>39763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29]-[.K428])*[.N429])+[.K428]" office:value-type="float" office:value="45.908192398592" calcext:value-type="float">
            <text:p>45.908192398592</text:p>
          </table:table-cell>
          <table:table-cell table:formula="of:=SUM([.F429:.F440])" office:value-type="float" office:value="652.6310333271" calcext:value-type="float">
            <text:p>652.6310333271</text:p>
          </table:table-cell>
          <table:table-cell/>
          <table:table-cell table:formula="of:=2/([.L429]+1)" office:value-type="float" office:value="0.00305983023758777" calcext:value-type="float">
            <text:p>0.003059830237588</text:p>
          </table:table-cell>
          <table:table-cell table:formula="of:=[.F440]" office:value-type="float" office:value="55.3480501243" calcext:value-type="float">
            <text:p>55.3480501243</text:p>
          </table:table-cell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217.73" calcext:value-type="float">
            <text:p>217.73</text:p>
          </table:table-cell>
          <table:table-cell office:value-type="float" office:value="220.13" calcext:value-type="float">
            <text:p>220.13</text:p>
          </table:table-cell>
          <table:table-cell office:value-type="float" office:value="217.56" calcext:value-type="float">
            <text:p>217.56</text:p>
          </table:table-cell>
          <table:table-cell office:value-type="float" office:value="219.9" calcext:value-type="float">
            <text:p>219.9</text:p>
          </table:table-cell>
          <table:table-cell office:value-type="float" office:value="54.3422611168" calcext:value-type="float">
            <text:p>54.3422611168</text:p>
          </table:table-cell>
          <table:table-cell office:value-type="float" office:value="21158141" calcext:value-type="float">
            <text:p>21158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0]-[.K429])*[.N430])+[.K429]" office:value-type="float" office:value="45.9374809076245" calcext:value-type="float">
            <text:p>45.9374809076245</text:p>
          </table:table-cell>
          <table:table-cell table:formula="of:=SUM([.F430:.F441])" office:value-type="float" office:value="654.0742293477" calcext:value-type="float">
            <text:p>654.0742293477</text:p>
          </table:table-cell>
          <table:table-cell/>
          <table:table-cell table:formula="of:=2/([.L430]+1)" office:value-type="float" office:value="0.00305308911631515" calcext:value-type="float">
            <text:p>0.003053089116315</text:p>
          </table:table-cell>
          <table:table-cell table:formula="of:=[.F441]" office:value-type="float" office:value="55.5012661402" calcext:value-type="float">
            <text:p>55.5012661402</text:p>
          </table:table-cell>
        </table:table-row>
        <table:table-row table:style-name="ro1">
          <table:table-cell office:value-type="string" calcext:value-type="string">
            <text:p>2019-09-17</text:p>
          </table:table-cell>
          <table:table-cell office:value-type="float" office:value="219.96" calcext:value-type="float">
            <text:p>219.96</text:p>
          </table:table-cell>
          <table:table-cell office:value-type="float" office:value="220.82" calcext:value-type="float">
            <text:p>220.82</text:p>
          </table:table-cell>
          <table:table-cell office:value-type="float" office:value="219.12" calcext:value-type="float">
            <text:p>219.12</text:p>
          </table:table-cell>
          <table:table-cell office:value-type="float" office:value="220.7" calcext:value-type="float">
            <text:p>220.7</text:p>
          </table:table-cell>
          <table:table-cell office:value-type="float" office:value="54.5399592018" calcext:value-type="float">
            <text:p>54.5399592018</text:p>
          </table:table-cell>
          <table:table-cell office:value-type="float" office:value="18386468" calcext:value-type="float">
            <text:p>18386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1]-[.K430])*[.N431])+[.K430]" office:value-type="float" office:value="45.9624410836112" calcext:value-type="float">
            <text:p>45.9624410836112</text:p>
          </table:table-cell>
          <table:table-cell table:formula="of:=SUM([.F431:.F442])" office:value-type="float" office:value="653.8419340978" calcext:value-type="float">
            <text:p>653.8419340978</text:p>
          </table:table-cell>
          <table:table-cell/>
          <table:table-cell table:formula="of:=2/([.L431]+1)" office:value-type="float" office:value="0.00305417215339985" calcext:value-type="float">
            <text:p>0.0030541721534</text:p>
          </table:table-cell>
          <table:table-cell table:formula="of:=[.F442]" office:value-type="float" office:value="54.1099658669" calcext:value-type="float">
            <text:p>54.1099658669</text:p>
          </table:table-cell>
        </table:table-row>
        <table:table-row table:style-name="ro1">
          <table:table-cell office:value-type="string" calcext:value-type="string">
            <text:p>2019-09-18</text:p>
          </table:table-cell>
          <table:table-cell office:value-type="float" office:value="221.06" calcext:value-type="float">
            <text:p>221.06</text:p>
          </table:table-cell>
          <table:table-cell office:value-type="float" office:value="222.85" calcext:value-type="float">
            <text:p>222.85</text:p>
          </table:table-cell>
          <table:table-cell office:value-type="float" office:value="219.44" calcext:value-type="float">
            <text:p>219.44</text:p>
          </table:table-cell>
          <table:table-cell office:value-type="float" office:value="222.77" calcext:value-type="float">
            <text:p>222.77</text:p>
          </table:table-cell>
          <table:table-cell office:value-type="float" office:value="55.0515029968" calcext:value-type="float">
            <text:p>55.0515029968</text:p>
          </table:table-cell>
          <table:table-cell office:value-type="float" office:value="25643093" calcext:value-type="float">
            <text:p>25643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2]-[.K431])*[.N432])+[.K431]" office:value-type="float" office:value="45.9887276807947" calcext:value-type="float">
            <text:p>45.9887276807947</text:p>
          </table:table-cell>
          <table:table-cell table:formula="of:=SUM([.F432:.F443])" office:value-type="float" office:value="653.8715888106" calcext:value-type="float">
            <text:p>653.8715888106</text:p>
          </table:table-cell>
          <table:table-cell/>
          <table:table-cell table:formula="of:=2/([.L432]+1)" office:value-type="float" office:value="0.00305403385056369" calcext:value-type="float">
            <text:p>0.003054033850564</text:p>
          </table:table-cell>
          <table:table-cell table:formula="of:=[.F443]" office:value-type="float" office:value="54.5696139146" calcext:value-type="float">
            <text:p>54.5696139146</text:p>
          </table:table-cell>
        </table:table-row>
        <table:table-row table:style-name="ro1">
          <table:table-cell office:value-type="string" calcext:value-type="string">
            <text:p>2019-09-19</text:p>
          </table:table-cell>
          <table:table-cell office:value-type="float" office:value="222.01" calcext:value-type="float">
            <text:p>222.01</text:p>
          </table:table-cell>
          <table:table-cell office:value-type="float" office:value="223.76" calcext:value-type="float">
            <text:p>223.76</text:p>
          </table:table-cell>
          <table:table-cell office:value-type="float" office:value="220.37" calcext:value-type="float">
            <text:p>220.37</text:p>
          </table:table-cell>
          <table:table-cell office:value-type="float" office:value="220.96" calcext:value-type="float">
            <text:p>220.96</text:p>
          </table:table-cell>
          <table:table-cell office:value-type="float" office:value="54.6042110795" calcext:value-type="float">
            <text:p>54.6042110795</text:p>
          </table:table-cell>
          <table:table-cell office:value-type="float" office:value="22187876" calcext:value-type="float">
            <text:p>22187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3]-[.K432])*[.N433])+[.K432]" office:value-type="float" office:value="46.0195563934118" calcext:value-type="float">
            <text:p>46.0195563934118</text:p>
          </table:table-cell>
          <table:table-cell table:formula="of:=SUM([.F433:.F444])" office:value-type="float" office:value="654.9193886611" calcext:value-type="float">
            <text:p>654.9193886611</text:p>
          </table:table-cell>
          <table:table-cell/>
          <table:table-cell table:formula="of:=2/([.L433]+1)" office:value-type="float" office:value="0.00304915517756307" calcext:value-type="float">
            <text:p>0.003049155177563</text:p>
          </table:table-cell>
          <table:table-cell table:formula="of:=[.F444]" office:value-type="float" office:value="56.0993028473" calcext:value-type="float">
            <text:p>56.0993028473</text:p>
          </table:table-cell>
        </table:table-row>
        <table:table-row table:style-name="ro1">
          <table:table-cell office:value-type="string" calcext:value-type="string">
            <text:p>2019-09-20</text:p>
          </table:table-cell>
          <table:table-cell office:value-type="float" office:value="221.38" calcext:value-type="float">
            <text:p>221.38</text:p>
          </table:table-cell>
          <table:table-cell office:value-type="float" office:value="222.56" calcext:value-type="float">
            <text:p>222.56</text:p>
          </table:table-cell>
          <table:table-cell office:value-type="float" office:value="217.47" calcext:value-type="float">
            <text:p>217.47</text:p>
          </table:table-cell>
          <table:table-cell office:value-type="float" office:value="217.73" calcext:value-type="float">
            <text:p>217.73</text:p>
          </table:table-cell>
          <table:table-cell office:value-type="float" office:value="53.8060050612" calcext:value-type="float">
            <text:p>53.8060050612</text:p>
          </table:table-cell>
          <table:table-cell office:value-type="float" office:value="57977094" calcext:value-type="float">
            <text:p>57977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4]-[.K433])*[.N434])+[.K433]" office:value-type="float" office:value="46.0502582206661" calcext:value-type="float">
            <text:p>46.0502582206661</text:p>
          </table:table-cell>
          <table:table-cell table:formula="of:=SUM([.F434:.F445])" office:value-type="float" office:value="656.4268365592" calcext:value-type="float">
            <text:p>656.4268365592</text:p>
          </table:table-cell>
          <table:table-cell/>
          <table:table-cell table:formula="of:=2/([.L434]+1)" office:value-type="float" office:value="0.00304216361240663" calcext:value-type="float">
            <text:p>0.003042163612407</text:p>
          </table:table-cell>
          <table:table-cell table:formula="of:=[.F445]" office:value-type="float" office:value="56.1116589776" calcext:value-type="float">
            <text:p>56.1116589776</text:p>
          </table:table-cell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218.95" calcext:value-type="float">
            <text:p>218.95</text:p>
          </table:table-cell>
          <table:table-cell office:value-type="float" office:value="219.84" calcext:value-type="float">
            <text:p>219.84</text:p>
          </table:table-cell>
          <table:table-cell office:value-type="float" office:value="217.65" calcext:value-type="float">
            <text:p>217.65</text:p>
          </table:table-cell>
          <table:table-cell office:value-type="float" office:value="218.72" calcext:value-type="float">
            <text:p>218.72</text:p>
          </table:table-cell>
          <table:table-cell office:value-type="float" office:value="54.0506564414" calcext:value-type="float">
            <text:p>54.0506564414</text:p>
          </table:table-cell>
          <table:table-cell office:value-type="float" office:value="19419648" calcext:value-type="float">
            <text:p>19419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5]-[.K434])*[.N435])+[.K434]" office:value-type="float" office:value="46.0787953448622" calcext:value-type="float">
            <text:p>46.0787953448622</text:p>
          </table:table-cell>
          <table:table-cell table:formula="of:=SUM([.F435:.F446])" office:value-type="float" office:value="658.075144343" calcext:value-type="float">
            <text:p>658.075144343</text:p>
          </table:table-cell>
          <table:table-cell/>
          <table:table-cell table:formula="of:=2/([.L435]+1)" office:value-type="float" office:value="0.00303455534193101" calcext:value-type="float">
            <text:p>0.003034555341931</text:p>
          </table:table-cell>
          <table:table-cell table:formula="of:=[.F446]" office:value-type="float" office:value="55.454312845" calcext:value-type="float">
            <text:p>55.454312845</text:p>
          </table:table-cell>
        </table:table-row>
        <table:table-row table:style-name="ro1">
          <table:table-cell office:value-type="string" calcext:value-type="string">
            <text:p>2019-09-24</text:p>
          </table:table-cell>
          <table:table-cell office:value-type="float" office:value="221.03" calcext:value-type="float">
            <text:p>221.03</text:p>
          </table:table-cell>
          <table:table-cell office:value-type="float" office:value="222.49" calcext:value-type="float">
            <text:p>222.49</text:p>
          </table:table-cell>
          <table:table-cell office:value-type="float" office:value="217.19" calcext:value-type="float">
            <text:p>217.19</text:p>
          </table:table-cell>
          <table:table-cell office:value-type="float" office:value="217.68" calcext:value-type="float">
            <text:p>217.68</text:p>
          </table:table-cell>
          <table:table-cell office:value-type="float" office:value="53.7936489309" calcext:value-type="float">
            <text:p>53.7936489309</text:p>
          </table:table-cell>
          <table:table-cell office:value-type="float" office:value="31434367" calcext:value-type="float">
            <text:p>31434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6]-[.K435])*[.N436])+[.K435]" office:value-type="float" office:value="46.1091236287536" calcext:value-type="float">
            <text:p>46.1091236287536</text:p>
          </table:table-cell>
          <table:table-cell table:formula="of:=SUM([.F436:.F447])" office:value-type="float" office:value="660.1287332011" calcext:value-type="float">
            <text:p>660.1287332011</text:p>
          </table:table-cell>
          <table:table-cell/>
          <table:table-cell table:formula="of:=2/([.L436]+1)" office:value-type="float" office:value="0.00302512944841507" calcext:value-type="float">
            <text:p>0.003025129448415</text:p>
          </table:table-cell>
          <table:table-cell table:formula="of:=[.F447]" office:value-type="float" office:value="56.1042452995" calcext:value-type="float">
            <text:p>56.1042452995</text:p>
          </table:table-cell>
        </table:table-row>
        <table:table-row table:style-name="ro1">
          <table:table-cell office:value-type="string" calcext:value-type="string">
            <text:p>2019-09-25</text:p>
          </table:table-cell>
          <table:table-cell office:value-type="float" office:value="218.55" calcext:value-type="float">
            <text:p>218.55</text:p>
          </table:table-cell>
          <table:table-cell office:value-type="float" office:value="221.5" calcext:value-type="float">
            <text:p>221.5</text:p>
          </table:table-cell>
          <table:table-cell office:value-type="float" office:value="217.14" calcext:value-type="float">
            <text:p>217.14</text:p>
          </table:table-cell>
          <table:table-cell office:value-type="float" office:value="221.03" calcext:value-type="float">
            <text:p>221.03</text:p>
          </table:table-cell>
          <table:table-cell office:value-type="float" office:value="54.6215096619" calcext:value-type="float">
            <text:p>54.6215096619</text:p>
          </table:table-cell>
          <table:table-cell office:value-type="float" office:value="22481006" calcext:value-type="float">
            <text:p>2248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7]-[.K436])*[.N437])+[.K436]" office:value-type="float" office:value="46.1414975802341" calcext:value-type="float">
            <text:p>46.1414975802341</text:p>
          </table:table-cell>
          <table:table-cell table:formula="of:=SUM([.F437:.F448])" office:value-type="float" office:value="663.1955247448" calcext:value-type="float">
            <text:p>663.1955247448</text:p>
          </table:table-cell>
          <table:table-cell/>
          <table:table-cell table:formula="of:=2/([.L437]+1)" office:value-type="float" office:value="0.00301116151116563" calcext:value-type="float">
            <text:p>0.003011161511166</text:p>
          </table:table-cell>
          <table:table-cell table:formula="of:=[.F448]" office:value-type="float" office:value="56.8604404746" calcext:value-type="float">
            <text:p>56.8604404746</text:p>
          </table:table-cell>
        </table:table-row>
        <table:table-row table:style-name="ro1">
          <table:table-cell office:value-type="string" calcext:value-type="string">
            <text:p>2019-09-26</text:p>
          </table:table-cell>
          <table:table-cell office:value-type="float" office:value="220" calcext:value-type="float">
            <text:p>220</text:p>
          </table:table-cell>
          <table:table-cell office:value-type="float" office:value="220.94" calcext:value-type="float">
            <text:p>220.94</text:p>
          </table:table-cell>
          <table:table-cell office:value-type="float" office:value="218.83" calcext:value-type="float">
            <text:p>218.83</text:p>
          </table:table-cell>
          <table:table-cell office:value-type="float" office:value="219.89" calcext:value-type="float">
            <text:p>219.89</text:p>
          </table:table-cell>
          <table:table-cell office:value-type="float" office:value="54.3397898908" calcext:value-type="float">
            <text:p>54.3397898908</text:p>
          </table:table-cell>
          <table:table-cell office:value-type="float" office:value="19088312" calcext:value-type="float">
            <text:p>19088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8]-[.K437])*[.N438])+[.K437]" office:value-type="float" office:value="46.1781212526703" calcext:value-type="float">
            <text:p>46.1781212526703</text:p>
          </table:table-cell>
          <table:table-cell table:formula="of:=SUM([.F438:.F449])" office:value-type="float" office:value="666.9468459078" calcext:value-type="float">
            <text:p>666.9468459078</text:p>
          </table:table-cell>
          <table:table-cell/>
          <table:table-cell table:formula="of:=2/([.L438]+1)" office:value-type="float" office:value="0.00299425023451053" calcext:value-type="float">
            <text:p>0.002994250234511</text:p>
          </table:table-cell>
          <table:table-cell table:formula="of:=[.F449]" office:value-type="float" office:value="58.3728308249" calcext:value-type="float">
            <text:p>58.3728308249</text:p>
          </table:table-cell>
        </table:table-row>
        <table:table-row table:style-name="ro1">
          <table:table-cell office:value-type="string" calcext:value-type="string">
            <text:p>2019-09-27</text:p>
          </table:table-cell>
          <table:table-cell office:value-type="float" office:value="220.54" calcext:value-type="float">
            <text:p>220.54</text:p>
          </table:table-cell>
          <table:table-cell office:value-type="float" office:value="220.96" calcext:value-type="float">
            <text:p>220.96</text:p>
          </table:table-cell>
          <table:table-cell office:value-type="float" office:value="217.28" calcext:value-type="float">
            <text:p>217.28</text:p>
          </table:table-cell>
          <table:table-cell office:value-type="float" office:value="218.82" calcext:value-type="float">
            <text:p>218.82</text:p>
          </table:table-cell>
          <table:table-cell office:value-type="float" office:value="54.0753687021" calcext:value-type="float">
            <text:p>54.0753687021</text:p>
          </table:table-cell>
          <table:table-cell office:value-type="float" office:value="25361285" calcext:value-type="float">
            <text:p>25361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39]-[.K438])*[.N439])+[.K438]" office:value-type="float" office:value="46.2141705529092" calcext:value-type="float">
            <text:p>46.2141705529092</text:p>
          </table:table-cell>
          <table:table-cell table:formula="of:=SUM([.F439:.F450])" office:value-type="float" office:value="670.8958651558" calcext:value-type="float">
            <text:p>670.8958651558</text:p>
          </table:table-cell>
          <table:table-cell/>
          <table:table-cell table:formula="of:=2/([.L439]+1)" office:value-type="float" office:value="0.00297665174578242" calcext:value-type="float">
            <text:p>0.002976651745782</text:p>
          </table:table-cell>
          <table:table-cell table:formula="of:=[.F450]" office:value-type="float" office:value="58.2888091388" calcext:value-type="float">
            <text:p>58.2888091388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220.9" calcext:value-type="float">
            <text:p>220.9</text:p>
          </table:table-cell>
          <table:table-cell office:value-type="float" office:value="224.58" calcext:value-type="float">
            <text:p>224.58</text:p>
          </table:table-cell>
          <table:table-cell office:value-type="float" office:value="220.79" calcext:value-type="float">
            <text:p>220.79</text:p>
          </table:table-cell>
          <table:table-cell office:value-type="float" office:value="223.97" calcext:value-type="float">
            <text:p>223.97</text:p>
          </table:table-cell>
          <table:table-cell office:value-type="float" office:value="55.3480501243" calcext:value-type="float">
            <text:p>55.3480501243</text:p>
          </table:table-cell>
          <table:table-cell office:value-type="float" office:value="26318583" calcext:value-type="float">
            <text:p>263185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0]-[.K439])*[.N440])+[.K439]" office:value-type="float" office:value="46.2494936036731" calcext:value-type="float">
            <text:p>46.2494936036731</text:p>
          </table:table-cell>
          <table:table-cell table:formula="of:=SUM([.F440:.F451])" office:value-type="float" office:value="674.9733881591" calcext:value-type="float">
            <text:p>674.9733881591</text:p>
          </table:table-cell>
          <table:table-cell/>
          <table:table-cell table:formula="of:=2/([.L440]+1)" office:value-type="float" office:value="0.00295869635555723" calcext:value-type="float">
            <text:p>0.002958696355557</text:p>
          </table:table-cell>
          <table:table-cell table:formula="of:=[.F451]" office:value-type="float" office:value="58.1528917054" calcext:value-type="float">
            <text:p>58.1528917054</text:p>
          </table:table-cell>
        </table:table-row>
        <table:table-row table:style-name="ro1">
          <table:table-cell office:value-type="string" calcext:value-type="string">
            <text:p>2019-10-01</text:p>
          </table:table-cell>
          <table:table-cell office:value-type="float" office:value="225.07" calcext:value-type="float">
            <text:p>225.07</text:p>
          </table:table-cell>
          <table:table-cell office:value-type="float" office:value="228.22" calcext:value-type="float">
            <text:p>228.22</text:p>
          </table:table-cell>
          <table:table-cell office:value-type="float" office:value="224.2" calcext:value-type="float">
            <text:p>224.2</text:p>
          </table:table-cell>
          <table:table-cell office:value-type="float" office:value="224.59" calcext:value-type="float">
            <text:p>224.59</text:p>
          </table:table-cell>
          <table:table-cell office:value-type="float" office:value="55.5012661402" calcext:value-type="float">
            <text:p>55.5012661402</text:p>
          </table:table-cell>
          <table:table-cell office:value-type="float" office:value="36187163" calcext:value-type="float">
            <text:p>36187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1]-[.K440])*[.N441])+[.K440]" office:value-type="float" office:value="46.2838867774562" calcext:value-type="float">
            <text:p>46.2838867774562</text:p>
          </table:table-cell>
          <table:table-cell table:formula="of:=SUM([.F441:.F452])" office:value-type="float" office:value="677.5434632642" calcext:value-type="float">
            <text:p>677.5434632642</text:p>
          </table:table-cell>
          <table:table-cell/>
          <table:table-cell table:formula="of:=2/([.L441]+1)" office:value-type="float" office:value="0.00294748989309956" calcext:value-type="float">
            <text:p>0.0029474898931</text:p>
          </table:table-cell>
          <table:table-cell table:formula="of:=[.F452]" office:value-type="float" office:value="57.9181252294" calcext:value-type="float">
            <text:p>57.9181252294</text:p>
          </table:table-cell>
        </table:table-row>
        <table:table-row table:style-name="ro1">
          <table:table-cell office:value-type="string" calcext:value-type="string">
            <text:p>2019-10-02</text:p>
          </table:table-cell>
          <table:table-cell office:value-type="float" office:value="223.06" calcext:value-type="float">
            <text:p>223.06</text:p>
          </table:table-cell>
          <table:table-cell office:value-type="float" office:value="223.58" calcext:value-type="float">
            <text:p>223.58</text:p>
          </table:table-cell>
          <table:table-cell office:value-type="float" office:value="217.93" calcext:value-type="float">
            <text:p>217.93</text:p>
          </table:table-cell>
          <table:table-cell office:value-type="float" office:value="218.96" calcext:value-type="float">
            <text:p>218.96</text:p>
          </table:table-cell>
          <table:table-cell office:value-type="float" office:value="54.1099658669" calcext:value-type="float">
            <text:p>54.1099658669</text:p>
          </table:table-cell>
          <table:table-cell office:value-type="float" office:value="35767257" calcext:value-type="float">
            <text:p>3576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2]-[.K441])*[.N442])+[.K441]" office:value-type="float" office:value="46.3187058544277" calcext:value-type="float">
            <text:p>46.3187058544277</text:p>
          </table:table-cell>
          <table:table-cell table:formula="of:=SUM([.F442:.F453])" office:value-type="float" office:value="680.1852039251" calcext:value-type="float">
            <text:p>680.1852039251</text:p>
          </table:table-cell>
          <table:table-cell/>
          <table:table-cell table:formula="of:=2/([.L442]+1)" office:value-type="float" office:value="0.00293605907538166" calcext:value-type="float">
            <text:p>0.002936059075382</text:p>
          </table:table-cell>
          <table:table-cell table:formula="of:=[.F453]" office:value-type="float" office:value="58.1430068011" calcext:value-type="float">
            <text:p>58.1430068011</text:p>
          </table:table-cell>
        </table:table-row>
        <table:table-row table:style-name="ro1">
          <table:table-cell office:value-type="string" calcext:value-type="string">
            <text:p>2019-10-03</text:p>
          </table:table-cell>
          <table:table-cell office:value-type="float" office:value="218.43" calcext:value-type="float">
            <text:p>218.43</text:p>
          </table:table-cell>
          <table:table-cell office:value-type="float" office:value="220.96" calcext:value-type="float">
            <text:p>220.96</text:p>
          </table:table-cell>
          <table:table-cell office:value-type="float" office:value="215.13" calcext:value-type="float">
            <text:p>215.13</text:p>
          </table:table-cell>
          <table:table-cell office:value-type="float" office:value="220.82" calcext:value-type="float">
            <text:p>220.82</text:p>
          </table:table-cell>
          <table:table-cell office:value-type="float" office:value="54.5696139146" calcext:value-type="float">
            <text:p>54.5696139146</text:p>
          </table:table-cell>
          <table:table-cell office:value-type="float" office:value="30352686" calcext:value-type="float">
            <text:p>30352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3]-[.K442])*[.N443])+[.K442]" office:value-type="float" office:value="46.3540190382343" calcext:value-type="float">
            <text:p>46.3540190382343</text:p>
          </table:table-cell>
          <table:table-cell table:formula="of:=SUM([.F443:.F454])" office:value-type="float" office:value="684.4974934044" calcext:value-type="float">
            <text:p>684.4974934044</text:p>
          </table:table-cell>
          <table:table-cell/>
          <table:table-cell table:formula="of:=2/([.L443]+1)" office:value-type="float" office:value="0.00291758907836024" calcext:value-type="float">
            <text:p>0.00291758907836</text:p>
          </table:table-cell>
          <table:table-cell table:formula="of:=[.F454]" office:value-type="float" office:value="58.4222553462" calcext:value-type="float">
            <text:p>58.4222553462</text:p>
          </table:table-cell>
        </table:table-row>
        <table:table-row table:style-name="ro1">
          <table:table-cell office:value-type="string" calcext:value-type="string">
            <text:p>2019-10-04</text:p>
          </table:table-cell>
          <table:table-cell office:value-type="float" office:value="225.64" calcext:value-type="float">
            <text:p>225.64</text:p>
          </table:table-cell>
          <table:table-cell office:value-type="float" office:value="227.49" calcext:value-type="float">
            <text:p>227.49</text:p>
          </table:table-cell>
          <table:table-cell office:value-type="float" office:value="223.89" calcext:value-type="float">
            <text:p>223.89</text:p>
          </table:table-cell>
          <table:table-cell office:value-type="float" office:value="227.01" calcext:value-type="float">
            <text:p>227.01</text:p>
          </table:table-cell>
          <table:table-cell office:value-type="float" office:value="56.0993028473" calcext:value-type="float">
            <text:p>56.0993028473</text:p>
          </table:table-cell>
          <table:table-cell office:value-type="float" office:value="34755553" calcext:value-type="float">
            <text:p>34755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4]-[.K443])*[.N444])+[.K443]" office:value-type="float" office:value="46.3919162969173" calcext:value-type="float">
            <text:p>46.3919162969173</text:p>
          </table:table-cell>
          <table:table-cell table:formula="of:=SUM([.F444:.F455])" office:value-type="float" office:value="689.3633375217" calcext:value-type="float">
            <text:p>689.3633375217</text:p>
          </table:table-cell>
          <table:table-cell/>
          <table:table-cell table:formula="of:=2/([.L444]+1)" office:value-type="float" office:value="0.00289702522034223" calcext:value-type="float">
            <text:p>0.002897025220342</text:p>
          </table:table-cell>
          <table:table-cell table:formula="of:=[.F455]" office:value-type="float" office:value="59.4354580319" calcext:value-type="float">
            <text:p>59.4354580319</text:p>
          </table:table-cell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226.27" calcext:value-type="float">
            <text:p>226.27</text:p>
          </table:table-cell>
          <table:table-cell office:value-type="float" office:value="229.93" calcext:value-type="float">
            <text:p>229.93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7.06" calcext:value-type="float">
            <text:p>227.06</text:p>
          </table:table-cell>
          <table:table-cell office:value-type="float" office:value="56.1116589776" calcext:value-type="float">
            <text:p>56.1116589776</text:p>
          </table:table-cell>
          <table:table-cell office:value-type="float" office:value="30889269" calcext:value-type="float">
            <text:p>30889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5]-[.K444])*[.N445])+[.K444]" office:value-type="float" office:value="46.42913746816" calcext:value-type="float">
            <text:p>46.42913746816</text:p>
          </table:table-cell>
          <table:table-cell table:formula="of:=SUM([.F445:.F456])" office:value-type="float" office:value="692.5635752728" calcext:value-type="float">
            <text:p>692.5635752728</text:p>
          </table:table-cell>
          <table:table-cell/>
          <table:table-cell table:formula="of:=2/([.L445]+1)" office:value-type="float" office:value="0.002883657780346" calcext:value-type="float">
            <text:p>0.002883657780346</text:p>
          </table:table-cell>
          <table:table-cell table:formula="of:=[.F456]" office:value-type="float" office:value="59.2995405984" calcext:value-type="float">
            <text:p>59.2995405984</text:p>
          </table:table-cell>
        </table:table-row>
        <table:table-row table:style-name="ro1">
          <table:table-cell office:value-type="string" calcext:value-type="string">
            <text:p>2019-10-08</text:p>
          </table:table-cell>
          <table:table-cell office:value-type="float" office:value="225.82" calcext:value-type="float">
            <text:p>225.82</text:p>
          </table:table-cell>
          <table:table-cell office:value-type="float" office:value="228.06" calcext:value-type="float">
            <text:p>228.06</text:p>
          </table:table-cell>
          <table:table-cell office:value-type="float" office:value="224.33" calcext:value-type="float">
            <text:p>224.33</text:p>
          </table:table-cell>
          <table:table-cell office:value-type="float" office:value="224.4" calcext:value-type="float">
            <text:p>224.4</text:p>
          </table:table-cell>
          <table:table-cell office:value-type="float" office:value="55.454312845" calcext:value-type="float">
            <text:p>55.454312845</text:p>
          </table:table-cell>
          <table:table-cell office:value-type="float" office:value="29282700" calcext:value-type="float">
            <text:p>2928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6]-[.K445])*[.N446])+[.K445]" office:value-type="float" office:value="46.4683208756351" calcext:value-type="float">
            <text:p>46.4683208756351</text:p>
          </table:table-cell>
          <table:table-cell table:formula="of:=SUM([.F446:.F457])" office:value-type="float" office:value="696.5471916858" calcext:value-type="float">
            <text:p>696.5471916858</text:p>
          </table:table-cell>
          <table:table-cell/>
          <table:table-cell table:formula="of:=2/([.L446]+1)" office:value-type="float" office:value="0.00286718952328729" calcext:value-type="float">
            <text:p>0.002867189523287</text:p>
          </table:table-cell>
          <table:table-cell table:formula="of:=[.F457]" office:value-type="float" office:value="60.0952753906" calcext:value-type="float">
            <text:p>60.0952753906</text:p>
          </table:table-cell>
        </table:table-row>
        <table:table-row table:style-name="ro1">
          <table:table-cell office:value-type="string" calcext:value-type="string">
            <text:p>2019-10-09</text:p>
          </table:table-cell>
          <table:table-cell office:value-type="float" office:value="227.03" calcext:value-type="float">
            <text:p>227.03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5.64" calcext:value-type="float">
            <text:p>225.64</text:p>
          </table:table-cell>
          <table:table-cell office:value-type="float" office:value="227.03" calcext:value-type="float">
            <text:p>227.03</text:p>
          </table:table-cell>
          <table:table-cell office:value-type="float" office:value="56.1042452995" calcext:value-type="float">
            <text:p>56.1042452995</text:p>
          </table:table-cell>
          <table:table-cell office:value-type="float" office:value="19029424" calcext:value-type="float">
            <text:p>19029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7]-[.K446])*[.N447])+[.K446]" office:value-type="float" office:value="46.5074097481145" calcext:value-type="float">
            <text:p>46.5074097481145</text:p>
          </table:table-cell>
          <table:table-cell table:formula="of:=SUM([.F447:.F458])" office:value-type="float" office:value="701.2870032739" calcext:value-type="float">
            <text:p>701.2870032739</text:p>
          </table:table-cell>
          <table:table-cell/>
          <table:table-cell table:formula="of:=2/([.L447]+1)" office:value-type="float" office:value="0.00284783854845165" calcext:value-type="float">
            <text:p>0.002847838548452</text:p>
          </table:table-cell>
          <table:table-cell table:formula="of:=[.F458]" office:value-type="float" office:value="60.1941244331" calcext:value-type="float">
            <text:p>60.1941244331</text:p>
          </table:table-cell>
        </table:table-row>
        <table:table-row table:style-name="ro1">
          <table:table-cell office:value-type="string" calcext:value-type="string">
            <text:p>2019-10-10</text:p>
          </table:table-cell>
          <table:table-cell office:value-type="float" office:value="227.93" calcext:value-type="float">
            <text:p>227.93</text:p>
          </table:table-cell>
          <table:table-cell office:value-type="float" office:value="230.44" calcext:value-type="float">
            <text:p>230.44</text:p>
          </table:table-cell>
          <table:table-cell office:value-type="float" office:value="227.3" calcext:value-type="float">
            <text:p>227.3</text:p>
          </table:table-cell>
          <table:table-cell office:value-type="float" office:value="230.09" calcext:value-type="float">
            <text:p>230.09</text:p>
          </table:table-cell>
          <table:table-cell office:value-type="float" office:value="56.8604404746" calcext:value-type="float">
            <text:p>56.8604404746</text:p>
          </table:table-cell>
          <table:table-cell office:value-type="float" office:value="28962984" calcext:value-type="float">
            <text:p>28962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8]-[.K447])*[.N448])+[.K447]" office:value-type="float" office:value="46.548217866132" calcext:value-type="float">
            <text:p>46.548217866132</text:p>
          </table:table-cell>
          <table:table-cell table:formula="of:=SUM([.F448:.F459])" office:value-type="float" office:value="706.1182502263" calcext:value-type="float">
            <text:p>706.1182502263</text:p>
          </table:table-cell>
          <table:table-cell/>
          <table:table-cell table:formula="of:=2/([.L448]+1)" office:value-type="float" office:value="0.00282838124933126" calcext:value-type="float">
            <text:p>0.002828381249331</text:p>
          </table:table-cell>
          <table:table-cell table:formula="of:=[.F459]" office:value-type="float" office:value="60.9354922519" calcext:value-type="float">
            <text:p>60.9354922519</text:p>
          </table:table-cell>
        </table:table-row>
        <table:table-row table:style-name="ro1">
          <table:table-cell office:value-type="string" calcext:value-type="string">
            <text:p>2019-10-11</text:p>
          </table:table-cell>
          <table:table-cell office:value-type="float" office:value="232.95" calcext:value-type="float">
            <text:p>232.95</text:p>
          </table:table-cell>
          <table:table-cell office:value-type="float" office:value="237.64" calcext:value-type="float">
            <text:p>237.64</text:p>
          </table:table-cell>
          <table:table-cell office:value-type="float" office:value="232.31" calcext:value-type="float">
            <text:p>232.31</text:p>
          </table:table-cell>
          <table:table-cell office:value-type="float" office:value="236.21" calcext:value-type="float">
            <text:p>236.21</text:p>
          </table:table-cell>
          <table:table-cell office:value-type="float" office:value="58.3728308249" calcext:value-type="float">
            <text:p>58.3728308249</text:p>
          </table:table-cell>
          <table:table-cell office:value-type="float" office:value="41990210" calcext:value-type="float">
            <text:p>41990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49]-[.K448])*[.N449])+[.K448]" office:value-type="float" office:value="46.5903577632184" calcext:value-type="float">
            <text:p>46.5903577632184</text:p>
          </table:table-cell>
          <table:table-cell table:formula="of:=SUM([.F449:.F460])" office:value-type="float" office:value="710.803694841" calcext:value-type="float">
            <text:p>710.803694841</text:p>
          </table:table-cell>
          <table:table-cell/>
          <table:table-cell table:formula="of:=2/([.L449]+1)" office:value-type="float" office:value="0.00280976344249906" calcext:value-type="float">
            <text:p>0.002809763442499</text:p>
          </table:table-cell>
          <table:table-cell table:formula="of:=[.F460]" office:value-type="float" office:value="61.5458850893" calcext:value-type="float">
            <text:p>61.5458850893</text:p>
          </table:table-cell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234.9" calcext:value-type="float">
            <text:p>234.9</text:p>
          </table:table-cell>
          <table:table-cell office:value-type="float" office:value="238.13" calcext:value-type="float">
            <text:p>238.13</text:p>
          </table:table-cell>
          <table:table-cell office:value-type="float" office:value="234.67" calcext:value-type="float">
            <text:p>234.67</text:p>
          </table:table-cell>
          <table:table-cell office:value-type="float" office:value="235.87" calcext:value-type="float">
            <text:p>235.87</text:p>
          </table:table-cell>
          <table:table-cell office:value-type="float" office:value="58.2888091388" calcext:value-type="float">
            <text:p>58.2888091388</text:p>
          </table:table-cell>
          <table:table-cell office:value-type="float" office:value="24413484" calcext:value-type="float">
            <text:p>2441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0]-[.K449])*[.N450])+[.K449]" office:value-type="float" office:value="46.6282865365278" calcext:value-type="float">
            <text:p>46.6282865365278</text:p>
          </table:table-cell>
          <table:table-cell table:formula="of:=SUM([.F450:.F461])" office:value-type="float" office:value="712.5533228934" calcext:value-type="float">
            <text:p>712.5533228934</text:p>
          </table:table-cell>
          <table:table-cell/>
          <table:table-cell table:formula="of:=2/([.L450]+1)" office:value-type="float" office:value="0.0028028739210269" calcext:value-type="float">
            <text:p>0.002802873921027</text:p>
          </table:table-cell>
          <table:table-cell table:formula="of:=[.F461]" office:value-type="float" office:value="60.1224588773" calcext:value-type="float">
            <text:p>60.1224588773</text:p>
          </table:table-cell>
        </table:table-row>
        <table:table-row table:style-name="ro1">
          <table:table-cell office:value-type="string" calcext:value-type="string">
            <text:p>2019-10-15</text:p>
          </table:table-cell>
          <table:table-cell office:value-type="float" office:value="236.39" calcext:value-type="float">
            <text:p>236.39</text:p>
          </table:table-cell>
          <table:table-cell office:value-type="float" office:value="237.65" calcext:value-type="float">
            <text:p>237.65</text:p>
          </table:table-cell>
          <table:table-cell office:value-type="float" office:value="234.88" calcext:value-type="float">
            <text:p>234.88</text:p>
          </table:table-cell>
          <table:table-cell office:value-type="float" office:value="235.32" calcext:value-type="float">
            <text:p>235.32</text:p>
          </table:table-cell>
          <table:table-cell office:value-type="float" office:value="58.1528917054" calcext:value-type="float">
            <text:p>58.1528917054</text:p>
          </table:table-cell>
          <table:table-cell office:value-type="float" office:value="23040483" calcext:value-type="float">
            <text:p>23040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1]-[.K450])*[.N451])+[.K450]" office:value-type="float" office:value="46.6659917197239" calcext:value-type="float">
            <text:p>46.6659917197239</text:p>
          </table:table-cell>
          <table:table-cell table:formula="of:=SUM([.F451:.F462])" office:value-type="float" office:value="714.3795589537" calcext:value-type="float">
            <text:p>714.3795589537</text:p>
          </table:table-cell>
          <table:table-cell/>
          <table:table-cell table:formula="of:=2/([.L451]+1)" office:value-type="float" office:value="0.00279571868523216" calcext:value-type="float">
            <text:p>0.002795718685232</text:p>
          </table:table-cell>
          <table:table-cell table:formula="of:=[.F462]" office:value-type="float" office:value="60.1150451991" calcext:value-type="float">
            <text:p>60.1150451991</text:p>
          </table:table-cell>
        </table:table-row>
        <table:table-row table:style-name="ro1">
          <table:table-cell office:value-type="string" calcext:value-type="string">
            <text:p>2019-10-16</text:p>
          </table:table-cell>
          <table:table-cell office:value-type="float" office:value="233.37" calcext:value-type="float">
            <text:p>233.37</text:p>
          </table:table-cell>
          <table:table-cell office:value-type="float" office:value="235.24" calcext:value-type="float">
            <text:p>235.24</text:p>
          </table:table-cell>
          <table:table-cell office:value-type="float" office:value="233.2" calcext:value-type="float">
            <text:p>23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57.9181252294" calcext:value-type="float">
            <text:p>57.9181252294</text:p>
          </table:table-cell>
          <table:table-cell office:value-type="float" office:value="19286694" calcext:value-type="float">
            <text:p>19286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2]-[.K451])*[.N452])+[.K451]" office:value-type="float" office:value="46.7072000390293" calcext:value-type="float">
            <text:p>46.7072000390293</text:p>
          </table:table-cell>
          <table:table-cell table:formula="of:=SUM([.F452:.F463])" office:value-type="float" office:value="717.7008867818" calcext:value-type="float">
            <text:p>717.7008867818</text:p>
          </table:table-cell>
          <table:table-cell/>
          <table:table-cell table:formula="of:=2/([.L452]+1)" office:value-type="float" office:value="0.00278279884828806" calcext:value-type="float">
            <text:p>0.002782798848288</text:p>
          </table:table-cell>
          <table:table-cell table:formula="of:=[.F463]" office:value-type="float" office:value="61.4742195335" calcext:value-type="float">
            <text:p>61.4742195335</text:p>
          </table:table-cell>
        </table:table-row>
        <table:table-row table:style-name="ro1">
          <table:table-cell office:value-type="string" calcext:value-type="string">
            <text:p>2019-10-17</text:p>
          </table:table-cell>
          <table:table-cell office:value-type="float" office:value="235.09" calcext:value-type="float">
            <text:p>235.09</text:p>
          </table:table-cell>
          <table:table-cell office:value-type="float" office:value="236.15" calcext:value-type="float">
            <text:p>236.15</text:p>
          </table:table-cell>
          <table:table-cell office:value-type="float" office:value="233.52" calcext:value-type="float">
            <text:p>233.52</text:p>
          </table:table-cell>
          <table:table-cell office:value-type="float" office:value="235.28" calcext:value-type="float">
            <text:p>235.28</text:p>
          </table:table-cell>
          <table:table-cell office:value-type="float" office:value="58.1430068011" calcext:value-type="float">
            <text:p>58.1430068011</text:p>
          </table:table-cell>
          <table:table-cell office:value-type="float" office:value="17272897" calcext:value-type="float">
            <text:p>17272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3]-[.K452])*[.N453])+[.K452]" office:value-type="float" office:value="46.7528123790402" calcext:value-type="float">
            <text:p>46.7528123790402</text:p>
          </table:table-cell>
          <table:table-cell table:formula="of:=SUM([.F453:.F464])" office:value-type="float" office:value="723.0016666861" calcext:value-type="float">
            <text:p>723.0016666861</text:p>
          </table:table-cell>
          <table:table-cell/>
          <table:table-cell table:formula="of:=2/([.L453]+1)" office:value-type="float" office:value="0.00276242457997977" calcext:value-type="float">
            <text:p>0.00276242457998</text:p>
          </table:table-cell>
          <table:table-cell table:formula="of:=[.F464]" office:value-type="float" office:value="63.2189051337" calcext:value-type="float">
            <text:p>63.2189051337</text:p>
          </table:table-cell>
        </table:table-row>
        <table:table-row table:style-name="ro1">
          <table:table-cell office:value-type="string" calcext:value-type="string">
            <text:p>2019-10-18</text:p>
          </table:table-cell>
          <table:table-cell office:value-type="float" office:value="234.59" calcext:value-type="float">
            <text:p>234.59</text:p>
          </table:table-cell>
          <table:table-cell office:value-type="float" office:value="237.58" calcext:value-type="float">
            <text:p>237.58</text:p>
          </table:table-cell>
          <table:table-cell office:value-type="float" office:value="234.29" calcext:value-type="float">
            <text:p>234.29</text:p>
          </table:table-cell>
          <table:table-cell office:value-type="float" office:value="236.41" calcext:value-type="float">
            <text:p>236.41</text:p>
          </table:table-cell>
          <table:table-cell office:value-type="float" office:value="58.4222553462" calcext:value-type="float">
            <text:p>58.4222553462</text:p>
          </table:table-cell>
          <table:table-cell office:value-type="float" office:value="24248023" calcext:value-type="float">
            <text:p>24248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4]-[.K453])*[.N454])+[.K453]" office:value-type="float" office:value="46.7990945639499" calcext:value-type="float">
            <text:p>46.7990945639499</text:p>
          </table:table-cell>
          <table:table-cell table:formula="of:=SUM([.F454:.F465])" office:value-type="float" office:value="728.4927309972" calcext:value-type="float">
            <text:p>728.4927309972</text:p>
          </table:table-cell>
          <table:table-cell/>
          <table:table-cell table:formula="of:=2/([.L454]+1)" office:value-type="float" office:value="0.0027416311568534" calcext:value-type="float">
            <text:p>0.002741631156853</text:p>
          </table:table-cell>
          <table:table-cell table:formula="of:=[.F465]" office:value-type="float" office:value="63.6340711122" calcext:value-type="float">
            <text:p>63.6340711122</text:p>
          </table:table-cell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237.52" calcext:value-type="float">
            <text:p>237.52</text:p>
          </table:table-cell>
          <table:table-cell office:value-type="float" office:value="240.99" calcext:value-type="float">
            <text:p>240.99</text:p>
          </table:table-cell>
          <table:table-cell office:value-type="float" office:value="237.32" calcext:value-type="float">
            <text:p>237.32</text:p>
          </table:table-cell>
          <table:table-cell office:value-type="float" office:value="240.51" calcext:value-type="float">
            <text:p>240.51</text:p>
          </table:table-cell>
          <table:table-cell office:value-type="float" office:value="59.4354580319" calcext:value-type="float">
            <text:p>59.4354580319</text:p>
          </table:table-cell>
          <table:table-cell office:value-type="float" office:value="21811567" calcext:value-type="float">
            <text:p>21811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5]-[.K454])*[.N455])+[.K454]" office:value-type="float" office:value="46.8446792150381" calcext:value-type="float">
            <text:p>46.8446792150381</text:p>
          </table:table-cell>
          <table:table-cell table:formula="of:=SUM([.F455:.F466])" office:value-type="float" office:value="733.6131113989" calcext:value-type="float">
            <text:p>733.6131113989</text:p>
          </table:table-cell>
          <table:table-cell/>
          <table:table-cell table:formula="of:=2/([.L455]+1)" office:value-type="float" office:value="0.00272252151365971" calcext:value-type="float">
            <text:p>0.00272252151366</text:p>
          </table:table-cell>
          <table:table-cell table:formula="of:=[.F466]" office:value-type="float" office:value="63.5426357479" calcext:value-type="float">
            <text:p>63.5426357479</text:p>
          </table:table-cell>
        </table:table-row>
        <table:table-row table:style-name="ro1">
          <table:table-cell office:value-type="string" calcext:value-type="string">
            <text:p>2019-10-22</text:p>
          </table:table-cell>
          <table:table-cell office:value-type="float" office:value="241.16" calcext:value-type="float">
            <text:p>241.16</text:p>
          </table:table-cell>
          <table:table-cell office:value-type="float" office:value="242.2" calcext:value-type="float">
            <text:p>242.2</text:p>
          </table:table-cell>
          <table:table-cell office:value-type="float" office:value="239.62" calcext:value-type="float">
            <text:p>239.62</text:p>
          </table:table-cell>
          <table:table-cell office:value-type="float" office:value="239.96" calcext:value-type="float">
            <text:p>239.96</text:p>
          </table:table-cell>
          <table:table-cell office:value-type="float" office:value="59.2995405984" calcext:value-type="float">
            <text:p>59.2995405984</text:p>
          </table:table-cell>
          <table:table-cell office:value-type="float" office:value="22684001" calcext:value-type="float">
            <text:p>22684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6]-[.K455])*[.N456])+[.K455]" office:value-type="float" office:value="46.8899589368371" calcext:value-type="float">
            <text:p>46.8899589368371</text:p>
          </table:table-cell>
          <table:table-cell table:formula="of:=SUM([.F456:.F467])" office:value-type="float" office:value="737.7474726016" calcext:value-type="float">
            <text:p>737.7474726016</text:p>
          </table:table-cell>
          <table:table-cell/>
          <table:table-cell table:formula="of:=2/([.L456]+1)" office:value-type="float" office:value="0.00270728506583816" calcext:value-type="float">
            <text:p>0.002707285065838</text:p>
          </table:table-cell>
          <table:table-cell table:formula="of:=[.F467]" office:value-type="float" office:value="63.5698192346" calcext:value-type="float">
            <text:p>63.5698192346</text:p>
          </table:table-cell>
        </table:table-row>
        <table:table-row table:style-name="ro1">
          <table:table-cell office:value-type="string" calcext:value-type="string">
            <text:p>2019-10-23</text:p>
          </table:table-cell>
          <table:table-cell office:value-type="float" office:value="242.1" calcext:value-type="float">
            <text:p>242.1</text:p>
          </table:table-cell>
          <table:table-cell office:value-type="float" office:value="243.24" calcext:value-type="float">
            <text:p>243.24</text:p>
          </table:table-cell>
          <table:table-cell office:value-type="float" office:value="241.22" calcext:value-type="float">
            <text:p>241.22</text:p>
          </table:table-cell>
          <table:table-cell office:value-type="float" office:value="243.18" calcext:value-type="float">
            <text:p>243.18</text:p>
          </table:table-cell>
          <table:table-cell office:value-type="float" office:value="60.0952753906" calcext:value-type="float">
            <text:p>60.0952753906</text:p>
          </table:table-cell>
          <table:table-cell office:value-type="float" office:value="19932545" calcext:value-type="float">
            <text:p>19932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7]-[.K456])*[.N457])+[.K456]" office:value-type="float" office:value="46.9367794037707" calcext:value-type="float">
            <text:p>46.9367794037707</text:p>
          </table:table-cell>
          <table:table-cell table:formula="of:=SUM([.F457:.F468])" office:value-type="float" office:value="742.7492341523" calcext:value-type="float">
            <text:p>742.7492341523</text:p>
          </table:table-cell>
          <table:table-cell/>
          <table:table-cell table:formula="of:=2/([.L457]+1)" office:value-type="float" office:value="0.00268907839922623" calcext:value-type="float">
            <text:p>0.002689078399226</text:p>
          </table:table-cell>
          <table:table-cell table:formula="of:=[.F468]" office:value-type="float" office:value="64.3013021491" calcext:value-type="float">
            <text:p>64.3013021491</text:p>
          </table:table-cell>
        </table:table-row>
        <table:table-row table:style-name="ro1">
          <table:table-cell office:value-type="string" calcext:value-type="string">
            <text:p>2019-10-24</text:p>
          </table:table-cell>
          <table:table-cell office:value-type="float" office:value="244.51" calcext:value-type="float">
            <text:p>244.51</text:p>
          </table:table-cell>
          <table:table-cell office:value-type="float" office:value="244.8" calcext:value-type="float">
            <text:p>244.8</text:p>
          </table:table-cell>
          <table:table-cell office:value-type="float" office:value="241.81" calcext:value-type="float">
            <text:p>241.81</text:p>
          </table:table-cell>
          <table:table-cell office:value-type="float" office:value="243.58" calcext:value-type="float">
            <text:p>243.58</text:p>
          </table:table-cell>
          <table:table-cell office:value-type="float" office:value="60.1941244331" calcext:value-type="float">
            <text:p>60.1941244331</text:p>
          </table:table-cell>
          <table:table-cell office:value-type="float" office:value="17916255" calcext:value-type="float">
            <text:p>17916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8]-[.K457])*[.N458])+[.K457]" office:value-type="float" office:value="46.9836709106411" calcext:value-type="float">
            <text:p>46.9836709106411</text:p>
          </table:table-cell>
          <table:table-cell table:formula="of:=SUM([.F458:.F469])" office:value-type="float" office:value="747.1312387258" calcext:value-type="float">
            <text:p>747.1312387258</text:p>
          </table:table-cell>
          <table:table-cell/>
          <table:table-cell table:formula="of:=2/([.L458]+1)" office:value-type="float" office:value="0.00267332774849284" calcext:value-type="float">
            <text:p>0.002673327748493</text:p>
          </table:table-cell>
          <table:table-cell table:formula="of:=[.F469]" office:value-type="float" office:value="64.4772799641" calcext:value-type="float">
            <text:p>64.4772799641</text:p>
          </table:table-cell>
        </table:table-row>
        <table:table-row table:style-name="ro1">
          <table:table-cell office:value-type="string" calcext:value-type="string">
            <text:p>2019-10-25</text:p>
          </table:table-cell>
          <table:table-cell office:value-type="float" office:value="243.16" calcext:value-type="float">
            <text:p>243.16</text:p>
          </table:table-cell>
          <table:table-cell office:value-type="float" office:value="246.73" calcext:value-type="float">
            <text:p>246.73</text:p>
          </table:table-cell>
          <table:table-cell office:value-type="float" office:value="242.88" calcext:value-type="float">
            <text:p>242.88</text:p>
          </table:table-cell>
          <table:table-cell office:value-type="float" office:value="246.58" calcext:value-type="float">
            <text:p>246.58</text:p>
          </table:table-cell>
          <table:table-cell office:value-type="float" office:value="60.9354922519" calcext:value-type="float">
            <text:p>60.9354922519</text:p>
          </table:table-cell>
          <table:table-cell office:value-type="float" office:value="18369296" calcext:value-type="float">
            <text:p>18369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59]-[.K458])*[.N459])+[.K458]" office:value-type="float" office:value="47.0314955760571" calcext:value-type="float">
            <text:p>47.0314955760571</text:p>
          </table:table-cell>
          <table:table-cell table:formula="of:=SUM([.F459:.F470])" office:value-type="float" office:value="751.9249777761" calcext:value-type="float">
            <text:p>751.9249777761</text:p>
          </table:table-cell>
          <table:table-cell/>
          <table:table-cell table:formula="of:=2/([.L459]+1)" office:value-type="float" office:value="0.00265630714750274" calcext:value-type="float">
            <text:p>0.002656307147503</text:p>
          </table:table-cell>
          <table:table-cell table:formula="of:=[.F470]" office:value-type="float" office:value="64.9878634834" calcext:value-type="float">
            <text:p>64.9878634834</text:p>
          </table:table-cell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247.42" calcext:value-type="float">
            <text:p>247.42</text:p>
          </table:table-cell>
          <table:table-cell office:value-type="float" office:value="249.25" calcext:value-type="float">
            <text:p>249.25</text:p>
          </table:table-cell>
          <table:table-cell office:value-type="float" office:value="246.72" calcext:value-type="float">
            <text:p>246.72</text:p>
          </table:table-cell>
          <table:table-cell office:value-type="float" office:value="249.05" calcext:value-type="float">
            <text:p>249.05</text:p>
          </table:table-cell>
          <table:table-cell office:value-type="float" office:value="61.5458850893" calcext:value-type="float">
            <text:p>61.5458850893</text:p>
          </table:table-cell>
          <table:table-cell office:value-type="float" office:value="23655368" calcext:value-type="float">
            <text:p>23655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0]-[.K459])*[.N460])+[.K459]" office:value-type="float" office:value="47.0787844122987" calcext:value-type="float">
            <text:p>47.0787844122987</text:p>
          </table:table-cell>
          <table:table-cell table:formula="of:=SUM([.F460:.F471])" office:value-type="float" office:value="755.9178635491" calcext:value-type="float">
            <text:p>755.9178635491</text:p>
          </table:table-cell>
          <table:table-cell/>
          <table:table-cell table:formula="of:=2/([.L460]+1)" office:value-type="float" office:value="0.00264229462179982" calcext:value-type="float">
            <text:p>0.0026422946218</text:p>
          </table:table-cell>
          <table:table-cell table:formula="of:=[.F471]" office:value-type="float" office:value="64.9283780249" calcext:value-type="float">
            <text:p>64.9283780249</text:p>
          </table:table-cell>
        </table:table-row>
        <table:table-row table:style-name="ro1">
          <table:table-cell office:value-type="string" calcext:value-type="string">
            <text:p>2019-10-29</text:p>
          </table:table-cell>
          <table:table-cell office:value-type="float" office:value="248.97" calcext:value-type="float">
            <text:p>248.97</text:p>
          </table:table-cell>
          <table:table-cell office:value-type="float" office:value="249.75" calcext:value-type="float">
            <text:p>249.75</text:p>
          </table:table-cell>
          <table:table-cell office:value-type="float" office:value="242.57" calcext:value-type="float">
            <text:p>242.57</text:p>
          </table:table-cell>
          <table:table-cell office:value-type="float" office:value="243.29" calcext:value-type="float">
            <text:p>243.29</text:p>
          </table:table-cell>
          <table:table-cell office:value-type="float" office:value="60.1224588773" calcext:value-type="float">
            <text:p>60.1224588773</text:p>
          </table:table-cell>
          <table:table-cell office:value-type="float" office:value="35709867" calcext:value-type="float">
            <text:p>35709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1]-[.K460])*[.N461])+[.K460]" office:value-type="float" office:value="47.1273352514914" calcext:value-type="float">
            <text:p>47.1273352514914</text:p>
          </table:table-cell>
          <table:table-cell table:formula="of:=SUM([.F461:.F472])" office:value-type="float" office:value="759.9224752388" calcext:value-type="float">
            <text:p>759.9224752388</text:p>
          </table:table-cell>
          <table:table-cell/>
          <table:table-cell table:formula="of:=2/([.L461]+1)" office:value-type="float" office:value="0.00262838865335439" calcext:value-type="float">
            <text:p>0.002628388653354</text:p>
          </table:table-cell>
          <table:table-cell table:formula="of:=[.F472]" office:value-type="float" office:value="65.550496779" calcext:value-type="float">
            <text:p>65.550496779</text:p>
          </table:table-cell>
        </table:table-row>
        <table:table-row table:style-name="ro1">
          <table:table-cell office:value-type="string" calcext:value-type="string">
            <text:p>2019-10-30</text:p>
          </table:table-cell>
          <table:table-cell office:value-type="float" office:value="244.76" calcext:value-type="float">
            <text:p>244.76</text:p>
          </table:table-cell>
          <table:table-cell office:value-type="float" office:value="245.3" calcext:value-type="float">
            <text:p>245.3</text:p>
          </table:table-cell>
          <table:table-cell office:value-type="float" office:value="241.21" calcext:value-type="float">
            <text:p>241.21</text:p>
          </table:table-cell>
          <table:table-cell office:value-type="float" office:value="243.26" calcext:value-type="float">
            <text:p>243.26</text:p>
          </table:table-cell>
          <table:table-cell office:value-type="float" office:value="60.1150451991" calcext:value-type="float">
            <text:p>60.1150451991</text:p>
          </table:table-cell>
          <table:table-cell office:value-type="float" office:value="31130522" calcext:value-type="float">
            <text:p>31130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2]-[.K461])*[.N462])+[.K461]" office:value-type="float" office:value="47.174259541299" calcext:value-type="float">
            <text:p>47.174259541299</text:p>
          </table:table-cell>
          <table:table-cell table:formula="of:=SUM([.F462:.F473])" office:value-type="float" office:value="764.896936519" calcext:value-type="float">
            <text:p>764.896936519</text:p>
          </table:table-cell>
          <table:table-cell/>
          <table:table-cell table:formula="of:=2/([.L462]+1)" office:value-type="float" office:value="0.00261131740399693" calcext:value-type="float">
            <text:p>0.002611317403997</text:p>
          </table:table-cell>
          <table:table-cell table:formula="of:=[.F473]" office:value-type="float" office:value="65.0969201575" calcext:value-type="float">
            <text:p>65.0969201575</text:p>
          </table:table-cell>
        </table:table-row>
        <table:table-row table:style-name="ro1">
          <table:table-cell office:value-type="string" calcext:value-type="string">
            <text:p>2019-10-31</text:p>
          </table:table-cell>
          <table:table-cell office:value-type="float" office:value="247.24" calcext:value-type="float">
            <text:p>247.24</text:p>
          </table:table-cell>
          <table:table-cell office:value-type="float" office:value="249.17" calcext:value-type="float">
            <text:p>249.17</text:p>
          </table:table-cell>
          <table:table-cell office:value-type="float" office:value="237.26" calcext:value-type="float">
            <text:p>237.26</text:p>
          </table:table-cell>
          <table:table-cell office:value-type="float" office:value="248.76" calcext:value-type="float">
            <text:p>248.76</text:p>
          </table:table-cell>
          <table:table-cell office:value-type="float" office:value="61.4742195335" calcext:value-type="float">
            <text:p>61.4742195335</text:p>
          </table:table-cell>
          <table:table-cell office:value-type="float" office:value="34790520" calcext:value-type="float">
            <text:p>34790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3]-[.K462])*[.N463])+[.K462]" office:value-type="float" office:value="47.2227165364497" calcext:value-type="float">
            <text:p>47.2227165364497</text:p>
          </table:table-cell>
          <table:table-cell table:formula="of:=SUM([.F463:.F474])" office:value-type="float" office:value="770.6521224387" calcext:value-type="float">
            <text:p>770.6521224387</text:p>
          </table:table-cell>
          <table:table-cell/>
          <table:table-cell table:formula="of:=2/([.L463]+1)" office:value-type="float" office:value="0.00259184150712795" calcext:value-type="float">
            <text:p>0.002591841507128</text:p>
          </table:table-cell>
          <table:table-cell table:formula="of:=[.F474]" office:value-type="float" office:value="65.8702311188" calcext:value-type="float">
            <text:p>65.8702311188</text:p>
          </table:table-cell>
        </table:table-row>
        <table:table-row table:style-name="ro1">
          <table:table-cell office:value-type="string" calcext:value-type="string">
            <text:p>2019-11-01</text:p>
          </table:table-cell>
          <table:table-cell office:value-type="float" office:value="249.54" calcext:value-type="float">
            <text:p>249.54</text:p>
          </table:table-cell>
          <table:table-cell office:value-type="float" office:value="255.93" calcext:value-type="float">
            <text:p>255.93</text:p>
          </table:table-cell>
          <table:table-cell office:value-type="float" office:value="249.16" calcext:value-type="float">
            <text:p>249.16</text:p>
          </table:table-cell>
          <table:table-cell office:value-type="float" office:value="255.82" calcext:value-type="float">
            <text:p>255.82</text:p>
          </table:table-cell>
          <table:table-cell office:value-type="float" office:value="63.2189051337" calcext:value-type="float">
            <text:p>63.2189051337</text:p>
          </table:table-cell>
          <table:table-cell office:value-type="float" office:value="37781334" calcext:value-type="float">
            <text:p>37781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4]-[.K463])*[.N464])+[.K463]" office:value-type="float" office:value="47.2716091801073" calcext:value-type="float">
            <text:p>47.2716091801073</text:p>
          </table:table-cell>
          <table:table-cell table:formula="of:=SUM([.F464:.F475])" office:value-type="float" office:value="775.3802611677" calcext:value-type="float">
            <text:p>775.3802611677</text:p>
          </table:table-cell>
          <table:table-cell/>
          <table:table-cell table:formula="of:=2/([.L464]+1)" office:value-type="float" office:value="0.00257605724930711" calcext:value-type="float">
            <text:p>0.002576057249307</text:p>
          </table:table-cell>
          <table:table-cell table:formula="of:=[.F475]" office:value-type="float" office:value="66.2023582625" calcext:value-type="float">
            <text:p>66.2023582625</text:p>
          </table:table-cell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257.33" calcext:value-type="float">
            <text:p>257.33</text:p>
          </table:table-cell>
          <table:table-cell office:value-type="float" office:value="257.85" calcext:value-type="float">
            <text:p>257.85</text:p>
          </table:table-cell>
          <table:table-cell office:value-type="float" office:value="255.38" calcext:value-type="float">
            <text:p>255.38</text:p>
          </table:table-cell>
          <table:table-cell office:value-type="float" office:value="257.5" calcext:value-type="float">
            <text:p>257.5</text:p>
          </table:table-cell>
          <table:table-cell office:value-type="float" office:value="63.6340711122" calcext:value-type="float">
            <text:p>63.6340711122</text:p>
          </table:table-cell>
          <table:table-cell office:value-type="float" office:value="25817952" calcext:value-type="float">
            <text:p>25817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5]-[.K464])*[.N465])+[.K464]" office:value-type="float" office:value="47.3196863779224" calcext:value-type="float">
            <text:p>47.3196863779224</text:p>
          </table:table-cell>
          <table:table-cell table:formula="of:=SUM([.F465:.F476])" office:value-type="float" office:value="778.1629508738" calcext:value-type="float">
            <text:p>778.1629508738</text:p>
          </table:table-cell>
          <table:table-cell/>
          <table:table-cell table:formula="of:=2/([.L465]+1)" office:value-type="float" office:value="0.00256685716095341" calcext:value-type="float">
            <text:p>0.002566857160953</text:p>
          </table:table-cell>
          <table:table-cell table:formula="of:=[.F476]" office:value-type="float" office:value="66.0015948398" calcext:value-type="float">
            <text:p>66.0015948398</text:p>
          </table:table-cell>
        </table:table-row>
        <table:table-row table:style-name="ro1">
          <table:table-cell office:value-type="string" calcext:value-type="string">
            <text:p>2019-11-05</text:p>
          </table:table-cell>
          <table:table-cell office:value-type="float" office:value="257.05" calcext:value-type="float">
            <text:p>257.05</text:p>
          </table:table-cell>
          <table:table-cell office:value-type="float" office:value="258.19" calcext:value-type="float">
            <text:p>258.19</text:p>
          </table:table-cell>
          <table:table-cell office:value-type="float" office:value="256.32" calcext:value-type="float">
            <text:p>256.32</text:p>
          </table:table-cell>
          <table:table-cell office:value-type="float" office:value="257.13" calcext:value-type="float">
            <text:p>257.13</text:p>
          </table:table-cell>
          <table:table-cell office:value-type="float" office:value="63.5426357479" calcext:value-type="float">
            <text:p>63.5426357479</text:p>
          </table:table-cell>
          <table:table-cell office:value-type="float" office:value="19974427" calcext:value-type="float">
            <text:p>19974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6]-[.K465])*[.N466])+[.K465]" office:value-type="float" office:value="47.3655737337399" calcext:value-type="float">
            <text:p>47.3655737337399</text:p>
          </table:table-cell>
          <table:table-cell table:formula="of:=SUM([.F466:.F477])" office:value-type="float" office:value="779.7621207616" calcext:value-type="float">
            <text:p>779.7621207616</text:p>
          </table:table-cell>
          <table:table-cell/>
          <table:table-cell table:formula="of:=2/([.L466]+1)" office:value-type="float" office:value="0.00256159968166627" calcext:value-type="float">
            <text:p>0.002561599681666</text:p>
          </table:table-cell>
          <table:table-cell table:formula="of:=[.F477]" office:value-type="float" office:value="65.233241" calcext:value-type="float">
            <text:p>65.233241</text:p>
          </table:table-cell>
        </table:table-row>
        <table:table-row table:style-name="ro1">
          <table:table-cell office:value-type="string" calcext:value-type="string">
            <text:p>2019-11-06</text:p>
          </table:table-cell>
          <table:table-cell office:value-type="float" office:value="256.77" calcext:value-type="float">
            <text:p>256.77</text:p>
          </table:table-cell>
          <table:table-cell office:value-type="float" office:value="257.49" calcext:value-type="float">
            <text:p>257.49</text:p>
          </table:table-cell>
          <table:table-cell office:value-type="float" office:value="255.37" calcext:value-type="float">
            <text:p>255.37</text:p>
          </table:table-cell>
          <table:table-cell office:value-type="float" office:value="257.24" calcext:value-type="float">
            <text:p>257.24</text:p>
          </table:table-cell>
          <table:table-cell office:value-type="float" office:value="63.5698192346" calcext:value-type="float">
            <text:p>63.5698192346</text:p>
          </table:table-cell>
          <table:table-cell office:value-type="float" office:value="18966124" calcext:value-type="float">
            <text:p>18966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7]-[.K466])*[.N467])+[.K466]" office:value-type="float" office:value="47.4105138773068" calcext:value-type="float">
            <text:p>47.4105138773068</text:p>
          </table:table-cell>
          <table:table-cell table:formula="of:=SUM([.F467:.F478])" office:value-type="float" office:value="781.1602558424" calcext:value-type="float">
            <text:p>781.1602558424</text:p>
          </table:table-cell>
          <table:table-cell/>
          <table:table-cell table:formula="of:=2/([.L467]+1)" office:value-type="float" office:value="0.00255702074486764" calcext:value-type="float">
            <text:p>0.002557020744868</text:p>
          </table:table-cell>
          <table:table-cell table:formula="of:=[.F478]" office:value-type="float" office:value="64.9407708287" calcext:value-type="float">
            <text:p>64.9407708287</text:p>
          </table:table-cell>
        </table:table-row>
        <table:table-row table:style-name="ro1">
          <table:table-cell office:value-type="string" calcext:value-type="string">
            <text:p>2019-11-07</text:p>
          </table:table-cell>
          <table:table-cell office:value-type="float" office:value="258.74" calcext:value-type="float">
            <text:p>258.74</text:p>
          </table:table-cell>
          <table:table-cell office:value-type="float" office:value="260.35" calcext:value-type="float">
            <text:p>260.35</text:p>
          </table:table-cell>
          <table:table-cell office:value-type="float" office:value="258.11" calcext:value-type="float">
            <text:p>258.11</text:p>
          </table:table-cell>
          <table:table-cell office:value-type="float" office:value="259.43" calcext:value-type="float">
            <text:p>259.43</text:p>
          </table:table-cell>
          <table:table-cell office:value-type="float" office:value="64.3013021491" calcext:value-type="float">
            <text:p>64.3013021491</text:p>
          </table:table-cell>
          <table:table-cell office:value-type="float" office:value="23735083" calcext:value-type="float">
            <text:p>23735083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8]-[.K467])*[.N468])+[.K467]" office:value-type="float" office:value="47.455118409381" calcext:value-type="float">
            <text:p>47.455118409381</text:p>
          </table:table-cell>
          <table:table-cell table:formula="of:=SUM([.F468:.F479])" office:value-type="float" office:value="782.4742005387" calcext:value-type="float">
            <text:p>782.4742005387</text:p>
          </table:table-cell>
          <table:table-cell/>
          <table:table-cell table:formula="of:=2/([.L468]+1)" office:value-type="float" office:value="0.00255273243027638" calcext:value-type="float">
            <text:p>0.002552732430276</text:p>
          </table:table-cell>
          <table:table-cell table:formula="of:=[.F479]" office:value-type="float" office:value="64.8837639309" calcext:value-type="float">
            <text:p>64.8837639309</text:p>
          </table:table-cell>
        </table:table-row>
        <table:table-row table:style-name="ro1">
          <table:table-cell office:value-type="string" calcext:value-type="string">
            <text:p>2019-11-08</text:p>
          </table:table-cell>
          <table:table-cell office:value-type="float" office:value="258.69" calcext:value-type="float">
            <text:p>258.69</text:p>
          </table:table-cell>
          <table:table-cell office:value-type="float" office:value="260.44" calcext:value-type="float">
            <text:p>260.44</text:p>
          </table:table-cell>
          <table:table-cell office:value-type="float" office:value="256.85" calcext:value-type="float">
            <text:p>256.85</text:p>
          </table:table-cell>
          <table:table-cell office:value-type="float" office:value="260.14" calcext:value-type="float">
            <text:p>260.14</text:p>
          </table:table-cell>
          <table:table-cell office:value-type="float" office:value="64.4772799641" calcext:value-type="float">
            <text:p>64.4772799641</text:p>
          </table:table-cell>
          <table:table-cell office:value-type="float" office:value="17520495" calcext:value-type="float">
            <text:p>17520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69]-[.K468])*[.N469])+[.K468]" office:value-type="float" office:value="47.5024093904875" calcext:value-type="float">
            <text:p>47.5024093904875</text:p>
          </table:table-cell>
          <table:table-cell table:formula="of:=SUM([.F469:.F480])" office:value-type="float" office:value="784.1943217156" calcext:value-type="float">
            <text:p>784.1943217156</text:p>
          </table:table-cell>
          <table:table-cell/>
          <table:table-cell table:formula="of:=2/([.L469]+1)" office:value-type="float" office:value="0.0025471401724227" calcext:value-type="float">
            <text:p>0.002547140172423</text:p>
          </table:table-cell>
          <table:table-cell table:formula="of:=[.F480]" office:value-type="float" office:value="66.021423326" calcext:value-type="float">
            <text:p>66.021423326</text:p>
          </table:table-cell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258.3" calcext:value-type="float">
            <text:p>258.3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8.28" calcext:value-type="float">
            <text:p>258.28</text:p>
          </table:table-cell>
          <table:table-cell office:value-type="float" office:value="262.2" calcext:value-type="float">
            <text:p>262.2</text:p>
          </table:table-cell>
          <table:table-cell office:value-type="float" office:value="64.9878634834" calcext:value-type="float">
            <text:p>64.9878634834</text:p>
          </table:table-cell>
          <table:table-cell office:value-type="float" office:value="20507459" calcext:value-type="float">
            <text:p>20507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0]-[.K469])*[.N470])+[.K469]" office:value-type="float" office:value="47.5482067661047" calcext:value-type="float">
            <text:p>47.5482067661047</text:p>
          </table:table-cell>
          <table:table-cell table:formula="of:=SUM([.F470:.F481])" office:value-type="float" office:value="785.2229244366" calcext:value-type="float">
            <text:p>785.2229244366</text:p>
          </table:table-cell>
          <table:table-cell/>
          <table:table-cell table:formula="of:=2/([.L470]+1)" office:value-type="float" office:value="0.0025438077901801" calcext:value-type="float">
            <text:p>0.00254380779018</text:p>
          </table:table-cell>
          <table:table-cell table:formula="of:=[.F481]" office:value-type="float" office:value="65.5058826851" calcext:value-type="float">
            <text:p>65.5058826851</text:p>
          </table:table-cell>
        </table:table-row>
        <table:table-row table:style-name="ro1">
          <table:table-cell office:value-type="string" calcext:value-type="string">
            <text:p>2019-11-1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60.92" calcext:value-type="float">
            <text:p>260.92</text:p>
          </table:table-cell>
          <table:table-cell office:value-type="float" office:value="261.96" calcext:value-type="float">
            <text:p>261.96</text:p>
          </table:table-cell>
          <table:table-cell office:value-type="float" office:value="64.9283780249" calcext:value-type="float">
            <text:p>64.9283780249</text:p>
          </table:table-cell>
          <table:table-cell office:value-type="float" office:value="21847226" calcext:value-type="float">
            <text:p>21847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1]-[.K470])*[.N471])+[.K470]" office:value-type="float" office:value="47.5960408614236" calcext:value-type="float">
            <text:p>47.5960408614236</text:p>
          </table:table-cell>
          <table:table-cell table:formula="of:=SUM([.F471:.F482])" office:value-type="float" office:value="786.6208327129" calcext:value-type="float">
            <text:p>786.6208327129</text:p>
          </table:table-cell>
          <table:table-cell/>
          <table:table-cell table:formula="of:=2/([.L471]+1)" office:value-type="float" office:value="0.00253929291472796" calcext:value-type="float">
            <text:p>0.002539292914728</text:p>
          </table:table-cell>
          <table:table-cell table:formula="of:=[.F482]" office:value-type="float" office:value="66.3857717597" calcext:value-type="float">
            <text:p>66.3857717597</text:p>
          </table:table-cell>
        </table:table-row>
        <table:table-row table:style-name="ro1">
          <table:table-cell office:value-type="string" calcext:value-type="string">
            <text:p>2019-11-13</text:p>
          </table:table-cell>
          <table:table-cell office:value-type="float" office:value="261.13" calcext:value-type="float">
            <text:p>261.13</text:p>
          </table:table-cell>
          <table:table-cell office:value-type="float" office:value="264.78" calcext:value-type="float">
            <text:p>264.78</text:p>
          </table:table-cell>
          <table:table-cell office:value-type="float" office:value="261.07" calcext:value-type="float">
            <text:p>261.07</text:p>
          </table:table-cell>
          <table:table-cell office:value-type="float" office:value="264.47" calcext:value-type="float">
            <text:p>264.47</text:p>
          </table:table-cell>
          <table:table-cell office:value-type="float" office:value="65.550496779" calcext:value-type="float">
            <text:p>65.550496779</text:p>
          </table:table-cell>
          <table:table-cell office:value-type="float" office:value="25817593" calcext:value-type="float">
            <text:p>25817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2]-[.K471])*[.N472])+[.K471]" office:value-type="float" office:value="47.6433034797907" calcext:value-type="float">
            <text:p>47.6433034797907</text:p>
          </table:table-cell>
          <table:table-cell table:formula="of:=SUM([.F472:.F483])" office:value-type="float" office:value="787.9319913621" calcext:value-type="float">
            <text:p>787.9319913621</text:p>
          </table:table-cell>
          <table:table-cell/>
          <table:table-cell table:formula="of:=2/([.L472]+1)" office:value-type="float" office:value="0.0025350727589928" calcext:value-type="float">
            <text:p>0.002535072758993</text:p>
          </table:table-cell>
          <table:table-cell table:formula="of:=[.F483]" office:value-type="float" office:value="66.2395366741" calcext:value-type="float">
            <text:p>66.2395366741</text:p>
          </table:table-cell>
        </table:table-row>
        <table:table-row table:style-name="ro1">
          <table:table-cell office:value-type="string" calcext:value-type="string">
            <text:p>2019-11-14</text:p>
          </table:table-cell>
          <table:table-cell office:value-type="float" office:value="263.75" calcext:value-type="float">
            <text:p>263.75</text:p>
          </table:table-cell>
          <table:table-cell office:value-type="float" office:value="264.88" calcext:value-type="float">
            <text:p>264.88</text:p>
          </table:table-cell>
          <table:table-cell office:value-type="float" office:value="262.1" calcext:value-type="float">
            <text:p>262.1</text:p>
          </table:table-cell>
          <table:table-cell office:value-type="float" office:value="262.64" calcext:value-type="float">
            <text:p>262.64</text:p>
          </table:table-cell>
          <table:table-cell office:value-type="float" office:value="65.0969201575" calcext:value-type="float">
            <text:p>65.0969201575</text:p>
          </table:table-cell>
          <table:table-cell office:value-type="float" office:value="22395556" calcext:value-type="float">
            <text:p>2239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3]-[.K472])*[.N473])+[.K472]" office:value-type="float" office:value="47.688509137078" calcext:value-type="float">
            <text:p>47.688509137078</text:p>
          </table:table-cell>
          <table:table-cell table:formula="of:=SUM([.F473:.F484])" office:value-type="float" office:value="787.8551559781" calcext:value-type="float">
            <text:p>787.8551559781</text:p>
          </table:table-cell>
          <table:table-cell/>
          <table:table-cell table:formula="of:=2/([.L473]+1)" office:value-type="float" office:value="0.00253531967794544" calcext:value-type="float">
            <text:p>0.002535319677945</text:p>
          </table:table-cell>
          <table:table-cell table:formula="of:=[.F484]" office:value-type="float" office:value="65.473661395" calcext:value-type="float">
            <text:p>65.473661395</text:p>
          </table:table-cell>
        </table:table-row>
        <table:table-row table:style-name="ro1">
          <table:table-cell office:value-type="string" calcext:value-type="string">
            <text:p>2019-11-15</text:p>
          </table:table-cell>
          <table:table-cell office:value-type="float" office:value="263.68" calcext:value-type="float">
            <text:p>263.68</text:p>
          </table:table-cell>
          <table:table-cell office:value-type="float" office:value="265.78" calcext:value-type="float">
            <text:p>265.78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5.76" calcext:value-type="float">
            <text:p>265.76</text:p>
          </table:table-cell>
          <table:table-cell office:value-type="float" office:value="65.8702311188" calcext:value-type="float">
            <text:p>65.8702311188</text:p>
          </table:table-cell>
          <table:table-cell office:value-type="float" office:value="25093666" calcext:value-type="float">
            <text:p>25093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4]-[.K473])*[.N474])+[.K473]" office:value-type="float" office:value="47.7306827161115" calcext:value-type="float">
            <text:p>47.7306827161115</text:p>
          </table:table-cell>
          <table:table-cell table:formula="of:=SUM([.F474:.F485])" office:value-type="float" office:value="787.0644950913" calcext:value-type="float">
            <text:p>787.0644950913</text:p>
          </table:table-cell>
          <table:table-cell/>
          <table:table-cell table:formula="of:=2/([.L474]+1)" office:value-type="float" office:value="0.00253786335059835" calcext:value-type="float">
            <text:p>0.002537863350598</text:p>
          </table:table-cell>
          <table:table-cell table:formula="of:=[.F485]" office:value-type="float" office:value="64.3062592707" calcext:value-type="float">
            <text:p>64.3062592707</text:p>
          </table:table-cell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265.8" calcext:value-type="float">
            <text:p>265.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64.23" calcext:value-type="float">
            <text:p>264.23</text:p>
          </table:table-cell>
          <table:table-cell office:value-type="float" office:value="267.1" calcext:value-type="float">
            <text:p>267.1</text:p>
          </table:table-cell>
          <table:table-cell office:value-type="float" office:value="66.2023582625" calcext:value-type="float">
            <text:p>66.2023582625</text:p>
          </table:table-cell>
          <table:table-cell office:value-type="float" office:value="21700897" calcext:value-type="float">
            <text:p>21700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5]-[.K474])*[.N475])+[.K474]" office:value-type="float" office:value="47.7742448085763" calcext:value-type="float">
            <text:p>47.7742448085763</text:p>
          </table:table-cell>
          <table:table-cell table:formula="of:=SUM([.F475:.F486])" office:value-type="float" office:value="786.0681136603" calcext:value-type="float">
            <text:p>786.0681136603</text:p>
          </table:table-cell>
          <table:table-cell/>
          <table:table-cell table:formula="of:=2/([.L475]+1)" office:value-type="float" office:value="0.00254107613469297" calcext:value-type="float">
            <text:p>0.002541076134693</text:p>
          </table:table-cell>
          <table:table-cell table:formula="of:=[.F486]" office:value-type="float" office:value="64.8738496878" calcext:value-type="float">
            <text:p>64.8738496878</text:p>
          </table:table-cell>
        </table:table-row>
        <table:table-row table:style-name="ro1">
          <table:table-cell office:value-type="string" calcext:value-type="string">
            <text:p>2019-11-19</text:p>
          </table:table-cell>
          <table:table-cell office:value-type="float" office:value="267.9" calcext:value-type="float">
            <text:p>267.9</text:p>
          </table:table-cell>
          <table:table-cell office:value-type="float" office:value="268" calcext:value-type="float">
            <text:p>268</text:p>
          </table:table-cell>
          <table:table-cell office:value-type="float" office:value="265.39" calcext:value-type="float">
            <text:p>265.39</text:p>
          </table:table-cell>
          <table:table-cell office:value-type="float" office:value="266.29" calcext:value-type="float">
            <text:p>266.29</text:p>
          </table:table-cell>
          <table:table-cell office:value-type="float" office:value="66.0015948398" calcext:value-type="float">
            <text:p>66.0015948398</text:p>
          </table:table-cell>
          <table:table-cell office:value-type="float" office:value="19069597" calcext:value-type="float">
            <text:p>19069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6]-[.K475])*[.N476])+[.K475]" office:value-type="float" office:value="47.8201366865074" calcext:value-type="float">
            <text:p>47.8201366865074</text:p>
          </table:table-cell>
          <table:table-cell table:formula="of:=SUM([.F476:.F487])" office:value-type="float" office:value="785.6913724227" calcext:value-type="float">
            <text:p>785.6913724227</text:p>
          </table:table-cell>
          <table:table-cell/>
          <table:table-cell table:formula="of:=2/([.L476]+1)" office:value-type="float" office:value="0.00254229303906154" calcext:value-type="float">
            <text:p>0.002542293039062</text:p>
          </table:table-cell>
          <table:table-cell table:formula="of:=[.F487]" office:value-type="float" office:value="65.8256170249" calcext:value-type="float">
            <text:p>65.8256170249</text:p>
          </table:table-cell>
        </table:table-row>
        <table:table-row table:style-name="ro1">
          <table:table-cell office:value-type="string" calcext:value-type="string">
            <text:p>2019-11-20</text:p>
          </table:table-cell>
          <table:table-cell office:value-type="float" office:value="265.54" calcext:value-type="float">
            <text:p>265.54</text:p>
          </table:table-cell>
          <table:table-cell office:value-type="float" office:value="266.08" calcext:value-type="float">
            <text:p>266.08</text:p>
          </table:table-cell>
          <table:table-cell office:value-type="float" office:value="260.4" calcext:value-type="float">
            <text:p>260.4</text:p>
          </table:table-cell>
          <table:table-cell office:value-type="float" office:value="263.19" calcext:value-type="float">
            <text:p>263.19</text:p>
          </table:table-cell>
          <table:table-cell office:value-type="float" office:value="65.233241" calcext:value-type="float">
            <text:p>65.233241</text:p>
          </table:table-cell>
          <table:table-cell office:value-type="float" office:value="26609919" calcext:value-type="float">
            <text:p>26609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7]-[.K476])*[.N477])+[.K476]" office:value-type="float" office:value="47.8690762718346" calcext:value-type="float">
            <text:p>47.8690762718346</text:p>
          </table:table-cell>
          <table:table-cell table:formula="of:=SUM([.F477:.F488])" office:value-type="float" office:value="786.7868962846" calcext:value-type="float">
            <text:p>786.7868962846</text:p>
          </table:table-cell>
          <table:table-cell/>
          <table:table-cell table:formula="of:=2/([.L477]+1)" office:value-type="float" office:value="0.00253875763792531" calcext:value-type="float">
            <text:p>0.002538757637925</text:p>
          </table:table-cell>
          <table:table-cell table:formula="of:=[.F488]" office:value-type="float" office:value="67.0971187017" calcext:value-type="float">
            <text:p>67.0971187017</text:p>
          </table:table-cell>
        </table:table-row>
        <table:table-row table:style-name="ro1">
          <table:table-cell office:value-type="string" calcext:value-type="string">
            <text:p>2019-11-21</text:p>
          </table:table-cell>
          <table:table-cell office:value-type="float" office:value="263.69" calcext:value-type="float">
            <text:p>263.69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1.18" calcext:value-type="float">
            <text:p>261.18</text:p>
          </table:table-cell>
          <table:table-cell office:value-type="float" office:value="262.01" calcext:value-type="float">
            <text:p>262.01</text:p>
          </table:table-cell>
          <table:table-cell office:value-type="float" office:value="64.9407708287" calcext:value-type="float">
            <text:p>64.9407708287</text:p>
          </table:table-cell>
          <table:table-cell office:value-type="float" office:value="30348778" calcext:value-type="float">
            <text:p>30348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8]-[.K477])*[.N478])+[.K477]" office:value-type="float" office:value="47.9154523427509" calcext:value-type="float">
            <text:p>47.9154523427509</text:p>
          </table:table-cell>
          <table:table-cell table:formula="of:=SUM([.F478:.F489])" office:value-type="float" office:value="787.7113994532" calcext:value-type="float">
            <text:p>787.7113994532</text:p>
          </table:table-cell>
          <table:table-cell/>
          <table:table-cell table:formula="of:=2/([.L478]+1)" office:value-type="float" office:value="0.00253578178454954" calcext:value-type="float">
            <text:p>0.00253578178455</text:p>
          </table:table-cell>
          <table:table-cell table:formula="of:=[.F489]" office:value-type="float" office:value="66.1577441686" calcext:value-type="float">
            <text:p>66.1577441686</text:p>
          </table:table-cell>
        </table:table-row>
        <table:table-row table:style-name="ro1">
          <table:table-cell office:value-type="string" calcext:value-type="string">
            <text:p>2019-11-22</text:p>
          </table:table-cell>
          <table:table-cell office:value-type="float" office:value="262.59" calcext:value-type="float">
            <text:p>262.59</text:p>
          </table:table-cell>
          <table:table-cell office:value-type="float" office:value="263.18" calcext:value-type="float">
            <text:p>263.18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1.78" calcext:value-type="float">
            <text:p>261.78</text:p>
          </table:table-cell>
          <table:table-cell office:value-type="float" office:value="64.8837639309" calcext:value-type="float">
            <text:p>64.8837639309</text:p>
          </table:table-cell>
          <table:table-cell office:value-type="float" office:value="16331263" calcext:value-type="float">
            <text:p>16331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79]-[.K478])*[.N479])+[.K478]" office:value-type="float" office:value="47.9625954354165" calcext:value-type="float">
            <text:p>47.9625954354165</text:p>
          </table:table-cell>
          <table:table-cell table:formula="of:=SUM([.F479:.F490])" office:value-type="float" office:value="789.3150282737" calcext:value-type="float">
            <text:p>789.3150282737</text:p>
          </table:table-cell>
          <table:table-cell/>
          <table:table-cell table:formula="of:=2/([.L479]+1)" office:value-type="float" office:value="0.00253063642781618" calcext:value-type="float">
            <text:p>0.002530636427816</text:p>
          </table:table-cell>
          <table:table-cell table:formula="of:=[.F490]" office:value-type="float" office:value="66.5443996492" calcext:value-type="float">
            <text:p>66.5443996492</text:p>
          </table:table-cell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262.71" calcext:value-type="float">
            <text:p>262.71</text:p>
          </table:table-cell>
          <table:table-cell office:value-type="float" office:value="266.44" calcext:value-type="float">
            <text:p>266.44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6.37" calcext:value-type="float">
            <text:p>266.37</text:p>
          </table:table-cell>
          <table:table-cell office:value-type="float" office:value="66.021423326" calcext:value-type="float">
            <text:p>66.021423326</text:p>
          </table:table-cell>
          <table:table-cell office:value-type="float" office:value="21029517" calcext:value-type="float">
            <text:p>21029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0]-[.K479])*[.N480])+[.K479]" office:value-type="float" office:value="48.0109193458768" calcext:value-type="float">
            <text:p>48.0109193458768</text:p>
          </table:table-cell>
          <table:table-cell table:formula="of:=SUM([.F480:.F491])" office:value-type="float" office:value="791.5432544092" calcext:value-type="float">
            <text:p>791.5432544092</text:p>
          </table:table-cell>
          <table:table-cell/>
          <table:table-cell table:formula="of:=2/([.L480]+1)" office:value-type="float" office:value="0.00252352157295301" calcext:value-type="float">
            <text:p>0.002523521572953</text:p>
          </table:table-cell>
          <table:table-cell table:formula="of:=[.F491]" office:value-type="float" office:value="67.1119900664" calcext:value-type="float">
            <text:p>67.1119900664</text:p>
          </table:table-cell>
        </table:table-row>
        <table:table-row table:style-name="ro1">
          <table:table-cell office:value-type="string" calcext:value-type="string">
            <text:p>2019-11-26</text:p>
          </table:table-cell>
          <table:table-cell office:value-type="float" office:value="266.94" calcext:value-type="float">
            <text:p>266.94</text:p>
          </table:table-cell>
          <table:table-cell office:value-type="float" office:value="267.16" calcext:value-type="float">
            <text:p>267.16</text:p>
          </table:table-cell>
          <table:table-cell office:value-type="float" office:value="262.5" calcext:value-type="float">
            <text:p>262.5</text:p>
          </table:table-cell>
          <table:table-cell office:value-type="float" office:value="264.29" calcext:value-type="float">
            <text:p>264.29</text:p>
          </table:table-cell>
          <table:table-cell office:value-type="float" office:value="65.5058826851" calcext:value-type="float">
            <text:p>65.5058826851</text:p>
          </table:table-cell>
          <table:table-cell office:value-type="float" office:value="26334882" calcext:value-type="float">
            <text:p>26334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1]-[.K480])*[.N481])+[.K480]" office:value-type="float" office:value="48.0594755914375" calcext:value-type="float">
            <text:p>48.0594755914375</text:p>
          </table:table-cell>
          <table:table-cell table:formula="of:=SUM([.F481:.F492])" office:value-type="float" office:value="792.804841843" calcext:value-type="float">
            <text:p>792.804841843</text:p>
          </table:table-cell>
          <table:table-cell/>
          <table:table-cell table:formula="of:=2/([.L481]+1)" office:value-type="float" office:value="0.00251951096110291" calcext:value-type="float">
            <text:p>0.002519510961103</text:p>
          </table:table-cell>
          <table:table-cell table:formula="of:=[.F492]" office:value-type="float" office:value="67.2830107598" calcext:value-type="float">
            <text:p>67.2830107598</text:p>
          </table:table-cell>
        </table:table-row>
        <table:table-row table:style-name="ro1">
          <table:table-cell office:value-type="string" calcext:value-type="string">
            <text:p>2019-11-27</text:p>
          </table:table-cell>
          <table:table-cell office:value-type="float" office:value="265.58" calcext:value-type="float">
            <text:p>265.58</text:p>
          </table:table-cell>
          <table:table-cell office:value-type="float" office:value="267.98" calcext:value-type="float">
            <text:p>267.98</text:p>
          </table:table-cell>
          <table:table-cell office:value-type="float" office:value="265.31" calcext:value-type="float">
            <text:p>265.31</text:p>
          </table:table-cell>
          <table:table-cell office:value-type="float" office:value="267.84" calcext:value-type="float">
            <text:p>267.84</text:p>
          </table:table-cell>
          <table:table-cell office:value-type="float" office:value="66.3857717597" calcext:value-type="float">
            <text:p>66.3857717597</text:p>
          </table:table-cell>
          <table:table-cell office:value-type="float" office:value="16386122" calcext:value-type="float">
            <text:p>16386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2]-[.K481])*[.N482])+[.K481]" office:value-type="float" office:value="48.1100423487453" calcext:value-type="float">
            <text:p>48.1100423487453</text:p>
          </table:table-cell>
          <table:table-cell table:formula="of:=SUM([.F482:.F493])" office:value-type="float" office:value="795.4965588431" calcext:value-type="float">
            <text:p>795.4965588431</text:p>
          </table:table-cell>
          <table:table-cell/>
          <table:table-cell table:formula="of:=2/([.L482]+1)" office:value-type="float" office:value="0.00251099641021045" calcext:value-type="float">
            <text:p>0.00251099641021</text:p>
          </table:table-cell>
          <table:table-cell table:formula="of:=[.F493]" office:value-type="float" office:value="68.1975996852" calcext:value-type="float">
            <text:p>68.1975996852</text:p>
          </table:table-cell>
        </table:table-row>
        <table:table-row table:style-name="ro1">
          <table:table-cell office:value-type="string" calcext:value-type="string">
            <text:p>2019-11-29</text:p>
          </table:table-cell>
          <table:table-cell office:value-type="float" office:value="266.6" calcext:value-type="float">
            <text:p>266.6</text:p>
          </table:table-cell>
          <table:table-cell office:value-type="float" office:value="268" calcext:value-type="float">
            <text:p>268</text:p>
          </table:table-cell>
          <table:table-cell office:value-type="float" office:value="265.9" calcext:value-type="float">
            <text:p>265.9</text:p>
          </table:table-cell>
          <table:table-cell office:value-type="float" office:value="267.25" calcext:value-type="float">
            <text:p>267.25</text:p>
          </table:table-cell>
          <table:table-cell office:value-type="float" office:value="66.2395366741" calcext:value-type="float">
            <text:p>66.2395366741</text:p>
          </table:table-cell>
          <table:table-cell office:value-type="float" office:value="11654363" calcext:value-type="float">
            <text:p>11654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3]-[.K482])*[.N483])+[.K482]" office:value-type="float" office:value="48.1632145892463" calcext:value-type="float">
            <text:p>48.1632145892463</text:p>
          </table:table-cell>
          <table:table-cell table:formula="of:=SUM([.F483:.F494])" office:value-type="float" office:value="798.475788893" calcext:value-type="float">
            <text:p>798.475788893</text:p>
          </table:table-cell>
          <table:table-cell/>
          <table:table-cell table:formula="of:=2/([.L483]+1)" office:value-type="float" office:value="0.00250163923384011" calcext:value-type="float">
            <text:p>0.00250163923384</text:p>
          </table:table-cell>
          <table:table-cell table:formula="of:=[.F494]" office:value-type="float" office:value="69.3650018096" calcext:value-type="float">
            <text:p>69.3650018096</text:p>
          </table:table-cell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267.27" calcext:value-type="float">
            <text:p>267.27</text:p>
          </table:table-cell>
          <table:table-cell office:value-type="float" office:value="268.25" calcext:value-type="float">
            <text:p>268.25</text:p>
          </table:table-cell>
          <table:table-cell office:value-type="float" office:value="263.45" calcext:value-type="float">
            <text:p>263.45</text:p>
          </table:table-cell>
          <table:table-cell office:value-type="float" office:value="264.16" calcext:value-type="float">
            <text:p>264.16</text:p>
          </table:table-cell>
          <table:table-cell office:value-type="float" office:value="65.473661395" calcext:value-type="float">
            <text:p>65.473661395</text:p>
          </table:table-cell>
          <table:table-cell office:value-type="float" office:value="23693550" calcext:value-type="float">
            <text:p>23693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4]-[.K483])*[.N484])+[.K483]" office:value-type="float" office:value="48.2163779361004" calcext:value-type="float">
            <text:p>48.2163779361004</text:p>
          </table:table-cell>
          <table:table-cell table:formula="of:=SUM([.F484:.F495])" office:value-type="float" office:value="801.737574871" calcext:value-type="float">
            <text:p>801.737574871</text:p>
          </table:table-cell>
          <table:table-cell/>
          <table:table-cell table:formula="of:=2/([.L484]+1)" office:value-type="float" office:value="0.0024914742533653" calcext:value-type="float">
            <text:p>0.002491474253365</text:p>
          </table:table-cell>
          <table:table-cell table:formula="of:=[.F495]" office:value-type="float" office:value="69.5013226521" calcext:value-type="float">
            <text:p>69.5013226521</text:p>
          </table:table-cell>
        </table:table-row>
        <table:table-row table:style-name="ro1">
          <table:table-cell office:value-type="string" calcext:value-type="string">
            <text:p>2019-12-03</text:p>
          </table:table-cell>
          <table:table-cell office:value-type="float" office:value="258.31" calcext:value-type="float">
            <text:p>258.31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45" calcext:value-type="float">
            <text:p>259.45</text:p>
          </table:table-cell>
          <table:table-cell office:value-type="float" office:value="64.3062592707" calcext:value-type="float">
            <text:p>64.3062592707</text:p>
          </table:table-cell>
          <table:table-cell office:value-type="float" office:value="29377268" calcext:value-type="float">
            <text:p>2937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5]-[.K484])*[.N485])+[.K484]" office:value-type="float" office:value="48.2687431798615" calcext:value-type="float">
            <text:p>48.2687431798615</text:p>
          </table:table-cell>
          <table:table-cell table:formula="of:=SUM([.F485:.F496])" office:value-type="float" office:value="805.5991725563" calcext:value-type="float">
            <text:p>805.5991725563</text:p>
          </table:table-cell>
          <table:table-cell/>
          <table:table-cell table:formula="of:=2/([.L485]+1)" office:value-type="float" office:value="0.00247954630756877" calcext:value-type="float">
            <text:p>0.002479546307569</text:p>
          </table:table-cell>
          <table:table-cell table:formula="of:=[.F496]" office:value-type="float" office:value="69.3352590803" calcext:value-type="float">
            <text:p>69.3352590803</text:p>
          </table:table-cell>
        </table:table-row>
        <table:table-row table:style-name="ro1">
          <table:table-cell office:value-type="string" calcext:value-type="string">
            <text:p>2019-12-04</text:p>
          </table:table-cell>
          <table:table-cell office:value-type="float" office:value="261.07" calcext:value-type="float">
            <text:p>261.07</text:p>
          </table:table-cell>
          <table:table-cell office:value-type="float" office:value="263.31" calcext:value-type="float">
            <text:p>263.31</text:p>
          </table:table-cell>
          <table:table-cell office:value-type="float" office:value="260.68" calcext:value-type="float">
            <text:p>260.68</text:p>
          </table:table-cell>
          <table:table-cell office:value-type="float" office:value="261.74" calcext:value-type="float">
            <text:p>261.74</text:p>
          </table:table-cell>
          <table:table-cell office:value-type="float" office:value="64.8738496878" calcext:value-type="float">
            <text:p>64.8738496878</text:p>
          </table:table-cell>
          <table:table-cell office:value-type="float" office:value="16810388" calcext:value-type="float">
            <text:p>16810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6]-[.K485])*[.N486])+[.K485]" office:value-type="float" office:value="48.3208214817549" calcext:value-type="float">
            <text:p>48.3208214817549</text:p>
          </table:table-cell>
          <table:table-cell table:formula="of:=SUM([.F486:.F497])" office:value-type="float" office:value="810.6975720676" calcext:value-type="float">
            <text:p>810.6975720676</text:p>
          </table:table-cell>
          <table:table-cell/>
          <table:table-cell table:formula="of:=2/([.L486]+1)" office:value-type="float" office:value="0.00246397188906885" calcext:value-type="float">
            <text:p>0.002463971889069</text:p>
          </table:table-cell>
          <table:table-cell table:formula="of:=[.F497]" office:value-type="float" office:value="69.404658782" calcext:value-type="float">
            <text:p>69.404658782</text:p>
          </table:table-cell>
        </table:table-row>
        <table:table-row table:style-name="ro1">
          <table:table-cell office:value-type="string" calcext:value-type="string">
            <text:p>2019-12-05</text:p>
          </table:table-cell>
          <table:table-cell office:value-type="float" office:value="263.79" calcext:value-type="float">
            <text:p>263.79</text:p>
          </table:table-cell>
          <table:table-cell office:value-type="float" office:value="265.89" calcext:value-type="float">
            <text:p>265.89</text:p>
          </table:table-cell>
          <table:table-cell office:value-type="float" office:value="262.73" calcext:value-type="float">
            <text:p>262.73</text:p>
          </table:table-cell>
          <table:table-cell office:value-type="float" office:value="265.58" calcext:value-type="float">
            <text:p>265.58</text:p>
          </table:table-cell>
          <table:table-cell office:value-type="float" office:value="65.8256170249" calcext:value-type="float">
            <text:p>65.8256170249</text:p>
          </table:table-cell>
          <table:table-cell office:value-type="float" office:value="18661343" calcext:value-type="float">
            <text:p>18661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7]-[.K486])*[.N487])+[.K486]" office:value-type="float" office:value="48.3721398870849" calcext:value-type="float">
            <text:p>48.3721398870849</text:p>
          </table:table-cell>
          <table:table-cell table:formula="of:=SUM([.F487:.F498])" office:value-type="float" office:value="815.0846246369" calcext:value-type="float">
            <text:p>815.0846246369</text:p>
          </table:table-cell>
          <table:table-cell/>
          <table:table-cell table:formula="of:=2/([.L487]+1)" office:value-type="float" office:value="0.00245072623551737" calcext:value-type="float">
            <text:p>0.002450726235517</text:p>
          </table:table-cell>
          <table:table-cell table:formula="of:=[.F498]" office:value-type="float" office:value="69.2609022571" calcext:value-type="float">
            <text:p>69.2609022571</text:p>
          </table:table-cell>
        </table:table-row>
        <table:table-row table:style-name="ro1">
          <table:table-cell office:value-type="string" calcext:value-type="string">
            <text:p>2019-12-06</text:p>
          </table:table-cell>
          <table:table-cell office:value-type="float" office:value="267.48" calcext:value-type="float">
            <text:p>267.48</text:p>
          </table:table-cell>
          <table:table-cell office:value-type="float" office:value="271" calcext:value-type="float">
            <text:p>271</text:p>
          </table:table-cell>
          <table:table-cell office:value-type="float" office:value="267.3" calcext:value-type="float">
            <text:p>267.3</text:p>
          </table:table-cell>
          <table:table-cell office:value-type="float" office:value="270.71" calcext:value-type="float">
            <text:p>270.71</text:p>
          </table:table-cell>
          <table:table-cell office:value-type="float" office:value="67.0971187017" calcext:value-type="float">
            <text:p>67.0971187017</text:p>
          </table:table-cell>
          <table:table-cell office:value-type="float" office:value="26547493" calcext:value-type="float">
            <text:p>26547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8]-[.K487])*[.N488])+[.K487]" office:value-type="float" office:value="48.4258021852597" calcext:value-type="float">
            <text:p>48.4258021852597</text:p>
          </table:table-cell>
          <table:table-cell table:formula="of:=SUM([.F488:.F499])" office:value-type="float" office:value="819.6501335818" calcext:value-type="float">
            <text:p>819.6501335818</text:p>
          </table:table-cell>
          <table:table-cell/>
          <table:table-cell table:formula="of:=2/([.L488]+1)" office:value-type="float" office:value="0.00243709215189038" calcext:value-type="float">
            <text:p>0.00243709215189</text:p>
          </table:table-cell>
          <table:table-cell table:formula="of:=[.F499]" office:value-type="float" office:value="70.3911259698" calcext:value-type="float">
            <text:p>70.3911259698</text:p>
          </table:table-cell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270" calcext:value-type="float">
            <text:p>270</text:p>
          </table:table-cell>
          <table:table-cell office:value-type="float" office:value="270.8" calcext:value-type="float">
            <text:p>270.8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6.92" calcext:value-type="float">
            <text:p>266.92</text:p>
          </table:table-cell>
          <table:table-cell office:value-type="float" office:value="66.1577441686" calcext:value-type="float">
            <text:p>66.1577441686</text:p>
          </table:table-cell>
          <table:table-cell office:value-type="float" office:value="32182645" calcext:value-type="float">
            <text:p>32182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89]-[.K488])*[.N489])+[.K488]" office:value-type="float" office:value="48.4792777899978" calcext:value-type="float">
            <text:p>48.4792777899978</text:p>
          </table:table-cell>
          <table:table-cell table:formula="of:=SUM([.F489:.F500])" office:value-type="float" office:value="823.0110619908" calcext:value-type="float">
            <text:p>823.0110619908</text:p>
          </table:table-cell>
          <table:table-cell/>
          <table:table-cell table:formula="of:=2/([.L489]+1)" office:value-type="float" office:value="0.00242715188212161" calcext:value-type="float">
            <text:p>0.002427151882122</text:p>
          </table:table-cell>
          <table:table-cell table:formula="of:=[.F500]" office:value-type="float" office:value="70.4580471107" calcext:value-type="float">
            <text:p>70.4580471107</text:p>
          </table:table-cell>
        </table:table-row>
        <table:table-row table:style-name="ro1">
          <table:table-cell office:value-type="string" calcext:value-type="string">
            <text:p>2019-12-10</text:p>
          </table:table-cell>
          <table:table-cell office:value-type="float" office:value="268.6" calcext:value-type="float">
            <text:p>268.6</text:p>
          </table:table-cell>
          <table:table-cell office:value-type="float" office:value="270.07" calcext:value-type="float">
            <text:p>270.07</text:p>
          </table:table-cell>
          <table:table-cell office:value-type="float" office:value="265.86" calcext:value-type="float">
            <text:p>265.86</text:p>
          </table:table-cell>
          <table:table-cell office:value-type="float" office:value="268.48" calcext:value-type="float">
            <text:p>268.48</text:p>
          </table:table-cell>
          <table:table-cell office:value-type="float" office:value="66.5443996492" calcext:value-type="float">
            <text:p>66.5443996492</text:p>
          </table:table-cell>
          <table:table-cell office:value-type="float" office:value="22632383" calcext:value-type="float">
            <text:p>22632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0]-[.K489])*[.N490])+[.K489]" office:value-type="float" office:value="48.5356268711804" calcext:value-type="float">
            <text:p>48.5356268711804</text:p>
          </table:table-cell>
          <table:table-cell table:formula="of:=SUM([.F490:.F501])" office:value-type="float" office:value="828.7092732092" calcext:value-type="float">
            <text:p>828.7092732092</text:p>
          </table:table-cell>
          <table:table-cell/>
          <table:table-cell table:formula="of:=2/([.L490]+1)" office:value-type="float" office:value="0.00241048288187051" calcext:value-type="float">
            <text:p>0.002410482881871</text:p>
          </table:table-cell>
          <table:table-cell table:formula="of:=[.F501]" office:value-type="float" office:value="71.855955387" calcext:value-type="float">
            <text:p>71.855955387</text:p>
          </table:table-cell>
        </table:table-row>
        <table:table-row table:style-name="ro1">
          <table:table-cell office:value-type="string" calcext:value-type="string">
            <text:p>2019-12-11</text:p>
          </table:table-cell>
          <table:table-cell office:value-type="float" office:value="268.81" calcext:value-type="float">
            <text:p>268.81</text:p>
          </table:table-cell>
          <table:table-cell office:value-type="float" office:value="271.1" calcext:value-type="float">
            <text:p>271.1</text:p>
          </table:table-cell>
          <table:table-cell office:value-type="float" office:value="268.5" calcext:value-type="float">
            <text:p>268.5</text:p>
          </table:table-cell>
          <table:table-cell office:value-type="float" office:value="270.77" calcext:value-type="float">
            <text:p>270.77</text:p>
          </table:table-cell>
          <table:table-cell office:value-type="float" office:value="67.1119900664" calcext:value-type="float">
            <text:p>67.1119900664</text:p>
          </table:table-cell>
          <table:table-cell office:value-type="float" office:value="19723391" calcext:value-type="float">
            <text:p>19723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1]-[.K490])*[.N491])+[.K490]" office:value-type="float" office:value="48.5914190720544" calcext:value-type="float">
            <text:p>48.5914190720544</text:p>
          </table:table-cell>
          <table:table-cell table:formula="of:=SUM([.F491:.F502])" office:value-type="float" office:value="833.9935647785" calcext:value-type="float">
            <text:p>833.9935647785</text:p>
          </table:table-cell>
          <table:table-cell/>
          <table:table-cell table:formula="of:=2/([.L491]+1)" office:value-type="float" office:value="0.00239522804050657" calcext:value-type="float">
            <text:p>0.002395228040507</text:p>
          </table:table-cell>
          <table:table-cell table:formula="of:=[.F502]" office:value-type="float" office:value="71.8286912185" calcext:value-type="float">
            <text:p>71.8286912185</text:p>
          </table:table-cell>
        </table:table-row>
        <table:table-row table:style-name="ro1">
          <table:table-cell office:value-type="string" calcext:value-type="string">
            <text:p>2019-12-12</text:p>
          </table:table-cell>
          <table:table-cell office:value-type="float" office:value="267.78" calcext:value-type="float">
            <text:p>267.78</text:p>
          </table:table-cell>
          <table:table-cell office:value-type="float" office:value="272.56" calcext:value-type="float">
            <text:p>272.56</text:p>
          </table:table-cell>
          <table:table-cell office:value-type="float" office:value="267.32" calcext:value-type="float">
            <text:p>267.32</text:p>
          </table:table-cell>
          <table:table-cell office:value-type="float" office:value="271.46" calcext:value-type="float">
            <text:p>271.46</text:p>
          </table:table-cell>
          <table:table-cell office:value-type="float" office:value="67.2830107598" calcext:value-type="float">
            <text:p>67.2830107598</text:p>
          </table:table-cell>
          <table:table-cell office:value-type="float" office:value="34437042" calcext:value-type="float">
            <text:p>34437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2]-[.K491])*[.N492])+[.K491]" office:value-type="float" office:value="48.6477517808268" calcext:value-type="float">
            <text:p>48.6477517808268</text:p>
          </table:table-cell>
          <table:table-cell table:formula="of:=SUM([.F492:.F503])" office:value-type="float" office:value="839.1365783837" calcext:value-type="float">
            <text:p>839.1365783837</text:p>
          </table:table-cell>
          <table:table-cell/>
          <table:table-cell table:formula="of:=2/([.L492]+1)" office:value-type="float" office:value="0.00238056531694847" calcext:value-type="float">
            <text:p>0.002380565316948</text:p>
          </table:table-cell>
          <table:table-cell table:formula="of:=[.F503]" office:value-type="float" office:value="72.2550036716" calcext:value-type="float">
            <text:p>72.2550036716</text:p>
          </table:table-cell>
        </table:table-row>
        <table:table-row table:style-name="ro1">
          <table:table-cell office:value-type="string" calcext:value-type="string">
            <text:p>2019-12-13</text:p>
          </table:table-cell>
          <table:table-cell office:value-type="float" office:value="271.46" calcext:value-type="float">
            <text:p>271.46</text:p>
          </table:table-cell>
          <table:table-cell office:value-type="float" office:value="275.3" calcext:value-type="float">
            <text:p>275.3</text:p>
          </table:table-cell>
          <table:table-cell office:value-type="float" office:value="270.93" calcext:value-type="float">
            <text:p>270.93</text:p>
          </table:table-cell>
          <table:table-cell office:value-type="float" office:value="275.15" calcext:value-type="float">
            <text:p>275.15</text:p>
          </table:table-cell>
          <table:table-cell office:value-type="float" office:value="68.1975996852" calcext:value-type="float">
            <text:p>68.1975996852</text:p>
          </table:table-cell>
          <table:table-cell office:value-type="float" office:value="33432806" calcext:value-type="float">
            <text:p>33432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3]-[.K492])*[.N493])+[.K492]" office:value-type="float" office:value="48.7048334824803" calcext:value-type="float">
            <text:p>48.7048334824803</text:p>
          </table:table-cell>
          <table:table-cell table:formula="of:=SUM([.F493:.F504])" office:value-type="float" office:value="844.6365047402" calcext:value-type="float">
            <text:p>844.6365047402</text:p>
          </table:table-cell>
          <table:table-cell/>
          <table:table-cell table:formula="of:=2/([.L493]+1)" office:value-type="float" office:value="0.00236508238325692" calcext:value-type="float">
            <text:p>0.002365082383257</text:p>
          </table:table-cell>
          <table:table-cell table:formula="of:=[.F504]" office:value-type="float" office:value="72.7829371163" calcext:value-type="float">
            <text:p>72.7829371163</text:p>
          </table:table-cell>
        </table:table-row>
        <table:table-row table:style-name="ro1">
          <table:table-cell office:value-type="string" calcext:value-type="string">
            <text:p>2019-12-16</text:p>
          </table:table-cell>
          <table:table-cell office:value-type="float" office:value="277" calcext:value-type="float">
            <text:p>277</text:p>
          </table:table-cell>
          <table:table-cell office:value-type="float" office:value="280.79" calcext:value-type="float">
            <text:p>280.79</text:p>
          </table:table-cell>
          <table:table-cell office:value-type="float" office:value="276.98" calcext:value-type="float">
            <text:p>276.98</text:p>
          </table:table-cell>
          <table:table-cell office:value-type="float" office:value="279.86" calcext:value-type="float">
            <text:p>279.86</text:p>
          </table:table-cell>
          <table:table-cell office:value-type="float" office:value="69.3650018096" calcext:value-type="float">
            <text:p>69.3650018096</text:p>
          </table:table-cell>
          <table:table-cell office:value-type="float" office:value="32081105" calcext:value-type="float">
            <text:p>32081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4]-[.K493])*[.N494])+[.K493]" office:value-type="float" office:value="48.5795378916222" calcext:value-type="float">
            <text:p>48.5795378916222</text:p>
          </table:table-cell>
          <table:table-cell table:style-name="ce3" table:formula="of:=SUM([.F494:.F505])" office:value-type="float" office:value="776.438905055" calcext:value-type="float">
            <text:p>776.438905055</text:p>
          </table:table-cell>
          <table:table-cell table:style-name="ce3"/>
          <table:table-cell table:style-name="ce3" table:formula="of:=2/([.L494]+1)" office:value-type="float" office:value="0.00257254941448873" calcext:value-type="float">
            <text:p>0.002572549414489</text:p>
          </table:table-cell>
          <table:table-cell table:style-name="ce3" table:formula="of:=[.F5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17</text:p>
          </table:table-cell>
          <table:table-cell office:value-type="float" office:value="279.57" calcext:value-type="float">
            <text:p>279.57</text:p>
          </table:table-cell>
          <table:table-cell office:value-type="float" office:value="281.77" calcext:value-type="float">
            <text:p>281.77</text:p>
          </table:table-cell>
          <table:table-cell office:value-type="float" office:value="278.8" calcext:value-type="float">
            <text:p>278.8</text:p>
          </table:table-cell>
          <table:table-cell office:value-type="float" office:value="280.41" calcext:value-type="float">
            <text:p>280.41</text:p>
          </table:table-cell>
          <table:table-cell office:value-type="float" office:value="69.5013226521" calcext:value-type="float">
            <text:p>69.5013226521</text:p>
          </table:table-cell>
          <table:table-cell office:value-type="float" office:value="28575798" calcext:value-type="float">
            <text:p>28575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5]-[.K494])*[.N495])+[.K494]" office:value-type="float" office:value="48.4423218816296" calcext:value-type="float">
            <text:p>48.4423218816296</text:p>
          </table:table-cell>
          <table:table-cell table:style-name="ce3" table:formula="of:=SUM([.F495:.F506])" office:value-type="float" office:value="707.0739032454" calcext:value-type="float">
            <text:p>707.0739032454</text:p>
          </table:table-cell>
          <table:table-cell table:style-name="ce3"/>
          <table:table-cell table:style-name="ce3" table:formula="of:=2/([.L495]+1)" office:value-type="float" office:value="0.00282456392028171" calcext:value-type="float">
            <text:p>0.002824563920282</text:p>
          </table:table-cell>
          <table:table-cell table:style-name="ce3" table:formula="of:=[.F5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18</text:p>
          </table:table-cell>
          <table:table-cell office:value-type="float" office:value="279.8" calcext:value-type="float">
            <text:p>279.8</text:p>
          </table:table-cell>
          <table:table-cell office:value-type="float" office:value="281.9" calcext:value-type="float">
            <text:p>281.9</text:p>
          </table:table-cell>
          <table:table-cell office:value-type="float" office:value="279.12" calcext:value-type="float">
            <text:p>279.12</text:p>
          </table:table-cell>
          <table:table-cell office:value-type="float" office:value="279.74" calcext:value-type="float">
            <text:p>279.74</text:p>
          </table:table-cell>
          <table:table-cell office:value-type="float" office:value="69.3352590803" calcext:value-type="float">
            <text:p>69.3352590803</text:p>
          </table:table-cell>
          <table:table-cell office:value-type="float" office:value="29024687" calcext:value-type="float">
            <text:p>29024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6]-[.K495])*[.N496])+[.K495]" office:value-type="float" office:value="48.2906012366979" calcext:value-type="float">
            <text:p>48.2906012366979</text:p>
          </table:table-cell>
          <table:table-cell table:style-name="ce3" table:formula="of:=SUM([.F496:.F507])" office:value-type="float" office:value="637.5725805933" calcext:value-type="float">
            <text:p>637.5725805933</text:p>
          </table:table-cell>
          <table:table-cell table:style-name="ce3"/>
          <table:table-cell table:style-name="ce3" table:formula="of:=2/([.L496]+1)" office:value-type="float" office:value="0.00313198540116112" calcext:value-type="float">
            <text:p>0.003131985401161</text:p>
          </table:table-cell>
          <table:table-cell table:style-name="ce3" table:formula="of:=[.F5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279.5" calcext:value-type="float">
            <text:p>279.5</text:p>
          </table:table-cell>
          <table:table-cell office:value-type="float" office:value="281.18" calcext:value-type="float">
            <text:p>281.18</text:p>
          </table:table-cell>
          <table:table-cell office:value-type="float" office:value="278.95" calcext:value-type="float">
            <text:p>278.95</text:p>
          </table:table-cell>
          <table:table-cell office:value-type="float" office:value="280.02" calcext:value-type="float">
            <text:p>280.02</text:p>
          </table:table-cell>
          <table:table-cell office:value-type="float" office:value="69.404658782" calcext:value-type="float">
            <text:p>69.404658782</text:p>
          </table:table-cell>
          <table:table-cell office:value-type="float" office:value="24626947" calcext:value-type="float">
            <text:p>24626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7]-[.K496])*[.N497])+[.K496]" office:value-type="float" office:value="48.1209335096826" calcext:value-type="float">
            <text:p>48.1209335096826</text:p>
          </table:table-cell>
          <table:table-cell table:style-name="ce3" table:formula="of:=SUM([.F497:.F508])" office:value-type="float" office:value="568.237321513" calcext:value-type="float">
            <text:p>568.237321513</text:p>
          </table:table-cell>
          <table:table-cell table:style-name="ce3"/>
          <table:table-cell table:style-name="ce3" table:formula="of:=2/([.L497]+1)" office:value-type="float" office:value="0.00351347307074686" calcext:value-type="float">
            <text:p>0.003513473070747</text:p>
          </table:table-cell>
          <table:table-cell table:style-name="ce3" table:formula="of:=[.F5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20</text:p>
          </table:table-cell>
          <table:table-cell office:value-type="float" office:value="282.23" calcext:value-type="float">
            <text:p>282.23</text:p>
          </table:table-cell>
          <table:table-cell office:value-type="float" office:value="282.65" calcext:value-type="float">
            <text:p>282.65</text:p>
          </table:table-cell>
          <table:table-cell office:value-type="float" office:value="278.56" calcext:value-type="float">
            <text:p>278.56</text:p>
          </table:table-cell>
          <table:table-cell office:value-type="float" office:value="279.44" calcext:value-type="float">
            <text:p>279.44</text:p>
          </table:table-cell>
          <table:table-cell office:value-type="float" office:value="69.2609022571" calcext:value-type="float">
            <text:p>69.2609022571</text:p>
          </table:table-cell>
          <table:table-cell office:value-type="float" office:value="69032743" calcext:value-type="float">
            <text:p>69032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8]-[.K497])*[.N498])+[.K497]" office:value-type="float" office:value="47.9283853346724" calcext:value-type="float">
            <text:p>47.9283853346724</text:p>
          </table:table-cell>
          <table:table-cell table:style-name="ce3" table:formula="of:=SUM([.F498:.F509])" office:value-type="float" office:value="498.832662731" calcext:value-type="float">
            <text:p>498.832662731</text:p>
          </table:table-cell>
          <table:table-cell table:style-name="ce3"/>
          <table:table-cell table:style-name="ce3" table:formula="of:=2/([.L498]+1)" office:value-type="float" office:value="0.00400133914633018" calcext:value-type="float">
            <text:p>0.00400133914633</text:p>
          </table:table-cell>
          <table:table-cell table:style-name="ce3" table:formula="of:=[.F5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280.53" calcext:value-type="float">
            <text:p>280.53</text:p>
          </table:table-cell>
          <table:table-cell office:value-type="float" office:value="284.25" calcext:value-type="float">
            <text:p>284.25</text:p>
          </table:table-cell>
          <table:table-cell office:value-type="float" office:value="280.37" calcext:value-type="float">
            <text:p>280.37</text:p>
          </table:table-cell>
          <table:table-cell office:value-type="float" office:value="284" calcext:value-type="float">
            <text:p>284</text:p>
          </table:table-cell>
          <table:table-cell office:value-type="float" office:value="70.3911259698" calcext:value-type="float">
            <text:p>70.3911259698</text:p>
          </table:table-cell>
          <table:table-cell office:value-type="float" office:value="24677883" calcext:value-type="float">
            <text:p>24677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499]-[.K498])*[.N499])+[.K498]" office:value-type="float" office:value="47.7057586334604" calcext:value-type="float">
            <text:p>47.7057586334604</text:p>
          </table:table-cell>
          <table:table-cell table:style-name="ce3" table:formula="of:=SUM([.F499:.F510])" office:value-type="float" office:value="429.5717604739" calcext:value-type="float">
            <text:p>429.5717604739</text:p>
          </table:table-cell>
          <table:table-cell table:style-name="ce3"/>
          <table:table-cell table:style-name="ce3" table:formula="of:=2/([.L499]+1)" office:value-type="float" office:value="0.0046449864659" calcext:value-type="float">
            <text:p>0.0046449864659</text:p>
          </table:table-cell>
          <table:table-cell table:style-name="ce3" table:formula="of:=[.F5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24</text:p>
          </table:table-cell>
          <table:table-cell office:value-type="float" office:value="284.69" calcext:value-type="float">
            <text:p>284.69</text:p>
          </table:table-cell>
          <table:table-cell office:value-type="float" office:value="284.89" calcext:value-type="float">
            <text:p>284.89</text:p>
          </table:table-cell>
          <table:table-cell office:value-type="float" office:value="282.92" calcext:value-type="float">
            <text:p>282.92</text:p>
          </table:table-cell>
          <table:table-cell office:value-type="float" office:value="284.27" calcext:value-type="float">
            <text:p>284.27</text:p>
          </table:table-cell>
          <table:table-cell office:value-type="float" office:value="70.4580471107" calcext:value-type="float">
            <text:p>70.4580471107</text:p>
          </table:table-cell>
          <table:table-cell office:value-type="float" office:value="12119714" calcext:value-type="float">
            <text:p>12119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00]-[.K499])*[.N500])+[.K499]" office:value-type="float" office:value="47.4408595574779" calcext:value-type="float">
            <text:p>47.4408595574779</text:p>
          </table:table-cell>
          <table:table-cell table:style-name="ce3" table:formula="of:=SUM([.F500:.F511])" office:value-type="float" office:value="359.1806345041" calcext:value-type="float">
            <text:p>359.1806345041</text:p>
          </table:table-cell>
          <table:table-cell table:style-name="ce3"/>
          <table:table-cell table:style-name="ce3" table:formula="of:=2/([.L500]+1)" office:value-type="float" office:value="0.00555276938404425" calcext:value-type="float">
            <text:p>0.005552769384044</text:p>
          </table:table-cell>
          <table:table-cell table:style-name="ce3" table:formula="of:=[.F5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26</text:p>
          </table:table-cell>
          <table:table-cell office:value-type="float" office:value="284.82" calcext:value-type="float">
            <text:p>284.82</text:p>
          </table:table-cell>
          <table:table-cell office:value-type="float" office:value="289.98" calcext:value-type="float">
            <text:p>289.98</text:p>
          </table:table-cell>
          <table:table-cell office:value-type="float" office:value="284.7" calcext:value-type="float">
            <text:p>284.7</text:p>
          </table:table-cell>
          <table:table-cell office:value-type="float" office:value="289.91" calcext:value-type="float">
            <text:p>289.91</text:p>
          </table:table-cell>
          <table:table-cell office:value-type="float" office:value="71.855955387" calcext:value-type="float">
            <text:p>71.855955387</text:p>
          </table:table-cell>
          <table:table-cell office:value-type="float" office:value="23334004" calcext:value-type="float">
            <text:p>23334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01]-[.K500])*[.N501])+[.K500]" office:value-type="float" office:value="47.1133679387933" calcext:value-type="float">
            <text:p>47.1133679387933</text:p>
          </table:table-cell>
          <table:table-cell table:style-name="ce3" table:formula="of:=SUM([.F501:.F512])" office:value-type="float" office:value="288.7225873934" calcext:value-type="float">
            <text:p>288.7225873934</text:p>
          </table:table-cell>
          <table:table-cell table:style-name="ce3"/>
          <table:table-cell table:style-name="ce3" table:formula="of:=2/([.L501]+1)" office:value-type="float" office:value="0.00690315524928092" calcext:value-type="float">
            <text:p>0.006903155249281</text:p>
          </table:table-cell>
          <table:table-cell table:style-name="ce3" table:formula="of:=[.F5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27</text:p>
          </table:table-cell>
          <table:table-cell office:value-type="float" office:value="291.12" calcext:value-type="float">
            <text:p>291.12</text:p>
          </table:table-cell>
          <table:table-cell office:value-type="float" office:value="293.97" calcext:value-type="float">
            <text:p>293.97</text:p>
          </table:table-cell>
          <table:table-cell office:value-type="float" office:value="288.12" calcext:value-type="float">
            <text:p>288.12</text:p>
          </table:table-cell>
          <table:table-cell office:value-type="float" office:value="289.8" calcext:value-type="float">
            <text:p>289.8</text:p>
          </table:table-cell>
          <table:table-cell office:value-type="float" office:value="71.8286912185" calcext:value-type="float">
            <text:p>71.8286912185</text:p>
          </table:table-cell>
          <table:table-cell office:value-type="float" office:value="36592936" calcext:value-type="float">
            <text:p>36592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02]-[.K501])*[.N502])+[.K501]" office:value-type="float" office:value="46.6808706122875" calcext:value-type="float">
            <text:p>46.6808706122875</text:p>
          </table:table-cell>
          <table:table-cell table:style-name="ce3" table:formula="of:=SUM([.F502:.F513])" office:value-type="float" office:value="216.8666320064" calcext:value-type="float">
            <text:p>216.8666320064</text:p>
          </table:table-cell>
          <table:table-cell table:style-name="ce3"/>
          <table:table-cell table:style-name="ce3" table:formula="of:=2/([.L502]+1)" office:value-type="float" office:value="0.00917992802101631" calcext:value-type="float">
            <text:p>0.009179928021016</text:p>
          </table:table-cell>
          <table:table-cell table:style-name="ce3" table:formula="of:=[.F5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30</text:p>
          </table:table-cell>
          <table:table-cell office:value-type="float" office:value="289.46" calcext:value-type="float">
            <text:p>289.46</text:p>
          </table:table-cell>
          <table:table-cell office:value-type="float" office:value="292.69" calcext:value-type="float">
            <text:p>292.69</text:p>
          </table:table-cell>
          <table:table-cell office:value-type="float" office:value="285.22" calcext:value-type="float">
            <text:p>285.22</text:p>
          </table:table-cell>
          <table:table-cell office:value-type="float" office:value="291.52" calcext:value-type="float">
            <text:p>291.52</text:p>
          </table:table-cell>
          <table:table-cell office:value-type="float" office:value="72.2550036716" calcext:value-type="float">
            <text:p>72.2550036716</text:p>
          </table:table-cell>
          <table:table-cell office:value-type="float" office:value="36059614" calcext:value-type="float">
            <text:p>36059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03]-[.K502])*[.N503])+[.K502]" office:value-type="float" office:value="46.0415727646126" calcext:value-type="float">
            <text:p>46.0415727646126</text:p>
          </table:table-cell>
          <table:table-cell table:style-name="ce3" table:formula="of:=SUM([.F503:.F514])" office:value-type="float" office:value="145.0379407879" calcext:value-type="float">
            <text:p>145.0379407879</text:p>
          </table:table-cell>
          <table:table-cell table:style-name="ce3"/>
          <table:table-cell table:style-name="ce3" table:formula="of:=2/([.L503]+1)" office:value-type="float" office:value="0.0136950712205996" calcext:value-type="float">
            <text:p>0.0136950712206</text:p>
          </table:table-cell>
          <table:table-cell table:style-name="ce3" table:formula="of:=[.F5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2-31</text:p>
          </table:table-cell>
          <table:table-cell office:value-type="float" office:value="289.93" calcext:value-type="float">
            <text:p>289.93</text:p>
          </table:table-cell>
          <table:table-cell office:value-type="float" office:value="293.68" calcext:value-type="float">
            <text:p>293.68</text:p>
          </table:table-cell>
          <table:table-cell office:value-type="float" office:value="289.52" calcext:value-type="float">
            <text:p>289.52</text:p>
          </table:table-cell>
          <table:table-cell office:value-type="float" office:value="293.65" calcext:value-type="float">
            <text:p>293.65</text:p>
          </table:table-cell>
          <table:table-cell office:value-type="float" office:value="72.7829371163" calcext:value-type="float">
            <text:p>72.7829371163</text:p>
          </table:table-cell>
          <table:table-cell office:value-type="float" office:value="25247625" calcext:value-type="float">
            <text:p>25247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O504]-[.K503])*[.N504])+[.K503]" office:value-type="float" office:value="44.7935451158342" calcext:value-type="float">
            <text:p>44.7935451158342</text:p>
          </table:table-cell>
          <table:table-cell table:style-name="ce3" table:formula="of:=SUM([.F504:.F515])" office:value-type="float" office:value="72.7829371163" calcext:value-type="float">
            <text:p>72.7829371163</text:p>
          </table:table-cell>
          <table:table-cell table:style-name="ce3"/>
          <table:table-cell table:style-name="ce3" table:formula="of:=2/([.L504]+1)" office:value-type="float" office:value="0.0271065381532252" calcext:value-type="float">
            <text:p>0.027106538153225</text:p>
          </table:table-cell>
          <table:table-cell table:style-name="ce3" table:formula="of:=[.F51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5:06:37.491091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5T17:10:34.592612742</dc:date>
    <meta:editing-duration>PT39M56S</meta:editing-duration>
    <meta:editing-cycles>2</meta:editing-cycles>
    <meta:generator>LibreOffice/6.4.6.2$Linux_X86_64 LibreOffice_project/40$Build-2</meta:generator>
    <meta:document-statistic meta:table-count="1" meta:cell-count="6554" meta:object-count="0"/>
  </office:meta>
</office:document-meta>
</file>